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783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1.9291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0.9311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0.8547in"/>
    </style:style>
    <style:style style:name="co14" style:family="table-column">
      <style:table-column-properties fo:break-before="auto" style:column-width="1.348in"/>
    </style:style>
    <style:style style:name="co15" style:family="table-column">
      <style:table-column-properties fo:break-before="auto" style:column-width="0.5008in"/>
    </style:style>
    <style:style style:name="co16" style:family="table-column">
      <style:table-column-properties fo:break-before="auto" style:column-width="0.578in"/>
    </style:style>
    <style:style style:name="co17" style:family="table-column">
      <style:table-column-properties fo:break-before="auto" style:column-width="0.6547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0.702in"/>
    </style:style>
    <style:style style:name="co20" style:family="table-column">
      <style:table-column-properties fo:break-before="auto" style:column-width="1.207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33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ext-properties fo:color="#0000ff" fo:font-weight="bold" style:font-weight-asian="bold" style:font-weight-complex="bold"/>
    </style:style>
    <style:style style:name="ce7" style:family="table-cell" style:parent-style-name="Default" style:data-style-name="N5000">
      <style:text-properties fo:color="#0000ff" fo:font-weight="bold" style:font-weight-asian="bold" style:font-weight-complex="bold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5000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3"/>
    <style:style style:name="ce20" style:family="table-cell" style:parent-style-name="Default">
      <style:table-cell-properties fo:border="none"/>
      <style:text-properties style:font-name="Liberation Sans" fo:font-weight="normal" style:font-name-asian="DejaVu Sans" style:font-size-asian="6.80000019073486pt" style:font-weight-asian="normal" style:font-name-complex="Lohit Hindi" style:language-complex="en" style:country-complex="US" style:font-weight-complex="normal"/>
    </style:style>
    <style:style style:name="ce21" style:family="table-cell" style:parent-style-name="Default">
      <style:text-properties style:font-name="Liberation Sans" style:font-name-asian="DejaVu Sans" style:font-name-complex="Lohit Hindi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Liberation Sans" fo:font-style="normal" fo:font-weight="normal" style:font-name-asian="DejaVu Sans" style:font-size-asian="10pt" style:font-style-asian="normal" style:font-weight-asian="normal" style:font-name-complex="Lohit Hindi" style:language-complex="hi" style:country-complex="IN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Liberation Sans" fo:font-weight="normal" style:font-name-asian="DejaVu Sans" style:font-size-asian="10pt" style:font-weight-asian="normal" style:font-name-complex="Lohit Hindi" style:language-complex="hi" style:country-complex="IN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3"/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map style:condition="is-true-formula([.B4]=1)" style:apply-style-name="BOLD_20_RED" style:base-cell-address="periods.B4"/>
      <style:map style:condition="is-true-formula([.B4]=FLOOR([.B4];1))" style:apply-style-name="BOLD_20_GREEN" style:base-cell-address="periods.B4"/>
    </style:style>
    <style:style style:name="ce30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fo:border-left="2.49pt solid #000000" fo:border-right="none" fo:border-top="none"/>
    </style:style>
    <style:style style:name="ce34" style:family="table-cell" style:parent-style-name="Default">
      <style:table-cell-properties fo:border-bottom="none" fo:border-left="2.49pt solid #000000" fo:border-right="none" fo:border-top="none"/>
      <style:text-properties style:font-name="Liberation Sans" style:font-name-asian="DejaVu Sans" style:font-name-complex="Lohit Hindi"/>
    </style:style>
    <style:style style:name="ce3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ma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>
            <text:p>F_CPU:</text:p>
          </table:table-cell>
          <table:table-cell table:style-name="ce6" table:formula="of:=16*10^6" office:value-type="float" office:value="16000000">
            <text:p>16000000</text:p>
          </table:table-cell>
          <table:table-cell table:style-name="ce1" office:value-type="string" table:number-columns-spanned="4" table:number-rows-spanned="1">
            <text:p>frequency in hertz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>
            <text:p>RES:</text:p>
          </table:table-cell>
          <table:table-cell table:style-name="ce7" office:value-type="float" office:value="0.001">
            <text:p>0.001</text:p>
          </table:table-cell>
          <table:table-cell table:style-name="ce1" office:value-type="string" table:number-columns-spanned="4" table:number-rows-spanned="1">
            <text:p>resolution in seconds.</text:p>
            <text:p>the smallest period the timer should support</text:p>
          </table:table-cell>
          <table:covered-table-cell table:number-columns-repeated="3"/>
          <table:table-cell table:style-name="ce7"/>
          <table:table-cell table:number-columns-repeated="1015"/>
        </table:table-row>
        <table:table-row table:style-name="ro1">
          <table:table-cell table:style-name="ce1"/>
          <table:table-cell table:style-name="ce8"/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RES [ns]</text:p>
          </table:table-cell>
          <table:table-cell table:style-name="ce9" table:formula="of:=[.B2]*10^9" office:value-type="float" office:value="1000000">
            <text:p>100000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RES [us]</text:p>
          </table:table-cell>
          <table:table-cell table:style-name="ce9" table:formula="of:=[.B2]*10^6" office:value-type="float" office:value="1000">
            <text:p>100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>
            <text:p>RES [ms]</text:p>
          </table:table-cell>
          <table:table-cell table:style-name="ce9" table:formula="of:=[.B2]*10^3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number-columns-repeated="1019"/>
        </table:table-row>
        <table:table-row table:style-name="ro1">
          <table:table-cell table:style-name="ce2" office:value-type="string">
            <text:p>prescaler</text:p>
          </table:table-cell>
          <table:table-cell table:style-name="ce2" office:value-type="string">
            <text:p>min period [RES s]</text:p>
          </table:table-cell>
          <table:table-cell table:style-name="ce2" office:value-type="string">
            <text:p>min period [ns]</text:p>
          </table:table-cell>
          <table:table-cell table:style-name="ce2" office:value-type="string">
            <text:p>max period [RES s]</text:p>
          </table:table-cell>
          <table:table-cell table:style-name="ce2" office:value-type="string">
            <text:p>max period [ns]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formula="of:=[.$A9]*1/[.$B$1]/[.$B$2]" office:value-type="float" office:value="0.0000625">
            <text:p>0,0000625</text:p>
          </table:table-cell>
          <table:table-cell table:formula="of:=[.$A9]*1/[.$B$1]*10^9" office:value-type="float" office:value="62.5">
            <text:p>62,5</text:p>
          </table:table-cell>
          <table:table-cell table:style-name="ce19" table:formula="of:=1/[.$B$1]*255*[.$A9]*1/[.$B$2]" office:value-type="float" office:value="0.0159375">
            <text:p>0,016</text:p>
          </table:table-cell>
          <table:table-cell table:style-name="ce25" table:formula="of:=1/[.$B$1]*255*[.A9]*1*10^9" office:value-type="float" office:value="15937.5">
            <text:p>15.938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formula="of:=[.$A10]*1/[.$B$1]/[.$B$2]" office:value-type="float" office:value="0.0005">
            <text:p>0,0005</text:p>
          </table:table-cell>
          <table:table-cell table:formula="of:=[.$A10]*1/[.$B$1]*10^9" office:value-type="float" office:value="500">
            <text:p>500</text:p>
          </table:table-cell>
          <table:table-cell table:style-name="ce19" table:formula="of:=1/[.$B$1]*255*[.A10]*1/[.$B$2]" office:value-type="float" office:value="0.1275">
            <text:p>0,128</text:p>
          </table:table-cell>
          <table:table-cell table:style-name="ce25" table:formula="of:=1/[.$B$1]*255*[.A10]*1*10^9" office:value-type="float" office:value="127500">
            <text:p>127.500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table:formula="of:=[.$A11]*1/[.$B$1]/[.$B$2]" office:value-type="float" office:value="0.004">
            <text:p>0,004</text:p>
          </table:table-cell>
          <table:table-cell table:formula="of:=[.$A11]*1/[.$B$1]*10^9" office:value-type="float" office:value="4000">
            <text:p>4000</text:p>
          </table:table-cell>
          <table:table-cell table:style-name="ce19" table:formula="of:=1/[.$B$1]*255*[.A11]*1/[.$B$2]" office:value-type="float" office:value="1.02">
            <text:p>1,02</text:p>
          </table:table-cell>
          <table:table-cell table:style-name="ce25" table:formula="of:=1/[.$B$1]*255*[.A11]*1*10^9" office:value-type="float" office:value="1020000">
            <text:p>1.020.000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table:formula="of:=[.$A12]*1/[.$B$1]/[.$B$2]" office:value-type="float" office:value="0.016">
            <text:p>0,016</text:p>
          </table:table-cell>
          <table:table-cell table:formula="of:=[.$A12]*1/[.$B$1]*10^9" office:value-type="float" office:value="16000">
            <text:p>16000</text:p>
          </table:table-cell>
          <table:table-cell table:style-name="ce19" table:formula="of:=1/[.$B$1]*255*[.A12]*1/[.$B$2]" office:value-type="float" office:value="4.08">
            <text:p>4,08</text:p>
          </table:table-cell>
          <table:table-cell table:style-name="ce25" table:formula="of:=1/[.$B$1]*255*[.A12]*1*10^9" office:value-type="float" office:value="4080000">
            <text:p>4.080.000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table:formula="of:=[.$A13]*1/[.$B$1]/[.$B$2]" office:value-type="float" office:value="0.064">
            <text:p>0,064</text:p>
          </table:table-cell>
          <table:table-cell table:formula="of:=[.$A13]*1/[.$B$1]*10^9" office:value-type="float" office:value="64000">
            <text:p>64000</text:p>
          </table:table-cell>
          <table:table-cell table:style-name="ce19" table:formula="of:=1/[.$B$1]*255*[.A13]*1/[.$B$2]" office:value-type="float" office:value="16.32">
            <text:p>16,32</text:p>
          </table:table-cell>
          <table:table-cell table:style-name="ce25" table:formula="of:=1/[.$B$1]*255*[.A13]*1*10^9" office:value-type="float" office:value="16320000">
            <text:p>16.320.000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 office:value-type="string">
            <text:p>#define</text:p>
          </table:table-cell>
          <table:table-cell table:style-name="ce10" office:value-type="string">
            <text:p>PRESC0_SHORT</text:p>
          </table:table-cell>
          <table:table-cell table:style-name="ce14" table:formula="of:=IF(NOT(ISNA([.D16]));&quot;PRESC0_&quot;&amp;[.D16])" office:value-type="string" office:string-value="PRESC0_64">
            <text:p>PRESC0_64</text:p>
          </table:table-cell>
          <table:table-cell table:style-name="ce20" table:formula="of:=IF(ISNA([periods.H11]);IF(ISNA([periods.I11]);IF(ISNA([periods.J11]);IF(ISNA([periods.K11]);IF(ISNA([periods.L11]);NA();[periods.L7]);[periods.K7]);[periods.J7]);[periods.I7]);[periods.H7])" office:value-type="float" office:value="64">
            <text:p>6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#define</text:p>
          </table:table-cell>
          <table:table-cell table:style-name="ce11" office:value-type="string">
            <text:p>PRESC0_LONG</text:p>
          </table:table-cell>
          <table:table-cell table:style-name="ce15" table:formula="of:=IF(NOT(ISNA([.D17]));&quot;PRESC0_&quot;&amp;[.D17])" office:value-type="string" office:string-value="PRESC0_1024">
            <text:p>PRESC0_1024</text:p>
          </table:table-cell>
          <table:table-cell table:style-name="ce21" table:formula="of:=INDEX([periods.N7:.R7];1;MATCH(MAX([periods.N10:.R10]);[periods.N$10:.R$10];0))" office:value-type="float" office:value="1024">
            <text:p>102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#define</text:p>
          </table:table-cell>
          <table:table-cell table:style-name="ce11" office:value-type="string">
            <text:p>OCR0_SHORT</text:p>
          </table:table-cell>
          <table:table-cell table:style-name="ce15" table:formula="of:=[.D18]" office:value-type="float" office:value="250">
            <text:p>250</text:p>
          </table:table-cell>
          <table:table-cell table:style-name="ce22" table:formula="of:=INDEX([periods.H11:.L11];1;MATCH([.D16];[periods.H$7:.L$7];0))" office:value-type="float" office:value="250">
            <text:p>25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#define</text:p>
          </table:table-cell>
          <table:table-cell table:style-name="ce12" office:value-type="string">
            <text:p>OCR0_LONG</text:p>
          </table:table-cell>
          <table:table-cell table:style-name="ce15" table:formula="of:=[.D19]" office:value-type="float" office:value="250">
            <text:p>250</text:p>
          </table:table-cell>
          <table:table-cell table:style-name="ce23" table:formula="of:=INDEX([periods.N12:.R12];1;MATCH([.D17];[periods.N$7:.R$7];0))" office:value-type="float" office:value="250">
            <text:p>25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#define</text:p>
          </table:table-cell>
          <table:table-cell table:style-name="ce12" office:value-type="string">
            <text:p>DUR0_LONG</text:p>
          </table:table-cell>
          <table:table-cell table:style-name="ce15" table:formula="of:=[.$D$17:.D17]/[.$B$1]*[.$D$19]/[.$B$2]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#define</text:p>
          </table:table-cell>
          <table:table-cell table:style-name="ce13" office:value-type="string">
            <text:p>RES0</text:p>
          </table:table-cell>
          <table:table-cell table:style-name="ce16" table:formula="of:=TEXT([.B2];&quot;0.#########&quot;)&amp;&quot;f&quot;" office:value-type="string" office:string-value="0.001f">
            <text:p>0.001f</text:p>
          </table:table-cell>
          <table:table-cell table:style-name="ce24" office:value-type="string">
            <text:p><text:s/>&lt; for documentation only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hort period [s]</text:p>
          </table:table-cell>
          <table:table-cell table:formula="of:=[.$D16]*1/[.$B$1]*[.D18]" office:value-type="float" office:value="0.001">
            <text:p>0,001</text:p>
          </table:table-cell>
          <table:table-cell table:style-name="ce17" table:formula="of:=IF([.B23]&lt;&gt;[.B2];&quot;&lt; this should be equal to RES!?&quot;;&quot;check passed&quot;)" office:value-type="string" office:string-value="check passed">
            <text:p>check passed</text:p>
          </table:table-cell>
          <table:table-cell table:number-columns-repeated="1019"/>
        </table:table-row>
        <table:table-row table:style-name="ro1">
          <table:table-cell office:value-type="string">
            <text:p>short period [RES]</text:p>
          </table:table-cell>
          <table:table-cell table:formula="of:=[.B23]/[.$B$2]" office:value-type="float" office:value="1">
            <text:p>1</text:p>
          </table:table-cell>
          <table:table-cell table:style-name="ce17" table:formula="of:=IF([.B24]&lt;&gt;1;&quot;&lt; this should be 1!?&quot;;&quot;check passed&quot;)" office:value-type="string" office:string-value="check passed">
            <text:p>check passed</text:p>
          </table:table-cell>
          <table:table-cell table:number-columns-repeated="1019"/>
        </table:table-row>
        <table:table-row table:style-name="ro1">
          <table:table-cell office:value-type="string">
            <text:p>max short timespan [RES]</text:p>
          </table:table-cell>
          <table:table-cell table:formula="of:=[.$D16]*1/[.$B$1]*[.D18]*255/[.B2]" office:value-type="float" office:value="255">
            <text:p>255</text:p>
          </table:table-cell>
          <table:table-cell table:style-name="ce18" table:formula="of:=IF(255&lt;&gt;[.B25];&quot;&lt; the timespan should equal 255 RES units for 8 bits.&quot;;&quot;check passed&quot;)" office:value-type="string" office:string-value="check passed">
            <text:p>check passed</text:p>
          </table:table-cell>
          <table:table-cell table:number-columns-repeated="1019"/>
        </table:table-row>
        <table:table-row table:style-name="ro1">
          <table:table-cell office:value-type="string">
            <text:p>long period [RES]</text:p>
          </table:table-cell>
          <table:table-cell table:formula="of:=[.C20]" office:value-type="float" office:value="16">
            <text:p>16</text:p>
          </table:table-cell>
          <table:table-cell table:style-name="ce18" table:formula="of:=IF([.B25]&lt;[.B26];&quot;&lt; the period of the long prescaler has to be less or equal to the maximum timespan the short prescaler can do with a 8bit counter&quot;;&quot;check passed&quot;)" office:value-type="string" office:string-value="check passed">
            <text:p>check passed</text:p>
          </table:table-cell>
          <table:table-cell table:number-columns-repeated="1019"/>
        </table:table-row>
        <table:table-row table:style-name="ro1">
          <table:table-cell office:value-type="string">
            <text:p>different prescalers</text:p>
          </table:table-cell>
          <table:table-cell/>
          <table:table-cell table:style-name="ce18" table:formula="of:=IF([.C16]=[.C17];&quot;the two prescaler should not be the same. this can happen with extreme RES values.&quot;;&quot;check passed&quot;)" office:value-type="string" office:string-value="check passed">
            <text:p>check passed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eriod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ce33"/>
        <table:table-column table:style-name="co15" table:default-cell-style-name="ce3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ce33"/>
        <table:table-column table:style-name="co19" table:number-columns-repeated="5" table:default-cell-style-name="Default"/>
        <table:table-column table:style-name="co20" table:number-columns-repeated="1006" table:default-cell-style-name="Default"/>
        <table:table-row table:style-name="ro1">
          <table:table-cell table:style-name="ce26" office:value-type="string" table:number-columns-spanned="6" table:number-rows-spanned="6">
            <text:p>The table below contains all possible periods for the selected resolution.</text:p>
          </table:table-cell>
          <table:covered-table-cell table:number-columns-repeated="5" table:style-name="ce2"/>
          <table:table-cell table:style-name="ce30" office:value-type="string" table:number-columns-spanned="6" table:number-rows-spanned="6">
            <text:p>The table below contains only those <text:span text:style-name="T1">values</text:span> of the left, that are integers (<text:span text:style-name="T1">without fractional portion</text:span>).</text:p>
            <text:p>A part of the values above it are used for the <text:span text:style-name="T1">calculation of the short prescaler</text:span>.</text:p>
          </table:table-cell>
          <table:covered-table-cell table:number-columns-repeated="5" table:style-name="ce2"/>
          <table:table-cell table:style-name="ce30" office:value-type="string" table:number-columns-spanned="6" table:number-rows-spanned="6">
            <text:p>The table below contains only <text:span text:style-name="T2">those </text:span><text:span text:style-name="T1">values</text:span> of the left, that are small enough to be <text:span text:style-name="T1">reached by the short prescaler</text:span> with a 8 bit counter (i.e. <text:span text:style-name="T1">255</text:span>).</text:p>
            <text:p>A part of the values above it are used for the <text:span text:style-name="T1">calculation of the long prescaler.</text:span></text:p>
          </table:table-cell>
          <table:covered-table-cell table:number-columns-repeated="5" table:style-name="ce2"/>
          <table:table-cell table:style-name="ce2" table:number-columns-repeated="1006"/>
        </table:table-row>
        <table:table-row table:style-name="ro1">
          <table:covered-table-cell table:style-name="ce27"/>
          <table:covered-table-cell table:number-columns-repeated="5" table:style-name="ce2"/>
          <table:covered-table-cell table:style-name="ce31"/>
          <table:covered-table-cell table:number-columns-repeated="5" table:style-name="ce2"/>
          <table:covered-table-cell table:style-name="ce31"/>
          <table:covered-table-cell table:number-columns-repeated="5" table:style-name="ce2"/>
          <table:table-cell table:style-name="ce2" table:number-columns-repeated="1006"/>
        </table:table-row>
        <table:table-row table:style-name="ro1">
          <table:covered-table-cell table:style-name="ce27"/>
          <table:covered-table-cell table:number-columns-repeated="5" table:style-name="ce2"/>
          <table:covered-table-cell table:style-name="ce31"/>
          <table:covered-table-cell table:number-columns-repeated="5" table:style-name="ce2"/>
          <table:covered-table-cell table:style-name="ce31"/>
          <table:covered-table-cell table:number-columns-repeated="5" table:style-name="ce2"/>
          <table:table-cell table:style-name="ce2" table:number-columns-repeated="1006"/>
        </table:table-row>
        <table:table-row table:style-name="ro1">
          <table:covered-table-cell table:style-name="ce27"/>
          <table:covered-table-cell table:number-columns-repeated="5" table:style-name="ce2"/>
          <table:covered-table-cell table:style-name="ce31"/>
          <table:covered-table-cell table:number-columns-repeated="5" table:style-name="ce2"/>
          <table:covered-table-cell table:style-name="ce31"/>
          <table:covered-table-cell table:number-columns-repeated="5" table:style-name="ce2"/>
          <table:table-cell table:style-name="ce2" table:number-columns-repeated="1006"/>
        </table:table-row>
        <table:table-row table:style-name="ro1">
          <table:covered-table-cell table:style-name="ce27"/>
          <table:covered-table-cell table:number-columns-repeated="5" table:style-name="ce2"/>
          <table:covered-table-cell table:style-name="ce31"/>
          <table:covered-table-cell table:number-columns-repeated="5" table:style-name="ce2"/>
          <table:covered-table-cell table:style-name="ce31"/>
          <table:covered-table-cell table:number-columns-repeated="5" table:style-name="ce2"/>
          <table:table-cell table:style-name="ce2" table:number-columns-repeated="1006"/>
        </table:table-row>
        <table:table-row table:style-name="ro1">
          <table:covered-table-cell table:style-name="ce27"/>
          <table:covered-table-cell table:number-columns-repeated="5" table:style-name="ce2"/>
          <table:covered-table-cell table:style-name="ce31"/>
          <table:covered-table-cell table:number-columns-repeated="5" table:style-name="ce2"/>
          <table:covered-table-cell table:style-name="ce31"/>
          <table:covered-table-cell table:number-columns-repeated="5" table:style-name="ce2"/>
          <table:table-cell table:style-name="ce2" table:number-columns-repeated="1006"/>
        </table:table-row>
        <table:table-row table:style-name="ro1">
          <table:table-cell table:style-name="ce27" office:value-type="string">
            <text:p>PRESCALE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1024">
            <text:p>1024</text:p>
          </table:table-cell>
          <table:table-cell table:style-name="ce31" office:value-type="string">
            <text:p>PRESCALE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1024">
            <text:p>1024</text:p>
          </table:table-cell>
          <table:table-cell table:style-name="ce31" office:value-type="string">
            <text:p>PRESCALE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1024">
            <text:p>1024</text:p>
          </table:table-cell>
          <table:table-cell table:style-name="ce2" table:number-columns-repeated="1006"/>
        </table:table-row>
        <table:table-row table:style-name="ro1">
          <table:table-cell table:style-name="ce27"/>
          <table:table-cell table:style-name="ce2" table:number-columns-repeated="5"/>
          <table:table-cell table:style-name="ce31"/>
          <table:table-cell table:style-name="ce2" table:number-columns-repeated="5"/>
          <table:table-cell table:style-name="ce44"/>
          <table:table-cell table:style-name="ce2" table:number-columns-repeated="1011"/>
        </table:table-row>
        <table:table-row table:style-name="ro3">
          <table:table-cell table:style-name="ce27"/>
          <table:table-cell table:style-name="ce2" table:number-columns-repeated="5"/>
          <table:table-cell table:style-name="ce32" office:value-type="string">
            <text:p>min:</text:p>
          </table:table-cell>
          <table:table-cell table:style-name="ce35" table:formula="of:=MIN([.H17:.H277])" office:value-type="float" office:value="0">
            <text:p>0</text:p>
          </table:table-cell>
          <table:table-cell table:style-name="ce35" table:formula="of:=MIN([.I17:.I277])" office:value-type="float" office:value="0">
            <text:p>0</text:p>
          </table:table-cell>
          <table:table-cell table:style-name="ce35" table:formula="of:=MIN([.J17:.J277])" office:value-type="float" office:value="1">
            <text:p>1</text:p>
          </table:table-cell>
          <table:table-cell table:style-name="ce35" table:formula="of:=MIN([.K17:.K277])" office:value-type="float" office:value="2">
            <text:p>2</text:p>
          </table:table-cell>
          <table:table-cell table:style-name="ce35" table:formula="of:=MIN([.L17:.L277])" office:value-type="float" office:value="8">
            <text:p>8</text:p>
          </table:table-cell>
          <table:table-cell table:style-name="ce32" office:value-type="string">
            <text:p>min:</text:p>
          </table:table-cell>
          <table:table-cell table:style-name="ce35" table:formula="of:=MIN([.N17:.N277])" office:value-type="float" office:value="0">
            <text:p>0</text:p>
          </table:table-cell>
          <table:table-cell table:style-name="ce35" table:formula="of:=MIN([.O17:.O277])" office:value-type="float" office:value="0">
            <text:p>0</text:p>
          </table:table-cell>
          <table:table-cell table:style-name="ce35" table:formula="of:=MIN([.P17:.P277])" office:value-type="float" office:value="1">
            <text:p>1</text:p>
          </table:table-cell>
          <table:table-cell table:style-name="ce35" table:formula="of:=MIN([.Q17:.Q277])" office:value-type="float" office:value="2">
            <text:p>2</text:p>
          </table:table-cell>
          <table:table-cell table:style-name="ce35" table:formula="of:=MIN([.R17:.R277])" office:value-type="float" office:value="8">
            <text:p>8</text:p>
          </table:table-cell>
          <table:table-cell table:number-columns-repeated="1006"/>
        </table:table-row>
        <table:table-row table:style-name="ro3">
          <table:table-cell table:style-name="ce27"/>
          <table:table-cell table:style-name="ce2" table:number-columns-repeated="5"/>
          <table:table-cell table:style-name="ce32" office:value-type="string">
            <text:p>max:</text:p>
          </table:table-cell>
          <table:table-cell table:style-name="ce35" table:formula="of:=MAX([.H17:.H276])" office:value-type="float" office:value="0">
            <text:p>0</text:p>
          </table:table-cell>
          <table:table-cell table:style-name="ce35" table:formula="of:=MAX([.I17:.I276])" office:value-type="float" office:value="0">
            <text:p>0</text:p>
          </table:table-cell>
          <table:table-cell table:style-name="ce35" table:formula="of:=MAX([.J17:.J276])" office:value-type="float" office:value="1">
            <text:p>1</text:p>
          </table:table-cell>
          <table:table-cell table:style-name="ce35" table:formula="of:=MAX([.K17:.K276])" office:value-type="float" office:value="4">
            <text:p>4</text:p>
          </table:table-cell>
          <table:table-cell table:style-name="ce35" table:formula="of:=MAX([.L17:.L276])" office:value-type="float" office:value="16">
            <text:p>16</text:p>
          </table:table-cell>
          <table:table-cell table:style-name="ce32" office:value-type="string">
            <text:p>max:</text:p>
          </table:table-cell>
          <table:table-cell table:style-name="ce35" table:formula="of:=MAX([.N17:.N276])" office:value-type="float" office:value="0">
            <text:p>0</text:p>
          </table:table-cell>
          <table:table-cell table:style-name="ce35" table:formula="of:=MAX([.O17:.O276])" office:value-type="float" office:value="0">
            <text:p>0</text:p>
          </table:table-cell>
          <table:table-cell table:style-name="ce35" table:formula="of:=MAX([.P17:.P276])" office:value-type="float" office:value="1">
            <text:p>1</text:p>
          </table:table-cell>
          <table:table-cell table:style-name="ce35" table:formula="of:=MAX([.Q17:.Q276])" office:value-type="float" office:value="4">
            <text:p>4</text:p>
          </table:table-cell>
          <table:table-cell table:style-name="ce35" table:formula="of:=MAX([.R17:.R276])" office:value-type="float" office:value="16">
            <text:p>16</text:p>
          </table:table-cell>
          <table:table-cell table:style-name="ce11" table:number-columns-repeated="1002"/>
          <table:table-cell table:number-columns-repeated="4"/>
        </table:table-row>
        <table:table-row table:style-name="ro3">
          <table:table-cell table:style-name="ce27"/>
          <table:table-cell table:style-name="ce2" table:number-columns-repeated="5"/>
          <table:table-cell office:value-type="string">
            <text:p>index of lowest 1</text:p>
          </table:table-cell>
          <table:table-cell table:style-name="Default" table:formula="of:=INDEX([.G$17:.G$271];MATCH(1;[.H$17:.H$271]))" office:value-type="float" office:value="0">
            <text:p>#N/A</text:p>
          </table:table-cell>
          <table:table-cell table:formula="of:=INDEX([.$G$17:.$G$271];MATCH(1;[.I$17:.I$271]))" office:value-type="float" office:value="0">
            <text:p>#N/A</text:p>
          </table:table-cell>
          <table:table-cell table:formula="of:=INDEX([.$G$17:.$G$271];MATCH(1;[.J$17:.J$271]))" office:value-type="float" office:value="250">
            <text:p>250</text:p>
          </table:table-cell>
          <table:table-cell table:formula="of:=INDEX([.$G$17:.$G$271];MATCH(1;[.K$17:.K$271]))" office:value-type="float" office:value="0">
            <text:p>#N/A</text:p>
          </table:table-cell>
          <table:table-cell table:formula="of:=INDEX([.$G$17:.$G$271];MATCH(1;[.L$17:.L$271]))" office:value-type="float" office:value="0">
            <text:p>#N/A</text:p>
          </table:table-cell>
          <table:table-cell office:value-type="string">
            <text:p>index of lowest 1</text:p>
          </table:table-cell>
          <table:table-cell table:formula="of:=INDEX([.$M$17:.$M$271];MATCH(1;[.N$17:.N$271]))" office:value-type="float" office:value="0">
            <text:p>#N/A</text:p>
          </table:table-cell>
          <table:table-cell table:formula="of:=INDEX([.$M$17:.$M$271];MATCH(1;[.O$17:.O$271]))" office:value-type="float" office:value="0">
            <text:p>#N/A</text:p>
          </table:table-cell>
          <table:table-cell table:formula="of:=INDEX([.$M$17:.$M$271];MATCH(1;[.P$17:.P$271]))" office:value-type="float" office:value="250">
            <text:p>250</text:p>
          </table:table-cell>
          <table:table-cell table:formula="of:=INDEX([.$M$17:.$M$271];MATCH(1;[.Q$17:.Q$271]))" office:value-type="float" office:value="0">
            <text:p>#N/A</text:p>
          </table:table-cell>
          <table:table-cell table:formula="of:=INDEX([.$M$17:.$M$271];MATCH(1;[.R$17:.R$271]))" office:value-type="float" office:value="0">
            <text:p>#N/A</text:p>
          </table:table-cell>
          <table:table-cell table:number-columns-repeated="1006"/>
        </table:table-row>
        <table:table-row table:style-name="ro3">
          <table:table-cell table:style-name="ce27"/>
          <table:table-cell table:style-name="ce2" table:number-columns-repeated="5"/>
          <table:table-cell office:value-type="string">
            <text:p>index of max</text:p>
          </table:table-cell>
          <table:table-cell table:style-name="Default" table:formula="of:=INDEX([.$G$17:.$G$271];MATCH([.H$10:.H10];[.H$17:.H$271]))" office:value-type="float" office:value="0">
            <text:p>#N/A</text:p>
          </table:table-cell>
          <table:table-cell table:formula="of:=INDEX([.$G$17:.$G$271];MATCH([.I$10:.I10];[.I$17:.I$271]))" office:value-type="float" office:value="0">
            <text:p>#N/A</text:p>
          </table:table-cell>
          <table:table-cell table:formula="of:=INDEX([.$G$17:.$G$271];MATCH([.J$10:.J10];[.J$17:.J$271]))" office:value-type="float" office:value="250">
            <text:p>250</text:p>
          </table:table-cell>
          <table:table-cell table:formula="of:=INDEX([.$G$17:.$G$271];MATCH([.K$10:.K10];[.K$17:.K$271]))" office:value-type="float" office:value="250">
            <text:p>250</text:p>
          </table:table-cell>
          <table:table-cell table:formula="of:=INDEX([.$G$17:.$G$271];MATCH([.L$10:.L10];[.L$17:.L$271]))" office:value-type="float" office:value="250">
            <text:p>250</text:p>
          </table:table-cell>
          <table:table-cell office:value-type="string">
            <text:p>index of max</text:p>
          </table:table-cell>
          <table:table-cell table:formula="of:=INDEX([.$M$17:.$M$271];MATCH([.N$10:.N10];[.N$17:.N$271]))" office:value-type="float" office:value="0">
            <text:p>#N/A</text:p>
          </table:table-cell>
          <table:table-cell table:formula="of:=INDEX([.$M$17:.$M$271];MATCH([.O$10:.O10];[.O$17:.O$271]))" office:value-type="float" office:value="0">
            <text:p>#N/A</text:p>
          </table:table-cell>
          <table:table-cell table:formula="of:=INDEX([.$M$17:.$M$271];MATCH([.P$10:.P10];[.P$17:.P$271]))" office:value-type="float" office:value="250">
            <text:p>250</text:p>
          </table:table-cell>
          <table:table-cell table:formula="of:=INDEX([.$M$17:.$M$271];MATCH([.Q$10:.Q10];[.Q$17:.Q$271]))" office:value-type="float" office:value="250">
            <text:p>250</text:p>
          </table:table-cell>
          <table:table-cell table:formula="of:=INDEX([.$M$17:.$M$271];MATCH([.R$10:.R10];[.R$17:.R$271]))" office:value-type="float" office:value="250">
            <text:p>250</text:p>
          </table:table-cell>
          <table:table-cell table:number-columns-repeated="1006"/>
        </table:table-row>
        <table:table-row table:style-name="ro3">
          <table:table-cell table:style-name="ce27"/>
          <table:table-cell table:style-name="ce2" table:number-columns-repeated="5"/>
          <table:table-cell table:style-name="ce34" office:value-type="string">
            <text:p>min period [RES s]</text:p>
          </table:table-cell>
          <table:table-cell table:style-name="Default" table:formula="of:=[.H$7]*1/[main.$B$1]/[main.$B$2]" office:value-type="float" office:value="0.0000625">
            <text:p>0,0000625</text:p>
          </table:table-cell>
          <table:table-cell table:formula="of:=[.I$7]*1/[main.$B$1]/[main.$B$2]" office:value-type="float" office:value="0.0005">
            <text:p>0,0005</text:p>
          </table:table-cell>
          <table:table-cell table:formula="of:=[.J$7]*1/[main.$B$1]/[main.$B$2]" office:value-type="float" office:value="0.004">
            <text:p>0,004</text:p>
          </table:table-cell>
          <table:table-cell table:formula="of:=[.K$7]*1/[main.$B$1]/[main.$B$2]" office:value-type="float" office:value="0.016">
            <text:p>0,016</text:p>
          </table:table-cell>
          <table:table-cell table:formula="of:=[.L$7]*1/[main.$B$1]/[main.$B$2]" office:value-type="float" office:value="0.064">
            <text:p>0,064</text:p>
          </table:table-cell>
          <table:table-cell table:number-columns-repeated="1012"/>
        </table:table-row>
        <table:table-row table:style-name="ro3">
          <table:table-cell table:style-name="ce27"/>
          <table:table-cell table:style-name="ce2" table:number-columns-repeated="5"/>
          <table:table-cell table:style-name="ce34" office:value-type="string">
            <text:p>max period [RES s]</text:p>
          </table:table-cell>
          <table:table-cell table:style-name="Default" table:formula="of:=[.H$7]*1/[main.$B$1]*255/[main.$B$2]" office:value-type="float" office:value="0.0159375">
            <text:p>0,0159375</text:p>
          </table:table-cell>
          <table:table-cell table:formula="of:=[.I$7]*1/[main.$B$1]*255/[main.$B$2]" office:value-type="float" office:value="0.1275">
            <text:p>0,1275</text:p>
          </table:table-cell>
          <table:table-cell table:formula="of:=[.J$7]*1/[main.$B$1]*255/[main.$B$2]" office:value-type="float" office:value="1.02">
            <text:p>1,02</text:p>
          </table:table-cell>
          <table:table-cell table:formula="of:=[.K$7]*1/[main.$B$1]*255/[main.$B$2]" office:value-type="float" office:value="4.08">
            <text:p>4,08</text:p>
          </table:table-cell>
          <table:table-cell table:formula="of:=[.L$7]*1/[main.$B$1]*255/[main.$B$2]" office:value-type="float" office:value="16.32">
            <text:p>16,32</text:p>
          </table:table-cell>
          <table:table-cell table:style-name="ce3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style-name="ce27" office:value-type="string">
            <text:p>OCR</text:p>
          </table:table-cell>
          <table:table-cell table:style-name="ce28" office:value-type="string" table:number-columns-spanned="5" table:number-rows-spanned="1">
            <text:p>periods [RES]</text:p>
          </table:table-cell>
          <table:covered-table-cell/>
          <table:covered-table-cell table:number-columns-repeated="3" table:style-name="ce11"/>
          <table:table-cell table:style-name="ce31" office:value-type="string">
            <text:p>OCR</text:p>
          </table:table-cell>
          <table:table-cell table:style-name="ce37" office:value-type="string" table:number-columns-spanned="5" table:number-rows-spanned="1">
            <text:p>periods with 0 error [RES]</text:p>
          </table:table-cell>
          <table:covered-table-cell table:number-columns-repeated="4" table:style-name="ce11"/>
          <table:table-cell table:style-name="ce31" office:value-type="string">
            <text:p>OCR</text:p>
          </table:table-cell>
          <table:table-cell table:style-name="ce45" office:value-type="string" table:number-columns-spanned="5" table:number-rows-spanned="1">
            <text:p>periods in range of short presc. period * 255 [RES</text:p>
          </table:table-cell>
          <table:covered-table-cell table:number-columns-repeated="4"/>
          <table:table-cell table:number-columns-repeated="1006"/>
        </table:table-row>
        <table:table-row table:style-name="ro3">
          <table:table-cell office:value-type="float" office:value="1">
            <text:p>1</text:p>
          </table:table-cell>
          <table:table-cell table:style-name="ce29" table:formula="of:=1/[main.$B$1]*[.B$7]*[.$A17]/[main.$B$2]" office:value-type="float" office:value="0.0000625">
            <text:p>0,0000625</text:p>
          </table:table-cell>
          <table:table-cell table:style-name="ce29" table:formula="of:=1/[main.$B$1]*[.C$7]*[.$A17]/[main.$B$2]" office:value-type="float" office:value="0.0005">
            <text:p>0,0005</text:p>
          </table:table-cell>
          <table:table-cell table:style-name="ce29" table:formula="of:=1/[main.$B$1]*[.D$7]*[.$A17]/[main.$B$2]" office:value-type="float" office:value="0.004">
            <text:p>0,004</text:p>
          </table:table-cell>
          <table:table-cell table:style-name="ce29" table:formula="of:=1/[main.$B$1]*[.E$7]*[.$A17]/[main.$B$2]" office:value-type="float" office:value="0.016">
            <text:p>0,016</text:p>
          </table:table-cell>
          <table:table-cell table:style-name="ce29" table:formula="of:=1/[main.$B$1]*[.F$7]*[.$A17]/[main.$B$2]" office:value-type="float" office:value="0.064">
            <text:p>0,064</text:p>
          </table:table-cell>
          <table:table-cell office:value-type="float" office:value="1">
            <text:p>1</text:p>
          </table:table-cell>
          <table:table-cell table:style-name="ce38" table:formula="of:=IF([.B17]=FLOOR([.B17];1);[.B17];&quot;&quot;)">
            <text:p/>
          </table:table-cell>
          <table:table-cell table:style-name="ce40" table:formula="of:=IF([.C17]=FLOOR([.C17];1);[.C17];&quot;&quot;)">
            <text:p/>
          </table:table-cell>
          <table:table-cell table:style-name="ce40" table:formula="of:=IF([.D17]=FLOOR([.D17];1);[.D17];&quot;&quot;)">
            <text:p/>
          </table:table-cell>
          <table:table-cell table:style-name="ce40" table:formula="of:=IF([.E17]=FLOOR([.E17];1);[.E17];&quot;&quot;)">
            <text:p/>
          </table:table-cell>
          <table:table-cell table:style-name="ce41" table:formula="of:=IF([.F17]=FLOOR([.F17];1);[.F17];&quot;&quot;)">
            <text:p/>
          </table:table-cell>
          <table:table-cell office:value-type="float" office:value="1">
            <text:p>1</text:p>
          </table:table-cell>
          <table:table-cell table:style-name="ce38" table:formula="of:=IF([.H17]&lt;&gt;&quot;&quot;;IF([.H17]&lt;[main.$B$25];[.H17];&quot;&quot;);&quot;&quot;)">
            <text:p/>
          </table:table-cell>
          <table:table-cell table:style-name="ce40" table:formula="of:=IF([.I17]&lt;&gt;&quot;&quot;;IF([.I17]&lt;[main.$B$25];[.I17];&quot;&quot;);&quot;&quot;)">
            <text:p/>
          </table:table-cell>
          <table:table-cell table:style-name="ce40" table:formula="of:=IF([.J17]&lt;&gt;&quot;&quot;;IF([.J17]&lt;[main.$B$25];[.J17];&quot;&quot;);&quot;&quot;)">
            <text:p/>
          </table:table-cell>
          <table:table-cell table:style-name="ce40" table:formula="of:=IF([.K17]&lt;&gt;&quot;&quot;;IF([.K17]&lt;[main.$B$25];[.K17];&quot;&quot;);&quot;&quot;)">
            <text:p/>
          </table:table-cell>
          <table:table-cell table:style-name="ce41" table:formula="of:=IF([.L17]&lt;&gt;&quot;&quot;;IF([.L17]&lt;[main.$B$25];[.L1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">
            <text:p>2</text:p>
          </table:table-cell>
          <table:table-cell table:style-name="ce29" table:formula="of:=1/[main.$B$1]*[.B$7]*[.$A18]/[main.$B$2]" office:value-type="float" office:value="0.000125">
            <text:p>0,000125</text:p>
          </table:table-cell>
          <table:table-cell table:style-name="ce29" table:formula="of:=1/[main.$B$1]*[.C$7]*[.$A18]/[main.$B$2]" office:value-type="float" office:value="0.001">
            <text:p>0,001</text:p>
          </table:table-cell>
          <table:table-cell table:style-name="ce29" table:formula="of:=1/[main.$B$1]*[.D$7]*[.$A18]/[main.$B$2]" office:value-type="float" office:value="0.008">
            <text:p>0,008</text:p>
          </table:table-cell>
          <table:table-cell table:style-name="ce29" table:formula="of:=1/[main.$B$1]*[.E$7]*[.$A18]/[main.$B$2]" office:value-type="float" office:value="0.032">
            <text:p>0,032</text:p>
          </table:table-cell>
          <table:table-cell table:style-name="ce29" table:formula="of:=1/[main.$B$1]*[.F$7]*[.$A18]/[main.$B$2]" office:value-type="float" office:value="0.128">
            <text:p>0,128</text:p>
          </table:table-cell>
          <table:table-cell office:value-type="float" office:value="2">
            <text:p>2</text:p>
          </table:table-cell>
          <table:table-cell table:style-name="ce39" table:formula="of:=IF([.B18]=FLOOR([.B18];1);[.B18];&quot;&quot;)">
            <text:p/>
          </table:table-cell>
          <table:table-cell table:style-name="ce35" table:formula="of:=IF([.C18]=FLOOR([.C18];1);[.C18];&quot;&quot;)">
            <text:p/>
          </table:table-cell>
          <table:table-cell table:style-name="ce35" table:formula="of:=IF([.D18]=FLOOR([.D18];1);[.D18];&quot;&quot;)">
            <text:p/>
          </table:table-cell>
          <table:table-cell table:style-name="ce35" table:formula="of:=IF([.E18]=FLOOR([.E18];1);[.E18];&quot;&quot;)">
            <text:p/>
          </table:table-cell>
          <table:table-cell table:style-name="ce42" table:formula="of:=IF([.F18]=FLOOR([.F18];1);[.F18];&quot;&quot;)">
            <text:p/>
          </table:table-cell>
          <table:table-cell office:value-type="float" office:value="2">
            <text:p>2</text:p>
          </table:table-cell>
          <table:table-cell table:style-name="ce39" table:formula="of:=IF([.H18]&lt;&gt;&quot;&quot;;IF([.H18]&lt;[main.$B$25];[.H18];&quot;&quot;);&quot;&quot;)">
            <text:p/>
          </table:table-cell>
          <table:table-cell table:style-name="ce35" table:formula="of:=IF([.I18]&lt;&gt;&quot;&quot;;IF([.I18]&lt;[main.$B$25];[.I18];&quot;&quot;);&quot;&quot;)">
            <text:p/>
          </table:table-cell>
          <table:table-cell table:style-name="ce35" table:formula="of:=IF([.J18]&lt;&gt;&quot;&quot;;IF([.J18]&lt;[main.$B$25];[.J18];&quot;&quot;);&quot;&quot;)">
            <text:p/>
          </table:table-cell>
          <table:table-cell table:style-name="ce35" table:formula="of:=IF([.K18]&lt;&gt;&quot;&quot;;IF([.K18]&lt;[main.$B$25];[.K18];&quot;&quot;);&quot;&quot;)">
            <text:p/>
          </table:table-cell>
          <table:table-cell table:style-name="ce42" table:formula="of:=IF([.L18]&lt;&gt;&quot;&quot;;IF([.L18]&lt;[main.$B$25];[.L1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">
            <text:p>3</text:p>
          </table:table-cell>
          <table:table-cell table:style-name="ce29" table:formula="of:=1/[main.$B$1]*[.B$7]*[.$A19]/[main.$B$2]" office:value-type="float" office:value="0.0001875">
            <text:p>0,0001875</text:p>
          </table:table-cell>
          <table:table-cell table:style-name="ce29" table:formula="of:=1/[main.$B$1]*[.C$7]*[.$A19]/[main.$B$2]" office:value-type="float" office:value="0.0015">
            <text:p>0,0015</text:p>
          </table:table-cell>
          <table:table-cell table:style-name="ce29" table:formula="of:=1/[main.$B$1]*[.D$7]*[.$A19]/[main.$B$2]" office:value-type="float" office:value="0.012">
            <text:p>0,012</text:p>
          </table:table-cell>
          <table:table-cell table:style-name="ce29" table:formula="of:=1/[main.$B$1]*[.E$7]*[.$A19]/[main.$B$2]" office:value-type="float" office:value="0.048">
            <text:p>0,048</text:p>
          </table:table-cell>
          <table:table-cell table:style-name="ce29" table:formula="of:=1/[main.$B$1]*[.F$7]*[.$A19]/[main.$B$2]" office:value-type="float" office:value="0.192">
            <text:p>0,192</text:p>
          </table:table-cell>
          <table:table-cell office:value-type="float" office:value="3">
            <text:p>3</text:p>
          </table:table-cell>
          <table:table-cell table:style-name="ce39" table:formula="of:=IF([.B19]=FLOOR([.B19];1);[.B19];&quot;&quot;)">
            <text:p/>
          </table:table-cell>
          <table:table-cell table:style-name="ce35" table:formula="of:=IF([.C19]=FLOOR([.C19];1);[.C19];&quot;&quot;)">
            <text:p/>
          </table:table-cell>
          <table:table-cell table:style-name="ce35" table:formula="of:=IF([.D19]=FLOOR([.D19];1);[.D19];&quot;&quot;)">
            <text:p/>
          </table:table-cell>
          <table:table-cell table:style-name="ce35" table:formula="of:=IF([.E19]=FLOOR([.E19];1);[.E19];&quot;&quot;)">
            <text:p/>
          </table:table-cell>
          <table:table-cell table:style-name="ce42" table:formula="of:=IF([.F19]=FLOOR([.F19];1);[.F19];&quot;&quot;)">
            <text:p/>
          </table:table-cell>
          <table:table-cell office:value-type="float" office:value="3">
            <text:p>3</text:p>
          </table:table-cell>
          <table:table-cell table:style-name="ce39" table:formula="of:=IF([.H19]&lt;&gt;&quot;&quot;;IF([.H19]&lt;[main.$B$25];[.H19];&quot;&quot;);&quot;&quot;)">
            <text:p/>
          </table:table-cell>
          <table:table-cell table:style-name="ce35" table:formula="of:=IF([.I19]&lt;&gt;&quot;&quot;;IF([.I19]&lt;[main.$B$25];[.I19];&quot;&quot;);&quot;&quot;)">
            <text:p/>
          </table:table-cell>
          <table:table-cell table:style-name="ce35" table:formula="of:=IF([.J19]&lt;&gt;&quot;&quot;;IF([.J19]&lt;[main.$B$25];[.J19];&quot;&quot;);&quot;&quot;)">
            <text:p/>
          </table:table-cell>
          <table:table-cell table:style-name="ce35" table:formula="of:=IF([.K19]&lt;&gt;&quot;&quot;;IF([.K19]&lt;[main.$B$25];[.K19];&quot;&quot;);&quot;&quot;)">
            <text:p/>
          </table:table-cell>
          <table:table-cell table:style-name="ce42" table:formula="of:=IF([.L19]&lt;&gt;&quot;&quot;;IF([.L19]&lt;[main.$B$25];[.L1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">
            <text:p>4</text:p>
          </table:table-cell>
          <table:table-cell table:style-name="ce29" table:formula="of:=1/[main.$B$1]*[.B$7]*[.$A20]/[main.$B$2]" office:value-type="float" office:value="0.00025">
            <text:p>0,00025</text:p>
          </table:table-cell>
          <table:table-cell table:style-name="ce29" table:formula="of:=1/[main.$B$1]*[.C$7]*[.$A20]/[main.$B$2]" office:value-type="float" office:value="0.002">
            <text:p>0,002</text:p>
          </table:table-cell>
          <table:table-cell table:style-name="ce29" table:formula="of:=1/[main.$B$1]*[.D$7]*[.$A20]/[main.$B$2]" office:value-type="float" office:value="0.016">
            <text:p>0,016</text:p>
          </table:table-cell>
          <table:table-cell table:style-name="ce29" table:formula="of:=1/[main.$B$1]*[.E$7]*[.$A20]/[main.$B$2]" office:value-type="float" office:value="0.064">
            <text:p>0,064</text:p>
          </table:table-cell>
          <table:table-cell table:style-name="ce29" table:formula="of:=1/[main.$B$1]*[.F$7]*[.$A20]/[main.$B$2]" office:value-type="float" office:value="0.256">
            <text:p>0,256</text:p>
          </table:table-cell>
          <table:table-cell office:value-type="float" office:value="4">
            <text:p>4</text:p>
          </table:table-cell>
          <table:table-cell table:style-name="ce39" table:formula="of:=IF([.B20]=FLOOR([.B20];1);[.B20];&quot;&quot;)">
            <text:p/>
          </table:table-cell>
          <table:table-cell table:style-name="ce35" table:formula="of:=IF([.C20]=FLOOR([.C20];1);[.C20];&quot;&quot;)">
            <text:p/>
          </table:table-cell>
          <table:table-cell table:style-name="ce35" table:formula="of:=IF([.D20]=FLOOR([.D20];1);[.D20];&quot;&quot;)">
            <text:p/>
          </table:table-cell>
          <table:table-cell table:style-name="ce35" table:formula="of:=IF([.E20]=FLOOR([.E20];1);[.E20];&quot;&quot;)">
            <text:p/>
          </table:table-cell>
          <table:table-cell table:style-name="ce42" table:formula="of:=IF([.F20]=FLOOR([.F20];1);[.F20];&quot;&quot;)">
            <text:p/>
          </table:table-cell>
          <table:table-cell office:value-type="float" office:value="4">
            <text:p>4</text:p>
          </table:table-cell>
          <table:table-cell table:style-name="ce39" table:formula="of:=IF([.H20]&lt;&gt;&quot;&quot;;IF([.H20]&lt;[main.$B$25];[.H20];&quot;&quot;);&quot;&quot;)">
            <text:p/>
          </table:table-cell>
          <table:table-cell table:style-name="ce35" table:formula="of:=IF([.I20]&lt;&gt;&quot;&quot;;IF([.I20]&lt;[main.$B$25];[.I20];&quot;&quot;);&quot;&quot;)">
            <text:p/>
          </table:table-cell>
          <table:table-cell table:style-name="ce35" table:formula="of:=IF([.J20]&lt;&gt;&quot;&quot;;IF([.J20]&lt;[main.$B$25];[.J20];&quot;&quot;);&quot;&quot;)">
            <text:p/>
          </table:table-cell>
          <table:table-cell table:style-name="ce35" table:formula="of:=IF([.K20]&lt;&gt;&quot;&quot;;IF([.K20]&lt;[main.$B$25];[.K20];&quot;&quot;);&quot;&quot;)">
            <text:p/>
          </table:table-cell>
          <table:table-cell table:style-name="ce42" table:formula="of:=IF([.L20]&lt;&gt;&quot;&quot;;IF([.L20]&lt;[main.$B$25];[.L2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">
            <text:p>5</text:p>
          </table:table-cell>
          <table:table-cell table:style-name="ce29" table:formula="of:=1/[main.$B$1]*[.B$7]*[.$A21]/[main.$B$2]" office:value-type="float" office:value="0.0003125">
            <text:p>0,0003125</text:p>
          </table:table-cell>
          <table:table-cell table:style-name="ce29" table:formula="of:=1/[main.$B$1]*[.C$7]*[.$A21]/[main.$B$2]" office:value-type="float" office:value="0.0025">
            <text:p>0,0025</text:p>
          </table:table-cell>
          <table:table-cell table:style-name="ce29" table:formula="of:=1/[main.$B$1]*[.D$7]*[.$A21]/[main.$B$2]" office:value-type="float" office:value="0.02">
            <text:p>0,02</text:p>
          </table:table-cell>
          <table:table-cell table:style-name="ce29" table:formula="of:=1/[main.$B$1]*[.E$7]*[.$A21]/[main.$B$2]" office:value-type="float" office:value="0.08">
            <text:p>0,08</text:p>
          </table:table-cell>
          <table:table-cell table:style-name="ce29" table:formula="of:=1/[main.$B$1]*[.F$7]*[.$A21]/[main.$B$2]" office:value-type="float" office:value="0.32">
            <text:p>0,32</text:p>
          </table:table-cell>
          <table:table-cell office:value-type="float" office:value="5">
            <text:p>5</text:p>
          </table:table-cell>
          <table:table-cell table:style-name="ce39" table:formula="of:=IF([.B21]=FLOOR([.B21];1);[.B21];&quot;&quot;)">
            <text:p/>
          </table:table-cell>
          <table:table-cell table:style-name="ce35" table:formula="of:=IF([.C21]=FLOOR([.C21];1);[.C21];&quot;&quot;)">
            <text:p/>
          </table:table-cell>
          <table:table-cell table:style-name="ce35" table:formula="of:=IF([.D21]=FLOOR([.D21];1);[.D21];&quot;&quot;)">
            <text:p/>
          </table:table-cell>
          <table:table-cell table:style-name="ce35" table:formula="of:=IF([.E21]=FLOOR([.E21];1);[.E21];&quot;&quot;)">
            <text:p/>
          </table:table-cell>
          <table:table-cell table:style-name="ce42" table:formula="of:=IF([.F21]=FLOOR([.F21];1);[.F21];&quot;&quot;)">
            <text:p/>
          </table:table-cell>
          <table:table-cell office:value-type="float" office:value="5">
            <text:p>5</text:p>
          </table:table-cell>
          <table:table-cell table:style-name="ce39" table:formula="of:=IF([.H21]&lt;&gt;&quot;&quot;;IF([.H21]&lt;[main.$B$25];[.H21];&quot;&quot;);&quot;&quot;)">
            <text:p/>
          </table:table-cell>
          <table:table-cell table:style-name="ce35" table:formula="of:=IF([.I21]&lt;&gt;&quot;&quot;;IF([.I21]&lt;[main.$B$25];[.I21];&quot;&quot;);&quot;&quot;)">
            <text:p/>
          </table:table-cell>
          <table:table-cell table:style-name="ce35" table:formula="of:=IF([.J21]&lt;&gt;&quot;&quot;;IF([.J21]&lt;[main.$B$25];[.J21];&quot;&quot;);&quot;&quot;)">
            <text:p/>
          </table:table-cell>
          <table:table-cell table:style-name="ce35" table:formula="of:=IF([.K21]&lt;&gt;&quot;&quot;;IF([.K21]&lt;[main.$B$25];[.K21];&quot;&quot;);&quot;&quot;)">
            <text:p/>
          </table:table-cell>
          <table:table-cell table:style-name="ce42" table:formula="of:=IF([.L21]&lt;&gt;&quot;&quot;;IF([.L21]&lt;[main.$B$25];[.L2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">
            <text:p>6</text:p>
          </table:table-cell>
          <table:table-cell table:style-name="ce29" table:formula="of:=1/[main.$B$1]*[.B$7]*[.$A22]/[main.$B$2]" office:value-type="float" office:value="0.000375">
            <text:p>0,000375</text:p>
          </table:table-cell>
          <table:table-cell table:style-name="ce29" table:formula="of:=1/[main.$B$1]*[.C$7]*[.$A22]/[main.$B$2]" office:value-type="float" office:value="0.003">
            <text:p>0,003</text:p>
          </table:table-cell>
          <table:table-cell table:style-name="ce29" table:formula="of:=1/[main.$B$1]*[.D$7]*[.$A22]/[main.$B$2]" office:value-type="float" office:value="0.024">
            <text:p>0,024</text:p>
          </table:table-cell>
          <table:table-cell table:style-name="ce29" table:formula="of:=1/[main.$B$1]*[.E$7]*[.$A22]/[main.$B$2]" office:value-type="float" office:value="0.096">
            <text:p>0,096</text:p>
          </table:table-cell>
          <table:table-cell table:style-name="ce29" table:formula="of:=1/[main.$B$1]*[.F$7]*[.$A22]/[main.$B$2]" office:value-type="float" office:value="0.384">
            <text:p>0,384</text:p>
          </table:table-cell>
          <table:table-cell office:value-type="float" office:value="6">
            <text:p>6</text:p>
          </table:table-cell>
          <table:table-cell table:style-name="ce39" table:formula="of:=IF([.B22]=FLOOR([.B22];1);[.B22];&quot;&quot;)">
            <text:p/>
          </table:table-cell>
          <table:table-cell table:style-name="ce35" table:formula="of:=IF([.C22]=FLOOR([.C22];1);[.C22];&quot;&quot;)">
            <text:p/>
          </table:table-cell>
          <table:table-cell table:style-name="ce35" table:formula="of:=IF([.D22]=FLOOR([.D22];1);[.D22];&quot;&quot;)">
            <text:p/>
          </table:table-cell>
          <table:table-cell table:style-name="ce35" table:formula="of:=IF([.E22]=FLOOR([.E22];1);[.E22];&quot;&quot;)">
            <text:p/>
          </table:table-cell>
          <table:table-cell table:style-name="ce42" table:formula="of:=IF([.F22]=FLOOR([.F22];1);[.F22];&quot;&quot;)">
            <text:p/>
          </table:table-cell>
          <table:table-cell office:value-type="float" office:value="6">
            <text:p>6</text:p>
          </table:table-cell>
          <table:table-cell table:style-name="ce39" table:formula="of:=IF([.H22]&lt;&gt;&quot;&quot;;IF([.H22]&lt;[main.$B$25];[.H22];&quot;&quot;);&quot;&quot;)">
            <text:p/>
          </table:table-cell>
          <table:table-cell table:style-name="ce35" table:formula="of:=IF([.I22]&lt;&gt;&quot;&quot;;IF([.I22]&lt;[main.$B$25];[.I22];&quot;&quot;);&quot;&quot;)">
            <text:p/>
          </table:table-cell>
          <table:table-cell table:style-name="ce35" table:formula="of:=IF([.J22]&lt;&gt;&quot;&quot;;IF([.J22]&lt;[main.$B$25];[.J22];&quot;&quot;);&quot;&quot;)">
            <text:p/>
          </table:table-cell>
          <table:table-cell table:style-name="ce35" table:formula="of:=IF([.K22]&lt;&gt;&quot;&quot;;IF([.K22]&lt;[main.$B$25];[.K22];&quot;&quot;);&quot;&quot;)">
            <text:p/>
          </table:table-cell>
          <table:table-cell table:style-name="ce42" table:formula="of:=IF([.L22]&lt;&gt;&quot;&quot;;IF([.L22]&lt;[main.$B$25];[.L2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">
            <text:p>7</text:p>
          </table:table-cell>
          <table:table-cell table:style-name="ce29" table:formula="of:=1/[main.$B$1]*[.B$7]*[.$A23]/[main.$B$2]" office:value-type="float" office:value="0.0004375">
            <text:p>0,0004375</text:p>
          </table:table-cell>
          <table:table-cell table:style-name="ce29" table:formula="of:=1/[main.$B$1]*[.C$7]*[.$A23]/[main.$B$2]" office:value-type="float" office:value="0.0035">
            <text:p>0,0035</text:p>
          </table:table-cell>
          <table:table-cell table:style-name="ce29" table:formula="of:=1/[main.$B$1]*[.D$7]*[.$A23]/[main.$B$2]" office:value-type="float" office:value="0.028">
            <text:p>0,028</text:p>
          </table:table-cell>
          <table:table-cell table:style-name="ce29" table:formula="of:=1/[main.$B$1]*[.E$7]*[.$A23]/[main.$B$2]" office:value-type="float" office:value="0.112">
            <text:p>0,112</text:p>
          </table:table-cell>
          <table:table-cell table:style-name="ce29" table:formula="of:=1/[main.$B$1]*[.F$7]*[.$A23]/[main.$B$2]" office:value-type="float" office:value="0.448">
            <text:p>0,448</text:p>
          </table:table-cell>
          <table:table-cell office:value-type="float" office:value="7">
            <text:p>7</text:p>
          </table:table-cell>
          <table:table-cell table:style-name="ce39" table:formula="of:=IF([.B23]=FLOOR([.B23];1);[.B23];&quot;&quot;)">
            <text:p/>
          </table:table-cell>
          <table:table-cell table:style-name="ce35" table:formula="of:=IF([.C23]=FLOOR([.C23];1);[.C23];&quot;&quot;)">
            <text:p/>
          </table:table-cell>
          <table:table-cell table:style-name="ce35" table:formula="of:=IF([.D23]=FLOOR([.D23];1);[.D23];&quot;&quot;)">
            <text:p/>
          </table:table-cell>
          <table:table-cell table:style-name="ce35" table:formula="of:=IF([.E23]=FLOOR([.E23];1);[.E23];&quot;&quot;)">
            <text:p/>
          </table:table-cell>
          <table:table-cell table:style-name="ce42" table:formula="of:=IF([.F23]=FLOOR([.F23];1);[.F23];&quot;&quot;)">
            <text:p/>
          </table:table-cell>
          <table:table-cell office:value-type="float" office:value="7">
            <text:p>7</text:p>
          </table:table-cell>
          <table:table-cell table:style-name="ce39" table:formula="of:=IF([.H23]&lt;&gt;&quot;&quot;;IF([.H23]&lt;[main.$B$25];[.H23];&quot;&quot;);&quot;&quot;)">
            <text:p/>
          </table:table-cell>
          <table:table-cell table:style-name="ce35" table:formula="of:=IF([.I23]&lt;&gt;&quot;&quot;;IF([.I23]&lt;[main.$B$25];[.I23];&quot;&quot;);&quot;&quot;)">
            <text:p/>
          </table:table-cell>
          <table:table-cell table:style-name="ce35" table:formula="of:=IF([.J23]&lt;&gt;&quot;&quot;;IF([.J23]&lt;[main.$B$25];[.J23];&quot;&quot;);&quot;&quot;)">
            <text:p/>
          </table:table-cell>
          <table:table-cell table:style-name="ce35" table:formula="of:=IF([.K23]&lt;&gt;&quot;&quot;;IF([.K23]&lt;[main.$B$25];[.K23];&quot;&quot;);&quot;&quot;)">
            <text:p/>
          </table:table-cell>
          <table:table-cell table:style-name="ce42" table:formula="of:=IF([.L23]&lt;&gt;&quot;&quot;;IF([.L23]&lt;[main.$B$25];[.L2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">
            <text:p>8</text:p>
          </table:table-cell>
          <table:table-cell table:style-name="ce29" table:formula="of:=1/[main.$B$1]*[.B$7]*[.$A24]/[main.$B$2]" office:value-type="float" office:value="0.0005">
            <text:p>0,0005</text:p>
          </table:table-cell>
          <table:table-cell table:style-name="ce29" table:formula="of:=1/[main.$B$1]*[.C$7]*[.$A24]/[main.$B$2]" office:value-type="float" office:value="0.004">
            <text:p>0,004</text:p>
          </table:table-cell>
          <table:table-cell table:style-name="ce29" table:formula="of:=1/[main.$B$1]*[.D$7]*[.$A24]/[main.$B$2]" office:value-type="float" office:value="0.032">
            <text:p>0,032</text:p>
          </table:table-cell>
          <table:table-cell table:style-name="ce29" table:formula="of:=1/[main.$B$1]*[.E$7]*[.$A24]/[main.$B$2]" office:value-type="float" office:value="0.128">
            <text:p>0,128</text:p>
          </table:table-cell>
          <table:table-cell table:style-name="ce29" table:formula="of:=1/[main.$B$1]*[.F$7]*[.$A24]/[main.$B$2]" office:value-type="float" office:value="0.512">
            <text:p>0,512</text:p>
          </table:table-cell>
          <table:table-cell office:value-type="float" office:value="8">
            <text:p>8</text:p>
          </table:table-cell>
          <table:table-cell table:style-name="ce39" table:formula="of:=IF([.B24]=FLOOR([.B24];1);[.B24];&quot;&quot;)">
            <text:p/>
          </table:table-cell>
          <table:table-cell table:style-name="ce35" table:formula="of:=IF([.C24]=FLOOR([.C24];1);[.C24];&quot;&quot;)">
            <text:p/>
          </table:table-cell>
          <table:table-cell table:style-name="ce35" table:formula="of:=IF([.D24]=FLOOR([.D24];1);[.D24];&quot;&quot;)">
            <text:p/>
          </table:table-cell>
          <table:table-cell table:style-name="ce35" table:formula="of:=IF([.E24]=FLOOR([.E24];1);[.E24];&quot;&quot;)">
            <text:p/>
          </table:table-cell>
          <table:table-cell table:style-name="ce42" table:formula="of:=IF([.F24]=FLOOR([.F24];1);[.F24];&quot;&quot;)">
            <text:p/>
          </table:table-cell>
          <table:table-cell office:value-type="float" office:value="8">
            <text:p>8</text:p>
          </table:table-cell>
          <table:table-cell table:style-name="ce39" table:formula="of:=IF([.H24]&lt;&gt;&quot;&quot;;IF([.H24]&lt;[main.$B$25];[.H24];&quot;&quot;);&quot;&quot;)">
            <text:p/>
          </table:table-cell>
          <table:table-cell table:style-name="ce35" table:formula="of:=IF([.I24]&lt;&gt;&quot;&quot;;IF([.I24]&lt;[main.$B$25];[.I24];&quot;&quot;);&quot;&quot;)">
            <text:p/>
          </table:table-cell>
          <table:table-cell table:style-name="ce35" table:formula="of:=IF([.J24]&lt;&gt;&quot;&quot;;IF([.J24]&lt;[main.$B$25];[.J24];&quot;&quot;);&quot;&quot;)">
            <text:p/>
          </table:table-cell>
          <table:table-cell table:style-name="ce35" table:formula="of:=IF([.K24]&lt;&gt;&quot;&quot;;IF([.K24]&lt;[main.$B$25];[.K24];&quot;&quot;);&quot;&quot;)">
            <text:p/>
          </table:table-cell>
          <table:table-cell table:style-name="ce42" table:formula="of:=IF([.L24]&lt;&gt;&quot;&quot;;IF([.L24]&lt;[main.$B$25];[.L2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">
            <text:p>9</text:p>
          </table:table-cell>
          <table:table-cell table:style-name="ce29" table:formula="of:=1/[main.$B$1]*[.B$7]*[.$A25]/[main.$B$2]" office:value-type="float" office:value="0.0005625">
            <text:p>0,0005625</text:p>
          </table:table-cell>
          <table:table-cell table:style-name="ce29" table:formula="of:=1/[main.$B$1]*[.C$7]*[.$A25]/[main.$B$2]" office:value-type="float" office:value="0.0045">
            <text:p>0,0045</text:p>
          </table:table-cell>
          <table:table-cell table:style-name="ce29" table:formula="of:=1/[main.$B$1]*[.D$7]*[.$A25]/[main.$B$2]" office:value-type="float" office:value="0.036">
            <text:p>0,036</text:p>
          </table:table-cell>
          <table:table-cell table:style-name="ce29" table:formula="of:=1/[main.$B$1]*[.E$7]*[.$A25]/[main.$B$2]" office:value-type="float" office:value="0.144">
            <text:p>0,144</text:p>
          </table:table-cell>
          <table:table-cell table:style-name="ce29" table:formula="of:=1/[main.$B$1]*[.F$7]*[.$A25]/[main.$B$2]" office:value-type="float" office:value="0.576">
            <text:p>0,576</text:p>
          </table:table-cell>
          <table:table-cell office:value-type="float" office:value="9">
            <text:p>9</text:p>
          </table:table-cell>
          <table:table-cell table:style-name="ce39" table:formula="of:=IF([.B25]=FLOOR([.B25];1);[.B25];&quot;&quot;)">
            <text:p/>
          </table:table-cell>
          <table:table-cell table:style-name="ce35" table:formula="of:=IF([.C25]=FLOOR([.C25];1);[.C25];&quot;&quot;)">
            <text:p/>
          </table:table-cell>
          <table:table-cell table:style-name="ce35" table:formula="of:=IF([.D25]=FLOOR([.D25];1);[.D25];&quot;&quot;)">
            <text:p/>
          </table:table-cell>
          <table:table-cell table:style-name="ce35" table:formula="of:=IF([.E25]=FLOOR([.E25];1);[.E25];&quot;&quot;)">
            <text:p/>
          </table:table-cell>
          <table:table-cell table:style-name="ce42" table:formula="of:=IF([.F25]=FLOOR([.F25];1);[.F25];&quot;&quot;)">
            <text:p/>
          </table:table-cell>
          <table:table-cell office:value-type="float" office:value="9">
            <text:p>9</text:p>
          </table:table-cell>
          <table:table-cell table:style-name="ce39" table:formula="of:=IF([.H25]&lt;&gt;&quot;&quot;;IF([.H25]&lt;[main.$B$25];[.H25];&quot;&quot;);&quot;&quot;)">
            <text:p/>
          </table:table-cell>
          <table:table-cell table:style-name="ce35" table:formula="of:=IF([.I25]&lt;&gt;&quot;&quot;;IF([.I25]&lt;[main.$B$25];[.I25];&quot;&quot;);&quot;&quot;)">
            <text:p/>
          </table:table-cell>
          <table:table-cell table:style-name="ce35" table:formula="of:=IF([.J25]&lt;&gt;&quot;&quot;;IF([.J25]&lt;[main.$B$25];[.J25];&quot;&quot;);&quot;&quot;)">
            <text:p/>
          </table:table-cell>
          <table:table-cell table:style-name="ce35" table:formula="of:=IF([.K25]&lt;&gt;&quot;&quot;;IF([.K25]&lt;[main.$B$25];[.K25];&quot;&quot;);&quot;&quot;)">
            <text:p/>
          </table:table-cell>
          <table:table-cell table:style-name="ce42" table:formula="of:=IF([.L25]&lt;&gt;&quot;&quot;;IF([.L25]&lt;[main.$B$25];[.L2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">
            <text:p>10</text:p>
          </table:table-cell>
          <table:table-cell table:style-name="ce29" table:formula="of:=1/[main.$B$1]*[.B$7]*[.$A26]/[main.$B$2]" office:value-type="float" office:value="0.000625">
            <text:p>0,000625</text:p>
          </table:table-cell>
          <table:table-cell table:style-name="ce29" table:formula="of:=1/[main.$B$1]*[.C$7]*[.$A26]/[main.$B$2]" office:value-type="float" office:value="0.005">
            <text:p>0,005</text:p>
          </table:table-cell>
          <table:table-cell table:style-name="ce29" table:formula="of:=1/[main.$B$1]*[.D$7]*[.$A26]/[main.$B$2]" office:value-type="float" office:value="0.04">
            <text:p>0,04</text:p>
          </table:table-cell>
          <table:table-cell table:style-name="ce29" table:formula="of:=1/[main.$B$1]*[.E$7]*[.$A26]/[main.$B$2]" office:value-type="float" office:value="0.16">
            <text:p>0,16</text:p>
          </table:table-cell>
          <table:table-cell table:style-name="ce29" table:formula="of:=1/[main.$B$1]*[.F$7]*[.$A26]/[main.$B$2]" office:value-type="float" office:value="0.64">
            <text:p>0,64</text:p>
          </table:table-cell>
          <table:table-cell office:value-type="float" office:value="10">
            <text:p>10</text:p>
          </table:table-cell>
          <table:table-cell table:style-name="ce39" table:formula="of:=IF([.B26]=FLOOR([.B26];1);[.B26];&quot;&quot;)">
            <text:p/>
          </table:table-cell>
          <table:table-cell table:style-name="ce35" table:formula="of:=IF([.C26]=FLOOR([.C26];1);[.C26];&quot;&quot;)">
            <text:p/>
          </table:table-cell>
          <table:table-cell table:style-name="ce35" table:formula="of:=IF([.D26]=FLOOR([.D26];1);[.D26];&quot;&quot;)">
            <text:p/>
          </table:table-cell>
          <table:table-cell table:style-name="ce35" table:formula="of:=IF([.E26]=FLOOR([.E26];1);[.E26];&quot;&quot;)">
            <text:p/>
          </table:table-cell>
          <table:table-cell table:style-name="ce42" table:formula="of:=IF([.F26]=FLOOR([.F26];1);[.F26];&quot;&quot;)">
            <text:p/>
          </table:table-cell>
          <table:table-cell office:value-type="float" office:value="10">
            <text:p>10</text:p>
          </table:table-cell>
          <table:table-cell table:style-name="ce39" table:formula="of:=IF([.H26]&lt;&gt;&quot;&quot;;IF([.H26]&lt;[main.$B$25];[.H26];&quot;&quot;);&quot;&quot;)">
            <text:p/>
          </table:table-cell>
          <table:table-cell table:style-name="ce35" table:formula="of:=IF([.I26]&lt;&gt;&quot;&quot;;IF([.I26]&lt;[main.$B$25];[.I26];&quot;&quot;);&quot;&quot;)">
            <text:p/>
          </table:table-cell>
          <table:table-cell table:style-name="ce35" table:formula="of:=IF([.J26]&lt;&gt;&quot;&quot;;IF([.J26]&lt;[main.$B$25];[.J26];&quot;&quot;);&quot;&quot;)">
            <text:p/>
          </table:table-cell>
          <table:table-cell table:style-name="ce35" table:formula="of:=IF([.K26]&lt;&gt;&quot;&quot;;IF([.K26]&lt;[main.$B$25];[.K26];&quot;&quot;);&quot;&quot;)">
            <text:p/>
          </table:table-cell>
          <table:table-cell table:style-name="ce42" table:formula="of:=IF([.L26]&lt;&gt;&quot;&quot;;IF([.L26]&lt;[main.$B$25];[.L2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">
            <text:p>11</text:p>
          </table:table-cell>
          <table:table-cell table:style-name="ce29" table:formula="of:=1/[main.$B$1]*[.B$7]*[.$A27]/[main.$B$2]" office:value-type="float" office:value="0.0006875">
            <text:p>0,0006875</text:p>
          </table:table-cell>
          <table:table-cell table:style-name="ce29" table:formula="of:=1/[main.$B$1]*[.C$7]*[.$A27]/[main.$B$2]" office:value-type="float" office:value="0.0055">
            <text:p>0,0055</text:p>
          </table:table-cell>
          <table:table-cell table:style-name="ce29" table:formula="of:=1/[main.$B$1]*[.D$7]*[.$A27]/[main.$B$2]" office:value-type="float" office:value="0.044">
            <text:p>0,044</text:p>
          </table:table-cell>
          <table:table-cell table:style-name="ce29" table:formula="of:=1/[main.$B$1]*[.E$7]*[.$A27]/[main.$B$2]" office:value-type="float" office:value="0.176">
            <text:p>0,176</text:p>
          </table:table-cell>
          <table:table-cell table:style-name="ce29" table:formula="of:=1/[main.$B$1]*[.F$7]*[.$A27]/[main.$B$2]" office:value-type="float" office:value="0.704">
            <text:p>0,704</text:p>
          </table:table-cell>
          <table:table-cell office:value-type="float" office:value="11">
            <text:p>11</text:p>
          </table:table-cell>
          <table:table-cell table:style-name="ce39" table:formula="of:=IF([.B27]=FLOOR([.B27];1);[.B27];&quot;&quot;)">
            <text:p/>
          </table:table-cell>
          <table:table-cell table:style-name="ce35" table:formula="of:=IF([.C27]=FLOOR([.C27];1);[.C27];&quot;&quot;)">
            <text:p/>
          </table:table-cell>
          <table:table-cell table:style-name="ce35" table:formula="of:=IF([.D27]=FLOOR([.D27];1);[.D27];&quot;&quot;)">
            <text:p/>
          </table:table-cell>
          <table:table-cell table:style-name="ce35" table:formula="of:=IF([.E27]=FLOOR([.E27];1);[.E27];&quot;&quot;)">
            <text:p/>
          </table:table-cell>
          <table:table-cell table:style-name="ce42" table:formula="of:=IF([.F27]=FLOOR([.F27];1);[.F27];&quot;&quot;)">
            <text:p/>
          </table:table-cell>
          <table:table-cell office:value-type="float" office:value="11">
            <text:p>11</text:p>
          </table:table-cell>
          <table:table-cell table:style-name="ce39" table:formula="of:=IF([.H27]&lt;&gt;&quot;&quot;;IF([.H27]&lt;[main.$B$25];[.H27];&quot;&quot;);&quot;&quot;)">
            <text:p/>
          </table:table-cell>
          <table:table-cell table:style-name="ce35" table:formula="of:=IF([.I27]&lt;&gt;&quot;&quot;;IF([.I27]&lt;[main.$B$25];[.I27];&quot;&quot;);&quot;&quot;)">
            <text:p/>
          </table:table-cell>
          <table:table-cell table:style-name="ce35" table:formula="of:=IF([.J27]&lt;&gt;&quot;&quot;;IF([.J27]&lt;[main.$B$25];[.J27];&quot;&quot;);&quot;&quot;)">
            <text:p/>
          </table:table-cell>
          <table:table-cell table:style-name="ce35" table:formula="of:=IF([.K27]&lt;&gt;&quot;&quot;;IF([.K27]&lt;[main.$B$25];[.K27];&quot;&quot;);&quot;&quot;)">
            <text:p/>
          </table:table-cell>
          <table:table-cell table:style-name="ce42" table:formula="of:=IF([.L27]&lt;&gt;&quot;&quot;;IF([.L27]&lt;[main.$B$25];[.L2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">
            <text:p>12</text:p>
          </table:table-cell>
          <table:table-cell table:style-name="ce29" table:formula="of:=1/[main.$B$1]*[.B$7]*[.$A28]/[main.$B$2]" office:value-type="float" office:value="0.00075">
            <text:p>0,00075</text:p>
          </table:table-cell>
          <table:table-cell table:style-name="ce29" table:formula="of:=1/[main.$B$1]*[.C$7]*[.$A28]/[main.$B$2]" office:value-type="float" office:value="0.006">
            <text:p>0,006</text:p>
          </table:table-cell>
          <table:table-cell table:style-name="ce29" table:formula="of:=1/[main.$B$1]*[.D$7]*[.$A28]/[main.$B$2]" office:value-type="float" office:value="0.048">
            <text:p>0,048</text:p>
          </table:table-cell>
          <table:table-cell table:style-name="ce29" table:formula="of:=1/[main.$B$1]*[.E$7]*[.$A28]/[main.$B$2]" office:value-type="float" office:value="0.192">
            <text:p>0,192</text:p>
          </table:table-cell>
          <table:table-cell table:style-name="ce29" table:formula="of:=1/[main.$B$1]*[.F$7]*[.$A28]/[main.$B$2]" office:value-type="float" office:value="0.768">
            <text:p>0,768</text:p>
          </table:table-cell>
          <table:table-cell office:value-type="float" office:value="12">
            <text:p>12</text:p>
          </table:table-cell>
          <table:table-cell table:style-name="ce39" table:formula="of:=IF([.B28]=FLOOR([.B28];1);[.B28];&quot;&quot;)">
            <text:p/>
          </table:table-cell>
          <table:table-cell table:style-name="ce35" table:formula="of:=IF([.C28]=FLOOR([.C28];1);[.C28];&quot;&quot;)">
            <text:p/>
          </table:table-cell>
          <table:table-cell table:style-name="ce35" table:formula="of:=IF([.D28]=FLOOR([.D28];1);[.D28];&quot;&quot;)">
            <text:p/>
          </table:table-cell>
          <table:table-cell table:style-name="ce35" table:formula="of:=IF([.E28]=FLOOR([.E28];1);[.E28];&quot;&quot;)">
            <text:p/>
          </table:table-cell>
          <table:table-cell table:style-name="ce42" table:formula="of:=IF([.F28]=FLOOR([.F28];1);[.F28];&quot;&quot;)">
            <text:p/>
          </table:table-cell>
          <table:table-cell office:value-type="float" office:value="12">
            <text:p>12</text:p>
          </table:table-cell>
          <table:table-cell table:style-name="ce39" table:formula="of:=IF([.H28]&lt;&gt;&quot;&quot;;IF([.H28]&lt;[main.$B$25];[.H28];&quot;&quot;);&quot;&quot;)">
            <text:p/>
          </table:table-cell>
          <table:table-cell table:style-name="ce35" table:formula="of:=IF([.I28]&lt;&gt;&quot;&quot;;IF([.I28]&lt;[main.$B$25];[.I28];&quot;&quot;);&quot;&quot;)">
            <text:p/>
          </table:table-cell>
          <table:table-cell table:style-name="ce35" table:formula="of:=IF([.J28]&lt;&gt;&quot;&quot;;IF([.J28]&lt;[main.$B$25];[.J28];&quot;&quot;);&quot;&quot;)">
            <text:p/>
          </table:table-cell>
          <table:table-cell table:style-name="ce35" table:formula="of:=IF([.K28]&lt;&gt;&quot;&quot;;IF([.K28]&lt;[main.$B$25];[.K28];&quot;&quot;);&quot;&quot;)">
            <text:p/>
          </table:table-cell>
          <table:table-cell table:style-name="ce42" table:formula="of:=IF([.L28]&lt;&gt;&quot;&quot;;IF([.L28]&lt;[main.$B$25];[.L2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">
            <text:p>13</text:p>
          </table:table-cell>
          <table:table-cell table:style-name="ce29" table:formula="of:=1/[main.$B$1]*[.B$7]*[.$A29]/[main.$B$2]" office:value-type="float" office:value="0.0008125">
            <text:p>0,0008125</text:p>
          </table:table-cell>
          <table:table-cell table:style-name="ce29" table:formula="of:=1/[main.$B$1]*[.C$7]*[.$A29]/[main.$B$2]" office:value-type="float" office:value="0.0065">
            <text:p>0,0065</text:p>
          </table:table-cell>
          <table:table-cell table:style-name="ce29" table:formula="of:=1/[main.$B$1]*[.D$7]*[.$A29]/[main.$B$2]" office:value-type="float" office:value="0.052">
            <text:p>0,052</text:p>
          </table:table-cell>
          <table:table-cell table:style-name="ce29" table:formula="of:=1/[main.$B$1]*[.E$7]*[.$A29]/[main.$B$2]" office:value-type="float" office:value="0.208">
            <text:p>0,208</text:p>
          </table:table-cell>
          <table:table-cell table:style-name="ce29" table:formula="of:=1/[main.$B$1]*[.F$7]*[.$A29]/[main.$B$2]" office:value-type="float" office:value="0.832">
            <text:p>0,832</text:p>
          </table:table-cell>
          <table:table-cell office:value-type="float" office:value="13">
            <text:p>13</text:p>
          </table:table-cell>
          <table:table-cell table:style-name="ce39" table:formula="of:=IF([.B29]=FLOOR([.B29];1);[.B29];&quot;&quot;)">
            <text:p/>
          </table:table-cell>
          <table:table-cell table:style-name="ce35" table:formula="of:=IF([.C29]=FLOOR([.C29];1);[.C29];&quot;&quot;)">
            <text:p/>
          </table:table-cell>
          <table:table-cell table:style-name="ce35" table:formula="of:=IF([.D29]=FLOOR([.D29];1);[.D29];&quot;&quot;)">
            <text:p/>
          </table:table-cell>
          <table:table-cell table:style-name="ce35" table:formula="of:=IF([.E29]=FLOOR([.E29];1);[.E29];&quot;&quot;)">
            <text:p/>
          </table:table-cell>
          <table:table-cell table:style-name="ce42" table:formula="of:=IF([.F29]=FLOOR([.F29];1);[.F29];&quot;&quot;)">
            <text:p/>
          </table:table-cell>
          <table:table-cell office:value-type="float" office:value="13">
            <text:p>13</text:p>
          </table:table-cell>
          <table:table-cell table:style-name="ce39" table:formula="of:=IF([.H29]&lt;&gt;&quot;&quot;;IF([.H29]&lt;[main.$B$25];[.H29];&quot;&quot;);&quot;&quot;)">
            <text:p/>
          </table:table-cell>
          <table:table-cell table:style-name="ce35" table:formula="of:=IF([.I29]&lt;&gt;&quot;&quot;;IF([.I29]&lt;[main.$B$25];[.I29];&quot;&quot;);&quot;&quot;)">
            <text:p/>
          </table:table-cell>
          <table:table-cell table:style-name="ce35" table:formula="of:=IF([.J29]&lt;&gt;&quot;&quot;;IF([.J29]&lt;[main.$B$25];[.J29];&quot;&quot;);&quot;&quot;)">
            <text:p/>
          </table:table-cell>
          <table:table-cell table:style-name="ce35" table:formula="of:=IF([.K29]&lt;&gt;&quot;&quot;;IF([.K29]&lt;[main.$B$25];[.K29];&quot;&quot;);&quot;&quot;)">
            <text:p/>
          </table:table-cell>
          <table:table-cell table:style-name="ce42" table:formula="of:=IF([.L29]&lt;&gt;&quot;&quot;;IF([.L29]&lt;[main.$B$25];[.L2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">
            <text:p>14</text:p>
          </table:table-cell>
          <table:table-cell table:style-name="ce29" table:formula="of:=1/[main.$B$1]*[.B$7]*[.$A30]/[main.$B$2]" office:value-type="float" office:value="0.000875">
            <text:p>0,000875</text:p>
          </table:table-cell>
          <table:table-cell table:style-name="ce29" table:formula="of:=1/[main.$B$1]*[.C$7]*[.$A30]/[main.$B$2]" office:value-type="float" office:value="0.007">
            <text:p>0,007</text:p>
          </table:table-cell>
          <table:table-cell table:style-name="ce29" table:formula="of:=1/[main.$B$1]*[.D$7]*[.$A30]/[main.$B$2]" office:value-type="float" office:value="0.056">
            <text:p>0,056</text:p>
          </table:table-cell>
          <table:table-cell table:style-name="ce29" table:formula="of:=1/[main.$B$1]*[.E$7]*[.$A30]/[main.$B$2]" office:value-type="float" office:value="0.224">
            <text:p>0,224</text:p>
          </table:table-cell>
          <table:table-cell table:style-name="ce29" table:formula="of:=1/[main.$B$1]*[.F$7]*[.$A30]/[main.$B$2]" office:value-type="float" office:value="0.896">
            <text:p>0,896</text:p>
          </table:table-cell>
          <table:table-cell office:value-type="float" office:value="14">
            <text:p>14</text:p>
          </table:table-cell>
          <table:table-cell table:style-name="ce39" table:formula="of:=IF([.B30]=FLOOR([.B30];1);[.B30];&quot;&quot;)">
            <text:p/>
          </table:table-cell>
          <table:table-cell table:style-name="ce35" table:formula="of:=IF([.C30]=FLOOR([.C30];1);[.C30];&quot;&quot;)">
            <text:p/>
          </table:table-cell>
          <table:table-cell table:style-name="ce35" table:formula="of:=IF([.D30]=FLOOR([.D30];1);[.D30];&quot;&quot;)">
            <text:p/>
          </table:table-cell>
          <table:table-cell table:style-name="ce35" table:formula="of:=IF([.E30]=FLOOR([.E30];1);[.E30];&quot;&quot;)">
            <text:p/>
          </table:table-cell>
          <table:table-cell table:style-name="ce42" table:formula="of:=IF([.F30]=FLOOR([.F30];1);[.F30];&quot;&quot;)">
            <text:p/>
          </table:table-cell>
          <table:table-cell office:value-type="float" office:value="14">
            <text:p>14</text:p>
          </table:table-cell>
          <table:table-cell table:style-name="ce39" table:formula="of:=IF([.H30]&lt;&gt;&quot;&quot;;IF([.H30]&lt;[main.$B$25];[.H30];&quot;&quot;);&quot;&quot;)">
            <text:p/>
          </table:table-cell>
          <table:table-cell table:style-name="ce35" table:formula="of:=IF([.I30]&lt;&gt;&quot;&quot;;IF([.I30]&lt;[main.$B$25];[.I30];&quot;&quot;);&quot;&quot;)">
            <text:p/>
          </table:table-cell>
          <table:table-cell table:style-name="ce35" table:formula="of:=IF([.J30]&lt;&gt;&quot;&quot;;IF([.J30]&lt;[main.$B$25];[.J30];&quot;&quot;);&quot;&quot;)">
            <text:p/>
          </table:table-cell>
          <table:table-cell table:style-name="ce35" table:formula="of:=IF([.K30]&lt;&gt;&quot;&quot;;IF([.K30]&lt;[main.$B$25];[.K30];&quot;&quot;);&quot;&quot;)">
            <text:p/>
          </table:table-cell>
          <table:table-cell table:style-name="ce42" table:formula="of:=IF([.L30]&lt;&gt;&quot;&quot;;IF([.L30]&lt;[main.$B$25];[.L3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">
            <text:p>15</text:p>
          </table:table-cell>
          <table:table-cell table:style-name="ce29" table:formula="of:=1/[main.$B$1]*[.B$7]*[.$A31]/[main.$B$2]" office:value-type="float" office:value="0.0009375">
            <text:p>0,0009375</text:p>
          </table:table-cell>
          <table:table-cell table:style-name="ce29" table:formula="of:=1/[main.$B$1]*[.C$7]*[.$A31]/[main.$B$2]" office:value-type="float" office:value="0.0075">
            <text:p>0,0075</text:p>
          </table:table-cell>
          <table:table-cell table:style-name="ce29" table:formula="of:=1/[main.$B$1]*[.D$7]*[.$A31]/[main.$B$2]" office:value-type="float" office:value="0.06">
            <text:p>0,06</text:p>
          </table:table-cell>
          <table:table-cell table:style-name="ce29" table:formula="of:=1/[main.$B$1]*[.E$7]*[.$A31]/[main.$B$2]" office:value-type="float" office:value="0.24">
            <text:p>0,24</text:p>
          </table:table-cell>
          <table:table-cell table:style-name="ce29" table:formula="of:=1/[main.$B$1]*[.F$7]*[.$A31]/[main.$B$2]" office:value-type="float" office:value="0.96">
            <text:p>0,96</text:p>
          </table:table-cell>
          <table:table-cell office:value-type="float" office:value="15">
            <text:p>15</text:p>
          </table:table-cell>
          <table:table-cell table:style-name="ce39" table:formula="of:=IF([.B31]=FLOOR([.B31];1);[.B31];&quot;&quot;)">
            <text:p/>
          </table:table-cell>
          <table:table-cell table:style-name="ce35" table:formula="of:=IF([.C31]=FLOOR([.C31];1);[.C31];&quot;&quot;)">
            <text:p/>
          </table:table-cell>
          <table:table-cell table:style-name="ce35" table:formula="of:=IF([.D31]=FLOOR([.D31];1);[.D31];&quot;&quot;)">
            <text:p/>
          </table:table-cell>
          <table:table-cell table:style-name="ce35" table:formula="of:=IF([.E31]=FLOOR([.E31];1);[.E31];&quot;&quot;)">
            <text:p/>
          </table:table-cell>
          <table:table-cell table:style-name="ce42" table:formula="of:=IF([.F31]=FLOOR([.F31];1);[.F31];&quot;&quot;)">
            <text:p/>
          </table:table-cell>
          <table:table-cell office:value-type="float" office:value="15">
            <text:p>15</text:p>
          </table:table-cell>
          <table:table-cell table:style-name="ce39" table:formula="of:=IF([.H31]&lt;&gt;&quot;&quot;;IF([.H31]&lt;[main.$B$25];[.H31];&quot;&quot;);&quot;&quot;)">
            <text:p/>
          </table:table-cell>
          <table:table-cell table:style-name="ce35" table:formula="of:=IF([.I31]&lt;&gt;&quot;&quot;;IF([.I31]&lt;[main.$B$25];[.I31];&quot;&quot;);&quot;&quot;)">
            <text:p/>
          </table:table-cell>
          <table:table-cell table:style-name="ce35" table:formula="of:=IF([.J31]&lt;&gt;&quot;&quot;;IF([.J31]&lt;[main.$B$25];[.J31];&quot;&quot;);&quot;&quot;)">
            <text:p/>
          </table:table-cell>
          <table:table-cell table:style-name="ce35" table:formula="of:=IF([.K31]&lt;&gt;&quot;&quot;;IF([.K31]&lt;[main.$B$25];[.K31];&quot;&quot;);&quot;&quot;)">
            <text:p/>
          </table:table-cell>
          <table:table-cell table:style-name="ce42" table:formula="of:=IF([.L31]&lt;&gt;&quot;&quot;;IF([.L31]&lt;[main.$B$25];[.L3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">
            <text:p>16</text:p>
          </table:table-cell>
          <table:table-cell table:style-name="ce29" table:formula="of:=1/[main.$B$1]*[.B$7]*[.$A32]/[main.$B$2]" office:value-type="float" office:value="0.001">
            <text:p>0,001</text:p>
          </table:table-cell>
          <table:table-cell table:style-name="ce29" table:formula="of:=1/[main.$B$1]*[.C$7]*[.$A32]/[main.$B$2]" office:value-type="float" office:value="0.008">
            <text:p>0,008</text:p>
          </table:table-cell>
          <table:table-cell table:style-name="ce29" table:formula="of:=1/[main.$B$1]*[.D$7]*[.$A32]/[main.$B$2]" office:value-type="float" office:value="0.064">
            <text:p>0,064</text:p>
          </table:table-cell>
          <table:table-cell table:style-name="ce29" table:formula="of:=1/[main.$B$1]*[.E$7]*[.$A32]/[main.$B$2]" office:value-type="float" office:value="0.256">
            <text:p>0,256</text:p>
          </table:table-cell>
          <table:table-cell table:style-name="ce29" table:formula="of:=1/[main.$B$1]*[.F$7]*[.$A32]/[main.$B$2]" office:value-type="float" office:value="1.024">
            <text:p>1,024</text:p>
          </table:table-cell>
          <table:table-cell office:value-type="float" office:value="16">
            <text:p>16</text:p>
          </table:table-cell>
          <table:table-cell table:style-name="ce39" table:formula="of:=IF([.B32]=FLOOR([.B32];1);[.B32];&quot;&quot;)">
            <text:p/>
          </table:table-cell>
          <table:table-cell table:style-name="ce35" table:formula="of:=IF([.C32]=FLOOR([.C32];1);[.C32];&quot;&quot;)">
            <text:p/>
          </table:table-cell>
          <table:table-cell table:style-name="ce35" table:formula="of:=IF([.D32]=FLOOR([.D32];1);[.D32];&quot;&quot;)">
            <text:p/>
          </table:table-cell>
          <table:table-cell table:style-name="ce35" table:formula="of:=IF([.E32]=FLOOR([.E32];1);[.E32];&quot;&quot;)">
            <text:p/>
          </table:table-cell>
          <table:table-cell table:style-name="ce42" table:formula="of:=IF([.F32]=FLOOR([.F32];1);[.F32];&quot;&quot;)">
            <text:p/>
          </table:table-cell>
          <table:table-cell office:value-type="float" office:value="16">
            <text:p>16</text:p>
          </table:table-cell>
          <table:table-cell table:style-name="ce39" table:formula="of:=IF([.H32]&lt;&gt;&quot;&quot;;IF([.H32]&lt;[main.$B$25];[.H32];&quot;&quot;);&quot;&quot;)">
            <text:p/>
          </table:table-cell>
          <table:table-cell table:style-name="ce35" table:formula="of:=IF([.I32]&lt;&gt;&quot;&quot;;IF([.I32]&lt;[main.$B$25];[.I32];&quot;&quot;);&quot;&quot;)">
            <text:p/>
          </table:table-cell>
          <table:table-cell table:style-name="ce35" table:formula="of:=IF([.J32]&lt;&gt;&quot;&quot;;IF([.J32]&lt;[main.$B$25];[.J32];&quot;&quot;);&quot;&quot;)">
            <text:p/>
          </table:table-cell>
          <table:table-cell table:style-name="ce35" table:formula="of:=IF([.K32]&lt;&gt;&quot;&quot;;IF([.K32]&lt;[main.$B$25];[.K32];&quot;&quot;);&quot;&quot;)">
            <text:p/>
          </table:table-cell>
          <table:table-cell table:style-name="ce42" table:formula="of:=IF([.L32]&lt;&gt;&quot;&quot;;IF([.L32]&lt;[main.$B$25];[.L3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">
            <text:p>17</text:p>
          </table:table-cell>
          <table:table-cell table:style-name="ce29" table:formula="of:=1/[main.$B$1]*[.B$7]*[.$A33]/[main.$B$2]" office:value-type="float" office:value="0.0010625">
            <text:p>0,0010625</text:p>
          </table:table-cell>
          <table:table-cell table:style-name="ce29" table:formula="of:=1/[main.$B$1]*[.C$7]*[.$A33]/[main.$B$2]" office:value-type="float" office:value="0.0085">
            <text:p>0,0085</text:p>
          </table:table-cell>
          <table:table-cell table:style-name="ce29" table:formula="of:=1/[main.$B$1]*[.D$7]*[.$A33]/[main.$B$2]" office:value-type="float" office:value="0.068">
            <text:p>0,068</text:p>
          </table:table-cell>
          <table:table-cell table:style-name="ce29" table:formula="of:=1/[main.$B$1]*[.E$7]*[.$A33]/[main.$B$2]" office:value-type="float" office:value="0.272">
            <text:p>0,272</text:p>
          </table:table-cell>
          <table:table-cell table:style-name="ce29" table:formula="of:=1/[main.$B$1]*[.F$7]*[.$A33]/[main.$B$2]" office:value-type="float" office:value="1.088">
            <text:p>1,088</text:p>
          </table:table-cell>
          <table:table-cell office:value-type="float" office:value="17">
            <text:p>17</text:p>
          </table:table-cell>
          <table:table-cell table:style-name="ce39" table:formula="of:=IF([.B33]=FLOOR([.B33];1);[.B33];&quot;&quot;)">
            <text:p/>
          </table:table-cell>
          <table:table-cell table:style-name="ce35" table:formula="of:=IF([.C33]=FLOOR([.C33];1);[.C33];&quot;&quot;)">
            <text:p/>
          </table:table-cell>
          <table:table-cell table:style-name="ce35" table:formula="of:=IF([.D33]=FLOOR([.D33];1);[.D33];&quot;&quot;)">
            <text:p/>
          </table:table-cell>
          <table:table-cell table:style-name="ce35" table:formula="of:=IF([.E33]=FLOOR([.E33];1);[.E33];&quot;&quot;)">
            <text:p/>
          </table:table-cell>
          <table:table-cell table:style-name="ce42" table:formula="of:=IF([.F33]=FLOOR([.F33];1);[.F33];&quot;&quot;)">
            <text:p/>
          </table:table-cell>
          <table:table-cell office:value-type="float" office:value="17">
            <text:p>17</text:p>
          </table:table-cell>
          <table:table-cell table:style-name="ce39" table:formula="of:=IF([.H33]&lt;&gt;&quot;&quot;;IF([.H33]&lt;[main.$B$25];[.H33];&quot;&quot;);&quot;&quot;)">
            <text:p/>
          </table:table-cell>
          <table:table-cell table:style-name="ce35" table:formula="of:=IF([.I33]&lt;&gt;&quot;&quot;;IF([.I33]&lt;[main.$B$25];[.I33];&quot;&quot;);&quot;&quot;)">
            <text:p/>
          </table:table-cell>
          <table:table-cell table:style-name="ce35" table:formula="of:=IF([.J33]&lt;&gt;&quot;&quot;;IF([.J33]&lt;[main.$B$25];[.J33];&quot;&quot;);&quot;&quot;)">
            <text:p/>
          </table:table-cell>
          <table:table-cell table:style-name="ce35" table:formula="of:=IF([.K33]&lt;&gt;&quot;&quot;;IF([.K33]&lt;[main.$B$25];[.K33];&quot;&quot;);&quot;&quot;)">
            <text:p/>
          </table:table-cell>
          <table:table-cell table:style-name="ce42" table:formula="of:=IF([.L33]&lt;&gt;&quot;&quot;;IF([.L33]&lt;[main.$B$25];[.L3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">
            <text:p>18</text:p>
          </table:table-cell>
          <table:table-cell table:style-name="ce29" table:formula="of:=1/[main.$B$1]*[.B$7]*[.$A34]/[main.$B$2]" office:value-type="float" office:value="0.001125">
            <text:p>0,001125</text:p>
          </table:table-cell>
          <table:table-cell table:style-name="ce29" table:formula="of:=1/[main.$B$1]*[.C$7]*[.$A34]/[main.$B$2]" office:value-type="float" office:value="0.009">
            <text:p>0,009</text:p>
          </table:table-cell>
          <table:table-cell table:style-name="ce29" table:formula="of:=1/[main.$B$1]*[.D$7]*[.$A34]/[main.$B$2]" office:value-type="float" office:value="0.072">
            <text:p>0,072</text:p>
          </table:table-cell>
          <table:table-cell table:style-name="ce29" table:formula="of:=1/[main.$B$1]*[.E$7]*[.$A34]/[main.$B$2]" office:value-type="float" office:value="0.288">
            <text:p>0,288</text:p>
          </table:table-cell>
          <table:table-cell table:style-name="ce29" table:formula="of:=1/[main.$B$1]*[.F$7]*[.$A34]/[main.$B$2]" office:value-type="float" office:value="1.152">
            <text:p>1,152</text:p>
          </table:table-cell>
          <table:table-cell office:value-type="float" office:value="18">
            <text:p>18</text:p>
          </table:table-cell>
          <table:table-cell table:style-name="ce39" table:formula="of:=IF([.B34]=FLOOR([.B34];1);[.B34];&quot;&quot;)">
            <text:p/>
          </table:table-cell>
          <table:table-cell table:style-name="ce35" table:formula="of:=IF([.C34]=FLOOR([.C34];1);[.C34];&quot;&quot;)">
            <text:p/>
          </table:table-cell>
          <table:table-cell table:style-name="ce35" table:formula="of:=IF([.D34]=FLOOR([.D34];1);[.D34];&quot;&quot;)">
            <text:p/>
          </table:table-cell>
          <table:table-cell table:style-name="ce35" table:formula="of:=IF([.E34]=FLOOR([.E34];1);[.E34];&quot;&quot;)">
            <text:p/>
          </table:table-cell>
          <table:table-cell table:style-name="ce42" table:formula="of:=IF([.F34]=FLOOR([.F34];1);[.F34];&quot;&quot;)">
            <text:p/>
          </table:table-cell>
          <table:table-cell office:value-type="float" office:value="18">
            <text:p>18</text:p>
          </table:table-cell>
          <table:table-cell table:style-name="ce39" table:formula="of:=IF([.H34]&lt;&gt;&quot;&quot;;IF([.H34]&lt;[main.$B$25];[.H34];&quot;&quot;);&quot;&quot;)">
            <text:p/>
          </table:table-cell>
          <table:table-cell table:style-name="ce35" table:formula="of:=IF([.I34]&lt;&gt;&quot;&quot;;IF([.I34]&lt;[main.$B$25];[.I34];&quot;&quot;);&quot;&quot;)">
            <text:p/>
          </table:table-cell>
          <table:table-cell table:style-name="ce35" table:formula="of:=IF([.J34]&lt;&gt;&quot;&quot;;IF([.J34]&lt;[main.$B$25];[.J34];&quot;&quot;);&quot;&quot;)">
            <text:p/>
          </table:table-cell>
          <table:table-cell table:style-name="ce35" table:formula="of:=IF([.K34]&lt;&gt;&quot;&quot;;IF([.K34]&lt;[main.$B$25];[.K34];&quot;&quot;);&quot;&quot;)">
            <text:p/>
          </table:table-cell>
          <table:table-cell table:style-name="ce42" table:formula="of:=IF([.L34]&lt;&gt;&quot;&quot;;IF([.L34]&lt;[main.$B$25];[.L3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">
            <text:p>19</text:p>
          </table:table-cell>
          <table:table-cell table:style-name="ce29" table:formula="of:=1/[main.$B$1]*[.B$7]*[.$A35]/[main.$B$2]" office:value-type="float" office:value="0.0011875">
            <text:p>0,0011875</text:p>
          </table:table-cell>
          <table:table-cell table:style-name="ce29" table:formula="of:=1/[main.$B$1]*[.C$7]*[.$A35]/[main.$B$2]" office:value-type="float" office:value="0.0095">
            <text:p>0,0095</text:p>
          </table:table-cell>
          <table:table-cell table:style-name="ce29" table:formula="of:=1/[main.$B$1]*[.D$7]*[.$A35]/[main.$B$2]" office:value-type="float" office:value="0.076">
            <text:p>0,076</text:p>
          </table:table-cell>
          <table:table-cell table:style-name="ce29" table:formula="of:=1/[main.$B$1]*[.E$7]*[.$A35]/[main.$B$2]" office:value-type="float" office:value="0.304">
            <text:p>0,304</text:p>
          </table:table-cell>
          <table:table-cell table:style-name="ce29" table:formula="of:=1/[main.$B$1]*[.F$7]*[.$A35]/[main.$B$2]" office:value-type="float" office:value="1.216">
            <text:p>1,216</text:p>
          </table:table-cell>
          <table:table-cell office:value-type="float" office:value="19">
            <text:p>19</text:p>
          </table:table-cell>
          <table:table-cell table:style-name="ce39" table:formula="of:=IF([.B35]=FLOOR([.B35];1);[.B35];&quot;&quot;)">
            <text:p/>
          </table:table-cell>
          <table:table-cell table:style-name="ce35" table:formula="of:=IF([.C35]=FLOOR([.C35];1);[.C35];&quot;&quot;)">
            <text:p/>
          </table:table-cell>
          <table:table-cell table:style-name="ce35" table:formula="of:=IF([.D35]=FLOOR([.D35];1);[.D35];&quot;&quot;)">
            <text:p/>
          </table:table-cell>
          <table:table-cell table:style-name="ce35" table:formula="of:=IF([.E35]=FLOOR([.E35];1);[.E35];&quot;&quot;)">
            <text:p/>
          </table:table-cell>
          <table:table-cell table:style-name="ce42" table:formula="of:=IF([.F35]=FLOOR([.F35];1);[.F35];&quot;&quot;)">
            <text:p/>
          </table:table-cell>
          <table:table-cell office:value-type="float" office:value="19">
            <text:p>19</text:p>
          </table:table-cell>
          <table:table-cell table:style-name="ce39" table:formula="of:=IF([.H35]&lt;&gt;&quot;&quot;;IF([.H35]&lt;[main.$B$25];[.H35];&quot;&quot;);&quot;&quot;)">
            <text:p/>
          </table:table-cell>
          <table:table-cell table:style-name="ce35" table:formula="of:=IF([.I35]&lt;&gt;&quot;&quot;;IF([.I35]&lt;[main.$B$25];[.I35];&quot;&quot;);&quot;&quot;)">
            <text:p/>
          </table:table-cell>
          <table:table-cell table:style-name="ce35" table:formula="of:=IF([.J35]&lt;&gt;&quot;&quot;;IF([.J35]&lt;[main.$B$25];[.J35];&quot;&quot;);&quot;&quot;)">
            <text:p/>
          </table:table-cell>
          <table:table-cell table:style-name="ce35" table:formula="of:=IF([.K35]&lt;&gt;&quot;&quot;;IF([.K35]&lt;[main.$B$25];[.K35];&quot;&quot;);&quot;&quot;)">
            <text:p/>
          </table:table-cell>
          <table:table-cell table:style-name="ce42" table:formula="of:=IF([.L35]&lt;&gt;&quot;&quot;;IF([.L35]&lt;[main.$B$25];[.L3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">
            <text:p>20</text:p>
          </table:table-cell>
          <table:table-cell table:style-name="ce29" table:formula="of:=1/[main.$B$1]*[.B$7]*[.$A36]/[main.$B$2]" office:value-type="float" office:value="0.00125">
            <text:p>0,00125</text:p>
          </table:table-cell>
          <table:table-cell table:style-name="ce29" table:formula="of:=1/[main.$B$1]*[.C$7]*[.$A36]/[main.$B$2]" office:value-type="float" office:value="0.01">
            <text:p>0,01</text:p>
          </table:table-cell>
          <table:table-cell table:style-name="ce29" table:formula="of:=1/[main.$B$1]*[.D$7]*[.$A36]/[main.$B$2]" office:value-type="float" office:value="0.08">
            <text:p>0,08</text:p>
          </table:table-cell>
          <table:table-cell table:style-name="ce29" table:formula="of:=1/[main.$B$1]*[.E$7]*[.$A36]/[main.$B$2]" office:value-type="float" office:value="0.32">
            <text:p>0,32</text:p>
          </table:table-cell>
          <table:table-cell table:style-name="ce29" table:formula="of:=1/[main.$B$1]*[.F$7]*[.$A36]/[main.$B$2]" office:value-type="float" office:value="1.28">
            <text:p>1,28</text:p>
          </table:table-cell>
          <table:table-cell office:value-type="float" office:value="20">
            <text:p>20</text:p>
          </table:table-cell>
          <table:table-cell table:style-name="ce39" table:formula="of:=IF([.B36]=FLOOR([.B36];1);[.B36];&quot;&quot;)">
            <text:p/>
          </table:table-cell>
          <table:table-cell table:style-name="ce35" table:formula="of:=IF([.C36]=FLOOR([.C36];1);[.C36];&quot;&quot;)">
            <text:p/>
          </table:table-cell>
          <table:table-cell table:style-name="ce35" table:formula="of:=IF([.D36]=FLOOR([.D36];1);[.D36];&quot;&quot;)">
            <text:p/>
          </table:table-cell>
          <table:table-cell table:style-name="ce35" table:formula="of:=IF([.E36]=FLOOR([.E36];1);[.E36];&quot;&quot;)">
            <text:p/>
          </table:table-cell>
          <table:table-cell table:style-name="ce42" table:formula="of:=IF([.F36]=FLOOR([.F36];1);[.F36];&quot;&quot;)">
            <text:p/>
          </table:table-cell>
          <table:table-cell office:value-type="float" office:value="20">
            <text:p>20</text:p>
          </table:table-cell>
          <table:table-cell table:style-name="ce39" table:formula="of:=IF([.H36]&lt;&gt;&quot;&quot;;IF([.H36]&lt;[main.$B$25];[.H36];&quot;&quot;);&quot;&quot;)">
            <text:p/>
          </table:table-cell>
          <table:table-cell table:style-name="ce35" table:formula="of:=IF([.I36]&lt;&gt;&quot;&quot;;IF([.I36]&lt;[main.$B$25];[.I36];&quot;&quot;);&quot;&quot;)">
            <text:p/>
          </table:table-cell>
          <table:table-cell table:style-name="ce35" table:formula="of:=IF([.J36]&lt;&gt;&quot;&quot;;IF([.J36]&lt;[main.$B$25];[.J36];&quot;&quot;);&quot;&quot;)">
            <text:p/>
          </table:table-cell>
          <table:table-cell table:style-name="ce35" table:formula="of:=IF([.K36]&lt;&gt;&quot;&quot;;IF([.K36]&lt;[main.$B$25];[.K36];&quot;&quot;);&quot;&quot;)">
            <text:p/>
          </table:table-cell>
          <table:table-cell table:style-name="ce42" table:formula="of:=IF([.L36]&lt;&gt;&quot;&quot;;IF([.L36]&lt;[main.$B$25];[.L3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">
            <text:p>21</text:p>
          </table:table-cell>
          <table:table-cell table:style-name="ce29" table:formula="of:=1/[main.$B$1]*[.B$7]*[.$A37]/[main.$B$2]" office:value-type="float" office:value="0.0013125">
            <text:p>0,0013125</text:p>
          </table:table-cell>
          <table:table-cell table:style-name="ce29" table:formula="of:=1/[main.$B$1]*[.C$7]*[.$A37]/[main.$B$2]" office:value-type="float" office:value="0.0105">
            <text:p>0,0105</text:p>
          </table:table-cell>
          <table:table-cell table:style-name="ce29" table:formula="of:=1/[main.$B$1]*[.D$7]*[.$A37]/[main.$B$2]" office:value-type="float" office:value="0.084">
            <text:p>0,084</text:p>
          </table:table-cell>
          <table:table-cell table:style-name="ce29" table:formula="of:=1/[main.$B$1]*[.E$7]*[.$A37]/[main.$B$2]" office:value-type="float" office:value="0.336">
            <text:p>0,336</text:p>
          </table:table-cell>
          <table:table-cell table:style-name="ce29" table:formula="of:=1/[main.$B$1]*[.F$7]*[.$A37]/[main.$B$2]" office:value-type="float" office:value="1.344">
            <text:p>1,344</text:p>
          </table:table-cell>
          <table:table-cell office:value-type="float" office:value="21">
            <text:p>21</text:p>
          </table:table-cell>
          <table:table-cell table:style-name="ce39" table:formula="of:=IF([.B37]=FLOOR([.B37];1);[.B37];&quot;&quot;)">
            <text:p/>
          </table:table-cell>
          <table:table-cell table:style-name="ce35" table:formula="of:=IF([.C37]=FLOOR([.C37];1);[.C37];&quot;&quot;)">
            <text:p/>
          </table:table-cell>
          <table:table-cell table:style-name="ce35" table:formula="of:=IF([.D37]=FLOOR([.D37];1);[.D37];&quot;&quot;)">
            <text:p/>
          </table:table-cell>
          <table:table-cell table:style-name="ce35" table:formula="of:=IF([.E37]=FLOOR([.E37];1);[.E37];&quot;&quot;)">
            <text:p/>
          </table:table-cell>
          <table:table-cell table:style-name="ce42" table:formula="of:=IF([.F37]=FLOOR([.F37];1);[.F37];&quot;&quot;)">
            <text:p/>
          </table:table-cell>
          <table:table-cell office:value-type="float" office:value="21">
            <text:p>21</text:p>
          </table:table-cell>
          <table:table-cell table:style-name="ce39" table:formula="of:=IF([.H37]&lt;&gt;&quot;&quot;;IF([.H37]&lt;[main.$B$25];[.H37];&quot;&quot;);&quot;&quot;)">
            <text:p/>
          </table:table-cell>
          <table:table-cell table:style-name="ce35" table:formula="of:=IF([.I37]&lt;&gt;&quot;&quot;;IF([.I37]&lt;[main.$B$25];[.I37];&quot;&quot;);&quot;&quot;)">
            <text:p/>
          </table:table-cell>
          <table:table-cell table:style-name="ce35" table:formula="of:=IF([.J37]&lt;&gt;&quot;&quot;;IF([.J37]&lt;[main.$B$25];[.J37];&quot;&quot;);&quot;&quot;)">
            <text:p/>
          </table:table-cell>
          <table:table-cell table:style-name="ce35" table:formula="of:=IF([.K37]&lt;&gt;&quot;&quot;;IF([.K37]&lt;[main.$B$25];[.K37];&quot;&quot;);&quot;&quot;)">
            <text:p/>
          </table:table-cell>
          <table:table-cell table:style-name="ce42" table:formula="of:=IF([.L37]&lt;&gt;&quot;&quot;;IF([.L37]&lt;[main.$B$25];[.L3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">
            <text:p>22</text:p>
          </table:table-cell>
          <table:table-cell table:style-name="ce29" table:formula="of:=1/[main.$B$1]*[.B$7]*[.$A38]/[main.$B$2]" office:value-type="float" office:value="0.001375">
            <text:p>0,001375</text:p>
          </table:table-cell>
          <table:table-cell table:style-name="ce29" table:formula="of:=1/[main.$B$1]*[.C$7]*[.$A38]/[main.$B$2]" office:value-type="float" office:value="0.011">
            <text:p>0,011</text:p>
          </table:table-cell>
          <table:table-cell table:style-name="ce29" table:formula="of:=1/[main.$B$1]*[.D$7]*[.$A38]/[main.$B$2]" office:value-type="float" office:value="0.088">
            <text:p>0,088</text:p>
          </table:table-cell>
          <table:table-cell table:style-name="ce29" table:formula="of:=1/[main.$B$1]*[.E$7]*[.$A38]/[main.$B$2]" office:value-type="float" office:value="0.352">
            <text:p>0,352</text:p>
          </table:table-cell>
          <table:table-cell table:style-name="ce29" table:formula="of:=1/[main.$B$1]*[.F$7]*[.$A38]/[main.$B$2]" office:value-type="float" office:value="1.408">
            <text:p>1,408</text:p>
          </table:table-cell>
          <table:table-cell office:value-type="float" office:value="22">
            <text:p>22</text:p>
          </table:table-cell>
          <table:table-cell table:style-name="ce39" table:formula="of:=IF([.B38]=FLOOR([.B38];1);[.B38];&quot;&quot;)">
            <text:p/>
          </table:table-cell>
          <table:table-cell table:style-name="ce35" table:formula="of:=IF([.C38]=FLOOR([.C38];1);[.C38];&quot;&quot;)">
            <text:p/>
          </table:table-cell>
          <table:table-cell table:style-name="ce35" table:formula="of:=IF([.D38]=FLOOR([.D38];1);[.D38];&quot;&quot;)">
            <text:p/>
          </table:table-cell>
          <table:table-cell table:style-name="ce35" table:formula="of:=IF([.E38]=FLOOR([.E38];1);[.E38];&quot;&quot;)">
            <text:p/>
          </table:table-cell>
          <table:table-cell table:style-name="ce42" table:formula="of:=IF([.F38]=FLOOR([.F38];1);[.F38];&quot;&quot;)">
            <text:p/>
          </table:table-cell>
          <table:table-cell office:value-type="float" office:value="22">
            <text:p>22</text:p>
          </table:table-cell>
          <table:table-cell table:style-name="ce39" table:formula="of:=IF([.H38]&lt;&gt;&quot;&quot;;IF([.H38]&lt;[main.$B$25];[.H38];&quot;&quot;);&quot;&quot;)">
            <text:p/>
          </table:table-cell>
          <table:table-cell table:style-name="ce35" table:formula="of:=IF([.I38]&lt;&gt;&quot;&quot;;IF([.I38]&lt;[main.$B$25];[.I38];&quot;&quot;);&quot;&quot;)">
            <text:p/>
          </table:table-cell>
          <table:table-cell table:style-name="ce35" table:formula="of:=IF([.J38]&lt;&gt;&quot;&quot;;IF([.J38]&lt;[main.$B$25];[.J38];&quot;&quot;);&quot;&quot;)">
            <text:p/>
          </table:table-cell>
          <table:table-cell table:style-name="ce35" table:formula="of:=IF([.K38]&lt;&gt;&quot;&quot;;IF([.K38]&lt;[main.$B$25];[.K38];&quot;&quot;);&quot;&quot;)">
            <text:p/>
          </table:table-cell>
          <table:table-cell table:style-name="ce42" table:formula="of:=IF([.L38]&lt;&gt;&quot;&quot;;IF([.L38]&lt;[main.$B$25];[.L3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">
            <text:p>23</text:p>
          </table:table-cell>
          <table:table-cell table:style-name="ce29" table:formula="of:=1/[main.$B$1]*[.B$7]*[.$A39]/[main.$B$2]" office:value-type="float" office:value="0.0014375">
            <text:p>0,0014375</text:p>
          </table:table-cell>
          <table:table-cell table:style-name="ce29" table:formula="of:=1/[main.$B$1]*[.C$7]*[.$A39]/[main.$B$2]" office:value-type="float" office:value="0.0115">
            <text:p>0,0115</text:p>
          </table:table-cell>
          <table:table-cell table:style-name="ce29" table:formula="of:=1/[main.$B$1]*[.D$7]*[.$A39]/[main.$B$2]" office:value-type="float" office:value="0.092">
            <text:p>0,092</text:p>
          </table:table-cell>
          <table:table-cell table:style-name="ce29" table:formula="of:=1/[main.$B$1]*[.E$7]*[.$A39]/[main.$B$2]" office:value-type="float" office:value="0.368">
            <text:p>0,368</text:p>
          </table:table-cell>
          <table:table-cell table:style-name="ce29" table:formula="of:=1/[main.$B$1]*[.F$7]*[.$A39]/[main.$B$2]" office:value-type="float" office:value="1.472">
            <text:p>1,472</text:p>
          </table:table-cell>
          <table:table-cell office:value-type="float" office:value="23">
            <text:p>23</text:p>
          </table:table-cell>
          <table:table-cell table:style-name="ce39" table:formula="of:=IF([.B39]=FLOOR([.B39];1);[.B39];&quot;&quot;)">
            <text:p/>
          </table:table-cell>
          <table:table-cell table:style-name="ce35" table:formula="of:=IF([.C39]=FLOOR([.C39];1);[.C39];&quot;&quot;)">
            <text:p/>
          </table:table-cell>
          <table:table-cell table:style-name="ce35" table:formula="of:=IF([.D39]=FLOOR([.D39];1);[.D39];&quot;&quot;)">
            <text:p/>
          </table:table-cell>
          <table:table-cell table:style-name="ce35" table:formula="of:=IF([.E39]=FLOOR([.E39];1);[.E39];&quot;&quot;)">
            <text:p/>
          </table:table-cell>
          <table:table-cell table:style-name="ce42" table:formula="of:=IF([.F39]=FLOOR([.F39];1);[.F39];&quot;&quot;)">
            <text:p/>
          </table:table-cell>
          <table:table-cell office:value-type="float" office:value="23">
            <text:p>23</text:p>
          </table:table-cell>
          <table:table-cell table:style-name="ce39" table:formula="of:=IF([.H39]&lt;&gt;&quot;&quot;;IF([.H39]&lt;[main.$B$25];[.H39];&quot;&quot;);&quot;&quot;)">
            <text:p/>
          </table:table-cell>
          <table:table-cell table:style-name="ce35" table:formula="of:=IF([.I39]&lt;&gt;&quot;&quot;;IF([.I39]&lt;[main.$B$25];[.I39];&quot;&quot;);&quot;&quot;)">
            <text:p/>
          </table:table-cell>
          <table:table-cell table:style-name="ce35" table:formula="of:=IF([.J39]&lt;&gt;&quot;&quot;;IF([.J39]&lt;[main.$B$25];[.J39];&quot;&quot;);&quot;&quot;)">
            <text:p/>
          </table:table-cell>
          <table:table-cell table:style-name="ce35" table:formula="of:=IF([.K39]&lt;&gt;&quot;&quot;;IF([.K39]&lt;[main.$B$25];[.K39];&quot;&quot;);&quot;&quot;)">
            <text:p/>
          </table:table-cell>
          <table:table-cell table:style-name="ce42" table:formula="of:=IF([.L39]&lt;&gt;&quot;&quot;;IF([.L39]&lt;[main.$B$25];[.L3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">
            <text:p>24</text:p>
          </table:table-cell>
          <table:table-cell table:style-name="ce29" table:formula="of:=1/[main.$B$1]*[.B$7]*[.$A40]/[main.$B$2]" office:value-type="float" office:value="0.0015">
            <text:p>0,0015</text:p>
          </table:table-cell>
          <table:table-cell table:style-name="ce29" table:formula="of:=1/[main.$B$1]*[.C$7]*[.$A40]/[main.$B$2]" office:value-type="float" office:value="0.012">
            <text:p>0,012</text:p>
          </table:table-cell>
          <table:table-cell table:style-name="ce29" table:formula="of:=1/[main.$B$1]*[.D$7]*[.$A40]/[main.$B$2]" office:value-type="float" office:value="0.096">
            <text:p>0,096</text:p>
          </table:table-cell>
          <table:table-cell table:style-name="ce29" table:formula="of:=1/[main.$B$1]*[.E$7]*[.$A40]/[main.$B$2]" office:value-type="float" office:value="0.384">
            <text:p>0,384</text:p>
          </table:table-cell>
          <table:table-cell table:style-name="ce29" table:formula="of:=1/[main.$B$1]*[.F$7]*[.$A40]/[main.$B$2]" office:value-type="float" office:value="1.536">
            <text:p>1,536</text:p>
          </table:table-cell>
          <table:table-cell office:value-type="float" office:value="24">
            <text:p>24</text:p>
          </table:table-cell>
          <table:table-cell table:style-name="ce39" table:formula="of:=IF([.B40]=FLOOR([.B40];1);[.B40];&quot;&quot;)">
            <text:p/>
          </table:table-cell>
          <table:table-cell table:style-name="ce35" table:formula="of:=IF([.C40]=FLOOR([.C40];1);[.C40];&quot;&quot;)">
            <text:p/>
          </table:table-cell>
          <table:table-cell table:style-name="ce35" table:formula="of:=IF([.D40]=FLOOR([.D40];1);[.D40];&quot;&quot;)">
            <text:p/>
          </table:table-cell>
          <table:table-cell table:style-name="ce35" table:formula="of:=IF([.E40]=FLOOR([.E40];1);[.E40];&quot;&quot;)">
            <text:p/>
          </table:table-cell>
          <table:table-cell table:style-name="ce42" table:formula="of:=IF([.F40]=FLOOR([.F40];1);[.F40];&quot;&quot;)">
            <text:p/>
          </table:table-cell>
          <table:table-cell office:value-type="float" office:value="24">
            <text:p>24</text:p>
          </table:table-cell>
          <table:table-cell table:style-name="ce39" table:formula="of:=IF([.H40]&lt;&gt;&quot;&quot;;IF([.H40]&lt;[main.$B$25];[.H40];&quot;&quot;);&quot;&quot;)">
            <text:p/>
          </table:table-cell>
          <table:table-cell table:style-name="ce35" table:formula="of:=IF([.I40]&lt;&gt;&quot;&quot;;IF([.I40]&lt;[main.$B$25];[.I40];&quot;&quot;);&quot;&quot;)">
            <text:p/>
          </table:table-cell>
          <table:table-cell table:style-name="ce35" table:formula="of:=IF([.J40]&lt;&gt;&quot;&quot;;IF([.J40]&lt;[main.$B$25];[.J40];&quot;&quot;);&quot;&quot;)">
            <text:p/>
          </table:table-cell>
          <table:table-cell table:style-name="ce35" table:formula="of:=IF([.K40]&lt;&gt;&quot;&quot;;IF([.K40]&lt;[main.$B$25];[.K40];&quot;&quot;);&quot;&quot;)">
            <text:p/>
          </table:table-cell>
          <table:table-cell table:style-name="ce42" table:formula="of:=IF([.L40]&lt;&gt;&quot;&quot;;IF([.L40]&lt;[main.$B$25];[.L4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">
            <text:p>25</text:p>
          </table:table-cell>
          <table:table-cell table:style-name="ce29" table:formula="of:=1/[main.$B$1]*[.B$7]*[.$A41]/[main.$B$2]" office:value-type="float" office:value="0.0015625">
            <text:p>0,0015625</text:p>
          </table:table-cell>
          <table:table-cell table:style-name="ce29" table:formula="of:=1/[main.$B$1]*[.C$7]*[.$A41]/[main.$B$2]" office:value-type="float" office:value="0.0125">
            <text:p>0,0125</text:p>
          </table:table-cell>
          <table:table-cell table:style-name="ce29" table:formula="of:=1/[main.$B$1]*[.D$7]*[.$A41]/[main.$B$2]" office:value-type="float" office:value="0.1">
            <text:p>0,1</text:p>
          </table:table-cell>
          <table:table-cell table:style-name="ce29" table:formula="of:=1/[main.$B$1]*[.E$7]*[.$A41]/[main.$B$2]" office:value-type="float" office:value="0.4">
            <text:p>0,4</text:p>
          </table:table-cell>
          <table:table-cell table:style-name="ce29" table:formula="of:=1/[main.$B$1]*[.F$7]*[.$A41]/[main.$B$2]" office:value-type="float" office:value="1.6">
            <text:p>1,6</text:p>
          </table:table-cell>
          <table:table-cell office:value-type="float" office:value="25">
            <text:p>25</text:p>
          </table:table-cell>
          <table:table-cell table:style-name="ce39" table:formula="of:=IF([.B41]=FLOOR([.B41];1);[.B41];&quot;&quot;)">
            <text:p/>
          </table:table-cell>
          <table:table-cell table:style-name="ce35" table:formula="of:=IF([.C41]=FLOOR([.C41];1);[.C41];&quot;&quot;)">
            <text:p/>
          </table:table-cell>
          <table:table-cell table:style-name="ce35" table:formula="of:=IF([.D41]=FLOOR([.D41];1);[.D41];&quot;&quot;)">
            <text:p/>
          </table:table-cell>
          <table:table-cell table:style-name="ce35" table:formula="of:=IF([.E41]=FLOOR([.E41];1);[.E41];&quot;&quot;)">
            <text:p/>
          </table:table-cell>
          <table:table-cell table:style-name="ce42" table:formula="of:=IF([.F41]=FLOOR([.F41];1);[.F41];&quot;&quot;)">
            <text:p/>
          </table:table-cell>
          <table:table-cell office:value-type="float" office:value="25">
            <text:p>25</text:p>
          </table:table-cell>
          <table:table-cell table:style-name="ce39" table:formula="of:=IF([.H41]&lt;&gt;&quot;&quot;;IF([.H41]&lt;[main.$B$25];[.H41];&quot;&quot;);&quot;&quot;)">
            <text:p/>
          </table:table-cell>
          <table:table-cell table:style-name="ce35" table:formula="of:=IF([.I41]&lt;&gt;&quot;&quot;;IF([.I41]&lt;[main.$B$25];[.I41];&quot;&quot;);&quot;&quot;)">
            <text:p/>
          </table:table-cell>
          <table:table-cell table:style-name="ce35" table:formula="of:=IF([.J41]&lt;&gt;&quot;&quot;;IF([.J41]&lt;[main.$B$25];[.J41];&quot;&quot;);&quot;&quot;)">
            <text:p/>
          </table:table-cell>
          <table:table-cell table:style-name="ce35" table:formula="of:=IF([.K41]&lt;&gt;&quot;&quot;;IF([.K41]&lt;[main.$B$25];[.K41];&quot;&quot;);&quot;&quot;)">
            <text:p/>
          </table:table-cell>
          <table:table-cell table:style-name="ce42" table:formula="of:=IF([.L41]&lt;&gt;&quot;&quot;;IF([.L41]&lt;[main.$B$25];[.L4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6">
            <text:p>26</text:p>
          </table:table-cell>
          <table:table-cell table:style-name="ce29" table:formula="of:=1/[main.$B$1]*[.B$7]*[.$A42]/[main.$B$2]" office:value-type="float" office:value="0.001625">
            <text:p>0,001625</text:p>
          </table:table-cell>
          <table:table-cell table:style-name="ce29" table:formula="of:=1/[main.$B$1]*[.C$7]*[.$A42]/[main.$B$2]" office:value-type="float" office:value="0.013">
            <text:p>0,013</text:p>
          </table:table-cell>
          <table:table-cell table:style-name="ce29" table:formula="of:=1/[main.$B$1]*[.D$7]*[.$A42]/[main.$B$2]" office:value-type="float" office:value="0.104">
            <text:p>0,104</text:p>
          </table:table-cell>
          <table:table-cell table:style-name="ce29" table:formula="of:=1/[main.$B$1]*[.E$7]*[.$A42]/[main.$B$2]" office:value-type="float" office:value="0.416">
            <text:p>0,416</text:p>
          </table:table-cell>
          <table:table-cell table:style-name="ce29" table:formula="of:=1/[main.$B$1]*[.F$7]*[.$A42]/[main.$B$2]" office:value-type="float" office:value="1.664">
            <text:p>1,664</text:p>
          </table:table-cell>
          <table:table-cell office:value-type="float" office:value="26">
            <text:p>26</text:p>
          </table:table-cell>
          <table:table-cell table:style-name="ce39" table:formula="of:=IF([.B42]=FLOOR([.B42];1);[.B42];&quot;&quot;)">
            <text:p/>
          </table:table-cell>
          <table:table-cell table:style-name="ce35" table:formula="of:=IF([.C42]=FLOOR([.C42];1);[.C42];&quot;&quot;)">
            <text:p/>
          </table:table-cell>
          <table:table-cell table:style-name="ce35" table:formula="of:=IF([.D42]=FLOOR([.D42];1);[.D42];&quot;&quot;)">
            <text:p/>
          </table:table-cell>
          <table:table-cell table:style-name="ce35" table:formula="of:=IF([.E42]=FLOOR([.E42];1);[.E42];&quot;&quot;)">
            <text:p/>
          </table:table-cell>
          <table:table-cell table:style-name="ce42" table:formula="of:=IF([.F42]=FLOOR([.F42];1);[.F42];&quot;&quot;)">
            <text:p/>
          </table:table-cell>
          <table:table-cell office:value-type="float" office:value="26">
            <text:p>26</text:p>
          </table:table-cell>
          <table:table-cell table:style-name="ce39" table:formula="of:=IF([.H42]&lt;&gt;&quot;&quot;;IF([.H42]&lt;[main.$B$25];[.H42];&quot;&quot;);&quot;&quot;)">
            <text:p/>
          </table:table-cell>
          <table:table-cell table:style-name="ce35" table:formula="of:=IF([.I42]&lt;&gt;&quot;&quot;;IF([.I42]&lt;[main.$B$25];[.I42];&quot;&quot;);&quot;&quot;)">
            <text:p/>
          </table:table-cell>
          <table:table-cell table:style-name="ce35" table:formula="of:=IF([.J42]&lt;&gt;&quot;&quot;;IF([.J42]&lt;[main.$B$25];[.J42];&quot;&quot;);&quot;&quot;)">
            <text:p/>
          </table:table-cell>
          <table:table-cell table:style-name="ce35" table:formula="of:=IF([.K42]&lt;&gt;&quot;&quot;;IF([.K42]&lt;[main.$B$25];[.K42];&quot;&quot;);&quot;&quot;)">
            <text:p/>
          </table:table-cell>
          <table:table-cell table:style-name="ce42" table:formula="of:=IF([.L42]&lt;&gt;&quot;&quot;;IF([.L42]&lt;[main.$B$25];[.L4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7">
            <text:p>27</text:p>
          </table:table-cell>
          <table:table-cell table:style-name="ce29" table:formula="of:=1/[main.$B$1]*[.B$7]*[.$A43]/[main.$B$2]" office:value-type="float" office:value="0.0016875">
            <text:p>0,0016875</text:p>
          </table:table-cell>
          <table:table-cell table:style-name="ce29" table:formula="of:=1/[main.$B$1]*[.C$7]*[.$A43]/[main.$B$2]" office:value-type="float" office:value="0.0135">
            <text:p>0,0135</text:p>
          </table:table-cell>
          <table:table-cell table:style-name="ce29" table:formula="of:=1/[main.$B$1]*[.D$7]*[.$A43]/[main.$B$2]" office:value-type="float" office:value="0.108">
            <text:p>0,108</text:p>
          </table:table-cell>
          <table:table-cell table:style-name="ce29" table:formula="of:=1/[main.$B$1]*[.E$7]*[.$A43]/[main.$B$2]" office:value-type="float" office:value="0.432">
            <text:p>0,432</text:p>
          </table:table-cell>
          <table:table-cell table:style-name="ce29" table:formula="of:=1/[main.$B$1]*[.F$7]*[.$A43]/[main.$B$2]" office:value-type="float" office:value="1.728">
            <text:p>1,728</text:p>
          </table:table-cell>
          <table:table-cell office:value-type="float" office:value="27">
            <text:p>27</text:p>
          </table:table-cell>
          <table:table-cell table:style-name="ce39" table:formula="of:=IF([.B43]=FLOOR([.B43];1);[.B43];&quot;&quot;)">
            <text:p/>
          </table:table-cell>
          <table:table-cell table:style-name="ce35" table:formula="of:=IF([.C43]=FLOOR([.C43];1);[.C43];&quot;&quot;)">
            <text:p/>
          </table:table-cell>
          <table:table-cell table:style-name="ce35" table:formula="of:=IF([.D43]=FLOOR([.D43];1);[.D43];&quot;&quot;)">
            <text:p/>
          </table:table-cell>
          <table:table-cell table:style-name="ce35" table:formula="of:=IF([.E43]=FLOOR([.E43];1);[.E43];&quot;&quot;)">
            <text:p/>
          </table:table-cell>
          <table:table-cell table:style-name="ce42" table:formula="of:=IF([.F43]=FLOOR([.F43];1);[.F43];&quot;&quot;)">
            <text:p/>
          </table:table-cell>
          <table:table-cell office:value-type="float" office:value="27">
            <text:p>27</text:p>
          </table:table-cell>
          <table:table-cell table:style-name="ce39" table:formula="of:=IF([.H43]&lt;&gt;&quot;&quot;;IF([.H43]&lt;[main.$B$25];[.H43];&quot;&quot;);&quot;&quot;)">
            <text:p/>
          </table:table-cell>
          <table:table-cell table:style-name="ce35" table:formula="of:=IF([.I43]&lt;&gt;&quot;&quot;;IF([.I43]&lt;[main.$B$25];[.I43];&quot;&quot;);&quot;&quot;)">
            <text:p/>
          </table:table-cell>
          <table:table-cell table:style-name="ce35" table:formula="of:=IF([.J43]&lt;&gt;&quot;&quot;;IF([.J43]&lt;[main.$B$25];[.J43];&quot;&quot;);&quot;&quot;)">
            <text:p/>
          </table:table-cell>
          <table:table-cell table:style-name="ce35" table:formula="of:=IF([.K43]&lt;&gt;&quot;&quot;;IF([.K43]&lt;[main.$B$25];[.K43];&quot;&quot;);&quot;&quot;)">
            <text:p/>
          </table:table-cell>
          <table:table-cell table:style-name="ce42" table:formula="of:=IF([.L43]&lt;&gt;&quot;&quot;;IF([.L43]&lt;[main.$B$25];[.L4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8">
            <text:p>28</text:p>
          </table:table-cell>
          <table:table-cell table:style-name="ce29" table:formula="of:=1/[main.$B$1]*[.B$7]*[.$A44]/[main.$B$2]" office:value-type="float" office:value="0.00175">
            <text:p>0,00175</text:p>
          </table:table-cell>
          <table:table-cell table:style-name="ce29" table:formula="of:=1/[main.$B$1]*[.C$7]*[.$A44]/[main.$B$2]" office:value-type="float" office:value="0.014">
            <text:p>0,014</text:p>
          </table:table-cell>
          <table:table-cell table:style-name="ce29" table:formula="of:=1/[main.$B$1]*[.D$7]*[.$A44]/[main.$B$2]" office:value-type="float" office:value="0.112">
            <text:p>0,112</text:p>
          </table:table-cell>
          <table:table-cell table:style-name="ce29" table:formula="of:=1/[main.$B$1]*[.E$7]*[.$A44]/[main.$B$2]" office:value-type="float" office:value="0.448">
            <text:p>0,448</text:p>
          </table:table-cell>
          <table:table-cell table:style-name="ce29" table:formula="of:=1/[main.$B$1]*[.F$7]*[.$A44]/[main.$B$2]" office:value-type="float" office:value="1.792">
            <text:p>1,792</text:p>
          </table:table-cell>
          <table:table-cell office:value-type="float" office:value="28">
            <text:p>28</text:p>
          </table:table-cell>
          <table:table-cell table:style-name="ce39" table:formula="of:=IF([.B44]=FLOOR([.B44];1);[.B44];&quot;&quot;)">
            <text:p/>
          </table:table-cell>
          <table:table-cell table:style-name="ce35" table:formula="of:=IF([.C44]=FLOOR([.C44];1);[.C44];&quot;&quot;)">
            <text:p/>
          </table:table-cell>
          <table:table-cell table:style-name="ce35" table:formula="of:=IF([.D44]=FLOOR([.D44];1);[.D44];&quot;&quot;)">
            <text:p/>
          </table:table-cell>
          <table:table-cell table:style-name="ce35" table:formula="of:=IF([.E44]=FLOOR([.E44];1);[.E44];&quot;&quot;)">
            <text:p/>
          </table:table-cell>
          <table:table-cell table:style-name="ce42" table:formula="of:=IF([.F44]=FLOOR([.F44];1);[.F44];&quot;&quot;)">
            <text:p/>
          </table:table-cell>
          <table:table-cell office:value-type="float" office:value="28">
            <text:p>28</text:p>
          </table:table-cell>
          <table:table-cell table:style-name="ce39" table:formula="of:=IF([.H44]&lt;&gt;&quot;&quot;;IF([.H44]&lt;[main.$B$25];[.H44];&quot;&quot;);&quot;&quot;)">
            <text:p/>
          </table:table-cell>
          <table:table-cell table:style-name="ce35" table:formula="of:=IF([.I44]&lt;&gt;&quot;&quot;;IF([.I44]&lt;[main.$B$25];[.I44];&quot;&quot;);&quot;&quot;)">
            <text:p/>
          </table:table-cell>
          <table:table-cell table:style-name="ce35" table:formula="of:=IF([.J44]&lt;&gt;&quot;&quot;;IF([.J44]&lt;[main.$B$25];[.J44];&quot;&quot;);&quot;&quot;)">
            <text:p/>
          </table:table-cell>
          <table:table-cell table:style-name="ce35" table:formula="of:=IF([.K44]&lt;&gt;&quot;&quot;;IF([.K44]&lt;[main.$B$25];[.K44];&quot;&quot;);&quot;&quot;)">
            <text:p/>
          </table:table-cell>
          <table:table-cell table:style-name="ce42" table:formula="of:=IF([.L44]&lt;&gt;&quot;&quot;;IF([.L44]&lt;[main.$B$25];[.L4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9">
            <text:p>29</text:p>
          </table:table-cell>
          <table:table-cell table:style-name="ce29" table:formula="of:=1/[main.$B$1]*[.B$7]*[.$A45]/[main.$B$2]" office:value-type="float" office:value="0.0018125">
            <text:p>0,0018125</text:p>
          </table:table-cell>
          <table:table-cell table:style-name="ce29" table:formula="of:=1/[main.$B$1]*[.C$7]*[.$A45]/[main.$B$2]" office:value-type="float" office:value="0.0145">
            <text:p>0,0145</text:p>
          </table:table-cell>
          <table:table-cell table:style-name="ce29" table:formula="of:=1/[main.$B$1]*[.D$7]*[.$A45]/[main.$B$2]" office:value-type="float" office:value="0.116">
            <text:p>0,116</text:p>
          </table:table-cell>
          <table:table-cell table:style-name="ce29" table:formula="of:=1/[main.$B$1]*[.E$7]*[.$A45]/[main.$B$2]" office:value-type="float" office:value="0.464">
            <text:p>0,464</text:p>
          </table:table-cell>
          <table:table-cell table:style-name="ce29" table:formula="of:=1/[main.$B$1]*[.F$7]*[.$A45]/[main.$B$2]" office:value-type="float" office:value="1.856">
            <text:p>1,856</text:p>
          </table:table-cell>
          <table:table-cell office:value-type="float" office:value="29">
            <text:p>29</text:p>
          </table:table-cell>
          <table:table-cell table:style-name="ce39" table:formula="of:=IF([.B45]=FLOOR([.B45];1);[.B45];&quot;&quot;)">
            <text:p/>
          </table:table-cell>
          <table:table-cell table:style-name="ce35" table:formula="of:=IF([.C45]=FLOOR([.C45];1);[.C45];&quot;&quot;)">
            <text:p/>
          </table:table-cell>
          <table:table-cell table:style-name="ce35" table:formula="of:=IF([.D45]=FLOOR([.D45];1);[.D45];&quot;&quot;)">
            <text:p/>
          </table:table-cell>
          <table:table-cell table:style-name="ce35" table:formula="of:=IF([.E45]=FLOOR([.E45];1);[.E45];&quot;&quot;)">
            <text:p/>
          </table:table-cell>
          <table:table-cell table:style-name="ce42" table:formula="of:=IF([.F45]=FLOOR([.F45];1);[.F45];&quot;&quot;)">
            <text:p/>
          </table:table-cell>
          <table:table-cell office:value-type="float" office:value="29">
            <text:p>29</text:p>
          </table:table-cell>
          <table:table-cell table:style-name="ce39" table:formula="of:=IF([.H45]&lt;&gt;&quot;&quot;;IF([.H45]&lt;[main.$B$25];[.H45];&quot;&quot;);&quot;&quot;)">
            <text:p/>
          </table:table-cell>
          <table:table-cell table:style-name="ce35" table:formula="of:=IF([.I45]&lt;&gt;&quot;&quot;;IF([.I45]&lt;[main.$B$25];[.I45];&quot;&quot;);&quot;&quot;)">
            <text:p/>
          </table:table-cell>
          <table:table-cell table:style-name="ce35" table:formula="of:=IF([.J45]&lt;&gt;&quot;&quot;;IF([.J45]&lt;[main.$B$25];[.J45];&quot;&quot;);&quot;&quot;)">
            <text:p/>
          </table:table-cell>
          <table:table-cell table:style-name="ce35" table:formula="of:=IF([.K45]&lt;&gt;&quot;&quot;;IF([.K45]&lt;[main.$B$25];[.K45];&quot;&quot;);&quot;&quot;)">
            <text:p/>
          </table:table-cell>
          <table:table-cell table:style-name="ce42" table:formula="of:=IF([.L45]&lt;&gt;&quot;&quot;;IF([.L45]&lt;[main.$B$25];[.L4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0">
            <text:p>30</text:p>
          </table:table-cell>
          <table:table-cell table:style-name="ce29" table:formula="of:=1/[main.$B$1]*[.B$7]*[.$A46]/[main.$B$2]" office:value-type="float" office:value="0.001875">
            <text:p>0,001875</text:p>
          </table:table-cell>
          <table:table-cell table:style-name="ce29" table:formula="of:=1/[main.$B$1]*[.C$7]*[.$A46]/[main.$B$2]" office:value-type="float" office:value="0.015">
            <text:p>0,015</text:p>
          </table:table-cell>
          <table:table-cell table:style-name="ce29" table:formula="of:=1/[main.$B$1]*[.D$7]*[.$A46]/[main.$B$2]" office:value-type="float" office:value="0.12">
            <text:p>0,12</text:p>
          </table:table-cell>
          <table:table-cell table:style-name="ce29" table:formula="of:=1/[main.$B$1]*[.E$7]*[.$A46]/[main.$B$2]" office:value-type="float" office:value="0.48">
            <text:p>0,48</text:p>
          </table:table-cell>
          <table:table-cell table:style-name="ce29" table:formula="of:=1/[main.$B$1]*[.F$7]*[.$A46]/[main.$B$2]" office:value-type="float" office:value="1.92">
            <text:p>1,92</text:p>
          </table:table-cell>
          <table:table-cell office:value-type="float" office:value="30">
            <text:p>30</text:p>
          </table:table-cell>
          <table:table-cell table:style-name="ce39" table:formula="of:=IF([.B46]=FLOOR([.B46];1);[.B46];&quot;&quot;)">
            <text:p/>
          </table:table-cell>
          <table:table-cell table:style-name="ce35" table:formula="of:=IF([.C46]=FLOOR([.C46];1);[.C46];&quot;&quot;)">
            <text:p/>
          </table:table-cell>
          <table:table-cell table:style-name="ce35" table:formula="of:=IF([.D46]=FLOOR([.D46];1);[.D46];&quot;&quot;)">
            <text:p/>
          </table:table-cell>
          <table:table-cell table:style-name="ce35" table:formula="of:=IF([.E46]=FLOOR([.E46];1);[.E46];&quot;&quot;)">
            <text:p/>
          </table:table-cell>
          <table:table-cell table:style-name="ce42" table:formula="of:=IF([.F46]=FLOOR([.F46];1);[.F46];&quot;&quot;)">
            <text:p/>
          </table:table-cell>
          <table:table-cell office:value-type="float" office:value="30">
            <text:p>30</text:p>
          </table:table-cell>
          <table:table-cell table:style-name="ce39" table:formula="of:=IF([.H46]&lt;&gt;&quot;&quot;;IF([.H46]&lt;[main.$B$25];[.H46];&quot;&quot;);&quot;&quot;)">
            <text:p/>
          </table:table-cell>
          <table:table-cell table:style-name="ce35" table:formula="of:=IF([.I46]&lt;&gt;&quot;&quot;;IF([.I46]&lt;[main.$B$25];[.I46];&quot;&quot;);&quot;&quot;)">
            <text:p/>
          </table:table-cell>
          <table:table-cell table:style-name="ce35" table:formula="of:=IF([.J46]&lt;&gt;&quot;&quot;;IF([.J46]&lt;[main.$B$25];[.J46];&quot;&quot;);&quot;&quot;)">
            <text:p/>
          </table:table-cell>
          <table:table-cell table:style-name="ce35" table:formula="of:=IF([.K46]&lt;&gt;&quot;&quot;;IF([.K46]&lt;[main.$B$25];[.K46];&quot;&quot;);&quot;&quot;)">
            <text:p/>
          </table:table-cell>
          <table:table-cell table:style-name="ce42" table:formula="of:=IF([.L46]&lt;&gt;&quot;&quot;;IF([.L46]&lt;[main.$B$25];[.L4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1">
            <text:p>31</text:p>
          </table:table-cell>
          <table:table-cell table:style-name="ce29" table:formula="of:=1/[main.$B$1]*[.B$7]*[.$A47]/[main.$B$2]" office:value-type="float" office:value="0.0019375">
            <text:p>0,0019375</text:p>
          </table:table-cell>
          <table:table-cell table:style-name="ce29" table:formula="of:=1/[main.$B$1]*[.C$7]*[.$A47]/[main.$B$2]" office:value-type="float" office:value="0.0155">
            <text:p>0,0155</text:p>
          </table:table-cell>
          <table:table-cell table:style-name="ce29" table:formula="of:=1/[main.$B$1]*[.D$7]*[.$A47]/[main.$B$2]" office:value-type="float" office:value="0.124">
            <text:p>0,124</text:p>
          </table:table-cell>
          <table:table-cell table:style-name="ce29" table:formula="of:=1/[main.$B$1]*[.E$7]*[.$A47]/[main.$B$2]" office:value-type="float" office:value="0.496">
            <text:p>0,496</text:p>
          </table:table-cell>
          <table:table-cell table:style-name="ce29" table:formula="of:=1/[main.$B$1]*[.F$7]*[.$A47]/[main.$B$2]" office:value-type="float" office:value="1.984">
            <text:p>1,984</text:p>
          </table:table-cell>
          <table:table-cell office:value-type="float" office:value="31">
            <text:p>31</text:p>
          </table:table-cell>
          <table:table-cell table:style-name="ce39" table:formula="of:=IF([.B47]=FLOOR([.B47];1);[.B47];&quot;&quot;)">
            <text:p/>
          </table:table-cell>
          <table:table-cell table:style-name="ce35" table:formula="of:=IF([.C47]=FLOOR([.C47];1);[.C47];&quot;&quot;)">
            <text:p/>
          </table:table-cell>
          <table:table-cell table:style-name="ce35" table:formula="of:=IF([.D47]=FLOOR([.D47];1);[.D47];&quot;&quot;)">
            <text:p/>
          </table:table-cell>
          <table:table-cell table:style-name="ce35" table:formula="of:=IF([.E47]=FLOOR([.E47];1);[.E47];&quot;&quot;)">
            <text:p/>
          </table:table-cell>
          <table:table-cell table:style-name="ce42" table:formula="of:=IF([.F47]=FLOOR([.F47];1);[.F47];&quot;&quot;)">
            <text:p/>
          </table:table-cell>
          <table:table-cell office:value-type="float" office:value="31">
            <text:p>31</text:p>
          </table:table-cell>
          <table:table-cell table:style-name="ce39" table:formula="of:=IF([.H47]&lt;&gt;&quot;&quot;;IF([.H47]&lt;[main.$B$25];[.H47];&quot;&quot;);&quot;&quot;)">
            <text:p/>
          </table:table-cell>
          <table:table-cell table:style-name="ce35" table:formula="of:=IF([.I47]&lt;&gt;&quot;&quot;;IF([.I47]&lt;[main.$B$25];[.I47];&quot;&quot;);&quot;&quot;)">
            <text:p/>
          </table:table-cell>
          <table:table-cell table:style-name="ce35" table:formula="of:=IF([.J47]&lt;&gt;&quot;&quot;;IF([.J47]&lt;[main.$B$25];[.J47];&quot;&quot;);&quot;&quot;)">
            <text:p/>
          </table:table-cell>
          <table:table-cell table:style-name="ce35" table:formula="of:=IF([.K47]&lt;&gt;&quot;&quot;;IF([.K47]&lt;[main.$B$25];[.K47];&quot;&quot;);&quot;&quot;)">
            <text:p/>
          </table:table-cell>
          <table:table-cell table:style-name="ce42" table:formula="of:=IF([.L47]&lt;&gt;&quot;&quot;;IF([.L47]&lt;[main.$B$25];[.L4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2">
            <text:p>32</text:p>
          </table:table-cell>
          <table:table-cell table:style-name="ce29" table:formula="of:=1/[main.$B$1]*[.B$7]*[.$A48]/[main.$B$2]" office:value-type="float" office:value="0.002">
            <text:p>0,002</text:p>
          </table:table-cell>
          <table:table-cell table:style-name="ce29" table:formula="of:=1/[main.$B$1]*[.C$7]*[.$A48]/[main.$B$2]" office:value-type="float" office:value="0.016">
            <text:p>0,016</text:p>
          </table:table-cell>
          <table:table-cell table:style-name="ce29" table:formula="of:=1/[main.$B$1]*[.D$7]*[.$A48]/[main.$B$2]" office:value-type="float" office:value="0.128">
            <text:p>0,128</text:p>
          </table:table-cell>
          <table:table-cell table:style-name="ce29" table:formula="of:=1/[main.$B$1]*[.E$7]*[.$A48]/[main.$B$2]" office:value-type="float" office:value="0.512">
            <text:p>0,512</text:p>
          </table:table-cell>
          <table:table-cell table:style-name="ce29" table:formula="of:=1/[main.$B$1]*[.F$7]*[.$A48]/[main.$B$2]" office:value-type="float" office:value="2.048">
            <text:p>2,048</text:p>
          </table:table-cell>
          <table:table-cell office:value-type="float" office:value="32">
            <text:p>32</text:p>
          </table:table-cell>
          <table:table-cell table:style-name="ce39" table:formula="of:=IF([.B48]=FLOOR([.B48];1);[.B48];&quot;&quot;)">
            <text:p/>
          </table:table-cell>
          <table:table-cell table:style-name="ce35" table:formula="of:=IF([.C48]=FLOOR([.C48];1);[.C48];&quot;&quot;)">
            <text:p/>
          </table:table-cell>
          <table:table-cell table:style-name="ce35" table:formula="of:=IF([.D48]=FLOOR([.D48];1);[.D48];&quot;&quot;)">
            <text:p/>
          </table:table-cell>
          <table:table-cell table:style-name="ce35" table:formula="of:=IF([.E48]=FLOOR([.E48];1);[.E48];&quot;&quot;)">
            <text:p/>
          </table:table-cell>
          <table:table-cell table:style-name="ce42" table:formula="of:=IF([.F48]=FLOOR([.F48];1);[.F48];&quot;&quot;)">
            <text:p/>
          </table:table-cell>
          <table:table-cell office:value-type="float" office:value="32">
            <text:p>32</text:p>
          </table:table-cell>
          <table:table-cell table:style-name="ce39" table:formula="of:=IF([.H48]&lt;&gt;&quot;&quot;;IF([.H48]&lt;[main.$B$25];[.H48];&quot;&quot;);&quot;&quot;)">
            <text:p/>
          </table:table-cell>
          <table:table-cell table:style-name="ce35" table:formula="of:=IF([.I48]&lt;&gt;&quot;&quot;;IF([.I48]&lt;[main.$B$25];[.I48];&quot;&quot;);&quot;&quot;)">
            <text:p/>
          </table:table-cell>
          <table:table-cell table:style-name="ce35" table:formula="of:=IF([.J48]&lt;&gt;&quot;&quot;;IF([.J48]&lt;[main.$B$25];[.J48];&quot;&quot;);&quot;&quot;)">
            <text:p/>
          </table:table-cell>
          <table:table-cell table:style-name="ce35" table:formula="of:=IF([.K48]&lt;&gt;&quot;&quot;;IF([.K48]&lt;[main.$B$25];[.K48];&quot;&quot;);&quot;&quot;)">
            <text:p/>
          </table:table-cell>
          <table:table-cell table:style-name="ce42" table:formula="of:=IF([.L48]&lt;&gt;&quot;&quot;;IF([.L48]&lt;[main.$B$25];[.L4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3">
            <text:p>33</text:p>
          </table:table-cell>
          <table:table-cell table:style-name="ce29" table:formula="of:=1/[main.$B$1]*[.B$7]*[.$A49]/[main.$B$2]" office:value-type="float" office:value="0.0020625">
            <text:p>0,0020625</text:p>
          </table:table-cell>
          <table:table-cell table:style-name="ce29" table:formula="of:=1/[main.$B$1]*[.C$7]*[.$A49]/[main.$B$2]" office:value-type="float" office:value="0.0165">
            <text:p>0,0165</text:p>
          </table:table-cell>
          <table:table-cell table:style-name="ce29" table:formula="of:=1/[main.$B$1]*[.D$7]*[.$A49]/[main.$B$2]" office:value-type="float" office:value="0.132">
            <text:p>0,132</text:p>
          </table:table-cell>
          <table:table-cell table:style-name="ce29" table:formula="of:=1/[main.$B$1]*[.E$7]*[.$A49]/[main.$B$2]" office:value-type="float" office:value="0.528">
            <text:p>0,528</text:p>
          </table:table-cell>
          <table:table-cell table:style-name="ce29" table:formula="of:=1/[main.$B$1]*[.F$7]*[.$A49]/[main.$B$2]" office:value-type="float" office:value="2.112">
            <text:p>2,112</text:p>
          </table:table-cell>
          <table:table-cell office:value-type="float" office:value="33">
            <text:p>33</text:p>
          </table:table-cell>
          <table:table-cell table:style-name="ce39" table:formula="of:=IF([.B49]=FLOOR([.B49];1);[.B49];&quot;&quot;)">
            <text:p/>
          </table:table-cell>
          <table:table-cell table:style-name="ce35" table:formula="of:=IF([.C49]=FLOOR([.C49];1);[.C49];&quot;&quot;)">
            <text:p/>
          </table:table-cell>
          <table:table-cell table:style-name="ce35" table:formula="of:=IF([.D49]=FLOOR([.D49];1);[.D49];&quot;&quot;)">
            <text:p/>
          </table:table-cell>
          <table:table-cell table:style-name="ce35" table:formula="of:=IF([.E49]=FLOOR([.E49];1);[.E49];&quot;&quot;)">
            <text:p/>
          </table:table-cell>
          <table:table-cell table:style-name="ce42" table:formula="of:=IF([.F49]=FLOOR([.F49];1);[.F49];&quot;&quot;)">
            <text:p/>
          </table:table-cell>
          <table:table-cell office:value-type="float" office:value="33">
            <text:p>33</text:p>
          </table:table-cell>
          <table:table-cell table:style-name="ce39" table:formula="of:=IF([.H49]&lt;&gt;&quot;&quot;;IF([.H49]&lt;[main.$B$25];[.H49];&quot;&quot;);&quot;&quot;)">
            <text:p/>
          </table:table-cell>
          <table:table-cell table:style-name="ce35" table:formula="of:=IF([.I49]&lt;&gt;&quot;&quot;;IF([.I49]&lt;[main.$B$25];[.I49];&quot;&quot;);&quot;&quot;)">
            <text:p/>
          </table:table-cell>
          <table:table-cell table:style-name="ce35" table:formula="of:=IF([.J49]&lt;&gt;&quot;&quot;;IF([.J49]&lt;[main.$B$25];[.J49];&quot;&quot;);&quot;&quot;)">
            <text:p/>
          </table:table-cell>
          <table:table-cell table:style-name="ce35" table:formula="of:=IF([.K49]&lt;&gt;&quot;&quot;;IF([.K49]&lt;[main.$B$25];[.K49];&quot;&quot;);&quot;&quot;)">
            <text:p/>
          </table:table-cell>
          <table:table-cell table:style-name="ce42" table:formula="of:=IF([.L49]&lt;&gt;&quot;&quot;;IF([.L49]&lt;[main.$B$25];[.L4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4">
            <text:p>34</text:p>
          </table:table-cell>
          <table:table-cell table:style-name="ce29" table:formula="of:=1/[main.$B$1]*[.B$7]*[.$A50]/[main.$B$2]" office:value-type="float" office:value="0.002125">
            <text:p>0,002125</text:p>
          </table:table-cell>
          <table:table-cell table:style-name="ce29" table:formula="of:=1/[main.$B$1]*[.C$7]*[.$A50]/[main.$B$2]" office:value-type="float" office:value="0.017">
            <text:p>0,017</text:p>
          </table:table-cell>
          <table:table-cell table:style-name="ce29" table:formula="of:=1/[main.$B$1]*[.D$7]*[.$A50]/[main.$B$2]" office:value-type="float" office:value="0.136">
            <text:p>0,136</text:p>
          </table:table-cell>
          <table:table-cell table:style-name="ce29" table:formula="of:=1/[main.$B$1]*[.E$7]*[.$A50]/[main.$B$2]" office:value-type="float" office:value="0.544">
            <text:p>0,544</text:p>
          </table:table-cell>
          <table:table-cell table:style-name="ce29" table:formula="of:=1/[main.$B$1]*[.F$7]*[.$A50]/[main.$B$2]" office:value-type="float" office:value="2.176">
            <text:p>2,176</text:p>
          </table:table-cell>
          <table:table-cell office:value-type="float" office:value="34">
            <text:p>34</text:p>
          </table:table-cell>
          <table:table-cell table:style-name="ce39" table:formula="of:=IF([.B50]=FLOOR([.B50];1);[.B50];&quot;&quot;)">
            <text:p/>
          </table:table-cell>
          <table:table-cell table:style-name="ce35" table:formula="of:=IF([.C50]=FLOOR([.C50];1);[.C50];&quot;&quot;)">
            <text:p/>
          </table:table-cell>
          <table:table-cell table:style-name="ce35" table:formula="of:=IF([.D50]=FLOOR([.D50];1);[.D50];&quot;&quot;)">
            <text:p/>
          </table:table-cell>
          <table:table-cell table:style-name="ce35" table:formula="of:=IF([.E50]=FLOOR([.E50];1);[.E50];&quot;&quot;)">
            <text:p/>
          </table:table-cell>
          <table:table-cell table:style-name="ce42" table:formula="of:=IF([.F50]=FLOOR([.F50];1);[.F50];&quot;&quot;)">
            <text:p/>
          </table:table-cell>
          <table:table-cell office:value-type="float" office:value="34">
            <text:p>34</text:p>
          </table:table-cell>
          <table:table-cell table:style-name="ce39" table:formula="of:=IF([.H50]&lt;&gt;&quot;&quot;;IF([.H50]&lt;[main.$B$25];[.H50];&quot;&quot;);&quot;&quot;)">
            <text:p/>
          </table:table-cell>
          <table:table-cell table:style-name="ce35" table:formula="of:=IF([.I50]&lt;&gt;&quot;&quot;;IF([.I50]&lt;[main.$B$25];[.I50];&quot;&quot;);&quot;&quot;)">
            <text:p/>
          </table:table-cell>
          <table:table-cell table:style-name="ce35" table:formula="of:=IF([.J50]&lt;&gt;&quot;&quot;;IF([.J50]&lt;[main.$B$25];[.J50];&quot;&quot;);&quot;&quot;)">
            <text:p/>
          </table:table-cell>
          <table:table-cell table:style-name="ce35" table:formula="of:=IF([.K50]&lt;&gt;&quot;&quot;;IF([.K50]&lt;[main.$B$25];[.K50];&quot;&quot;);&quot;&quot;)">
            <text:p/>
          </table:table-cell>
          <table:table-cell table:style-name="ce42" table:formula="of:=IF([.L50]&lt;&gt;&quot;&quot;;IF([.L50]&lt;[main.$B$25];[.L5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5">
            <text:p>35</text:p>
          </table:table-cell>
          <table:table-cell table:style-name="ce29" table:formula="of:=1/[main.$B$1]*[.B$7]*[.$A51]/[main.$B$2]" office:value-type="float" office:value="0.0021875">
            <text:p>0,0021875</text:p>
          </table:table-cell>
          <table:table-cell table:style-name="ce29" table:formula="of:=1/[main.$B$1]*[.C$7]*[.$A51]/[main.$B$2]" office:value-type="float" office:value="0.0175">
            <text:p>0,0175</text:p>
          </table:table-cell>
          <table:table-cell table:style-name="ce29" table:formula="of:=1/[main.$B$1]*[.D$7]*[.$A51]/[main.$B$2]" office:value-type="float" office:value="0.14">
            <text:p>0,14</text:p>
          </table:table-cell>
          <table:table-cell table:style-name="ce29" table:formula="of:=1/[main.$B$1]*[.E$7]*[.$A51]/[main.$B$2]" office:value-type="float" office:value="0.56">
            <text:p>0,56</text:p>
          </table:table-cell>
          <table:table-cell table:style-name="ce29" table:formula="of:=1/[main.$B$1]*[.F$7]*[.$A51]/[main.$B$2]" office:value-type="float" office:value="2.24">
            <text:p>2,24</text:p>
          </table:table-cell>
          <table:table-cell office:value-type="float" office:value="35">
            <text:p>35</text:p>
          </table:table-cell>
          <table:table-cell table:style-name="ce39" table:formula="of:=IF([.B51]=FLOOR([.B51];1);[.B51];&quot;&quot;)">
            <text:p/>
          </table:table-cell>
          <table:table-cell table:style-name="ce35" table:formula="of:=IF([.C51]=FLOOR([.C51];1);[.C51];&quot;&quot;)">
            <text:p/>
          </table:table-cell>
          <table:table-cell table:style-name="ce35" table:formula="of:=IF([.D51]=FLOOR([.D51];1);[.D51];&quot;&quot;)">
            <text:p/>
          </table:table-cell>
          <table:table-cell table:style-name="ce35" table:formula="of:=IF([.E51]=FLOOR([.E51];1);[.E51];&quot;&quot;)">
            <text:p/>
          </table:table-cell>
          <table:table-cell table:style-name="ce42" table:formula="of:=IF([.F51]=FLOOR([.F51];1);[.F51];&quot;&quot;)">
            <text:p/>
          </table:table-cell>
          <table:table-cell office:value-type="float" office:value="35">
            <text:p>35</text:p>
          </table:table-cell>
          <table:table-cell table:style-name="ce39" table:formula="of:=IF([.H51]&lt;&gt;&quot;&quot;;IF([.H51]&lt;[main.$B$25];[.H51];&quot;&quot;);&quot;&quot;)">
            <text:p/>
          </table:table-cell>
          <table:table-cell table:style-name="ce35" table:formula="of:=IF([.I51]&lt;&gt;&quot;&quot;;IF([.I51]&lt;[main.$B$25];[.I51];&quot;&quot;);&quot;&quot;)">
            <text:p/>
          </table:table-cell>
          <table:table-cell table:style-name="ce35" table:formula="of:=IF([.J51]&lt;&gt;&quot;&quot;;IF([.J51]&lt;[main.$B$25];[.J51];&quot;&quot;);&quot;&quot;)">
            <text:p/>
          </table:table-cell>
          <table:table-cell table:style-name="ce35" table:formula="of:=IF([.K51]&lt;&gt;&quot;&quot;;IF([.K51]&lt;[main.$B$25];[.K51];&quot;&quot;);&quot;&quot;)">
            <text:p/>
          </table:table-cell>
          <table:table-cell table:style-name="ce42" table:formula="of:=IF([.L51]&lt;&gt;&quot;&quot;;IF([.L51]&lt;[main.$B$25];[.L5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6">
            <text:p>36</text:p>
          </table:table-cell>
          <table:table-cell table:style-name="ce29" table:formula="of:=1/[main.$B$1]*[.B$7]*[.$A52]/[main.$B$2]" office:value-type="float" office:value="0.00225">
            <text:p>0,00225</text:p>
          </table:table-cell>
          <table:table-cell table:style-name="ce29" table:formula="of:=1/[main.$B$1]*[.C$7]*[.$A52]/[main.$B$2]" office:value-type="float" office:value="0.018">
            <text:p>0,018</text:p>
          </table:table-cell>
          <table:table-cell table:style-name="ce29" table:formula="of:=1/[main.$B$1]*[.D$7]*[.$A52]/[main.$B$2]" office:value-type="float" office:value="0.144">
            <text:p>0,144</text:p>
          </table:table-cell>
          <table:table-cell table:style-name="ce29" table:formula="of:=1/[main.$B$1]*[.E$7]*[.$A52]/[main.$B$2]" office:value-type="float" office:value="0.576">
            <text:p>0,576</text:p>
          </table:table-cell>
          <table:table-cell table:style-name="ce29" table:formula="of:=1/[main.$B$1]*[.F$7]*[.$A52]/[main.$B$2]" office:value-type="float" office:value="2.304">
            <text:p>2,304</text:p>
          </table:table-cell>
          <table:table-cell office:value-type="float" office:value="36">
            <text:p>36</text:p>
          </table:table-cell>
          <table:table-cell table:style-name="ce39" table:formula="of:=IF([.B52]=FLOOR([.B52];1);[.B52];&quot;&quot;)">
            <text:p/>
          </table:table-cell>
          <table:table-cell table:style-name="ce35" table:formula="of:=IF([.C52]=FLOOR([.C52];1);[.C52];&quot;&quot;)">
            <text:p/>
          </table:table-cell>
          <table:table-cell table:style-name="ce35" table:formula="of:=IF([.D52]=FLOOR([.D52];1);[.D52];&quot;&quot;)">
            <text:p/>
          </table:table-cell>
          <table:table-cell table:style-name="ce35" table:formula="of:=IF([.E52]=FLOOR([.E52];1);[.E52];&quot;&quot;)">
            <text:p/>
          </table:table-cell>
          <table:table-cell table:style-name="ce42" table:formula="of:=IF([.F52]=FLOOR([.F52];1);[.F52];&quot;&quot;)">
            <text:p/>
          </table:table-cell>
          <table:table-cell office:value-type="float" office:value="36">
            <text:p>36</text:p>
          </table:table-cell>
          <table:table-cell table:style-name="ce39" table:formula="of:=IF([.H52]&lt;&gt;&quot;&quot;;IF([.H52]&lt;[main.$B$25];[.H52];&quot;&quot;);&quot;&quot;)">
            <text:p/>
          </table:table-cell>
          <table:table-cell table:style-name="ce35" table:formula="of:=IF([.I52]&lt;&gt;&quot;&quot;;IF([.I52]&lt;[main.$B$25];[.I52];&quot;&quot;);&quot;&quot;)">
            <text:p/>
          </table:table-cell>
          <table:table-cell table:style-name="ce35" table:formula="of:=IF([.J52]&lt;&gt;&quot;&quot;;IF([.J52]&lt;[main.$B$25];[.J52];&quot;&quot;);&quot;&quot;)">
            <text:p/>
          </table:table-cell>
          <table:table-cell table:style-name="ce35" table:formula="of:=IF([.K52]&lt;&gt;&quot;&quot;;IF([.K52]&lt;[main.$B$25];[.K52];&quot;&quot;);&quot;&quot;)">
            <text:p/>
          </table:table-cell>
          <table:table-cell table:style-name="ce42" table:formula="of:=IF([.L52]&lt;&gt;&quot;&quot;;IF([.L52]&lt;[main.$B$25];[.L5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7">
            <text:p>37</text:p>
          </table:table-cell>
          <table:table-cell table:style-name="ce29" table:formula="of:=1/[main.$B$1]*[.B$7]*[.$A53]/[main.$B$2]" office:value-type="float" office:value="0.0023125">
            <text:p>0,0023125</text:p>
          </table:table-cell>
          <table:table-cell table:style-name="ce29" table:formula="of:=1/[main.$B$1]*[.C$7]*[.$A53]/[main.$B$2]" office:value-type="float" office:value="0.0185">
            <text:p>0,0185</text:p>
          </table:table-cell>
          <table:table-cell table:style-name="ce29" table:formula="of:=1/[main.$B$1]*[.D$7]*[.$A53]/[main.$B$2]" office:value-type="float" office:value="0.148">
            <text:p>0,148</text:p>
          </table:table-cell>
          <table:table-cell table:style-name="ce29" table:formula="of:=1/[main.$B$1]*[.E$7]*[.$A53]/[main.$B$2]" office:value-type="float" office:value="0.592">
            <text:p>0,592</text:p>
          </table:table-cell>
          <table:table-cell table:style-name="ce29" table:formula="of:=1/[main.$B$1]*[.F$7]*[.$A53]/[main.$B$2]" office:value-type="float" office:value="2.368">
            <text:p>2,368</text:p>
          </table:table-cell>
          <table:table-cell office:value-type="float" office:value="37">
            <text:p>37</text:p>
          </table:table-cell>
          <table:table-cell table:style-name="ce39" table:formula="of:=IF([.B53]=FLOOR([.B53];1);[.B53];&quot;&quot;)">
            <text:p/>
          </table:table-cell>
          <table:table-cell table:style-name="ce35" table:formula="of:=IF([.C53]=FLOOR([.C53];1);[.C53];&quot;&quot;)">
            <text:p/>
          </table:table-cell>
          <table:table-cell table:style-name="ce35" table:formula="of:=IF([.D53]=FLOOR([.D53];1);[.D53];&quot;&quot;)">
            <text:p/>
          </table:table-cell>
          <table:table-cell table:style-name="ce35" table:formula="of:=IF([.E53]=FLOOR([.E53];1);[.E53];&quot;&quot;)">
            <text:p/>
          </table:table-cell>
          <table:table-cell table:style-name="ce42" table:formula="of:=IF([.F53]=FLOOR([.F53];1);[.F53];&quot;&quot;)">
            <text:p/>
          </table:table-cell>
          <table:table-cell office:value-type="float" office:value="37">
            <text:p>37</text:p>
          </table:table-cell>
          <table:table-cell table:style-name="ce39" table:formula="of:=IF([.H53]&lt;&gt;&quot;&quot;;IF([.H53]&lt;[main.$B$25];[.H53];&quot;&quot;);&quot;&quot;)">
            <text:p/>
          </table:table-cell>
          <table:table-cell table:style-name="ce35" table:formula="of:=IF([.I53]&lt;&gt;&quot;&quot;;IF([.I53]&lt;[main.$B$25];[.I53];&quot;&quot;);&quot;&quot;)">
            <text:p/>
          </table:table-cell>
          <table:table-cell table:style-name="ce35" table:formula="of:=IF([.J53]&lt;&gt;&quot;&quot;;IF([.J53]&lt;[main.$B$25];[.J53];&quot;&quot;);&quot;&quot;)">
            <text:p/>
          </table:table-cell>
          <table:table-cell table:style-name="ce35" table:formula="of:=IF([.K53]&lt;&gt;&quot;&quot;;IF([.K53]&lt;[main.$B$25];[.K53];&quot;&quot;);&quot;&quot;)">
            <text:p/>
          </table:table-cell>
          <table:table-cell table:style-name="ce42" table:formula="of:=IF([.L53]&lt;&gt;&quot;&quot;;IF([.L53]&lt;[main.$B$25];[.L5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8">
            <text:p>38</text:p>
          </table:table-cell>
          <table:table-cell table:style-name="ce29" table:formula="of:=1/[main.$B$1]*[.B$7]*[.$A54]/[main.$B$2]" office:value-type="float" office:value="0.002375">
            <text:p>0,002375</text:p>
          </table:table-cell>
          <table:table-cell table:style-name="ce29" table:formula="of:=1/[main.$B$1]*[.C$7]*[.$A54]/[main.$B$2]" office:value-type="float" office:value="0.019">
            <text:p>0,019</text:p>
          </table:table-cell>
          <table:table-cell table:style-name="ce29" table:formula="of:=1/[main.$B$1]*[.D$7]*[.$A54]/[main.$B$2]" office:value-type="float" office:value="0.152">
            <text:p>0,152</text:p>
          </table:table-cell>
          <table:table-cell table:style-name="ce29" table:formula="of:=1/[main.$B$1]*[.E$7]*[.$A54]/[main.$B$2]" office:value-type="float" office:value="0.608">
            <text:p>0,608</text:p>
          </table:table-cell>
          <table:table-cell table:style-name="ce29" table:formula="of:=1/[main.$B$1]*[.F$7]*[.$A54]/[main.$B$2]" office:value-type="float" office:value="2.432">
            <text:p>2,432</text:p>
          </table:table-cell>
          <table:table-cell office:value-type="float" office:value="38">
            <text:p>38</text:p>
          </table:table-cell>
          <table:table-cell table:style-name="ce39" table:formula="of:=IF([.B54]=FLOOR([.B54];1);[.B54];&quot;&quot;)">
            <text:p/>
          </table:table-cell>
          <table:table-cell table:style-name="ce35" table:formula="of:=IF([.C54]=FLOOR([.C54];1);[.C54];&quot;&quot;)">
            <text:p/>
          </table:table-cell>
          <table:table-cell table:style-name="ce35" table:formula="of:=IF([.D54]=FLOOR([.D54];1);[.D54];&quot;&quot;)">
            <text:p/>
          </table:table-cell>
          <table:table-cell table:style-name="ce35" table:formula="of:=IF([.E54]=FLOOR([.E54];1);[.E54];&quot;&quot;)">
            <text:p/>
          </table:table-cell>
          <table:table-cell table:style-name="ce42" table:formula="of:=IF([.F54]=FLOOR([.F54];1);[.F54];&quot;&quot;)">
            <text:p/>
          </table:table-cell>
          <table:table-cell office:value-type="float" office:value="38">
            <text:p>38</text:p>
          </table:table-cell>
          <table:table-cell table:style-name="ce39" table:formula="of:=IF([.H54]&lt;&gt;&quot;&quot;;IF([.H54]&lt;[main.$B$25];[.H54];&quot;&quot;);&quot;&quot;)">
            <text:p/>
          </table:table-cell>
          <table:table-cell table:style-name="ce35" table:formula="of:=IF([.I54]&lt;&gt;&quot;&quot;;IF([.I54]&lt;[main.$B$25];[.I54];&quot;&quot;);&quot;&quot;)">
            <text:p/>
          </table:table-cell>
          <table:table-cell table:style-name="ce35" table:formula="of:=IF([.J54]&lt;&gt;&quot;&quot;;IF([.J54]&lt;[main.$B$25];[.J54];&quot;&quot;);&quot;&quot;)">
            <text:p/>
          </table:table-cell>
          <table:table-cell table:style-name="ce35" table:formula="of:=IF([.K54]&lt;&gt;&quot;&quot;;IF([.K54]&lt;[main.$B$25];[.K54];&quot;&quot;);&quot;&quot;)">
            <text:p/>
          </table:table-cell>
          <table:table-cell table:style-name="ce42" table:formula="of:=IF([.L54]&lt;&gt;&quot;&quot;;IF([.L54]&lt;[main.$B$25];[.L5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39">
            <text:p>39</text:p>
          </table:table-cell>
          <table:table-cell table:style-name="ce29" table:formula="of:=1/[main.$B$1]*[.B$7]*[.$A55]/[main.$B$2]" office:value-type="float" office:value="0.0024375">
            <text:p>0,0024375</text:p>
          </table:table-cell>
          <table:table-cell table:style-name="ce29" table:formula="of:=1/[main.$B$1]*[.C$7]*[.$A55]/[main.$B$2]" office:value-type="float" office:value="0.0195">
            <text:p>0,0195</text:p>
          </table:table-cell>
          <table:table-cell table:style-name="ce29" table:formula="of:=1/[main.$B$1]*[.D$7]*[.$A55]/[main.$B$2]" office:value-type="float" office:value="0.156">
            <text:p>0,156</text:p>
          </table:table-cell>
          <table:table-cell table:style-name="ce29" table:formula="of:=1/[main.$B$1]*[.E$7]*[.$A55]/[main.$B$2]" office:value-type="float" office:value="0.624">
            <text:p>0,624</text:p>
          </table:table-cell>
          <table:table-cell table:style-name="ce29" table:formula="of:=1/[main.$B$1]*[.F$7]*[.$A55]/[main.$B$2]" office:value-type="float" office:value="2.496">
            <text:p>2,496</text:p>
          </table:table-cell>
          <table:table-cell office:value-type="float" office:value="39">
            <text:p>39</text:p>
          </table:table-cell>
          <table:table-cell table:style-name="ce39" table:formula="of:=IF([.B55]=FLOOR([.B55];1);[.B55];&quot;&quot;)">
            <text:p/>
          </table:table-cell>
          <table:table-cell table:style-name="ce35" table:formula="of:=IF([.C55]=FLOOR([.C55];1);[.C55];&quot;&quot;)">
            <text:p/>
          </table:table-cell>
          <table:table-cell table:style-name="ce35" table:formula="of:=IF([.D55]=FLOOR([.D55];1);[.D55];&quot;&quot;)">
            <text:p/>
          </table:table-cell>
          <table:table-cell table:style-name="ce35" table:formula="of:=IF([.E55]=FLOOR([.E55];1);[.E55];&quot;&quot;)">
            <text:p/>
          </table:table-cell>
          <table:table-cell table:style-name="ce42" table:formula="of:=IF([.F55]=FLOOR([.F55];1);[.F55];&quot;&quot;)">
            <text:p/>
          </table:table-cell>
          <table:table-cell office:value-type="float" office:value="39">
            <text:p>39</text:p>
          </table:table-cell>
          <table:table-cell table:style-name="ce39" table:formula="of:=IF([.H55]&lt;&gt;&quot;&quot;;IF([.H55]&lt;[main.$B$25];[.H55];&quot;&quot;);&quot;&quot;)">
            <text:p/>
          </table:table-cell>
          <table:table-cell table:style-name="ce35" table:formula="of:=IF([.I55]&lt;&gt;&quot;&quot;;IF([.I55]&lt;[main.$B$25];[.I55];&quot;&quot;);&quot;&quot;)">
            <text:p/>
          </table:table-cell>
          <table:table-cell table:style-name="ce35" table:formula="of:=IF([.J55]&lt;&gt;&quot;&quot;;IF([.J55]&lt;[main.$B$25];[.J55];&quot;&quot;);&quot;&quot;)">
            <text:p/>
          </table:table-cell>
          <table:table-cell table:style-name="ce35" table:formula="of:=IF([.K55]&lt;&gt;&quot;&quot;;IF([.K55]&lt;[main.$B$25];[.K55];&quot;&quot;);&quot;&quot;)">
            <text:p/>
          </table:table-cell>
          <table:table-cell table:style-name="ce42" table:formula="of:=IF([.L55]&lt;&gt;&quot;&quot;;IF([.L55]&lt;[main.$B$25];[.L5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0">
            <text:p>40</text:p>
          </table:table-cell>
          <table:table-cell table:style-name="ce29" table:formula="of:=1/[main.$B$1]*[.B$7]*[.$A56]/[main.$B$2]" office:value-type="float" office:value="0.0025">
            <text:p>0,0025</text:p>
          </table:table-cell>
          <table:table-cell table:style-name="ce29" table:formula="of:=1/[main.$B$1]*[.C$7]*[.$A56]/[main.$B$2]" office:value-type="float" office:value="0.02">
            <text:p>0,02</text:p>
          </table:table-cell>
          <table:table-cell table:style-name="ce29" table:formula="of:=1/[main.$B$1]*[.D$7]*[.$A56]/[main.$B$2]" office:value-type="float" office:value="0.16">
            <text:p>0,16</text:p>
          </table:table-cell>
          <table:table-cell table:style-name="ce29" table:formula="of:=1/[main.$B$1]*[.E$7]*[.$A56]/[main.$B$2]" office:value-type="float" office:value="0.64">
            <text:p>0,64</text:p>
          </table:table-cell>
          <table:table-cell table:style-name="ce29" table:formula="of:=1/[main.$B$1]*[.F$7]*[.$A56]/[main.$B$2]" office:value-type="float" office:value="2.56">
            <text:p>2,56</text:p>
          </table:table-cell>
          <table:table-cell office:value-type="float" office:value="40">
            <text:p>40</text:p>
          </table:table-cell>
          <table:table-cell table:style-name="ce39" table:formula="of:=IF([.B56]=FLOOR([.B56];1);[.B56];&quot;&quot;)">
            <text:p/>
          </table:table-cell>
          <table:table-cell table:style-name="ce35" table:formula="of:=IF([.C56]=FLOOR([.C56];1);[.C56];&quot;&quot;)">
            <text:p/>
          </table:table-cell>
          <table:table-cell table:style-name="ce35" table:formula="of:=IF([.D56]=FLOOR([.D56];1);[.D56];&quot;&quot;)">
            <text:p/>
          </table:table-cell>
          <table:table-cell table:style-name="ce35" table:formula="of:=IF([.E56]=FLOOR([.E56];1);[.E56];&quot;&quot;)">
            <text:p/>
          </table:table-cell>
          <table:table-cell table:style-name="ce42" table:formula="of:=IF([.F56]=FLOOR([.F56];1);[.F56];&quot;&quot;)">
            <text:p/>
          </table:table-cell>
          <table:table-cell office:value-type="float" office:value="40">
            <text:p>40</text:p>
          </table:table-cell>
          <table:table-cell table:style-name="ce39" table:formula="of:=IF([.H56]&lt;&gt;&quot;&quot;;IF([.H56]&lt;[main.$B$25];[.H56];&quot;&quot;);&quot;&quot;)">
            <text:p/>
          </table:table-cell>
          <table:table-cell table:style-name="ce35" table:formula="of:=IF([.I56]&lt;&gt;&quot;&quot;;IF([.I56]&lt;[main.$B$25];[.I56];&quot;&quot;);&quot;&quot;)">
            <text:p/>
          </table:table-cell>
          <table:table-cell table:style-name="ce35" table:formula="of:=IF([.J56]&lt;&gt;&quot;&quot;;IF([.J56]&lt;[main.$B$25];[.J56];&quot;&quot;);&quot;&quot;)">
            <text:p/>
          </table:table-cell>
          <table:table-cell table:style-name="ce35" table:formula="of:=IF([.K56]&lt;&gt;&quot;&quot;;IF([.K56]&lt;[main.$B$25];[.K56];&quot;&quot;);&quot;&quot;)">
            <text:p/>
          </table:table-cell>
          <table:table-cell table:style-name="ce42" table:formula="of:=IF([.L56]&lt;&gt;&quot;&quot;;IF([.L56]&lt;[main.$B$25];[.L5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1">
            <text:p>41</text:p>
          </table:table-cell>
          <table:table-cell table:style-name="ce29" table:formula="of:=1/[main.$B$1]*[.B$7]*[.$A57]/[main.$B$2]" office:value-type="float" office:value="0.0025625">
            <text:p>0,0025625</text:p>
          </table:table-cell>
          <table:table-cell table:style-name="ce29" table:formula="of:=1/[main.$B$1]*[.C$7]*[.$A57]/[main.$B$2]" office:value-type="float" office:value="0.0205">
            <text:p>0,0205</text:p>
          </table:table-cell>
          <table:table-cell table:style-name="ce29" table:formula="of:=1/[main.$B$1]*[.D$7]*[.$A57]/[main.$B$2]" office:value-type="float" office:value="0.164">
            <text:p>0,164</text:p>
          </table:table-cell>
          <table:table-cell table:style-name="ce29" table:formula="of:=1/[main.$B$1]*[.E$7]*[.$A57]/[main.$B$2]" office:value-type="float" office:value="0.656">
            <text:p>0,656</text:p>
          </table:table-cell>
          <table:table-cell table:style-name="ce29" table:formula="of:=1/[main.$B$1]*[.F$7]*[.$A57]/[main.$B$2]" office:value-type="float" office:value="2.624">
            <text:p>2,624</text:p>
          </table:table-cell>
          <table:table-cell office:value-type="float" office:value="41">
            <text:p>41</text:p>
          </table:table-cell>
          <table:table-cell table:style-name="ce39" table:formula="of:=IF([.B57]=FLOOR([.B57];1);[.B57];&quot;&quot;)">
            <text:p/>
          </table:table-cell>
          <table:table-cell table:style-name="ce35" table:formula="of:=IF([.C57]=FLOOR([.C57];1);[.C57];&quot;&quot;)">
            <text:p/>
          </table:table-cell>
          <table:table-cell table:style-name="ce35" table:formula="of:=IF([.D57]=FLOOR([.D57];1);[.D57];&quot;&quot;)">
            <text:p/>
          </table:table-cell>
          <table:table-cell table:style-name="ce35" table:formula="of:=IF([.E57]=FLOOR([.E57];1);[.E57];&quot;&quot;)">
            <text:p/>
          </table:table-cell>
          <table:table-cell table:style-name="ce42" table:formula="of:=IF([.F57]=FLOOR([.F57];1);[.F57];&quot;&quot;)">
            <text:p/>
          </table:table-cell>
          <table:table-cell office:value-type="float" office:value="41">
            <text:p>41</text:p>
          </table:table-cell>
          <table:table-cell table:style-name="ce39" table:formula="of:=IF([.H57]&lt;&gt;&quot;&quot;;IF([.H57]&lt;[main.$B$25];[.H57];&quot;&quot;);&quot;&quot;)">
            <text:p/>
          </table:table-cell>
          <table:table-cell table:style-name="ce35" table:formula="of:=IF([.I57]&lt;&gt;&quot;&quot;;IF([.I57]&lt;[main.$B$25];[.I57];&quot;&quot;);&quot;&quot;)">
            <text:p/>
          </table:table-cell>
          <table:table-cell table:style-name="ce35" table:formula="of:=IF([.J57]&lt;&gt;&quot;&quot;;IF([.J57]&lt;[main.$B$25];[.J57];&quot;&quot;);&quot;&quot;)">
            <text:p/>
          </table:table-cell>
          <table:table-cell table:style-name="ce35" table:formula="of:=IF([.K57]&lt;&gt;&quot;&quot;;IF([.K57]&lt;[main.$B$25];[.K57];&quot;&quot;);&quot;&quot;)">
            <text:p/>
          </table:table-cell>
          <table:table-cell table:style-name="ce42" table:formula="of:=IF([.L57]&lt;&gt;&quot;&quot;;IF([.L57]&lt;[main.$B$25];[.L5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2">
            <text:p>42</text:p>
          </table:table-cell>
          <table:table-cell table:style-name="ce29" table:formula="of:=1/[main.$B$1]*[.B$7]*[.$A58]/[main.$B$2]" office:value-type="float" office:value="0.002625">
            <text:p>0,002625</text:p>
          </table:table-cell>
          <table:table-cell table:style-name="ce29" table:formula="of:=1/[main.$B$1]*[.C$7]*[.$A58]/[main.$B$2]" office:value-type="float" office:value="0.021">
            <text:p>0,021</text:p>
          </table:table-cell>
          <table:table-cell table:style-name="ce29" table:formula="of:=1/[main.$B$1]*[.D$7]*[.$A58]/[main.$B$2]" office:value-type="float" office:value="0.168">
            <text:p>0,168</text:p>
          </table:table-cell>
          <table:table-cell table:style-name="ce29" table:formula="of:=1/[main.$B$1]*[.E$7]*[.$A58]/[main.$B$2]" office:value-type="float" office:value="0.672">
            <text:p>0,672</text:p>
          </table:table-cell>
          <table:table-cell table:style-name="ce29" table:formula="of:=1/[main.$B$1]*[.F$7]*[.$A58]/[main.$B$2]" office:value-type="float" office:value="2.688">
            <text:p>2,688</text:p>
          </table:table-cell>
          <table:table-cell office:value-type="float" office:value="42">
            <text:p>42</text:p>
          </table:table-cell>
          <table:table-cell table:style-name="ce39" table:formula="of:=IF([.B58]=FLOOR([.B58];1);[.B58];&quot;&quot;)">
            <text:p/>
          </table:table-cell>
          <table:table-cell table:style-name="ce35" table:formula="of:=IF([.C58]=FLOOR([.C58];1);[.C58];&quot;&quot;)">
            <text:p/>
          </table:table-cell>
          <table:table-cell table:style-name="ce35" table:formula="of:=IF([.D58]=FLOOR([.D58];1);[.D58];&quot;&quot;)">
            <text:p/>
          </table:table-cell>
          <table:table-cell table:style-name="ce35" table:formula="of:=IF([.E58]=FLOOR([.E58];1);[.E58];&quot;&quot;)">
            <text:p/>
          </table:table-cell>
          <table:table-cell table:style-name="ce42" table:formula="of:=IF([.F58]=FLOOR([.F58];1);[.F58];&quot;&quot;)">
            <text:p/>
          </table:table-cell>
          <table:table-cell office:value-type="float" office:value="42">
            <text:p>42</text:p>
          </table:table-cell>
          <table:table-cell table:style-name="ce39" table:formula="of:=IF([.H58]&lt;&gt;&quot;&quot;;IF([.H58]&lt;[main.$B$25];[.H58];&quot;&quot;);&quot;&quot;)">
            <text:p/>
          </table:table-cell>
          <table:table-cell table:style-name="ce35" table:formula="of:=IF([.I58]&lt;&gt;&quot;&quot;;IF([.I58]&lt;[main.$B$25];[.I58];&quot;&quot;);&quot;&quot;)">
            <text:p/>
          </table:table-cell>
          <table:table-cell table:style-name="ce35" table:formula="of:=IF([.J58]&lt;&gt;&quot;&quot;;IF([.J58]&lt;[main.$B$25];[.J58];&quot;&quot;);&quot;&quot;)">
            <text:p/>
          </table:table-cell>
          <table:table-cell table:style-name="ce35" table:formula="of:=IF([.K58]&lt;&gt;&quot;&quot;;IF([.K58]&lt;[main.$B$25];[.K58];&quot;&quot;);&quot;&quot;)">
            <text:p/>
          </table:table-cell>
          <table:table-cell table:style-name="ce42" table:formula="of:=IF([.L58]&lt;&gt;&quot;&quot;;IF([.L58]&lt;[main.$B$25];[.L5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3">
            <text:p>43</text:p>
          </table:table-cell>
          <table:table-cell table:style-name="ce29" table:formula="of:=1/[main.$B$1]*[.B$7]*[.$A59]/[main.$B$2]" office:value-type="float" office:value="0.0026875">
            <text:p>0,0026875</text:p>
          </table:table-cell>
          <table:table-cell table:style-name="ce29" table:formula="of:=1/[main.$B$1]*[.C$7]*[.$A59]/[main.$B$2]" office:value-type="float" office:value="0.0215">
            <text:p>0,0215</text:p>
          </table:table-cell>
          <table:table-cell table:style-name="ce29" table:formula="of:=1/[main.$B$1]*[.D$7]*[.$A59]/[main.$B$2]" office:value-type="float" office:value="0.172">
            <text:p>0,172</text:p>
          </table:table-cell>
          <table:table-cell table:style-name="ce29" table:formula="of:=1/[main.$B$1]*[.E$7]*[.$A59]/[main.$B$2]" office:value-type="float" office:value="0.688">
            <text:p>0,688</text:p>
          </table:table-cell>
          <table:table-cell table:style-name="ce29" table:formula="of:=1/[main.$B$1]*[.F$7]*[.$A59]/[main.$B$2]" office:value-type="float" office:value="2.752">
            <text:p>2,752</text:p>
          </table:table-cell>
          <table:table-cell office:value-type="float" office:value="43">
            <text:p>43</text:p>
          </table:table-cell>
          <table:table-cell table:style-name="ce39" table:formula="of:=IF([.B59]=FLOOR([.B59];1);[.B59];&quot;&quot;)">
            <text:p/>
          </table:table-cell>
          <table:table-cell table:style-name="ce35" table:formula="of:=IF([.C59]=FLOOR([.C59];1);[.C59];&quot;&quot;)">
            <text:p/>
          </table:table-cell>
          <table:table-cell table:style-name="ce35" table:formula="of:=IF([.D59]=FLOOR([.D59];1);[.D59];&quot;&quot;)">
            <text:p/>
          </table:table-cell>
          <table:table-cell table:style-name="ce35" table:formula="of:=IF([.E59]=FLOOR([.E59];1);[.E59];&quot;&quot;)">
            <text:p/>
          </table:table-cell>
          <table:table-cell table:style-name="ce42" table:formula="of:=IF([.F59]=FLOOR([.F59];1);[.F59];&quot;&quot;)">
            <text:p/>
          </table:table-cell>
          <table:table-cell office:value-type="float" office:value="43">
            <text:p>43</text:p>
          </table:table-cell>
          <table:table-cell table:style-name="ce39" table:formula="of:=IF([.H59]&lt;&gt;&quot;&quot;;IF([.H59]&lt;[main.$B$25];[.H59];&quot;&quot;);&quot;&quot;)">
            <text:p/>
          </table:table-cell>
          <table:table-cell table:style-name="ce35" table:formula="of:=IF([.I59]&lt;&gt;&quot;&quot;;IF([.I59]&lt;[main.$B$25];[.I59];&quot;&quot;);&quot;&quot;)">
            <text:p/>
          </table:table-cell>
          <table:table-cell table:style-name="ce35" table:formula="of:=IF([.J59]&lt;&gt;&quot;&quot;;IF([.J59]&lt;[main.$B$25];[.J59];&quot;&quot;);&quot;&quot;)">
            <text:p/>
          </table:table-cell>
          <table:table-cell table:style-name="ce35" table:formula="of:=IF([.K59]&lt;&gt;&quot;&quot;;IF([.K59]&lt;[main.$B$25];[.K59];&quot;&quot;);&quot;&quot;)">
            <text:p/>
          </table:table-cell>
          <table:table-cell table:style-name="ce42" table:formula="of:=IF([.L59]&lt;&gt;&quot;&quot;;IF([.L59]&lt;[main.$B$25];[.L5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4">
            <text:p>44</text:p>
          </table:table-cell>
          <table:table-cell table:style-name="ce29" table:formula="of:=1/[main.$B$1]*[.B$7]*[.$A60]/[main.$B$2]" office:value-type="float" office:value="0.00275">
            <text:p>0,00275</text:p>
          </table:table-cell>
          <table:table-cell table:style-name="ce29" table:formula="of:=1/[main.$B$1]*[.C$7]*[.$A60]/[main.$B$2]" office:value-type="float" office:value="0.022">
            <text:p>0,022</text:p>
          </table:table-cell>
          <table:table-cell table:style-name="ce29" table:formula="of:=1/[main.$B$1]*[.D$7]*[.$A60]/[main.$B$2]" office:value-type="float" office:value="0.176">
            <text:p>0,176</text:p>
          </table:table-cell>
          <table:table-cell table:style-name="ce29" table:formula="of:=1/[main.$B$1]*[.E$7]*[.$A60]/[main.$B$2]" office:value-type="float" office:value="0.704">
            <text:p>0,704</text:p>
          </table:table-cell>
          <table:table-cell table:style-name="ce29" table:formula="of:=1/[main.$B$1]*[.F$7]*[.$A60]/[main.$B$2]" office:value-type="float" office:value="2.816">
            <text:p>2,816</text:p>
          </table:table-cell>
          <table:table-cell office:value-type="float" office:value="44">
            <text:p>44</text:p>
          </table:table-cell>
          <table:table-cell table:style-name="ce39" table:formula="of:=IF([.B60]=FLOOR([.B60];1);[.B60];&quot;&quot;)">
            <text:p/>
          </table:table-cell>
          <table:table-cell table:style-name="ce35" table:formula="of:=IF([.C60]=FLOOR([.C60];1);[.C60];&quot;&quot;)">
            <text:p/>
          </table:table-cell>
          <table:table-cell table:style-name="ce35" table:formula="of:=IF([.D60]=FLOOR([.D60];1);[.D60];&quot;&quot;)">
            <text:p/>
          </table:table-cell>
          <table:table-cell table:style-name="ce35" table:formula="of:=IF([.E60]=FLOOR([.E60];1);[.E60];&quot;&quot;)">
            <text:p/>
          </table:table-cell>
          <table:table-cell table:style-name="ce42" table:formula="of:=IF([.F60]=FLOOR([.F60];1);[.F60];&quot;&quot;)">
            <text:p/>
          </table:table-cell>
          <table:table-cell office:value-type="float" office:value="44">
            <text:p>44</text:p>
          </table:table-cell>
          <table:table-cell table:style-name="ce39" table:formula="of:=IF([.H60]&lt;&gt;&quot;&quot;;IF([.H60]&lt;[main.$B$25];[.H60];&quot;&quot;);&quot;&quot;)">
            <text:p/>
          </table:table-cell>
          <table:table-cell table:style-name="ce35" table:formula="of:=IF([.I60]&lt;&gt;&quot;&quot;;IF([.I60]&lt;[main.$B$25];[.I60];&quot;&quot;);&quot;&quot;)">
            <text:p/>
          </table:table-cell>
          <table:table-cell table:style-name="ce35" table:formula="of:=IF([.J60]&lt;&gt;&quot;&quot;;IF([.J60]&lt;[main.$B$25];[.J60];&quot;&quot;);&quot;&quot;)">
            <text:p/>
          </table:table-cell>
          <table:table-cell table:style-name="ce35" table:formula="of:=IF([.K60]&lt;&gt;&quot;&quot;;IF([.K60]&lt;[main.$B$25];[.K60];&quot;&quot;);&quot;&quot;)">
            <text:p/>
          </table:table-cell>
          <table:table-cell table:style-name="ce42" table:formula="of:=IF([.L60]&lt;&gt;&quot;&quot;;IF([.L60]&lt;[main.$B$25];[.L6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5">
            <text:p>45</text:p>
          </table:table-cell>
          <table:table-cell table:style-name="ce29" table:formula="of:=1/[main.$B$1]*[.B$7]*[.$A61]/[main.$B$2]" office:value-type="float" office:value="0.0028125">
            <text:p>0,0028125</text:p>
          </table:table-cell>
          <table:table-cell table:style-name="ce29" table:formula="of:=1/[main.$B$1]*[.C$7]*[.$A61]/[main.$B$2]" office:value-type="float" office:value="0.0225">
            <text:p>0,0225</text:p>
          </table:table-cell>
          <table:table-cell table:style-name="ce29" table:formula="of:=1/[main.$B$1]*[.D$7]*[.$A61]/[main.$B$2]" office:value-type="float" office:value="0.18">
            <text:p>0,18</text:p>
          </table:table-cell>
          <table:table-cell table:style-name="ce29" table:formula="of:=1/[main.$B$1]*[.E$7]*[.$A61]/[main.$B$2]" office:value-type="float" office:value="0.72">
            <text:p>0,72</text:p>
          </table:table-cell>
          <table:table-cell table:style-name="ce29" table:formula="of:=1/[main.$B$1]*[.F$7]*[.$A61]/[main.$B$2]" office:value-type="float" office:value="2.88">
            <text:p>2,88</text:p>
          </table:table-cell>
          <table:table-cell office:value-type="float" office:value="45">
            <text:p>45</text:p>
          </table:table-cell>
          <table:table-cell table:style-name="ce39" table:formula="of:=IF([.B61]=FLOOR([.B61];1);[.B61];&quot;&quot;)">
            <text:p/>
          </table:table-cell>
          <table:table-cell table:style-name="ce35" table:formula="of:=IF([.C61]=FLOOR([.C61];1);[.C61];&quot;&quot;)">
            <text:p/>
          </table:table-cell>
          <table:table-cell table:style-name="ce35" table:formula="of:=IF([.D61]=FLOOR([.D61];1);[.D61];&quot;&quot;)">
            <text:p/>
          </table:table-cell>
          <table:table-cell table:style-name="ce35" table:formula="of:=IF([.E61]=FLOOR([.E61];1);[.E61];&quot;&quot;)">
            <text:p/>
          </table:table-cell>
          <table:table-cell table:style-name="ce42" table:formula="of:=IF([.F61]=FLOOR([.F61];1);[.F61];&quot;&quot;)">
            <text:p/>
          </table:table-cell>
          <table:table-cell office:value-type="float" office:value="45">
            <text:p>45</text:p>
          </table:table-cell>
          <table:table-cell table:style-name="ce39" table:formula="of:=IF([.H61]&lt;&gt;&quot;&quot;;IF([.H61]&lt;[main.$B$25];[.H61];&quot;&quot;);&quot;&quot;)">
            <text:p/>
          </table:table-cell>
          <table:table-cell table:style-name="ce35" table:formula="of:=IF([.I61]&lt;&gt;&quot;&quot;;IF([.I61]&lt;[main.$B$25];[.I61];&quot;&quot;);&quot;&quot;)">
            <text:p/>
          </table:table-cell>
          <table:table-cell table:style-name="ce35" table:formula="of:=IF([.J61]&lt;&gt;&quot;&quot;;IF([.J61]&lt;[main.$B$25];[.J61];&quot;&quot;);&quot;&quot;)">
            <text:p/>
          </table:table-cell>
          <table:table-cell table:style-name="ce35" table:formula="of:=IF([.K61]&lt;&gt;&quot;&quot;;IF([.K61]&lt;[main.$B$25];[.K61];&quot;&quot;);&quot;&quot;)">
            <text:p/>
          </table:table-cell>
          <table:table-cell table:style-name="ce42" table:formula="of:=IF([.L61]&lt;&gt;&quot;&quot;;IF([.L61]&lt;[main.$B$25];[.L6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6">
            <text:p>46</text:p>
          </table:table-cell>
          <table:table-cell table:style-name="ce29" table:formula="of:=1/[main.$B$1]*[.B$7]*[.$A62]/[main.$B$2]" office:value-type="float" office:value="0.002875">
            <text:p>0,002875</text:p>
          </table:table-cell>
          <table:table-cell table:style-name="ce29" table:formula="of:=1/[main.$B$1]*[.C$7]*[.$A62]/[main.$B$2]" office:value-type="float" office:value="0.023">
            <text:p>0,023</text:p>
          </table:table-cell>
          <table:table-cell table:style-name="ce29" table:formula="of:=1/[main.$B$1]*[.D$7]*[.$A62]/[main.$B$2]" office:value-type="float" office:value="0.184">
            <text:p>0,184</text:p>
          </table:table-cell>
          <table:table-cell table:style-name="ce29" table:formula="of:=1/[main.$B$1]*[.E$7]*[.$A62]/[main.$B$2]" office:value-type="float" office:value="0.736">
            <text:p>0,736</text:p>
          </table:table-cell>
          <table:table-cell table:style-name="ce29" table:formula="of:=1/[main.$B$1]*[.F$7]*[.$A62]/[main.$B$2]" office:value-type="float" office:value="2.944">
            <text:p>2,944</text:p>
          </table:table-cell>
          <table:table-cell office:value-type="float" office:value="46">
            <text:p>46</text:p>
          </table:table-cell>
          <table:table-cell table:style-name="ce39" table:formula="of:=IF([.B62]=FLOOR([.B62];1);[.B62];&quot;&quot;)">
            <text:p/>
          </table:table-cell>
          <table:table-cell table:style-name="ce35" table:formula="of:=IF([.C62]=FLOOR([.C62];1);[.C62];&quot;&quot;)">
            <text:p/>
          </table:table-cell>
          <table:table-cell table:style-name="ce35" table:formula="of:=IF([.D62]=FLOOR([.D62];1);[.D62];&quot;&quot;)">
            <text:p/>
          </table:table-cell>
          <table:table-cell table:style-name="ce35" table:formula="of:=IF([.E62]=FLOOR([.E62];1);[.E62];&quot;&quot;)">
            <text:p/>
          </table:table-cell>
          <table:table-cell table:style-name="ce42" table:formula="of:=IF([.F62]=FLOOR([.F62];1);[.F62];&quot;&quot;)">
            <text:p/>
          </table:table-cell>
          <table:table-cell office:value-type="float" office:value="46">
            <text:p>46</text:p>
          </table:table-cell>
          <table:table-cell table:style-name="ce39" table:formula="of:=IF([.H62]&lt;&gt;&quot;&quot;;IF([.H62]&lt;[main.$B$25];[.H62];&quot;&quot;);&quot;&quot;)">
            <text:p/>
          </table:table-cell>
          <table:table-cell table:style-name="ce35" table:formula="of:=IF([.I62]&lt;&gt;&quot;&quot;;IF([.I62]&lt;[main.$B$25];[.I62];&quot;&quot;);&quot;&quot;)">
            <text:p/>
          </table:table-cell>
          <table:table-cell table:style-name="ce35" table:formula="of:=IF([.J62]&lt;&gt;&quot;&quot;;IF([.J62]&lt;[main.$B$25];[.J62];&quot;&quot;);&quot;&quot;)">
            <text:p/>
          </table:table-cell>
          <table:table-cell table:style-name="ce35" table:formula="of:=IF([.K62]&lt;&gt;&quot;&quot;;IF([.K62]&lt;[main.$B$25];[.K62];&quot;&quot;);&quot;&quot;)">
            <text:p/>
          </table:table-cell>
          <table:table-cell table:style-name="ce42" table:formula="of:=IF([.L62]&lt;&gt;&quot;&quot;;IF([.L62]&lt;[main.$B$25];[.L6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7">
            <text:p>47</text:p>
          </table:table-cell>
          <table:table-cell table:style-name="ce29" table:formula="of:=1/[main.$B$1]*[.B$7]*[.$A63]/[main.$B$2]" office:value-type="float" office:value="0.0029375">
            <text:p>0,0029375</text:p>
          </table:table-cell>
          <table:table-cell table:style-name="ce29" table:formula="of:=1/[main.$B$1]*[.C$7]*[.$A63]/[main.$B$2]" office:value-type="float" office:value="0.0235">
            <text:p>0,0235</text:p>
          </table:table-cell>
          <table:table-cell table:style-name="ce29" table:formula="of:=1/[main.$B$1]*[.D$7]*[.$A63]/[main.$B$2]" office:value-type="float" office:value="0.188">
            <text:p>0,188</text:p>
          </table:table-cell>
          <table:table-cell table:style-name="ce29" table:formula="of:=1/[main.$B$1]*[.E$7]*[.$A63]/[main.$B$2]" office:value-type="float" office:value="0.752">
            <text:p>0,752</text:p>
          </table:table-cell>
          <table:table-cell table:style-name="ce29" table:formula="of:=1/[main.$B$1]*[.F$7]*[.$A63]/[main.$B$2]" office:value-type="float" office:value="3.008">
            <text:p>3,008</text:p>
          </table:table-cell>
          <table:table-cell office:value-type="float" office:value="47">
            <text:p>47</text:p>
          </table:table-cell>
          <table:table-cell table:style-name="ce39" table:formula="of:=IF([.B63]=FLOOR([.B63];1);[.B63];&quot;&quot;)">
            <text:p/>
          </table:table-cell>
          <table:table-cell table:style-name="ce35" table:formula="of:=IF([.C63]=FLOOR([.C63];1);[.C63];&quot;&quot;)">
            <text:p/>
          </table:table-cell>
          <table:table-cell table:style-name="ce35" table:formula="of:=IF([.D63]=FLOOR([.D63];1);[.D63];&quot;&quot;)">
            <text:p/>
          </table:table-cell>
          <table:table-cell table:style-name="ce35" table:formula="of:=IF([.E63]=FLOOR([.E63];1);[.E63];&quot;&quot;)">
            <text:p/>
          </table:table-cell>
          <table:table-cell table:style-name="ce42" table:formula="of:=IF([.F63]=FLOOR([.F63];1);[.F63];&quot;&quot;)">
            <text:p/>
          </table:table-cell>
          <table:table-cell office:value-type="float" office:value="47">
            <text:p>47</text:p>
          </table:table-cell>
          <table:table-cell table:style-name="ce39" table:formula="of:=IF([.H63]&lt;&gt;&quot;&quot;;IF([.H63]&lt;[main.$B$25];[.H63];&quot;&quot;);&quot;&quot;)">
            <text:p/>
          </table:table-cell>
          <table:table-cell table:style-name="ce35" table:formula="of:=IF([.I63]&lt;&gt;&quot;&quot;;IF([.I63]&lt;[main.$B$25];[.I63];&quot;&quot;);&quot;&quot;)">
            <text:p/>
          </table:table-cell>
          <table:table-cell table:style-name="ce35" table:formula="of:=IF([.J63]&lt;&gt;&quot;&quot;;IF([.J63]&lt;[main.$B$25];[.J63];&quot;&quot;);&quot;&quot;)">
            <text:p/>
          </table:table-cell>
          <table:table-cell table:style-name="ce35" table:formula="of:=IF([.K63]&lt;&gt;&quot;&quot;;IF([.K63]&lt;[main.$B$25];[.K63];&quot;&quot;);&quot;&quot;)">
            <text:p/>
          </table:table-cell>
          <table:table-cell table:style-name="ce42" table:formula="of:=IF([.L63]&lt;&gt;&quot;&quot;;IF([.L63]&lt;[main.$B$25];[.L6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8">
            <text:p>48</text:p>
          </table:table-cell>
          <table:table-cell table:style-name="ce29" table:formula="of:=1/[main.$B$1]*[.B$7]*[.$A64]/[main.$B$2]" office:value-type="float" office:value="0.003">
            <text:p>0,003</text:p>
          </table:table-cell>
          <table:table-cell table:style-name="ce29" table:formula="of:=1/[main.$B$1]*[.C$7]*[.$A64]/[main.$B$2]" office:value-type="float" office:value="0.024">
            <text:p>0,024</text:p>
          </table:table-cell>
          <table:table-cell table:style-name="ce29" table:formula="of:=1/[main.$B$1]*[.D$7]*[.$A64]/[main.$B$2]" office:value-type="float" office:value="0.192">
            <text:p>0,192</text:p>
          </table:table-cell>
          <table:table-cell table:style-name="ce29" table:formula="of:=1/[main.$B$1]*[.E$7]*[.$A64]/[main.$B$2]" office:value-type="float" office:value="0.768">
            <text:p>0,768</text:p>
          </table:table-cell>
          <table:table-cell table:style-name="ce29" table:formula="of:=1/[main.$B$1]*[.F$7]*[.$A64]/[main.$B$2]" office:value-type="float" office:value="3.072">
            <text:p>3,072</text:p>
          </table:table-cell>
          <table:table-cell office:value-type="float" office:value="48">
            <text:p>48</text:p>
          </table:table-cell>
          <table:table-cell table:style-name="ce39" table:formula="of:=IF([.B64]=FLOOR([.B64];1);[.B64];&quot;&quot;)">
            <text:p/>
          </table:table-cell>
          <table:table-cell table:style-name="ce35" table:formula="of:=IF([.C64]=FLOOR([.C64];1);[.C64];&quot;&quot;)">
            <text:p/>
          </table:table-cell>
          <table:table-cell table:style-name="ce35" table:formula="of:=IF([.D64]=FLOOR([.D64];1);[.D64];&quot;&quot;)">
            <text:p/>
          </table:table-cell>
          <table:table-cell table:style-name="ce35" table:formula="of:=IF([.E64]=FLOOR([.E64];1);[.E64];&quot;&quot;)">
            <text:p/>
          </table:table-cell>
          <table:table-cell table:style-name="ce42" table:formula="of:=IF([.F64]=FLOOR([.F64];1);[.F64];&quot;&quot;)">
            <text:p/>
          </table:table-cell>
          <table:table-cell office:value-type="float" office:value="48">
            <text:p>48</text:p>
          </table:table-cell>
          <table:table-cell table:style-name="ce39" table:formula="of:=IF([.H64]&lt;&gt;&quot;&quot;;IF([.H64]&lt;[main.$B$25];[.H64];&quot;&quot;);&quot;&quot;)">
            <text:p/>
          </table:table-cell>
          <table:table-cell table:style-name="ce35" table:formula="of:=IF([.I64]&lt;&gt;&quot;&quot;;IF([.I64]&lt;[main.$B$25];[.I64];&quot;&quot;);&quot;&quot;)">
            <text:p/>
          </table:table-cell>
          <table:table-cell table:style-name="ce35" table:formula="of:=IF([.J64]&lt;&gt;&quot;&quot;;IF([.J64]&lt;[main.$B$25];[.J64];&quot;&quot;);&quot;&quot;)">
            <text:p/>
          </table:table-cell>
          <table:table-cell table:style-name="ce35" table:formula="of:=IF([.K64]&lt;&gt;&quot;&quot;;IF([.K64]&lt;[main.$B$25];[.K64];&quot;&quot;);&quot;&quot;)">
            <text:p/>
          </table:table-cell>
          <table:table-cell table:style-name="ce42" table:formula="of:=IF([.L64]&lt;&gt;&quot;&quot;;IF([.L64]&lt;[main.$B$25];[.L6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49">
            <text:p>49</text:p>
          </table:table-cell>
          <table:table-cell table:style-name="ce29" table:formula="of:=1/[main.$B$1]*[.B$7]*[.$A65]/[main.$B$2]" office:value-type="float" office:value="0.0030625">
            <text:p>0,0030625</text:p>
          </table:table-cell>
          <table:table-cell table:style-name="ce29" table:formula="of:=1/[main.$B$1]*[.C$7]*[.$A65]/[main.$B$2]" office:value-type="float" office:value="0.0245">
            <text:p>0,0245</text:p>
          </table:table-cell>
          <table:table-cell table:style-name="ce29" table:formula="of:=1/[main.$B$1]*[.D$7]*[.$A65]/[main.$B$2]" office:value-type="float" office:value="0.196">
            <text:p>0,196</text:p>
          </table:table-cell>
          <table:table-cell table:style-name="ce29" table:formula="of:=1/[main.$B$1]*[.E$7]*[.$A65]/[main.$B$2]" office:value-type="float" office:value="0.784">
            <text:p>0,784</text:p>
          </table:table-cell>
          <table:table-cell table:style-name="ce29" table:formula="of:=1/[main.$B$1]*[.F$7]*[.$A65]/[main.$B$2]" office:value-type="float" office:value="3.136">
            <text:p>3,136</text:p>
          </table:table-cell>
          <table:table-cell office:value-type="float" office:value="49">
            <text:p>49</text:p>
          </table:table-cell>
          <table:table-cell table:style-name="ce39" table:formula="of:=IF([.B65]=FLOOR([.B65];1);[.B65];&quot;&quot;)">
            <text:p/>
          </table:table-cell>
          <table:table-cell table:style-name="ce35" table:formula="of:=IF([.C65]=FLOOR([.C65];1);[.C65];&quot;&quot;)">
            <text:p/>
          </table:table-cell>
          <table:table-cell table:style-name="ce35" table:formula="of:=IF([.D65]=FLOOR([.D65];1);[.D65];&quot;&quot;)">
            <text:p/>
          </table:table-cell>
          <table:table-cell table:style-name="ce35" table:formula="of:=IF([.E65]=FLOOR([.E65];1);[.E65];&quot;&quot;)">
            <text:p/>
          </table:table-cell>
          <table:table-cell table:style-name="ce42" table:formula="of:=IF([.F65]=FLOOR([.F65];1);[.F65];&quot;&quot;)">
            <text:p/>
          </table:table-cell>
          <table:table-cell office:value-type="float" office:value="49">
            <text:p>49</text:p>
          </table:table-cell>
          <table:table-cell table:style-name="ce39" table:formula="of:=IF([.H65]&lt;&gt;&quot;&quot;;IF([.H65]&lt;[main.$B$25];[.H65];&quot;&quot;);&quot;&quot;)">
            <text:p/>
          </table:table-cell>
          <table:table-cell table:style-name="ce35" table:formula="of:=IF([.I65]&lt;&gt;&quot;&quot;;IF([.I65]&lt;[main.$B$25];[.I65];&quot;&quot;);&quot;&quot;)">
            <text:p/>
          </table:table-cell>
          <table:table-cell table:style-name="ce35" table:formula="of:=IF([.J65]&lt;&gt;&quot;&quot;;IF([.J65]&lt;[main.$B$25];[.J65];&quot;&quot;);&quot;&quot;)">
            <text:p/>
          </table:table-cell>
          <table:table-cell table:style-name="ce35" table:formula="of:=IF([.K65]&lt;&gt;&quot;&quot;;IF([.K65]&lt;[main.$B$25];[.K65];&quot;&quot;);&quot;&quot;)">
            <text:p/>
          </table:table-cell>
          <table:table-cell table:style-name="ce42" table:formula="of:=IF([.L65]&lt;&gt;&quot;&quot;;IF([.L65]&lt;[main.$B$25];[.L6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0">
            <text:p>50</text:p>
          </table:table-cell>
          <table:table-cell table:style-name="ce29" table:formula="of:=1/[main.$B$1]*[.B$7]*[.$A66]/[main.$B$2]" office:value-type="float" office:value="0.003125">
            <text:p>0,003125</text:p>
          </table:table-cell>
          <table:table-cell table:style-name="ce29" table:formula="of:=1/[main.$B$1]*[.C$7]*[.$A66]/[main.$B$2]" office:value-type="float" office:value="0.025">
            <text:p>0,025</text:p>
          </table:table-cell>
          <table:table-cell table:style-name="ce29" table:formula="of:=1/[main.$B$1]*[.D$7]*[.$A66]/[main.$B$2]" office:value-type="float" office:value="0.2">
            <text:p>0,2</text:p>
          </table:table-cell>
          <table:table-cell table:style-name="ce29" table:formula="of:=1/[main.$B$1]*[.E$7]*[.$A66]/[main.$B$2]" office:value-type="float" office:value="0.8">
            <text:p>0,8</text:p>
          </table:table-cell>
          <table:table-cell table:style-name="ce29" table:formula="of:=1/[main.$B$1]*[.F$7]*[.$A66]/[main.$B$2]" office:value-type="float" office:value="3.2">
            <text:p>3,2</text:p>
          </table:table-cell>
          <table:table-cell office:value-type="float" office:value="50">
            <text:p>50</text:p>
          </table:table-cell>
          <table:table-cell table:style-name="ce39" table:formula="of:=IF([.B66]=FLOOR([.B66];1);[.B66];&quot;&quot;)">
            <text:p/>
          </table:table-cell>
          <table:table-cell table:style-name="ce35" table:formula="of:=IF([.C66]=FLOOR([.C66];1);[.C66];&quot;&quot;)">
            <text:p/>
          </table:table-cell>
          <table:table-cell table:style-name="ce35" table:formula="of:=IF([.D66]=FLOOR([.D66];1);[.D66];&quot;&quot;)">
            <text:p/>
          </table:table-cell>
          <table:table-cell table:style-name="ce35" table:formula="of:=IF([.E66]=FLOOR([.E66];1);[.E66];&quot;&quot;)">
            <text:p/>
          </table:table-cell>
          <table:table-cell table:style-name="ce42" table:formula="of:=IF([.F66]=FLOOR([.F66];1);[.F66];&quot;&quot;)">
            <text:p/>
          </table:table-cell>
          <table:table-cell office:value-type="float" office:value="50">
            <text:p>50</text:p>
          </table:table-cell>
          <table:table-cell table:style-name="ce39" table:formula="of:=IF([.H66]&lt;&gt;&quot;&quot;;IF([.H66]&lt;[main.$B$25];[.H66];&quot;&quot;);&quot;&quot;)">
            <text:p/>
          </table:table-cell>
          <table:table-cell table:style-name="ce35" table:formula="of:=IF([.I66]&lt;&gt;&quot;&quot;;IF([.I66]&lt;[main.$B$25];[.I66];&quot;&quot;);&quot;&quot;)">
            <text:p/>
          </table:table-cell>
          <table:table-cell table:style-name="ce35" table:formula="of:=IF([.J66]&lt;&gt;&quot;&quot;;IF([.J66]&lt;[main.$B$25];[.J66];&quot;&quot;);&quot;&quot;)">
            <text:p/>
          </table:table-cell>
          <table:table-cell table:style-name="ce35" table:formula="of:=IF([.K66]&lt;&gt;&quot;&quot;;IF([.K66]&lt;[main.$B$25];[.K66];&quot;&quot;);&quot;&quot;)">
            <text:p/>
          </table:table-cell>
          <table:table-cell table:style-name="ce42" table:formula="of:=IF([.L66]&lt;&gt;&quot;&quot;;IF([.L66]&lt;[main.$B$25];[.L6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1">
            <text:p>51</text:p>
          </table:table-cell>
          <table:table-cell table:style-name="ce29" table:formula="of:=1/[main.$B$1]*[.B$7]*[.$A67]/[main.$B$2]" office:value-type="float" office:value="0.0031875">
            <text:p>0,0031875</text:p>
          </table:table-cell>
          <table:table-cell table:style-name="ce29" table:formula="of:=1/[main.$B$1]*[.C$7]*[.$A67]/[main.$B$2]" office:value-type="float" office:value="0.0255">
            <text:p>0,0255</text:p>
          </table:table-cell>
          <table:table-cell table:style-name="ce29" table:formula="of:=1/[main.$B$1]*[.D$7]*[.$A67]/[main.$B$2]" office:value-type="float" office:value="0.204">
            <text:p>0,204</text:p>
          </table:table-cell>
          <table:table-cell table:style-name="ce29" table:formula="of:=1/[main.$B$1]*[.E$7]*[.$A67]/[main.$B$2]" office:value-type="float" office:value="0.816">
            <text:p>0,816</text:p>
          </table:table-cell>
          <table:table-cell table:style-name="ce29" table:formula="of:=1/[main.$B$1]*[.F$7]*[.$A67]/[main.$B$2]" office:value-type="float" office:value="3.264">
            <text:p>3,264</text:p>
          </table:table-cell>
          <table:table-cell office:value-type="float" office:value="51">
            <text:p>51</text:p>
          </table:table-cell>
          <table:table-cell table:style-name="ce39" table:formula="of:=IF([.B67]=FLOOR([.B67];1);[.B67];&quot;&quot;)">
            <text:p/>
          </table:table-cell>
          <table:table-cell table:style-name="ce35" table:formula="of:=IF([.C67]=FLOOR([.C67];1);[.C67];&quot;&quot;)">
            <text:p/>
          </table:table-cell>
          <table:table-cell table:style-name="ce35" table:formula="of:=IF([.D67]=FLOOR([.D67];1);[.D67];&quot;&quot;)">
            <text:p/>
          </table:table-cell>
          <table:table-cell table:style-name="ce35" table:formula="of:=IF([.E67]=FLOOR([.E67];1);[.E67];&quot;&quot;)">
            <text:p/>
          </table:table-cell>
          <table:table-cell table:style-name="ce42" table:formula="of:=IF([.F67]=FLOOR([.F67];1);[.F67];&quot;&quot;)">
            <text:p/>
          </table:table-cell>
          <table:table-cell office:value-type="float" office:value="51">
            <text:p>51</text:p>
          </table:table-cell>
          <table:table-cell table:style-name="ce39" table:formula="of:=IF([.H67]&lt;&gt;&quot;&quot;;IF([.H67]&lt;[main.$B$25];[.H67];&quot;&quot;);&quot;&quot;)">
            <text:p/>
          </table:table-cell>
          <table:table-cell table:style-name="ce35" table:formula="of:=IF([.I67]&lt;&gt;&quot;&quot;;IF([.I67]&lt;[main.$B$25];[.I67];&quot;&quot;);&quot;&quot;)">
            <text:p/>
          </table:table-cell>
          <table:table-cell table:style-name="ce35" table:formula="of:=IF([.J67]&lt;&gt;&quot;&quot;;IF([.J67]&lt;[main.$B$25];[.J67];&quot;&quot;);&quot;&quot;)">
            <text:p/>
          </table:table-cell>
          <table:table-cell table:style-name="ce35" table:formula="of:=IF([.K67]&lt;&gt;&quot;&quot;;IF([.K67]&lt;[main.$B$25];[.K67];&quot;&quot;);&quot;&quot;)">
            <text:p/>
          </table:table-cell>
          <table:table-cell table:style-name="ce42" table:formula="of:=IF([.L67]&lt;&gt;&quot;&quot;;IF([.L67]&lt;[main.$B$25];[.L6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2">
            <text:p>52</text:p>
          </table:table-cell>
          <table:table-cell table:style-name="ce29" table:formula="of:=1/[main.$B$1]*[.B$7]*[.$A68]/[main.$B$2]" office:value-type="float" office:value="0.00325">
            <text:p>0,00325</text:p>
          </table:table-cell>
          <table:table-cell table:style-name="ce29" table:formula="of:=1/[main.$B$1]*[.C$7]*[.$A68]/[main.$B$2]" office:value-type="float" office:value="0.026">
            <text:p>0,026</text:p>
          </table:table-cell>
          <table:table-cell table:style-name="ce29" table:formula="of:=1/[main.$B$1]*[.D$7]*[.$A68]/[main.$B$2]" office:value-type="float" office:value="0.208">
            <text:p>0,208</text:p>
          </table:table-cell>
          <table:table-cell table:style-name="ce29" table:formula="of:=1/[main.$B$1]*[.E$7]*[.$A68]/[main.$B$2]" office:value-type="float" office:value="0.832">
            <text:p>0,832</text:p>
          </table:table-cell>
          <table:table-cell table:style-name="ce29" table:formula="of:=1/[main.$B$1]*[.F$7]*[.$A68]/[main.$B$2]" office:value-type="float" office:value="3.328">
            <text:p>3,328</text:p>
          </table:table-cell>
          <table:table-cell office:value-type="float" office:value="52">
            <text:p>52</text:p>
          </table:table-cell>
          <table:table-cell table:style-name="ce39" table:formula="of:=IF([.B68]=FLOOR([.B68];1);[.B68];&quot;&quot;)">
            <text:p/>
          </table:table-cell>
          <table:table-cell table:style-name="ce35" table:formula="of:=IF([.C68]=FLOOR([.C68];1);[.C68];&quot;&quot;)">
            <text:p/>
          </table:table-cell>
          <table:table-cell table:style-name="ce35" table:formula="of:=IF([.D68]=FLOOR([.D68];1);[.D68];&quot;&quot;)">
            <text:p/>
          </table:table-cell>
          <table:table-cell table:style-name="ce35" table:formula="of:=IF([.E68]=FLOOR([.E68];1);[.E68];&quot;&quot;)">
            <text:p/>
          </table:table-cell>
          <table:table-cell table:style-name="ce42" table:formula="of:=IF([.F68]=FLOOR([.F68];1);[.F68];&quot;&quot;)">
            <text:p/>
          </table:table-cell>
          <table:table-cell office:value-type="float" office:value="52">
            <text:p>52</text:p>
          </table:table-cell>
          <table:table-cell table:style-name="ce39" table:formula="of:=IF([.H68]&lt;&gt;&quot;&quot;;IF([.H68]&lt;[main.$B$25];[.H68];&quot;&quot;);&quot;&quot;)">
            <text:p/>
          </table:table-cell>
          <table:table-cell table:style-name="ce35" table:formula="of:=IF([.I68]&lt;&gt;&quot;&quot;;IF([.I68]&lt;[main.$B$25];[.I68];&quot;&quot;);&quot;&quot;)">
            <text:p/>
          </table:table-cell>
          <table:table-cell table:style-name="ce35" table:formula="of:=IF([.J68]&lt;&gt;&quot;&quot;;IF([.J68]&lt;[main.$B$25];[.J68];&quot;&quot;);&quot;&quot;)">
            <text:p/>
          </table:table-cell>
          <table:table-cell table:style-name="ce35" table:formula="of:=IF([.K68]&lt;&gt;&quot;&quot;;IF([.K68]&lt;[main.$B$25];[.K68];&quot;&quot;);&quot;&quot;)">
            <text:p/>
          </table:table-cell>
          <table:table-cell table:style-name="ce42" table:formula="of:=IF([.L68]&lt;&gt;&quot;&quot;;IF([.L68]&lt;[main.$B$25];[.L6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3">
            <text:p>53</text:p>
          </table:table-cell>
          <table:table-cell table:style-name="ce29" table:formula="of:=1/[main.$B$1]*[.B$7]*[.$A69]/[main.$B$2]" office:value-type="float" office:value="0.0033125">
            <text:p>0,0033125</text:p>
          </table:table-cell>
          <table:table-cell table:style-name="ce29" table:formula="of:=1/[main.$B$1]*[.C$7]*[.$A69]/[main.$B$2]" office:value-type="float" office:value="0.0265">
            <text:p>0,0265</text:p>
          </table:table-cell>
          <table:table-cell table:style-name="ce29" table:formula="of:=1/[main.$B$1]*[.D$7]*[.$A69]/[main.$B$2]" office:value-type="float" office:value="0.212">
            <text:p>0,212</text:p>
          </table:table-cell>
          <table:table-cell table:style-name="ce29" table:formula="of:=1/[main.$B$1]*[.E$7]*[.$A69]/[main.$B$2]" office:value-type="float" office:value="0.848">
            <text:p>0,848</text:p>
          </table:table-cell>
          <table:table-cell table:style-name="ce29" table:formula="of:=1/[main.$B$1]*[.F$7]*[.$A69]/[main.$B$2]" office:value-type="float" office:value="3.392">
            <text:p>3,392</text:p>
          </table:table-cell>
          <table:table-cell office:value-type="float" office:value="53">
            <text:p>53</text:p>
          </table:table-cell>
          <table:table-cell table:style-name="ce39" table:formula="of:=IF([.B69]=FLOOR([.B69];1);[.B69];&quot;&quot;)">
            <text:p/>
          </table:table-cell>
          <table:table-cell table:style-name="ce35" table:formula="of:=IF([.C69]=FLOOR([.C69];1);[.C69];&quot;&quot;)">
            <text:p/>
          </table:table-cell>
          <table:table-cell table:style-name="ce35" table:formula="of:=IF([.D69]=FLOOR([.D69];1);[.D69];&quot;&quot;)">
            <text:p/>
          </table:table-cell>
          <table:table-cell table:style-name="ce35" table:formula="of:=IF([.E69]=FLOOR([.E69];1);[.E69];&quot;&quot;)">
            <text:p/>
          </table:table-cell>
          <table:table-cell table:style-name="ce42" table:formula="of:=IF([.F69]=FLOOR([.F69];1);[.F69];&quot;&quot;)">
            <text:p/>
          </table:table-cell>
          <table:table-cell office:value-type="float" office:value="53">
            <text:p>53</text:p>
          </table:table-cell>
          <table:table-cell table:style-name="ce39" table:formula="of:=IF([.H69]&lt;&gt;&quot;&quot;;IF([.H69]&lt;[main.$B$25];[.H69];&quot;&quot;);&quot;&quot;)">
            <text:p/>
          </table:table-cell>
          <table:table-cell table:style-name="ce35" table:formula="of:=IF([.I69]&lt;&gt;&quot;&quot;;IF([.I69]&lt;[main.$B$25];[.I69];&quot;&quot;);&quot;&quot;)">
            <text:p/>
          </table:table-cell>
          <table:table-cell table:style-name="ce35" table:formula="of:=IF([.J69]&lt;&gt;&quot;&quot;;IF([.J69]&lt;[main.$B$25];[.J69];&quot;&quot;);&quot;&quot;)">
            <text:p/>
          </table:table-cell>
          <table:table-cell table:style-name="ce35" table:formula="of:=IF([.K69]&lt;&gt;&quot;&quot;;IF([.K69]&lt;[main.$B$25];[.K69];&quot;&quot;);&quot;&quot;)">
            <text:p/>
          </table:table-cell>
          <table:table-cell table:style-name="ce42" table:formula="of:=IF([.L69]&lt;&gt;&quot;&quot;;IF([.L69]&lt;[main.$B$25];[.L6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4">
            <text:p>54</text:p>
          </table:table-cell>
          <table:table-cell table:style-name="ce29" table:formula="of:=1/[main.$B$1]*[.B$7]*[.$A70]/[main.$B$2]" office:value-type="float" office:value="0.003375">
            <text:p>0,003375</text:p>
          </table:table-cell>
          <table:table-cell table:style-name="ce29" table:formula="of:=1/[main.$B$1]*[.C$7]*[.$A70]/[main.$B$2]" office:value-type="float" office:value="0.027">
            <text:p>0,027</text:p>
          </table:table-cell>
          <table:table-cell table:style-name="ce29" table:formula="of:=1/[main.$B$1]*[.D$7]*[.$A70]/[main.$B$2]" office:value-type="float" office:value="0.216">
            <text:p>0,216</text:p>
          </table:table-cell>
          <table:table-cell table:style-name="ce29" table:formula="of:=1/[main.$B$1]*[.E$7]*[.$A70]/[main.$B$2]" office:value-type="float" office:value="0.864">
            <text:p>0,864</text:p>
          </table:table-cell>
          <table:table-cell table:style-name="ce29" table:formula="of:=1/[main.$B$1]*[.F$7]*[.$A70]/[main.$B$2]" office:value-type="float" office:value="3.456">
            <text:p>3,456</text:p>
          </table:table-cell>
          <table:table-cell office:value-type="float" office:value="54">
            <text:p>54</text:p>
          </table:table-cell>
          <table:table-cell table:style-name="ce39" table:formula="of:=IF([.B70]=FLOOR([.B70];1);[.B70];&quot;&quot;)">
            <text:p/>
          </table:table-cell>
          <table:table-cell table:style-name="ce35" table:formula="of:=IF([.C70]=FLOOR([.C70];1);[.C70];&quot;&quot;)">
            <text:p/>
          </table:table-cell>
          <table:table-cell table:style-name="ce35" table:formula="of:=IF([.D70]=FLOOR([.D70];1);[.D70];&quot;&quot;)">
            <text:p/>
          </table:table-cell>
          <table:table-cell table:style-name="ce35" table:formula="of:=IF([.E70]=FLOOR([.E70];1);[.E70];&quot;&quot;)">
            <text:p/>
          </table:table-cell>
          <table:table-cell table:style-name="ce42" table:formula="of:=IF([.F70]=FLOOR([.F70];1);[.F70];&quot;&quot;)">
            <text:p/>
          </table:table-cell>
          <table:table-cell office:value-type="float" office:value="54">
            <text:p>54</text:p>
          </table:table-cell>
          <table:table-cell table:style-name="ce39" table:formula="of:=IF([.H70]&lt;&gt;&quot;&quot;;IF([.H70]&lt;[main.$B$25];[.H70];&quot;&quot;);&quot;&quot;)">
            <text:p/>
          </table:table-cell>
          <table:table-cell table:style-name="ce35" table:formula="of:=IF([.I70]&lt;&gt;&quot;&quot;;IF([.I70]&lt;[main.$B$25];[.I70];&quot;&quot;);&quot;&quot;)">
            <text:p/>
          </table:table-cell>
          <table:table-cell table:style-name="ce35" table:formula="of:=IF([.J70]&lt;&gt;&quot;&quot;;IF([.J70]&lt;[main.$B$25];[.J70];&quot;&quot;);&quot;&quot;)">
            <text:p/>
          </table:table-cell>
          <table:table-cell table:style-name="ce35" table:formula="of:=IF([.K70]&lt;&gt;&quot;&quot;;IF([.K70]&lt;[main.$B$25];[.K70];&quot;&quot;);&quot;&quot;)">
            <text:p/>
          </table:table-cell>
          <table:table-cell table:style-name="ce42" table:formula="of:=IF([.L70]&lt;&gt;&quot;&quot;;IF([.L70]&lt;[main.$B$25];[.L7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5">
            <text:p>55</text:p>
          </table:table-cell>
          <table:table-cell table:style-name="ce29" table:formula="of:=1/[main.$B$1]*[.B$7]*[.$A71]/[main.$B$2]" office:value-type="float" office:value="0.0034375">
            <text:p>0,0034375</text:p>
          </table:table-cell>
          <table:table-cell table:style-name="ce29" table:formula="of:=1/[main.$B$1]*[.C$7]*[.$A71]/[main.$B$2]" office:value-type="float" office:value="0.0275">
            <text:p>0,0275</text:p>
          </table:table-cell>
          <table:table-cell table:style-name="ce29" table:formula="of:=1/[main.$B$1]*[.D$7]*[.$A71]/[main.$B$2]" office:value-type="float" office:value="0.22">
            <text:p>0,22</text:p>
          </table:table-cell>
          <table:table-cell table:style-name="ce29" table:formula="of:=1/[main.$B$1]*[.E$7]*[.$A71]/[main.$B$2]" office:value-type="float" office:value="0.88">
            <text:p>0,88</text:p>
          </table:table-cell>
          <table:table-cell table:style-name="ce29" table:formula="of:=1/[main.$B$1]*[.F$7]*[.$A71]/[main.$B$2]" office:value-type="float" office:value="3.52">
            <text:p>3,52</text:p>
          </table:table-cell>
          <table:table-cell office:value-type="float" office:value="55">
            <text:p>55</text:p>
          </table:table-cell>
          <table:table-cell table:style-name="ce39" table:formula="of:=IF([.B71]=FLOOR([.B71];1);[.B71];&quot;&quot;)">
            <text:p/>
          </table:table-cell>
          <table:table-cell table:style-name="ce35" table:formula="of:=IF([.C71]=FLOOR([.C71];1);[.C71];&quot;&quot;)">
            <text:p/>
          </table:table-cell>
          <table:table-cell table:style-name="ce35" table:formula="of:=IF([.D71]=FLOOR([.D71];1);[.D71];&quot;&quot;)">
            <text:p/>
          </table:table-cell>
          <table:table-cell table:style-name="ce35" table:formula="of:=IF([.E71]=FLOOR([.E71];1);[.E71];&quot;&quot;)">
            <text:p/>
          </table:table-cell>
          <table:table-cell table:style-name="ce42" table:formula="of:=IF([.F71]=FLOOR([.F71];1);[.F71];&quot;&quot;)">
            <text:p/>
          </table:table-cell>
          <table:table-cell office:value-type="float" office:value="55">
            <text:p>55</text:p>
          </table:table-cell>
          <table:table-cell table:style-name="ce39" table:formula="of:=IF([.H71]&lt;&gt;&quot;&quot;;IF([.H71]&lt;[main.$B$25];[.H71];&quot;&quot;);&quot;&quot;)">
            <text:p/>
          </table:table-cell>
          <table:table-cell table:style-name="ce35" table:formula="of:=IF([.I71]&lt;&gt;&quot;&quot;;IF([.I71]&lt;[main.$B$25];[.I71];&quot;&quot;);&quot;&quot;)">
            <text:p/>
          </table:table-cell>
          <table:table-cell table:style-name="ce35" table:formula="of:=IF([.J71]&lt;&gt;&quot;&quot;;IF([.J71]&lt;[main.$B$25];[.J71];&quot;&quot;);&quot;&quot;)">
            <text:p/>
          </table:table-cell>
          <table:table-cell table:style-name="ce35" table:formula="of:=IF([.K71]&lt;&gt;&quot;&quot;;IF([.K71]&lt;[main.$B$25];[.K71];&quot;&quot;);&quot;&quot;)">
            <text:p/>
          </table:table-cell>
          <table:table-cell table:style-name="ce42" table:formula="of:=IF([.L71]&lt;&gt;&quot;&quot;;IF([.L71]&lt;[main.$B$25];[.L7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6">
            <text:p>56</text:p>
          </table:table-cell>
          <table:table-cell table:style-name="ce29" table:formula="of:=1/[main.$B$1]*[.B$7]*[.$A72]/[main.$B$2]" office:value-type="float" office:value="0.0035">
            <text:p>0,0035</text:p>
          </table:table-cell>
          <table:table-cell table:style-name="ce29" table:formula="of:=1/[main.$B$1]*[.C$7]*[.$A72]/[main.$B$2]" office:value-type="float" office:value="0.028">
            <text:p>0,028</text:p>
          </table:table-cell>
          <table:table-cell table:style-name="ce29" table:formula="of:=1/[main.$B$1]*[.D$7]*[.$A72]/[main.$B$2]" office:value-type="float" office:value="0.224">
            <text:p>0,224</text:p>
          </table:table-cell>
          <table:table-cell table:style-name="ce29" table:formula="of:=1/[main.$B$1]*[.E$7]*[.$A72]/[main.$B$2]" office:value-type="float" office:value="0.896">
            <text:p>0,896</text:p>
          </table:table-cell>
          <table:table-cell table:style-name="ce29" table:formula="of:=1/[main.$B$1]*[.F$7]*[.$A72]/[main.$B$2]" office:value-type="float" office:value="3.584">
            <text:p>3,584</text:p>
          </table:table-cell>
          <table:table-cell office:value-type="float" office:value="56">
            <text:p>56</text:p>
          </table:table-cell>
          <table:table-cell table:style-name="ce39" table:formula="of:=IF([.B72]=FLOOR([.B72];1);[.B72];&quot;&quot;)">
            <text:p/>
          </table:table-cell>
          <table:table-cell table:style-name="ce35" table:formula="of:=IF([.C72]=FLOOR([.C72];1);[.C72];&quot;&quot;)">
            <text:p/>
          </table:table-cell>
          <table:table-cell table:style-name="ce35" table:formula="of:=IF([.D72]=FLOOR([.D72];1);[.D72];&quot;&quot;)">
            <text:p/>
          </table:table-cell>
          <table:table-cell table:style-name="ce35" table:formula="of:=IF([.E72]=FLOOR([.E72];1);[.E72];&quot;&quot;)">
            <text:p/>
          </table:table-cell>
          <table:table-cell table:style-name="ce42" table:formula="of:=IF([.F72]=FLOOR([.F72];1);[.F72];&quot;&quot;)">
            <text:p/>
          </table:table-cell>
          <table:table-cell office:value-type="float" office:value="56">
            <text:p>56</text:p>
          </table:table-cell>
          <table:table-cell table:style-name="ce39" table:formula="of:=IF([.H72]&lt;&gt;&quot;&quot;;IF([.H72]&lt;[main.$B$25];[.H72];&quot;&quot;);&quot;&quot;)">
            <text:p/>
          </table:table-cell>
          <table:table-cell table:style-name="ce35" table:formula="of:=IF([.I72]&lt;&gt;&quot;&quot;;IF([.I72]&lt;[main.$B$25];[.I72];&quot;&quot;);&quot;&quot;)">
            <text:p/>
          </table:table-cell>
          <table:table-cell table:style-name="ce35" table:formula="of:=IF([.J72]&lt;&gt;&quot;&quot;;IF([.J72]&lt;[main.$B$25];[.J72];&quot;&quot;);&quot;&quot;)">
            <text:p/>
          </table:table-cell>
          <table:table-cell table:style-name="ce35" table:formula="of:=IF([.K72]&lt;&gt;&quot;&quot;;IF([.K72]&lt;[main.$B$25];[.K72];&quot;&quot;);&quot;&quot;)">
            <text:p/>
          </table:table-cell>
          <table:table-cell table:style-name="ce42" table:formula="of:=IF([.L72]&lt;&gt;&quot;&quot;;IF([.L72]&lt;[main.$B$25];[.L7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7">
            <text:p>57</text:p>
          </table:table-cell>
          <table:table-cell table:style-name="ce29" table:formula="of:=1/[main.$B$1]*[.B$7]*[.$A73]/[main.$B$2]" office:value-type="float" office:value="0.0035625">
            <text:p>0,0035625</text:p>
          </table:table-cell>
          <table:table-cell table:style-name="ce29" table:formula="of:=1/[main.$B$1]*[.C$7]*[.$A73]/[main.$B$2]" office:value-type="float" office:value="0.0285">
            <text:p>0,0285</text:p>
          </table:table-cell>
          <table:table-cell table:style-name="ce29" table:formula="of:=1/[main.$B$1]*[.D$7]*[.$A73]/[main.$B$2]" office:value-type="float" office:value="0.228">
            <text:p>0,228</text:p>
          </table:table-cell>
          <table:table-cell table:style-name="ce29" table:formula="of:=1/[main.$B$1]*[.E$7]*[.$A73]/[main.$B$2]" office:value-type="float" office:value="0.912">
            <text:p>0,912</text:p>
          </table:table-cell>
          <table:table-cell table:style-name="ce29" table:formula="of:=1/[main.$B$1]*[.F$7]*[.$A73]/[main.$B$2]" office:value-type="float" office:value="3.648">
            <text:p>3,648</text:p>
          </table:table-cell>
          <table:table-cell office:value-type="float" office:value="57">
            <text:p>57</text:p>
          </table:table-cell>
          <table:table-cell table:style-name="ce39" table:formula="of:=IF([.B73]=FLOOR([.B73];1);[.B73];&quot;&quot;)">
            <text:p/>
          </table:table-cell>
          <table:table-cell table:style-name="ce35" table:formula="of:=IF([.C73]=FLOOR([.C73];1);[.C73];&quot;&quot;)">
            <text:p/>
          </table:table-cell>
          <table:table-cell table:style-name="ce35" table:formula="of:=IF([.D73]=FLOOR([.D73];1);[.D73];&quot;&quot;)">
            <text:p/>
          </table:table-cell>
          <table:table-cell table:style-name="ce35" table:formula="of:=IF([.E73]=FLOOR([.E73];1);[.E73];&quot;&quot;)">
            <text:p/>
          </table:table-cell>
          <table:table-cell table:style-name="ce42" table:formula="of:=IF([.F73]=FLOOR([.F73];1);[.F73];&quot;&quot;)">
            <text:p/>
          </table:table-cell>
          <table:table-cell office:value-type="float" office:value="57">
            <text:p>57</text:p>
          </table:table-cell>
          <table:table-cell table:style-name="ce39" table:formula="of:=IF([.H73]&lt;&gt;&quot;&quot;;IF([.H73]&lt;[main.$B$25];[.H73];&quot;&quot;);&quot;&quot;)">
            <text:p/>
          </table:table-cell>
          <table:table-cell table:style-name="ce35" table:formula="of:=IF([.I73]&lt;&gt;&quot;&quot;;IF([.I73]&lt;[main.$B$25];[.I73];&quot;&quot;);&quot;&quot;)">
            <text:p/>
          </table:table-cell>
          <table:table-cell table:style-name="ce35" table:formula="of:=IF([.J73]&lt;&gt;&quot;&quot;;IF([.J73]&lt;[main.$B$25];[.J73];&quot;&quot;);&quot;&quot;)">
            <text:p/>
          </table:table-cell>
          <table:table-cell table:style-name="ce35" table:formula="of:=IF([.K73]&lt;&gt;&quot;&quot;;IF([.K73]&lt;[main.$B$25];[.K73];&quot;&quot;);&quot;&quot;)">
            <text:p/>
          </table:table-cell>
          <table:table-cell table:style-name="ce42" table:formula="of:=IF([.L73]&lt;&gt;&quot;&quot;;IF([.L73]&lt;[main.$B$25];[.L7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8">
            <text:p>58</text:p>
          </table:table-cell>
          <table:table-cell table:style-name="ce29" table:formula="of:=1/[main.$B$1]*[.B$7]*[.$A74]/[main.$B$2]" office:value-type="float" office:value="0.003625">
            <text:p>0,003625</text:p>
          </table:table-cell>
          <table:table-cell table:style-name="ce29" table:formula="of:=1/[main.$B$1]*[.C$7]*[.$A74]/[main.$B$2]" office:value-type="float" office:value="0.029">
            <text:p>0,029</text:p>
          </table:table-cell>
          <table:table-cell table:style-name="ce29" table:formula="of:=1/[main.$B$1]*[.D$7]*[.$A74]/[main.$B$2]" office:value-type="float" office:value="0.232">
            <text:p>0,232</text:p>
          </table:table-cell>
          <table:table-cell table:style-name="ce29" table:formula="of:=1/[main.$B$1]*[.E$7]*[.$A74]/[main.$B$2]" office:value-type="float" office:value="0.928">
            <text:p>0,928</text:p>
          </table:table-cell>
          <table:table-cell table:style-name="ce29" table:formula="of:=1/[main.$B$1]*[.F$7]*[.$A74]/[main.$B$2]" office:value-type="float" office:value="3.712">
            <text:p>3,712</text:p>
          </table:table-cell>
          <table:table-cell office:value-type="float" office:value="58">
            <text:p>58</text:p>
          </table:table-cell>
          <table:table-cell table:style-name="ce39" table:formula="of:=IF([.B74]=FLOOR([.B74];1);[.B74];&quot;&quot;)">
            <text:p/>
          </table:table-cell>
          <table:table-cell table:style-name="ce35" table:formula="of:=IF([.C74]=FLOOR([.C74];1);[.C74];&quot;&quot;)">
            <text:p/>
          </table:table-cell>
          <table:table-cell table:style-name="ce35" table:formula="of:=IF([.D74]=FLOOR([.D74];1);[.D74];&quot;&quot;)">
            <text:p/>
          </table:table-cell>
          <table:table-cell table:style-name="ce35" table:formula="of:=IF([.E74]=FLOOR([.E74];1);[.E74];&quot;&quot;)">
            <text:p/>
          </table:table-cell>
          <table:table-cell table:style-name="ce42" table:formula="of:=IF([.F74]=FLOOR([.F74];1);[.F74];&quot;&quot;)">
            <text:p/>
          </table:table-cell>
          <table:table-cell office:value-type="float" office:value="58">
            <text:p>58</text:p>
          </table:table-cell>
          <table:table-cell table:style-name="ce39" table:formula="of:=IF([.H74]&lt;&gt;&quot;&quot;;IF([.H74]&lt;[main.$B$25];[.H74];&quot;&quot;);&quot;&quot;)">
            <text:p/>
          </table:table-cell>
          <table:table-cell table:style-name="ce35" table:formula="of:=IF([.I74]&lt;&gt;&quot;&quot;;IF([.I74]&lt;[main.$B$25];[.I74];&quot;&quot;);&quot;&quot;)">
            <text:p/>
          </table:table-cell>
          <table:table-cell table:style-name="ce35" table:formula="of:=IF([.J74]&lt;&gt;&quot;&quot;;IF([.J74]&lt;[main.$B$25];[.J74];&quot;&quot;);&quot;&quot;)">
            <text:p/>
          </table:table-cell>
          <table:table-cell table:style-name="ce35" table:formula="of:=IF([.K74]&lt;&gt;&quot;&quot;;IF([.K74]&lt;[main.$B$25];[.K74];&quot;&quot;);&quot;&quot;)">
            <text:p/>
          </table:table-cell>
          <table:table-cell table:style-name="ce42" table:formula="of:=IF([.L74]&lt;&gt;&quot;&quot;;IF([.L74]&lt;[main.$B$25];[.L7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59">
            <text:p>59</text:p>
          </table:table-cell>
          <table:table-cell table:style-name="ce29" table:formula="of:=1/[main.$B$1]*[.B$7]*[.$A75]/[main.$B$2]" office:value-type="float" office:value="0.0036875">
            <text:p>0,0036875</text:p>
          </table:table-cell>
          <table:table-cell table:style-name="ce29" table:formula="of:=1/[main.$B$1]*[.C$7]*[.$A75]/[main.$B$2]" office:value-type="float" office:value="0.0295">
            <text:p>0,0295</text:p>
          </table:table-cell>
          <table:table-cell table:style-name="ce29" table:formula="of:=1/[main.$B$1]*[.D$7]*[.$A75]/[main.$B$2]" office:value-type="float" office:value="0.236">
            <text:p>0,236</text:p>
          </table:table-cell>
          <table:table-cell table:style-name="ce29" table:formula="of:=1/[main.$B$1]*[.E$7]*[.$A75]/[main.$B$2]" office:value-type="float" office:value="0.944">
            <text:p>0,944</text:p>
          </table:table-cell>
          <table:table-cell table:style-name="ce29" table:formula="of:=1/[main.$B$1]*[.F$7]*[.$A75]/[main.$B$2]" office:value-type="float" office:value="3.776">
            <text:p>3,776</text:p>
          </table:table-cell>
          <table:table-cell office:value-type="float" office:value="59">
            <text:p>59</text:p>
          </table:table-cell>
          <table:table-cell table:style-name="ce39" table:formula="of:=IF([.B75]=FLOOR([.B75];1);[.B75];&quot;&quot;)">
            <text:p/>
          </table:table-cell>
          <table:table-cell table:style-name="ce35" table:formula="of:=IF([.C75]=FLOOR([.C75];1);[.C75];&quot;&quot;)">
            <text:p/>
          </table:table-cell>
          <table:table-cell table:style-name="ce35" table:formula="of:=IF([.D75]=FLOOR([.D75];1);[.D75];&quot;&quot;)">
            <text:p/>
          </table:table-cell>
          <table:table-cell table:style-name="ce35" table:formula="of:=IF([.E75]=FLOOR([.E75];1);[.E75];&quot;&quot;)">
            <text:p/>
          </table:table-cell>
          <table:table-cell table:style-name="ce42" table:formula="of:=IF([.F75]=FLOOR([.F75];1);[.F75];&quot;&quot;)">
            <text:p/>
          </table:table-cell>
          <table:table-cell office:value-type="float" office:value="59">
            <text:p>59</text:p>
          </table:table-cell>
          <table:table-cell table:style-name="ce39" table:formula="of:=IF([.H75]&lt;&gt;&quot;&quot;;IF([.H75]&lt;[main.$B$25];[.H75];&quot;&quot;);&quot;&quot;)">
            <text:p/>
          </table:table-cell>
          <table:table-cell table:style-name="ce35" table:formula="of:=IF([.I75]&lt;&gt;&quot;&quot;;IF([.I75]&lt;[main.$B$25];[.I75];&quot;&quot;);&quot;&quot;)">
            <text:p/>
          </table:table-cell>
          <table:table-cell table:style-name="ce35" table:formula="of:=IF([.J75]&lt;&gt;&quot;&quot;;IF([.J75]&lt;[main.$B$25];[.J75];&quot;&quot;);&quot;&quot;)">
            <text:p/>
          </table:table-cell>
          <table:table-cell table:style-name="ce35" table:formula="of:=IF([.K75]&lt;&gt;&quot;&quot;;IF([.K75]&lt;[main.$B$25];[.K75];&quot;&quot;);&quot;&quot;)">
            <text:p/>
          </table:table-cell>
          <table:table-cell table:style-name="ce42" table:formula="of:=IF([.L75]&lt;&gt;&quot;&quot;;IF([.L75]&lt;[main.$B$25];[.L7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0">
            <text:p>60</text:p>
          </table:table-cell>
          <table:table-cell table:style-name="ce29" table:formula="of:=1/[main.$B$1]*[.B$7]*[.$A76]/[main.$B$2]" office:value-type="float" office:value="0.00375">
            <text:p>0,00375</text:p>
          </table:table-cell>
          <table:table-cell table:style-name="ce29" table:formula="of:=1/[main.$B$1]*[.C$7]*[.$A76]/[main.$B$2]" office:value-type="float" office:value="0.03">
            <text:p>0,03</text:p>
          </table:table-cell>
          <table:table-cell table:style-name="ce29" table:formula="of:=1/[main.$B$1]*[.D$7]*[.$A76]/[main.$B$2]" office:value-type="float" office:value="0.24">
            <text:p>0,24</text:p>
          </table:table-cell>
          <table:table-cell table:style-name="ce29" table:formula="of:=1/[main.$B$1]*[.E$7]*[.$A76]/[main.$B$2]" office:value-type="float" office:value="0.96">
            <text:p>0,96</text:p>
          </table:table-cell>
          <table:table-cell table:style-name="ce29" table:formula="of:=1/[main.$B$1]*[.F$7]*[.$A76]/[main.$B$2]" office:value-type="float" office:value="3.84">
            <text:p>3,84</text:p>
          </table:table-cell>
          <table:table-cell office:value-type="float" office:value="60">
            <text:p>60</text:p>
          </table:table-cell>
          <table:table-cell table:style-name="ce39" table:formula="of:=IF([.B76]=FLOOR([.B76];1);[.B76];&quot;&quot;)">
            <text:p/>
          </table:table-cell>
          <table:table-cell table:style-name="ce35" table:formula="of:=IF([.C76]=FLOOR([.C76];1);[.C76];&quot;&quot;)">
            <text:p/>
          </table:table-cell>
          <table:table-cell table:style-name="ce35" table:formula="of:=IF([.D76]=FLOOR([.D76];1);[.D76];&quot;&quot;)">
            <text:p/>
          </table:table-cell>
          <table:table-cell table:style-name="ce35" table:formula="of:=IF([.E76]=FLOOR([.E76];1);[.E76];&quot;&quot;)">
            <text:p/>
          </table:table-cell>
          <table:table-cell table:style-name="ce42" table:formula="of:=IF([.F76]=FLOOR([.F76];1);[.F76];&quot;&quot;)">
            <text:p/>
          </table:table-cell>
          <table:table-cell office:value-type="float" office:value="60">
            <text:p>60</text:p>
          </table:table-cell>
          <table:table-cell table:style-name="ce39" table:formula="of:=IF([.H76]&lt;&gt;&quot;&quot;;IF([.H76]&lt;[main.$B$25];[.H76];&quot;&quot;);&quot;&quot;)">
            <text:p/>
          </table:table-cell>
          <table:table-cell table:style-name="ce35" table:formula="of:=IF([.I76]&lt;&gt;&quot;&quot;;IF([.I76]&lt;[main.$B$25];[.I76];&quot;&quot;);&quot;&quot;)">
            <text:p/>
          </table:table-cell>
          <table:table-cell table:style-name="ce35" table:formula="of:=IF([.J76]&lt;&gt;&quot;&quot;;IF([.J76]&lt;[main.$B$25];[.J76];&quot;&quot;);&quot;&quot;)">
            <text:p/>
          </table:table-cell>
          <table:table-cell table:style-name="ce35" table:formula="of:=IF([.K76]&lt;&gt;&quot;&quot;;IF([.K76]&lt;[main.$B$25];[.K76];&quot;&quot;);&quot;&quot;)">
            <text:p/>
          </table:table-cell>
          <table:table-cell table:style-name="ce42" table:formula="of:=IF([.L76]&lt;&gt;&quot;&quot;;IF([.L76]&lt;[main.$B$25];[.L7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1">
            <text:p>61</text:p>
          </table:table-cell>
          <table:table-cell table:style-name="ce29" table:formula="of:=1/[main.$B$1]*[.B$7]*[.$A77]/[main.$B$2]" office:value-type="float" office:value="0.0038125">
            <text:p>0,0038125</text:p>
          </table:table-cell>
          <table:table-cell table:style-name="ce29" table:formula="of:=1/[main.$B$1]*[.C$7]*[.$A77]/[main.$B$2]" office:value-type="float" office:value="0.0305">
            <text:p>0,0305</text:p>
          </table:table-cell>
          <table:table-cell table:style-name="ce29" table:formula="of:=1/[main.$B$1]*[.D$7]*[.$A77]/[main.$B$2]" office:value-type="float" office:value="0.244">
            <text:p>0,244</text:p>
          </table:table-cell>
          <table:table-cell table:style-name="ce29" table:formula="of:=1/[main.$B$1]*[.E$7]*[.$A77]/[main.$B$2]" office:value-type="float" office:value="0.976">
            <text:p>0,976</text:p>
          </table:table-cell>
          <table:table-cell table:style-name="ce29" table:formula="of:=1/[main.$B$1]*[.F$7]*[.$A77]/[main.$B$2]" office:value-type="float" office:value="3.904">
            <text:p>3,904</text:p>
          </table:table-cell>
          <table:table-cell office:value-type="float" office:value="61">
            <text:p>61</text:p>
          </table:table-cell>
          <table:table-cell table:style-name="ce39" table:formula="of:=IF([.B77]=FLOOR([.B77];1);[.B77];&quot;&quot;)">
            <text:p/>
          </table:table-cell>
          <table:table-cell table:style-name="ce35" table:formula="of:=IF([.C77]=FLOOR([.C77];1);[.C77];&quot;&quot;)">
            <text:p/>
          </table:table-cell>
          <table:table-cell table:style-name="ce35" table:formula="of:=IF([.D77]=FLOOR([.D77];1);[.D77];&quot;&quot;)">
            <text:p/>
          </table:table-cell>
          <table:table-cell table:style-name="ce35" table:formula="of:=IF([.E77]=FLOOR([.E77];1);[.E77];&quot;&quot;)">
            <text:p/>
          </table:table-cell>
          <table:table-cell table:style-name="ce42" table:formula="of:=IF([.F77]=FLOOR([.F77];1);[.F77];&quot;&quot;)">
            <text:p/>
          </table:table-cell>
          <table:table-cell office:value-type="float" office:value="61">
            <text:p>61</text:p>
          </table:table-cell>
          <table:table-cell table:style-name="ce39" table:formula="of:=IF([.H77]&lt;&gt;&quot;&quot;;IF([.H77]&lt;[main.$B$25];[.H77];&quot;&quot;);&quot;&quot;)">
            <text:p/>
          </table:table-cell>
          <table:table-cell table:style-name="ce35" table:formula="of:=IF([.I77]&lt;&gt;&quot;&quot;;IF([.I77]&lt;[main.$B$25];[.I77];&quot;&quot;);&quot;&quot;)">
            <text:p/>
          </table:table-cell>
          <table:table-cell table:style-name="ce35" table:formula="of:=IF([.J77]&lt;&gt;&quot;&quot;;IF([.J77]&lt;[main.$B$25];[.J77];&quot;&quot;);&quot;&quot;)">
            <text:p/>
          </table:table-cell>
          <table:table-cell table:style-name="ce35" table:formula="of:=IF([.K77]&lt;&gt;&quot;&quot;;IF([.K77]&lt;[main.$B$25];[.K77];&quot;&quot;);&quot;&quot;)">
            <text:p/>
          </table:table-cell>
          <table:table-cell table:style-name="ce42" table:formula="of:=IF([.L77]&lt;&gt;&quot;&quot;;IF([.L77]&lt;[main.$B$25];[.L7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2">
            <text:p>62</text:p>
          </table:table-cell>
          <table:table-cell table:style-name="ce29" table:formula="of:=1/[main.$B$1]*[.B$7]*[.$A78]/[main.$B$2]" office:value-type="float" office:value="0.003875">
            <text:p>0,003875</text:p>
          </table:table-cell>
          <table:table-cell table:style-name="ce29" table:formula="of:=1/[main.$B$1]*[.C$7]*[.$A78]/[main.$B$2]" office:value-type="float" office:value="0.031">
            <text:p>0,031</text:p>
          </table:table-cell>
          <table:table-cell table:style-name="ce29" table:formula="of:=1/[main.$B$1]*[.D$7]*[.$A78]/[main.$B$2]" office:value-type="float" office:value="0.248">
            <text:p>0,248</text:p>
          </table:table-cell>
          <table:table-cell table:style-name="ce29" table:formula="of:=1/[main.$B$1]*[.E$7]*[.$A78]/[main.$B$2]" office:value-type="float" office:value="0.992">
            <text:p>0,992</text:p>
          </table:table-cell>
          <table:table-cell table:style-name="ce29" table:formula="of:=1/[main.$B$1]*[.F$7]*[.$A78]/[main.$B$2]" office:value-type="float" office:value="3.968">
            <text:p>3,968</text:p>
          </table:table-cell>
          <table:table-cell office:value-type="float" office:value="62">
            <text:p>62</text:p>
          </table:table-cell>
          <table:table-cell table:style-name="ce39" table:formula="of:=IF([.B78]=FLOOR([.B78];1);[.B78];&quot;&quot;)">
            <text:p/>
          </table:table-cell>
          <table:table-cell table:style-name="ce35" table:formula="of:=IF([.C78]=FLOOR([.C78];1);[.C78];&quot;&quot;)">
            <text:p/>
          </table:table-cell>
          <table:table-cell table:style-name="ce35" table:formula="of:=IF([.D78]=FLOOR([.D78];1);[.D78];&quot;&quot;)">
            <text:p/>
          </table:table-cell>
          <table:table-cell table:style-name="ce35" table:formula="of:=IF([.E78]=FLOOR([.E78];1);[.E78];&quot;&quot;)">
            <text:p/>
          </table:table-cell>
          <table:table-cell table:style-name="ce42" table:formula="of:=IF([.F78]=FLOOR([.F78];1);[.F78];&quot;&quot;)">
            <text:p/>
          </table:table-cell>
          <table:table-cell office:value-type="float" office:value="62">
            <text:p>62</text:p>
          </table:table-cell>
          <table:table-cell table:style-name="ce39" table:formula="of:=IF([.H78]&lt;&gt;&quot;&quot;;IF([.H78]&lt;[main.$B$25];[.H78];&quot;&quot;);&quot;&quot;)">
            <text:p/>
          </table:table-cell>
          <table:table-cell table:style-name="ce35" table:formula="of:=IF([.I78]&lt;&gt;&quot;&quot;;IF([.I78]&lt;[main.$B$25];[.I78];&quot;&quot;);&quot;&quot;)">
            <text:p/>
          </table:table-cell>
          <table:table-cell table:style-name="ce35" table:formula="of:=IF([.J78]&lt;&gt;&quot;&quot;;IF([.J78]&lt;[main.$B$25];[.J78];&quot;&quot;);&quot;&quot;)">
            <text:p/>
          </table:table-cell>
          <table:table-cell table:style-name="ce35" table:formula="of:=IF([.K78]&lt;&gt;&quot;&quot;;IF([.K78]&lt;[main.$B$25];[.K78];&quot;&quot;);&quot;&quot;)">
            <text:p/>
          </table:table-cell>
          <table:table-cell table:style-name="ce42" table:formula="of:=IF([.L78]&lt;&gt;&quot;&quot;;IF([.L78]&lt;[main.$B$25];[.L7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3">
            <text:p>63</text:p>
          </table:table-cell>
          <table:table-cell table:style-name="ce29" table:formula="of:=1/[main.$B$1]*[.B$7]*[.$A79]/[main.$B$2]" office:value-type="float" office:value="0.0039375">
            <text:p>0,0039375</text:p>
          </table:table-cell>
          <table:table-cell table:style-name="ce29" table:formula="of:=1/[main.$B$1]*[.C$7]*[.$A79]/[main.$B$2]" office:value-type="float" office:value="0.0315">
            <text:p>0,0315</text:p>
          </table:table-cell>
          <table:table-cell table:style-name="ce29" table:formula="of:=1/[main.$B$1]*[.D$7]*[.$A79]/[main.$B$2]" office:value-type="float" office:value="0.252">
            <text:p>0,252</text:p>
          </table:table-cell>
          <table:table-cell table:style-name="ce29" table:formula="of:=1/[main.$B$1]*[.E$7]*[.$A79]/[main.$B$2]" office:value-type="float" office:value="1.008">
            <text:p>1,008</text:p>
          </table:table-cell>
          <table:table-cell table:style-name="ce29" table:formula="of:=1/[main.$B$1]*[.F$7]*[.$A79]/[main.$B$2]" office:value-type="float" office:value="4.032">
            <text:p>4,032</text:p>
          </table:table-cell>
          <table:table-cell office:value-type="float" office:value="63">
            <text:p>63</text:p>
          </table:table-cell>
          <table:table-cell table:style-name="ce39" table:formula="of:=IF([.B79]=FLOOR([.B79];1);[.B79];&quot;&quot;)">
            <text:p/>
          </table:table-cell>
          <table:table-cell table:style-name="ce35" table:formula="of:=IF([.C79]=FLOOR([.C79];1);[.C79];&quot;&quot;)">
            <text:p/>
          </table:table-cell>
          <table:table-cell table:style-name="ce35" table:formula="of:=IF([.D79]=FLOOR([.D79];1);[.D79];&quot;&quot;)">
            <text:p/>
          </table:table-cell>
          <table:table-cell table:style-name="ce35" table:formula="of:=IF([.E79]=FLOOR([.E79];1);[.E79];&quot;&quot;)">
            <text:p/>
          </table:table-cell>
          <table:table-cell table:style-name="ce42" table:formula="of:=IF([.F79]=FLOOR([.F79];1);[.F79];&quot;&quot;)">
            <text:p/>
          </table:table-cell>
          <table:table-cell office:value-type="float" office:value="63">
            <text:p>63</text:p>
          </table:table-cell>
          <table:table-cell table:style-name="ce39" table:formula="of:=IF([.H79]&lt;&gt;&quot;&quot;;IF([.H79]&lt;[main.$B$25];[.H79];&quot;&quot;);&quot;&quot;)">
            <text:p/>
          </table:table-cell>
          <table:table-cell table:style-name="ce35" table:formula="of:=IF([.I79]&lt;&gt;&quot;&quot;;IF([.I79]&lt;[main.$B$25];[.I79];&quot;&quot;);&quot;&quot;)">
            <text:p/>
          </table:table-cell>
          <table:table-cell table:style-name="ce35" table:formula="of:=IF([.J79]&lt;&gt;&quot;&quot;;IF([.J79]&lt;[main.$B$25];[.J79];&quot;&quot;);&quot;&quot;)">
            <text:p/>
          </table:table-cell>
          <table:table-cell table:style-name="ce35" table:formula="of:=IF([.K79]&lt;&gt;&quot;&quot;;IF([.K79]&lt;[main.$B$25];[.K79];&quot;&quot;);&quot;&quot;)">
            <text:p/>
          </table:table-cell>
          <table:table-cell table:style-name="ce42" table:formula="of:=IF([.L79]&lt;&gt;&quot;&quot;;IF([.L79]&lt;[main.$B$25];[.L7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4">
            <text:p>64</text:p>
          </table:table-cell>
          <table:table-cell table:style-name="ce29" table:formula="of:=1/[main.$B$1]*[.B$7]*[.$A80]/[main.$B$2]" office:value-type="float" office:value="0.004">
            <text:p>0,004</text:p>
          </table:table-cell>
          <table:table-cell table:style-name="ce29" table:formula="of:=1/[main.$B$1]*[.C$7]*[.$A80]/[main.$B$2]" office:value-type="float" office:value="0.032">
            <text:p>0,032</text:p>
          </table:table-cell>
          <table:table-cell table:style-name="ce29" table:formula="of:=1/[main.$B$1]*[.D$7]*[.$A80]/[main.$B$2]" office:value-type="float" office:value="0.256">
            <text:p>0,256</text:p>
          </table:table-cell>
          <table:table-cell table:style-name="ce29" table:formula="of:=1/[main.$B$1]*[.E$7]*[.$A80]/[main.$B$2]" office:value-type="float" office:value="1.024">
            <text:p>1,024</text:p>
          </table:table-cell>
          <table:table-cell table:style-name="ce29" table:formula="of:=1/[main.$B$1]*[.F$7]*[.$A80]/[main.$B$2]" office:value-type="float" office:value="4.096">
            <text:p>4,096</text:p>
          </table:table-cell>
          <table:table-cell office:value-type="float" office:value="64">
            <text:p>64</text:p>
          </table:table-cell>
          <table:table-cell table:style-name="ce39" table:formula="of:=IF([.B80]=FLOOR([.B80];1);[.B80];&quot;&quot;)">
            <text:p/>
          </table:table-cell>
          <table:table-cell table:style-name="ce35" table:formula="of:=IF([.C80]=FLOOR([.C80];1);[.C80];&quot;&quot;)">
            <text:p/>
          </table:table-cell>
          <table:table-cell table:style-name="ce35" table:formula="of:=IF([.D80]=FLOOR([.D80];1);[.D80];&quot;&quot;)">
            <text:p/>
          </table:table-cell>
          <table:table-cell table:style-name="ce35" table:formula="of:=IF([.E80]=FLOOR([.E80];1);[.E80];&quot;&quot;)">
            <text:p/>
          </table:table-cell>
          <table:table-cell table:style-name="ce42" table:formula="of:=IF([.F80]=FLOOR([.F80];1);[.F80];&quot;&quot;)">
            <text:p/>
          </table:table-cell>
          <table:table-cell office:value-type="float" office:value="64">
            <text:p>64</text:p>
          </table:table-cell>
          <table:table-cell table:style-name="ce39" table:formula="of:=IF([.H80]&lt;&gt;&quot;&quot;;IF([.H80]&lt;[main.$B$25];[.H80];&quot;&quot;);&quot;&quot;)">
            <text:p/>
          </table:table-cell>
          <table:table-cell table:style-name="ce35" table:formula="of:=IF([.I80]&lt;&gt;&quot;&quot;;IF([.I80]&lt;[main.$B$25];[.I80];&quot;&quot;);&quot;&quot;)">
            <text:p/>
          </table:table-cell>
          <table:table-cell table:style-name="ce35" table:formula="of:=IF([.J80]&lt;&gt;&quot;&quot;;IF([.J80]&lt;[main.$B$25];[.J80];&quot;&quot;);&quot;&quot;)">
            <text:p/>
          </table:table-cell>
          <table:table-cell table:style-name="ce35" table:formula="of:=IF([.K80]&lt;&gt;&quot;&quot;;IF([.K80]&lt;[main.$B$25];[.K80];&quot;&quot;);&quot;&quot;)">
            <text:p/>
          </table:table-cell>
          <table:table-cell table:style-name="ce42" table:formula="of:=IF([.L80]&lt;&gt;&quot;&quot;;IF([.L80]&lt;[main.$B$25];[.L8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5">
            <text:p>65</text:p>
          </table:table-cell>
          <table:table-cell table:style-name="ce29" table:formula="of:=1/[main.$B$1]*[.B$7]*[.$A81]/[main.$B$2]" office:value-type="float" office:value="0.0040625">
            <text:p>0,0040625</text:p>
          </table:table-cell>
          <table:table-cell table:style-name="ce29" table:formula="of:=1/[main.$B$1]*[.C$7]*[.$A81]/[main.$B$2]" office:value-type="float" office:value="0.0325">
            <text:p>0,0325</text:p>
          </table:table-cell>
          <table:table-cell table:style-name="ce29" table:formula="of:=1/[main.$B$1]*[.D$7]*[.$A81]/[main.$B$2]" office:value-type="float" office:value="0.26">
            <text:p>0,26</text:p>
          </table:table-cell>
          <table:table-cell table:style-name="ce29" table:formula="of:=1/[main.$B$1]*[.E$7]*[.$A81]/[main.$B$2]" office:value-type="float" office:value="1.04">
            <text:p>1,04</text:p>
          </table:table-cell>
          <table:table-cell table:style-name="ce29" table:formula="of:=1/[main.$B$1]*[.F$7]*[.$A81]/[main.$B$2]" office:value-type="float" office:value="4.16">
            <text:p>4,16</text:p>
          </table:table-cell>
          <table:table-cell office:value-type="float" office:value="65">
            <text:p>65</text:p>
          </table:table-cell>
          <table:table-cell table:style-name="ce39" table:formula="of:=IF([.B81]=FLOOR([.B81];1);[.B81];&quot;&quot;)">
            <text:p/>
          </table:table-cell>
          <table:table-cell table:style-name="ce35" table:formula="of:=IF([.C81]=FLOOR([.C81];1);[.C81];&quot;&quot;)">
            <text:p/>
          </table:table-cell>
          <table:table-cell table:style-name="ce35" table:formula="of:=IF([.D81]=FLOOR([.D81];1);[.D81];&quot;&quot;)">
            <text:p/>
          </table:table-cell>
          <table:table-cell table:style-name="ce35" table:formula="of:=IF([.E81]=FLOOR([.E81];1);[.E81];&quot;&quot;)">
            <text:p/>
          </table:table-cell>
          <table:table-cell table:style-name="ce42" table:formula="of:=IF([.F81]=FLOOR([.F81];1);[.F81];&quot;&quot;)">
            <text:p/>
          </table:table-cell>
          <table:table-cell office:value-type="float" office:value="65">
            <text:p>65</text:p>
          </table:table-cell>
          <table:table-cell table:style-name="ce39" table:formula="of:=IF([.H81]&lt;&gt;&quot;&quot;;IF([.H81]&lt;[main.$B$25];[.H81];&quot;&quot;);&quot;&quot;)">
            <text:p/>
          </table:table-cell>
          <table:table-cell table:style-name="ce35" table:formula="of:=IF([.I81]&lt;&gt;&quot;&quot;;IF([.I81]&lt;[main.$B$25];[.I81];&quot;&quot;);&quot;&quot;)">
            <text:p/>
          </table:table-cell>
          <table:table-cell table:style-name="ce35" table:formula="of:=IF([.J81]&lt;&gt;&quot;&quot;;IF([.J81]&lt;[main.$B$25];[.J81];&quot;&quot;);&quot;&quot;)">
            <text:p/>
          </table:table-cell>
          <table:table-cell table:style-name="ce35" table:formula="of:=IF([.K81]&lt;&gt;&quot;&quot;;IF([.K81]&lt;[main.$B$25];[.K81];&quot;&quot;);&quot;&quot;)">
            <text:p/>
          </table:table-cell>
          <table:table-cell table:style-name="ce42" table:formula="of:=IF([.L81]&lt;&gt;&quot;&quot;;IF([.L81]&lt;[main.$B$25];[.L8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6">
            <text:p>66</text:p>
          </table:table-cell>
          <table:table-cell table:style-name="ce29" table:formula="of:=1/[main.$B$1]*[.B$7]*[.$A82]/[main.$B$2]" office:value-type="float" office:value="0.004125">
            <text:p>0,004125</text:p>
          </table:table-cell>
          <table:table-cell table:style-name="ce29" table:formula="of:=1/[main.$B$1]*[.C$7]*[.$A82]/[main.$B$2]" office:value-type="float" office:value="0.033">
            <text:p>0,033</text:p>
          </table:table-cell>
          <table:table-cell table:style-name="ce29" table:formula="of:=1/[main.$B$1]*[.D$7]*[.$A82]/[main.$B$2]" office:value-type="float" office:value="0.264">
            <text:p>0,264</text:p>
          </table:table-cell>
          <table:table-cell table:style-name="ce29" table:formula="of:=1/[main.$B$1]*[.E$7]*[.$A82]/[main.$B$2]" office:value-type="float" office:value="1.056">
            <text:p>1,056</text:p>
          </table:table-cell>
          <table:table-cell table:style-name="ce29" table:formula="of:=1/[main.$B$1]*[.F$7]*[.$A82]/[main.$B$2]" office:value-type="float" office:value="4.224">
            <text:p>4,224</text:p>
          </table:table-cell>
          <table:table-cell office:value-type="float" office:value="66">
            <text:p>66</text:p>
          </table:table-cell>
          <table:table-cell table:style-name="ce39" table:formula="of:=IF([.B82]=FLOOR([.B82];1);[.B82];&quot;&quot;)">
            <text:p/>
          </table:table-cell>
          <table:table-cell table:style-name="ce35" table:formula="of:=IF([.C82]=FLOOR([.C82];1);[.C82];&quot;&quot;)">
            <text:p/>
          </table:table-cell>
          <table:table-cell table:style-name="ce35" table:formula="of:=IF([.D82]=FLOOR([.D82];1);[.D82];&quot;&quot;)">
            <text:p/>
          </table:table-cell>
          <table:table-cell table:style-name="ce35" table:formula="of:=IF([.E82]=FLOOR([.E82];1);[.E82];&quot;&quot;)">
            <text:p/>
          </table:table-cell>
          <table:table-cell table:style-name="ce42" table:formula="of:=IF([.F82]=FLOOR([.F82];1);[.F82];&quot;&quot;)">
            <text:p/>
          </table:table-cell>
          <table:table-cell office:value-type="float" office:value="66">
            <text:p>66</text:p>
          </table:table-cell>
          <table:table-cell table:style-name="ce39" table:formula="of:=IF([.H82]&lt;&gt;&quot;&quot;;IF([.H82]&lt;[main.$B$25];[.H82];&quot;&quot;);&quot;&quot;)">
            <text:p/>
          </table:table-cell>
          <table:table-cell table:style-name="ce35" table:formula="of:=IF([.I82]&lt;&gt;&quot;&quot;;IF([.I82]&lt;[main.$B$25];[.I82];&quot;&quot;);&quot;&quot;)">
            <text:p/>
          </table:table-cell>
          <table:table-cell table:style-name="ce35" table:formula="of:=IF([.J82]&lt;&gt;&quot;&quot;;IF([.J82]&lt;[main.$B$25];[.J82];&quot;&quot;);&quot;&quot;)">
            <text:p/>
          </table:table-cell>
          <table:table-cell table:style-name="ce35" table:formula="of:=IF([.K82]&lt;&gt;&quot;&quot;;IF([.K82]&lt;[main.$B$25];[.K82];&quot;&quot;);&quot;&quot;)">
            <text:p/>
          </table:table-cell>
          <table:table-cell table:style-name="ce42" table:formula="of:=IF([.L82]&lt;&gt;&quot;&quot;;IF([.L82]&lt;[main.$B$25];[.L8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7">
            <text:p>67</text:p>
          </table:table-cell>
          <table:table-cell table:style-name="ce29" table:formula="of:=1/[main.$B$1]*[.B$7]*[.$A83]/[main.$B$2]" office:value-type="float" office:value="0.0041875">
            <text:p>0,0041875</text:p>
          </table:table-cell>
          <table:table-cell table:style-name="ce29" table:formula="of:=1/[main.$B$1]*[.C$7]*[.$A83]/[main.$B$2]" office:value-type="float" office:value="0.0335">
            <text:p>0,0335</text:p>
          </table:table-cell>
          <table:table-cell table:style-name="ce29" table:formula="of:=1/[main.$B$1]*[.D$7]*[.$A83]/[main.$B$2]" office:value-type="float" office:value="0.268">
            <text:p>0,268</text:p>
          </table:table-cell>
          <table:table-cell table:style-name="ce29" table:formula="of:=1/[main.$B$1]*[.E$7]*[.$A83]/[main.$B$2]" office:value-type="float" office:value="1.072">
            <text:p>1,072</text:p>
          </table:table-cell>
          <table:table-cell table:style-name="ce29" table:formula="of:=1/[main.$B$1]*[.F$7]*[.$A83]/[main.$B$2]" office:value-type="float" office:value="4.288">
            <text:p>4,288</text:p>
          </table:table-cell>
          <table:table-cell office:value-type="float" office:value="67">
            <text:p>67</text:p>
          </table:table-cell>
          <table:table-cell table:style-name="ce39" table:formula="of:=IF([.B83]=FLOOR([.B83];1);[.B83];&quot;&quot;)">
            <text:p/>
          </table:table-cell>
          <table:table-cell table:style-name="ce35" table:formula="of:=IF([.C83]=FLOOR([.C83];1);[.C83];&quot;&quot;)">
            <text:p/>
          </table:table-cell>
          <table:table-cell table:style-name="ce35" table:formula="of:=IF([.D83]=FLOOR([.D83];1);[.D83];&quot;&quot;)">
            <text:p/>
          </table:table-cell>
          <table:table-cell table:style-name="ce35" table:formula="of:=IF([.E83]=FLOOR([.E83];1);[.E83];&quot;&quot;)">
            <text:p/>
          </table:table-cell>
          <table:table-cell table:style-name="ce42" table:formula="of:=IF([.F83]=FLOOR([.F83];1);[.F83];&quot;&quot;)">
            <text:p/>
          </table:table-cell>
          <table:table-cell office:value-type="float" office:value="67">
            <text:p>67</text:p>
          </table:table-cell>
          <table:table-cell table:style-name="ce39" table:formula="of:=IF([.H83]&lt;&gt;&quot;&quot;;IF([.H83]&lt;[main.$B$25];[.H83];&quot;&quot;);&quot;&quot;)">
            <text:p/>
          </table:table-cell>
          <table:table-cell table:style-name="ce35" table:formula="of:=IF([.I83]&lt;&gt;&quot;&quot;;IF([.I83]&lt;[main.$B$25];[.I83];&quot;&quot;);&quot;&quot;)">
            <text:p/>
          </table:table-cell>
          <table:table-cell table:style-name="ce35" table:formula="of:=IF([.J83]&lt;&gt;&quot;&quot;;IF([.J83]&lt;[main.$B$25];[.J83];&quot;&quot;);&quot;&quot;)">
            <text:p/>
          </table:table-cell>
          <table:table-cell table:style-name="ce35" table:formula="of:=IF([.K83]&lt;&gt;&quot;&quot;;IF([.K83]&lt;[main.$B$25];[.K83];&quot;&quot;);&quot;&quot;)">
            <text:p/>
          </table:table-cell>
          <table:table-cell table:style-name="ce42" table:formula="of:=IF([.L83]&lt;&gt;&quot;&quot;;IF([.L83]&lt;[main.$B$25];[.L8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8">
            <text:p>68</text:p>
          </table:table-cell>
          <table:table-cell table:style-name="ce29" table:formula="of:=1/[main.$B$1]*[.B$7]*[.$A84]/[main.$B$2]" office:value-type="float" office:value="0.00425">
            <text:p>0,00425</text:p>
          </table:table-cell>
          <table:table-cell table:style-name="ce29" table:formula="of:=1/[main.$B$1]*[.C$7]*[.$A84]/[main.$B$2]" office:value-type="float" office:value="0.034">
            <text:p>0,034</text:p>
          </table:table-cell>
          <table:table-cell table:style-name="ce29" table:formula="of:=1/[main.$B$1]*[.D$7]*[.$A84]/[main.$B$2]" office:value-type="float" office:value="0.272">
            <text:p>0,272</text:p>
          </table:table-cell>
          <table:table-cell table:style-name="ce29" table:formula="of:=1/[main.$B$1]*[.E$7]*[.$A84]/[main.$B$2]" office:value-type="float" office:value="1.088">
            <text:p>1,088</text:p>
          </table:table-cell>
          <table:table-cell table:style-name="ce29" table:formula="of:=1/[main.$B$1]*[.F$7]*[.$A84]/[main.$B$2]" office:value-type="float" office:value="4.352">
            <text:p>4,352</text:p>
          </table:table-cell>
          <table:table-cell office:value-type="float" office:value="68">
            <text:p>68</text:p>
          </table:table-cell>
          <table:table-cell table:style-name="ce39" table:formula="of:=IF([.B84]=FLOOR([.B84];1);[.B84];&quot;&quot;)">
            <text:p/>
          </table:table-cell>
          <table:table-cell table:style-name="ce35" table:formula="of:=IF([.C84]=FLOOR([.C84];1);[.C84];&quot;&quot;)">
            <text:p/>
          </table:table-cell>
          <table:table-cell table:style-name="ce35" table:formula="of:=IF([.D84]=FLOOR([.D84];1);[.D84];&quot;&quot;)">
            <text:p/>
          </table:table-cell>
          <table:table-cell table:style-name="ce35" table:formula="of:=IF([.E84]=FLOOR([.E84];1);[.E84];&quot;&quot;)">
            <text:p/>
          </table:table-cell>
          <table:table-cell table:style-name="ce42" table:formula="of:=IF([.F84]=FLOOR([.F84];1);[.F84];&quot;&quot;)">
            <text:p/>
          </table:table-cell>
          <table:table-cell office:value-type="float" office:value="68">
            <text:p>68</text:p>
          </table:table-cell>
          <table:table-cell table:style-name="ce39" table:formula="of:=IF([.H84]&lt;&gt;&quot;&quot;;IF([.H84]&lt;[main.$B$25];[.H84];&quot;&quot;);&quot;&quot;)">
            <text:p/>
          </table:table-cell>
          <table:table-cell table:style-name="ce35" table:formula="of:=IF([.I84]&lt;&gt;&quot;&quot;;IF([.I84]&lt;[main.$B$25];[.I84];&quot;&quot;);&quot;&quot;)">
            <text:p/>
          </table:table-cell>
          <table:table-cell table:style-name="ce35" table:formula="of:=IF([.J84]&lt;&gt;&quot;&quot;;IF([.J84]&lt;[main.$B$25];[.J84];&quot;&quot;);&quot;&quot;)">
            <text:p/>
          </table:table-cell>
          <table:table-cell table:style-name="ce35" table:formula="of:=IF([.K84]&lt;&gt;&quot;&quot;;IF([.K84]&lt;[main.$B$25];[.K84];&quot;&quot;);&quot;&quot;)">
            <text:p/>
          </table:table-cell>
          <table:table-cell table:style-name="ce42" table:formula="of:=IF([.L84]&lt;&gt;&quot;&quot;;IF([.L84]&lt;[main.$B$25];[.L8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69">
            <text:p>69</text:p>
          </table:table-cell>
          <table:table-cell table:style-name="ce29" table:formula="of:=1/[main.$B$1]*[.B$7]*[.$A85]/[main.$B$2]" office:value-type="float" office:value="0.0043125">
            <text:p>0,0043125</text:p>
          </table:table-cell>
          <table:table-cell table:style-name="ce29" table:formula="of:=1/[main.$B$1]*[.C$7]*[.$A85]/[main.$B$2]" office:value-type="float" office:value="0.0345">
            <text:p>0,0345</text:p>
          </table:table-cell>
          <table:table-cell table:style-name="ce29" table:formula="of:=1/[main.$B$1]*[.D$7]*[.$A85]/[main.$B$2]" office:value-type="float" office:value="0.276">
            <text:p>0,276</text:p>
          </table:table-cell>
          <table:table-cell table:style-name="ce29" table:formula="of:=1/[main.$B$1]*[.E$7]*[.$A85]/[main.$B$2]" office:value-type="float" office:value="1.104">
            <text:p>1,104</text:p>
          </table:table-cell>
          <table:table-cell table:style-name="ce29" table:formula="of:=1/[main.$B$1]*[.F$7]*[.$A85]/[main.$B$2]" office:value-type="float" office:value="4.416">
            <text:p>4,416</text:p>
          </table:table-cell>
          <table:table-cell office:value-type="float" office:value="69">
            <text:p>69</text:p>
          </table:table-cell>
          <table:table-cell table:style-name="ce39" table:formula="of:=IF([.B85]=FLOOR([.B85];1);[.B85];&quot;&quot;)">
            <text:p/>
          </table:table-cell>
          <table:table-cell table:style-name="ce35" table:formula="of:=IF([.C85]=FLOOR([.C85];1);[.C85];&quot;&quot;)">
            <text:p/>
          </table:table-cell>
          <table:table-cell table:style-name="ce35" table:formula="of:=IF([.D85]=FLOOR([.D85];1);[.D85];&quot;&quot;)">
            <text:p/>
          </table:table-cell>
          <table:table-cell table:style-name="ce35" table:formula="of:=IF([.E85]=FLOOR([.E85];1);[.E85];&quot;&quot;)">
            <text:p/>
          </table:table-cell>
          <table:table-cell table:style-name="ce42" table:formula="of:=IF([.F85]=FLOOR([.F85];1);[.F85];&quot;&quot;)">
            <text:p/>
          </table:table-cell>
          <table:table-cell office:value-type="float" office:value="69">
            <text:p>69</text:p>
          </table:table-cell>
          <table:table-cell table:style-name="ce39" table:formula="of:=IF([.H85]&lt;&gt;&quot;&quot;;IF([.H85]&lt;[main.$B$25];[.H85];&quot;&quot;);&quot;&quot;)">
            <text:p/>
          </table:table-cell>
          <table:table-cell table:style-name="ce35" table:formula="of:=IF([.I85]&lt;&gt;&quot;&quot;;IF([.I85]&lt;[main.$B$25];[.I85];&quot;&quot;);&quot;&quot;)">
            <text:p/>
          </table:table-cell>
          <table:table-cell table:style-name="ce35" table:formula="of:=IF([.J85]&lt;&gt;&quot;&quot;;IF([.J85]&lt;[main.$B$25];[.J85];&quot;&quot;);&quot;&quot;)">
            <text:p/>
          </table:table-cell>
          <table:table-cell table:style-name="ce35" table:formula="of:=IF([.K85]&lt;&gt;&quot;&quot;;IF([.K85]&lt;[main.$B$25];[.K85];&quot;&quot;);&quot;&quot;)">
            <text:p/>
          </table:table-cell>
          <table:table-cell table:style-name="ce42" table:formula="of:=IF([.L85]&lt;&gt;&quot;&quot;;IF([.L85]&lt;[main.$B$25];[.L8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0">
            <text:p>70</text:p>
          </table:table-cell>
          <table:table-cell table:style-name="ce29" table:formula="of:=1/[main.$B$1]*[.B$7]*[.$A86]/[main.$B$2]" office:value-type="float" office:value="0.004375">
            <text:p>0,004375</text:p>
          </table:table-cell>
          <table:table-cell table:style-name="ce29" table:formula="of:=1/[main.$B$1]*[.C$7]*[.$A86]/[main.$B$2]" office:value-type="float" office:value="0.035">
            <text:p>0,035</text:p>
          </table:table-cell>
          <table:table-cell table:style-name="ce29" table:formula="of:=1/[main.$B$1]*[.D$7]*[.$A86]/[main.$B$2]" office:value-type="float" office:value="0.28">
            <text:p>0,28</text:p>
          </table:table-cell>
          <table:table-cell table:style-name="ce29" table:formula="of:=1/[main.$B$1]*[.E$7]*[.$A86]/[main.$B$2]" office:value-type="float" office:value="1.12">
            <text:p>1,12</text:p>
          </table:table-cell>
          <table:table-cell table:style-name="ce29" table:formula="of:=1/[main.$B$1]*[.F$7]*[.$A86]/[main.$B$2]" office:value-type="float" office:value="4.48">
            <text:p>4,48</text:p>
          </table:table-cell>
          <table:table-cell office:value-type="float" office:value="70">
            <text:p>70</text:p>
          </table:table-cell>
          <table:table-cell table:style-name="ce39" table:formula="of:=IF([.B86]=FLOOR([.B86];1);[.B86];&quot;&quot;)">
            <text:p/>
          </table:table-cell>
          <table:table-cell table:style-name="ce35" table:formula="of:=IF([.C86]=FLOOR([.C86];1);[.C86];&quot;&quot;)">
            <text:p/>
          </table:table-cell>
          <table:table-cell table:style-name="ce35" table:formula="of:=IF([.D86]=FLOOR([.D86];1);[.D86];&quot;&quot;)">
            <text:p/>
          </table:table-cell>
          <table:table-cell table:style-name="ce35" table:formula="of:=IF([.E86]=FLOOR([.E86];1);[.E86];&quot;&quot;)">
            <text:p/>
          </table:table-cell>
          <table:table-cell table:style-name="ce42" table:formula="of:=IF([.F86]=FLOOR([.F86];1);[.F86];&quot;&quot;)">
            <text:p/>
          </table:table-cell>
          <table:table-cell office:value-type="float" office:value="70">
            <text:p>70</text:p>
          </table:table-cell>
          <table:table-cell table:style-name="ce39" table:formula="of:=IF([.H86]&lt;&gt;&quot;&quot;;IF([.H86]&lt;[main.$B$25];[.H86];&quot;&quot;);&quot;&quot;)">
            <text:p/>
          </table:table-cell>
          <table:table-cell table:style-name="ce35" table:formula="of:=IF([.I86]&lt;&gt;&quot;&quot;;IF([.I86]&lt;[main.$B$25];[.I86];&quot;&quot;);&quot;&quot;)">
            <text:p/>
          </table:table-cell>
          <table:table-cell table:style-name="ce35" table:formula="of:=IF([.J86]&lt;&gt;&quot;&quot;;IF([.J86]&lt;[main.$B$25];[.J86];&quot;&quot;);&quot;&quot;)">
            <text:p/>
          </table:table-cell>
          <table:table-cell table:style-name="ce35" table:formula="of:=IF([.K86]&lt;&gt;&quot;&quot;;IF([.K86]&lt;[main.$B$25];[.K86];&quot;&quot;);&quot;&quot;)">
            <text:p/>
          </table:table-cell>
          <table:table-cell table:style-name="ce42" table:formula="of:=IF([.L86]&lt;&gt;&quot;&quot;;IF([.L86]&lt;[main.$B$25];[.L8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1">
            <text:p>71</text:p>
          </table:table-cell>
          <table:table-cell table:style-name="ce29" table:formula="of:=1/[main.$B$1]*[.B$7]*[.$A87]/[main.$B$2]" office:value-type="float" office:value="0.0044375">
            <text:p>0,0044375</text:p>
          </table:table-cell>
          <table:table-cell table:style-name="ce29" table:formula="of:=1/[main.$B$1]*[.C$7]*[.$A87]/[main.$B$2]" office:value-type="float" office:value="0.0355">
            <text:p>0,0355</text:p>
          </table:table-cell>
          <table:table-cell table:style-name="ce29" table:formula="of:=1/[main.$B$1]*[.D$7]*[.$A87]/[main.$B$2]" office:value-type="float" office:value="0.284">
            <text:p>0,284</text:p>
          </table:table-cell>
          <table:table-cell table:style-name="ce29" table:formula="of:=1/[main.$B$1]*[.E$7]*[.$A87]/[main.$B$2]" office:value-type="float" office:value="1.136">
            <text:p>1,136</text:p>
          </table:table-cell>
          <table:table-cell table:style-name="ce29" table:formula="of:=1/[main.$B$1]*[.F$7]*[.$A87]/[main.$B$2]" office:value-type="float" office:value="4.544">
            <text:p>4,544</text:p>
          </table:table-cell>
          <table:table-cell office:value-type="float" office:value="71">
            <text:p>71</text:p>
          </table:table-cell>
          <table:table-cell table:style-name="ce39" table:formula="of:=IF([.B87]=FLOOR([.B87];1);[.B87];&quot;&quot;)">
            <text:p/>
          </table:table-cell>
          <table:table-cell table:style-name="ce35" table:formula="of:=IF([.C87]=FLOOR([.C87];1);[.C87];&quot;&quot;)">
            <text:p/>
          </table:table-cell>
          <table:table-cell table:style-name="ce35" table:formula="of:=IF([.D87]=FLOOR([.D87];1);[.D87];&quot;&quot;)">
            <text:p/>
          </table:table-cell>
          <table:table-cell table:style-name="ce35" table:formula="of:=IF([.E87]=FLOOR([.E87];1);[.E87];&quot;&quot;)">
            <text:p/>
          </table:table-cell>
          <table:table-cell table:style-name="ce42" table:formula="of:=IF([.F87]=FLOOR([.F87];1);[.F87];&quot;&quot;)">
            <text:p/>
          </table:table-cell>
          <table:table-cell office:value-type="float" office:value="71">
            <text:p>71</text:p>
          </table:table-cell>
          <table:table-cell table:style-name="ce39" table:formula="of:=IF([.H87]&lt;&gt;&quot;&quot;;IF([.H87]&lt;[main.$B$25];[.H87];&quot;&quot;);&quot;&quot;)">
            <text:p/>
          </table:table-cell>
          <table:table-cell table:style-name="ce35" table:formula="of:=IF([.I87]&lt;&gt;&quot;&quot;;IF([.I87]&lt;[main.$B$25];[.I87];&quot;&quot;);&quot;&quot;)">
            <text:p/>
          </table:table-cell>
          <table:table-cell table:style-name="ce35" table:formula="of:=IF([.J87]&lt;&gt;&quot;&quot;;IF([.J87]&lt;[main.$B$25];[.J87];&quot;&quot;);&quot;&quot;)">
            <text:p/>
          </table:table-cell>
          <table:table-cell table:style-name="ce35" table:formula="of:=IF([.K87]&lt;&gt;&quot;&quot;;IF([.K87]&lt;[main.$B$25];[.K87];&quot;&quot;);&quot;&quot;)">
            <text:p/>
          </table:table-cell>
          <table:table-cell table:style-name="ce42" table:formula="of:=IF([.L87]&lt;&gt;&quot;&quot;;IF([.L87]&lt;[main.$B$25];[.L8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2">
            <text:p>72</text:p>
          </table:table-cell>
          <table:table-cell table:style-name="ce29" table:formula="of:=1/[main.$B$1]*[.B$7]*[.$A88]/[main.$B$2]" office:value-type="float" office:value="0.0045">
            <text:p>0,0045</text:p>
          </table:table-cell>
          <table:table-cell table:style-name="ce29" table:formula="of:=1/[main.$B$1]*[.C$7]*[.$A88]/[main.$B$2]" office:value-type="float" office:value="0.036">
            <text:p>0,036</text:p>
          </table:table-cell>
          <table:table-cell table:style-name="ce29" table:formula="of:=1/[main.$B$1]*[.D$7]*[.$A88]/[main.$B$2]" office:value-type="float" office:value="0.288">
            <text:p>0,288</text:p>
          </table:table-cell>
          <table:table-cell table:style-name="ce29" table:formula="of:=1/[main.$B$1]*[.E$7]*[.$A88]/[main.$B$2]" office:value-type="float" office:value="1.152">
            <text:p>1,152</text:p>
          </table:table-cell>
          <table:table-cell table:style-name="ce29" table:formula="of:=1/[main.$B$1]*[.F$7]*[.$A88]/[main.$B$2]" office:value-type="float" office:value="4.608">
            <text:p>4,608</text:p>
          </table:table-cell>
          <table:table-cell office:value-type="float" office:value="72">
            <text:p>72</text:p>
          </table:table-cell>
          <table:table-cell table:style-name="ce39" table:formula="of:=IF([.B88]=FLOOR([.B88];1);[.B88];&quot;&quot;)">
            <text:p/>
          </table:table-cell>
          <table:table-cell table:style-name="ce35" table:formula="of:=IF([.C88]=FLOOR([.C88];1);[.C88];&quot;&quot;)">
            <text:p/>
          </table:table-cell>
          <table:table-cell table:style-name="ce35" table:formula="of:=IF([.D88]=FLOOR([.D88];1);[.D88];&quot;&quot;)">
            <text:p/>
          </table:table-cell>
          <table:table-cell table:style-name="ce35" table:formula="of:=IF([.E88]=FLOOR([.E88];1);[.E88];&quot;&quot;)">
            <text:p/>
          </table:table-cell>
          <table:table-cell table:style-name="ce42" table:formula="of:=IF([.F88]=FLOOR([.F88];1);[.F88];&quot;&quot;)">
            <text:p/>
          </table:table-cell>
          <table:table-cell office:value-type="float" office:value="72">
            <text:p>72</text:p>
          </table:table-cell>
          <table:table-cell table:style-name="ce39" table:formula="of:=IF([.H88]&lt;&gt;&quot;&quot;;IF([.H88]&lt;[main.$B$25];[.H88];&quot;&quot;);&quot;&quot;)">
            <text:p/>
          </table:table-cell>
          <table:table-cell table:style-name="ce35" table:formula="of:=IF([.I88]&lt;&gt;&quot;&quot;;IF([.I88]&lt;[main.$B$25];[.I88];&quot;&quot;);&quot;&quot;)">
            <text:p/>
          </table:table-cell>
          <table:table-cell table:style-name="ce35" table:formula="of:=IF([.J88]&lt;&gt;&quot;&quot;;IF([.J88]&lt;[main.$B$25];[.J88];&quot;&quot;);&quot;&quot;)">
            <text:p/>
          </table:table-cell>
          <table:table-cell table:style-name="ce35" table:formula="of:=IF([.K88]&lt;&gt;&quot;&quot;;IF([.K88]&lt;[main.$B$25];[.K88];&quot;&quot;);&quot;&quot;)">
            <text:p/>
          </table:table-cell>
          <table:table-cell table:style-name="ce42" table:formula="of:=IF([.L88]&lt;&gt;&quot;&quot;;IF([.L88]&lt;[main.$B$25];[.L8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3">
            <text:p>73</text:p>
          </table:table-cell>
          <table:table-cell table:style-name="ce29" table:formula="of:=1/[main.$B$1]*[.B$7]*[.$A89]/[main.$B$2]" office:value-type="float" office:value="0.0045625">
            <text:p>0,0045625</text:p>
          </table:table-cell>
          <table:table-cell table:style-name="ce29" table:formula="of:=1/[main.$B$1]*[.C$7]*[.$A89]/[main.$B$2]" office:value-type="float" office:value="0.0365">
            <text:p>0,0365</text:p>
          </table:table-cell>
          <table:table-cell table:style-name="ce29" table:formula="of:=1/[main.$B$1]*[.D$7]*[.$A89]/[main.$B$2]" office:value-type="float" office:value="0.292">
            <text:p>0,292</text:p>
          </table:table-cell>
          <table:table-cell table:style-name="ce29" table:formula="of:=1/[main.$B$1]*[.E$7]*[.$A89]/[main.$B$2]" office:value-type="float" office:value="1.168">
            <text:p>1,168</text:p>
          </table:table-cell>
          <table:table-cell table:style-name="ce29" table:formula="of:=1/[main.$B$1]*[.F$7]*[.$A89]/[main.$B$2]" office:value-type="float" office:value="4.672">
            <text:p>4,672</text:p>
          </table:table-cell>
          <table:table-cell office:value-type="float" office:value="73">
            <text:p>73</text:p>
          </table:table-cell>
          <table:table-cell table:style-name="ce39" table:formula="of:=IF([.B89]=FLOOR([.B89];1);[.B89];&quot;&quot;)">
            <text:p/>
          </table:table-cell>
          <table:table-cell table:style-name="ce35" table:formula="of:=IF([.C89]=FLOOR([.C89];1);[.C89];&quot;&quot;)">
            <text:p/>
          </table:table-cell>
          <table:table-cell table:style-name="ce35" table:formula="of:=IF([.D89]=FLOOR([.D89];1);[.D89];&quot;&quot;)">
            <text:p/>
          </table:table-cell>
          <table:table-cell table:style-name="ce35" table:formula="of:=IF([.E89]=FLOOR([.E89];1);[.E89];&quot;&quot;)">
            <text:p/>
          </table:table-cell>
          <table:table-cell table:style-name="ce42" table:formula="of:=IF([.F89]=FLOOR([.F89];1);[.F89];&quot;&quot;)">
            <text:p/>
          </table:table-cell>
          <table:table-cell office:value-type="float" office:value="73">
            <text:p>73</text:p>
          </table:table-cell>
          <table:table-cell table:style-name="ce39" table:formula="of:=IF([.H89]&lt;&gt;&quot;&quot;;IF([.H89]&lt;[main.$B$25];[.H89];&quot;&quot;);&quot;&quot;)">
            <text:p/>
          </table:table-cell>
          <table:table-cell table:style-name="ce35" table:formula="of:=IF([.I89]&lt;&gt;&quot;&quot;;IF([.I89]&lt;[main.$B$25];[.I89];&quot;&quot;);&quot;&quot;)">
            <text:p/>
          </table:table-cell>
          <table:table-cell table:style-name="ce35" table:formula="of:=IF([.J89]&lt;&gt;&quot;&quot;;IF([.J89]&lt;[main.$B$25];[.J89];&quot;&quot;);&quot;&quot;)">
            <text:p/>
          </table:table-cell>
          <table:table-cell table:style-name="ce35" table:formula="of:=IF([.K89]&lt;&gt;&quot;&quot;;IF([.K89]&lt;[main.$B$25];[.K89];&quot;&quot;);&quot;&quot;)">
            <text:p/>
          </table:table-cell>
          <table:table-cell table:style-name="ce42" table:formula="of:=IF([.L89]&lt;&gt;&quot;&quot;;IF([.L89]&lt;[main.$B$25];[.L8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4">
            <text:p>74</text:p>
          </table:table-cell>
          <table:table-cell table:style-name="ce29" table:formula="of:=1/[main.$B$1]*[.B$7]*[.$A90]/[main.$B$2]" office:value-type="float" office:value="0.004625">
            <text:p>0,004625</text:p>
          </table:table-cell>
          <table:table-cell table:style-name="ce29" table:formula="of:=1/[main.$B$1]*[.C$7]*[.$A90]/[main.$B$2]" office:value-type="float" office:value="0.037">
            <text:p>0,037</text:p>
          </table:table-cell>
          <table:table-cell table:style-name="ce29" table:formula="of:=1/[main.$B$1]*[.D$7]*[.$A90]/[main.$B$2]" office:value-type="float" office:value="0.296">
            <text:p>0,296</text:p>
          </table:table-cell>
          <table:table-cell table:style-name="ce29" table:formula="of:=1/[main.$B$1]*[.E$7]*[.$A90]/[main.$B$2]" office:value-type="float" office:value="1.184">
            <text:p>1,184</text:p>
          </table:table-cell>
          <table:table-cell table:style-name="ce29" table:formula="of:=1/[main.$B$1]*[.F$7]*[.$A90]/[main.$B$2]" office:value-type="float" office:value="4.736">
            <text:p>4,736</text:p>
          </table:table-cell>
          <table:table-cell office:value-type="float" office:value="74">
            <text:p>74</text:p>
          </table:table-cell>
          <table:table-cell table:style-name="ce39" table:formula="of:=IF([.B90]=FLOOR([.B90];1);[.B90];&quot;&quot;)">
            <text:p/>
          </table:table-cell>
          <table:table-cell table:style-name="ce35" table:formula="of:=IF([.C90]=FLOOR([.C90];1);[.C90];&quot;&quot;)">
            <text:p/>
          </table:table-cell>
          <table:table-cell table:style-name="ce35" table:formula="of:=IF([.D90]=FLOOR([.D90];1);[.D90];&quot;&quot;)">
            <text:p/>
          </table:table-cell>
          <table:table-cell table:style-name="ce35" table:formula="of:=IF([.E90]=FLOOR([.E90];1);[.E90];&quot;&quot;)">
            <text:p/>
          </table:table-cell>
          <table:table-cell table:style-name="ce42" table:formula="of:=IF([.F90]=FLOOR([.F90];1);[.F90];&quot;&quot;)">
            <text:p/>
          </table:table-cell>
          <table:table-cell office:value-type="float" office:value="74">
            <text:p>74</text:p>
          </table:table-cell>
          <table:table-cell table:style-name="ce39" table:formula="of:=IF([.H90]&lt;&gt;&quot;&quot;;IF([.H90]&lt;[main.$B$25];[.H90];&quot;&quot;);&quot;&quot;)">
            <text:p/>
          </table:table-cell>
          <table:table-cell table:style-name="ce35" table:formula="of:=IF([.I90]&lt;&gt;&quot;&quot;;IF([.I90]&lt;[main.$B$25];[.I90];&quot;&quot;);&quot;&quot;)">
            <text:p/>
          </table:table-cell>
          <table:table-cell table:style-name="ce35" table:formula="of:=IF([.J90]&lt;&gt;&quot;&quot;;IF([.J90]&lt;[main.$B$25];[.J90];&quot;&quot;);&quot;&quot;)">
            <text:p/>
          </table:table-cell>
          <table:table-cell table:style-name="ce35" table:formula="of:=IF([.K90]&lt;&gt;&quot;&quot;;IF([.K90]&lt;[main.$B$25];[.K90];&quot;&quot;);&quot;&quot;)">
            <text:p/>
          </table:table-cell>
          <table:table-cell table:style-name="ce42" table:formula="of:=IF([.L90]&lt;&gt;&quot;&quot;;IF([.L90]&lt;[main.$B$25];[.L9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5">
            <text:p>75</text:p>
          </table:table-cell>
          <table:table-cell table:style-name="ce29" table:formula="of:=1/[main.$B$1]*[.B$7]*[.$A91]/[main.$B$2]" office:value-type="float" office:value="0.0046875">
            <text:p>0,0046875</text:p>
          </table:table-cell>
          <table:table-cell table:style-name="ce29" table:formula="of:=1/[main.$B$1]*[.C$7]*[.$A91]/[main.$B$2]" office:value-type="float" office:value="0.0375">
            <text:p>0,0375</text:p>
          </table:table-cell>
          <table:table-cell table:style-name="ce29" table:formula="of:=1/[main.$B$1]*[.D$7]*[.$A91]/[main.$B$2]" office:value-type="float" office:value="0.3">
            <text:p>0,3</text:p>
          </table:table-cell>
          <table:table-cell table:style-name="ce29" table:formula="of:=1/[main.$B$1]*[.E$7]*[.$A91]/[main.$B$2]" office:value-type="float" office:value="1.2">
            <text:p>1,2</text:p>
          </table:table-cell>
          <table:table-cell table:style-name="ce29" table:formula="of:=1/[main.$B$1]*[.F$7]*[.$A91]/[main.$B$2]" office:value-type="float" office:value="4.8">
            <text:p>4,8</text:p>
          </table:table-cell>
          <table:table-cell office:value-type="float" office:value="75">
            <text:p>75</text:p>
          </table:table-cell>
          <table:table-cell table:style-name="ce39" table:formula="of:=IF([.B91]=FLOOR([.B91];1);[.B91];&quot;&quot;)">
            <text:p/>
          </table:table-cell>
          <table:table-cell table:style-name="ce35" table:formula="of:=IF([.C91]=FLOOR([.C91];1);[.C91];&quot;&quot;)">
            <text:p/>
          </table:table-cell>
          <table:table-cell table:style-name="ce35" table:formula="of:=IF([.D91]=FLOOR([.D91];1);[.D91];&quot;&quot;)">
            <text:p/>
          </table:table-cell>
          <table:table-cell table:style-name="ce35" table:formula="of:=IF([.E91]=FLOOR([.E91];1);[.E91];&quot;&quot;)">
            <text:p/>
          </table:table-cell>
          <table:table-cell table:style-name="ce42" table:formula="of:=IF([.F91]=FLOOR([.F91];1);[.F91];&quot;&quot;)">
            <text:p/>
          </table:table-cell>
          <table:table-cell office:value-type="float" office:value="75">
            <text:p>75</text:p>
          </table:table-cell>
          <table:table-cell table:style-name="ce39" table:formula="of:=IF([.H91]&lt;&gt;&quot;&quot;;IF([.H91]&lt;[main.$B$25];[.H91];&quot;&quot;);&quot;&quot;)">
            <text:p/>
          </table:table-cell>
          <table:table-cell table:style-name="ce35" table:formula="of:=IF([.I91]&lt;&gt;&quot;&quot;;IF([.I91]&lt;[main.$B$25];[.I91];&quot;&quot;);&quot;&quot;)">
            <text:p/>
          </table:table-cell>
          <table:table-cell table:style-name="ce35" table:formula="of:=IF([.J91]&lt;&gt;&quot;&quot;;IF([.J91]&lt;[main.$B$25];[.J91];&quot;&quot;);&quot;&quot;)">
            <text:p/>
          </table:table-cell>
          <table:table-cell table:style-name="ce35" table:formula="of:=IF([.K91]&lt;&gt;&quot;&quot;;IF([.K91]&lt;[main.$B$25];[.K91];&quot;&quot;);&quot;&quot;)">
            <text:p/>
          </table:table-cell>
          <table:table-cell table:style-name="ce42" table:formula="of:=IF([.L91]&lt;&gt;&quot;&quot;;IF([.L91]&lt;[main.$B$25];[.L9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6">
            <text:p>76</text:p>
          </table:table-cell>
          <table:table-cell table:style-name="ce29" table:formula="of:=1/[main.$B$1]*[.B$7]*[.$A92]/[main.$B$2]" office:value-type="float" office:value="0.00475">
            <text:p>0,00475</text:p>
          </table:table-cell>
          <table:table-cell table:style-name="ce29" table:formula="of:=1/[main.$B$1]*[.C$7]*[.$A92]/[main.$B$2]" office:value-type="float" office:value="0.038">
            <text:p>0,038</text:p>
          </table:table-cell>
          <table:table-cell table:style-name="ce29" table:formula="of:=1/[main.$B$1]*[.D$7]*[.$A92]/[main.$B$2]" office:value-type="float" office:value="0.304">
            <text:p>0,304</text:p>
          </table:table-cell>
          <table:table-cell table:style-name="ce29" table:formula="of:=1/[main.$B$1]*[.E$7]*[.$A92]/[main.$B$2]" office:value-type="float" office:value="1.216">
            <text:p>1,216</text:p>
          </table:table-cell>
          <table:table-cell table:style-name="ce29" table:formula="of:=1/[main.$B$1]*[.F$7]*[.$A92]/[main.$B$2]" office:value-type="float" office:value="4.864">
            <text:p>4,864</text:p>
          </table:table-cell>
          <table:table-cell office:value-type="float" office:value="76">
            <text:p>76</text:p>
          </table:table-cell>
          <table:table-cell table:style-name="ce39" table:formula="of:=IF([.B92]=FLOOR([.B92];1);[.B92];&quot;&quot;)">
            <text:p/>
          </table:table-cell>
          <table:table-cell table:style-name="ce35" table:formula="of:=IF([.C92]=FLOOR([.C92];1);[.C92];&quot;&quot;)">
            <text:p/>
          </table:table-cell>
          <table:table-cell table:style-name="ce35" table:formula="of:=IF([.D92]=FLOOR([.D92];1);[.D92];&quot;&quot;)">
            <text:p/>
          </table:table-cell>
          <table:table-cell table:style-name="ce35" table:formula="of:=IF([.E92]=FLOOR([.E92];1);[.E92];&quot;&quot;)">
            <text:p/>
          </table:table-cell>
          <table:table-cell table:style-name="ce42" table:formula="of:=IF([.F92]=FLOOR([.F92];1);[.F92];&quot;&quot;)">
            <text:p/>
          </table:table-cell>
          <table:table-cell office:value-type="float" office:value="76">
            <text:p>76</text:p>
          </table:table-cell>
          <table:table-cell table:style-name="ce39" table:formula="of:=IF([.H92]&lt;&gt;&quot;&quot;;IF([.H92]&lt;[main.$B$25];[.H92];&quot;&quot;);&quot;&quot;)">
            <text:p/>
          </table:table-cell>
          <table:table-cell table:style-name="ce35" table:formula="of:=IF([.I92]&lt;&gt;&quot;&quot;;IF([.I92]&lt;[main.$B$25];[.I92];&quot;&quot;);&quot;&quot;)">
            <text:p/>
          </table:table-cell>
          <table:table-cell table:style-name="ce35" table:formula="of:=IF([.J92]&lt;&gt;&quot;&quot;;IF([.J92]&lt;[main.$B$25];[.J92];&quot;&quot;);&quot;&quot;)">
            <text:p/>
          </table:table-cell>
          <table:table-cell table:style-name="ce35" table:formula="of:=IF([.K92]&lt;&gt;&quot;&quot;;IF([.K92]&lt;[main.$B$25];[.K92];&quot;&quot;);&quot;&quot;)">
            <text:p/>
          </table:table-cell>
          <table:table-cell table:style-name="ce42" table:formula="of:=IF([.L92]&lt;&gt;&quot;&quot;;IF([.L92]&lt;[main.$B$25];[.L9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7">
            <text:p>77</text:p>
          </table:table-cell>
          <table:table-cell table:style-name="ce29" table:formula="of:=1/[main.$B$1]*[.B$7]*[.$A93]/[main.$B$2]" office:value-type="float" office:value="0.0048125">
            <text:p>0,0048125</text:p>
          </table:table-cell>
          <table:table-cell table:style-name="ce29" table:formula="of:=1/[main.$B$1]*[.C$7]*[.$A93]/[main.$B$2]" office:value-type="float" office:value="0.0385">
            <text:p>0,0385</text:p>
          </table:table-cell>
          <table:table-cell table:style-name="ce29" table:formula="of:=1/[main.$B$1]*[.D$7]*[.$A93]/[main.$B$2]" office:value-type="float" office:value="0.308">
            <text:p>0,308</text:p>
          </table:table-cell>
          <table:table-cell table:style-name="ce29" table:formula="of:=1/[main.$B$1]*[.E$7]*[.$A93]/[main.$B$2]" office:value-type="float" office:value="1.232">
            <text:p>1,232</text:p>
          </table:table-cell>
          <table:table-cell table:style-name="ce29" table:formula="of:=1/[main.$B$1]*[.F$7]*[.$A93]/[main.$B$2]" office:value-type="float" office:value="4.928">
            <text:p>4,928</text:p>
          </table:table-cell>
          <table:table-cell office:value-type="float" office:value="77">
            <text:p>77</text:p>
          </table:table-cell>
          <table:table-cell table:style-name="ce39" table:formula="of:=IF([.B93]=FLOOR([.B93];1);[.B93];&quot;&quot;)">
            <text:p/>
          </table:table-cell>
          <table:table-cell table:style-name="ce35" table:formula="of:=IF([.C93]=FLOOR([.C93];1);[.C93];&quot;&quot;)">
            <text:p/>
          </table:table-cell>
          <table:table-cell table:style-name="ce35" table:formula="of:=IF([.D93]=FLOOR([.D93];1);[.D93];&quot;&quot;)">
            <text:p/>
          </table:table-cell>
          <table:table-cell table:style-name="ce35" table:formula="of:=IF([.E93]=FLOOR([.E93];1);[.E93];&quot;&quot;)">
            <text:p/>
          </table:table-cell>
          <table:table-cell table:style-name="ce42" table:formula="of:=IF([.F93]=FLOOR([.F93];1);[.F93];&quot;&quot;)">
            <text:p/>
          </table:table-cell>
          <table:table-cell office:value-type="float" office:value="77">
            <text:p>77</text:p>
          </table:table-cell>
          <table:table-cell table:style-name="ce39" table:formula="of:=IF([.H93]&lt;&gt;&quot;&quot;;IF([.H93]&lt;[main.$B$25];[.H93];&quot;&quot;);&quot;&quot;)">
            <text:p/>
          </table:table-cell>
          <table:table-cell table:style-name="ce35" table:formula="of:=IF([.I93]&lt;&gt;&quot;&quot;;IF([.I93]&lt;[main.$B$25];[.I93];&quot;&quot;);&quot;&quot;)">
            <text:p/>
          </table:table-cell>
          <table:table-cell table:style-name="ce35" table:formula="of:=IF([.J93]&lt;&gt;&quot;&quot;;IF([.J93]&lt;[main.$B$25];[.J93];&quot;&quot;);&quot;&quot;)">
            <text:p/>
          </table:table-cell>
          <table:table-cell table:style-name="ce35" table:formula="of:=IF([.K93]&lt;&gt;&quot;&quot;;IF([.K93]&lt;[main.$B$25];[.K93];&quot;&quot;);&quot;&quot;)">
            <text:p/>
          </table:table-cell>
          <table:table-cell table:style-name="ce42" table:formula="of:=IF([.L93]&lt;&gt;&quot;&quot;;IF([.L93]&lt;[main.$B$25];[.L9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8">
            <text:p>78</text:p>
          </table:table-cell>
          <table:table-cell table:style-name="ce29" table:formula="of:=1/[main.$B$1]*[.B$7]*[.$A94]/[main.$B$2]" office:value-type="float" office:value="0.004875">
            <text:p>0,004875</text:p>
          </table:table-cell>
          <table:table-cell table:style-name="ce29" table:formula="of:=1/[main.$B$1]*[.C$7]*[.$A94]/[main.$B$2]" office:value-type="float" office:value="0.039">
            <text:p>0,039</text:p>
          </table:table-cell>
          <table:table-cell table:style-name="ce29" table:formula="of:=1/[main.$B$1]*[.D$7]*[.$A94]/[main.$B$2]" office:value-type="float" office:value="0.312">
            <text:p>0,312</text:p>
          </table:table-cell>
          <table:table-cell table:style-name="ce29" table:formula="of:=1/[main.$B$1]*[.E$7]*[.$A94]/[main.$B$2]" office:value-type="float" office:value="1.248">
            <text:p>1,248</text:p>
          </table:table-cell>
          <table:table-cell table:style-name="ce29" table:formula="of:=1/[main.$B$1]*[.F$7]*[.$A94]/[main.$B$2]" office:value-type="float" office:value="4.992">
            <text:p>4,992</text:p>
          </table:table-cell>
          <table:table-cell office:value-type="float" office:value="78">
            <text:p>78</text:p>
          </table:table-cell>
          <table:table-cell table:style-name="ce39" table:formula="of:=IF([.B94]=FLOOR([.B94];1);[.B94];&quot;&quot;)">
            <text:p/>
          </table:table-cell>
          <table:table-cell table:style-name="ce35" table:formula="of:=IF([.C94]=FLOOR([.C94];1);[.C94];&quot;&quot;)">
            <text:p/>
          </table:table-cell>
          <table:table-cell table:style-name="ce35" table:formula="of:=IF([.D94]=FLOOR([.D94];1);[.D94];&quot;&quot;)">
            <text:p/>
          </table:table-cell>
          <table:table-cell table:style-name="ce35" table:formula="of:=IF([.E94]=FLOOR([.E94];1);[.E94];&quot;&quot;)">
            <text:p/>
          </table:table-cell>
          <table:table-cell table:style-name="ce42" table:formula="of:=IF([.F94]=FLOOR([.F94];1);[.F94];&quot;&quot;)">
            <text:p/>
          </table:table-cell>
          <table:table-cell office:value-type="float" office:value="78">
            <text:p>78</text:p>
          </table:table-cell>
          <table:table-cell table:style-name="ce39" table:formula="of:=IF([.H94]&lt;&gt;&quot;&quot;;IF([.H94]&lt;[main.$B$25];[.H94];&quot;&quot;);&quot;&quot;)">
            <text:p/>
          </table:table-cell>
          <table:table-cell table:style-name="ce35" table:formula="of:=IF([.I94]&lt;&gt;&quot;&quot;;IF([.I94]&lt;[main.$B$25];[.I94];&quot;&quot;);&quot;&quot;)">
            <text:p/>
          </table:table-cell>
          <table:table-cell table:style-name="ce35" table:formula="of:=IF([.J94]&lt;&gt;&quot;&quot;;IF([.J94]&lt;[main.$B$25];[.J94];&quot;&quot;);&quot;&quot;)">
            <text:p/>
          </table:table-cell>
          <table:table-cell table:style-name="ce35" table:formula="of:=IF([.K94]&lt;&gt;&quot;&quot;;IF([.K94]&lt;[main.$B$25];[.K94];&quot;&quot;);&quot;&quot;)">
            <text:p/>
          </table:table-cell>
          <table:table-cell table:style-name="ce42" table:formula="of:=IF([.L94]&lt;&gt;&quot;&quot;;IF([.L94]&lt;[main.$B$25];[.L9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79">
            <text:p>79</text:p>
          </table:table-cell>
          <table:table-cell table:style-name="ce29" table:formula="of:=1/[main.$B$1]*[.B$7]*[.$A95]/[main.$B$2]" office:value-type="float" office:value="0.0049375">
            <text:p>0,0049375</text:p>
          </table:table-cell>
          <table:table-cell table:style-name="ce29" table:formula="of:=1/[main.$B$1]*[.C$7]*[.$A95]/[main.$B$2]" office:value-type="float" office:value="0.0395">
            <text:p>0,0395</text:p>
          </table:table-cell>
          <table:table-cell table:style-name="ce29" table:formula="of:=1/[main.$B$1]*[.D$7]*[.$A95]/[main.$B$2]" office:value-type="float" office:value="0.316">
            <text:p>0,316</text:p>
          </table:table-cell>
          <table:table-cell table:style-name="ce29" table:formula="of:=1/[main.$B$1]*[.E$7]*[.$A95]/[main.$B$2]" office:value-type="float" office:value="1.264">
            <text:p>1,264</text:p>
          </table:table-cell>
          <table:table-cell table:style-name="ce29" table:formula="of:=1/[main.$B$1]*[.F$7]*[.$A95]/[main.$B$2]" office:value-type="float" office:value="5.056">
            <text:p>5,056</text:p>
          </table:table-cell>
          <table:table-cell office:value-type="float" office:value="79">
            <text:p>79</text:p>
          </table:table-cell>
          <table:table-cell table:style-name="ce39" table:formula="of:=IF([.B95]=FLOOR([.B95];1);[.B95];&quot;&quot;)">
            <text:p/>
          </table:table-cell>
          <table:table-cell table:style-name="ce35" table:formula="of:=IF([.C95]=FLOOR([.C95];1);[.C95];&quot;&quot;)">
            <text:p/>
          </table:table-cell>
          <table:table-cell table:style-name="ce35" table:formula="of:=IF([.D95]=FLOOR([.D95];1);[.D95];&quot;&quot;)">
            <text:p/>
          </table:table-cell>
          <table:table-cell table:style-name="ce35" table:formula="of:=IF([.E95]=FLOOR([.E95];1);[.E95];&quot;&quot;)">
            <text:p/>
          </table:table-cell>
          <table:table-cell table:style-name="ce42" table:formula="of:=IF([.F95]=FLOOR([.F95];1);[.F95];&quot;&quot;)">
            <text:p/>
          </table:table-cell>
          <table:table-cell office:value-type="float" office:value="79">
            <text:p>79</text:p>
          </table:table-cell>
          <table:table-cell table:style-name="ce39" table:formula="of:=IF([.H95]&lt;&gt;&quot;&quot;;IF([.H95]&lt;[main.$B$25];[.H95];&quot;&quot;);&quot;&quot;)">
            <text:p/>
          </table:table-cell>
          <table:table-cell table:style-name="ce35" table:formula="of:=IF([.I95]&lt;&gt;&quot;&quot;;IF([.I95]&lt;[main.$B$25];[.I95];&quot;&quot;);&quot;&quot;)">
            <text:p/>
          </table:table-cell>
          <table:table-cell table:style-name="ce35" table:formula="of:=IF([.J95]&lt;&gt;&quot;&quot;;IF([.J95]&lt;[main.$B$25];[.J95];&quot;&quot;);&quot;&quot;)">
            <text:p/>
          </table:table-cell>
          <table:table-cell table:style-name="ce35" table:formula="of:=IF([.K95]&lt;&gt;&quot;&quot;;IF([.K95]&lt;[main.$B$25];[.K95];&quot;&quot;);&quot;&quot;)">
            <text:p/>
          </table:table-cell>
          <table:table-cell table:style-name="ce42" table:formula="of:=IF([.L95]&lt;&gt;&quot;&quot;;IF([.L95]&lt;[main.$B$25];[.L9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0">
            <text:p>80</text:p>
          </table:table-cell>
          <table:table-cell table:style-name="ce29" table:formula="of:=1/[main.$B$1]*[.B$7]*[.$A96]/[main.$B$2]" office:value-type="float" office:value="0.005">
            <text:p>0,005</text:p>
          </table:table-cell>
          <table:table-cell table:style-name="ce29" table:formula="of:=1/[main.$B$1]*[.C$7]*[.$A96]/[main.$B$2]" office:value-type="float" office:value="0.04">
            <text:p>0,04</text:p>
          </table:table-cell>
          <table:table-cell table:style-name="ce29" table:formula="of:=1/[main.$B$1]*[.D$7]*[.$A96]/[main.$B$2]" office:value-type="float" office:value="0.32">
            <text:p>0,32</text:p>
          </table:table-cell>
          <table:table-cell table:style-name="ce29" table:formula="of:=1/[main.$B$1]*[.E$7]*[.$A96]/[main.$B$2]" office:value-type="float" office:value="1.28">
            <text:p>1,28</text:p>
          </table:table-cell>
          <table:table-cell table:style-name="ce29" table:formula="of:=1/[main.$B$1]*[.F$7]*[.$A96]/[main.$B$2]" office:value-type="float" office:value="5.12">
            <text:p>5,12</text:p>
          </table:table-cell>
          <table:table-cell office:value-type="float" office:value="80">
            <text:p>80</text:p>
          </table:table-cell>
          <table:table-cell table:style-name="ce39" table:formula="of:=IF([.B96]=FLOOR([.B96];1);[.B96];&quot;&quot;)">
            <text:p/>
          </table:table-cell>
          <table:table-cell table:style-name="ce35" table:formula="of:=IF([.C96]=FLOOR([.C96];1);[.C96];&quot;&quot;)">
            <text:p/>
          </table:table-cell>
          <table:table-cell table:style-name="ce35" table:formula="of:=IF([.D96]=FLOOR([.D96];1);[.D96];&quot;&quot;)">
            <text:p/>
          </table:table-cell>
          <table:table-cell table:style-name="ce35" table:formula="of:=IF([.E96]=FLOOR([.E96];1);[.E96];&quot;&quot;)">
            <text:p/>
          </table:table-cell>
          <table:table-cell table:style-name="ce42" table:formula="of:=IF([.F96]=FLOOR([.F96];1);[.F96];&quot;&quot;)">
            <text:p/>
          </table:table-cell>
          <table:table-cell office:value-type="float" office:value="80">
            <text:p>80</text:p>
          </table:table-cell>
          <table:table-cell table:style-name="ce39" table:formula="of:=IF([.H96]&lt;&gt;&quot;&quot;;IF([.H96]&lt;[main.$B$25];[.H96];&quot;&quot;);&quot;&quot;)">
            <text:p/>
          </table:table-cell>
          <table:table-cell table:style-name="ce35" table:formula="of:=IF([.I96]&lt;&gt;&quot;&quot;;IF([.I96]&lt;[main.$B$25];[.I96];&quot;&quot;);&quot;&quot;)">
            <text:p/>
          </table:table-cell>
          <table:table-cell table:style-name="ce35" table:formula="of:=IF([.J96]&lt;&gt;&quot;&quot;;IF([.J96]&lt;[main.$B$25];[.J96];&quot;&quot;);&quot;&quot;)">
            <text:p/>
          </table:table-cell>
          <table:table-cell table:style-name="ce35" table:formula="of:=IF([.K96]&lt;&gt;&quot;&quot;;IF([.K96]&lt;[main.$B$25];[.K96];&quot;&quot;);&quot;&quot;)">
            <text:p/>
          </table:table-cell>
          <table:table-cell table:style-name="ce42" table:formula="of:=IF([.L96]&lt;&gt;&quot;&quot;;IF([.L96]&lt;[main.$B$25];[.L9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1">
            <text:p>81</text:p>
          </table:table-cell>
          <table:table-cell table:style-name="ce29" table:formula="of:=1/[main.$B$1]*[.B$7]*[.$A97]/[main.$B$2]" office:value-type="float" office:value="0.0050625">
            <text:p>0,0050625</text:p>
          </table:table-cell>
          <table:table-cell table:style-name="ce29" table:formula="of:=1/[main.$B$1]*[.C$7]*[.$A97]/[main.$B$2]" office:value-type="float" office:value="0.0405">
            <text:p>0,0405</text:p>
          </table:table-cell>
          <table:table-cell table:style-name="ce29" table:formula="of:=1/[main.$B$1]*[.D$7]*[.$A97]/[main.$B$2]" office:value-type="float" office:value="0.324">
            <text:p>0,324</text:p>
          </table:table-cell>
          <table:table-cell table:style-name="ce29" table:formula="of:=1/[main.$B$1]*[.E$7]*[.$A97]/[main.$B$2]" office:value-type="float" office:value="1.296">
            <text:p>1,296</text:p>
          </table:table-cell>
          <table:table-cell table:style-name="ce29" table:formula="of:=1/[main.$B$1]*[.F$7]*[.$A97]/[main.$B$2]" office:value-type="float" office:value="5.184">
            <text:p>5,184</text:p>
          </table:table-cell>
          <table:table-cell office:value-type="float" office:value="81">
            <text:p>81</text:p>
          </table:table-cell>
          <table:table-cell table:style-name="ce39" table:formula="of:=IF([.B97]=FLOOR([.B97];1);[.B97];&quot;&quot;)">
            <text:p/>
          </table:table-cell>
          <table:table-cell table:style-name="ce35" table:formula="of:=IF([.C97]=FLOOR([.C97];1);[.C97];&quot;&quot;)">
            <text:p/>
          </table:table-cell>
          <table:table-cell table:style-name="ce35" table:formula="of:=IF([.D97]=FLOOR([.D97];1);[.D97];&quot;&quot;)">
            <text:p/>
          </table:table-cell>
          <table:table-cell table:style-name="ce35" table:formula="of:=IF([.E97]=FLOOR([.E97];1);[.E97];&quot;&quot;)">
            <text:p/>
          </table:table-cell>
          <table:table-cell table:style-name="ce42" table:formula="of:=IF([.F97]=FLOOR([.F97];1);[.F97];&quot;&quot;)">
            <text:p/>
          </table:table-cell>
          <table:table-cell office:value-type="float" office:value="81">
            <text:p>81</text:p>
          </table:table-cell>
          <table:table-cell table:style-name="ce39" table:formula="of:=IF([.H97]&lt;&gt;&quot;&quot;;IF([.H97]&lt;[main.$B$25];[.H97];&quot;&quot;);&quot;&quot;)">
            <text:p/>
          </table:table-cell>
          <table:table-cell table:style-name="ce35" table:formula="of:=IF([.I97]&lt;&gt;&quot;&quot;;IF([.I97]&lt;[main.$B$25];[.I97];&quot;&quot;);&quot;&quot;)">
            <text:p/>
          </table:table-cell>
          <table:table-cell table:style-name="ce35" table:formula="of:=IF([.J97]&lt;&gt;&quot;&quot;;IF([.J97]&lt;[main.$B$25];[.J97];&quot;&quot;);&quot;&quot;)">
            <text:p/>
          </table:table-cell>
          <table:table-cell table:style-name="ce35" table:formula="of:=IF([.K97]&lt;&gt;&quot;&quot;;IF([.K97]&lt;[main.$B$25];[.K97];&quot;&quot;);&quot;&quot;)">
            <text:p/>
          </table:table-cell>
          <table:table-cell table:style-name="ce42" table:formula="of:=IF([.L97]&lt;&gt;&quot;&quot;;IF([.L97]&lt;[main.$B$25];[.L9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2">
            <text:p>82</text:p>
          </table:table-cell>
          <table:table-cell table:style-name="ce29" table:formula="of:=1/[main.$B$1]*[.B$7]*[.$A98]/[main.$B$2]" office:value-type="float" office:value="0.005125">
            <text:p>0,005125</text:p>
          </table:table-cell>
          <table:table-cell table:style-name="ce29" table:formula="of:=1/[main.$B$1]*[.C$7]*[.$A98]/[main.$B$2]" office:value-type="float" office:value="0.041">
            <text:p>0,041</text:p>
          </table:table-cell>
          <table:table-cell table:style-name="ce29" table:formula="of:=1/[main.$B$1]*[.D$7]*[.$A98]/[main.$B$2]" office:value-type="float" office:value="0.328">
            <text:p>0,328</text:p>
          </table:table-cell>
          <table:table-cell table:style-name="ce29" table:formula="of:=1/[main.$B$1]*[.E$7]*[.$A98]/[main.$B$2]" office:value-type="float" office:value="1.312">
            <text:p>1,312</text:p>
          </table:table-cell>
          <table:table-cell table:style-name="ce29" table:formula="of:=1/[main.$B$1]*[.F$7]*[.$A98]/[main.$B$2]" office:value-type="float" office:value="5.248">
            <text:p>5,248</text:p>
          </table:table-cell>
          <table:table-cell office:value-type="float" office:value="82">
            <text:p>82</text:p>
          </table:table-cell>
          <table:table-cell table:style-name="ce39" table:formula="of:=IF([.B98]=FLOOR([.B98];1);[.B98];&quot;&quot;)">
            <text:p/>
          </table:table-cell>
          <table:table-cell table:style-name="ce35" table:formula="of:=IF([.C98]=FLOOR([.C98];1);[.C98];&quot;&quot;)">
            <text:p/>
          </table:table-cell>
          <table:table-cell table:style-name="ce35" table:formula="of:=IF([.D98]=FLOOR([.D98];1);[.D98];&quot;&quot;)">
            <text:p/>
          </table:table-cell>
          <table:table-cell table:style-name="ce35" table:formula="of:=IF([.E98]=FLOOR([.E98];1);[.E98];&quot;&quot;)">
            <text:p/>
          </table:table-cell>
          <table:table-cell table:style-name="ce42" table:formula="of:=IF([.F98]=FLOOR([.F98];1);[.F98];&quot;&quot;)">
            <text:p/>
          </table:table-cell>
          <table:table-cell office:value-type="float" office:value="82">
            <text:p>82</text:p>
          </table:table-cell>
          <table:table-cell table:style-name="ce39" table:formula="of:=IF([.H98]&lt;&gt;&quot;&quot;;IF([.H98]&lt;[main.$B$25];[.H98];&quot;&quot;);&quot;&quot;)">
            <text:p/>
          </table:table-cell>
          <table:table-cell table:style-name="ce35" table:formula="of:=IF([.I98]&lt;&gt;&quot;&quot;;IF([.I98]&lt;[main.$B$25];[.I98];&quot;&quot;);&quot;&quot;)">
            <text:p/>
          </table:table-cell>
          <table:table-cell table:style-name="ce35" table:formula="of:=IF([.J98]&lt;&gt;&quot;&quot;;IF([.J98]&lt;[main.$B$25];[.J98];&quot;&quot;);&quot;&quot;)">
            <text:p/>
          </table:table-cell>
          <table:table-cell table:style-name="ce35" table:formula="of:=IF([.K98]&lt;&gt;&quot;&quot;;IF([.K98]&lt;[main.$B$25];[.K98];&quot;&quot;);&quot;&quot;)">
            <text:p/>
          </table:table-cell>
          <table:table-cell table:style-name="ce42" table:formula="of:=IF([.L98]&lt;&gt;&quot;&quot;;IF([.L98]&lt;[main.$B$25];[.L9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3">
            <text:p>83</text:p>
          </table:table-cell>
          <table:table-cell table:style-name="ce29" table:formula="of:=1/[main.$B$1]*[.B$7]*[.$A99]/[main.$B$2]" office:value-type="float" office:value="0.0051875">
            <text:p>0,0051875</text:p>
          </table:table-cell>
          <table:table-cell table:style-name="ce29" table:formula="of:=1/[main.$B$1]*[.C$7]*[.$A99]/[main.$B$2]" office:value-type="float" office:value="0.0415">
            <text:p>0,0415</text:p>
          </table:table-cell>
          <table:table-cell table:style-name="ce29" table:formula="of:=1/[main.$B$1]*[.D$7]*[.$A99]/[main.$B$2]" office:value-type="float" office:value="0.332">
            <text:p>0,332</text:p>
          </table:table-cell>
          <table:table-cell table:style-name="ce29" table:formula="of:=1/[main.$B$1]*[.E$7]*[.$A99]/[main.$B$2]" office:value-type="float" office:value="1.328">
            <text:p>1,328</text:p>
          </table:table-cell>
          <table:table-cell table:style-name="ce29" table:formula="of:=1/[main.$B$1]*[.F$7]*[.$A99]/[main.$B$2]" office:value-type="float" office:value="5.312">
            <text:p>5,312</text:p>
          </table:table-cell>
          <table:table-cell office:value-type="float" office:value="83">
            <text:p>83</text:p>
          </table:table-cell>
          <table:table-cell table:style-name="ce39" table:formula="of:=IF([.B99]=FLOOR([.B99];1);[.B99];&quot;&quot;)">
            <text:p/>
          </table:table-cell>
          <table:table-cell table:style-name="ce35" table:formula="of:=IF([.C99]=FLOOR([.C99];1);[.C99];&quot;&quot;)">
            <text:p/>
          </table:table-cell>
          <table:table-cell table:style-name="ce35" table:formula="of:=IF([.D99]=FLOOR([.D99];1);[.D99];&quot;&quot;)">
            <text:p/>
          </table:table-cell>
          <table:table-cell table:style-name="ce35" table:formula="of:=IF([.E99]=FLOOR([.E99];1);[.E99];&quot;&quot;)">
            <text:p/>
          </table:table-cell>
          <table:table-cell table:style-name="ce42" table:formula="of:=IF([.F99]=FLOOR([.F99];1);[.F99];&quot;&quot;)">
            <text:p/>
          </table:table-cell>
          <table:table-cell office:value-type="float" office:value="83">
            <text:p>83</text:p>
          </table:table-cell>
          <table:table-cell table:style-name="ce39" table:formula="of:=IF([.H99]&lt;&gt;&quot;&quot;;IF([.H99]&lt;[main.$B$25];[.H99];&quot;&quot;);&quot;&quot;)">
            <text:p/>
          </table:table-cell>
          <table:table-cell table:style-name="ce35" table:formula="of:=IF([.I99]&lt;&gt;&quot;&quot;;IF([.I99]&lt;[main.$B$25];[.I99];&quot;&quot;);&quot;&quot;)">
            <text:p/>
          </table:table-cell>
          <table:table-cell table:style-name="ce35" table:formula="of:=IF([.J99]&lt;&gt;&quot;&quot;;IF([.J99]&lt;[main.$B$25];[.J99];&quot;&quot;);&quot;&quot;)">
            <text:p/>
          </table:table-cell>
          <table:table-cell table:style-name="ce35" table:formula="of:=IF([.K99]&lt;&gt;&quot;&quot;;IF([.K99]&lt;[main.$B$25];[.K99];&quot;&quot;);&quot;&quot;)">
            <text:p/>
          </table:table-cell>
          <table:table-cell table:style-name="ce42" table:formula="of:=IF([.L99]&lt;&gt;&quot;&quot;;IF([.L99]&lt;[main.$B$25];[.L9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4">
            <text:p>84</text:p>
          </table:table-cell>
          <table:table-cell table:style-name="ce29" table:formula="of:=1/[main.$B$1]*[.B$7]*[.$A100]/[main.$B$2]" office:value-type="float" office:value="0.00525">
            <text:p>0,00525</text:p>
          </table:table-cell>
          <table:table-cell table:style-name="ce29" table:formula="of:=1/[main.$B$1]*[.C$7]*[.$A100]/[main.$B$2]" office:value-type="float" office:value="0.042">
            <text:p>0,042</text:p>
          </table:table-cell>
          <table:table-cell table:style-name="ce29" table:formula="of:=1/[main.$B$1]*[.D$7]*[.$A100]/[main.$B$2]" office:value-type="float" office:value="0.336">
            <text:p>0,336</text:p>
          </table:table-cell>
          <table:table-cell table:style-name="ce29" table:formula="of:=1/[main.$B$1]*[.E$7]*[.$A100]/[main.$B$2]" office:value-type="float" office:value="1.344">
            <text:p>1,344</text:p>
          </table:table-cell>
          <table:table-cell table:style-name="ce29" table:formula="of:=1/[main.$B$1]*[.F$7]*[.$A100]/[main.$B$2]" office:value-type="float" office:value="5.376">
            <text:p>5,376</text:p>
          </table:table-cell>
          <table:table-cell office:value-type="float" office:value="84">
            <text:p>84</text:p>
          </table:table-cell>
          <table:table-cell table:style-name="ce39" table:formula="of:=IF([.B100]=FLOOR([.B100];1);[.B100];&quot;&quot;)">
            <text:p/>
          </table:table-cell>
          <table:table-cell table:style-name="ce35" table:formula="of:=IF([.C100]=FLOOR([.C100];1);[.C100];&quot;&quot;)">
            <text:p/>
          </table:table-cell>
          <table:table-cell table:style-name="ce35" table:formula="of:=IF([.D100]=FLOOR([.D100];1);[.D100];&quot;&quot;)">
            <text:p/>
          </table:table-cell>
          <table:table-cell table:style-name="ce35" table:formula="of:=IF([.E100]=FLOOR([.E100];1);[.E100];&quot;&quot;)">
            <text:p/>
          </table:table-cell>
          <table:table-cell table:style-name="ce42" table:formula="of:=IF([.F100]=FLOOR([.F100];1);[.F100];&quot;&quot;)">
            <text:p/>
          </table:table-cell>
          <table:table-cell office:value-type="float" office:value="84">
            <text:p>84</text:p>
          </table:table-cell>
          <table:table-cell table:style-name="ce39" table:formula="of:=IF([.H100]&lt;&gt;&quot;&quot;;IF([.H100]&lt;[main.$B$25];[.H100];&quot;&quot;);&quot;&quot;)">
            <text:p/>
          </table:table-cell>
          <table:table-cell table:style-name="ce35" table:formula="of:=IF([.I100]&lt;&gt;&quot;&quot;;IF([.I100]&lt;[main.$B$25];[.I100];&quot;&quot;);&quot;&quot;)">
            <text:p/>
          </table:table-cell>
          <table:table-cell table:style-name="ce35" table:formula="of:=IF([.J100]&lt;&gt;&quot;&quot;;IF([.J100]&lt;[main.$B$25];[.J100];&quot;&quot;);&quot;&quot;)">
            <text:p/>
          </table:table-cell>
          <table:table-cell table:style-name="ce35" table:formula="of:=IF([.K100]&lt;&gt;&quot;&quot;;IF([.K100]&lt;[main.$B$25];[.K100];&quot;&quot;);&quot;&quot;)">
            <text:p/>
          </table:table-cell>
          <table:table-cell table:style-name="ce42" table:formula="of:=IF([.L100]&lt;&gt;&quot;&quot;;IF([.L100]&lt;[main.$B$25];[.L10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5">
            <text:p>85</text:p>
          </table:table-cell>
          <table:table-cell table:style-name="ce29" table:formula="of:=1/[main.$B$1]*[.B$7]*[.$A101]/[main.$B$2]" office:value-type="float" office:value="0.0053125">
            <text:p>0,0053125</text:p>
          </table:table-cell>
          <table:table-cell table:style-name="ce29" table:formula="of:=1/[main.$B$1]*[.C$7]*[.$A101]/[main.$B$2]" office:value-type="float" office:value="0.0425">
            <text:p>0,0425</text:p>
          </table:table-cell>
          <table:table-cell table:style-name="ce29" table:formula="of:=1/[main.$B$1]*[.D$7]*[.$A101]/[main.$B$2]" office:value-type="float" office:value="0.34">
            <text:p>0,34</text:p>
          </table:table-cell>
          <table:table-cell table:style-name="ce29" table:formula="of:=1/[main.$B$1]*[.E$7]*[.$A101]/[main.$B$2]" office:value-type="float" office:value="1.36">
            <text:p>1,36</text:p>
          </table:table-cell>
          <table:table-cell table:style-name="ce29" table:formula="of:=1/[main.$B$1]*[.F$7]*[.$A101]/[main.$B$2]" office:value-type="float" office:value="5.44">
            <text:p>5,44</text:p>
          </table:table-cell>
          <table:table-cell office:value-type="float" office:value="85">
            <text:p>85</text:p>
          </table:table-cell>
          <table:table-cell table:style-name="ce39" table:formula="of:=IF([.B101]=FLOOR([.B101];1);[.B101];&quot;&quot;)">
            <text:p/>
          </table:table-cell>
          <table:table-cell table:style-name="ce35" table:formula="of:=IF([.C101]=FLOOR([.C101];1);[.C101];&quot;&quot;)">
            <text:p/>
          </table:table-cell>
          <table:table-cell table:style-name="ce35" table:formula="of:=IF([.D101]=FLOOR([.D101];1);[.D101];&quot;&quot;)">
            <text:p/>
          </table:table-cell>
          <table:table-cell table:style-name="ce35" table:formula="of:=IF([.E101]=FLOOR([.E101];1);[.E101];&quot;&quot;)">
            <text:p/>
          </table:table-cell>
          <table:table-cell table:style-name="ce42" table:formula="of:=IF([.F101]=FLOOR([.F101];1);[.F101];&quot;&quot;)">
            <text:p/>
          </table:table-cell>
          <table:table-cell office:value-type="float" office:value="85">
            <text:p>85</text:p>
          </table:table-cell>
          <table:table-cell table:style-name="ce39" table:formula="of:=IF([.H101]&lt;&gt;&quot;&quot;;IF([.H101]&lt;[main.$B$25];[.H101];&quot;&quot;);&quot;&quot;)">
            <text:p/>
          </table:table-cell>
          <table:table-cell table:style-name="ce35" table:formula="of:=IF([.I101]&lt;&gt;&quot;&quot;;IF([.I101]&lt;[main.$B$25];[.I101];&quot;&quot;);&quot;&quot;)">
            <text:p/>
          </table:table-cell>
          <table:table-cell table:style-name="ce35" table:formula="of:=IF([.J101]&lt;&gt;&quot;&quot;;IF([.J101]&lt;[main.$B$25];[.J101];&quot;&quot;);&quot;&quot;)">
            <text:p/>
          </table:table-cell>
          <table:table-cell table:style-name="ce35" table:formula="of:=IF([.K101]&lt;&gt;&quot;&quot;;IF([.K101]&lt;[main.$B$25];[.K101];&quot;&quot;);&quot;&quot;)">
            <text:p/>
          </table:table-cell>
          <table:table-cell table:style-name="ce42" table:formula="of:=IF([.L101]&lt;&gt;&quot;&quot;;IF([.L101]&lt;[main.$B$25];[.L10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6">
            <text:p>86</text:p>
          </table:table-cell>
          <table:table-cell table:style-name="ce29" table:formula="of:=1/[main.$B$1]*[.B$7]*[.$A102]/[main.$B$2]" office:value-type="float" office:value="0.005375">
            <text:p>0,005375</text:p>
          </table:table-cell>
          <table:table-cell table:style-name="ce29" table:formula="of:=1/[main.$B$1]*[.C$7]*[.$A102]/[main.$B$2]" office:value-type="float" office:value="0.043">
            <text:p>0,043</text:p>
          </table:table-cell>
          <table:table-cell table:style-name="ce29" table:formula="of:=1/[main.$B$1]*[.D$7]*[.$A102]/[main.$B$2]" office:value-type="float" office:value="0.344">
            <text:p>0,344</text:p>
          </table:table-cell>
          <table:table-cell table:style-name="ce29" table:formula="of:=1/[main.$B$1]*[.E$7]*[.$A102]/[main.$B$2]" office:value-type="float" office:value="1.376">
            <text:p>1,376</text:p>
          </table:table-cell>
          <table:table-cell table:style-name="ce29" table:formula="of:=1/[main.$B$1]*[.F$7]*[.$A102]/[main.$B$2]" office:value-type="float" office:value="5.504">
            <text:p>5,504</text:p>
          </table:table-cell>
          <table:table-cell office:value-type="float" office:value="86">
            <text:p>86</text:p>
          </table:table-cell>
          <table:table-cell table:style-name="ce39" table:formula="of:=IF([.B102]=FLOOR([.B102];1);[.B102];&quot;&quot;)">
            <text:p/>
          </table:table-cell>
          <table:table-cell table:style-name="ce35" table:formula="of:=IF([.C102]=FLOOR([.C102];1);[.C102];&quot;&quot;)">
            <text:p/>
          </table:table-cell>
          <table:table-cell table:style-name="ce35" table:formula="of:=IF([.D102]=FLOOR([.D102];1);[.D102];&quot;&quot;)">
            <text:p/>
          </table:table-cell>
          <table:table-cell table:style-name="ce35" table:formula="of:=IF([.E102]=FLOOR([.E102];1);[.E102];&quot;&quot;)">
            <text:p/>
          </table:table-cell>
          <table:table-cell table:style-name="ce42" table:formula="of:=IF([.F102]=FLOOR([.F102];1);[.F102];&quot;&quot;)">
            <text:p/>
          </table:table-cell>
          <table:table-cell office:value-type="float" office:value="86">
            <text:p>86</text:p>
          </table:table-cell>
          <table:table-cell table:style-name="ce39" table:formula="of:=IF([.H102]&lt;&gt;&quot;&quot;;IF([.H102]&lt;[main.$B$25];[.H102];&quot;&quot;);&quot;&quot;)">
            <text:p/>
          </table:table-cell>
          <table:table-cell table:style-name="ce35" table:formula="of:=IF([.I102]&lt;&gt;&quot;&quot;;IF([.I102]&lt;[main.$B$25];[.I102];&quot;&quot;);&quot;&quot;)">
            <text:p/>
          </table:table-cell>
          <table:table-cell table:style-name="ce35" table:formula="of:=IF([.J102]&lt;&gt;&quot;&quot;;IF([.J102]&lt;[main.$B$25];[.J102];&quot;&quot;);&quot;&quot;)">
            <text:p/>
          </table:table-cell>
          <table:table-cell table:style-name="ce35" table:formula="of:=IF([.K102]&lt;&gt;&quot;&quot;;IF([.K102]&lt;[main.$B$25];[.K102];&quot;&quot;);&quot;&quot;)">
            <text:p/>
          </table:table-cell>
          <table:table-cell table:style-name="ce42" table:formula="of:=IF([.L102]&lt;&gt;&quot;&quot;;IF([.L102]&lt;[main.$B$25];[.L10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7">
            <text:p>87</text:p>
          </table:table-cell>
          <table:table-cell table:style-name="ce29" table:formula="of:=1/[main.$B$1]*[.B$7]*[.$A103]/[main.$B$2]" office:value-type="float" office:value="0.0054375">
            <text:p>0,0054375</text:p>
          </table:table-cell>
          <table:table-cell table:style-name="ce29" table:formula="of:=1/[main.$B$1]*[.C$7]*[.$A103]/[main.$B$2]" office:value-type="float" office:value="0.0435">
            <text:p>0,0435</text:p>
          </table:table-cell>
          <table:table-cell table:style-name="ce29" table:formula="of:=1/[main.$B$1]*[.D$7]*[.$A103]/[main.$B$2]" office:value-type="float" office:value="0.348">
            <text:p>0,348</text:p>
          </table:table-cell>
          <table:table-cell table:style-name="ce29" table:formula="of:=1/[main.$B$1]*[.E$7]*[.$A103]/[main.$B$2]" office:value-type="float" office:value="1.392">
            <text:p>1,392</text:p>
          </table:table-cell>
          <table:table-cell table:style-name="ce29" table:formula="of:=1/[main.$B$1]*[.F$7]*[.$A103]/[main.$B$2]" office:value-type="float" office:value="5.568">
            <text:p>5,568</text:p>
          </table:table-cell>
          <table:table-cell office:value-type="float" office:value="87">
            <text:p>87</text:p>
          </table:table-cell>
          <table:table-cell table:style-name="ce39" table:formula="of:=IF([.B103]=FLOOR([.B103];1);[.B103];&quot;&quot;)">
            <text:p/>
          </table:table-cell>
          <table:table-cell table:style-name="ce35" table:formula="of:=IF([.C103]=FLOOR([.C103];1);[.C103];&quot;&quot;)">
            <text:p/>
          </table:table-cell>
          <table:table-cell table:style-name="ce35" table:formula="of:=IF([.D103]=FLOOR([.D103];1);[.D103];&quot;&quot;)">
            <text:p/>
          </table:table-cell>
          <table:table-cell table:style-name="ce35" table:formula="of:=IF([.E103]=FLOOR([.E103];1);[.E103];&quot;&quot;)">
            <text:p/>
          </table:table-cell>
          <table:table-cell table:style-name="ce42" table:formula="of:=IF([.F103]=FLOOR([.F103];1);[.F103];&quot;&quot;)">
            <text:p/>
          </table:table-cell>
          <table:table-cell office:value-type="float" office:value="87">
            <text:p>87</text:p>
          </table:table-cell>
          <table:table-cell table:style-name="ce39" table:formula="of:=IF([.H103]&lt;&gt;&quot;&quot;;IF([.H103]&lt;[main.$B$25];[.H103];&quot;&quot;);&quot;&quot;)">
            <text:p/>
          </table:table-cell>
          <table:table-cell table:style-name="ce35" table:formula="of:=IF([.I103]&lt;&gt;&quot;&quot;;IF([.I103]&lt;[main.$B$25];[.I103];&quot;&quot;);&quot;&quot;)">
            <text:p/>
          </table:table-cell>
          <table:table-cell table:style-name="ce35" table:formula="of:=IF([.J103]&lt;&gt;&quot;&quot;;IF([.J103]&lt;[main.$B$25];[.J103];&quot;&quot;);&quot;&quot;)">
            <text:p/>
          </table:table-cell>
          <table:table-cell table:style-name="ce35" table:formula="of:=IF([.K103]&lt;&gt;&quot;&quot;;IF([.K103]&lt;[main.$B$25];[.K103];&quot;&quot;);&quot;&quot;)">
            <text:p/>
          </table:table-cell>
          <table:table-cell table:style-name="ce42" table:formula="of:=IF([.L103]&lt;&gt;&quot;&quot;;IF([.L103]&lt;[main.$B$25];[.L10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8">
            <text:p>88</text:p>
          </table:table-cell>
          <table:table-cell table:style-name="ce29" table:formula="of:=1/[main.$B$1]*[.B$7]*[.$A104]/[main.$B$2]" office:value-type="float" office:value="0.0055">
            <text:p>0,0055</text:p>
          </table:table-cell>
          <table:table-cell table:style-name="ce29" table:formula="of:=1/[main.$B$1]*[.C$7]*[.$A104]/[main.$B$2]" office:value-type="float" office:value="0.044">
            <text:p>0,044</text:p>
          </table:table-cell>
          <table:table-cell table:style-name="ce29" table:formula="of:=1/[main.$B$1]*[.D$7]*[.$A104]/[main.$B$2]" office:value-type="float" office:value="0.352">
            <text:p>0,352</text:p>
          </table:table-cell>
          <table:table-cell table:style-name="ce29" table:formula="of:=1/[main.$B$1]*[.E$7]*[.$A104]/[main.$B$2]" office:value-type="float" office:value="1.408">
            <text:p>1,408</text:p>
          </table:table-cell>
          <table:table-cell table:style-name="ce29" table:formula="of:=1/[main.$B$1]*[.F$7]*[.$A104]/[main.$B$2]" office:value-type="float" office:value="5.632">
            <text:p>5,632</text:p>
          </table:table-cell>
          <table:table-cell office:value-type="float" office:value="88">
            <text:p>88</text:p>
          </table:table-cell>
          <table:table-cell table:style-name="ce39" table:formula="of:=IF([.B104]=FLOOR([.B104];1);[.B104];&quot;&quot;)">
            <text:p/>
          </table:table-cell>
          <table:table-cell table:style-name="ce35" table:formula="of:=IF([.C104]=FLOOR([.C104];1);[.C104];&quot;&quot;)">
            <text:p/>
          </table:table-cell>
          <table:table-cell table:style-name="ce35" table:formula="of:=IF([.D104]=FLOOR([.D104];1);[.D104];&quot;&quot;)">
            <text:p/>
          </table:table-cell>
          <table:table-cell table:style-name="ce35" table:formula="of:=IF([.E104]=FLOOR([.E104];1);[.E104];&quot;&quot;)">
            <text:p/>
          </table:table-cell>
          <table:table-cell table:style-name="ce42" table:formula="of:=IF([.F104]=FLOOR([.F104];1);[.F104];&quot;&quot;)">
            <text:p/>
          </table:table-cell>
          <table:table-cell office:value-type="float" office:value="88">
            <text:p>88</text:p>
          </table:table-cell>
          <table:table-cell table:style-name="ce39" table:formula="of:=IF([.H104]&lt;&gt;&quot;&quot;;IF([.H104]&lt;[main.$B$25];[.H104];&quot;&quot;);&quot;&quot;)">
            <text:p/>
          </table:table-cell>
          <table:table-cell table:style-name="ce35" table:formula="of:=IF([.I104]&lt;&gt;&quot;&quot;;IF([.I104]&lt;[main.$B$25];[.I104];&quot;&quot;);&quot;&quot;)">
            <text:p/>
          </table:table-cell>
          <table:table-cell table:style-name="ce35" table:formula="of:=IF([.J104]&lt;&gt;&quot;&quot;;IF([.J104]&lt;[main.$B$25];[.J104];&quot;&quot;);&quot;&quot;)">
            <text:p/>
          </table:table-cell>
          <table:table-cell table:style-name="ce35" table:formula="of:=IF([.K104]&lt;&gt;&quot;&quot;;IF([.K104]&lt;[main.$B$25];[.K104];&quot;&quot;);&quot;&quot;)">
            <text:p/>
          </table:table-cell>
          <table:table-cell table:style-name="ce42" table:formula="of:=IF([.L104]&lt;&gt;&quot;&quot;;IF([.L104]&lt;[main.$B$25];[.L10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89">
            <text:p>89</text:p>
          </table:table-cell>
          <table:table-cell table:style-name="ce29" table:formula="of:=1/[main.$B$1]*[.B$7]*[.$A105]/[main.$B$2]" office:value-type="float" office:value="0.0055625">
            <text:p>0,0055625</text:p>
          </table:table-cell>
          <table:table-cell table:style-name="ce29" table:formula="of:=1/[main.$B$1]*[.C$7]*[.$A105]/[main.$B$2]" office:value-type="float" office:value="0.0445">
            <text:p>0,0445</text:p>
          </table:table-cell>
          <table:table-cell table:style-name="ce29" table:formula="of:=1/[main.$B$1]*[.D$7]*[.$A105]/[main.$B$2]" office:value-type="float" office:value="0.356">
            <text:p>0,356</text:p>
          </table:table-cell>
          <table:table-cell table:style-name="ce29" table:formula="of:=1/[main.$B$1]*[.E$7]*[.$A105]/[main.$B$2]" office:value-type="float" office:value="1.424">
            <text:p>1,424</text:p>
          </table:table-cell>
          <table:table-cell table:style-name="ce29" table:formula="of:=1/[main.$B$1]*[.F$7]*[.$A105]/[main.$B$2]" office:value-type="float" office:value="5.696">
            <text:p>5,696</text:p>
          </table:table-cell>
          <table:table-cell office:value-type="float" office:value="89">
            <text:p>89</text:p>
          </table:table-cell>
          <table:table-cell table:style-name="ce39" table:formula="of:=IF([.B105]=FLOOR([.B105];1);[.B105];&quot;&quot;)">
            <text:p/>
          </table:table-cell>
          <table:table-cell table:style-name="ce35" table:formula="of:=IF([.C105]=FLOOR([.C105];1);[.C105];&quot;&quot;)">
            <text:p/>
          </table:table-cell>
          <table:table-cell table:style-name="ce35" table:formula="of:=IF([.D105]=FLOOR([.D105];1);[.D105];&quot;&quot;)">
            <text:p/>
          </table:table-cell>
          <table:table-cell table:style-name="ce35" table:formula="of:=IF([.E105]=FLOOR([.E105];1);[.E105];&quot;&quot;)">
            <text:p/>
          </table:table-cell>
          <table:table-cell table:style-name="ce42" table:formula="of:=IF([.F105]=FLOOR([.F105];1);[.F105];&quot;&quot;)">
            <text:p/>
          </table:table-cell>
          <table:table-cell office:value-type="float" office:value="89">
            <text:p>89</text:p>
          </table:table-cell>
          <table:table-cell table:style-name="ce39" table:formula="of:=IF([.H105]&lt;&gt;&quot;&quot;;IF([.H105]&lt;[main.$B$25];[.H105];&quot;&quot;);&quot;&quot;)">
            <text:p/>
          </table:table-cell>
          <table:table-cell table:style-name="ce35" table:formula="of:=IF([.I105]&lt;&gt;&quot;&quot;;IF([.I105]&lt;[main.$B$25];[.I105];&quot;&quot;);&quot;&quot;)">
            <text:p/>
          </table:table-cell>
          <table:table-cell table:style-name="ce35" table:formula="of:=IF([.J105]&lt;&gt;&quot;&quot;;IF([.J105]&lt;[main.$B$25];[.J105];&quot;&quot;);&quot;&quot;)">
            <text:p/>
          </table:table-cell>
          <table:table-cell table:style-name="ce35" table:formula="of:=IF([.K105]&lt;&gt;&quot;&quot;;IF([.K105]&lt;[main.$B$25];[.K105];&quot;&quot;);&quot;&quot;)">
            <text:p/>
          </table:table-cell>
          <table:table-cell table:style-name="ce42" table:formula="of:=IF([.L105]&lt;&gt;&quot;&quot;;IF([.L105]&lt;[main.$B$25];[.L10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0">
            <text:p>90</text:p>
          </table:table-cell>
          <table:table-cell table:style-name="ce29" table:formula="of:=1/[main.$B$1]*[.B$7]*[.$A106]/[main.$B$2]" office:value-type="float" office:value="0.005625">
            <text:p>0,005625</text:p>
          </table:table-cell>
          <table:table-cell table:style-name="ce29" table:formula="of:=1/[main.$B$1]*[.C$7]*[.$A106]/[main.$B$2]" office:value-type="float" office:value="0.045">
            <text:p>0,045</text:p>
          </table:table-cell>
          <table:table-cell table:style-name="ce29" table:formula="of:=1/[main.$B$1]*[.D$7]*[.$A106]/[main.$B$2]" office:value-type="float" office:value="0.36">
            <text:p>0,36</text:p>
          </table:table-cell>
          <table:table-cell table:style-name="ce29" table:formula="of:=1/[main.$B$1]*[.E$7]*[.$A106]/[main.$B$2]" office:value-type="float" office:value="1.44">
            <text:p>1,44</text:p>
          </table:table-cell>
          <table:table-cell table:style-name="ce29" table:formula="of:=1/[main.$B$1]*[.F$7]*[.$A106]/[main.$B$2]" office:value-type="float" office:value="5.76">
            <text:p>5,76</text:p>
          </table:table-cell>
          <table:table-cell office:value-type="float" office:value="90">
            <text:p>90</text:p>
          </table:table-cell>
          <table:table-cell table:style-name="ce39" table:formula="of:=IF([.B106]=FLOOR([.B106];1);[.B106];&quot;&quot;)">
            <text:p/>
          </table:table-cell>
          <table:table-cell table:style-name="ce35" table:formula="of:=IF([.C106]=FLOOR([.C106];1);[.C106];&quot;&quot;)">
            <text:p/>
          </table:table-cell>
          <table:table-cell table:style-name="ce35" table:formula="of:=IF([.D106]=FLOOR([.D106];1);[.D106];&quot;&quot;)">
            <text:p/>
          </table:table-cell>
          <table:table-cell table:style-name="ce35" table:formula="of:=IF([.E106]=FLOOR([.E106];1);[.E106];&quot;&quot;)">
            <text:p/>
          </table:table-cell>
          <table:table-cell table:style-name="ce42" table:formula="of:=IF([.F106]=FLOOR([.F106];1);[.F106];&quot;&quot;)">
            <text:p/>
          </table:table-cell>
          <table:table-cell office:value-type="float" office:value="90">
            <text:p>90</text:p>
          </table:table-cell>
          <table:table-cell table:style-name="ce39" table:formula="of:=IF([.H106]&lt;&gt;&quot;&quot;;IF([.H106]&lt;[main.$B$25];[.H106];&quot;&quot;);&quot;&quot;)">
            <text:p/>
          </table:table-cell>
          <table:table-cell table:style-name="ce35" table:formula="of:=IF([.I106]&lt;&gt;&quot;&quot;;IF([.I106]&lt;[main.$B$25];[.I106];&quot;&quot;);&quot;&quot;)">
            <text:p/>
          </table:table-cell>
          <table:table-cell table:style-name="ce35" table:formula="of:=IF([.J106]&lt;&gt;&quot;&quot;;IF([.J106]&lt;[main.$B$25];[.J106];&quot;&quot;);&quot;&quot;)">
            <text:p/>
          </table:table-cell>
          <table:table-cell table:style-name="ce35" table:formula="of:=IF([.K106]&lt;&gt;&quot;&quot;;IF([.K106]&lt;[main.$B$25];[.K106];&quot;&quot;);&quot;&quot;)">
            <text:p/>
          </table:table-cell>
          <table:table-cell table:style-name="ce42" table:formula="of:=IF([.L106]&lt;&gt;&quot;&quot;;IF([.L106]&lt;[main.$B$25];[.L10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1">
            <text:p>91</text:p>
          </table:table-cell>
          <table:table-cell table:style-name="ce29" table:formula="of:=1/[main.$B$1]*[.B$7]*[.$A107]/[main.$B$2]" office:value-type="float" office:value="0.0056875">
            <text:p>0,0056875</text:p>
          </table:table-cell>
          <table:table-cell table:style-name="ce29" table:formula="of:=1/[main.$B$1]*[.C$7]*[.$A107]/[main.$B$2]" office:value-type="float" office:value="0.0455">
            <text:p>0,0455</text:p>
          </table:table-cell>
          <table:table-cell table:style-name="ce29" table:formula="of:=1/[main.$B$1]*[.D$7]*[.$A107]/[main.$B$2]" office:value-type="float" office:value="0.364">
            <text:p>0,364</text:p>
          </table:table-cell>
          <table:table-cell table:style-name="ce29" table:formula="of:=1/[main.$B$1]*[.E$7]*[.$A107]/[main.$B$2]" office:value-type="float" office:value="1.456">
            <text:p>1,456</text:p>
          </table:table-cell>
          <table:table-cell table:style-name="ce29" table:formula="of:=1/[main.$B$1]*[.F$7]*[.$A107]/[main.$B$2]" office:value-type="float" office:value="5.824">
            <text:p>5,824</text:p>
          </table:table-cell>
          <table:table-cell office:value-type="float" office:value="91">
            <text:p>91</text:p>
          </table:table-cell>
          <table:table-cell table:style-name="ce39" table:formula="of:=IF([.B107]=FLOOR([.B107];1);[.B107];&quot;&quot;)">
            <text:p/>
          </table:table-cell>
          <table:table-cell table:style-name="ce35" table:formula="of:=IF([.C107]=FLOOR([.C107];1);[.C107];&quot;&quot;)">
            <text:p/>
          </table:table-cell>
          <table:table-cell table:style-name="ce35" table:formula="of:=IF([.D107]=FLOOR([.D107];1);[.D107];&quot;&quot;)">
            <text:p/>
          </table:table-cell>
          <table:table-cell table:style-name="ce35" table:formula="of:=IF([.E107]=FLOOR([.E107];1);[.E107];&quot;&quot;)">
            <text:p/>
          </table:table-cell>
          <table:table-cell table:style-name="ce42" table:formula="of:=IF([.F107]=FLOOR([.F107];1);[.F107];&quot;&quot;)">
            <text:p/>
          </table:table-cell>
          <table:table-cell office:value-type="float" office:value="91">
            <text:p>91</text:p>
          </table:table-cell>
          <table:table-cell table:style-name="ce39" table:formula="of:=IF([.H107]&lt;&gt;&quot;&quot;;IF([.H107]&lt;[main.$B$25];[.H107];&quot;&quot;);&quot;&quot;)">
            <text:p/>
          </table:table-cell>
          <table:table-cell table:style-name="ce35" table:formula="of:=IF([.I107]&lt;&gt;&quot;&quot;;IF([.I107]&lt;[main.$B$25];[.I107];&quot;&quot;);&quot;&quot;)">
            <text:p/>
          </table:table-cell>
          <table:table-cell table:style-name="ce35" table:formula="of:=IF([.J107]&lt;&gt;&quot;&quot;;IF([.J107]&lt;[main.$B$25];[.J107];&quot;&quot;);&quot;&quot;)">
            <text:p/>
          </table:table-cell>
          <table:table-cell table:style-name="ce35" table:formula="of:=IF([.K107]&lt;&gt;&quot;&quot;;IF([.K107]&lt;[main.$B$25];[.K107];&quot;&quot;);&quot;&quot;)">
            <text:p/>
          </table:table-cell>
          <table:table-cell table:style-name="ce42" table:formula="of:=IF([.L107]&lt;&gt;&quot;&quot;;IF([.L107]&lt;[main.$B$25];[.L10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2">
            <text:p>92</text:p>
          </table:table-cell>
          <table:table-cell table:style-name="ce29" table:formula="of:=1/[main.$B$1]*[.B$7]*[.$A108]/[main.$B$2]" office:value-type="float" office:value="0.00575">
            <text:p>0,00575</text:p>
          </table:table-cell>
          <table:table-cell table:style-name="ce29" table:formula="of:=1/[main.$B$1]*[.C$7]*[.$A108]/[main.$B$2]" office:value-type="float" office:value="0.046">
            <text:p>0,046</text:p>
          </table:table-cell>
          <table:table-cell table:style-name="ce29" table:formula="of:=1/[main.$B$1]*[.D$7]*[.$A108]/[main.$B$2]" office:value-type="float" office:value="0.368">
            <text:p>0,368</text:p>
          </table:table-cell>
          <table:table-cell table:style-name="ce29" table:formula="of:=1/[main.$B$1]*[.E$7]*[.$A108]/[main.$B$2]" office:value-type="float" office:value="1.472">
            <text:p>1,472</text:p>
          </table:table-cell>
          <table:table-cell table:style-name="ce29" table:formula="of:=1/[main.$B$1]*[.F$7]*[.$A108]/[main.$B$2]" office:value-type="float" office:value="5.888">
            <text:p>5,888</text:p>
          </table:table-cell>
          <table:table-cell office:value-type="float" office:value="92">
            <text:p>92</text:p>
          </table:table-cell>
          <table:table-cell table:style-name="ce39" table:formula="of:=IF([.B108]=FLOOR([.B108];1);[.B108];&quot;&quot;)">
            <text:p/>
          </table:table-cell>
          <table:table-cell table:style-name="ce35" table:formula="of:=IF([.C108]=FLOOR([.C108];1);[.C108];&quot;&quot;)">
            <text:p/>
          </table:table-cell>
          <table:table-cell table:style-name="ce35" table:formula="of:=IF([.D108]=FLOOR([.D108];1);[.D108];&quot;&quot;)">
            <text:p/>
          </table:table-cell>
          <table:table-cell table:style-name="ce35" table:formula="of:=IF([.E108]=FLOOR([.E108];1);[.E108];&quot;&quot;)">
            <text:p/>
          </table:table-cell>
          <table:table-cell table:style-name="ce42" table:formula="of:=IF([.F108]=FLOOR([.F108];1);[.F108];&quot;&quot;)">
            <text:p/>
          </table:table-cell>
          <table:table-cell office:value-type="float" office:value="92">
            <text:p>92</text:p>
          </table:table-cell>
          <table:table-cell table:style-name="ce39" table:formula="of:=IF([.H108]&lt;&gt;&quot;&quot;;IF([.H108]&lt;[main.$B$25];[.H108];&quot;&quot;);&quot;&quot;)">
            <text:p/>
          </table:table-cell>
          <table:table-cell table:style-name="ce35" table:formula="of:=IF([.I108]&lt;&gt;&quot;&quot;;IF([.I108]&lt;[main.$B$25];[.I108];&quot;&quot;);&quot;&quot;)">
            <text:p/>
          </table:table-cell>
          <table:table-cell table:style-name="ce35" table:formula="of:=IF([.J108]&lt;&gt;&quot;&quot;;IF([.J108]&lt;[main.$B$25];[.J108];&quot;&quot;);&quot;&quot;)">
            <text:p/>
          </table:table-cell>
          <table:table-cell table:style-name="ce35" table:formula="of:=IF([.K108]&lt;&gt;&quot;&quot;;IF([.K108]&lt;[main.$B$25];[.K108];&quot;&quot;);&quot;&quot;)">
            <text:p/>
          </table:table-cell>
          <table:table-cell table:style-name="ce42" table:formula="of:=IF([.L108]&lt;&gt;&quot;&quot;;IF([.L108]&lt;[main.$B$25];[.L10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3">
            <text:p>93</text:p>
          </table:table-cell>
          <table:table-cell table:style-name="ce29" table:formula="of:=1/[main.$B$1]*[.B$7]*[.$A109]/[main.$B$2]" office:value-type="float" office:value="0.0058125">
            <text:p>0,0058125</text:p>
          </table:table-cell>
          <table:table-cell table:style-name="ce29" table:formula="of:=1/[main.$B$1]*[.C$7]*[.$A109]/[main.$B$2]" office:value-type="float" office:value="0.0465">
            <text:p>0,0465</text:p>
          </table:table-cell>
          <table:table-cell table:style-name="ce29" table:formula="of:=1/[main.$B$1]*[.D$7]*[.$A109]/[main.$B$2]" office:value-type="float" office:value="0.372">
            <text:p>0,372</text:p>
          </table:table-cell>
          <table:table-cell table:style-name="ce29" table:formula="of:=1/[main.$B$1]*[.E$7]*[.$A109]/[main.$B$2]" office:value-type="float" office:value="1.488">
            <text:p>1,488</text:p>
          </table:table-cell>
          <table:table-cell table:style-name="ce29" table:formula="of:=1/[main.$B$1]*[.F$7]*[.$A109]/[main.$B$2]" office:value-type="float" office:value="5.952">
            <text:p>5,952</text:p>
          </table:table-cell>
          <table:table-cell office:value-type="float" office:value="93">
            <text:p>93</text:p>
          </table:table-cell>
          <table:table-cell table:style-name="ce39" table:formula="of:=IF([.B109]=FLOOR([.B109];1);[.B109];&quot;&quot;)">
            <text:p/>
          </table:table-cell>
          <table:table-cell table:style-name="ce35" table:formula="of:=IF([.C109]=FLOOR([.C109];1);[.C109];&quot;&quot;)">
            <text:p/>
          </table:table-cell>
          <table:table-cell table:style-name="ce35" table:formula="of:=IF([.D109]=FLOOR([.D109];1);[.D109];&quot;&quot;)">
            <text:p/>
          </table:table-cell>
          <table:table-cell table:style-name="ce35" table:formula="of:=IF([.E109]=FLOOR([.E109];1);[.E109];&quot;&quot;)">
            <text:p/>
          </table:table-cell>
          <table:table-cell table:style-name="ce42" table:formula="of:=IF([.F109]=FLOOR([.F109];1);[.F109];&quot;&quot;)">
            <text:p/>
          </table:table-cell>
          <table:table-cell office:value-type="float" office:value="93">
            <text:p>93</text:p>
          </table:table-cell>
          <table:table-cell table:style-name="ce39" table:formula="of:=IF([.H109]&lt;&gt;&quot;&quot;;IF([.H109]&lt;[main.$B$25];[.H109];&quot;&quot;);&quot;&quot;)">
            <text:p/>
          </table:table-cell>
          <table:table-cell table:style-name="ce35" table:formula="of:=IF([.I109]&lt;&gt;&quot;&quot;;IF([.I109]&lt;[main.$B$25];[.I109];&quot;&quot;);&quot;&quot;)">
            <text:p/>
          </table:table-cell>
          <table:table-cell table:style-name="ce35" table:formula="of:=IF([.J109]&lt;&gt;&quot;&quot;;IF([.J109]&lt;[main.$B$25];[.J109];&quot;&quot;);&quot;&quot;)">
            <text:p/>
          </table:table-cell>
          <table:table-cell table:style-name="ce35" table:formula="of:=IF([.K109]&lt;&gt;&quot;&quot;;IF([.K109]&lt;[main.$B$25];[.K109];&quot;&quot;);&quot;&quot;)">
            <text:p/>
          </table:table-cell>
          <table:table-cell table:style-name="ce42" table:formula="of:=IF([.L109]&lt;&gt;&quot;&quot;;IF([.L109]&lt;[main.$B$25];[.L10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4">
            <text:p>94</text:p>
          </table:table-cell>
          <table:table-cell table:style-name="ce29" table:formula="of:=1/[main.$B$1]*[.B$7]*[.$A110]/[main.$B$2]" office:value-type="float" office:value="0.005875">
            <text:p>0,005875</text:p>
          </table:table-cell>
          <table:table-cell table:style-name="ce29" table:formula="of:=1/[main.$B$1]*[.C$7]*[.$A110]/[main.$B$2]" office:value-type="float" office:value="0.047">
            <text:p>0,047</text:p>
          </table:table-cell>
          <table:table-cell table:style-name="ce29" table:formula="of:=1/[main.$B$1]*[.D$7]*[.$A110]/[main.$B$2]" office:value-type="float" office:value="0.376">
            <text:p>0,376</text:p>
          </table:table-cell>
          <table:table-cell table:style-name="ce29" table:formula="of:=1/[main.$B$1]*[.E$7]*[.$A110]/[main.$B$2]" office:value-type="float" office:value="1.504">
            <text:p>1,504</text:p>
          </table:table-cell>
          <table:table-cell table:style-name="ce29" table:formula="of:=1/[main.$B$1]*[.F$7]*[.$A110]/[main.$B$2]" office:value-type="float" office:value="6.016">
            <text:p>6,016</text:p>
          </table:table-cell>
          <table:table-cell office:value-type="float" office:value="94">
            <text:p>94</text:p>
          </table:table-cell>
          <table:table-cell table:style-name="ce39" table:formula="of:=IF([.B110]=FLOOR([.B110];1);[.B110];&quot;&quot;)">
            <text:p/>
          </table:table-cell>
          <table:table-cell table:style-name="ce35" table:formula="of:=IF([.C110]=FLOOR([.C110];1);[.C110];&quot;&quot;)">
            <text:p/>
          </table:table-cell>
          <table:table-cell table:style-name="ce35" table:formula="of:=IF([.D110]=FLOOR([.D110];1);[.D110];&quot;&quot;)">
            <text:p/>
          </table:table-cell>
          <table:table-cell table:style-name="ce35" table:formula="of:=IF([.E110]=FLOOR([.E110];1);[.E110];&quot;&quot;)">
            <text:p/>
          </table:table-cell>
          <table:table-cell table:style-name="ce42" table:formula="of:=IF([.F110]=FLOOR([.F110];1);[.F110];&quot;&quot;)">
            <text:p/>
          </table:table-cell>
          <table:table-cell office:value-type="float" office:value="94">
            <text:p>94</text:p>
          </table:table-cell>
          <table:table-cell table:style-name="ce39" table:formula="of:=IF([.H110]&lt;&gt;&quot;&quot;;IF([.H110]&lt;[main.$B$25];[.H110];&quot;&quot;);&quot;&quot;)">
            <text:p/>
          </table:table-cell>
          <table:table-cell table:style-name="ce35" table:formula="of:=IF([.I110]&lt;&gt;&quot;&quot;;IF([.I110]&lt;[main.$B$25];[.I110];&quot;&quot;);&quot;&quot;)">
            <text:p/>
          </table:table-cell>
          <table:table-cell table:style-name="ce35" table:formula="of:=IF([.J110]&lt;&gt;&quot;&quot;;IF([.J110]&lt;[main.$B$25];[.J110];&quot;&quot;);&quot;&quot;)">
            <text:p/>
          </table:table-cell>
          <table:table-cell table:style-name="ce35" table:formula="of:=IF([.K110]&lt;&gt;&quot;&quot;;IF([.K110]&lt;[main.$B$25];[.K110];&quot;&quot;);&quot;&quot;)">
            <text:p/>
          </table:table-cell>
          <table:table-cell table:style-name="ce42" table:formula="of:=IF([.L110]&lt;&gt;&quot;&quot;;IF([.L110]&lt;[main.$B$25];[.L11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5">
            <text:p>95</text:p>
          </table:table-cell>
          <table:table-cell table:style-name="ce29" table:formula="of:=1/[main.$B$1]*[.B$7]*[.$A111]/[main.$B$2]" office:value-type="float" office:value="0.0059375">
            <text:p>0,0059375</text:p>
          </table:table-cell>
          <table:table-cell table:style-name="ce29" table:formula="of:=1/[main.$B$1]*[.C$7]*[.$A111]/[main.$B$2]" office:value-type="float" office:value="0.0475">
            <text:p>0,0475</text:p>
          </table:table-cell>
          <table:table-cell table:style-name="ce29" table:formula="of:=1/[main.$B$1]*[.D$7]*[.$A111]/[main.$B$2]" office:value-type="float" office:value="0.38">
            <text:p>0,38</text:p>
          </table:table-cell>
          <table:table-cell table:style-name="ce29" table:formula="of:=1/[main.$B$1]*[.E$7]*[.$A111]/[main.$B$2]" office:value-type="float" office:value="1.52">
            <text:p>1,52</text:p>
          </table:table-cell>
          <table:table-cell table:style-name="ce29" table:formula="of:=1/[main.$B$1]*[.F$7]*[.$A111]/[main.$B$2]" office:value-type="float" office:value="6.08">
            <text:p>6,08</text:p>
          </table:table-cell>
          <table:table-cell office:value-type="float" office:value="95">
            <text:p>95</text:p>
          </table:table-cell>
          <table:table-cell table:style-name="ce39" table:formula="of:=IF([.B111]=FLOOR([.B111];1);[.B111];&quot;&quot;)">
            <text:p/>
          </table:table-cell>
          <table:table-cell table:style-name="ce35" table:formula="of:=IF([.C111]=FLOOR([.C111];1);[.C111];&quot;&quot;)">
            <text:p/>
          </table:table-cell>
          <table:table-cell table:style-name="ce35" table:formula="of:=IF([.D111]=FLOOR([.D111];1);[.D111];&quot;&quot;)">
            <text:p/>
          </table:table-cell>
          <table:table-cell table:style-name="ce35" table:formula="of:=IF([.E111]=FLOOR([.E111];1);[.E111];&quot;&quot;)">
            <text:p/>
          </table:table-cell>
          <table:table-cell table:style-name="ce42" table:formula="of:=IF([.F111]=FLOOR([.F111];1);[.F111];&quot;&quot;)">
            <text:p/>
          </table:table-cell>
          <table:table-cell office:value-type="float" office:value="95">
            <text:p>95</text:p>
          </table:table-cell>
          <table:table-cell table:style-name="ce39" table:formula="of:=IF([.H111]&lt;&gt;&quot;&quot;;IF([.H111]&lt;[main.$B$25];[.H111];&quot;&quot;);&quot;&quot;)">
            <text:p/>
          </table:table-cell>
          <table:table-cell table:style-name="ce35" table:formula="of:=IF([.I111]&lt;&gt;&quot;&quot;;IF([.I111]&lt;[main.$B$25];[.I111];&quot;&quot;);&quot;&quot;)">
            <text:p/>
          </table:table-cell>
          <table:table-cell table:style-name="ce35" table:formula="of:=IF([.J111]&lt;&gt;&quot;&quot;;IF([.J111]&lt;[main.$B$25];[.J111];&quot;&quot;);&quot;&quot;)">
            <text:p/>
          </table:table-cell>
          <table:table-cell table:style-name="ce35" table:formula="of:=IF([.K111]&lt;&gt;&quot;&quot;;IF([.K111]&lt;[main.$B$25];[.K111];&quot;&quot;);&quot;&quot;)">
            <text:p/>
          </table:table-cell>
          <table:table-cell table:style-name="ce42" table:formula="of:=IF([.L111]&lt;&gt;&quot;&quot;;IF([.L111]&lt;[main.$B$25];[.L11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6">
            <text:p>96</text:p>
          </table:table-cell>
          <table:table-cell table:style-name="ce29" table:formula="of:=1/[main.$B$1]*[.B$7]*[.$A112]/[main.$B$2]" office:value-type="float" office:value="0.006">
            <text:p>0,006</text:p>
          </table:table-cell>
          <table:table-cell table:style-name="ce29" table:formula="of:=1/[main.$B$1]*[.C$7]*[.$A112]/[main.$B$2]" office:value-type="float" office:value="0.048">
            <text:p>0,048</text:p>
          </table:table-cell>
          <table:table-cell table:style-name="ce29" table:formula="of:=1/[main.$B$1]*[.D$7]*[.$A112]/[main.$B$2]" office:value-type="float" office:value="0.384">
            <text:p>0,384</text:p>
          </table:table-cell>
          <table:table-cell table:style-name="ce29" table:formula="of:=1/[main.$B$1]*[.E$7]*[.$A112]/[main.$B$2]" office:value-type="float" office:value="1.536">
            <text:p>1,536</text:p>
          </table:table-cell>
          <table:table-cell table:style-name="ce29" table:formula="of:=1/[main.$B$1]*[.F$7]*[.$A112]/[main.$B$2]" office:value-type="float" office:value="6.144">
            <text:p>6,144</text:p>
          </table:table-cell>
          <table:table-cell office:value-type="float" office:value="96">
            <text:p>96</text:p>
          </table:table-cell>
          <table:table-cell table:style-name="ce39" table:formula="of:=IF([.B112]=FLOOR([.B112];1);[.B112];&quot;&quot;)">
            <text:p/>
          </table:table-cell>
          <table:table-cell table:style-name="ce35" table:formula="of:=IF([.C112]=FLOOR([.C112];1);[.C112];&quot;&quot;)">
            <text:p/>
          </table:table-cell>
          <table:table-cell table:style-name="ce35" table:formula="of:=IF([.D112]=FLOOR([.D112];1);[.D112];&quot;&quot;)">
            <text:p/>
          </table:table-cell>
          <table:table-cell table:style-name="ce35" table:formula="of:=IF([.E112]=FLOOR([.E112];1);[.E112];&quot;&quot;)">
            <text:p/>
          </table:table-cell>
          <table:table-cell table:style-name="ce42" table:formula="of:=IF([.F112]=FLOOR([.F112];1);[.F112];&quot;&quot;)">
            <text:p/>
          </table:table-cell>
          <table:table-cell office:value-type="float" office:value="96">
            <text:p>96</text:p>
          </table:table-cell>
          <table:table-cell table:style-name="ce39" table:formula="of:=IF([.H112]&lt;&gt;&quot;&quot;;IF([.H112]&lt;[main.$B$25];[.H112];&quot;&quot;);&quot;&quot;)">
            <text:p/>
          </table:table-cell>
          <table:table-cell table:style-name="ce35" table:formula="of:=IF([.I112]&lt;&gt;&quot;&quot;;IF([.I112]&lt;[main.$B$25];[.I112];&quot;&quot;);&quot;&quot;)">
            <text:p/>
          </table:table-cell>
          <table:table-cell table:style-name="ce35" table:formula="of:=IF([.J112]&lt;&gt;&quot;&quot;;IF([.J112]&lt;[main.$B$25];[.J112];&quot;&quot;);&quot;&quot;)">
            <text:p/>
          </table:table-cell>
          <table:table-cell table:style-name="ce35" table:formula="of:=IF([.K112]&lt;&gt;&quot;&quot;;IF([.K112]&lt;[main.$B$25];[.K112];&quot;&quot;);&quot;&quot;)">
            <text:p/>
          </table:table-cell>
          <table:table-cell table:style-name="ce42" table:formula="of:=IF([.L112]&lt;&gt;&quot;&quot;;IF([.L112]&lt;[main.$B$25];[.L11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7">
            <text:p>97</text:p>
          </table:table-cell>
          <table:table-cell table:style-name="ce29" table:formula="of:=1/[main.$B$1]*[.B$7]*[.$A113]/[main.$B$2]" office:value-type="float" office:value="0.0060625">
            <text:p>0,0060625</text:p>
          </table:table-cell>
          <table:table-cell table:style-name="ce29" table:formula="of:=1/[main.$B$1]*[.C$7]*[.$A113]/[main.$B$2]" office:value-type="float" office:value="0.0485">
            <text:p>0,0485</text:p>
          </table:table-cell>
          <table:table-cell table:style-name="ce29" table:formula="of:=1/[main.$B$1]*[.D$7]*[.$A113]/[main.$B$2]" office:value-type="float" office:value="0.388">
            <text:p>0,388</text:p>
          </table:table-cell>
          <table:table-cell table:style-name="ce29" table:formula="of:=1/[main.$B$1]*[.E$7]*[.$A113]/[main.$B$2]" office:value-type="float" office:value="1.552">
            <text:p>1,552</text:p>
          </table:table-cell>
          <table:table-cell table:style-name="ce29" table:formula="of:=1/[main.$B$1]*[.F$7]*[.$A113]/[main.$B$2]" office:value-type="float" office:value="6.208">
            <text:p>6,208</text:p>
          </table:table-cell>
          <table:table-cell office:value-type="float" office:value="97">
            <text:p>97</text:p>
          </table:table-cell>
          <table:table-cell table:style-name="ce39" table:formula="of:=IF([.B113]=FLOOR([.B113];1);[.B113];&quot;&quot;)">
            <text:p/>
          </table:table-cell>
          <table:table-cell table:style-name="ce35" table:formula="of:=IF([.C113]=FLOOR([.C113];1);[.C113];&quot;&quot;)">
            <text:p/>
          </table:table-cell>
          <table:table-cell table:style-name="ce35" table:formula="of:=IF([.D113]=FLOOR([.D113];1);[.D113];&quot;&quot;)">
            <text:p/>
          </table:table-cell>
          <table:table-cell table:style-name="ce35" table:formula="of:=IF([.E113]=FLOOR([.E113];1);[.E113];&quot;&quot;)">
            <text:p/>
          </table:table-cell>
          <table:table-cell table:style-name="ce42" table:formula="of:=IF([.F113]=FLOOR([.F113];1);[.F113];&quot;&quot;)">
            <text:p/>
          </table:table-cell>
          <table:table-cell office:value-type="float" office:value="97">
            <text:p>97</text:p>
          </table:table-cell>
          <table:table-cell table:style-name="ce39" table:formula="of:=IF([.H113]&lt;&gt;&quot;&quot;;IF([.H113]&lt;[main.$B$25];[.H113];&quot;&quot;);&quot;&quot;)">
            <text:p/>
          </table:table-cell>
          <table:table-cell table:style-name="ce35" table:formula="of:=IF([.I113]&lt;&gt;&quot;&quot;;IF([.I113]&lt;[main.$B$25];[.I113];&quot;&quot;);&quot;&quot;)">
            <text:p/>
          </table:table-cell>
          <table:table-cell table:style-name="ce35" table:formula="of:=IF([.J113]&lt;&gt;&quot;&quot;;IF([.J113]&lt;[main.$B$25];[.J113];&quot;&quot;);&quot;&quot;)">
            <text:p/>
          </table:table-cell>
          <table:table-cell table:style-name="ce35" table:formula="of:=IF([.K113]&lt;&gt;&quot;&quot;;IF([.K113]&lt;[main.$B$25];[.K113];&quot;&quot;);&quot;&quot;)">
            <text:p/>
          </table:table-cell>
          <table:table-cell table:style-name="ce42" table:formula="of:=IF([.L113]&lt;&gt;&quot;&quot;;IF([.L113]&lt;[main.$B$25];[.L11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8">
            <text:p>98</text:p>
          </table:table-cell>
          <table:table-cell table:style-name="ce29" table:formula="of:=1/[main.$B$1]*[.B$7]*[.$A114]/[main.$B$2]" office:value-type="float" office:value="0.006125">
            <text:p>0,006125</text:p>
          </table:table-cell>
          <table:table-cell table:style-name="ce29" table:formula="of:=1/[main.$B$1]*[.C$7]*[.$A114]/[main.$B$2]" office:value-type="float" office:value="0.049">
            <text:p>0,049</text:p>
          </table:table-cell>
          <table:table-cell table:style-name="ce29" table:formula="of:=1/[main.$B$1]*[.D$7]*[.$A114]/[main.$B$2]" office:value-type="float" office:value="0.392">
            <text:p>0,392</text:p>
          </table:table-cell>
          <table:table-cell table:style-name="ce29" table:formula="of:=1/[main.$B$1]*[.E$7]*[.$A114]/[main.$B$2]" office:value-type="float" office:value="1.568">
            <text:p>1,568</text:p>
          </table:table-cell>
          <table:table-cell table:style-name="ce29" table:formula="of:=1/[main.$B$1]*[.F$7]*[.$A114]/[main.$B$2]" office:value-type="float" office:value="6.272">
            <text:p>6,272</text:p>
          </table:table-cell>
          <table:table-cell office:value-type="float" office:value="98">
            <text:p>98</text:p>
          </table:table-cell>
          <table:table-cell table:style-name="ce39" table:formula="of:=IF([.B114]=FLOOR([.B114];1);[.B114];&quot;&quot;)">
            <text:p/>
          </table:table-cell>
          <table:table-cell table:style-name="ce35" table:formula="of:=IF([.C114]=FLOOR([.C114];1);[.C114];&quot;&quot;)">
            <text:p/>
          </table:table-cell>
          <table:table-cell table:style-name="ce35" table:formula="of:=IF([.D114]=FLOOR([.D114];1);[.D114];&quot;&quot;)">
            <text:p/>
          </table:table-cell>
          <table:table-cell table:style-name="ce35" table:formula="of:=IF([.E114]=FLOOR([.E114];1);[.E114];&quot;&quot;)">
            <text:p/>
          </table:table-cell>
          <table:table-cell table:style-name="ce42" table:formula="of:=IF([.F114]=FLOOR([.F114];1);[.F114];&quot;&quot;)">
            <text:p/>
          </table:table-cell>
          <table:table-cell office:value-type="float" office:value="98">
            <text:p>98</text:p>
          </table:table-cell>
          <table:table-cell table:style-name="ce39" table:formula="of:=IF([.H114]&lt;&gt;&quot;&quot;;IF([.H114]&lt;[main.$B$25];[.H114];&quot;&quot;);&quot;&quot;)">
            <text:p/>
          </table:table-cell>
          <table:table-cell table:style-name="ce35" table:formula="of:=IF([.I114]&lt;&gt;&quot;&quot;;IF([.I114]&lt;[main.$B$25];[.I114];&quot;&quot;);&quot;&quot;)">
            <text:p/>
          </table:table-cell>
          <table:table-cell table:style-name="ce35" table:formula="of:=IF([.J114]&lt;&gt;&quot;&quot;;IF([.J114]&lt;[main.$B$25];[.J114];&quot;&quot;);&quot;&quot;)">
            <text:p/>
          </table:table-cell>
          <table:table-cell table:style-name="ce35" table:formula="of:=IF([.K114]&lt;&gt;&quot;&quot;;IF([.K114]&lt;[main.$B$25];[.K114];&quot;&quot;);&quot;&quot;)">
            <text:p/>
          </table:table-cell>
          <table:table-cell table:style-name="ce42" table:formula="of:=IF([.L114]&lt;&gt;&quot;&quot;;IF([.L114]&lt;[main.$B$25];[.L11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99">
            <text:p>99</text:p>
          </table:table-cell>
          <table:table-cell table:style-name="ce29" table:formula="of:=1/[main.$B$1]*[.B$7]*[.$A115]/[main.$B$2]" office:value-type="float" office:value="0.0061875">
            <text:p>0,0061875</text:p>
          </table:table-cell>
          <table:table-cell table:style-name="ce29" table:formula="of:=1/[main.$B$1]*[.C$7]*[.$A115]/[main.$B$2]" office:value-type="float" office:value="0.0495">
            <text:p>0,0495</text:p>
          </table:table-cell>
          <table:table-cell table:style-name="ce29" table:formula="of:=1/[main.$B$1]*[.D$7]*[.$A115]/[main.$B$2]" office:value-type="float" office:value="0.396">
            <text:p>0,396</text:p>
          </table:table-cell>
          <table:table-cell table:style-name="ce29" table:formula="of:=1/[main.$B$1]*[.E$7]*[.$A115]/[main.$B$2]" office:value-type="float" office:value="1.584">
            <text:p>1,584</text:p>
          </table:table-cell>
          <table:table-cell table:style-name="ce29" table:formula="of:=1/[main.$B$1]*[.F$7]*[.$A115]/[main.$B$2]" office:value-type="float" office:value="6.336">
            <text:p>6,336</text:p>
          </table:table-cell>
          <table:table-cell office:value-type="float" office:value="99">
            <text:p>99</text:p>
          </table:table-cell>
          <table:table-cell table:style-name="ce39" table:formula="of:=IF([.B115]=FLOOR([.B115];1);[.B115];&quot;&quot;)">
            <text:p/>
          </table:table-cell>
          <table:table-cell table:style-name="ce35" table:formula="of:=IF([.C115]=FLOOR([.C115];1);[.C115];&quot;&quot;)">
            <text:p/>
          </table:table-cell>
          <table:table-cell table:style-name="ce35" table:formula="of:=IF([.D115]=FLOOR([.D115];1);[.D115];&quot;&quot;)">
            <text:p/>
          </table:table-cell>
          <table:table-cell table:style-name="ce35" table:formula="of:=IF([.E115]=FLOOR([.E115];1);[.E115];&quot;&quot;)">
            <text:p/>
          </table:table-cell>
          <table:table-cell table:style-name="ce42" table:formula="of:=IF([.F115]=FLOOR([.F115];1);[.F115];&quot;&quot;)">
            <text:p/>
          </table:table-cell>
          <table:table-cell office:value-type="float" office:value="99">
            <text:p>99</text:p>
          </table:table-cell>
          <table:table-cell table:style-name="ce39" table:formula="of:=IF([.H115]&lt;&gt;&quot;&quot;;IF([.H115]&lt;[main.$B$25];[.H115];&quot;&quot;);&quot;&quot;)">
            <text:p/>
          </table:table-cell>
          <table:table-cell table:style-name="ce35" table:formula="of:=IF([.I115]&lt;&gt;&quot;&quot;;IF([.I115]&lt;[main.$B$25];[.I115];&quot;&quot;);&quot;&quot;)">
            <text:p/>
          </table:table-cell>
          <table:table-cell table:style-name="ce35" table:formula="of:=IF([.J115]&lt;&gt;&quot;&quot;;IF([.J115]&lt;[main.$B$25];[.J115];&quot;&quot;);&quot;&quot;)">
            <text:p/>
          </table:table-cell>
          <table:table-cell table:style-name="ce35" table:formula="of:=IF([.K115]&lt;&gt;&quot;&quot;;IF([.K115]&lt;[main.$B$25];[.K115];&quot;&quot;);&quot;&quot;)">
            <text:p/>
          </table:table-cell>
          <table:table-cell table:style-name="ce42" table:formula="of:=IF([.L115]&lt;&gt;&quot;&quot;;IF([.L115]&lt;[main.$B$25];[.L11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0">
            <text:p>100</text:p>
          </table:table-cell>
          <table:table-cell table:style-name="ce29" table:formula="of:=1/[main.$B$1]*[.B$7]*[.$A116]/[main.$B$2]" office:value-type="float" office:value="0.00625">
            <text:p>0,00625</text:p>
          </table:table-cell>
          <table:table-cell table:style-name="ce29" table:formula="of:=1/[main.$B$1]*[.C$7]*[.$A116]/[main.$B$2]" office:value-type="float" office:value="0.05">
            <text:p>0,05</text:p>
          </table:table-cell>
          <table:table-cell table:style-name="ce29" table:formula="of:=1/[main.$B$1]*[.D$7]*[.$A116]/[main.$B$2]" office:value-type="float" office:value="0.4">
            <text:p>0,4</text:p>
          </table:table-cell>
          <table:table-cell table:style-name="ce29" table:formula="of:=1/[main.$B$1]*[.E$7]*[.$A116]/[main.$B$2]" office:value-type="float" office:value="1.6">
            <text:p>1,6</text:p>
          </table:table-cell>
          <table:table-cell table:style-name="ce29" table:formula="of:=1/[main.$B$1]*[.F$7]*[.$A116]/[main.$B$2]" office:value-type="float" office:value="6.4">
            <text:p>6,4</text:p>
          </table:table-cell>
          <table:table-cell office:value-type="float" office:value="100">
            <text:p>100</text:p>
          </table:table-cell>
          <table:table-cell table:style-name="ce39" table:formula="of:=IF([.B116]=FLOOR([.B116];1);[.B116];&quot;&quot;)">
            <text:p/>
          </table:table-cell>
          <table:table-cell table:style-name="ce35" table:formula="of:=IF([.C116]=FLOOR([.C116];1);[.C116];&quot;&quot;)">
            <text:p/>
          </table:table-cell>
          <table:table-cell table:style-name="ce35" table:formula="of:=IF([.D116]=FLOOR([.D116];1);[.D116];&quot;&quot;)">
            <text:p/>
          </table:table-cell>
          <table:table-cell table:style-name="ce35" table:formula="of:=IF([.E116]=FLOOR([.E116];1);[.E116];&quot;&quot;)">
            <text:p/>
          </table:table-cell>
          <table:table-cell table:style-name="ce42" table:formula="of:=IF([.F116]=FLOOR([.F116];1);[.F116];&quot;&quot;)">
            <text:p/>
          </table:table-cell>
          <table:table-cell office:value-type="float" office:value="100">
            <text:p>100</text:p>
          </table:table-cell>
          <table:table-cell table:style-name="ce39" table:formula="of:=IF([.H116]&lt;&gt;&quot;&quot;;IF([.H116]&lt;[main.$B$25];[.H116];&quot;&quot;);&quot;&quot;)">
            <text:p/>
          </table:table-cell>
          <table:table-cell table:style-name="ce35" table:formula="of:=IF([.I116]&lt;&gt;&quot;&quot;;IF([.I116]&lt;[main.$B$25];[.I116];&quot;&quot;);&quot;&quot;)">
            <text:p/>
          </table:table-cell>
          <table:table-cell table:style-name="ce35" table:formula="of:=IF([.J116]&lt;&gt;&quot;&quot;;IF([.J116]&lt;[main.$B$25];[.J116];&quot;&quot;);&quot;&quot;)">
            <text:p/>
          </table:table-cell>
          <table:table-cell table:style-name="ce35" table:formula="of:=IF([.K116]&lt;&gt;&quot;&quot;;IF([.K116]&lt;[main.$B$25];[.K116];&quot;&quot;);&quot;&quot;)">
            <text:p/>
          </table:table-cell>
          <table:table-cell table:style-name="ce42" table:formula="of:=IF([.L116]&lt;&gt;&quot;&quot;;IF([.L116]&lt;[main.$B$25];[.L11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1">
            <text:p>101</text:p>
          </table:table-cell>
          <table:table-cell table:style-name="ce29" table:formula="of:=1/[main.$B$1]*[.B$7]*[.$A117]/[main.$B$2]" office:value-type="float" office:value="0.0063125">
            <text:p>0,0063125</text:p>
          </table:table-cell>
          <table:table-cell table:style-name="ce29" table:formula="of:=1/[main.$B$1]*[.C$7]*[.$A117]/[main.$B$2]" office:value-type="float" office:value="0.0505">
            <text:p>0,0505</text:p>
          </table:table-cell>
          <table:table-cell table:style-name="ce29" table:formula="of:=1/[main.$B$1]*[.D$7]*[.$A117]/[main.$B$2]" office:value-type="float" office:value="0.404">
            <text:p>0,404</text:p>
          </table:table-cell>
          <table:table-cell table:style-name="ce29" table:formula="of:=1/[main.$B$1]*[.E$7]*[.$A117]/[main.$B$2]" office:value-type="float" office:value="1.616">
            <text:p>1,616</text:p>
          </table:table-cell>
          <table:table-cell table:style-name="ce29" table:formula="of:=1/[main.$B$1]*[.F$7]*[.$A117]/[main.$B$2]" office:value-type="float" office:value="6.464">
            <text:p>6,464</text:p>
          </table:table-cell>
          <table:table-cell office:value-type="float" office:value="101">
            <text:p>101</text:p>
          </table:table-cell>
          <table:table-cell table:style-name="ce39" table:formula="of:=IF([.B117]=FLOOR([.B117];1);[.B117];&quot;&quot;)">
            <text:p/>
          </table:table-cell>
          <table:table-cell table:style-name="ce35" table:formula="of:=IF([.C117]=FLOOR([.C117];1);[.C117];&quot;&quot;)">
            <text:p/>
          </table:table-cell>
          <table:table-cell table:style-name="ce35" table:formula="of:=IF([.D117]=FLOOR([.D117];1);[.D117];&quot;&quot;)">
            <text:p/>
          </table:table-cell>
          <table:table-cell table:style-name="ce35" table:formula="of:=IF([.E117]=FLOOR([.E117];1);[.E117];&quot;&quot;)">
            <text:p/>
          </table:table-cell>
          <table:table-cell table:style-name="ce42" table:formula="of:=IF([.F117]=FLOOR([.F117];1);[.F117];&quot;&quot;)">
            <text:p/>
          </table:table-cell>
          <table:table-cell office:value-type="float" office:value="101">
            <text:p>101</text:p>
          </table:table-cell>
          <table:table-cell table:style-name="ce39" table:formula="of:=IF([.H117]&lt;&gt;&quot;&quot;;IF([.H117]&lt;[main.$B$25];[.H117];&quot;&quot;);&quot;&quot;)">
            <text:p/>
          </table:table-cell>
          <table:table-cell table:style-name="ce35" table:formula="of:=IF([.I117]&lt;&gt;&quot;&quot;;IF([.I117]&lt;[main.$B$25];[.I117];&quot;&quot;);&quot;&quot;)">
            <text:p/>
          </table:table-cell>
          <table:table-cell table:style-name="ce35" table:formula="of:=IF([.J117]&lt;&gt;&quot;&quot;;IF([.J117]&lt;[main.$B$25];[.J117];&quot;&quot;);&quot;&quot;)">
            <text:p/>
          </table:table-cell>
          <table:table-cell table:style-name="ce35" table:formula="of:=IF([.K117]&lt;&gt;&quot;&quot;;IF([.K117]&lt;[main.$B$25];[.K117];&quot;&quot;);&quot;&quot;)">
            <text:p/>
          </table:table-cell>
          <table:table-cell table:style-name="ce42" table:formula="of:=IF([.L117]&lt;&gt;&quot;&quot;;IF([.L117]&lt;[main.$B$25];[.L11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2">
            <text:p>102</text:p>
          </table:table-cell>
          <table:table-cell table:style-name="ce29" table:formula="of:=1/[main.$B$1]*[.B$7]*[.$A118]/[main.$B$2]" office:value-type="float" office:value="0.006375">
            <text:p>0,006375</text:p>
          </table:table-cell>
          <table:table-cell table:style-name="ce29" table:formula="of:=1/[main.$B$1]*[.C$7]*[.$A118]/[main.$B$2]" office:value-type="float" office:value="0.051">
            <text:p>0,051</text:p>
          </table:table-cell>
          <table:table-cell table:style-name="ce29" table:formula="of:=1/[main.$B$1]*[.D$7]*[.$A118]/[main.$B$2]" office:value-type="float" office:value="0.408">
            <text:p>0,408</text:p>
          </table:table-cell>
          <table:table-cell table:style-name="ce29" table:formula="of:=1/[main.$B$1]*[.E$7]*[.$A118]/[main.$B$2]" office:value-type="float" office:value="1.632">
            <text:p>1,632</text:p>
          </table:table-cell>
          <table:table-cell table:style-name="ce29" table:formula="of:=1/[main.$B$1]*[.F$7]*[.$A118]/[main.$B$2]" office:value-type="float" office:value="6.528">
            <text:p>6,528</text:p>
          </table:table-cell>
          <table:table-cell office:value-type="float" office:value="102">
            <text:p>102</text:p>
          </table:table-cell>
          <table:table-cell table:style-name="ce39" table:formula="of:=IF([.B118]=FLOOR([.B118];1);[.B118];&quot;&quot;)">
            <text:p/>
          </table:table-cell>
          <table:table-cell table:style-name="ce35" table:formula="of:=IF([.C118]=FLOOR([.C118];1);[.C118];&quot;&quot;)">
            <text:p/>
          </table:table-cell>
          <table:table-cell table:style-name="ce35" table:formula="of:=IF([.D118]=FLOOR([.D118];1);[.D118];&quot;&quot;)">
            <text:p/>
          </table:table-cell>
          <table:table-cell table:style-name="ce35" table:formula="of:=IF([.E118]=FLOOR([.E118];1);[.E118];&quot;&quot;)">
            <text:p/>
          </table:table-cell>
          <table:table-cell table:style-name="ce42" table:formula="of:=IF([.F118]=FLOOR([.F118];1);[.F118];&quot;&quot;)">
            <text:p/>
          </table:table-cell>
          <table:table-cell office:value-type="float" office:value="102">
            <text:p>102</text:p>
          </table:table-cell>
          <table:table-cell table:style-name="ce39" table:formula="of:=IF([.H118]&lt;&gt;&quot;&quot;;IF([.H118]&lt;[main.$B$25];[.H118];&quot;&quot;);&quot;&quot;)">
            <text:p/>
          </table:table-cell>
          <table:table-cell table:style-name="ce35" table:formula="of:=IF([.I118]&lt;&gt;&quot;&quot;;IF([.I118]&lt;[main.$B$25];[.I118];&quot;&quot;);&quot;&quot;)">
            <text:p/>
          </table:table-cell>
          <table:table-cell table:style-name="ce35" table:formula="of:=IF([.J118]&lt;&gt;&quot;&quot;;IF([.J118]&lt;[main.$B$25];[.J118];&quot;&quot;);&quot;&quot;)">
            <text:p/>
          </table:table-cell>
          <table:table-cell table:style-name="ce35" table:formula="of:=IF([.K118]&lt;&gt;&quot;&quot;;IF([.K118]&lt;[main.$B$25];[.K118];&quot;&quot;);&quot;&quot;)">
            <text:p/>
          </table:table-cell>
          <table:table-cell table:style-name="ce42" table:formula="of:=IF([.L118]&lt;&gt;&quot;&quot;;IF([.L118]&lt;[main.$B$25];[.L11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3">
            <text:p>103</text:p>
          </table:table-cell>
          <table:table-cell table:style-name="ce29" table:formula="of:=1/[main.$B$1]*[.B$7]*[.$A119]/[main.$B$2]" office:value-type="float" office:value="0.0064375">
            <text:p>0,0064375</text:p>
          </table:table-cell>
          <table:table-cell table:style-name="ce29" table:formula="of:=1/[main.$B$1]*[.C$7]*[.$A119]/[main.$B$2]" office:value-type="float" office:value="0.0515">
            <text:p>0,0515</text:p>
          </table:table-cell>
          <table:table-cell table:style-name="ce29" table:formula="of:=1/[main.$B$1]*[.D$7]*[.$A119]/[main.$B$2]" office:value-type="float" office:value="0.412">
            <text:p>0,412</text:p>
          </table:table-cell>
          <table:table-cell table:style-name="ce29" table:formula="of:=1/[main.$B$1]*[.E$7]*[.$A119]/[main.$B$2]" office:value-type="float" office:value="1.648">
            <text:p>1,648</text:p>
          </table:table-cell>
          <table:table-cell table:style-name="ce29" table:formula="of:=1/[main.$B$1]*[.F$7]*[.$A119]/[main.$B$2]" office:value-type="float" office:value="6.592">
            <text:p>6,592</text:p>
          </table:table-cell>
          <table:table-cell office:value-type="float" office:value="103">
            <text:p>103</text:p>
          </table:table-cell>
          <table:table-cell table:style-name="ce39" table:formula="of:=IF([.B119]=FLOOR([.B119];1);[.B119];&quot;&quot;)">
            <text:p/>
          </table:table-cell>
          <table:table-cell table:style-name="ce35" table:formula="of:=IF([.C119]=FLOOR([.C119];1);[.C119];&quot;&quot;)">
            <text:p/>
          </table:table-cell>
          <table:table-cell table:style-name="ce35" table:formula="of:=IF([.D119]=FLOOR([.D119];1);[.D119];&quot;&quot;)">
            <text:p/>
          </table:table-cell>
          <table:table-cell table:style-name="ce35" table:formula="of:=IF([.E119]=FLOOR([.E119];1);[.E119];&quot;&quot;)">
            <text:p/>
          </table:table-cell>
          <table:table-cell table:style-name="ce42" table:formula="of:=IF([.F119]=FLOOR([.F119];1);[.F119];&quot;&quot;)">
            <text:p/>
          </table:table-cell>
          <table:table-cell office:value-type="float" office:value="103">
            <text:p>103</text:p>
          </table:table-cell>
          <table:table-cell table:style-name="ce39" table:formula="of:=IF([.H119]&lt;&gt;&quot;&quot;;IF([.H119]&lt;[main.$B$25];[.H119];&quot;&quot;);&quot;&quot;)">
            <text:p/>
          </table:table-cell>
          <table:table-cell table:style-name="ce35" table:formula="of:=IF([.I119]&lt;&gt;&quot;&quot;;IF([.I119]&lt;[main.$B$25];[.I119];&quot;&quot;);&quot;&quot;)">
            <text:p/>
          </table:table-cell>
          <table:table-cell table:style-name="ce35" table:formula="of:=IF([.J119]&lt;&gt;&quot;&quot;;IF([.J119]&lt;[main.$B$25];[.J119];&quot;&quot;);&quot;&quot;)">
            <text:p/>
          </table:table-cell>
          <table:table-cell table:style-name="ce35" table:formula="of:=IF([.K119]&lt;&gt;&quot;&quot;;IF([.K119]&lt;[main.$B$25];[.K119];&quot;&quot;);&quot;&quot;)">
            <text:p/>
          </table:table-cell>
          <table:table-cell table:style-name="ce42" table:formula="of:=IF([.L119]&lt;&gt;&quot;&quot;;IF([.L119]&lt;[main.$B$25];[.L11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4">
            <text:p>104</text:p>
          </table:table-cell>
          <table:table-cell table:style-name="ce29" table:formula="of:=1/[main.$B$1]*[.B$7]*[.$A120]/[main.$B$2]" office:value-type="float" office:value="0.0065">
            <text:p>0,0065</text:p>
          </table:table-cell>
          <table:table-cell table:style-name="ce29" table:formula="of:=1/[main.$B$1]*[.C$7]*[.$A120]/[main.$B$2]" office:value-type="float" office:value="0.052">
            <text:p>0,052</text:p>
          </table:table-cell>
          <table:table-cell table:style-name="ce29" table:formula="of:=1/[main.$B$1]*[.D$7]*[.$A120]/[main.$B$2]" office:value-type="float" office:value="0.416">
            <text:p>0,416</text:p>
          </table:table-cell>
          <table:table-cell table:style-name="ce29" table:formula="of:=1/[main.$B$1]*[.E$7]*[.$A120]/[main.$B$2]" office:value-type="float" office:value="1.664">
            <text:p>1,664</text:p>
          </table:table-cell>
          <table:table-cell table:style-name="ce29" table:formula="of:=1/[main.$B$1]*[.F$7]*[.$A120]/[main.$B$2]" office:value-type="float" office:value="6.656">
            <text:p>6,656</text:p>
          </table:table-cell>
          <table:table-cell office:value-type="float" office:value="104">
            <text:p>104</text:p>
          </table:table-cell>
          <table:table-cell table:style-name="ce39" table:formula="of:=IF([.B120]=FLOOR([.B120];1);[.B120];&quot;&quot;)">
            <text:p/>
          </table:table-cell>
          <table:table-cell table:style-name="ce35" table:formula="of:=IF([.C120]=FLOOR([.C120];1);[.C120];&quot;&quot;)">
            <text:p/>
          </table:table-cell>
          <table:table-cell table:style-name="ce35" table:formula="of:=IF([.D120]=FLOOR([.D120];1);[.D120];&quot;&quot;)">
            <text:p/>
          </table:table-cell>
          <table:table-cell table:style-name="ce35" table:formula="of:=IF([.E120]=FLOOR([.E120];1);[.E120];&quot;&quot;)">
            <text:p/>
          </table:table-cell>
          <table:table-cell table:style-name="ce42" table:formula="of:=IF([.F120]=FLOOR([.F120];1);[.F120];&quot;&quot;)">
            <text:p/>
          </table:table-cell>
          <table:table-cell office:value-type="float" office:value="104">
            <text:p>104</text:p>
          </table:table-cell>
          <table:table-cell table:style-name="ce39" table:formula="of:=IF([.H120]&lt;&gt;&quot;&quot;;IF([.H120]&lt;[main.$B$25];[.H120];&quot;&quot;);&quot;&quot;)">
            <text:p/>
          </table:table-cell>
          <table:table-cell table:style-name="ce35" table:formula="of:=IF([.I120]&lt;&gt;&quot;&quot;;IF([.I120]&lt;[main.$B$25];[.I120];&quot;&quot;);&quot;&quot;)">
            <text:p/>
          </table:table-cell>
          <table:table-cell table:style-name="ce35" table:formula="of:=IF([.J120]&lt;&gt;&quot;&quot;;IF([.J120]&lt;[main.$B$25];[.J120];&quot;&quot;);&quot;&quot;)">
            <text:p/>
          </table:table-cell>
          <table:table-cell table:style-name="ce35" table:formula="of:=IF([.K120]&lt;&gt;&quot;&quot;;IF([.K120]&lt;[main.$B$25];[.K120];&quot;&quot;);&quot;&quot;)">
            <text:p/>
          </table:table-cell>
          <table:table-cell table:style-name="ce42" table:formula="of:=IF([.L120]&lt;&gt;&quot;&quot;;IF([.L120]&lt;[main.$B$25];[.L12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5">
            <text:p>105</text:p>
          </table:table-cell>
          <table:table-cell table:style-name="ce29" table:formula="of:=1/[main.$B$1]*[.B$7]*[.$A121]/[main.$B$2]" office:value-type="float" office:value="0.0065625">
            <text:p>0,0065625</text:p>
          </table:table-cell>
          <table:table-cell table:style-name="ce29" table:formula="of:=1/[main.$B$1]*[.C$7]*[.$A121]/[main.$B$2]" office:value-type="float" office:value="0.0525">
            <text:p>0,0525</text:p>
          </table:table-cell>
          <table:table-cell table:style-name="ce29" table:formula="of:=1/[main.$B$1]*[.D$7]*[.$A121]/[main.$B$2]" office:value-type="float" office:value="0.42">
            <text:p>0,42</text:p>
          </table:table-cell>
          <table:table-cell table:style-name="ce29" table:formula="of:=1/[main.$B$1]*[.E$7]*[.$A121]/[main.$B$2]" office:value-type="float" office:value="1.68">
            <text:p>1,68</text:p>
          </table:table-cell>
          <table:table-cell table:style-name="ce29" table:formula="of:=1/[main.$B$1]*[.F$7]*[.$A121]/[main.$B$2]" office:value-type="float" office:value="6.72">
            <text:p>6,72</text:p>
          </table:table-cell>
          <table:table-cell office:value-type="float" office:value="105">
            <text:p>105</text:p>
          </table:table-cell>
          <table:table-cell table:style-name="ce39" table:formula="of:=IF([.B121]=FLOOR([.B121];1);[.B121];&quot;&quot;)">
            <text:p/>
          </table:table-cell>
          <table:table-cell table:style-name="ce35" table:formula="of:=IF([.C121]=FLOOR([.C121];1);[.C121];&quot;&quot;)">
            <text:p/>
          </table:table-cell>
          <table:table-cell table:style-name="ce35" table:formula="of:=IF([.D121]=FLOOR([.D121];1);[.D121];&quot;&quot;)">
            <text:p/>
          </table:table-cell>
          <table:table-cell table:style-name="ce35" table:formula="of:=IF([.E121]=FLOOR([.E121];1);[.E121];&quot;&quot;)">
            <text:p/>
          </table:table-cell>
          <table:table-cell table:style-name="ce42" table:formula="of:=IF([.F121]=FLOOR([.F121];1);[.F121];&quot;&quot;)">
            <text:p/>
          </table:table-cell>
          <table:table-cell office:value-type="float" office:value="105">
            <text:p>105</text:p>
          </table:table-cell>
          <table:table-cell table:style-name="ce39" table:formula="of:=IF([.H121]&lt;&gt;&quot;&quot;;IF([.H121]&lt;[main.$B$25];[.H121];&quot;&quot;);&quot;&quot;)">
            <text:p/>
          </table:table-cell>
          <table:table-cell table:style-name="ce35" table:formula="of:=IF([.I121]&lt;&gt;&quot;&quot;;IF([.I121]&lt;[main.$B$25];[.I121];&quot;&quot;);&quot;&quot;)">
            <text:p/>
          </table:table-cell>
          <table:table-cell table:style-name="ce35" table:formula="of:=IF([.J121]&lt;&gt;&quot;&quot;;IF([.J121]&lt;[main.$B$25];[.J121];&quot;&quot;);&quot;&quot;)">
            <text:p/>
          </table:table-cell>
          <table:table-cell table:style-name="ce35" table:formula="of:=IF([.K121]&lt;&gt;&quot;&quot;;IF([.K121]&lt;[main.$B$25];[.K121];&quot;&quot;);&quot;&quot;)">
            <text:p/>
          </table:table-cell>
          <table:table-cell table:style-name="ce42" table:formula="of:=IF([.L121]&lt;&gt;&quot;&quot;;IF([.L121]&lt;[main.$B$25];[.L12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6">
            <text:p>106</text:p>
          </table:table-cell>
          <table:table-cell table:style-name="ce29" table:formula="of:=1/[main.$B$1]*[.B$7]*[.$A122]/[main.$B$2]" office:value-type="float" office:value="0.006625">
            <text:p>0,006625</text:p>
          </table:table-cell>
          <table:table-cell table:style-name="ce29" table:formula="of:=1/[main.$B$1]*[.C$7]*[.$A122]/[main.$B$2]" office:value-type="float" office:value="0.053">
            <text:p>0,053</text:p>
          </table:table-cell>
          <table:table-cell table:style-name="ce29" table:formula="of:=1/[main.$B$1]*[.D$7]*[.$A122]/[main.$B$2]" office:value-type="float" office:value="0.424">
            <text:p>0,424</text:p>
          </table:table-cell>
          <table:table-cell table:style-name="ce29" table:formula="of:=1/[main.$B$1]*[.E$7]*[.$A122]/[main.$B$2]" office:value-type="float" office:value="1.696">
            <text:p>1,696</text:p>
          </table:table-cell>
          <table:table-cell table:style-name="ce29" table:formula="of:=1/[main.$B$1]*[.F$7]*[.$A122]/[main.$B$2]" office:value-type="float" office:value="6.784">
            <text:p>6,784</text:p>
          </table:table-cell>
          <table:table-cell office:value-type="float" office:value="106">
            <text:p>106</text:p>
          </table:table-cell>
          <table:table-cell table:style-name="ce39" table:formula="of:=IF([.B122]=FLOOR([.B122];1);[.B122];&quot;&quot;)">
            <text:p/>
          </table:table-cell>
          <table:table-cell table:style-name="ce35" table:formula="of:=IF([.C122]=FLOOR([.C122];1);[.C122];&quot;&quot;)">
            <text:p/>
          </table:table-cell>
          <table:table-cell table:style-name="ce35" table:formula="of:=IF([.D122]=FLOOR([.D122];1);[.D122];&quot;&quot;)">
            <text:p/>
          </table:table-cell>
          <table:table-cell table:style-name="ce35" table:formula="of:=IF([.E122]=FLOOR([.E122];1);[.E122];&quot;&quot;)">
            <text:p/>
          </table:table-cell>
          <table:table-cell table:style-name="ce42" table:formula="of:=IF([.F122]=FLOOR([.F122];1);[.F122];&quot;&quot;)">
            <text:p/>
          </table:table-cell>
          <table:table-cell office:value-type="float" office:value="106">
            <text:p>106</text:p>
          </table:table-cell>
          <table:table-cell table:style-name="ce39" table:formula="of:=IF([.H122]&lt;&gt;&quot;&quot;;IF([.H122]&lt;[main.$B$25];[.H122];&quot;&quot;);&quot;&quot;)">
            <text:p/>
          </table:table-cell>
          <table:table-cell table:style-name="ce35" table:formula="of:=IF([.I122]&lt;&gt;&quot;&quot;;IF([.I122]&lt;[main.$B$25];[.I122];&quot;&quot;);&quot;&quot;)">
            <text:p/>
          </table:table-cell>
          <table:table-cell table:style-name="ce35" table:formula="of:=IF([.J122]&lt;&gt;&quot;&quot;;IF([.J122]&lt;[main.$B$25];[.J122];&quot;&quot;);&quot;&quot;)">
            <text:p/>
          </table:table-cell>
          <table:table-cell table:style-name="ce35" table:formula="of:=IF([.K122]&lt;&gt;&quot;&quot;;IF([.K122]&lt;[main.$B$25];[.K122];&quot;&quot;);&quot;&quot;)">
            <text:p/>
          </table:table-cell>
          <table:table-cell table:style-name="ce42" table:formula="of:=IF([.L122]&lt;&gt;&quot;&quot;;IF([.L122]&lt;[main.$B$25];[.L12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7">
            <text:p>107</text:p>
          </table:table-cell>
          <table:table-cell table:style-name="ce29" table:formula="of:=1/[main.$B$1]*[.B$7]*[.$A123]/[main.$B$2]" office:value-type="float" office:value="0.0066875">
            <text:p>0,0066875</text:p>
          </table:table-cell>
          <table:table-cell table:style-name="ce29" table:formula="of:=1/[main.$B$1]*[.C$7]*[.$A123]/[main.$B$2]" office:value-type="float" office:value="0.0535">
            <text:p>0,0535</text:p>
          </table:table-cell>
          <table:table-cell table:style-name="ce29" table:formula="of:=1/[main.$B$1]*[.D$7]*[.$A123]/[main.$B$2]" office:value-type="float" office:value="0.428">
            <text:p>0,428</text:p>
          </table:table-cell>
          <table:table-cell table:style-name="ce29" table:formula="of:=1/[main.$B$1]*[.E$7]*[.$A123]/[main.$B$2]" office:value-type="float" office:value="1.712">
            <text:p>1,712</text:p>
          </table:table-cell>
          <table:table-cell table:style-name="ce29" table:formula="of:=1/[main.$B$1]*[.F$7]*[.$A123]/[main.$B$2]" office:value-type="float" office:value="6.848">
            <text:p>6,848</text:p>
          </table:table-cell>
          <table:table-cell office:value-type="float" office:value="107">
            <text:p>107</text:p>
          </table:table-cell>
          <table:table-cell table:style-name="ce39" table:formula="of:=IF([.B123]=FLOOR([.B123];1);[.B123];&quot;&quot;)">
            <text:p/>
          </table:table-cell>
          <table:table-cell table:style-name="ce35" table:formula="of:=IF([.C123]=FLOOR([.C123];1);[.C123];&quot;&quot;)">
            <text:p/>
          </table:table-cell>
          <table:table-cell table:style-name="ce35" table:formula="of:=IF([.D123]=FLOOR([.D123];1);[.D123];&quot;&quot;)">
            <text:p/>
          </table:table-cell>
          <table:table-cell table:style-name="ce35" table:formula="of:=IF([.E123]=FLOOR([.E123];1);[.E123];&quot;&quot;)">
            <text:p/>
          </table:table-cell>
          <table:table-cell table:style-name="ce42" table:formula="of:=IF([.F123]=FLOOR([.F123];1);[.F123];&quot;&quot;)">
            <text:p/>
          </table:table-cell>
          <table:table-cell office:value-type="float" office:value="107">
            <text:p>107</text:p>
          </table:table-cell>
          <table:table-cell table:style-name="ce39" table:formula="of:=IF([.H123]&lt;&gt;&quot;&quot;;IF([.H123]&lt;[main.$B$25];[.H123];&quot;&quot;);&quot;&quot;)">
            <text:p/>
          </table:table-cell>
          <table:table-cell table:style-name="ce35" table:formula="of:=IF([.I123]&lt;&gt;&quot;&quot;;IF([.I123]&lt;[main.$B$25];[.I123];&quot;&quot;);&quot;&quot;)">
            <text:p/>
          </table:table-cell>
          <table:table-cell table:style-name="ce35" table:formula="of:=IF([.J123]&lt;&gt;&quot;&quot;;IF([.J123]&lt;[main.$B$25];[.J123];&quot;&quot;);&quot;&quot;)">
            <text:p/>
          </table:table-cell>
          <table:table-cell table:style-name="ce35" table:formula="of:=IF([.K123]&lt;&gt;&quot;&quot;;IF([.K123]&lt;[main.$B$25];[.K123];&quot;&quot;);&quot;&quot;)">
            <text:p/>
          </table:table-cell>
          <table:table-cell table:style-name="ce42" table:formula="of:=IF([.L123]&lt;&gt;&quot;&quot;;IF([.L123]&lt;[main.$B$25];[.L12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8">
            <text:p>108</text:p>
          </table:table-cell>
          <table:table-cell table:style-name="ce29" table:formula="of:=1/[main.$B$1]*[.B$7]*[.$A124]/[main.$B$2]" office:value-type="float" office:value="0.00675">
            <text:p>0,00675</text:p>
          </table:table-cell>
          <table:table-cell table:style-name="ce29" table:formula="of:=1/[main.$B$1]*[.C$7]*[.$A124]/[main.$B$2]" office:value-type="float" office:value="0.054">
            <text:p>0,054</text:p>
          </table:table-cell>
          <table:table-cell table:style-name="ce29" table:formula="of:=1/[main.$B$1]*[.D$7]*[.$A124]/[main.$B$2]" office:value-type="float" office:value="0.432">
            <text:p>0,432</text:p>
          </table:table-cell>
          <table:table-cell table:style-name="ce29" table:formula="of:=1/[main.$B$1]*[.E$7]*[.$A124]/[main.$B$2]" office:value-type="float" office:value="1.728">
            <text:p>1,728</text:p>
          </table:table-cell>
          <table:table-cell table:style-name="ce29" table:formula="of:=1/[main.$B$1]*[.F$7]*[.$A124]/[main.$B$2]" office:value-type="float" office:value="6.912">
            <text:p>6,912</text:p>
          </table:table-cell>
          <table:table-cell office:value-type="float" office:value="108">
            <text:p>108</text:p>
          </table:table-cell>
          <table:table-cell table:style-name="ce39" table:formula="of:=IF([.B124]=FLOOR([.B124];1);[.B124];&quot;&quot;)">
            <text:p/>
          </table:table-cell>
          <table:table-cell table:style-name="ce35" table:formula="of:=IF([.C124]=FLOOR([.C124];1);[.C124];&quot;&quot;)">
            <text:p/>
          </table:table-cell>
          <table:table-cell table:style-name="ce35" table:formula="of:=IF([.D124]=FLOOR([.D124];1);[.D124];&quot;&quot;)">
            <text:p/>
          </table:table-cell>
          <table:table-cell table:style-name="ce35" table:formula="of:=IF([.E124]=FLOOR([.E124];1);[.E124];&quot;&quot;)">
            <text:p/>
          </table:table-cell>
          <table:table-cell table:style-name="ce42" table:formula="of:=IF([.F124]=FLOOR([.F124];1);[.F124];&quot;&quot;)">
            <text:p/>
          </table:table-cell>
          <table:table-cell office:value-type="float" office:value="108">
            <text:p>108</text:p>
          </table:table-cell>
          <table:table-cell table:style-name="ce39" table:formula="of:=IF([.H124]&lt;&gt;&quot;&quot;;IF([.H124]&lt;[main.$B$25];[.H124];&quot;&quot;);&quot;&quot;)">
            <text:p/>
          </table:table-cell>
          <table:table-cell table:style-name="ce35" table:formula="of:=IF([.I124]&lt;&gt;&quot;&quot;;IF([.I124]&lt;[main.$B$25];[.I124];&quot;&quot;);&quot;&quot;)">
            <text:p/>
          </table:table-cell>
          <table:table-cell table:style-name="ce35" table:formula="of:=IF([.J124]&lt;&gt;&quot;&quot;;IF([.J124]&lt;[main.$B$25];[.J124];&quot;&quot;);&quot;&quot;)">
            <text:p/>
          </table:table-cell>
          <table:table-cell table:style-name="ce35" table:formula="of:=IF([.K124]&lt;&gt;&quot;&quot;;IF([.K124]&lt;[main.$B$25];[.K124];&quot;&quot;);&quot;&quot;)">
            <text:p/>
          </table:table-cell>
          <table:table-cell table:style-name="ce42" table:formula="of:=IF([.L124]&lt;&gt;&quot;&quot;;IF([.L124]&lt;[main.$B$25];[.L12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09">
            <text:p>109</text:p>
          </table:table-cell>
          <table:table-cell table:style-name="ce29" table:formula="of:=1/[main.$B$1]*[.B$7]*[.$A125]/[main.$B$2]" office:value-type="float" office:value="0.0068125">
            <text:p>0,0068125</text:p>
          </table:table-cell>
          <table:table-cell table:style-name="ce29" table:formula="of:=1/[main.$B$1]*[.C$7]*[.$A125]/[main.$B$2]" office:value-type="float" office:value="0.0545">
            <text:p>0,0545</text:p>
          </table:table-cell>
          <table:table-cell table:style-name="ce29" table:formula="of:=1/[main.$B$1]*[.D$7]*[.$A125]/[main.$B$2]" office:value-type="float" office:value="0.436">
            <text:p>0,436</text:p>
          </table:table-cell>
          <table:table-cell table:style-name="ce29" table:formula="of:=1/[main.$B$1]*[.E$7]*[.$A125]/[main.$B$2]" office:value-type="float" office:value="1.744">
            <text:p>1,744</text:p>
          </table:table-cell>
          <table:table-cell table:style-name="ce29" table:formula="of:=1/[main.$B$1]*[.F$7]*[.$A125]/[main.$B$2]" office:value-type="float" office:value="6.976">
            <text:p>6,976</text:p>
          </table:table-cell>
          <table:table-cell office:value-type="float" office:value="109">
            <text:p>109</text:p>
          </table:table-cell>
          <table:table-cell table:style-name="ce39" table:formula="of:=IF([.B125]=FLOOR([.B125];1);[.B125];&quot;&quot;)">
            <text:p/>
          </table:table-cell>
          <table:table-cell table:style-name="ce35" table:formula="of:=IF([.C125]=FLOOR([.C125];1);[.C125];&quot;&quot;)">
            <text:p/>
          </table:table-cell>
          <table:table-cell table:style-name="ce35" table:formula="of:=IF([.D125]=FLOOR([.D125];1);[.D125];&quot;&quot;)">
            <text:p/>
          </table:table-cell>
          <table:table-cell table:style-name="ce35" table:formula="of:=IF([.E125]=FLOOR([.E125];1);[.E125];&quot;&quot;)">
            <text:p/>
          </table:table-cell>
          <table:table-cell table:style-name="ce42" table:formula="of:=IF([.F125]=FLOOR([.F125];1);[.F125];&quot;&quot;)">
            <text:p/>
          </table:table-cell>
          <table:table-cell office:value-type="float" office:value="109">
            <text:p>109</text:p>
          </table:table-cell>
          <table:table-cell table:style-name="ce39" table:formula="of:=IF([.H125]&lt;&gt;&quot;&quot;;IF([.H125]&lt;[main.$B$25];[.H125];&quot;&quot;);&quot;&quot;)">
            <text:p/>
          </table:table-cell>
          <table:table-cell table:style-name="ce35" table:formula="of:=IF([.I125]&lt;&gt;&quot;&quot;;IF([.I125]&lt;[main.$B$25];[.I125];&quot;&quot;);&quot;&quot;)">
            <text:p/>
          </table:table-cell>
          <table:table-cell table:style-name="ce35" table:formula="of:=IF([.J125]&lt;&gt;&quot;&quot;;IF([.J125]&lt;[main.$B$25];[.J125];&quot;&quot;);&quot;&quot;)">
            <text:p/>
          </table:table-cell>
          <table:table-cell table:style-name="ce35" table:formula="of:=IF([.K125]&lt;&gt;&quot;&quot;;IF([.K125]&lt;[main.$B$25];[.K125];&quot;&quot;);&quot;&quot;)">
            <text:p/>
          </table:table-cell>
          <table:table-cell table:style-name="ce42" table:formula="of:=IF([.L125]&lt;&gt;&quot;&quot;;IF([.L125]&lt;[main.$B$25];[.L12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0">
            <text:p>110</text:p>
          </table:table-cell>
          <table:table-cell table:style-name="ce29" table:formula="of:=1/[main.$B$1]*[.B$7]*[.$A126]/[main.$B$2]" office:value-type="float" office:value="0.006875">
            <text:p>0,006875</text:p>
          </table:table-cell>
          <table:table-cell table:style-name="ce29" table:formula="of:=1/[main.$B$1]*[.C$7]*[.$A126]/[main.$B$2]" office:value-type="float" office:value="0.055">
            <text:p>0,055</text:p>
          </table:table-cell>
          <table:table-cell table:style-name="ce29" table:formula="of:=1/[main.$B$1]*[.D$7]*[.$A126]/[main.$B$2]" office:value-type="float" office:value="0.44">
            <text:p>0,44</text:p>
          </table:table-cell>
          <table:table-cell table:style-name="ce29" table:formula="of:=1/[main.$B$1]*[.E$7]*[.$A126]/[main.$B$2]" office:value-type="float" office:value="1.76">
            <text:p>1,76</text:p>
          </table:table-cell>
          <table:table-cell table:style-name="ce29" table:formula="of:=1/[main.$B$1]*[.F$7]*[.$A126]/[main.$B$2]" office:value-type="float" office:value="7.04">
            <text:p>7,04</text:p>
          </table:table-cell>
          <table:table-cell office:value-type="float" office:value="110">
            <text:p>110</text:p>
          </table:table-cell>
          <table:table-cell table:style-name="ce39" table:formula="of:=IF([.B126]=FLOOR([.B126];1);[.B126];&quot;&quot;)">
            <text:p/>
          </table:table-cell>
          <table:table-cell table:style-name="ce35" table:formula="of:=IF([.C126]=FLOOR([.C126];1);[.C126];&quot;&quot;)">
            <text:p/>
          </table:table-cell>
          <table:table-cell table:style-name="ce35" table:formula="of:=IF([.D126]=FLOOR([.D126];1);[.D126];&quot;&quot;)">
            <text:p/>
          </table:table-cell>
          <table:table-cell table:style-name="ce35" table:formula="of:=IF([.E126]=FLOOR([.E126];1);[.E126];&quot;&quot;)">
            <text:p/>
          </table:table-cell>
          <table:table-cell table:style-name="ce42" table:formula="of:=IF([.F126]=FLOOR([.F126];1);[.F126];&quot;&quot;)">
            <text:p/>
          </table:table-cell>
          <table:table-cell office:value-type="float" office:value="110">
            <text:p>110</text:p>
          </table:table-cell>
          <table:table-cell table:style-name="ce39" table:formula="of:=IF([.H126]&lt;&gt;&quot;&quot;;IF([.H126]&lt;[main.$B$25];[.H126];&quot;&quot;);&quot;&quot;)">
            <text:p/>
          </table:table-cell>
          <table:table-cell table:style-name="ce35" table:formula="of:=IF([.I126]&lt;&gt;&quot;&quot;;IF([.I126]&lt;[main.$B$25];[.I126];&quot;&quot;);&quot;&quot;)">
            <text:p/>
          </table:table-cell>
          <table:table-cell table:style-name="ce35" table:formula="of:=IF([.J126]&lt;&gt;&quot;&quot;;IF([.J126]&lt;[main.$B$25];[.J126];&quot;&quot;);&quot;&quot;)">
            <text:p/>
          </table:table-cell>
          <table:table-cell table:style-name="ce35" table:formula="of:=IF([.K126]&lt;&gt;&quot;&quot;;IF([.K126]&lt;[main.$B$25];[.K126];&quot;&quot;);&quot;&quot;)">
            <text:p/>
          </table:table-cell>
          <table:table-cell table:style-name="ce42" table:formula="of:=IF([.L126]&lt;&gt;&quot;&quot;;IF([.L126]&lt;[main.$B$25];[.L12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1">
            <text:p>111</text:p>
          </table:table-cell>
          <table:table-cell table:style-name="ce29" table:formula="of:=1/[main.$B$1]*[.B$7]*[.$A127]/[main.$B$2]" office:value-type="float" office:value="0.0069375">
            <text:p>0,0069375</text:p>
          </table:table-cell>
          <table:table-cell table:style-name="ce29" table:formula="of:=1/[main.$B$1]*[.C$7]*[.$A127]/[main.$B$2]" office:value-type="float" office:value="0.0555">
            <text:p>0,0555</text:p>
          </table:table-cell>
          <table:table-cell table:style-name="ce29" table:formula="of:=1/[main.$B$1]*[.D$7]*[.$A127]/[main.$B$2]" office:value-type="float" office:value="0.444">
            <text:p>0,444</text:p>
          </table:table-cell>
          <table:table-cell table:style-name="ce29" table:formula="of:=1/[main.$B$1]*[.E$7]*[.$A127]/[main.$B$2]" office:value-type="float" office:value="1.776">
            <text:p>1,776</text:p>
          </table:table-cell>
          <table:table-cell table:style-name="ce29" table:formula="of:=1/[main.$B$1]*[.F$7]*[.$A127]/[main.$B$2]" office:value-type="float" office:value="7.104">
            <text:p>7,104</text:p>
          </table:table-cell>
          <table:table-cell office:value-type="float" office:value="111">
            <text:p>111</text:p>
          </table:table-cell>
          <table:table-cell table:style-name="ce39" table:formula="of:=IF([.B127]=FLOOR([.B127];1);[.B127];&quot;&quot;)">
            <text:p/>
          </table:table-cell>
          <table:table-cell table:style-name="ce35" table:formula="of:=IF([.C127]=FLOOR([.C127];1);[.C127];&quot;&quot;)">
            <text:p/>
          </table:table-cell>
          <table:table-cell table:style-name="ce35" table:formula="of:=IF([.D127]=FLOOR([.D127];1);[.D127];&quot;&quot;)">
            <text:p/>
          </table:table-cell>
          <table:table-cell table:style-name="ce35" table:formula="of:=IF([.E127]=FLOOR([.E127];1);[.E127];&quot;&quot;)">
            <text:p/>
          </table:table-cell>
          <table:table-cell table:style-name="ce42" table:formula="of:=IF([.F127]=FLOOR([.F127];1);[.F127];&quot;&quot;)">
            <text:p/>
          </table:table-cell>
          <table:table-cell office:value-type="float" office:value="111">
            <text:p>111</text:p>
          </table:table-cell>
          <table:table-cell table:style-name="ce39" table:formula="of:=IF([.H127]&lt;&gt;&quot;&quot;;IF([.H127]&lt;[main.$B$25];[.H127];&quot;&quot;);&quot;&quot;)">
            <text:p/>
          </table:table-cell>
          <table:table-cell table:style-name="ce35" table:formula="of:=IF([.I127]&lt;&gt;&quot;&quot;;IF([.I127]&lt;[main.$B$25];[.I127];&quot;&quot;);&quot;&quot;)">
            <text:p/>
          </table:table-cell>
          <table:table-cell table:style-name="ce35" table:formula="of:=IF([.J127]&lt;&gt;&quot;&quot;;IF([.J127]&lt;[main.$B$25];[.J127];&quot;&quot;);&quot;&quot;)">
            <text:p/>
          </table:table-cell>
          <table:table-cell table:style-name="ce35" table:formula="of:=IF([.K127]&lt;&gt;&quot;&quot;;IF([.K127]&lt;[main.$B$25];[.K127];&quot;&quot;);&quot;&quot;)">
            <text:p/>
          </table:table-cell>
          <table:table-cell table:style-name="ce42" table:formula="of:=IF([.L127]&lt;&gt;&quot;&quot;;IF([.L127]&lt;[main.$B$25];[.L12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2">
            <text:p>112</text:p>
          </table:table-cell>
          <table:table-cell table:style-name="ce29" table:formula="of:=1/[main.$B$1]*[.B$7]*[.$A128]/[main.$B$2]" office:value-type="float" office:value="0.007">
            <text:p>0,007</text:p>
          </table:table-cell>
          <table:table-cell table:style-name="ce29" table:formula="of:=1/[main.$B$1]*[.C$7]*[.$A128]/[main.$B$2]" office:value-type="float" office:value="0.056">
            <text:p>0,056</text:p>
          </table:table-cell>
          <table:table-cell table:style-name="ce29" table:formula="of:=1/[main.$B$1]*[.D$7]*[.$A128]/[main.$B$2]" office:value-type="float" office:value="0.448">
            <text:p>0,448</text:p>
          </table:table-cell>
          <table:table-cell table:style-name="ce29" table:formula="of:=1/[main.$B$1]*[.E$7]*[.$A128]/[main.$B$2]" office:value-type="float" office:value="1.792">
            <text:p>1,792</text:p>
          </table:table-cell>
          <table:table-cell table:style-name="ce29" table:formula="of:=1/[main.$B$1]*[.F$7]*[.$A128]/[main.$B$2]" office:value-type="float" office:value="7.168">
            <text:p>7,168</text:p>
          </table:table-cell>
          <table:table-cell office:value-type="float" office:value="112">
            <text:p>112</text:p>
          </table:table-cell>
          <table:table-cell table:style-name="ce39" table:formula="of:=IF([.B128]=FLOOR([.B128];1);[.B128];&quot;&quot;)">
            <text:p/>
          </table:table-cell>
          <table:table-cell table:style-name="ce35" table:formula="of:=IF([.C128]=FLOOR([.C128];1);[.C128];&quot;&quot;)">
            <text:p/>
          </table:table-cell>
          <table:table-cell table:style-name="ce35" table:formula="of:=IF([.D128]=FLOOR([.D128];1);[.D128];&quot;&quot;)">
            <text:p/>
          </table:table-cell>
          <table:table-cell table:style-name="ce35" table:formula="of:=IF([.E128]=FLOOR([.E128];1);[.E128];&quot;&quot;)">
            <text:p/>
          </table:table-cell>
          <table:table-cell table:style-name="ce42" table:formula="of:=IF([.F128]=FLOOR([.F128];1);[.F128];&quot;&quot;)">
            <text:p/>
          </table:table-cell>
          <table:table-cell office:value-type="float" office:value="112">
            <text:p>112</text:p>
          </table:table-cell>
          <table:table-cell table:style-name="ce39" table:formula="of:=IF([.H128]&lt;&gt;&quot;&quot;;IF([.H128]&lt;[main.$B$25];[.H128];&quot;&quot;);&quot;&quot;)">
            <text:p/>
          </table:table-cell>
          <table:table-cell table:style-name="ce35" table:formula="of:=IF([.I128]&lt;&gt;&quot;&quot;;IF([.I128]&lt;[main.$B$25];[.I128];&quot;&quot;);&quot;&quot;)">
            <text:p/>
          </table:table-cell>
          <table:table-cell table:style-name="ce35" table:formula="of:=IF([.J128]&lt;&gt;&quot;&quot;;IF([.J128]&lt;[main.$B$25];[.J128];&quot;&quot;);&quot;&quot;)">
            <text:p/>
          </table:table-cell>
          <table:table-cell table:style-name="ce35" table:formula="of:=IF([.K128]&lt;&gt;&quot;&quot;;IF([.K128]&lt;[main.$B$25];[.K128];&quot;&quot;);&quot;&quot;)">
            <text:p/>
          </table:table-cell>
          <table:table-cell table:style-name="ce42" table:formula="of:=IF([.L128]&lt;&gt;&quot;&quot;;IF([.L128]&lt;[main.$B$25];[.L12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3">
            <text:p>113</text:p>
          </table:table-cell>
          <table:table-cell table:style-name="ce29" table:formula="of:=1/[main.$B$1]*[.B$7]*[.$A129]/[main.$B$2]" office:value-type="float" office:value="0.0070625">
            <text:p>0,0070625</text:p>
          </table:table-cell>
          <table:table-cell table:style-name="ce29" table:formula="of:=1/[main.$B$1]*[.C$7]*[.$A129]/[main.$B$2]" office:value-type="float" office:value="0.0565">
            <text:p>0,0565</text:p>
          </table:table-cell>
          <table:table-cell table:style-name="ce29" table:formula="of:=1/[main.$B$1]*[.D$7]*[.$A129]/[main.$B$2]" office:value-type="float" office:value="0.452">
            <text:p>0,452</text:p>
          </table:table-cell>
          <table:table-cell table:style-name="ce29" table:formula="of:=1/[main.$B$1]*[.E$7]*[.$A129]/[main.$B$2]" office:value-type="float" office:value="1.808">
            <text:p>1,808</text:p>
          </table:table-cell>
          <table:table-cell table:style-name="ce29" table:formula="of:=1/[main.$B$1]*[.F$7]*[.$A129]/[main.$B$2]" office:value-type="float" office:value="7.232">
            <text:p>7,232</text:p>
          </table:table-cell>
          <table:table-cell office:value-type="float" office:value="113">
            <text:p>113</text:p>
          </table:table-cell>
          <table:table-cell table:style-name="ce39" table:formula="of:=IF([.B129]=FLOOR([.B129];1);[.B129];&quot;&quot;)">
            <text:p/>
          </table:table-cell>
          <table:table-cell table:style-name="ce35" table:formula="of:=IF([.C129]=FLOOR([.C129];1);[.C129];&quot;&quot;)">
            <text:p/>
          </table:table-cell>
          <table:table-cell table:style-name="ce35" table:formula="of:=IF([.D129]=FLOOR([.D129];1);[.D129];&quot;&quot;)">
            <text:p/>
          </table:table-cell>
          <table:table-cell table:style-name="ce35" table:formula="of:=IF([.E129]=FLOOR([.E129];1);[.E129];&quot;&quot;)">
            <text:p/>
          </table:table-cell>
          <table:table-cell table:style-name="ce42" table:formula="of:=IF([.F129]=FLOOR([.F129];1);[.F129];&quot;&quot;)">
            <text:p/>
          </table:table-cell>
          <table:table-cell office:value-type="float" office:value="113">
            <text:p>113</text:p>
          </table:table-cell>
          <table:table-cell table:style-name="ce39" table:formula="of:=IF([.H129]&lt;&gt;&quot;&quot;;IF([.H129]&lt;[main.$B$25];[.H129];&quot;&quot;);&quot;&quot;)">
            <text:p/>
          </table:table-cell>
          <table:table-cell table:style-name="ce35" table:formula="of:=IF([.I129]&lt;&gt;&quot;&quot;;IF([.I129]&lt;[main.$B$25];[.I129];&quot;&quot;);&quot;&quot;)">
            <text:p/>
          </table:table-cell>
          <table:table-cell table:style-name="ce35" table:formula="of:=IF([.J129]&lt;&gt;&quot;&quot;;IF([.J129]&lt;[main.$B$25];[.J129];&quot;&quot;);&quot;&quot;)">
            <text:p/>
          </table:table-cell>
          <table:table-cell table:style-name="ce35" table:formula="of:=IF([.K129]&lt;&gt;&quot;&quot;;IF([.K129]&lt;[main.$B$25];[.K129];&quot;&quot;);&quot;&quot;)">
            <text:p/>
          </table:table-cell>
          <table:table-cell table:style-name="ce42" table:formula="of:=IF([.L129]&lt;&gt;&quot;&quot;;IF([.L129]&lt;[main.$B$25];[.L12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4">
            <text:p>114</text:p>
          </table:table-cell>
          <table:table-cell table:style-name="ce29" table:formula="of:=1/[main.$B$1]*[.B$7]*[.$A130]/[main.$B$2]" office:value-type="float" office:value="0.007125">
            <text:p>0,007125</text:p>
          </table:table-cell>
          <table:table-cell table:style-name="ce29" table:formula="of:=1/[main.$B$1]*[.C$7]*[.$A130]/[main.$B$2]" office:value-type="float" office:value="0.057">
            <text:p>0,057</text:p>
          </table:table-cell>
          <table:table-cell table:style-name="ce29" table:formula="of:=1/[main.$B$1]*[.D$7]*[.$A130]/[main.$B$2]" office:value-type="float" office:value="0.456">
            <text:p>0,456</text:p>
          </table:table-cell>
          <table:table-cell table:style-name="ce29" table:formula="of:=1/[main.$B$1]*[.E$7]*[.$A130]/[main.$B$2]" office:value-type="float" office:value="1.824">
            <text:p>1,824</text:p>
          </table:table-cell>
          <table:table-cell table:style-name="ce29" table:formula="of:=1/[main.$B$1]*[.F$7]*[.$A130]/[main.$B$2]" office:value-type="float" office:value="7.296">
            <text:p>7,296</text:p>
          </table:table-cell>
          <table:table-cell office:value-type="float" office:value="114">
            <text:p>114</text:p>
          </table:table-cell>
          <table:table-cell table:style-name="ce39" table:formula="of:=IF([.B130]=FLOOR([.B130];1);[.B130];&quot;&quot;)">
            <text:p/>
          </table:table-cell>
          <table:table-cell table:style-name="ce35" table:formula="of:=IF([.C130]=FLOOR([.C130];1);[.C130];&quot;&quot;)">
            <text:p/>
          </table:table-cell>
          <table:table-cell table:style-name="ce35" table:formula="of:=IF([.D130]=FLOOR([.D130];1);[.D130];&quot;&quot;)">
            <text:p/>
          </table:table-cell>
          <table:table-cell table:style-name="ce35" table:formula="of:=IF([.E130]=FLOOR([.E130];1);[.E130];&quot;&quot;)">
            <text:p/>
          </table:table-cell>
          <table:table-cell table:style-name="ce42" table:formula="of:=IF([.F130]=FLOOR([.F130];1);[.F130];&quot;&quot;)">
            <text:p/>
          </table:table-cell>
          <table:table-cell office:value-type="float" office:value="114">
            <text:p>114</text:p>
          </table:table-cell>
          <table:table-cell table:style-name="ce39" table:formula="of:=IF([.H130]&lt;&gt;&quot;&quot;;IF([.H130]&lt;[main.$B$25];[.H130];&quot;&quot;);&quot;&quot;)">
            <text:p/>
          </table:table-cell>
          <table:table-cell table:style-name="ce35" table:formula="of:=IF([.I130]&lt;&gt;&quot;&quot;;IF([.I130]&lt;[main.$B$25];[.I130];&quot;&quot;);&quot;&quot;)">
            <text:p/>
          </table:table-cell>
          <table:table-cell table:style-name="ce35" table:formula="of:=IF([.J130]&lt;&gt;&quot;&quot;;IF([.J130]&lt;[main.$B$25];[.J130];&quot;&quot;);&quot;&quot;)">
            <text:p/>
          </table:table-cell>
          <table:table-cell table:style-name="ce35" table:formula="of:=IF([.K130]&lt;&gt;&quot;&quot;;IF([.K130]&lt;[main.$B$25];[.K130];&quot;&quot;);&quot;&quot;)">
            <text:p/>
          </table:table-cell>
          <table:table-cell table:style-name="ce42" table:formula="of:=IF([.L130]&lt;&gt;&quot;&quot;;IF([.L130]&lt;[main.$B$25];[.L13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5">
            <text:p>115</text:p>
          </table:table-cell>
          <table:table-cell table:style-name="ce29" table:formula="of:=1/[main.$B$1]*[.B$7]*[.$A131]/[main.$B$2]" office:value-type="float" office:value="0.0071875">
            <text:p>0,0071875</text:p>
          </table:table-cell>
          <table:table-cell table:style-name="ce29" table:formula="of:=1/[main.$B$1]*[.C$7]*[.$A131]/[main.$B$2]" office:value-type="float" office:value="0.0575">
            <text:p>0,0575</text:p>
          </table:table-cell>
          <table:table-cell table:style-name="ce29" table:formula="of:=1/[main.$B$1]*[.D$7]*[.$A131]/[main.$B$2]" office:value-type="float" office:value="0.46">
            <text:p>0,46</text:p>
          </table:table-cell>
          <table:table-cell table:style-name="ce29" table:formula="of:=1/[main.$B$1]*[.E$7]*[.$A131]/[main.$B$2]" office:value-type="float" office:value="1.84">
            <text:p>1,84</text:p>
          </table:table-cell>
          <table:table-cell table:style-name="ce29" table:formula="of:=1/[main.$B$1]*[.F$7]*[.$A131]/[main.$B$2]" office:value-type="float" office:value="7.36">
            <text:p>7,36</text:p>
          </table:table-cell>
          <table:table-cell office:value-type="float" office:value="115">
            <text:p>115</text:p>
          </table:table-cell>
          <table:table-cell table:style-name="ce39" table:formula="of:=IF([.B131]=FLOOR([.B131];1);[.B131];&quot;&quot;)">
            <text:p/>
          </table:table-cell>
          <table:table-cell table:style-name="ce35" table:formula="of:=IF([.C131]=FLOOR([.C131];1);[.C131];&quot;&quot;)">
            <text:p/>
          </table:table-cell>
          <table:table-cell table:style-name="ce35" table:formula="of:=IF([.D131]=FLOOR([.D131];1);[.D131];&quot;&quot;)">
            <text:p/>
          </table:table-cell>
          <table:table-cell table:style-name="ce35" table:formula="of:=IF([.E131]=FLOOR([.E131];1);[.E131];&quot;&quot;)">
            <text:p/>
          </table:table-cell>
          <table:table-cell table:style-name="ce42" table:formula="of:=IF([.F131]=FLOOR([.F131];1);[.F131];&quot;&quot;)">
            <text:p/>
          </table:table-cell>
          <table:table-cell office:value-type="float" office:value="115">
            <text:p>115</text:p>
          </table:table-cell>
          <table:table-cell table:style-name="ce39" table:formula="of:=IF([.H131]&lt;&gt;&quot;&quot;;IF([.H131]&lt;[main.$B$25];[.H131];&quot;&quot;);&quot;&quot;)">
            <text:p/>
          </table:table-cell>
          <table:table-cell table:style-name="ce35" table:formula="of:=IF([.I131]&lt;&gt;&quot;&quot;;IF([.I131]&lt;[main.$B$25];[.I131];&quot;&quot;);&quot;&quot;)">
            <text:p/>
          </table:table-cell>
          <table:table-cell table:style-name="ce35" table:formula="of:=IF([.J131]&lt;&gt;&quot;&quot;;IF([.J131]&lt;[main.$B$25];[.J131];&quot;&quot;);&quot;&quot;)">
            <text:p/>
          </table:table-cell>
          <table:table-cell table:style-name="ce35" table:formula="of:=IF([.K131]&lt;&gt;&quot;&quot;;IF([.K131]&lt;[main.$B$25];[.K131];&quot;&quot;);&quot;&quot;)">
            <text:p/>
          </table:table-cell>
          <table:table-cell table:style-name="ce42" table:formula="of:=IF([.L131]&lt;&gt;&quot;&quot;;IF([.L131]&lt;[main.$B$25];[.L13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6">
            <text:p>116</text:p>
          </table:table-cell>
          <table:table-cell table:style-name="ce29" table:formula="of:=1/[main.$B$1]*[.B$7]*[.$A132]/[main.$B$2]" office:value-type="float" office:value="0.00725">
            <text:p>0,00725</text:p>
          </table:table-cell>
          <table:table-cell table:style-name="ce29" table:formula="of:=1/[main.$B$1]*[.C$7]*[.$A132]/[main.$B$2]" office:value-type="float" office:value="0.058">
            <text:p>0,058</text:p>
          </table:table-cell>
          <table:table-cell table:style-name="ce29" table:formula="of:=1/[main.$B$1]*[.D$7]*[.$A132]/[main.$B$2]" office:value-type="float" office:value="0.464">
            <text:p>0,464</text:p>
          </table:table-cell>
          <table:table-cell table:style-name="ce29" table:formula="of:=1/[main.$B$1]*[.E$7]*[.$A132]/[main.$B$2]" office:value-type="float" office:value="1.856">
            <text:p>1,856</text:p>
          </table:table-cell>
          <table:table-cell table:style-name="ce29" table:formula="of:=1/[main.$B$1]*[.F$7]*[.$A132]/[main.$B$2]" office:value-type="float" office:value="7.424">
            <text:p>7,424</text:p>
          </table:table-cell>
          <table:table-cell office:value-type="float" office:value="116">
            <text:p>116</text:p>
          </table:table-cell>
          <table:table-cell table:style-name="ce39" table:formula="of:=IF([.B132]=FLOOR([.B132];1);[.B132];&quot;&quot;)">
            <text:p/>
          </table:table-cell>
          <table:table-cell table:style-name="ce35" table:formula="of:=IF([.C132]=FLOOR([.C132];1);[.C132];&quot;&quot;)">
            <text:p/>
          </table:table-cell>
          <table:table-cell table:style-name="ce35" table:formula="of:=IF([.D132]=FLOOR([.D132];1);[.D132];&quot;&quot;)">
            <text:p/>
          </table:table-cell>
          <table:table-cell table:style-name="ce35" table:formula="of:=IF([.E132]=FLOOR([.E132];1);[.E132];&quot;&quot;)">
            <text:p/>
          </table:table-cell>
          <table:table-cell table:style-name="ce42" table:formula="of:=IF([.F132]=FLOOR([.F132];1);[.F132];&quot;&quot;)">
            <text:p/>
          </table:table-cell>
          <table:table-cell office:value-type="float" office:value="116">
            <text:p>116</text:p>
          </table:table-cell>
          <table:table-cell table:style-name="ce39" table:formula="of:=IF([.H132]&lt;&gt;&quot;&quot;;IF([.H132]&lt;[main.$B$25];[.H132];&quot;&quot;);&quot;&quot;)">
            <text:p/>
          </table:table-cell>
          <table:table-cell table:style-name="ce35" table:formula="of:=IF([.I132]&lt;&gt;&quot;&quot;;IF([.I132]&lt;[main.$B$25];[.I132];&quot;&quot;);&quot;&quot;)">
            <text:p/>
          </table:table-cell>
          <table:table-cell table:style-name="ce35" table:formula="of:=IF([.J132]&lt;&gt;&quot;&quot;;IF([.J132]&lt;[main.$B$25];[.J132];&quot;&quot;);&quot;&quot;)">
            <text:p/>
          </table:table-cell>
          <table:table-cell table:style-name="ce35" table:formula="of:=IF([.K132]&lt;&gt;&quot;&quot;;IF([.K132]&lt;[main.$B$25];[.K132];&quot;&quot;);&quot;&quot;)">
            <text:p/>
          </table:table-cell>
          <table:table-cell table:style-name="ce42" table:formula="of:=IF([.L132]&lt;&gt;&quot;&quot;;IF([.L132]&lt;[main.$B$25];[.L13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7">
            <text:p>117</text:p>
          </table:table-cell>
          <table:table-cell table:style-name="ce29" table:formula="of:=1/[main.$B$1]*[.B$7]*[.$A133]/[main.$B$2]" office:value-type="float" office:value="0.0073125">
            <text:p>0,0073125</text:p>
          </table:table-cell>
          <table:table-cell table:style-name="ce29" table:formula="of:=1/[main.$B$1]*[.C$7]*[.$A133]/[main.$B$2]" office:value-type="float" office:value="0.0585">
            <text:p>0,0585</text:p>
          </table:table-cell>
          <table:table-cell table:style-name="ce29" table:formula="of:=1/[main.$B$1]*[.D$7]*[.$A133]/[main.$B$2]" office:value-type="float" office:value="0.468">
            <text:p>0,468</text:p>
          </table:table-cell>
          <table:table-cell table:style-name="ce29" table:formula="of:=1/[main.$B$1]*[.E$7]*[.$A133]/[main.$B$2]" office:value-type="float" office:value="1.872">
            <text:p>1,872</text:p>
          </table:table-cell>
          <table:table-cell table:style-name="ce29" table:formula="of:=1/[main.$B$1]*[.F$7]*[.$A133]/[main.$B$2]" office:value-type="float" office:value="7.488">
            <text:p>7,488</text:p>
          </table:table-cell>
          <table:table-cell office:value-type="float" office:value="117">
            <text:p>117</text:p>
          </table:table-cell>
          <table:table-cell table:style-name="ce39" table:formula="of:=IF([.B133]=FLOOR([.B133];1);[.B133];&quot;&quot;)">
            <text:p/>
          </table:table-cell>
          <table:table-cell table:style-name="ce35" table:formula="of:=IF([.C133]=FLOOR([.C133];1);[.C133];&quot;&quot;)">
            <text:p/>
          </table:table-cell>
          <table:table-cell table:style-name="ce35" table:formula="of:=IF([.D133]=FLOOR([.D133];1);[.D133];&quot;&quot;)">
            <text:p/>
          </table:table-cell>
          <table:table-cell table:style-name="ce35" table:formula="of:=IF([.E133]=FLOOR([.E133];1);[.E133];&quot;&quot;)">
            <text:p/>
          </table:table-cell>
          <table:table-cell table:style-name="ce42" table:formula="of:=IF([.F133]=FLOOR([.F133];1);[.F133];&quot;&quot;)">
            <text:p/>
          </table:table-cell>
          <table:table-cell office:value-type="float" office:value="117">
            <text:p>117</text:p>
          </table:table-cell>
          <table:table-cell table:style-name="ce39" table:formula="of:=IF([.H133]&lt;&gt;&quot;&quot;;IF([.H133]&lt;[main.$B$25];[.H133];&quot;&quot;);&quot;&quot;)">
            <text:p/>
          </table:table-cell>
          <table:table-cell table:style-name="ce35" table:formula="of:=IF([.I133]&lt;&gt;&quot;&quot;;IF([.I133]&lt;[main.$B$25];[.I133];&quot;&quot;);&quot;&quot;)">
            <text:p/>
          </table:table-cell>
          <table:table-cell table:style-name="ce35" table:formula="of:=IF([.J133]&lt;&gt;&quot;&quot;;IF([.J133]&lt;[main.$B$25];[.J133];&quot;&quot;);&quot;&quot;)">
            <text:p/>
          </table:table-cell>
          <table:table-cell table:style-name="ce35" table:formula="of:=IF([.K133]&lt;&gt;&quot;&quot;;IF([.K133]&lt;[main.$B$25];[.K133];&quot;&quot;);&quot;&quot;)">
            <text:p/>
          </table:table-cell>
          <table:table-cell table:style-name="ce42" table:formula="of:=IF([.L133]&lt;&gt;&quot;&quot;;IF([.L133]&lt;[main.$B$25];[.L13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8">
            <text:p>118</text:p>
          </table:table-cell>
          <table:table-cell table:style-name="ce29" table:formula="of:=1/[main.$B$1]*[.B$7]*[.$A134]/[main.$B$2]" office:value-type="float" office:value="0.007375">
            <text:p>0,007375</text:p>
          </table:table-cell>
          <table:table-cell table:style-name="ce29" table:formula="of:=1/[main.$B$1]*[.C$7]*[.$A134]/[main.$B$2]" office:value-type="float" office:value="0.059">
            <text:p>0,059</text:p>
          </table:table-cell>
          <table:table-cell table:style-name="ce29" table:formula="of:=1/[main.$B$1]*[.D$7]*[.$A134]/[main.$B$2]" office:value-type="float" office:value="0.472">
            <text:p>0,472</text:p>
          </table:table-cell>
          <table:table-cell table:style-name="ce29" table:formula="of:=1/[main.$B$1]*[.E$7]*[.$A134]/[main.$B$2]" office:value-type="float" office:value="1.888">
            <text:p>1,888</text:p>
          </table:table-cell>
          <table:table-cell table:style-name="ce29" table:formula="of:=1/[main.$B$1]*[.F$7]*[.$A134]/[main.$B$2]" office:value-type="float" office:value="7.552">
            <text:p>7,552</text:p>
          </table:table-cell>
          <table:table-cell office:value-type="float" office:value="118">
            <text:p>118</text:p>
          </table:table-cell>
          <table:table-cell table:style-name="ce39" table:formula="of:=IF([.B134]=FLOOR([.B134];1);[.B134];&quot;&quot;)">
            <text:p/>
          </table:table-cell>
          <table:table-cell table:style-name="ce35" table:formula="of:=IF([.C134]=FLOOR([.C134];1);[.C134];&quot;&quot;)">
            <text:p/>
          </table:table-cell>
          <table:table-cell table:style-name="ce35" table:formula="of:=IF([.D134]=FLOOR([.D134];1);[.D134];&quot;&quot;)">
            <text:p/>
          </table:table-cell>
          <table:table-cell table:style-name="ce35" table:formula="of:=IF([.E134]=FLOOR([.E134];1);[.E134];&quot;&quot;)">
            <text:p/>
          </table:table-cell>
          <table:table-cell table:style-name="ce42" table:formula="of:=IF([.F134]=FLOOR([.F134];1);[.F134];&quot;&quot;)">
            <text:p/>
          </table:table-cell>
          <table:table-cell office:value-type="float" office:value="118">
            <text:p>118</text:p>
          </table:table-cell>
          <table:table-cell table:style-name="ce39" table:formula="of:=IF([.H134]&lt;&gt;&quot;&quot;;IF([.H134]&lt;[main.$B$25];[.H134];&quot;&quot;);&quot;&quot;)">
            <text:p/>
          </table:table-cell>
          <table:table-cell table:style-name="ce35" table:formula="of:=IF([.I134]&lt;&gt;&quot;&quot;;IF([.I134]&lt;[main.$B$25];[.I134];&quot;&quot;);&quot;&quot;)">
            <text:p/>
          </table:table-cell>
          <table:table-cell table:style-name="ce35" table:formula="of:=IF([.J134]&lt;&gt;&quot;&quot;;IF([.J134]&lt;[main.$B$25];[.J134];&quot;&quot;);&quot;&quot;)">
            <text:p/>
          </table:table-cell>
          <table:table-cell table:style-name="ce35" table:formula="of:=IF([.K134]&lt;&gt;&quot;&quot;;IF([.K134]&lt;[main.$B$25];[.K134];&quot;&quot;);&quot;&quot;)">
            <text:p/>
          </table:table-cell>
          <table:table-cell table:style-name="ce42" table:formula="of:=IF([.L134]&lt;&gt;&quot;&quot;;IF([.L134]&lt;[main.$B$25];[.L13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19">
            <text:p>119</text:p>
          </table:table-cell>
          <table:table-cell table:style-name="ce29" table:formula="of:=1/[main.$B$1]*[.B$7]*[.$A135]/[main.$B$2]" office:value-type="float" office:value="0.0074375">
            <text:p>0,0074375</text:p>
          </table:table-cell>
          <table:table-cell table:style-name="ce29" table:formula="of:=1/[main.$B$1]*[.C$7]*[.$A135]/[main.$B$2]" office:value-type="float" office:value="0.0595">
            <text:p>0,0595</text:p>
          </table:table-cell>
          <table:table-cell table:style-name="ce29" table:formula="of:=1/[main.$B$1]*[.D$7]*[.$A135]/[main.$B$2]" office:value-type="float" office:value="0.476">
            <text:p>0,476</text:p>
          </table:table-cell>
          <table:table-cell table:style-name="ce29" table:formula="of:=1/[main.$B$1]*[.E$7]*[.$A135]/[main.$B$2]" office:value-type="float" office:value="1.904">
            <text:p>1,904</text:p>
          </table:table-cell>
          <table:table-cell table:style-name="ce29" table:formula="of:=1/[main.$B$1]*[.F$7]*[.$A135]/[main.$B$2]" office:value-type="float" office:value="7.616">
            <text:p>7,616</text:p>
          </table:table-cell>
          <table:table-cell office:value-type="float" office:value="119">
            <text:p>119</text:p>
          </table:table-cell>
          <table:table-cell table:style-name="ce39" table:formula="of:=IF([.B135]=FLOOR([.B135];1);[.B135];&quot;&quot;)">
            <text:p/>
          </table:table-cell>
          <table:table-cell table:style-name="ce35" table:formula="of:=IF([.C135]=FLOOR([.C135];1);[.C135];&quot;&quot;)">
            <text:p/>
          </table:table-cell>
          <table:table-cell table:style-name="ce35" table:formula="of:=IF([.D135]=FLOOR([.D135];1);[.D135];&quot;&quot;)">
            <text:p/>
          </table:table-cell>
          <table:table-cell table:style-name="ce35" table:formula="of:=IF([.E135]=FLOOR([.E135];1);[.E135];&quot;&quot;)">
            <text:p/>
          </table:table-cell>
          <table:table-cell table:style-name="ce42" table:formula="of:=IF([.F135]=FLOOR([.F135];1);[.F135];&quot;&quot;)">
            <text:p/>
          </table:table-cell>
          <table:table-cell office:value-type="float" office:value="119">
            <text:p>119</text:p>
          </table:table-cell>
          <table:table-cell table:style-name="ce39" table:formula="of:=IF([.H135]&lt;&gt;&quot;&quot;;IF([.H135]&lt;[main.$B$25];[.H135];&quot;&quot;);&quot;&quot;)">
            <text:p/>
          </table:table-cell>
          <table:table-cell table:style-name="ce35" table:formula="of:=IF([.I135]&lt;&gt;&quot;&quot;;IF([.I135]&lt;[main.$B$25];[.I135];&quot;&quot;);&quot;&quot;)">
            <text:p/>
          </table:table-cell>
          <table:table-cell table:style-name="ce35" table:formula="of:=IF([.J135]&lt;&gt;&quot;&quot;;IF([.J135]&lt;[main.$B$25];[.J135];&quot;&quot;);&quot;&quot;)">
            <text:p/>
          </table:table-cell>
          <table:table-cell table:style-name="ce35" table:formula="of:=IF([.K135]&lt;&gt;&quot;&quot;;IF([.K135]&lt;[main.$B$25];[.K135];&quot;&quot;);&quot;&quot;)">
            <text:p/>
          </table:table-cell>
          <table:table-cell table:style-name="ce42" table:formula="of:=IF([.L135]&lt;&gt;&quot;&quot;;IF([.L135]&lt;[main.$B$25];[.L13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0">
            <text:p>120</text:p>
          </table:table-cell>
          <table:table-cell table:style-name="ce29" table:formula="of:=1/[main.$B$1]*[.B$7]*[.$A136]/[main.$B$2]" office:value-type="float" office:value="0.0075">
            <text:p>0,0075</text:p>
          </table:table-cell>
          <table:table-cell table:style-name="ce29" table:formula="of:=1/[main.$B$1]*[.C$7]*[.$A136]/[main.$B$2]" office:value-type="float" office:value="0.06">
            <text:p>0,06</text:p>
          </table:table-cell>
          <table:table-cell table:style-name="ce29" table:formula="of:=1/[main.$B$1]*[.D$7]*[.$A136]/[main.$B$2]" office:value-type="float" office:value="0.48">
            <text:p>0,48</text:p>
          </table:table-cell>
          <table:table-cell table:style-name="ce29" table:formula="of:=1/[main.$B$1]*[.E$7]*[.$A136]/[main.$B$2]" office:value-type="float" office:value="1.92">
            <text:p>1,92</text:p>
          </table:table-cell>
          <table:table-cell table:style-name="ce29" table:formula="of:=1/[main.$B$1]*[.F$7]*[.$A136]/[main.$B$2]" office:value-type="float" office:value="7.68">
            <text:p>7,68</text:p>
          </table:table-cell>
          <table:table-cell office:value-type="float" office:value="120">
            <text:p>120</text:p>
          </table:table-cell>
          <table:table-cell table:style-name="ce39" table:formula="of:=IF([.B136]=FLOOR([.B136];1);[.B136];&quot;&quot;)">
            <text:p/>
          </table:table-cell>
          <table:table-cell table:style-name="ce35" table:formula="of:=IF([.C136]=FLOOR([.C136];1);[.C136];&quot;&quot;)">
            <text:p/>
          </table:table-cell>
          <table:table-cell table:style-name="ce35" table:formula="of:=IF([.D136]=FLOOR([.D136];1);[.D136];&quot;&quot;)">
            <text:p/>
          </table:table-cell>
          <table:table-cell table:style-name="ce35" table:formula="of:=IF([.E136]=FLOOR([.E136];1);[.E136];&quot;&quot;)">
            <text:p/>
          </table:table-cell>
          <table:table-cell table:style-name="ce42" table:formula="of:=IF([.F136]=FLOOR([.F136];1);[.F136];&quot;&quot;)">
            <text:p/>
          </table:table-cell>
          <table:table-cell office:value-type="float" office:value="120">
            <text:p>120</text:p>
          </table:table-cell>
          <table:table-cell table:style-name="ce39" table:formula="of:=IF([.H136]&lt;&gt;&quot;&quot;;IF([.H136]&lt;[main.$B$25];[.H136];&quot;&quot;);&quot;&quot;)">
            <text:p/>
          </table:table-cell>
          <table:table-cell table:style-name="ce35" table:formula="of:=IF([.I136]&lt;&gt;&quot;&quot;;IF([.I136]&lt;[main.$B$25];[.I136];&quot;&quot;);&quot;&quot;)">
            <text:p/>
          </table:table-cell>
          <table:table-cell table:style-name="ce35" table:formula="of:=IF([.J136]&lt;&gt;&quot;&quot;;IF([.J136]&lt;[main.$B$25];[.J136];&quot;&quot;);&quot;&quot;)">
            <text:p/>
          </table:table-cell>
          <table:table-cell table:style-name="ce35" table:formula="of:=IF([.K136]&lt;&gt;&quot;&quot;;IF([.K136]&lt;[main.$B$25];[.K136];&quot;&quot;);&quot;&quot;)">
            <text:p/>
          </table:table-cell>
          <table:table-cell table:style-name="ce42" table:formula="of:=IF([.L136]&lt;&gt;&quot;&quot;;IF([.L136]&lt;[main.$B$25];[.L13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1">
            <text:p>121</text:p>
          </table:table-cell>
          <table:table-cell table:style-name="ce29" table:formula="of:=1/[main.$B$1]*[.B$7]*[.$A137]/[main.$B$2]" office:value-type="float" office:value="0.0075625">
            <text:p>0,0075625</text:p>
          </table:table-cell>
          <table:table-cell table:style-name="ce29" table:formula="of:=1/[main.$B$1]*[.C$7]*[.$A137]/[main.$B$2]" office:value-type="float" office:value="0.0605">
            <text:p>0,0605</text:p>
          </table:table-cell>
          <table:table-cell table:style-name="ce29" table:formula="of:=1/[main.$B$1]*[.D$7]*[.$A137]/[main.$B$2]" office:value-type="float" office:value="0.484">
            <text:p>0,484</text:p>
          </table:table-cell>
          <table:table-cell table:style-name="ce29" table:formula="of:=1/[main.$B$1]*[.E$7]*[.$A137]/[main.$B$2]" office:value-type="float" office:value="1.936">
            <text:p>1,936</text:p>
          </table:table-cell>
          <table:table-cell table:style-name="ce29" table:formula="of:=1/[main.$B$1]*[.F$7]*[.$A137]/[main.$B$2]" office:value-type="float" office:value="7.744">
            <text:p>7,744</text:p>
          </table:table-cell>
          <table:table-cell office:value-type="float" office:value="121">
            <text:p>121</text:p>
          </table:table-cell>
          <table:table-cell table:style-name="ce39" table:formula="of:=IF([.B137]=FLOOR([.B137];1);[.B137];&quot;&quot;)">
            <text:p/>
          </table:table-cell>
          <table:table-cell table:style-name="ce35" table:formula="of:=IF([.C137]=FLOOR([.C137];1);[.C137];&quot;&quot;)">
            <text:p/>
          </table:table-cell>
          <table:table-cell table:style-name="ce35" table:formula="of:=IF([.D137]=FLOOR([.D137];1);[.D137];&quot;&quot;)">
            <text:p/>
          </table:table-cell>
          <table:table-cell table:style-name="ce35" table:formula="of:=IF([.E137]=FLOOR([.E137];1);[.E137];&quot;&quot;)">
            <text:p/>
          </table:table-cell>
          <table:table-cell table:style-name="ce42" table:formula="of:=IF([.F137]=FLOOR([.F137];1);[.F137];&quot;&quot;)">
            <text:p/>
          </table:table-cell>
          <table:table-cell office:value-type="float" office:value="121">
            <text:p>121</text:p>
          </table:table-cell>
          <table:table-cell table:style-name="ce39" table:formula="of:=IF([.H137]&lt;&gt;&quot;&quot;;IF([.H137]&lt;[main.$B$25];[.H137];&quot;&quot;);&quot;&quot;)">
            <text:p/>
          </table:table-cell>
          <table:table-cell table:style-name="ce35" table:formula="of:=IF([.I137]&lt;&gt;&quot;&quot;;IF([.I137]&lt;[main.$B$25];[.I137];&quot;&quot;);&quot;&quot;)">
            <text:p/>
          </table:table-cell>
          <table:table-cell table:style-name="ce35" table:formula="of:=IF([.J137]&lt;&gt;&quot;&quot;;IF([.J137]&lt;[main.$B$25];[.J137];&quot;&quot;);&quot;&quot;)">
            <text:p/>
          </table:table-cell>
          <table:table-cell table:style-name="ce35" table:formula="of:=IF([.K137]&lt;&gt;&quot;&quot;;IF([.K137]&lt;[main.$B$25];[.K137];&quot;&quot;);&quot;&quot;)">
            <text:p/>
          </table:table-cell>
          <table:table-cell table:style-name="ce42" table:formula="of:=IF([.L137]&lt;&gt;&quot;&quot;;IF([.L137]&lt;[main.$B$25];[.L13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2">
            <text:p>122</text:p>
          </table:table-cell>
          <table:table-cell table:style-name="ce29" table:formula="of:=1/[main.$B$1]*[.B$7]*[.$A138]/[main.$B$2]" office:value-type="float" office:value="0.007625">
            <text:p>0,007625</text:p>
          </table:table-cell>
          <table:table-cell table:style-name="ce29" table:formula="of:=1/[main.$B$1]*[.C$7]*[.$A138]/[main.$B$2]" office:value-type="float" office:value="0.061">
            <text:p>0,061</text:p>
          </table:table-cell>
          <table:table-cell table:style-name="ce29" table:formula="of:=1/[main.$B$1]*[.D$7]*[.$A138]/[main.$B$2]" office:value-type="float" office:value="0.488">
            <text:p>0,488</text:p>
          </table:table-cell>
          <table:table-cell table:style-name="ce29" table:formula="of:=1/[main.$B$1]*[.E$7]*[.$A138]/[main.$B$2]" office:value-type="float" office:value="1.952">
            <text:p>1,952</text:p>
          </table:table-cell>
          <table:table-cell table:style-name="ce29" table:formula="of:=1/[main.$B$1]*[.F$7]*[.$A138]/[main.$B$2]" office:value-type="float" office:value="7.808">
            <text:p>7,808</text:p>
          </table:table-cell>
          <table:table-cell office:value-type="float" office:value="122">
            <text:p>122</text:p>
          </table:table-cell>
          <table:table-cell table:style-name="ce39" table:formula="of:=IF([.B138]=FLOOR([.B138];1);[.B138];&quot;&quot;)">
            <text:p/>
          </table:table-cell>
          <table:table-cell table:style-name="ce35" table:formula="of:=IF([.C138]=FLOOR([.C138];1);[.C138];&quot;&quot;)">
            <text:p/>
          </table:table-cell>
          <table:table-cell table:style-name="ce35" table:formula="of:=IF([.D138]=FLOOR([.D138];1);[.D138];&quot;&quot;)">
            <text:p/>
          </table:table-cell>
          <table:table-cell table:style-name="ce35" table:formula="of:=IF([.E138]=FLOOR([.E138];1);[.E138];&quot;&quot;)">
            <text:p/>
          </table:table-cell>
          <table:table-cell table:style-name="ce42" table:formula="of:=IF([.F138]=FLOOR([.F138];1);[.F138];&quot;&quot;)">
            <text:p/>
          </table:table-cell>
          <table:table-cell office:value-type="float" office:value="122">
            <text:p>122</text:p>
          </table:table-cell>
          <table:table-cell table:style-name="ce39" table:formula="of:=IF([.H138]&lt;&gt;&quot;&quot;;IF([.H138]&lt;[main.$B$25];[.H138];&quot;&quot;);&quot;&quot;)">
            <text:p/>
          </table:table-cell>
          <table:table-cell table:style-name="ce35" table:formula="of:=IF([.I138]&lt;&gt;&quot;&quot;;IF([.I138]&lt;[main.$B$25];[.I138];&quot;&quot;);&quot;&quot;)">
            <text:p/>
          </table:table-cell>
          <table:table-cell table:style-name="ce35" table:formula="of:=IF([.J138]&lt;&gt;&quot;&quot;;IF([.J138]&lt;[main.$B$25];[.J138];&quot;&quot;);&quot;&quot;)">
            <text:p/>
          </table:table-cell>
          <table:table-cell table:style-name="ce35" table:formula="of:=IF([.K138]&lt;&gt;&quot;&quot;;IF([.K138]&lt;[main.$B$25];[.K138];&quot;&quot;);&quot;&quot;)">
            <text:p/>
          </table:table-cell>
          <table:table-cell table:style-name="ce42" table:formula="of:=IF([.L138]&lt;&gt;&quot;&quot;;IF([.L138]&lt;[main.$B$25];[.L13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3">
            <text:p>123</text:p>
          </table:table-cell>
          <table:table-cell table:style-name="ce29" table:formula="of:=1/[main.$B$1]*[.B$7]*[.$A139]/[main.$B$2]" office:value-type="float" office:value="0.0076875">
            <text:p>0,0076875</text:p>
          </table:table-cell>
          <table:table-cell table:style-name="ce29" table:formula="of:=1/[main.$B$1]*[.C$7]*[.$A139]/[main.$B$2]" office:value-type="float" office:value="0.0615">
            <text:p>0,0615</text:p>
          </table:table-cell>
          <table:table-cell table:style-name="ce29" table:formula="of:=1/[main.$B$1]*[.D$7]*[.$A139]/[main.$B$2]" office:value-type="float" office:value="0.492">
            <text:p>0,492</text:p>
          </table:table-cell>
          <table:table-cell table:style-name="ce29" table:formula="of:=1/[main.$B$1]*[.E$7]*[.$A139]/[main.$B$2]" office:value-type="float" office:value="1.968">
            <text:p>1,968</text:p>
          </table:table-cell>
          <table:table-cell table:style-name="ce29" table:formula="of:=1/[main.$B$1]*[.F$7]*[.$A139]/[main.$B$2]" office:value-type="float" office:value="7.872">
            <text:p>7,872</text:p>
          </table:table-cell>
          <table:table-cell office:value-type="float" office:value="123">
            <text:p>123</text:p>
          </table:table-cell>
          <table:table-cell table:style-name="ce39" table:formula="of:=IF([.B139]=FLOOR([.B139];1);[.B139];&quot;&quot;)">
            <text:p/>
          </table:table-cell>
          <table:table-cell table:style-name="ce35" table:formula="of:=IF([.C139]=FLOOR([.C139];1);[.C139];&quot;&quot;)">
            <text:p/>
          </table:table-cell>
          <table:table-cell table:style-name="ce35" table:formula="of:=IF([.D139]=FLOOR([.D139];1);[.D139];&quot;&quot;)">
            <text:p/>
          </table:table-cell>
          <table:table-cell table:style-name="ce35" table:formula="of:=IF([.E139]=FLOOR([.E139];1);[.E139];&quot;&quot;)">
            <text:p/>
          </table:table-cell>
          <table:table-cell table:style-name="ce42" table:formula="of:=IF([.F139]=FLOOR([.F139];1);[.F139];&quot;&quot;)">
            <text:p/>
          </table:table-cell>
          <table:table-cell office:value-type="float" office:value="123">
            <text:p>123</text:p>
          </table:table-cell>
          <table:table-cell table:style-name="ce39" table:formula="of:=IF([.H139]&lt;&gt;&quot;&quot;;IF([.H139]&lt;[main.$B$25];[.H139];&quot;&quot;);&quot;&quot;)">
            <text:p/>
          </table:table-cell>
          <table:table-cell table:style-name="ce35" table:formula="of:=IF([.I139]&lt;&gt;&quot;&quot;;IF([.I139]&lt;[main.$B$25];[.I139];&quot;&quot;);&quot;&quot;)">
            <text:p/>
          </table:table-cell>
          <table:table-cell table:style-name="ce35" table:formula="of:=IF([.J139]&lt;&gt;&quot;&quot;;IF([.J139]&lt;[main.$B$25];[.J139];&quot;&quot;);&quot;&quot;)">
            <text:p/>
          </table:table-cell>
          <table:table-cell table:style-name="ce35" table:formula="of:=IF([.K139]&lt;&gt;&quot;&quot;;IF([.K139]&lt;[main.$B$25];[.K139];&quot;&quot;);&quot;&quot;)">
            <text:p/>
          </table:table-cell>
          <table:table-cell table:style-name="ce42" table:formula="of:=IF([.L139]&lt;&gt;&quot;&quot;;IF([.L139]&lt;[main.$B$25];[.L13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4">
            <text:p>124</text:p>
          </table:table-cell>
          <table:table-cell table:style-name="ce29" table:formula="of:=1/[main.$B$1]*[.B$7]*[.$A140]/[main.$B$2]" office:value-type="float" office:value="0.00775">
            <text:p>0,00775</text:p>
          </table:table-cell>
          <table:table-cell table:style-name="ce29" table:formula="of:=1/[main.$B$1]*[.C$7]*[.$A140]/[main.$B$2]" office:value-type="float" office:value="0.062">
            <text:p>0,062</text:p>
          </table:table-cell>
          <table:table-cell table:style-name="ce29" table:formula="of:=1/[main.$B$1]*[.D$7]*[.$A140]/[main.$B$2]" office:value-type="float" office:value="0.496">
            <text:p>0,496</text:p>
          </table:table-cell>
          <table:table-cell table:style-name="ce29" table:formula="of:=1/[main.$B$1]*[.E$7]*[.$A140]/[main.$B$2]" office:value-type="float" office:value="1.984">
            <text:p>1,984</text:p>
          </table:table-cell>
          <table:table-cell table:style-name="ce29" table:formula="of:=1/[main.$B$1]*[.F$7]*[.$A140]/[main.$B$2]" office:value-type="float" office:value="7.936">
            <text:p>7,936</text:p>
          </table:table-cell>
          <table:table-cell office:value-type="float" office:value="124">
            <text:p>124</text:p>
          </table:table-cell>
          <table:table-cell table:style-name="ce39" table:formula="of:=IF([.B140]=FLOOR([.B140];1);[.B140];&quot;&quot;)">
            <text:p/>
          </table:table-cell>
          <table:table-cell table:style-name="ce35" table:formula="of:=IF([.C140]=FLOOR([.C140];1);[.C140];&quot;&quot;)">
            <text:p/>
          </table:table-cell>
          <table:table-cell table:style-name="ce35" table:formula="of:=IF([.D140]=FLOOR([.D140];1);[.D140];&quot;&quot;)">
            <text:p/>
          </table:table-cell>
          <table:table-cell table:style-name="ce35" table:formula="of:=IF([.E140]=FLOOR([.E140];1);[.E140];&quot;&quot;)">
            <text:p/>
          </table:table-cell>
          <table:table-cell table:style-name="ce42" table:formula="of:=IF([.F140]=FLOOR([.F140];1);[.F140];&quot;&quot;)">
            <text:p/>
          </table:table-cell>
          <table:table-cell office:value-type="float" office:value="124">
            <text:p>124</text:p>
          </table:table-cell>
          <table:table-cell table:style-name="ce39" table:formula="of:=IF([.H140]&lt;&gt;&quot;&quot;;IF([.H140]&lt;[main.$B$25];[.H140];&quot;&quot;);&quot;&quot;)">
            <text:p/>
          </table:table-cell>
          <table:table-cell table:style-name="ce35" table:formula="of:=IF([.I140]&lt;&gt;&quot;&quot;;IF([.I140]&lt;[main.$B$25];[.I140];&quot;&quot;);&quot;&quot;)">
            <text:p/>
          </table:table-cell>
          <table:table-cell table:style-name="ce35" table:formula="of:=IF([.J140]&lt;&gt;&quot;&quot;;IF([.J140]&lt;[main.$B$25];[.J140];&quot;&quot;);&quot;&quot;)">
            <text:p/>
          </table:table-cell>
          <table:table-cell table:style-name="ce35" table:formula="of:=IF([.K140]&lt;&gt;&quot;&quot;;IF([.K140]&lt;[main.$B$25];[.K140];&quot;&quot;);&quot;&quot;)">
            <text:p/>
          </table:table-cell>
          <table:table-cell table:style-name="ce42" table:formula="of:=IF([.L140]&lt;&gt;&quot;&quot;;IF([.L140]&lt;[main.$B$25];[.L14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5">
            <text:p>125</text:p>
          </table:table-cell>
          <table:table-cell table:style-name="ce29" table:formula="of:=1/[main.$B$1]*[.B$7]*[.$A141]/[main.$B$2]" office:value-type="float" office:value="0.0078125">
            <text:p>0,0078125</text:p>
          </table:table-cell>
          <table:table-cell table:style-name="ce29" table:formula="of:=1/[main.$B$1]*[.C$7]*[.$A141]/[main.$B$2]" office:value-type="float" office:value="0.0625">
            <text:p>0,0625</text:p>
          </table:table-cell>
          <table:table-cell table:style-name="ce29" table:formula="of:=1/[main.$B$1]*[.D$7]*[.$A141]/[main.$B$2]" office:value-type="float" office:value="0.5">
            <text:p>0,5</text:p>
          </table:table-cell>
          <table:table-cell table:style-name="ce29" table:formula="of:=1/[main.$B$1]*[.E$7]*[.$A141]/[main.$B$2]" office:value-type="float" office:value="2">
            <text:p>2</text:p>
          </table:table-cell>
          <table:table-cell table:style-name="ce29" table:formula="of:=1/[main.$B$1]*[.F$7]*[.$A141]/[main.$B$2]" office:value-type="float" office:value="8">
            <text:p>8</text:p>
          </table:table-cell>
          <table:table-cell office:value-type="float" office:value="125">
            <text:p>125</text:p>
          </table:table-cell>
          <table:table-cell table:style-name="ce39" table:formula="of:=IF([.B141]=FLOOR([.B141];1);[.B141];&quot;&quot;)">
            <text:p/>
          </table:table-cell>
          <table:table-cell table:style-name="ce35" table:formula="of:=IF([.C141]=FLOOR([.C141];1);[.C141];&quot;&quot;)">
            <text:p/>
          </table:table-cell>
          <table:table-cell table:style-name="ce35" table:formula="of:=IF([.D141]=FLOOR([.D141];1);[.D141];&quot;&quot;)">
            <text:p/>
          </table:table-cell>
          <table:table-cell table:style-name="ce35" table:formula="of:=IF([.E141]=FLOOR([.E141];1);[.E141];&quot;&quot;)" office:value-type="float" office:value="2">
            <text:p>2</text:p>
          </table:table-cell>
          <table:table-cell table:style-name="ce42" table:formula="of:=IF([.F141]=FLOOR([.F141];1);[.F141];&quot;&quot;)" office:value-type="float" office:value="8">
            <text:p>8</text:p>
          </table:table-cell>
          <table:table-cell office:value-type="float" office:value="125">
            <text:p>125</text:p>
          </table:table-cell>
          <table:table-cell table:style-name="ce39" table:formula="of:=IF([.H141]&lt;&gt;&quot;&quot;;IF([.H141]&lt;[main.$B$25];[.H141];&quot;&quot;);&quot;&quot;)">
            <text:p/>
          </table:table-cell>
          <table:table-cell table:style-name="ce35" table:formula="of:=IF([.I141]&lt;&gt;&quot;&quot;;IF([.I141]&lt;[main.$B$25];[.I141];&quot;&quot;);&quot;&quot;)">
            <text:p/>
          </table:table-cell>
          <table:table-cell table:style-name="ce35" table:formula="of:=IF([.J141]&lt;&gt;&quot;&quot;;IF([.J141]&lt;[main.$B$25];[.J141];&quot;&quot;);&quot;&quot;)">
            <text:p/>
          </table:table-cell>
          <table:table-cell table:style-name="ce35" table:formula="of:=IF([.K141]&lt;&gt;&quot;&quot;;IF([.K141]&lt;[main.$B$25];[.K141];&quot;&quot;);&quot;&quot;)" office:value-type="float" office:value="2">
            <text:p>2</text:p>
          </table:table-cell>
          <table:table-cell table:style-name="ce42" table:formula="of:=IF([.L141]&lt;&gt;&quot;&quot;;IF([.L141]&lt;[main.$B$25];[.L141];&quot;&quot;);&quot;&quot;)" office:value-type="float" office:value="8">
            <text:p>8</text:p>
          </table:table-cell>
          <table:table-cell table:number-columns-repeated="1006"/>
        </table:table-row>
        <table:table-row table:style-name="ro3">
          <table:table-cell office:value-type="float" office:value="126">
            <text:p>126</text:p>
          </table:table-cell>
          <table:table-cell table:style-name="ce29" table:formula="of:=1/[main.$B$1]*[.B$7]*[.$A142]/[main.$B$2]" office:value-type="float" office:value="0.007875">
            <text:p>0,007875</text:p>
          </table:table-cell>
          <table:table-cell table:style-name="ce29" table:formula="of:=1/[main.$B$1]*[.C$7]*[.$A142]/[main.$B$2]" office:value-type="float" office:value="0.063">
            <text:p>0,063</text:p>
          </table:table-cell>
          <table:table-cell table:style-name="ce29" table:formula="of:=1/[main.$B$1]*[.D$7]*[.$A142]/[main.$B$2]" office:value-type="float" office:value="0.504">
            <text:p>0,504</text:p>
          </table:table-cell>
          <table:table-cell table:style-name="ce29" table:formula="of:=1/[main.$B$1]*[.E$7]*[.$A142]/[main.$B$2]" office:value-type="float" office:value="2.016">
            <text:p>2,016</text:p>
          </table:table-cell>
          <table:table-cell table:style-name="ce29" table:formula="of:=1/[main.$B$1]*[.F$7]*[.$A142]/[main.$B$2]" office:value-type="float" office:value="8.064">
            <text:p>8,064</text:p>
          </table:table-cell>
          <table:table-cell office:value-type="float" office:value="126">
            <text:p>126</text:p>
          </table:table-cell>
          <table:table-cell table:style-name="ce39" table:formula="of:=IF([.B142]=FLOOR([.B142];1);[.B142];&quot;&quot;)">
            <text:p/>
          </table:table-cell>
          <table:table-cell table:style-name="ce35" table:formula="of:=IF([.C142]=FLOOR([.C142];1);[.C142];&quot;&quot;)">
            <text:p/>
          </table:table-cell>
          <table:table-cell table:style-name="ce35" table:formula="of:=IF([.D142]=FLOOR([.D142];1);[.D142];&quot;&quot;)">
            <text:p/>
          </table:table-cell>
          <table:table-cell table:style-name="ce35" table:formula="of:=IF([.E142]=FLOOR([.E142];1);[.E142];&quot;&quot;)">
            <text:p/>
          </table:table-cell>
          <table:table-cell table:style-name="ce42" table:formula="of:=IF([.F142]=FLOOR([.F142];1);[.F142];&quot;&quot;)">
            <text:p/>
          </table:table-cell>
          <table:table-cell office:value-type="float" office:value="126">
            <text:p>126</text:p>
          </table:table-cell>
          <table:table-cell table:style-name="ce39" table:formula="of:=IF([.H142]&lt;&gt;&quot;&quot;;IF([.H142]&lt;[main.$B$25];[.H142];&quot;&quot;);&quot;&quot;)">
            <text:p/>
          </table:table-cell>
          <table:table-cell table:style-name="ce35" table:formula="of:=IF([.I142]&lt;&gt;&quot;&quot;;IF([.I142]&lt;[main.$B$25];[.I142];&quot;&quot;);&quot;&quot;)">
            <text:p/>
          </table:table-cell>
          <table:table-cell table:style-name="ce35" table:formula="of:=IF([.J142]&lt;&gt;&quot;&quot;;IF([.J142]&lt;[main.$B$25];[.J142];&quot;&quot;);&quot;&quot;)">
            <text:p/>
          </table:table-cell>
          <table:table-cell table:style-name="ce35" table:formula="of:=IF([.K142]&lt;&gt;&quot;&quot;;IF([.K142]&lt;[main.$B$25];[.K142];&quot;&quot;);&quot;&quot;)">
            <text:p/>
          </table:table-cell>
          <table:table-cell table:style-name="ce42" table:formula="of:=IF([.L142]&lt;&gt;&quot;&quot;;IF([.L142]&lt;[main.$B$25];[.L14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7">
            <text:p>127</text:p>
          </table:table-cell>
          <table:table-cell table:style-name="ce29" table:formula="of:=1/[main.$B$1]*[.B$7]*[.$A143]/[main.$B$2]" office:value-type="float" office:value="0.0079375">
            <text:p>0,0079375</text:p>
          </table:table-cell>
          <table:table-cell table:style-name="ce29" table:formula="of:=1/[main.$B$1]*[.C$7]*[.$A143]/[main.$B$2]" office:value-type="float" office:value="0.0635">
            <text:p>0,0635</text:p>
          </table:table-cell>
          <table:table-cell table:style-name="ce29" table:formula="of:=1/[main.$B$1]*[.D$7]*[.$A143]/[main.$B$2]" office:value-type="float" office:value="0.508">
            <text:p>0,508</text:p>
          </table:table-cell>
          <table:table-cell table:style-name="ce29" table:formula="of:=1/[main.$B$1]*[.E$7]*[.$A143]/[main.$B$2]" office:value-type="float" office:value="2.032">
            <text:p>2,032</text:p>
          </table:table-cell>
          <table:table-cell table:style-name="ce29" table:formula="of:=1/[main.$B$1]*[.F$7]*[.$A143]/[main.$B$2]" office:value-type="float" office:value="8.128">
            <text:p>8,128</text:p>
          </table:table-cell>
          <table:table-cell office:value-type="float" office:value="127">
            <text:p>127</text:p>
          </table:table-cell>
          <table:table-cell table:style-name="ce39" table:formula="of:=IF([.B143]=FLOOR([.B143];1);[.B143];&quot;&quot;)">
            <text:p/>
          </table:table-cell>
          <table:table-cell table:style-name="ce35" table:formula="of:=IF([.C143]=FLOOR([.C143];1);[.C143];&quot;&quot;)">
            <text:p/>
          </table:table-cell>
          <table:table-cell table:style-name="ce35" table:formula="of:=IF([.D143]=FLOOR([.D143];1);[.D143];&quot;&quot;)">
            <text:p/>
          </table:table-cell>
          <table:table-cell table:style-name="ce35" table:formula="of:=IF([.E143]=FLOOR([.E143];1);[.E143];&quot;&quot;)">
            <text:p/>
          </table:table-cell>
          <table:table-cell table:style-name="ce42" table:formula="of:=IF([.F143]=FLOOR([.F143];1);[.F143];&quot;&quot;)">
            <text:p/>
          </table:table-cell>
          <table:table-cell office:value-type="float" office:value="127">
            <text:p>127</text:p>
          </table:table-cell>
          <table:table-cell table:style-name="ce39" table:formula="of:=IF([.H143]&lt;&gt;&quot;&quot;;IF([.H143]&lt;[main.$B$25];[.H143];&quot;&quot;);&quot;&quot;)">
            <text:p/>
          </table:table-cell>
          <table:table-cell table:style-name="ce35" table:formula="of:=IF([.I143]&lt;&gt;&quot;&quot;;IF([.I143]&lt;[main.$B$25];[.I143];&quot;&quot;);&quot;&quot;)">
            <text:p/>
          </table:table-cell>
          <table:table-cell table:style-name="ce35" table:formula="of:=IF([.J143]&lt;&gt;&quot;&quot;;IF([.J143]&lt;[main.$B$25];[.J143];&quot;&quot;);&quot;&quot;)">
            <text:p/>
          </table:table-cell>
          <table:table-cell table:style-name="ce35" table:formula="of:=IF([.K143]&lt;&gt;&quot;&quot;;IF([.K143]&lt;[main.$B$25];[.K143];&quot;&quot;);&quot;&quot;)">
            <text:p/>
          </table:table-cell>
          <table:table-cell table:style-name="ce42" table:formula="of:=IF([.L143]&lt;&gt;&quot;&quot;;IF([.L143]&lt;[main.$B$25];[.L14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8">
            <text:p>128</text:p>
          </table:table-cell>
          <table:table-cell table:style-name="ce29" table:formula="of:=1/[main.$B$1]*[.B$7]*[.$A144]/[main.$B$2]" office:value-type="float" office:value="0.008">
            <text:p>0,008</text:p>
          </table:table-cell>
          <table:table-cell table:style-name="ce29" table:formula="of:=1/[main.$B$1]*[.C$7]*[.$A144]/[main.$B$2]" office:value-type="float" office:value="0.064">
            <text:p>0,064</text:p>
          </table:table-cell>
          <table:table-cell table:style-name="ce29" table:formula="of:=1/[main.$B$1]*[.D$7]*[.$A144]/[main.$B$2]" office:value-type="float" office:value="0.512">
            <text:p>0,512</text:p>
          </table:table-cell>
          <table:table-cell table:style-name="ce29" table:formula="of:=1/[main.$B$1]*[.E$7]*[.$A144]/[main.$B$2]" office:value-type="float" office:value="2.048">
            <text:p>2,048</text:p>
          </table:table-cell>
          <table:table-cell table:style-name="ce29" table:formula="of:=1/[main.$B$1]*[.F$7]*[.$A144]/[main.$B$2]" office:value-type="float" office:value="8.192">
            <text:p>8,192</text:p>
          </table:table-cell>
          <table:table-cell office:value-type="float" office:value="128">
            <text:p>128</text:p>
          </table:table-cell>
          <table:table-cell table:style-name="ce39" table:formula="of:=IF([.B144]=FLOOR([.B144];1);[.B144];&quot;&quot;)">
            <text:p/>
          </table:table-cell>
          <table:table-cell table:style-name="ce35" table:formula="of:=IF([.C144]=FLOOR([.C144];1);[.C144];&quot;&quot;)">
            <text:p/>
          </table:table-cell>
          <table:table-cell table:style-name="ce35" table:formula="of:=IF([.D144]=FLOOR([.D144];1);[.D144];&quot;&quot;)">
            <text:p/>
          </table:table-cell>
          <table:table-cell table:style-name="ce35" table:formula="of:=IF([.E144]=FLOOR([.E144];1);[.E144];&quot;&quot;)">
            <text:p/>
          </table:table-cell>
          <table:table-cell table:style-name="ce42" table:formula="of:=IF([.F144]=FLOOR([.F144];1);[.F144];&quot;&quot;)">
            <text:p/>
          </table:table-cell>
          <table:table-cell office:value-type="float" office:value="128">
            <text:p>128</text:p>
          </table:table-cell>
          <table:table-cell table:style-name="ce39" table:formula="of:=IF([.H144]&lt;&gt;&quot;&quot;;IF([.H144]&lt;[main.$B$25];[.H144];&quot;&quot;);&quot;&quot;)">
            <text:p/>
          </table:table-cell>
          <table:table-cell table:style-name="ce35" table:formula="of:=IF([.I144]&lt;&gt;&quot;&quot;;IF([.I144]&lt;[main.$B$25];[.I144];&quot;&quot;);&quot;&quot;)">
            <text:p/>
          </table:table-cell>
          <table:table-cell table:style-name="ce35" table:formula="of:=IF([.J144]&lt;&gt;&quot;&quot;;IF([.J144]&lt;[main.$B$25];[.J144];&quot;&quot;);&quot;&quot;)">
            <text:p/>
          </table:table-cell>
          <table:table-cell table:style-name="ce35" table:formula="of:=IF([.K144]&lt;&gt;&quot;&quot;;IF([.K144]&lt;[main.$B$25];[.K144];&quot;&quot;);&quot;&quot;)">
            <text:p/>
          </table:table-cell>
          <table:table-cell table:style-name="ce42" table:formula="of:=IF([.L144]&lt;&gt;&quot;&quot;;IF([.L144]&lt;[main.$B$25];[.L14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29">
            <text:p>129</text:p>
          </table:table-cell>
          <table:table-cell table:style-name="ce29" table:formula="of:=1/[main.$B$1]*[.B$7]*[.$A145]/[main.$B$2]" office:value-type="float" office:value="0.0080625">
            <text:p>0,0080625</text:p>
          </table:table-cell>
          <table:table-cell table:style-name="ce29" table:formula="of:=1/[main.$B$1]*[.C$7]*[.$A145]/[main.$B$2]" office:value-type="float" office:value="0.0645">
            <text:p>0,0645</text:p>
          </table:table-cell>
          <table:table-cell table:style-name="ce29" table:formula="of:=1/[main.$B$1]*[.D$7]*[.$A145]/[main.$B$2]" office:value-type="float" office:value="0.516">
            <text:p>0,516</text:p>
          </table:table-cell>
          <table:table-cell table:style-name="ce29" table:formula="of:=1/[main.$B$1]*[.E$7]*[.$A145]/[main.$B$2]" office:value-type="float" office:value="2.064">
            <text:p>2,064</text:p>
          </table:table-cell>
          <table:table-cell table:style-name="ce29" table:formula="of:=1/[main.$B$1]*[.F$7]*[.$A145]/[main.$B$2]" office:value-type="float" office:value="8.256">
            <text:p>8,256</text:p>
          </table:table-cell>
          <table:table-cell office:value-type="float" office:value="129">
            <text:p>129</text:p>
          </table:table-cell>
          <table:table-cell table:style-name="ce39" table:formula="of:=IF([.B145]=FLOOR([.B145];1);[.B145];&quot;&quot;)">
            <text:p/>
          </table:table-cell>
          <table:table-cell table:style-name="ce35" table:formula="of:=IF([.C145]=FLOOR([.C145];1);[.C145];&quot;&quot;)">
            <text:p/>
          </table:table-cell>
          <table:table-cell table:style-name="ce35" table:formula="of:=IF([.D145]=FLOOR([.D145];1);[.D145];&quot;&quot;)">
            <text:p/>
          </table:table-cell>
          <table:table-cell table:style-name="ce35" table:formula="of:=IF([.E145]=FLOOR([.E145];1);[.E145];&quot;&quot;)">
            <text:p/>
          </table:table-cell>
          <table:table-cell table:style-name="ce42" table:formula="of:=IF([.F145]=FLOOR([.F145];1);[.F145];&quot;&quot;)">
            <text:p/>
          </table:table-cell>
          <table:table-cell office:value-type="float" office:value="129">
            <text:p>129</text:p>
          </table:table-cell>
          <table:table-cell table:style-name="ce39" table:formula="of:=IF([.H145]&lt;&gt;&quot;&quot;;IF([.H145]&lt;[main.$B$25];[.H145];&quot;&quot;);&quot;&quot;)">
            <text:p/>
          </table:table-cell>
          <table:table-cell table:style-name="ce35" table:formula="of:=IF([.I145]&lt;&gt;&quot;&quot;;IF([.I145]&lt;[main.$B$25];[.I145];&quot;&quot;);&quot;&quot;)">
            <text:p/>
          </table:table-cell>
          <table:table-cell table:style-name="ce35" table:formula="of:=IF([.J145]&lt;&gt;&quot;&quot;;IF([.J145]&lt;[main.$B$25];[.J145];&quot;&quot;);&quot;&quot;)">
            <text:p/>
          </table:table-cell>
          <table:table-cell table:style-name="ce35" table:formula="of:=IF([.K145]&lt;&gt;&quot;&quot;;IF([.K145]&lt;[main.$B$25];[.K145];&quot;&quot;);&quot;&quot;)">
            <text:p/>
          </table:table-cell>
          <table:table-cell table:style-name="ce42" table:formula="of:=IF([.L145]&lt;&gt;&quot;&quot;;IF([.L145]&lt;[main.$B$25];[.L14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0">
            <text:p>130</text:p>
          </table:table-cell>
          <table:table-cell table:style-name="ce29" table:formula="of:=1/[main.$B$1]*[.B$7]*[.$A146]/[main.$B$2]" office:value-type="float" office:value="0.008125">
            <text:p>0,008125</text:p>
          </table:table-cell>
          <table:table-cell table:style-name="ce29" table:formula="of:=1/[main.$B$1]*[.C$7]*[.$A146]/[main.$B$2]" office:value-type="float" office:value="0.065">
            <text:p>0,065</text:p>
          </table:table-cell>
          <table:table-cell table:style-name="ce29" table:formula="of:=1/[main.$B$1]*[.D$7]*[.$A146]/[main.$B$2]" office:value-type="float" office:value="0.52">
            <text:p>0,52</text:p>
          </table:table-cell>
          <table:table-cell table:style-name="ce29" table:formula="of:=1/[main.$B$1]*[.E$7]*[.$A146]/[main.$B$2]" office:value-type="float" office:value="2.08">
            <text:p>2,08</text:p>
          </table:table-cell>
          <table:table-cell table:style-name="ce29" table:formula="of:=1/[main.$B$1]*[.F$7]*[.$A146]/[main.$B$2]" office:value-type="float" office:value="8.32">
            <text:p>8,32</text:p>
          </table:table-cell>
          <table:table-cell office:value-type="float" office:value="130">
            <text:p>130</text:p>
          </table:table-cell>
          <table:table-cell table:style-name="ce39" table:formula="of:=IF([.B146]=FLOOR([.B146];1);[.B146];&quot;&quot;)">
            <text:p/>
          </table:table-cell>
          <table:table-cell table:style-name="ce35" table:formula="of:=IF([.C146]=FLOOR([.C146];1);[.C146];&quot;&quot;)">
            <text:p/>
          </table:table-cell>
          <table:table-cell table:style-name="ce35" table:formula="of:=IF([.D146]=FLOOR([.D146];1);[.D146];&quot;&quot;)">
            <text:p/>
          </table:table-cell>
          <table:table-cell table:style-name="ce35" table:formula="of:=IF([.E146]=FLOOR([.E146];1);[.E146];&quot;&quot;)">
            <text:p/>
          </table:table-cell>
          <table:table-cell table:style-name="ce42" table:formula="of:=IF([.F146]=FLOOR([.F146];1);[.F146];&quot;&quot;)">
            <text:p/>
          </table:table-cell>
          <table:table-cell office:value-type="float" office:value="130">
            <text:p>130</text:p>
          </table:table-cell>
          <table:table-cell table:style-name="ce39" table:formula="of:=IF([.H146]&lt;&gt;&quot;&quot;;IF([.H146]&lt;[main.$B$25];[.H146];&quot;&quot;);&quot;&quot;)">
            <text:p/>
          </table:table-cell>
          <table:table-cell table:style-name="ce35" table:formula="of:=IF([.I146]&lt;&gt;&quot;&quot;;IF([.I146]&lt;[main.$B$25];[.I146];&quot;&quot;);&quot;&quot;)">
            <text:p/>
          </table:table-cell>
          <table:table-cell table:style-name="ce35" table:formula="of:=IF([.J146]&lt;&gt;&quot;&quot;;IF([.J146]&lt;[main.$B$25];[.J146];&quot;&quot;);&quot;&quot;)">
            <text:p/>
          </table:table-cell>
          <table:table-cell table:style-name="ce35" table:formula="of:=IF([.K146]&lt;&gt;&quot;&quot;;IF([.K146]&lt;[main.$B$25];[.K146];&quot;&quot;);&quot;&quot;)">
            <text:p/>
          </table:table-cell>
          <table:table-cell table:style-name="ce42" table:formula="of:=IF([.L146]&lt;&gt;&quot;&quot;;IF([.L146]&lt;[main.$B$25];[.L14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1">
            <text:p>131</text:p>
          </table:table-cell>
          <table:table-cell table:style-name="ce29" table:formula="of:=1/[main.$B$1]*[.B$7]*[.$A147]/[main.$B$2]" office:value-type="float" office:value="0.0081875">
            <text:p>0,0081875</text:p>
          </table:table-cell>
          <table:table-cell table:style-name="ce29" table:formula="of:=1/[main.$B$1]*[.C$7]*[.$A147]/[main.$B$2]" office:value-type="float" office:value="0.0655">
            <text:p>0,0655</text:p>
          </table:table-cell>
          <table:table-cell table:style-name="ce29" table:formula="of:=1/[main.$B$1]*[.D$7]*[.$A147]/[main.$B$2]" office:value-type="float" office:value="0.524">
            <text:p>0,524</text:p>
          </table:table-cell>
          <table:table-cell table:style-name="ce29" table:formula="of:=1/[main.$B$1]*[.E$7]*[.$A147]/[main.$B$2]" office:value-type="float" office:value="2.096">
            <text:p>2,096</text:p>
          </table:table-cell>
          <table:table-cell table:style-name="ce29" table:formula="of:=1/[main.$B$1]*[.F$7]*[.$A147]/[main.$B$2]" office:value-type="float" office:value="8.384">
            <text:p>8,384</text:p>
          </table:table-cell>
          <table:table-cell office:value-type="float" office:value="131">
            <text:p>131</text:p>
          </table:table-cell>
          <table:table-cell table:style-name="ce39" table:formula="of:=IF([.B147]=FLOOR([.B147];1);[.B147];&quot;&quot;)">
            <text:p/>
          </table:table-cell>
          <table:table-cell table:style-name="ce35" table:formula="of:=IF([.C147]=FLOOR([.C147];1);[.C147];&quot;&quot;)">
            <text:p/>
          </table:table-cell>
          <table:table-cell table:style-name="ce35" table:formula="of:=IF([.D147]=FLOOR([.D147];1);[.D147];&quot;&quot;)">
            <text:p/>
          </table:table-cell>
          <table:table-cell table:style-name="ce35" table:formula="of:=IF([.E147]=FLOOR([.E147];1);[.E147];&quot;&quot;)">
            <text:p/>
          </table:table-cell>
          <table:table-cell table:style-name="ce42" table:formula="of:=IF([.F147]=FLOOR([.F147];1);[.F147];&quot;&quot;)">
            <text:p/>
          </table:table-cell>
          <table:table-cell office:value-type="float" office:value="131">
            <text:p>131</text:p>
          </table:table-cell>
          <table:table-cell table:style-name="ce39" table:formula="of:=IF([.H147]&lt;&gt;&quot;&quot;;IF([.H147]&lt;[main.$B$25];[.H147];&quot;&quot;);&quot;&quot;)">
            <text:p/>
          </table:table-cell>
          <table:table-cell table:style-name="ce35" table:formula="of:=IF([.I147]&lt;&gt;&quot;&quot;;IF([.I147]&lt;[main.$B$25];[.I147];&quot;&quot;);&quot;&quot;)">
            <text:p/>
          </table:table-cell>
          <table:table-cell table:style-name="ce35" table:formula="of:=IF([.J147]&lt;&gt;&quot;&quot;;IF([.J147]&lt;[main.$B$25];[.J147];&quot;&quot;);&quot;&quot;)">
            <text:p/>
          </table:table-cell>
          <table:table-cell table:style-name="ce35" table:formula="of:=IF([.K147]&lt;&gt;&quot;&quot;;IF([.K147]&lt;[main.$B$25];[.K147];&quot;&quot;);&quot;&quot;)">
            <text:p/>
          </table:table-cell>
          <table:table-cell table:style-name="ce42" table:formula="of:=IF([.L147]&lt;&gt;&quot;&quot;;IF([.L147]&lt;[main.$B$25];[.L14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2">
            <text:p>132</text:p>
          </table:table-cell>
          <table:table-cell table:style-name="ce29" table:formula="of:=1/[main.$B$1]*[.B$7]*[.$A148]/[main.$B$2]" office:value-type="float" office:value="0.00825">
            <text:p>0,00825</text:p>
          </table:table-cell>
          <table:table-cell table:style-name="ce29" table:formula="of:=1/[main.$B$1]*[.C$7]*[.$A148]/[main.$B$2]" office:value-type="float" office:value="0.066">
            <text:p>0,066</text:p>
          </table:table-cell>
          <table:table-cell table:style-name="ce29" table:formula="of:=1/[main.$B$1]*[.D$7]*[.$A148]/[main.$B$2]" office:value-type="float" office:value="0.528">
            <text:p>0,528</text:p>
          </table:table-cell>
          <table:table-cell table:style-name="ce29" table:formula="of:=1/[main.$B$1]*[.E$7]*[.$A148]/[main.$B$2]" office:value-type="float" office:value="2.112">
            <text:p>2,112</text:p>
          </table:table-cell>
          <table:table-cell table:style-name="ce29" table:formula="of:=1/[main.$B$1]*[.F$7]*[.$A148]/[main.$B$2]" office:value-type="float" office:value="8.448">
            <text:p>8,448</text:p>
          </table:table-cell>
          <table:table-cell office:value-type="float" office:value="132">
            <text:p>132</text:p>
          </table:table-cell>
          <table:table-cell table:style-name="ce39" table:formula="of:=IF([.B148]=FLOOR([.B148];1);[.B148];&quot;&quot;)">
            <text:p/>
          </table:table-cell>
          <table:table-cell table:style-name="ce35" table:formula="of:=IF([.C148]=FLOOR([.C148];1);[.C148];&quot;&quot;)">
            <text:p/>
          </table:table-cell>
          <table:table-cell table:style-name="ce35" table:formula="of:=IF([.D148]=FLOOR([.D148];1);[.D148];&quot;&quot;)">
            <text:p/>
          </table:table-cell>
          <table:table-cell table:style-name="ce35" table:formula="of:=IF([.E148]=FLOOR([.E148];1);[.E148];&quot;&quot;)">
            <text:p/>
          </table:table-cell>
          <table:table-cell table:style-name="ce42" table:formula="of:=IF([.F148]=FLOOR([.F148];1);[.F148];&quot;&quot;)">
            <text:p/>
          </table:table-cell>
          <table:table-cell office:value-type="float" office:value="132">
            <text:p>132</text:p>
          </table:table-cell>
          <table:table-cell table:style-name="ce39" table:formula="of:=IF([.H148]&lt;&gt;&quot;&quot;;IF([.H148]&lt;[main.$B$25];[.H148];&quot;&quot;);&quot;&quot;)">
            <text:p/>
          </table:table-cell>
          <table:table-cell table:style-name="ce35" table:formula="of:=IF([.I148]&lt;&gt;&quot;&quot;;IF([.I148]&lt;[main.$B$25];[.I148];&quot;&quot;);&quot;&quot;)">
            <text:p/>
          </table:table-cell>
          <table:table-cell table:style-name="ce35" table:formula="of:=IF([.J148]&lt;&gt;&quot;&quot;;IF([.J148]&lt;[main.$B$25];[.J148];&quot;&quot;);&quot;&quot;)">
            <text:p/>
          </table:table-cell>
          <table:table-cell table:style-name="ce35" table:formula="of:=IF([.K148]&lt;&gt;&quot;&quot;;IF([.K148]&lt;[main.$B$25];[.K148];&quot;&quot;);&quot;&quot;)">
            <text:p/>
          </table:table-cell>
          <table:table-cell table:style-name="ce42" table:formula="of:=IF([.L148]&lt;&gt;&quot;&quot;;IF([.L148]&lt;[main.$B$25];[.L14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3">
            <text:p>133</text:p>
          </table:table-cell>
          <table:table-cell table:style-name="ce29" table:formula="of:=1/[main.$B$1]*[.B$7]*[.$A149]/[main.$B$2]" office:value-type="float" office:value="0.0083125">
            <text:p>0,0083125</text:p>
          </table:table-cell>
          <table:table-cell table:style-name="ce29" table:formula="of:=1/[main.$B$1]*[.C$7]*[.$A149]/[main.$B$2]" office:value-type="float" office:value="0.0665">
            <text:p>0,0665</text:p>
          </table:table-cell>
          <table:table-cell table:style-name="ce29" table:formula="of:=1/[main.$B$1]*[.D$7]*[.$A149]/[main.$B$2]" office:value-type="float" office:value="0.532">
            <text:p>0,532</text:p>
          </table:table-cell>
          <table:table-cell table:style-name="ce29" table:formula="of:=1/[main.$B$1]*[.E$7]*[.$A149]/[main.$B$2]" office:value-type="float" office:value="2.128">
            <text:p>2,128</text:p>
          </table:table-cell>
          <table:table-cell table:style-name="ce29" table:formula="of:=1/[main.$B$1]*[.F$7]*[.$A149]/[main.$B$2]" office:value-type="float" office:value="8.512">
            <text:p>8,512</text:p>
          </table:table-cell>
          <table:table-cell office:value-type="float" office:value="133">
            <text:p>133</text:p>
          </table:table-cell>
          <table:table-cell table:style-name="ce39" table:formula="of:=IF([.B149]=FLOOR([.B149];1);[.B149];&quot;&quot;)">
            <text:p/>
          </table:table-cell>
          <table:table-cell table:style-name="ce35" table:formula="of:=IF([.C149]=FLOOR([.C149];1);[.C149];&quot;&quot;)">
            <text:p/>
          </table:table-cell>
          <table:table-cell table:style-name="ce35" table:formula="of:=IF([.D149]=FLOOR([.D149];1);[.D149];&quot;&quot;)">
            <text:p/>
          </table:table-cell>
          <table:table-cell table:style-name="ce35" table:formula="of:=IF([.E149]=FLOOR([.E149];1);[.E149];&quot;&quot;)">
            <text:p/>
          </table:table-cell>
          <table:table-cell table:style-name="ce42" table:formula="of:=IF([.F149]=FLOOR([.F149];1);[.F149];&quot;&quot;)">
            <text:p/>
          </table:table-cell>
          <table:table-cell office:value-type="float" office:value="133">
            <text:p>133</text:p>
          </table:table-cell>
          <table:table-cell table:style-name="ce39" table:formula="of:=IF([.H149]&lt;&gt;&quot;&quot;;IF([.H149]&lt;[main.$B$25];[.H149];&quot;&quot;);&quot;&quot;)">
            <text:p/>
          </table:table-cell>
          <table:table-cell table:style-name="ce35" table:formula="of:=IF([.I149]&lt;&gt;&quot;&quot;;IF([.I149]&lt;[main.$B$25];[.I149];&quot;&quot;);&quot;&quot;)">
            <text:p/>
          </table:table-cell>
          <table:table-cell table:style-name="ce35" table:formula="of:=IF([.J149]&lt;&gt;&quot;&quot;;IF([.J149]&lt;[main.$B$25];[.J149];&quot;&quot;);&quot;&quot;)">
            <text:p/>
          </table:table-cell>
          <table:table-cell table:style-name="ce35" table:formula="of:=IF([.K149]&lt;&gt;&quot;&quot;;IF([.K149]&lt;[main.$B$25];[.K149];&quot;&quot;);&quot;&quot;)">
            <text:p/>
          </table:table-cell>
          <table:table-cell table:style-name="ce42" table:formula="of:=IF([.L149]&lt;&gt;&quot;&quot;;IF([.L149]&lt;[main.$B$25];[.L14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4">
            <text:p>134</text:p>
          </table:table-cell>
          <table:table-cell table:style-name="ce29" table:formula="of:=1/[main.$B$1]*[.B$7]*[.$A150]/[main.$B$2]" office:value-type="float" office:value="0.008375">
            <text:p>0,008375</text:p>
          </table:table-cell>
          <table:table-cell table:style-name="ce29" table:formula="of:=1/[main.$B$1]*[.C$7]*[.$A150]/[main.$B$2]" office:value-type="float" office:value="0.067">
            <text:p>0,067</text:p>
          </table:table-cell>
          <table:table-cell table:style-name="ce29" table:formula="of:=1/[main.$B$1]*[.D$7]*[.$A150]/[main.$B$2]" office:value-type="float" office:value="0.536">
            <text:p>0,536</text:p>
          </table:table-cell>
          <table:table-cell table:style-name="ce29" table:formula="of:=1/[main.$B$1]*[.E$7]*[.$A150]/[main.$B$2]" office:value-type="float" office:value="2.144">
            <text:p>2,144</text:p>
          </table:table-cell>
          <table:table-cell table:style-name="ce29" table:formula="of:=1/[main.$B$1]*[.F$7]*[.$A150]/[main.$B$2]" office:value-type="float" office:value="8.576">
            <text:p>8,576</text:p>
          </table:table-cell>
          <table:table-cell office:value-type="float" office:value="134">
            <text:p>134</text:p>
          </table:table-cell>
          <table:table-cell table:style-name="ce39" table:formula="of:=IF([.B150]=FLOOR([.B150];1);[.B150];&quot;&quot;)">
            <text:p/>
          </table:table-cell>
          <table:table-cell table:style-name="ce35" table:formula="of:=IF([.C150]=FLOOR([.C150];1);[.C150];&quot;&quot;)">
            <text:p/>
          </table:table-cell>
          <table:table-cell table:style-name="ce35" table:formula="of:=IF([.D150]=FLOOR([.D150];1);[.D150];&quot;&quot;)">
            <text:p/>
          </table:table-cell>
          <table:table-cell table:style-name="ce35" table:formula="of:=IF([.E150]=FLOOR([.E150];1);[.E150];&quot;&quot;)">
            <text:p/>
          </table:table-cell>
          <table:table-cell table:style-name="ce42" table:formula="of:=IF([.F150]=FLOOR([.F150];1);[.F150];&quot;&quot;)">
            <text:p/>
          </table:table-cell>
          <table:table-cell office:value-type="float" office:value="134">
            <text:p>134</text:p>
          </table:table-cell>
          <table:table-cell table:style-name="ce39" table:formula="of:=IF([.H150]&lt;&gt;&quot;&quot;;IF([.H150]&lt;[main.$B$25];[.H150];&quot;&quot;);&quot;&quot;)">
            <text:p/>
          </table:table-cell>
          <table:table-cell table:style-name="ce35" table:formula="of:=IF([.I150]&lt;&gt;&quot;&quot;;IF([.I150]&lt;[main.$B$25];[.I150];&quot;&quot;);&quot;&quot;)">
            <text:p/>
          </table:table-cell>
          <table:table-cell table:style-name="ce35" table:formula="of:=IF([.J150]&lt;&gt;&quot;&quot;;IF([.J150]&lt;[main.$B$25];[.J150];&quot;&quot;);&quot;&quot;)">
            <text:p/>
          </table:table-cell>
          <table:table-cell table:style-name="ce35" table:formula="of:=IF([.K150]&lt;&gt;&quot;&quot;;IF([.K150]&lt;[main.$B$25];[.K150];&quot;&quot;);&quot;&quot;)">
            <text:p/>
          </table:table-cell>
          <table:table-cell table:style-name="ce42" table:formula="of:=IF([.L150]&lt;&gt;&quot;&quot;;IF([.L150]&lt;[main.$B$25];[.L15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5">
            <text:p>135</text:p>
          </table:table-cell>
          <table:table-cell table:style-name="ce29" table:formula="of:=1/[main.$B$1]*[.B$7]*[.$A151]/[main.$B$2]" office:value-type="float" office:value="0.0084375">
            <text:p>0,0084375</text:p>
          </table:table-cell>
          <table:table-cell table:style-name="ce29" table:formula="of:=1/[main.$B$1]*[.C$7]*[.$A151]/[main.$B$2]" office:value-type="float" office:value="0.0675">
            <text:p>0,0675</text:p>
          </table:table-cell>
          <table:table-cell table:style-name="ce29" table:formula="of:=1/[main.$B$1]*[.D$7]*[.$A151]/[main.$B$2]" office:value-type="float" office:value="0.54">
            <text:p>0,54</text:p>
          </table:table-cell>
          <table:table-cell table:style-name="ce29" table:formula="of:=1/[main.$B$1]*[.E$7]*[.$A151]/[main.$B$2]" office:value-type="float" office:value="2.16">
            <text:p>2,16</text:p>
          </table:table-cell>
          <table:table-cell table:style-name="ce29" table:formula="of:=1/[main.$B$1]*[.F$7]*[.$A151]/[main.$B$2]" office:value-type="float" office:value="8.64">
            <text:p>8,64</text:p>
          </table:table-cell>
          <table:table-cell office:value-type="float" office:value="135">
            <text:p>135</text:p>
          </table:table-cell>
          <table:table-cell table:style-name="ce39" table:formula="of:=IF([.B151]=FLOOR([.B151];1);[.B151];&quot;&quot;)">
            <text:p/>
          </table:table-cell>
          <table:table-cell table:style-name="ce35" table:formula="of:=IF([.C151]=FLOOR([.C151];1);[.C151];&quot;&quot;)">
            <text:p/>
          </table:table-cell>
          <table:table-cell table:style-name="ce35" table:formula="of:=IF([.D151]=FLOOR([.D151];1);[.D151];&quot;&quot;)">
            <text:p/>
          </table:table-cell>
          <table:table-cell table:style-name="ce35" table:formula="of:=IF([.E151]=FLOOR([.E151];1);[.E151];&quot;&quot;)">
            <text:p/>
          </table:table-cell>
          <table:table-cell table:style-name="ce42" table:formula="of:=IF([.F151]=FLOOR([.F151];1);[.F151];&quot;&quot;)">
            <text:p/>
          </table:table-cell>
          <table:table-cell office:value-type="float" office:value="135">
            <text:p>135</text:p>
          </table:table-cell>
          <table:table-cell table:style-name="ce39" table:formula="of:=IF([.H151]&lt;&gt;&quot;&quot;;IF([.H151]&lt;[main.$B$25];[.H151];&quot;&quot;);&quot;&quot;)">
            <text:p/>
          </table:table-cell>
          <table:table-cell table:style-name="ce35" table:formula="of:=IF([.I151]&lt;&gt;&quot;&quot;;IF([.I151]&lt;[main.$B$25];[.I151];&quot;&quot;);&quot;&quot;)">
            <text:p/>
          </table:table-cell>
          <table:table-cell table:style-name="ce35" table:formula="of:=IF([.J151]&lt;&gt;&quot;&quot;;IF([.J151]&lt;[main.$B$25];[.J151];&quot;&quot;);&quot;&quot;)">
            <text:p/>
          </table:table-cell>
          <table:table-cell table:style-name="ce35" table:formula="of:=IF([.K151]&lt;&gt;&quot;&quot;;IF([.K151]&lt;[main.$B$25];[.K151];&quot;&quot;);&quot;&quot;)">
            <text:p/>
          </table:table-cell>
          <table:table-cell table:style-name="ce42" table:formula="of:=IF([.L151]&lt;&gt;&quot;&quot;;IF([.L151]&lt;[main.$B$25];[.L15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6">
            <text:p>136</text:p>
          </table:table-cell>
          <table:table-cell table:style-name="ce29" table:formula="of:=1/[main.$B$1]*[.B$7]*[.$A152]/[main.$B$2]" office:value-type="float" office:value="0.0085">
            <text:p>0,0085</text:p>
          </table:table-cell>
          <table:table-cell table:style-name="ce29" table:formula="of:=1/[main.$B$1]*[.C$7]*[.$A152]/[main.$B$2]" office:value-type="float" office:value="0.068">
            <text:p>0,068</text:p>
          </table:table-cell>
          <table:table-cell table:style-name="ce29" table:formula="of:=1/[main.$B$1]*[.D$7]*[.$A152]/[main.$B$2]" office:value-type="float" office:value="0.544">
            <text:p>0,544</text:p>
          </table:table-cell>
          <table:table-cell table:style-name="ce29" table:formula="of:=1/[main.$B$1]*[.E$7]*[.$A152]/[main.$B$2]" office:value-type="float" office:value="2.176">
            <text:p>2,176</text:p>
          </table:table-cell>
          <table:table-cell table:style-name="ce29" table:formula="of:=1/[main.$B$1]*[.F$7]*[.$A152]/[main.$B$2]" office:value-type="float" office:value="8.704">
            <text:p>8,704</text:p>
          </table:table-cell>
          <table:table-cell office:value-type="float" office:value="136">
            <text:p>136</text:p>
          </table:table-cell>
          <table:table-cell table:style-name="ce39" table:formula="of:=IF([.B152]=FLOOR([.B152];1);[.B152];&quot;&quot;)">
            <text:p/>
          </table:table-cell>
          <table:table-cell table:style-name="ce35" table:formula="of:=IF([.C152]=FLOOR([.C152];1);[.C152];&quot;&quot;)">
            <text:p/>
          </table:table-cell>
          <table:table-cell table:style-name="ce35" table:formula="of:=IF([.D152]=FLOOR([.D152];1);[.D152];&quot;&quot;)">
            <text:p/>
          </table:table-cell>
          <table:table-cell table:style-name="ce35" table:formula="of:=IF([.E152]=FLOOR([.E152];1);[.E152];&quot;&quot;)">
            <text:p/>
          </table:table-cell>
          <table:table-cell table:style-name="ce42" table:formula="of:=IF([.F152]=FLOOR([.F152];1);[.F152];&quot;&quot;)">
            <text:p/>
          </table:table-cell>
          <table:table-cell office:value-type="float" office:value="136">
            <text:p>136</text:p>
          </table:table-cell>
          <table:table-cell table:style-name="ce39" table:formula="of:=IF([.H152]&lt;&gt;&quot;&quot;;IF([.H152]&lt;[main.$B$25];[.H152];&quot;&quot;);&quot;&quot;)">
            <text:p/>
          </table:table-cell>
          <table:table-cell table:style-name="ce35" table:formula="of:=IF([.I152]&lt;&gt;&quot;&quot;;IF([.I152]&lt;[main.$B$25];[.I152];&quot;&quot;);&quot;&quot;)">
            <text:p/>
          </table:table-cell>
          <table:table-cell table:style-name="ce35" table:formula="of:=IF([.J152]&lt;&gt;&quot;&quot;;IF([.J152]&lt;[main.$B$25];[.J152];&quot;&quot;);&quot;&quot;)">
            <text:p/>
          </table:table-cell>
          <table:table-cell table:style-name="ce35" table:formula="of:=IF([.K152]&lt;&gt;&quot;&quot;;IF([.K152]&lt;[main.$B$25];[.K152];&quot;&quot;);&quot;&quot;)">
            <text:p/>
          </table:table-cell>
          <table:table-cell table:style-name="ce42" table:formula="of:=IF([.L152]&lt;&gt;&quot;&quot;;IF([.L152]&lt;[main.$B$25];[.L15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7">
            <text:p>137</text:p>
          </table:table-cell>
          <table:table-cell table:style-name="ce29" table:formula="of:=1/[main.$B$1]*[.B$7]*[.$A153]/[main.$B$2]" office:value-type="float" office:value="0.0085625">
            <text:p>0,0085625</text:p>
          </table:table-cell>
          <table:table-cell table:style-name="ce29" table:formula="of:=1/[main.$B$1]*[.C$7]*[.$A153]/[main.$B$2]" office:value-type="float" office:value="0.0685">
            <text:p>0,0685</text:p>
          </table:table-cell>
          <table:table-cell table:style-name="ce29" table:formula="of:=1/[main.$B$1]*[.D$7]*[.$A153]/[main.$B$2]" office:value-type="float" office:value="0.548">
            <text:p>0,548</text:p>
          </table:table-cell>
          <table:table-cell table:style-name="ce29" table:formula="of:=1/[main.$B$1]*[.E$7]*[.$A153]/[main.$B$2]" office:value-type="float" office:value="2.192">
            <text:p>2,192</text:p>
          </table:table-cell>
          <table:table-cell table:style-name="ce29" table:formula="of:=1/[main.$B$1]*[.F$7]*[.$A153]/[main.$B$2]" office:value-type="float" office:value="8.768">
            <text:p>8,768</text:p>
          </table:table-cell>
          <table:table-cell office:value-type="float" office:value="137">
            <text:p>137</text:p>
          </table:table-cell>
          <table:table-cell table:style-name="ce39" table:formula="of:=IF([.B153]=FLOOR([.B153];1);[.B153];&quot;&quot;)">
            <text:p/>
          </table:table-cell>
          <table:table-cell table:style-name="ce35" table:formula="of:=IF([.C153]=FLOOR([.C153];1);[.C153];&quot;&quot;)">
            <text:p/>
          </table:table-cell>
          <table:table-cell table:style-name="ce35" table:formula="of:=IF([.D153]=FLOOR([.D153];1);[.D153];&quot;&quot;)">
            <text:p/>
          </table:table-cell>
          <table:table-cell table:style-name="ce35" table:formula="of:=IF([.E153]=FLOOR([.E153];1);[.E153];&quot;&quot;)">
            <text:p/>
          </table:table-cell>
          <table:table-cell table:style-name="ce42" table:formula="of:=IF([.F153]=FLOOR([.F153];1);[.F153];&quot;&quot;)">
            <text:p/>
          </table:table-cell>
          <table:table-cell office:value-type="float" office:value="137">
            <text:p>137</text:p>
          </table:table-cell>
          <table:table-cell table:style-name="ce39" table:formula="of:=IF([.H153]&lt;&gt;&quot;&quot;;IF([.H153]&lt;[main.$B$25];[.H153];&quot;&quot;);&quot;&quot;)">
            <text:p/>
          </table:table-cell>
          <table:table-cell table:style-name="ce35" table:formula="of:=IF([.I153]&lt;&gt;&quot;&quot;;IF([.I153]&lt;[main.$B$25];[.I153];&quot;&quot;);&quot;&quot;)">
            <text:p/>
          </table:table-cell>
          <table:table-cell table:style-name="ce35" table:formula="of:=IF([.J153]&lt;&gt;&quot;&quot;;IF([.J153]&lt;[main.$B$25];[.J153];&quot;&quot;);&quot;&quot;)">
            <text:p/>
          </table:table-cell>
          <table:table-cell table:style-name="ce35" table:formula="of:=IF([.K153]&lt;&gt;&quot;&quot;;IF([.K153]&lt;[main.$B$25];[.K153];&quot;&quot;);&quot;&quot;)">
            <text:p/>
          </table:table-cell>
          <table:table-cell table:style-name="ce42" table:formula="of:=IF([.L153]&lt;&gt;&quot;&quot;;IF([.L153]&lt;[main.$B$25];[.L15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8">
            <text:p>138</text:p>
          </table:table-cell>
          <table:table-cell table:style-name="ce29" table:formula="of:=1/[main.$B$1]*[.B$7]*[.$A154]/[main.$B$2]" office:value-type="float" office:value="0.008625">
            <text:p>0,008625</text:p>
          </table:table-cell>
          <table:table-cell table:style-name="ce29" table:formula="of:=1/[main.$B$1]*[.C$7]*[.$A154]/[main.$B$2]" office:value-type="float" office:value="0.069">
            <text:p>0,069</text:p>
          </table:table-cell>
          <table:table-cell table:style-name="ce29" table:formula="of:=1/[main.$B$1]*[.D$7]*[.$A154]/[main.$B$2]" office:value-type="float" office:value="0.552">
            <text:p>0,552</text:p>
          </table:table-cell>
          <table:table-cell table:style-name="ce29" table:formula="of:=1/[main.$B$1]*[.E$7]*[.$A154]/[main.$B$2]" office:value-type="float" office:value="2.208">
            <text:p>2,208</text:p>
          </table:table-cell>
          <table:table-cell table:style-name="ce29" table:formula="of:=1/[main.$B$1]*[.F$7]*[.$A154]/[main.$B$2]" office:value-type="float" office:value="8.832">
            <text:p>8,832</text:p>
          </table:table-cell>
          <table:table-cell office:value-type="float" office:value="138">
            <text:p>138</text:p>
          </table:table-cell>
          <table:table-cell table:style-name="ce39" table:formula="of:=IF([.B154]=FLOOR([.B154];1);[.B154];&quot;&quot;)">
            <text:p/>
          </table:table-cell>
          <table:table-cell table:style-name="ce35" table:formula="of:=IF([.C154]=FLOOR([.C154];1);[.C154];&quot;&quot;)">
            <text:p/>
          </table:table-cell>
          <table:table-cell table:style-name="ce35" table:formula="of:=IF([.D154]=FLOOR([.D154];1);[.D154];&quot;&quot;)">
            <text:p/>
          </table:table-cell>
          <table:table-cell table:style-name="ce35" table:formula="of:=IF([.E154]=FLOOR([.E154];1);[.E154];&quot;&quot;)">
            <text:p/>
          </table:table-cell>
          <table:table-cell table:style-name="ce42" table:formula="of:=IF([.F154]=FLOOR([.F154];1);[.F154];&quot;&quot;)">
            <text:p/>
          </table:table-cell>
          <table:table-cell office:value-type="float" office:value="138">
            <text:p>138</text:p>
          </table:table-cell>
          <table:table-cell table:style-name="ce39" table:formula="of:=IF([.H154]&lt;&gt;&quot;&quot;;IF([.H154]&lt;[main.$B$25];[.H154];&quot;&quot;);&quot;&quot;)">
            <text:p/>
          </table:table-cell>
          <table:table-cell table:style-name="ce35" table:formula="of:=IF([.I154]&lt;&gt;&quot;&quot;;IF([.I154]&lt;[main.$B$25];[.I154];&quot;&quot;);&quot;&quot;)">
            <text:p/>
          </table:table-cell>
          <table:table-cell table:style-name="ce35" table:formula="of:=IF([.J154]&lt;&gt;&quot;&quot;;IF([.J154]&lt;[main.$B$25];[.J154];&quot;&quot;);&quot;&quot;)">
            <text:p/>
          </table:table-cell>
          <table:table-cell table:style-name="ce35" table:formula="of:=IF([.K154]&lt;&gt;&quot;&quot;;IF([.K154]&lt;[main.$B$25];[.K154];&quot;&quot;);&quot;&quot;)">
            <text:p/>
          </table:table-cell>
          <table:table-cell table:style-name="ce42" table:formula="of:=IF([.L154]&lt;&gt;&quot;&quot;;IF([.L154]&lt;[main.$B$25];[.L15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39">
            <text:p>139</text:p>
          </table:table-cell>
          <table:table-cell table:style-name="ce29" table:formula="of:=1/[main.$B$1]*[.B$7]*[.$A155]/[main.$B$2]" office:value-type="float" office:value="0.0086875">
            <text:p>0,0086875</text:p>
          </table:table-cell>
          <table:table-cell table:style-name="ce29" table:formula="of:=1/[main.$B$1]*[.C$7]*[.$A155]/[main.$B$2]" office:value-type="float" office:value="0.0695">
            <text:p>0,0695</text:p>
          </table:table-cell>
          <table:table-cell table:style-name="ce29" table:formula="of:=1/[main.$B$1]*[.D$7]*[.$A155]/[main.$B$2]" office:value-type="float" office:value="0.556">
            <text:p>0,556</text:p>
          </table:table-cell>
          <table:table-cell table:style-name="ce29" table:formula="of:=1/[main.$B$1]*[.E$7]*[.$A155]/[main.$B$2]" office:value-type="float" office:value="2.224">
            <text:p>2,224</text:p>
          </table:table-cell>
          <table:table-cell table:style-name="ce29" table:formula="of:=1/[main.$B$1]*[.F$7]*[.$A155]/[main.$B$2]" office:value-type="float" office:value="8.896">
            <text:p>8,896</text:p>
          </table:table-cell>
          <table:table-cell office:value-type="float" office:value="139">
            <text:p>139</text:p>
          </table:table-cell>
          <table:table-cell table:style-name="ce39" table:formula="of:=IF([.B155]=FLOOR([.B155];1);[.B155];&quot;&quot;)">
            <text:p/>
          </table:table-cell>
          <table:table-cell table:style-name="ce35" table:formula="of:=IF([.C155]=FLOOR([.C155];1);[.C155];&quot;&quot;)">
            <text:p/>
          </table:table-cell>
          <table:table-cell table:style-name="ce35" table:formula="of:=IF([.D155]=FLOOR([.D155];1);[.D155];&quot;&quot;)">
            <text:p/>
          </table:table-cell>
          <table:table-cell table:style-name="ce35" table:formula="of:=IF([.E155]=FLOOR([.E155];1);[.E155];&quot;&quot;)">
            <text:p/>
          </table:table-cell>
          <table:table-cell table:style-name="ce42" table:formula="of:=IF([.F155]=FLOOR([.F155];1);[.F155];&quot;&quot;)">
            <text:p/>
          </table:table-cell>
          <table:table-cell office:value-type="float" office:value="139">
            <text:p>139</text:p>
          </table:table-cell>
          <table:table-cell table:style-name="ce39" table:formula="of:=IF([.H155]&lt;&gt;&quot;&quot;;IF([.H155]&lt;[main.$B$25];[.H155];&quot;&quot;);&quot;&quot;)">
            <text:p/>
          </table:table-cell>
          <table:table-cell table:style-name="ce35" table:formula="of:=IF([.I155]&lt;&gt;&quot;&quot;;IF([.I155]&lt;[main.$B$25];[.I155];&quot;&quot;);&quot;&quot;)">
            <text:p/>
          </table:table-cell>
          <table:table-cell table:style-name="ce35" table:formula="of:=IF([.J155]&lt;&gt;&quot;&quot;;IF([.J155]&lt;[main.$B$25];[.J155];&quot;&quot;);&quot;&quot;)">
            <text:p/>
          </table:table-cell>
          <table:table-cell table:style-name="ce35" table:formula="of:=IF([.K155]&lt;&gt;&quot;&quot;;IF([.K155]&lt;[main.$B$25];[.K155];&quot;&quot;);&quot;&quot;)">
            <text:p/>
          </table:table-cell>
          <table:table-cell table:style-name="ce42" table:formula="of:=IF([.L155]&lt;&gt;&quot;&quot;;IF([.L155]&lt;[main.$B$25];[.L15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0">
            <text:p>140</text:p>
          </table:table-cell>
          <table:table-cell table:style-name="ce29" table:formula="of:=1/[main.$B$1]*[.B$7]*[.$A156]/[main.$B$2]" office:value-type="float" office:value="0.00875">
            <text:p>0,00875</text:p>
          </table:table-cell>
          <table:table-cell table:style-name="ce29" table:formula="of:=1/[main.$B$1]*[.C$7]*[.$A156]/[main.$B$2]" office:value-type="float" office:value="0.07">
            <text:p>0,07</text:p>
          </table:table-cell>
          <table:table-cell table:style-name="ce29" table:formula="of:=1/[main.$B$1]*[.D$7]*[.$A156]/[main.$B$2]" office:value-type="float" office:value="0.56">
            <text:p>0,56</text:p>
          </table:table-cell>
          <table:table-cell table:style-name="ce29" table:formula="of:=1/[main.$B$1]*[.E$7]*[.$A156]/[main.$B$2]" office:value-type="float" office:value="2.24">
            <text:p>2,24</text:p>
          </table:table-cell>
          <table:table-cell table:style-name="ce29" table:formula="of:=1/[main.$B$1]*[.F$7]*[.$A156]/[main.$B$2]" office:value-type="float" office:value="8.96">
            <text:p>8,96</text:p>
          </table:table-cell>
          <table:table-cell office:value-type="float" office:value="140">
            <text:p>140</text:p>
          </table:table-cell>
          <table:table-cell table:style-name="ce39" table:formula="of:=IF([.B156]=FLOOR([.B156];1);[.B156];&quot;&quot;)">
            <text:p/>
          </table:table-cell>
          <table:table-cell table:style-name="ce35" table:formula="of:=IF([.C156]=FLOOR([.C156];1);[.C156];&quot;&quot;)">
            <text:p/>
          </table:table-cell>
          <table:table-cell table:style-name="ce35" table:formula="of:=IF([.D156]=FLOOR([.D156];1);[.D156];&quot;&quot;)">
            <text:p/>
          </table:table-cell>
          <table:table-cell table:style-name="ce35" table:formula="of:=IF([.E156]=FLOOR([.E156];1);[.E156];&quot;&quot;)">
            <text:p/>
          </table:table-cell>
          <table:table-cell table:style-name="ce42" table:formula="of:=IF([.F156]=FLOOR([.F156];1);[.F156];&quot;&quot;)">
            <text:p/>
          </table:table-cell>
          <table:table-cell office:value-type="float" office:value="140">
            <text:p>140</text:p>
          </table:table-cell>
          <table:table-cell table:style-name="ce39" table:formula="of:=IF([.H156]&lt;&gt;&quot;&quot;;IF([.H156]&lt;[main.$B$25];[.H156];&quot;&quot;);&quot;&quot;)">
            <text:p/>
          </table:table-cell>
          <table:table-cell table:style-name="ce35" table:formula="of:=IF([.I156]&lt;&gt;&quot;&quot;;IF([.I156]&lt;[main.$B$25];[.I156];&quot;&quot;);&quot;&quot;)">
            <text:p/>
          </table:table-cell>
          <table:table-cell table:style-name="ce35" table:formula="of:=IF([.J156]&lt;&gt;&quot;&quot;;IF([.J156]&lt;[main.$B$25];[.J156];&quot;&quot;);&quot;&quot;)">
            <text:p/>
          </table:table-cell>
          <table:table-cell table:style-name="ce35" table:formula="of:=IF([.K156]&lt;&gt;&quot;&quot;;IF([.K156]&lt;[main.$B$25];[.K156];&quot;&quot;);&quot;&quot;)">
            <text:p/>
          </table:table-cell>
          <table:table-cell table:style-name="ce42" table:formula="of:=IF([.L156]&lt;&gt;&quot;&quot;;IF([.L156]&lt;[main.$B$25];[.L15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1">
            <text:p>141</text:p>
          </table:table-cell>
          <table:table-cell table:style-name="ce29" table:formula="of:=1/[main.$B$1]*[.B$7]*[.$A157]/[main.$B$2]" office:value-type="float" office:value="0.0088125">
            <text:p>0,0088125</text:p>
          </table:table-cell>
          <table:table-cell table:style-name="ce29" table:formula="of:=1/[main.$B$1]*[.C$7]*[.$A157]/[main.$B$2]" office:value-type="float" office:value="0.0705">
            <text:p>0,0705</text:p>
          </table:table-cell>
          <table:table-cell table:style-name="ce29" table:formula="of:=1/[main.$B$1]*[.D$7]*[.$A157]/[main.$B$2]" office:value-type="float" office:value="0.564">
            <text:p>0,564</text:p>
          </table:table-cell>
          <table:table-cell table:style-name="ce29" table:formula="of:=1/[main.$B$1]*[.E$7]*[.$A157]/[main.$B$2]" office:value-type="float" office:value="2.256">
            <text:p>2,256</text:p>
          </table:table-cell>
          <table:table-cell table:style-name="ce29" table:formula="of:=1/[main.$B$1]*[.F$7]*[.$A157]/[main.$B$2]" office:value-type="float" office:value="9.024">
            <text:p>9,024</text:p>
          </table:table-cell>
          <table:table-cell office:value-type="float" office:value="141">
            <text:p>141</text:p>
          </table:table-cell>
          <table:table-cell table:style-name="ce39" table:formula="of:=IF([.B157]=FLOOR([.B157];1);[.B157];&quot;&quot;)">
            <text:p/>
          </table:table-cell>
          <table:table-cell table:style-name="ce35" table:formula="of:=IF([.C157]=FLOOR([.C157];1);[.C157];&quot;&quot;)">
            <text:p/>
          </table:table-cell>
          <table:table-cell table:style-name="ce35" table:formula="of:=IF([.D157]=FLOOR([.D157];1);[.D157];&quot;&quot;)">
            <text:p/>
          </table:table-cell>
          <table:table-cell table:style-name="ce35" table:formula="of:=IF([.E157]=FLOOR([.E157];1);[.E157];&quot;&quot;)">
            <text:p/>
          </table:table-cell>
          <table:table-cell table:style-name="ce42" table:formula="of:=IF([.F157]=FLOOR([.F157];1);[.F157];&quot;&quot;)">
            <text:p/>
          </table:table-cell>
          <table:table-cell office:value-type="float" office:value="141">
            <text:p>141</text:p>
          </table:table-cell>
          <table:table-cell table:style-name="ce39" table:formula="of:=IF([.H157]&lt;&gt;&quot;&quot;;IF([.H157]&lt;[main.$B$25];[.H157];&quot;&quot;);&quot;&quot;)">
            <text:p/>
          </table:table-cell>
          <table:table-cell table:style-name="ce35" table:formula="of:=IF([.I157]&lt;&gt;&quot;&quot;;IF([.I157]&lt;[main.$B$25];[.I157];&quot;&quot;);&quot;&quot;)">
            <text:p/>
          </table:table-cell>
          <table:table-cell table:style-name="ce35" table:formula="of:=IF([.J157]&lt;&gt;&quot;&quot;;IF([.J157]&lt;[main.$B$25];[.J157];&quot;&quot;);&quot;&quot;)">
            <text:p/>
          </table:table-cell>
          <table:table-cell table:style-name="ce35" table:formula="of:=IF([.K157]&lt;&gt;&quot;&quot;;IF([.K157]&lt;[main.$B$25];[.K157];&quot;&quot;);&quot;&quot;)">
            <text:p/>
          </table:table-cell>
          <table:table-cell table:style-name="ce42" table:formula="of:=IF([.L157]&lt;&gt;&quot;&quot;;IF([.L157]&lt;[main.$B$25];[.L15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2">
            <text:p>142</text:p>
          </table:table-cell>
          <table:table-cell table:style-name="ce29" table:formula="of:=1/[main.$B$1]*[.B$7]*[.$A158]/[main.$B$2]" office:value-type="float" office:value="0.008875">
            <text:p>0,008875</text:p>
          </table:table-cell>
          <table:table-cell table:style-name="ce29" table:formula="of:=1/[main.$B$1]*[.C$7]*[.$A158]/[main.$B$2]" office:value-type="float" office:value="0.071">
            <text:p>0,071</text:p>
          </table:table-cell>
          <table:table-cell table:style-name="ce29" table:formula="of:=1/[main.$B$1]*[.D$7]*[.$A158]/[main.$B$2]" office:value-type="float" office:value="0.568">
            <text:p>0,568</text:p>
          </table:table-cell>
          <table:table-cell table:style-name="ce29" table:formula="of:=1/[main.$B$1]*[.E$7]*[.$A158]/[main.$B$2]" office:value-type="float" office:value="2.272">
            <text:p>2,272</text:p>
          </table:table-cell>
          <table:table-cell table:style-name="ce29" table:formula="of:=1/[main.$B$1]*[.F$7]*[.$A158]/[main.$B$2]" office:value-type="float" office:value="9.088">
            <text:p>9,088</text:p>
          </table:table-cell>
          <table:table-cell office:value-type="float" office:value="142">
            <text:p>142</text:p>
          </table:table-cell>
          <table:table-cell table:style-name="ce39" table:formula="of:=IF([.B158]=FLOOR([.B158];1);[.B158];&quot;&quot;)">
            <text:p/>
          </table:table-cell>
          <table:table-cell table:style-name="ce35" table:formula="of:=IF([.C158]=FLOOR([.C158];1);[.C158];&quot;&quot;)">
            <text:p/>
          </table:table-cell>
          <table:table-cell table:style-name="ce35" table:formula="of:=IF([.D158]=FLOOR([.D158];1);[.D158];&quot;&quot;)">
            <text:p/>
          </table:table-cell>
          <table:table-cell table:style-name="ce35" table:formula="of:=IF([.E158]=FLOOR([.E158];1);[.E158];&quot;&quot;)">
            <text:p/>
          </table:table-cell>
          <table:table-cell table:style-name="ce42" table:formula="of:=IF([.F158]=FLOOR([.F158];1);[.F158];&quot;&quot;)">
            <text:p/>
          </table:table-cell>
          <table:table-cell office:value-type="float" office:value="142">
            <text:p>142</text:p>
          </table:table-cell>
          <table:table-cell table:style-name="ce39" table:formula="of:=IF([.H158]&lt;&gt;&quot;&quot;;IF([.H158]&lt;[main.$B$25];[.H158];&quot;&quot;);&quot;&quot;)">
            <text:p/>
          </table:table-cell>
          <table:table-cell table:style-name="ce35" table:formula="of:=IF([.I158]&lt;&gt;&quot;&quot;;IF([.I158]&lt;[main.$B$25];[.I158];&quot;&quot;);&quot;&quot;)">
            <text:p/>
          </table:table-cell>
          <table:table-cell table:style-name="ce35" table:formula="of:=IF([.J158]&lt;&gt;&quot;&quot;;IF([.J158]&lt;[main.$B$25];[.J158];&quot;&quot;);&quot;&quot;)">
            <text:p/>
          </table:table-cell>
          <table:table-cell table:style-name="ce35" table:formula="of:=IF([.K158]&lt;&gt;&quot;&quot;;IF([.K158]&lt;[main.$B$25];[.K158];&quot;&quot;);&quot;&quot;)">
            <text:p/>
          </table:table-cell>
          <table:table-cell table:style-name="ce42" table:formula="of:=IF([.L158]&lt;&gt;&quot;&quot;;IF([.L158]&lt;[main.$B$25];[.L15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3">
            <text:p>143</text:p>
          </table:table-cell>
          <table:table-cell table:style-name="ce29" table:formula="of:=1/[main.$B$1]*[.B$7]*[.$A159]/[main.$B$2]" office:value-type="float" office:value="0.0089375">
            <text:p>0,0089375</text:p>
          </table:table-cell>
          <table:table-cell table:style-name="ce29" table:formula="of:=1/[main.$B$1]*[.C$7]*[.$A159]/[main.$B$2]" office:value-type="float" office:value="0.0715">
            <text:p>0,0715</text:p>
          </table:table-cell>
          <table:table-cell table:style-name="ce29" table:formula="of:=1/[main.$B$1]*[.D$7]*[.$A159]/[main.$B$2]" office:value-type="float" office:value="0.572">
            <text:p>0,572</text:p>
          </table:table-cell>
          <table:table-cell table:style-name="ce29" table:formula="of:=1/[main.$B$1]*[.E$7]*[.$A159]/[main.$B$2]" office:value-type="float" office:value="2.288">
            <text:p>2,288</text:p>
          </table:table-cell>
          <table:table-cell table:style-name="ce29" table:formula="of:=1/[main.$B$1]*[.F$7]*[.$A159]/[main.$B$2]" office:value-type="float" office:value="9.152">
            <text:p>9,152</text:p>
          </table:table-cell>
          <table:table-cell office:value-type="float" office:value="143">
            <text:p>143</text:p>
          </table:table-cell>
          <table:table-cell table:style-name="ce39" table:formula="of:=IF([.B159]=FLOOR([.B159];1);[.B159];&quot;&quot;)">
            <text:p/>
          </table:table-cell>
          <table:table-cell table:style-name="ce35" table:formula="of:=IF([.C159]=FLOOR([.C159];1);[.C159];&quot;&quot;)">
            <text:p/>
          </table:table-cell>
          <table:table-cell table:style-name="ce35" table:formula="of:=IF([.D159]=FLOOR([.D159];1);[.D159];&quot;&quot;)">
            <text:p/>
          </table:table-cell>
          <table:table-cell table:style-name="ce35" table:formula="of:=IF([.E159]=FLOOR([.E159];1);[.E159];&quot;&quot;)">
            <text:p/>
          </table:table-cell>
          <table:table-cell table:style-name="ce42" table:formula="of:=IF([.F159]=FLOOR([.F159];1);[.F159];&quot;&quot;)">
            <text:p/>
          </table:table-cell>
          <table:table-cell office:value-type="float" office:value="143">
            <text:p>143</text:p>
          </table:table-cell>
          <table:table-cell table:style-name="ce39" table:formula="of:=IF([.H159]&lt;&gt;&quot;&quot;;IF([.H159]&lt;[main.$B$25];[.H159];&quot;&quot;);&quot;&quot;)">
            <text:p/>
          </table:table-cell>
          <table:table-cell table:style-name="ce35" table:formula="of:=IF([.I159]&lt;&gt;&quot;&quot;;IF([.I159]&lt;[main.$B$25];[.I159];&quot;&quot;);&quot;&quot;)">
            <text:p/>
          </table:table-cell>
          <table:table-cell table:style-name="ce35" table:formula="of:=IF([.J159]&lt;&gt;&quot;&quot;;IF([.J159]&lt;[main.$B$25];[.J159];&quot;&quot;);&quot;&quot;)">
            <text:p/>
          </table:table-cell>
          <table:table-cell table:style-name="ce35" table:formula="of:=IF([.K159]&lt;&gt;&quot;&quot;;IF([.K159]&lt;[main.$B$25];[.K159];&quot;&quot;);&quot;&quot;)">
            <text:p/>
          </table:table-cell>
          <table:table-cell table:style-name="ce42" table:formula="of:=IF([.L159]&lt;&gt;&quot;&quot;;IF([.L159]&lt;[main.$B$25];[.L15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4">
            <text:p>144</text:p>
          </table:table-cell>
          <table:table-cell table:style-name="ce29" table:formula="of:=1/[main.$B$1]*[.B$7]*[.$A160]/[main.$B$2]" office:value-type="float" office:value="0.009">
            <text:p>0,009</text:p>
          </table:table-cell>
          <table:table-cell table:style-name="ce29" table:formula="of:=1/[main.$B$1]*[.C$7]*[.$A160]/[main.$B$2]" office:value-type="float" office:value="0.072">
            <text:p>0,072</text:p>
          </table:table-cell>
          <table:table-cell table:style-name="ce29" table:formula="of:=1/[main.$B$1]*[.D$7]*[.$A160]/[main.$B$2]" office:value-type="float" office:value="0.576">
            <text:p>0,576</text:p>
          </table:table-cell>
          <table:table-cell table:style-name="ce29" table:formula="of:=1/[main.$B$1]*[.E$7]*[.$A160]/[main.$B$2]" office:value-type="float" office:value="2.304">
            <text:p>2,304</text:p>
          </table:table-cell>
          <table:table-cell table:style-name="ce29" table:formula="of:=1/[main.$B$1]*[.F$7]*[.$A160]/[main.$B$2]" office:value-type="float" office:value="9.216">
            <text:p>9,216</text:p>
          </table:table-cell>
          <table:table-cell office:value-type="float" office:value="144">
            <text:p>144</text:p>
          </table:table-cell>
          <table:table-cell table:style-name="ce39" table:formula="of:=IF([.B160]=FLOOR([.B160];1);[.B160];&quot;&quot;)">
            <text:p/>
          </table:table-cell>
          <table:table-cell table:style-name="ce35" table:formula="of:=IF([.C160]=FLOOR([.C160];1);[.C160];&quot;&quot;)">
            <text:p/>
          </table:table-cell>
          <table:table-cell table:style-name="ce35" table:formula="of:=IF([.D160]=FLOOR([.D160];1);[.D160];&quot;&quot;)">
            <text:p/>
          </table:table-cell>
          <table:table-cell table:style-name="ce35" table:formula="of:=IF([.E160]=FLOOR([.E160];1);[.E160];&quot;&quot;)">
            <text:p/>
          </table:table-cell>
          <table:table-cell table:style-name="ce42" table:formula="of:=IF([.F160]=FLOOR([.F160];1);[.F160];&quot;&quot;)">
            <text:p/>
          </table:table-cell>
          <table:table-cell office:value-type="float" office:value="144">
            <text:p>144</text:p>
          </table:table-cell>
          <table:table-cell table:style-name="ce39" table:formula="of:=IF([.H160]&lt;&gt;&quot;&quot;;IF([.H160]&lt;[main.$B$25];[.H160];&quot;&quot;);&quot;&quot;)">
            <text:p/>
          </table:table-cell>
          <table:table-cell table:style-name="ce35" table:formula="of:=IF([.I160]&lt;&gt;&quot;&quot;;IF([.I160]&lt;[main.$B$25];[.I160];&quot;&quot;);&quot;&quot;)">
            <text:p/>
          </table:table-cell>
          <table:table-cell table:style-name="ce35" table:formula="of:=IF([.J160]&lt;&gt;&quot;&quot;;IF([.J160]&lt;[main.$B$25];[.J160];&quot;&quot;);&quot;&quot;)">
            <text:p/>
          </table:table-cell>
          <table:table-cell table:style-name="ce35" table:formula="of:=IF([.K160]&lt;&gt;&quot;&quot;;IF([.K160]&lt;[main.$B$25];[.K160];&quot;&quot;);&quot;&quot;)">
            <text:p/>
          </table:table-cell>
          <table:table-cell table:style-name="ce42" table:formula="of:=IF([.L160]&lt;&gt;&quot;&quot;;IF([.L160]&lt;[main.$B$25];[.L16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5">
            <text:p>145</text:p>
          </table:table-cell>
          <table:table-cell table:style-name="ce29" table:formula="of:=1/[main.$B$1]*[.B$7]*[.$A161]/[main.$B$2]" office:value-type="float" office:value="0.0090625">
            <text:p>0,0090625</text:p>
          </table:table-cell>
          <table:table-cell table:style-name="ce29" table:formula="of:=1/[main.$B$1]*[.C$7]*[.$A161]/[main.$B$2]" office:value-type="float" office:value="0.0725">
            <text:p>0,0725</text:p>
          </table:table-cell>
          <table:table-cell table:style-name="ce29" table:formula="of:=1/[main.$B$1]*[.D$7]*[.$A161]/[main.$B$2]" office:value-type="float" office:value="0.58">
            <text:p>0,58</text:p>
          </table:table-cell>
          <table:table-cell table:style-name="ce29" table:formula="of:=1/[main.$B$1]*[.E$7]*[.$A161]/[main.$B$2]" office:value-type="float" office:value="2.32">
            <text:p>2,32</text:p>
          </table:table-cell>
          <table:table-cell table:style-name="ce29" table:formula="of:=1/[main.$B$1]*[.F$7]*[.$A161]/[main.$B$2]" office:value-type="float" office:value="9.28">
            <text:p>9,28</text:p>
          </table:table-cell>
          <table:table-cell office:value-type="float" office:value="145">
            <text:p>145</text:p>
          </table:table-cell>
          <table:table-cell table:style-name="ce39" table:formula="of:=IF([.B161]=FLOOR([.B161];1);[.B161];&quot;&quot;)">
            <text:p/>
          </table:table-cell>
          <table:table-cell table:style-name="ce35" table:formula="of:=IF([.C161]=FLOOR([.C161];1);[.C161];&quot;&quot;)">
            <text:p/>
          </table:table-cell>
          <table:table-cell table:style-name="ce35" table:formula="of:=IF([.D161]=FLOOR([.D161];1);[.D161];&quot;&quot;)">
            <text:p/>
          </table:table-cell>
          <table:table-cell table:style-name="ce35" table:formula="of:=IF([.E161]=FLOOR([.E161];1);[.E161];&quot;&quot;)">
            <text:p/>
          </table:table-cell>
          <table:table-cell table:style-name="ce42" table:formula="of:=IF([.F161]=FLOOR([.F161];1);[.F161];&quot;&quot;)">
            <text:p/>
          </table:table-cell>
          <table:table-cell office:value-type="float" office:value="145">
            <text:p>145</text:p>
          </table:table-cell>
          <table:table-cell table:style-name="ce39" table:formula="of:=IF([.H161]&lt;&gt;&quot;&quot;;IF([.H161]&lt;[main.$B$25];[.H161];&quot;&quot;);&quot;&quot;)">
            <text:p/>
          </table:table-cell>
          <table:table-cell table:style-name="ce35" table:formula="of:=IF([.I161]&lt;&gt;&quot;&quot;;IF([.I161]&lt;[main.$B$25];[.I161];&quot;&quot;);&quot;&quot;)">
            <text:p/>
          </table:table-cell>
          <table:table-cell table:style-name="ce35" table:formula="of:=IF([.J161]&lt;&gt;&quot;&quot;;IF([.J161]&lt;[main.$B$25];[.J161];&quot;&quot;);&quot;&quot;)">
            <text:p/>
          </table:table-cell>
          <table:table-cell table:style-name="ce35" table:formula="of:=IF([.K161]&lt;&gt;&quot;&quot;;IF([.K161]&lt;[main.$B$25];[.K161];&quot;&quot;);&quot;&quot;)">
            <text:p/>
          </table:table-cell>
          <table:table-cell table:style-name="ce42" table:formula="of:=IF([.L161]&lt;&gt;&quot;&quot;;IF([.L161]&lt;[main.$B$25];[.L16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6">
            <text:p>146</text:p>
          </table:table-cell>
          <table:table-cell table:style-name="ce29" table:formula="of:=1/[main.$B$1]*[.B$7]*[.$A162]/[main.$B$2]" office:value-type="float" office:value="0.009125">
            <text:p>0,009125</text:p>
          </table:table-cell>
          <table:table-cell table:style-name="ce29" table:formula="of:=1/[main.$B$1]*[.C$7]*[.$A162]/[main.$B$2]" office:value-type="float" office:value="0.073">
            <text:p>0,073</text:p>
          </table:table-cell>
          <table:table-cell table:style-name="ce29" table:formula="of:=1/[main.$B$1]*[.D$7]*[.$A162]/[main.$B$2]" office:value-type="float" office:value="0.584">
            <text:p>0,584</text:p>
          </table:table-cell>
          <table:table-cell table:style-name="ce29" table:formula="of:=1/[main.$B$1]*[.E$7]*[.$A162]/[main.$B$2]" office:value-type="float" office:value="2.336">
            <text:p>2,336</text:p>
          </table:table-cell>
          <table:table-cell table:style-name="ce29" table:formula="of:=1/[main.$B$1]*[.F$7]*[.$A162]/[main.$B$2]" office:value-type="float" office:value="9.344">
            <text:p>9,344</text:p>
          </table:table-cell>
          <table:table-cell office:value-type="float" office:value="146">
            <text:p>146</text:p>
          </table:table-cell>
          <table:table-cell table:style-name="ce39" table:formula="of:=IF([.B162]=FLOOR([.B162];1);[.B162];&quot;&quot;)">
            <text:p/>
          </table:table-cell>
          <table:table-cell table:style-name="ce35" table:formula="of:=IF([.C162]=FLOOR([.C162];1);[.C162];&quot;&quot;)">
            <text:p/>
          </table:table-cell>
          <table:table-cell table:style-name="ce35" table:formula="of:=IF([.D162]=FLOOR([.D162];1);[.D162];&quot;&quot;)">
            <text:p/>
          </table:table-cell>
          <table:table-cell table:style-name="ce35" table:formula="of:=IF([.E162]=FLOOR([.E162];1);[.E162];&quot;&quot;)">
            <text:p/>
          </table:table-cell>
          <table:table-cell table:style-name="ce42" table:formula="of:=IF([.F162]=FLOOR([.F162];1);[.F162];&quot;&quot;)">
            <text:p/>
          </table:table-cell>
          <table:table-cell office:value-type="float" office:value="146">
            <text:p>146</text:p>
          </table:table-cell>
          <table:table-cell table:style-name="ce39" table:formula="of:=IF([.H162]&lt;&gt;&quot;&quot;;IF([.H162]&lt;[main.$B$25];[.H162];&quot;&quot;);&quot;&quot;)">
            <text:p/>
          </table:table-cell>
          <table:table-cell table:style-name="ce35" table:formula="of:=IF([.I162]&lt;&gt;&quot;&quot;;IF([.I162]&lt;[main.$B$25];[.I162];&quot;&quot;);&quot;&quot;)">
            <text:p/>
          </table:table-cell>
          <table:table-cell table:style-name="ce35" table:formula="of:=IF([.J162]&lt;&gt;&quot;&quot;;IF([.J162]&lt;[main.$B$25];[.J162];&quot;&quot;);&quot;&quot;)">
            <text:p/>
          </table:table-cell>
          <table:table-cell table:style-name="ce35" table:formula="of:=IF([.K162]&lt;&gt;&quot;&quot;;IF([.K162]&lt;[main.$B$25];[.K162];&quot;&quot;);&quot;&quot;)">
            <text:p/>
          </table:table-cell>
          <table:table-cell table:style-name="ce42" table:formula="of:=IF([.L162]&lt;&gt;&quot;&quot;;IF([.L162]&lt;[main.$B$25];[.L16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7">
            <text:p>147</text:p>
          </table:table-cell>
          <table:table-cell table:style-name="ce29" table:formula="of:=1/[main.$B$1]*[.B$7]*[.$A163]/[main.$B$2]" office:value-type="float" office:value="0.0091875">
            <text:p>0,0091875</text:p>
          </table:table-cell>
          <table:table-cell table:style-name="ce29" table:formula="of:=1/[main.$B$1]*[.C$7]*[.$A163]/[main.$B$2]" office:value-type="float" office:value="0.0735">
            <text:p>0,0735</text:p>
          </table:table-cell>
          <table:table-cell table:style-name="ce29" table:formula="of:=1/[main.$B$1]*[.D$7]*[.$A163]/[main.$B$2]" office:value-type="float" office:value="0.588">
            <text:p>0,588</text:p>
          </table:table-cell>
          <table:table-cell table:style-name="ce29" table:formula="of:=1/[main.$B$1]*[.E$7]*[.$A163]/[main.$B$2]" office:value-type="float" office:value="2.352">
            <text:p>2,352</text:p>
          </table:table-cell>
          <table:table-cell table:style-name="ce29" table:formula="of:=1/[main.$B$1]*[.F$7]*[.$A163]/[main.$B$2]" office:value-type="float" office:value="9.408">
            <text:p>9,408</text:p>
          </table:table-cell>
          <table:table-cell office:value-type="float" office:value="147">
            <text:p>147</text:p>
          </table:table-cell>
          <table:table-cell table:style-name="ce39" table:formula="of:=IF([.B163]=FLOOR([.B163];1);[.B163];&quot;&quot;)">
            <text:p/>
          </table:table-cell>
          <table:table-cell table:style-name="ce35" table:formula="of:=IF([.C163]=FLOOR([.C163];1);[.C163];&quot;&quot;)">
            <text:p/>
          </table:table-cell>
          <table:table-cell table:style-name="ce35" table:formula="of:=IF([.D163]=FLOOR([.D163];1);[.D163];&quot;&quot;)">
            <text:p/>
          </table:table-cell>
          <table:table-cell table:style-name="ce35" table:formula="of:=IF([.E163]=FLOOR([.E163];1);[.E163];&quot;&quot;)">
            <text:p/>
          </table:table-cell>
          <table:table-cell table:style-name="ce42" table:formula="of:=IF([.F163]=FLOOR([.F163];1);[.F163];&quot;&quot;)">
            <text:p/>
          </table:table-cell>
          <table:table-cell office:value-type="float" office:value="147">
            <text:p>147</text:p>
          </table:table-cell>
          <table:table-cell table:style-name="ce39" table:formula="of:=IF([.H163]&lt;&gt;&quot;&quot;;IF([.H163]&lt;[main.$B$25];[.H163];&quot;&quot;);&quot;&quot;)">
            <text:p/>
          </table:table-cell>
          <table:table-cell table:style-name="ce35" table:formula="of:=IF([.I163]&lt;&gt;&quot;&quot;;IF([.I163]&lt;[main.$B$25];[.I163];&quot;&quot;);&quot;&quot;)">
            <text:p/>
          </table:table-cell>
          <table:table-cell table:style-name="ce35" table:formula="of:=IF([.J163]&lt;&gt;&quot;&quot;;IF([.J163]&lt;[main.$B$25];[.J163];&quot;&quot;);&quot;&quot;)">
            <text:p/>
          </table:table-cell>
          <table:table-cell table:style-name="ce35" table:formula="of:=IF([.K163]&lt;&gt;&quot;&quot;;IF([.K163]&lt;[main.$B$25];[.K163];&quot;&quot;);&quot;&quot;)">
            <text:p/>
          </table:table-cell>
          <table:table-cell table:style-name="ce42" table:formula="of:=IF([.L163]&lt;&gt;&quot;&quot;;IF([.L163]&lt;[main.$B$25];[.L16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8">
            <text:p>148</text:p>
          </table:table-cell>
          <table:table-cell table:style-name="ce29" table:formula="of:=1/[main.$B$1]*[.B$7]*[.$A164]/[main.$B$2]" office:value-type="float" office:value="0.00925">
            <text:p>0,00925</text:p>
          </table:table-cell>
          <table:table-cell table:style-name="ce29" table:formula="of:=1/[main.$B$1]*[.C$7]*[.$A164]/[main.$B$2]" office:value-type="float" office:value="0.074">
            <text:p>0,074</text:p>
          </table:table-cell>
          <table:table-cell table:style-name="ce29" table:formula="of:=1/[main.$B$1]*[.D$7]*[.$A164]/[main.$B$2]" office:value-type="float" office:value="0.592">
            <text:p>0,592</text:p>
          </table:table-cell>
          <table:table-cell table:style-name="ce29" table:formula="of:=1/[main.$B$1]*[.E$7]*[.$A164]/[main.$B$2]" office:value-type="float" office:value="2.368">
            <text:p>2,368</text:p>
          </table:table-cell>
          <table:table-cell table:style-name="ce29" table:formula="of:=1/[main.$B$1]*[.F$7]*[.$A164]/[main.$B$2]" office:value-type="float" office:value="9.472">
            <text:p>9,472</text:p>
          </table:table-cell>
          <table:table-cell office:value-type="float" office:value="148">
            <text:p>148</text:p>
          </table:table-cell>
          <table:table-cell table:style-name="ce39" table:formula="of:=IF([.B164]=FLOOR([.B164];1);[.B164];&quot;&quot;)">
            <text:p/>
          </table:table-cell>
          <table:table-cell table:style-name="ce35" table:formula="of:=IF([.C164]=FLOOR([.C164];1);[.C164];&quot;&quot;)">
            <text:p/>
          </table:table-cell>
          <table:table-cell table:style-name="ce35" table:formula="of:=IF([.D164]=FLOOR([.D164];1);[.D164];&quot;&quot;)">
            <text:p/>
          </table:table-cell>
          <table:table-cell table:style-name="ce35" table:formula="of:=IF([.E164]=FLOOR([.E164];1);[.E164];&quot;&quot;)">
            <text:p/>
          </table:table-cell>
          <table:table-cell table:style-name="ce42" table:formula="of:=IF([.F164]=FLOOR([.F164];1);[.F164];&quot;&quot;)">
            <text:p/>
          </table:table-cell>
          <table:table-cell office:value-type="float" office:value="148">
            <text:p>148</text:p>
          </table:table-cell>
          <table:table-cell table:style-name="ce39" table:formula="of:=IF([.H164]&lt;&gt;&quot;&quot;;IF([.H164]&lt;[main.$B$25];[.H164];&quot;&quot;);&quot;&quot;)">
            <text:p/>
          </table:table-cell>
          <table:table-cell table:style-name="ce35" table:formula="of:=IF([.I164]&lt;&gt;&quot;&quot;;IF([.I164]&lt;[main.$B$25];[.I164];&quot;&quot;);&quot;&quot;)">
            <text:p/>
          </table:table-cell>
          <table:table-cell table:style-name="ce35" table:formula="of:=IF([.J164]&lt;&gt;&quot;&quot;;IF([.J164]&lt;[main.$B$25];[.J164];&quot;&quot;);&quot;&quot;)">
            <text:p/>
          </table:table-cell>
          <table:table-cell table:style-name="ce35" table:formula="of:=IF([.K164]&lt;&gt;&quot;&quot;;IF([.K164]&lt;[main.$B$25];[.K164];&quot;&quot;);&quot;&quot;)">
            <text:p/>
          </table:table-cell>
          <table:table-cell table:style-name="ce42" table:formula="of:=IF([.L164]&lt;&gt;&quot;&quot;;IF([.L164]&lt;[main.$B$25];[.L16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49">
            <text:p>149</text:p>
          </table:table-cell>
          <table:table-cell table:style-name="ce29" table:formula="of:=1/[main.$B$1]*[.B$7]*[.$A165]/[main.$B$2]" office:value-type="float" office:value="0.0093125">
            <text:p>0,0093125</text:p>
          </table:table-cell>
          <table:table-cell table:style-name="ce29" table:formula="of:=1/[main.$B$1]*[.C$7]*[.$A165]/[main.$B$2]" office:value-type="float" office:value="0.0745">
            <text:p>0,0745</text:p>
          </table:table-cell>
          <table:table-cell table:style-name="ce29" table:formula="of:=1/[main.$B$1]*[.D$7]*[.$A165]/[main.$B$2]" office:value-type="float" office:value="0.596">
            <text:p>0,596</text:p>
          </table:table-cell>
          <table:table-cell table:style-name="ce29" table:formula="of:=1/[main.$B$1]*[.E$7]*[.$A165]/[main.$B$2]" office:value-type="float" office:value="2.384">
            <text:p>2,384</text:p>
          </table:table-cell>
          <table:table-cell table:style-name="ce29" table:formula="of:=1/[main.$B$1]*[.F$7]*[.$A165]/[main.$B$2]" office:value-type="float" office:value="9.536">
            <text:p>9,536</text:p>
          </table:table-cell>
          <table:table-cell office:value-type="float" office:value="149">
            <text:p>149</text:p>
          </table:table-cell>
          <table:table-cell table:style-name="ce39" table:formula="of:=IF([.B165]=FLOOR([.B165];1);[.B165];&quot;&quot;)">
            <text:p/>
          </table:table-cell>
          <table:table-cell table:style-name="ce35" table:formula="of:=IF([.C165]=FLOOR([.C165];1);[.C165];&quot;&quot;)">
            <text:p/>
          </table:table-cell>
          <table:table-cell table:style-name="ce35" table:formula="of:=IF([.D165]=FLOOR([.D165];1);[.D165];&quot;&quot;)">
            <text:p/>
          </table:table-cell>
          <table:table-cell table:style-name="ce35" table:formula="of:=IF([.E165]=FLOOR([.E165];1);[.E165];&quot;&quot;)">
            <text:p/>
          </table:table-cell>
          <table:table-cell table:style-name="ce42" table:formula="of:=IF([.F165]=FLOOR([.F165];1);[.F165];&quot;&quot;)">
            <text:p/>
          </table:table-cell>
          <table:table-cell office:value-type="float" office:value="149">
            <text:p>149</text:p>
          </table:table-cell>
          <table:table-cell table:style-name="ce39" table:formula="of:=IF([.H165]&lt;&gt;&quot;&quot;;IF([.H165]&lt;[main.$B$25];[.H165];&quot;&quot;);&quot;&quot;)">
            <text:p/>
          </table:table-cell>
          <table:table-cell table:style-name="ce35" table:formula="of:=IF([.I165]&lt;&gt;&quot;&quot;;IF([.I165]&lt;[main.$B$25];[.I165];&quot;&quot;);&quot;&quot;)">
            <text:p/>
          </table:table-cell>
          <table:table-cell table:style-name="ce35" table:formula="of:=IF([.J165]&lt;&gt;&quot;&quot;;IF([.J165]&lt;[main.$B$25];[.J165];&quot;&quot;);&quot;&quot;)">
            <text:p/>
          </table:table-cell>
          <table:table-cell table:style-name="ce35" table:formula="of:=IF([.K165]&lt;&gt;&quot;&quot;;IF([.K165]&lt;[main.$B$25];[.K165];&quot;&quot;);&quot;&quot;)">
            <text:p/>
          </table:table-cell>
          <table:table-cell table:style-name="ce42" table:formula="of:=IF([.L165]&lt;&gt;&quot;&quot;;IF([.L165]&lt;[main.$B$25];[.L16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0">
            <text:p>150</text:p>
          </table:table-cell>
          <table:table-cell table:style-name="ce29" table:formula="of:=1/[main.$B$1]*[.B$7]*[.$A166]/[main.$B$2]" office:value-type="float" office:value="0.009375">
            <text:p>0,009375</text:p>
          </table:table-cell>
          <table:table-cell table:style-name="ce29" table:formula="of:=1/[main.$B$1]*[.C$7]*[.$A166]/[main.$B$2]" office:value-type="float" office:value="0.075">
            <text:p>0,075</text:p>
          </table:table-cell>
          <table:table-cell table:style-name="ce29" table:formula="of:=1/[main.$B$1]*[.D$7]*[.$A166]/[main.$B$2]" office:value-type="float" office:value="0.6">
            <text:p>0,6</text:p>
          </table:table-cell>
          <table:table-cell table:style-name="ce29" table:formula="of:=1/[main.$B$1]*[.E$7]*[.$A166]/[main.$B$2]" office:value-type="float" office:value="2.4">
            <text:p>2,4</text:p>
          </table:table-cell>
          <table:table-cell table:style-name="ce29" table:formula="of:=1/[main.$B$1]*[.F$7]*[.$A166]/[main.$B$2]" office:value-type="float" office:value="9.6">
            <text:p>9,6</text:p>
          </table:table-cell>
          <table:table-cell office:value-type="float" office:value="150">
            <text:p>150</text:p>
          </table:table-cell>
          <table:table-cell table:style-name="ce39" table:formula="of:=IF([.B166]=FLOOR([.B166];1);[.B166];&quot;&quot;)">
            <text:p/>
          </table:table-cell>
          <table:table-cell table:style-name="ce35" table:formula="of:=IF([.C166]=FLOOR([.C166];1);[.C166];&quot;&quot;)">
            <text:p/>
          </table:table-cell>
          <table:table-cell table:style-name="ce35" table:formula="of:=IF([.D166]=FLOOR([.D166];1);[.D166];&quot;&quot;)">
            <text:p/>
          </table:table-cell>
          <table:table-cell table:style-name="ce35" table:formula="of:=IF([.E166]=FLOOR([.E166];1);[.E166];&quot;&quot;)">
            <text:p/>
          </table:table-cell>
          <table:table-cell table:style-name="ce42" table:formula="of:=IF([.F166]=FLOOR([.F166];1);[.F166];&quot;&quot;)">
            <text:p/>
          </table:table-cell>
          <table:table-cell office:value-type="float" office:value="150">
            <text:p>150</text:p>
          </table:table-cell>
          <table:table-cell table:style-name="ce39" table:formula="of:=IF([.H166]&lt;&gt;&quot;&quot;;IF([.H166]&lt;[main.$B$25];[.H166];&quot;&quot;);&quot;&quot;)">
            <text:p/>
          </table:table-cell>
          <table:table-cell table:style-name="ce35" table:formula="of:=IF([.I166]&lt;&gt;&quot;&quot;;IF([.I166]&lt;[main.$B$25];[.I166];&quot;&quot;);&quot;&quot;)">
            <text:p/>
          </table:table-cell>
          <table:table-cell table:style-name="ce35" table:formula="of:=IF([.J166]&lt;&gt;&quot;&quot;;IF([.J166]&lt;[main.$B$25];[.J166];&quot;&quot;);&quot;&quot;)">
            <text:p/>
          </table:table-cell>
          <table:table-cell table:style-name="ce35" table:formula="of:=IF([.K166]&lt;&gt;&quot;&quot;;IF([.K166]&lt;[main.$B$25];[.K166];&quot;&quot;);&quot;&quot;)">
            <text:p/>
          </table:table-cell>
          <table:table-cell table:style-name="ce42" table:formula="of:=IF([.L166]&lt;&gt;&quot;&quot;;IF([.L166]&lt;[main.$B$25];[.L16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1">
            <text:p>151</text:p>
          </table:table-cell>
          <table:table-cell table:style-name="ce29" table:formula="of:=1/[main.$B$1]*[.B$7]*[.$A167]/[main.$B$2]" office:value-type="float" office:value="0.0094375">
            <text:p>0,0094375</text:p>
          </table:table-cell>
          <table:table-cell table:style-name="ce29" table:formula="of:=1/[main.$B$1]*[.C$7]*[.$A167]/[main.$B$2]" office:value-type="float" office:value="0.0755">
            <text:p>0,0755</text:p>
          </table:table-cell>
          <table:table-cell table:style-name="ce29" table:formula="of:=1/[main.$B$1]*[.D$7]*[.$A167]/[main.$B$2]" office:value-type="float" office:value="0.604">
            <text:p>0,604</text:p>
          </table:table-cell>
          <table:table-cell table:style-name="ce29" table:formula="of:=1/[main.$B$1]*[.E$7]*[.$A167]/[main.$B$2]" office:value-type="float" office:value="2.416">
            <text:p>2,416</text:p>
          </table:table-cell>
          <table:table-cell table:style-name="ce29" table:formula="of:=1/[main.$B$1]*[.F$7]*[.$A167]/[main.$B$2]" office:value-type="float" office:value="9.664">
            <text:p>9,664</text:p>
          </table:table-cell>
          <table:table-cell office:value-type="float" office:value="151">
            <text:p>151</text:p>
          </table:table-cell>
          <table:table-cell table:style-name="ce39" table:formula="of:=IF([.B167]=FLOOR([.B167];1);[.B167];&quot;&quot;)">
            <text:p/>
          </table:table-cell>
          <table:table-cell table:style-name="ce35" table:formula="of:=IF([.C167]=FLOOR([.C167];1);[.C167];&quot;&quot;)">
            <text:p/>
          </table:table-cell>
          <table:table-cell table:style-name="ce35" table:formula="of:=IF([.D167]=FLOOR([.D167];1);[.D167];&quot;&quot;)">
            <text:p/>
          </table:table-cell>
          <table:table-cell table:style-name="ce35" table:formula="of:=IF([.E167]=FLOOR([.E167];1);[.E167];&quot;&quot;)">
            <text:p/>
          </table:table-cell>
          <table:table-cell table:style-name="ce42" table:formula="of:=IF([.F167]=FLOOR([.F167];1);[.F167];&quot;&quot;)">
            <text:p/>
          </table:table-cell>
          <table:table-cell office:value-type="float" office:value="151">
            <text:p>151</text:p>
          </table:table-cell>
          <table:table-cell table:style-name="ce39" table:formula="of:=IF([.H167]&lt;&gt;&quot;&quot;;IF([.H167]&lt;[main.$B$25];[.H167];&quot;&quot;);&quot;&quot;)">
            <text:p/>
          </table:table-cell>
          <table:table-cell table:style-name="ce35" table:formula="of:=IF([.I167]&lt;&gt;&quot;&quot;;IF([.I167]&lt;[main.$B$25];[.I167];&quot;&quot;);&quot;&quot;)">
            <text:p/>
          </table:table-cell>
          <table:table-cell table:style-name="ce35" table:formula="of:=IF([.J167]&lt;&gt;&quot;&quot;;IF([.J167]&lt;[main.$B$25];[.J167];&quot;&quot;);&quot;&quot;)">
            <text:p/>
          </table:table-cell>
          <table:table-cell table:style-name="ce35" table:formula="of:=IF([.K167]&lt;&gt;&quot;&quot;;IF([.K167]&lt;[main.$B$25];[.K167];&quot;&quot;);&quot;&quot;)">
            <text:p/>
          </table:table-cell>
          <table:table-cell table:style-name="ce42" table:formula="of:=IF([.L167]&lt;&gt;&quot;&quot;;IF([.L167]&lt;[main.$B$25];[.L16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2">
            <text:p>152</text:p>
          </table:table-cell>
          <table:table-cell table:style-name="ce29" table:formula="of:=1/[main.$B$1]*[.B$7]*[.$A168]/[main.$B$2]" office:value-type="float" office:value="0.0095">
            <text:p>0,0095</text:p>
          </table:table-cell>
          <table:table-cell table:style-name="ce29" table:formula="of:=1/[main.$B$1]*[.C$7]*[.$A168]/[main.$B$2]" office:value-type="float" office:value="0.076">
            <text:p>0,076</text:p>
          </table:table-cell>
          <table:table-cell table:style-name="ce29" table:formula="of:=1/[main.$B$1]*[.D$7]*[.$A168]/[main.$B$2]" office:value-type="float" office:value="0.608">
            <text:p>0,608</text:p>
          </table:table-cell>
          <table:table-cell table:style-name="ce29" table:formula="of:=1/[main.$B$1]*[.E$7]*[.$A168]/[main.$B$2]" office:value-type="float" office:value="2.432">
            <text:p>2,432</text:p>
          </table:table-cell>
          <table:table-cell table:style-name="ce29" table:formula="of:=1/[main.$B$1]*[.F$7]*[.$A168]/[main.$B$2]" office:value-type="float" office:value="9.728">
            <text:p>9,728</text:p>
          </table:table-cell>
          <table:table-cell office:value-type="float" office:value="152">
            <text:p>152</text:p>
          </table:table-cell>
          <table:table-cell table:style-name="ce39" table:formula="of:=IF([.B168]=FLOOR([.B168];1);[.B168];&quot;&quot;)">
            <text:p/>
          </table:table-cell>
          <table:table-cell table:style-name="ce35" table:formula="of:=IF([.C168]=FLOOR([.C168];1);[.C168];&quot;&quot;)">
            <text:p/>
          </table:table-cell>
          <table:table-cell table:style-name="ce35" table:formula="of:=IF([.D168]=FLOOR([.D168];1);[.D168];&quot;&quot;)">
            <text:p/>
          </table:table-cell>
          <table:table-cell table:style-name="ce35" table:formula="of:=IF([.E168]=FLOOR([.E168];1);[.E168];&quot;&quot;)">
            <text:p/>
          </table:table-cell>
          <table:table-cell table:style-name="ce42" table:formula="of:=IF([.F168]=FLOOR([.F168];1);[.F168];&quot;&quot;)">
            <text:p/>
          </table:table-cell>
          <table:table-cell office:value-type="float" office:value="152">
            <text:p>152</text:p>
          </table:table-cell>
          <table:table-cell table:style-name="ce39" table:formula="of:=IF([.H168]&lt;&gt;&quot;&quot;;IF([.H168]&lt;[main.$B$25];[.H168];&quot;&quot;);&quot;&quot;)">
            <text:p/>
          </table:table-cell>
          <table:table-cell table:style-name="ce35" table:formula="of:=IF([.I168]&lt;&gt;&quot;&quot;;IF([.I168]&lt;[main.$B$25];[.I168];&quot;&quot;);&quot;&quot;)">
            <text:p/>
          </table:table-cell>
          <table:table-cell table:style-name="ce35" table:formula="of:=IF([.J168]&lt;&gt;&quot;&quot;;IF([.J168]&lt;[main.$B$25];[.J168];&quot;&quot;);&quot;&quot;)">
            <text:p/>
          </table:table-cell>
          <table:table-cell table:style-name="ce35" table:formula="of:=IF([.K168]&lt;&gt;&quot;&quot;;IF([.K168]&lt;[main.$B$25];[.K168];&quot;&quot;);&quot;&quot;)">
            <text:p/>
          </table:table-cell>
          <table:table-cell table:style-name="ce42" table:formula="of:=IF([.L168]&lt;&gt;&quot;&quot;;IF([.L168]&lt;[main.$B$25];[.L16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3">
            <text:p>153</text:p>
          </table:table-cell>
          <table:table-cell table:style-name="ce29" table:formula="of:=1/[main.$B$1]*[.B$7]*[.$A169]/[main.$B$2]" office:value-type="float" office:value="0.0095625">
            <text:p>0,0095625</text:p>
          </table:table-cell>
          <table:table-cell table:style-name="ce29" table:formula="of:=1/[main.$B$1]*[.C$7]*[.$A169]/[main.$B$2]" office:value-type="float" office:value="0.0765">
            <text:p>0,0765</text:p>
          </table:table-cell>
          <table:table-cell table:style-name="ce29" table:formula="of:=1/[main.$B$1]*[.D$7]*[.$A169]/[main.$B$2]" office:value-type="float" office:value="0.612">
            <text:p>0,612</text:p>
          </table:table-cell>
          <table:table-cell table:style-name="ce29" table:formula="of:=1/[main.$B$1]*[.E$7]*[.$A169]/[main.$B$2]" office:value-type="float" office:value="2.448">
            <text:p>2,448</text:p>
          </table:table-cell>
          <table:table-cell table:style-name="ce29" table:formula="of:=1/[main.$B$1]*[.F$7]*[.$A169]/[main.$B$2]" office:value-type="float" office:value="9.792">
            <text:p>9,792</text:p>
          </table:table-cell>
          <table:table-cell office:value-type="float" office:value="153">
            <text:p>153</text:p>
          </table:table-cell>
          <table:table-cell table:style-name="ce39" table:formula="of:=IF([.B169]=FLOOR([.B169];1);[.B169];&quot;&quot;)">
            <text:p/>
          </table:table-cell>
          <table:table-cell table:style-name="ce35" table:formula="of:=IF([.C169]=FLOOR([.C169];1);[.C169];&quot;&quot;)">
            <text:p/>
          </table:table-cell>
          <table:table-cell table:style-name="ce35" table:formula="of:=IF([.D169]=FLOOR([.D169];1);[.D169];&quot;&quot;)">
            <text:p/>
          </table:table-cell>
          <table:table-cell table:style-name="ce35" table:formula="of:=IF([.E169]=FLOOR([.E169];1);[.E169];&quot;&quot;)">
            <text:p/>
          </table:table-cell>
          <table:table-cell table:style-name="ce42" table:formula="of:=IF([.F169]=FLOOR([.F169];1);[.F169];&quot;&quot;)">
            <text:p/>
          </table:table-cell>
          <table:table-cell office:value-type="float" office:value="153">
            <text:p>153</text:p>
          </table:table-cell>
          <table:table-cell table:style-name="ce39" table:formula="of:=IF([.H169]&lt;&gt;&quot;&quot;;IF([.H169]&lt;[main.$B$25];[.H169];&quot;&quot;);&quot;&quot;)">
            <text:p/>
          </table:table-cell>
          <table:table-cell table:style-name="ce35" table:formula="of:=IF([.I169]&lt;&gt;&quot;&quot;;IF([.I169]&lt;[main.$B$25];[.I169];&quot;&quot;);&quot;&quot;)">
            <text:p/>
          </table:table-cell>
          <table:table-cell table:style-name="ce35" table:formula="of:=IF([.J169]&lt;&gt;&quot;&quot;;IF([.J169]&lt;[main.$B$25];[.J169];&quot;&quot;);&quot;&quot;)">
            <text:p/>
          </table:table-cell>
          <table:table-cell table:style-name="ce35" table:formula="of:=IF([.K169]&lt;&gt;&quot;&quot;;IF([.K169]&lt;[main.$B$25];[.K169];&quot;&quot;);&quot;&quot;)">
            <text:p/>
          </table:table-cell>
          <table:table-cell table:style-name="ce42" table:formula="of:=IF([.L169]&lt;&gt;&quot;&quot;;IF([.L169]&lt;[main.$B$25];[.L16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4">
            <text:p>154</text:p>
          </table:table-cell>
          <table:table-cell table:style-name="ce29" table:formula="of:=1/[main.$B$1]*[.B$7]*[.$A170]/[main.$B$2]" office:value-type="float" office:value="0.009625">
            <text:p>0,009625</text:p>
          </table:table-cell>
          <table:table-cell table:style-name="ce29" table:formula="of:=1/[main.$B$1]*[.C$7]*[.$A170]/[main.$B$2]" office:value-type="float" office:value="0.077">
            <text:p>0,077</text:p>
          </table:table-cell>
          <table:table-cell table:style-name="ce29" table:formula="of:=1/[main.$B$1]*[.D$7]*[.$A170]/[main.$B$2]" office:value-type="float" office:value="0.616">
            <text:p>0,616</text:p>
          </table:table-cell>
          <table:table-cell table:style-name="ce29" table:formula="of:=1/[main.$B$1]*[.E$7]*[.$A170]/[main.$B$2]" office:value-type="float" office:value="2.464">
            <text:p>2,464</text:p>
          </table:table-cell>
          <table:table-cell table:style-name="ce29" table:formula="of:=1/[main.$B$1]*[.F$7]*[.$A170]/[main.$B$2]" office:value-type="float" office:value="9.856">
            <text:p>9,856</text:p>
          </table:table-cell>
          <table:table-cell office:value-type="float" office:value="154">
            <text:p>154</text:p>
          </table:table-cell>
          <table:table-cell table:style-name="ce39" table:formula="of:=IF([.B170]=FLOOR([.B170];1);[.B170];&quot;&quot;)">
            <text:p/>
          </table:table-cell>
          <table:table-cell table:style-name="ce35" table:formula="of:=IF([.C170]=FLOOR([.C170];1);[.C170];&quot;&quot;)">
            <text:p/>
          </table:table-cell>
          <table:table-cell table:style-name="ce35" table:formula="of:=IF([.D170]=FLOOR([.D170];1);[.D170];&quot;&quot;)">
            <text:p/>
          </table:table-cell>
          <table:table-cell table:style-name="ce35" table:formula="of:=IF([.E170]=FLOOR([.E170];1);[.E170];&quot;&quot;)">
            <text:p/>
          </table:table-cell>
          <table:table-cell table:style-name="ce42" table:formula="of:=IF([.F170]=FLOOR([.F170];1);[.F170];&quot;&quot;)">
            <text:p/>
          </table:table-cell>
          <table:table-cell office:value-type="float" office:value="154">
            <text:p>154</text:p>
          </table:table-cell>
          <table:table-cell table:style-name="ce39" table:formula="of:=IF([.H170]&lt;&gt;&quot;&quot;;IF([.H170]&lt;[main.$B$25];[.H170];&quot;&quot;);&quot;&quot;)">
            <text:p/>
          </table:table-cell>
          <table:table-cell table:style-name="ce35" table:formula="of:=IF([.I170]&lt;&gt;&quot;&quot;;IF([.I170]&lt;[main.$B$25];[.I170];&quot;&quot;);&quot;&quot;)">
            <text:p/>
          </table:table-cell>
          <table:table-cell table:style-name="ce35" table:formula="of:=IF([.J170]&lt;&gt;&quot;&quot;;IF([.J170]&lt;[main.$B$25];[.J170];&quot;&quot;);&quot;&quot;)">
            <text:p/>
          </table:table-cell>
          <table:table-cell table:style-name="ce35" table:formula="of:=IF([.K170]&lt;&gt;&quot;&quot;;IF([.K170]&lt;[main.$B$25];[.K170];&quot;&quot;);&quot;&quot;)">
            <text:p/>
          </table:table-cell>
          <table:table-cell table:style-name="ce42" table:formula="of:=IF([.L170]&lt;&gt;&quot;&quot;;IF([.L170]&lt;[main.$B$25];[.L17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5">
            <text:p>155</text:p>
          </table:table-cell>
          <table:table-cell table:style-name="ce29" table:formula="of:=1/[main.$B$1]*[.B$7]*[.$A171]/[main.$B$2]" office:value-type="float" office:value="0.0096875">
            <text:p>0,0096875</text:p>
          </table:table-cell>
          <table:table-cell table:style-name="ce29" table:formula="of:=1/[main.$B$1]*[.C$7]*[.$A171]/[main.$B$2]" office:value-type="float" office:value="0.0775">
            <text:p>0,0775</text:p>
          </table:table-cell>
          <table:table-cell table:style-name="ce29" table:formula="of:=1/[main.$B$1]*[.D$7]*[.$A171]/[main.$B$2]" office:value-type="float" office:value="0.62">
            <text:p>0,62</text:p>
          </table:table-cell>
          <table:table-cell table:style-name="ce29" table:formula="of:=1/[main.$B$1]*[.E$7]*[.$A171]/[main.$B$2]" office:value-type="float" office:value="2.48">
            <text:p>2,48</text:p>
          </table:table-cell>
          <table:table-cell table:style-name="ce29" table:formula="of:=1/[main.$B$1]*[.F$7]*[.$A171]/[main.$B$2]" office:value-type="float" office:value="9.92">
            <text:p>9,92</text:p>
          </table:table-cell>
          <table:table-cell office:value-type="float" office:value="155">
            <text:p>155</text:p>
          </table:table-cell>
          <table:table-cell table:style-name="ce39" table:formula="of:=IF([.B171]=FLOOR([.B171];1);[.B171];&quot;&quot;)">
            <text:p/>
          </table:table-cell>
          <table:table-cell table:style-name="ce35" table:formula="of:=IF([.C171]=FLOOR([.C171];1);[.C171];&quot;&quot;)">
            <text:p/>
          </table:table-cell>
          <table:table-cell table:style-name="ce35" table:formula="of:=IF([.D171]=FLOOR([.D171];1);[.D171];&quot;&quot;)">
            <text:p/>
          </table:table-cell>
          <table:table-cell table:style-name="ce35" table:formula="of:=IF([.E171]=FLOOR([.E171];1);[.E171];&quot;&quot;)">
            <text:p/>
          </table:table-cell>
          <table:table-cell table:style-name="ce42" table:formula="of:=IF([.F171]=FLOOR([.F171];1);[.F171];&quot;&quot;)">
            <text:p/>
          </table:table-cell>
          <table:table-cell office:value-type="float" office:value="155">
            <text:p>155</text:p>
          </table:table-cell>
          <table:table-cell table:style-name="ce39" table:formula="of:=IF([.H171]&lt;&gt;&quot;&quot;;IF([.H171]&lt;[main.$B$25];[.H171];&quot;&quot;);&quot;&quot;)">
            <text:p/>
          </table:table-cell>
          <table:table-cell table:style-name="ce35" table:formula="of:=IF([.I171]&lt;&gt;&quot;&quot;;IF([.I171]&lt;[main.$B$25];[.I171];&quot;&quot;);&quot;&quot;)">
            <text:p/>
          </table:table-cell>
          <table:table-cell table:style-name="ce35" table:formula="of:=IF([.J171]&lt;&gt;&quot;&quot;;IF([.J171]&lt;[main.$B$25];[.J171];&quot;&quot;);&quot;&quot;)">
            <text:p/>
          </table:table-cell>
          <table:table-cell table:style-name="ce35" table:formula="of:=IF([.K171]&lt;&gt;&quot;&quot;;IF([.K171]&lt;[main.$B$25];[.K171];&quot;&quot;);&quot;&quot;)">
            <text:p/>
          </table:table-cell>
          <table:table-cell table:style-name="ce42" table:formula="of:=IF([.L171]&lt;&gt;&quot;&quot;;IF([.L171]&lt;[main.$B$25];[.L17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6">
            <text:p>156</text:p>
          </table:table-cell>
          <table:table-cell table:style-name="ce29" table:formula="of:=1/[main.$B$1]*[.B$7]*[.$A172]/[main.$B$2]" office:value-type="float" office:value="0.00975">
            <text:p>0,00975</text:p>
          </table:table-cell>
          <table:table-cell table:style-name="ce29" table:formula="of:=1/[main.$B$1]*[.C$7]*[.$A172]/[main.$B$2]" office:value-type="float" office:value="0.078">
            <text:p>0,078</text:p>
          </table:table-cell>
          <table:table-cell table:style-name="ce29" table:formula="of:=1/[main.$B$1]*[.D$7]*[.$A172]/[main.$B$2]" office:value-type="float" office:value="0.624">
            <text:p>0,624</text:p>
          </table:table-cell>
          <table:table-cell table:style-name="ce29" table:formula="of:=1/[main.$B$1]*[.E$7]*[.$A172]/[main.$B$2]" office:value-type="float" office:value="2.496">
            <text:p>2,496</text:p>
          </table:table-cell>
          <table:table-cell table:style-name="ce29" table:formula="of:=1/[main.$B$1]*[.F$7]*[.$A172]/[main.$B$2]" office:value-type="float" office:value="9.984">
            <text:p>9,984</text:p>
          </table:table-cell>
          <table:table-cell office:value-type="float" office:value="156">
            <text:p>156</text:p>
          </table:table-cell>
          <table:table-cell table:style-name="ce39" table:formula="of:=IF([.B172]=FLOOR([.B172];1);[.B172];&quot;&quot;)">
            <text:p/>
          </table:table-cell>
          <table:table-cell table:style-name="ce35" table:formula="of:=IF([.C172]=FLOOR([.C172];1);[.C172];&quot;&quot;)">
            <text:p/>
          </table:table-cell>
          <table:table-cell table:style-name="ce35" table:formula="of:=IF([.D172]=FLOOR([.D172];1);[.D172];&quot;&quot;)">
            <text:p/>
          </table:table-cell>
          <table:table-cell table:style-name="ce35" table:formula="of:=IF([.E172]=FLOOR([.E172];1);[.E172];&quot;&quot;)">
            <text:p/>
          </table:table-cell>
          <table:table-cell table:style-name="ce42" table:formula="of:=IF([.F172]=FLOOR([.F172];1);[.F172];&quot;&quot;)">
            <text:p/>
          </table:table-cell>
          <table:table-cell office:value-type="float" office:value="156">
            <text:p>156</text:p>
          </table:table-cell>
          <table:table-cell table:style-name="ce39" table:formula="of:=IF([.H172]&lt;&gt;&quot;&quot;;IF([.H172]&lt;[main.$B$25];[.H172];&quot;&quot;);&quot;&quot;)">
            <text:p/>
          </table:table-cell>
          <table:table-cell table:style-name="ce35" table:formula="of:=IF([.I172]&lt;&gt;&quot;&quot;;IF([.I172]&lt;[main.$B$25];[.I172];&quot;&quot;);&quot;&quot;)">
            <text:p/>
          </table:table-cell>
          <table:table-cell table:style-name="ce35" table:formula="of:=IF([.J172]&lt;&gt;&quot;&quot;;IF([.J172]&lt;[main.$B$25];[.J172];&quot;&quot;);&quot;&quot;)">
            <text:p/>
          </table:table-cell>
          <table:table-cell table:style-name="ce35" table:formula="of:=IF([.K172]&lt;&gt;&quot;&quot;;IF([.K172]&lt;[main.$B$25];[.K172];&quot;&quot;);&quot;&quot;)">
            <text:p/>
          </table:table-cell>
          <table:table-cell table:style-name="ce42" table:formula="of:=IF([.L172]&lt;&gt;&quot;&quot;;IF([.L172]&lt;[main.$B$25];[.L17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7">
            <text:p>157</text:p>
          </table:table-cell>
          <table:table-cell table:style-name="ce29" table:formula="of:=1/[main.$B$1]*[.B$7]*[.$A173]/[main.$B$2]" office:value-type="float" office:value="0.0098125">
            <text:p>0,0098125</text:p>
          </table:table-cell>
          <table:table-cell table:style-name="ce29" table:formula="of:=1/[main.$B$1]*[.C$7]*[.$A173]/[main.$B$2]" office:value-type="float" office:value="0.0785">
            <text:p>0,0785</text:p>
          </table:table-cell>
          <table:table-cell table:style-name="ce29" table:formula="of:=1/[main.$B$1]*[.D$7]*[.$A173]/[main.$B$2]" office:value-type="float" office:value="0.628">
            <text:p>0,628</text:p>
          </table:table-cell>
          <table:table-cell table:style-name="ce29" table:formula="of:=1/[main.$B$1]*[.E$7]*[.$A173]/[main.$B$2]" office:value-type="float" office:value="2.512">
            <text:p>2,512</text:p>
          </table:table-cell>
          <table:table-cell table:style-name="ce29" table:formula="of:=1/[main.$B$1]*[.F$7]*[.$A173]/[main.$B$2]" office:value-type="float" office:value="10.048">
            <text:p>10,048</text:p>
          </table:table-cell>
          <table:table-cell office:value-type="float" office:value="157">
            <text:p>157</text:p>
          </table:table-cell>
          <table:table-cell table:style-name="ce39" table:formula="of:=IF([.B173]=FLOOR([.B173];1);[.B173];&quot;&quot;)">
            <text:p/>
          </table:table-cell>
          <table:table-cell table:style-name="ce35" table:formula="of:=IF([.C173]=FLOOR([.C173];1);[.C173];&quot;&quot;)">
            <text:p/>
          </table:table-cell>
          <table:table-cell table:style-name="ce35" table:formula="of:=IF([.D173]=FLOOR([.D173];1);[.D173];&quot;&quot;)">
            <text:p/>
          </table:table-cell>
          <table:table-cell table:style-name="ce35" table:formula="of:=IF([.E173]=FLOOR([.E173];1);[.E173];&quot;&quot;)">
            <text:p/>
          </table:table-cell>
          <table:table-cell table:style-name="ce42" table:formula="of:=IF([.F173]=FLOOR([.F173];1);[.F173];&quot;&quot;)">
            <text:p/>
          </table:table-cell>
          <table:table-cell office:value-type="float" office:value="157">
            <text:p>157</text:p>
          </table:table-cell>
          <table:table-cell table:style-name="ce39" table:formula="of:=IF([.H173]&lt;&gt;&quot;&quot;;IF([.H173]&lt;[main.$B$25];[.H173];&quot;&quot;);&quot;&quot;)">
            <text:p/>
          </table:table-cell>
          <table:table-cell table:style-name="ce35" table:formula="of:=IF([.I173]&lt;&gt;&quot;&quot;;IF([.I173]&lt;[main.$B$25];[.I173];&quot;&quot;);&quot;&quot;)">
            <text:p/>
          </table:table-cell>
          <table:table-cell table:style-name="ce35" table:formula="of:=IF([.J173]&lt;&gt;&quot;&quot;;IF([.J173]&lt;[main.$B$25];[.J173];&quot;&quot;);&quot;&quot;)">
            <text:p/>
          </table:table-cell>
          <table:table-cell table:style-name="ce35" table:formula="of:=IF([.K173]&lt;&gt;&quot;&quot;;IF([.K173]&lt;[main.$B$25];[.K173];&quot;&quot;);&quot;&quot;)">
            <text:p/>
          </table:table-cell>
          <table:table-cell table:style-name="ce42" table:formula="of:=IF([.L173]&lt;&gt;&quot;&quot;;IF([.L173]&lt;[main.$B$25];[.L17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8">
            <text:p>158</text:p>
          </table:table-cell>
          <table:table-cell table:style-name="ce29" table:formula="of:=1/[main.$B$1]*[.B$7]*[.$A174]/[main.$B$2]" office:value-type="float" office:value="0.009875">
            <text:p>0,009875</text:p>
          </table:table-cell>
          <table:table-cell table:style-name="ce29" table:formula="of:=1/[main.$B$1]*[.C$7]*[.$A174]/[main.$B$2]" office:value-type="float" office:value="0.079">
            <text:p>0,079</text:p>
          </table:table-cell>
          <table:table-cell table:style-name="ce29" table:formula="of:=1/[main.$B$1]*[.D$7]*[.$A174]/[main.$B$2]" office:value-type="float" office:value="0.632">
            <text:p>0,632</text:p>
          </table:table-cell>
          <table:table-cell table:style-name="ce29" table:formula="of:=1/[main.$B$1]*[.E$7]*[.$A174]/[main.$B$2]" office:value-type="float" office:value="2.528">
            <text:p>2,528</text:p>
          </table:table-cell>
          <table:table-cell table:style-name="ce29" table:formula="of:=1/[main.$B$1]*[.F$7]*[.$A174]/[main.$B$2]" office:value-type="float" office:value="10.112">
            <text:p>10,112</text:p>
          </table:table-cell>
          <table:table-cell office:value-type="float" office:value="158">
            <text:p>158</text:p>
          </table:table-cell>
          <table:table-cell table:style-name="ce39" table:formula="of:=IF([.B174]=FLOOR([.B174];1);[.B174];&quot;&quot;)">
            <text:p/>
          </table:table-cell>
          <table:table-cell table:style-name="ce35" table:formula="of:=IF([.C174]=FLOOR([.C174];1);[.C174];&quot;&quot;)">
            <text:p/>
          </table:table-cell>
          <table:table-cell table:style-name="ce35" table:formula="of:=IF([.D174]=FLOOR([.D174];1);[.D174];&quot;&quot;)">
            <text:p/>
          </table:table-cell>
          <table:table-cell table:style-name="ce35" table:formula="of:=IF([.E174]=FLOOR([.E174];1);[.E174];&quot;&quot;)">
            <text:p/>
          </table:table-cell>
          <table:table-cell table:style-name="ce42" table:formula="of:=IF([.F174]=FLOOR([.F174];1);[.F174];&quot;&quot;)">
            <text:p/>
          </table:table-cell>
          <table:table-cell office:value-type="float" office:value="158">
            <text:p>158</text:p>
          </table:table-cell>
          <table:table-cell table:style-name="ce39" table:formula="of:=IF([.H174]&lt;&gt;&quot;&quot;;IF([.H174]&lt;[main.$B$25];[.H174];&quot;&quot;);&quot;&quot;)">
            <text:p/>
          </table:table-cell>
          <table:table-cell table:style-name="ce35" table:formula="of:=IF([.I174]&lt;&gt;&quot;&quot;;IF([.I174]&lt;[main.$B$25];[.I174];&quot;&quot;);&quot;&quot;)">
            <text:p/>
          </table:table-cell>
          <table:table-cell table:style-name="ce35" table:formula="of:=IF([.J174]&lt;&gt;&quot;&quot;;IF([.J174]&lt;[main.$B$25];[.J174];&quot;&quot;);&quot;&quot;)">
            <text:p/>
          </table:table-cell>
          <table:table-cell table:style-name="ce35" table:formula="of:=IF([.K174]&lt;&gt;&quot;&quot;;IF([.K174]&lt;[main.$B$25];[.K174];&quot;&quot;);&quot;&quot;)">
            <text:p/>
          </table:table-cell>
          <table:table-cell table:style-name="ce42" table:formula="of:=IF([.L174]&lt;&gt;&quot;&quot;;IF([.L174]&lt;[main.$B$25];[.L17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59">
            <text:p>159</text:p>
          </table:table-cell>
          <table:table-cell table:style-name="ce29" table:formula="of:=1/[main.$B$1]*[.B$7]*[.$A175]/[main.$B$2]" office:value-type="float" office:value="0.0099375">
            <text:p>0,0099375</text:p>
          </table:table-cell>
          <table:table-cell table:style-name="ce29" table:formula="of:=1/[main.$B$1]*[.C$7]*[.$A175]/[main.$B$2]" office:value-type="float" office:value="0.0795">
            <text:p>0,0795</text:p>
          </table:table-cell>
          <table:table-cell table:style-name="ce29" table:formula="of:=1/[main.$B$1]*[.D$7]*[.$A175]/[main.$B$2]" office:value-type="float" office:value="0.636">
            <text:p>0,636</text:p>
          </table:table-cell>
          <table:table-cell table:style-name="ce29" table:formula="of:=1/[main.$B$1]*[.E$7]*[.$A175]/[main.$B$2]" office:value-type="float" office:value="2.544">
            <text:p>2,544</text:p>
          </table:table-cell>
          <table:table-cell table:style-name="ce29" table:formula="of:=1/[main.$B$1]*[.F$7]*[.$A175]/[main.$B$2]" office:value-type="float" office:value="10.176">
            <text:p>10,176</text:p>
          </table:table-cell>
          <table:table-cell office:value-type="float" office:value="159">
            <text:p>159</text:p>
          </table:table-cell>
          <table:table-cell table:style-name="ce39" table:formula="of:=IF([.B175]=FLOOR([.B175];1);[.B175];&quot;&quot;)">
            <text:p/>
          </table:table-cell>
          <table:table-cell table:style-name="ce35" table:formula="of:=IF([.C175]=FLOOR([.C175];1);[.C175];&quot;&quot;)">
            <text:p/>
          </table:table-cell>
          <table:table-cell table:style-name="ce35" table:formula="of:=IF([.D175]=FLOOR([.D175];1);[.D175];&quot;&quot;)">
            <text:p/>
          </table:table-cell>
          <table:table-cell table:style-name="ce35" table:formula="of:=IF([.E175]=FLOOR([.E175];1);[.E175];&quot;&quot;)">
            <text:p/>
          </table:table-cell>
          <table:table-cell table:style-name="ce42" table:formula="of:=IF([.F175]=FLOOR([.F175];1);[.F175];&quot;&quot;)">
            <text:p/>
          </table:table-cell>
          <table:table-cell office:value-type="float" office:value="159">
            <text:p>159</text:p>
          </table:table-cell>
          <table:table-cell table:style-name="ce39" table:formula="of:=IF([.H175]&lt;&gt;&quot;&quot;;IF([.H175]&lt;[main.$B$25];[.H175];&quot;&quot;);&quot;&quot;)">
            <text:p/>
          </table:table-cell>
          <table:table-cell table:style-name="ce35" table:formula="of:=IF([.I175]&lt;&gt;&quot;&quot;;IF([.I175]&lt;[main.$B$25];[.I175];&quot;&quot;);&quot;&quot;)">
            <text:p/>
          </table:table-cell>
          <table:table-cell table:style-name="ce35" table:formula="of:=IF([.J175]&lt;&gt;&quot;&quot;;IF([.J175]&lt;[main.$B$25];[.J175];&quot;&quot;);&quot;&quot;)">
            <text:p/>
          </table:table-cell>
          <table:table-cell table:style-name="ce35" table:formula="of:=IF([.K175]&lt;&gt;&quot;&quot;;IF([.K175]&lt;[main.$B$25];[.K175];&quot;&quot;);&quot;&quot;)">
            <text:p/>
          </table:table-cell>
          <table:table-cell table:style-name="ce42" table:formula="of:=IF([.L175]&lt;&gt;&quot;&quot;;IF([.L175]&lt;[main.$B$25];[.L17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0">
            <text:p>160</text:p>
          </table:table-cell>
          <table:table-cell table:style-name="ce29" table:formula="of:=1/[main.$B$1]*[.B$7]*[.$A176]/[main.$B$2]" office:value-type="float" office:value="0.01">
            <text:p>0,01</text:p>
          </table:table-cell>
          <table:table-cell table:style-name="ce29" table:formula="of:=1/[main.$B$1]*[.C$7]*[.$A176]/[main.$B$2]" office:value-type="float" office:value="0.08">
            <text:p>0,08</text:p>
          </table:table-cell>
          <table:table-cell table:style-name="ce29" table:formula="of:=1/[main.$B$1]*[.D$7]*[.$A176]/[main.$B$2]" office:value-type="float" office:value="0.64">
            <text:p>0,64</text:p>
          </table:table-cell>
          <table:table-cell table:style-name="ce29" table:formula="of:=1/[main.$B$1]*[.E$7]*[.$A176]/[main.$B$2]" office:value-type="float" office:value="2.56">
            <text:p>2,56</text:p>
          </table:table-cell>
          <table:table-cell table:style-name="ce29" table:formula="of:=1/[main.$B$1]*[.F$7]*[.$A176]/[main.$B$2]" office:value-type="float" office:value="10.24">
            <text:p>10,24</text:p>
          </table:table-cell>
          <table:table-cell office:value-type="float" office:value="160">
            <text:p>160</text:p>
          </table:table-cell>
          <table:table-cell table:style-name="ce39" table:formula="of:=IF([.B176]=FLOOR([.B176];1);[.B176];&quot;&quot;)">
            <text:p/>
          </table:table-cell>
          <table:table-cell table:style-name="ce35" table:formula="of:=IF([.C176]=FLOOR([.C176];1);[.C176];&quot;&quot;)">
            <text:p/>
          </table:table-cell>
          <table:table-cell table:style-name="ce35" table:formula="of:=IF([.D176]=FLOOR([.D176];1);[.D176];&quot;&quot;)">
            <text:p/>
          </table:table-cell>
          <table:table-cell table:style-name="ce35" table:formula="of:=IF([.E176]=FLOOR([.E176];1);[.E176];&quot;&quot;)">
            <text:p/>
          </table:table-cell>
          <table:table-cell table:style-name="ce42" table:formula="of:=IF([.F176]=FLOOR([.F176];1);[.F176];&quot;&quot;)">
            <text:p/>
          </table:table-cell>
          <table:table-cell office:value-type="float" office:value="160">
            <text:p>160</text:p>
          </table:table-cell>
          <table:table-cell table:style-name="ce39" table:formula="of:=IF([.H176]&lt;&gt;&quot;&quot;;IF([.H176]&lt;[main.$B$25];[.H176];&quot;&quot;);&quot;&quot;)">
            <text:p/>
          </table:table-cell>
          <table:table-cell table:style-name="ce35" table:formula="of:=IF([.I176]&lt;&gt;&quot;&quot;;IF([.I176]&lt;[main.$B$25];[.I176];&quot;&quot;);&quot;&quot;)">
            <text:p/>
          </table:table-cell>
          <table:table-cell table:style-name="ce35" table:formula="of:=IF([.J176]&lt;&gt;&quot;&quot;;IF([.J176]&lt;[main.$B$25];[.J176];&quot;&quot;);&quot;&quot;)">
            <text:p/>
          </table:table-cell>
          <table:table-cell table:style-name="ce35" table:formula="of:=IF([.K176]&lt;&gt;&quot;&quot;;IF([.K176]&lt;[main.$B$25];[.K176];&quot;&quot;);&quot;&quot;)">
            <text:p/>
          </table:table-cell>
          <table:table-cell table:style-name="ce42" table:formula="of:=IF([.L176]&lt;&gt;&quot;&quot;;IF([.L176]&lt;[main.$B$25];[.L17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1">
            <text:p>161</text:p>
          </table:table-cell>
          <table:table-cell table:style-name="ce29" table:formula="of:=1/[main.$B$1]*[.B$7]*[.$A177]/[main.$B$2]" office:value-type="float" office:value="0.0100625">
            <text:p>0,0100625</text:p>
          </table:table-cell>
          <table:table-cell table:style-name="ce29" table:formula="of:=1/[main.$B$1]*[.C$7]*[.$A177]/[main.$B$2]" office:value-type="float" office:value="0.0805">
            <text:p>0,0805</text:p>
          </table:table-cell>
          <table:table-cell table:style-name="ce29" table:formula="of:=1/[main.$B$1]*[.D$7]*[.$A177]/[main.$B$2]" office:value-type="float" office:value="0.644">
            <text:p>0,644</text:p>
          </table:table-cell>
          <table:table-cell table:style-name="ce29" table:formula="of:=1/[main.$B$1]*[.E$7]*[.$A177]/[main.$B$2]" office:value-type="float" office:value="2.576">
            <text:p>2,576</text:p>
          </table:table-cell>
          <table:table-cell table:style-name="ce29" table:formula="of:=1/[main.$B$1]*[.F$7]*[.$A177]/[main.$B$2]" office:value-type="float" office:value="10.304">
            <text:p>10,304</text:p>
          </table:table-cell>
          <table:table-cell office:value-type="float" office:value="161">
            <text:p>161</text:p>
          </table:table-cell>
          <table:table-cell table:style-name="ce39" table:formula="of:=IF([.B177]=FLOOR([.B177];1);[.B177];&quot;&quot;)">
            <text:p/>
          </table:table-cell>
          <table:table-cell table:style-name="ce35" table:formula="of:=IF([.C177]=FLOOR([.C177];1);[.C177];&quot;&quot;)">
            <text:p/>
          </table:table-cell>
          <table:table-cell table:style-name="ce35" table:formula="of:=IF([.D177]=FLOOR([.D177];1);[.D177];&quot;&quot;)">
            <text:p/>
          </table:table-cell>
          <table:table-cell table:style-name="ce35" table:formula="of:=IF([.E177]=FLOOR([.E177];1);[.E177];&quot;&quot;)">
            <text:p/>
          </table:table-cell>
          <table:table-cell table:style-name="ce42" table:formula="of:=IF([.F177]=FLOOR([.F177];1);[.F177];&quot;&quot;)">
            <text:p/>
          </table:table-cell>
          <table:table-cell office:value-type="float" office:value="161">
            <text:p>161</text:p>
          </table:table-cell>
          <table:table-cell table:style-name="ce39" table:formula="of:=IF([.H177]&lt;&gt;&quot;&quot;;IF([.H177]&lt;[main.$B$25];[.H177];&quot;&quot;);&quot;&quot;)">
            <text:p/>
          </table:table-cell>
          <table:table-cell table:style-name="ce35" table:formula="of:=IF([.I177]&lt;&gt;&quot;&quot;;IF([.I177]&lt;[main.$B$25];[.I177];&quot;&quot;);&quot;&quot;)">
            <text:p/>
          </table:table-cell>
          <table:table-cell table:style-name="ce35" table:formula="of:=IF([.J177]&lt;&gt;&quot;&quot;;IF([.J177]&lt;[main.$B$25];[.J177];&quot;&quot;);&quot;&quot;)">
            <text:p/>
          </table:table-cell>
          <table:table-cell table:style-name="ce35" table:formula="of:=IF([.K177]&lt;&gt;&quot;&quot;;IF([.K177]&lt;[main.$B$25];[.K177];&quot;&quot;);&quot;&quot;)">
            <text:p/>
          </table:table-cell>
          <table:table-cell table:style-name="ce42" table:formula="of:=IF([.L177]&lt;&gt;&quot;&quot;;IF([.L177]&lt;[main.$B$25];[.L17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2">
            <text:p>162</text:p>
          </table:table-cell>
          <table:table-cell table:style-name="ce29" table:formula="of:=1/[main.$B$1]*[.B$7]*[.$A178]/[main.$B$2]" office:value-type="float" office:value="0.010125">
            <text:p>0,010125</text:p>
          </table:table-cell>
          <table:table-cell table:style-name="ce29" table:formula="of:=1/[main.$B$1]*[.C$7]*[.$A178]/[main.$B$2]" office:value-type="float" office:value="0.081">
            <text:p>0,081</text:p>
          </table:table-cell>
          <table:table-cell table:style-name="ce29" table:formula="of:=1/[main.$B$1]*[.D$7]*[.$A178]/[main.$B$2]" office:value-type="float" office:value="0.648">
            <text:p>0,648</text:p>
          </table:table-cell>
          <table:table-cell table:style-name="ce29" table:formula="of:=1/[main.$B$1]*[.E$7]*[.$A178]/[main.$B$2]" office:value-type="float" office:value="2.592">
            <text:p>2,592</text:p>
          </table:table-cell>
          <table:table-cell table:style-name="ce29" table:formula="of:=1/[main.$B$1]*[.F$7]*[.$A178]/[main.$B$2]" office:value-type="float" office:value="10.368">
            <text:p>10,368</text:p>
          </table:table-cell>
          <table:table-cell office:value-type="float" office:value="162">
            <text:p>162</text:p>
          </table:table-cell>
          <table:table-cell table:style-name="ce39" table:formula="of:=IF([.B178]=FLOOR([.B178];1);[.B178];&quot;&quot;)">
            <text:p/>
          </table:table-cell>
          <table:table-cell table:style-name="ce35" table:formula="of:=IF([.C178]=FLOOR([.C178];1);[.C178];&quot;&quot;)">
            <text:p/>
          </table:table-cell>
          <table:table-cell table:style-name="ce35" table:formula="of:=IF([.D178]=FLOOR([.D178];1);[.D178];&quot;&quot;)">
            <text:p/>
          </table:table-cell>
          <table:table-cell table:style-name="ce35" table:formula="of:=IF([.E178]=FLOOR([.E178];1);[.E178];&quot;&quot;)">
            <text:p/>
          </table:table-cell>
          <table:table-cell table:style-name="ce42" table:formula="of:=IF([.F178]=FLOOR([.F178];1);[.F178];&quot;&quot;)">
            <text:p/>
          </table:table-cell>
          <table:table-cell office:value-type="float" office:value="162">
            <text:p>162</text:p>
          </table:table-cell>
          <table:table-cell table:style-name="ce39" table:formula="of:=IF([.H178]&lt;&gt;&quot;&quot;;IF([.H178]&lt;[main.$B$25];[.H178];&quot;&quot;);&quot;&quot;)">
            <text:p/>
          </table:table-cell>
          <table:table-cell table:style-name="ce35" table:formula="of:=IF([.I178]&lt;&gt;&quot;&quot;;IF([.I178]&lt;[main.$B$25];[.I178];&quot;&quot;);&quot;&quot;)">
            <text:p/>
          </table:table-cell>
          <table:table-cell table:style-name="ce35" table:formula="of:=IF([.J178]&lt;&gt;&quot;&quot;;IF([.J178]&lt;[main.$B$25];[.J178];&quot;&quot;);&quot;&quot;)">
            <text:p/>
          </table:table-cell>
          <table:table-cell table:style-name="ce35" table:formula="of:=IF([.K178]&lt;&gt;&quot;&quot;;IF([.K178]&lt;[main.$B$25];[.K178];&quot;&quot;);&quot;&quot;)">
            <text:p/>
          </table:table-cell>
          <table:table-cell table:style-name="ce42" table:formula="of:=IF([.L178]&lt;&gt;&quot;&quot;;IF([.L178]&lt;[main.$B$25];[.L17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3">
            <text:p>163</text:p>
          </table:table-cell>
          <table:table-cell table:style-name="ce29" table:formula="of:=1/[main.$B$1]*[.B$7]*[.$A179]/[main.$B$2]" office:value-type="float" office:value="0.0101875">
            <text:p>0,0101875</text:p>
          </table:table-cell>
          <table:table-cell table:style-name="ce29" table:formula="of:=1/[main.$B$1]*[.C$7]*[.$A179]/[main.$B$2]" office:value-type="float" office:value="0.0815">
            <text:p>0,0815</text:p>
          </table:table-cell>
          <table:table-cell table:style-name="ce29" table:formula="of:=1/[main.$B$1]*[.D$7]*[.$A179]/[main.$B$2]" office:value-type="float" office:value="0.652">
            <text:p>0,652</text:p>
          </table:table-cell>
          <table:table-cell table:style-name="ce29" table:formula="of:=1/[main.$B$1]*[.E$7]*[.$A179]/[main.$B$2]" office:value-type="float" office:value="2.608">
            <text:p>2,608</text:p>
          </table:table-cell>
          <table:table-cell table:style-name="ce29" table:formula="of:=1/[main.$B$1]*[.F$7]*[.$A179]/[main.$B$2]" office:value-type="float" office:value="10.432">
            <text:p>10,432</text:p>
          </table:table-cell>
          <table:table-cell office:value-type="float" office:value="163">
            <text:p>163</text:p>
          </table:table-cell>
          <table:table-cell table:style-name="ce39" table:formula="of:=IF([.B179]=FLOOR([.B179];1);[.B179];&quot;&quot;)">
            <text:p/>
          </table:table-cell>
          <table:table-cell table:style-name="ce35" table:formula="of:=IF([.C179]=FLOOR([.C179];1);[.C179];&quot;&quot;)">
            <text:p/>
          </table:table-cell>
          <table:table-cell table:style-name="ce35" table:formula="of:=IF([.D179]=FLOOR([.D179];1);[.D179];&quot;&quot;)">
            <text:p/>
          </table:table-cell>
          <table:table-cell table:style-name="ce35" table:formula="of:=IF([.E179]=FLOOR([.E179];1);[.E179];&quot;&quot;)">
            <text:p/>
          </table:table-cell>
          <table:table-cell table:style-name="ce42" table:formula="of:=IF([.F179]=FLOOR([.F179];1);[.F179];&quot;&quot;)">
            <text:p/>
          </table:table-cell>
          <table:table-cell office:value-type="float" office:value="163">
            <text:p>163</text:p>
          </table:table-cell>
          <table:table-cell table:style-name="ce39" table:formula="of:=IF([.H179]&lt;&gt;&quot;&quot;;IF([.H179]&lt;[main.$B$25];[.H179];&quot;&quot;);&quot;&quot;)">
            <text:p/>
          </table:table-cell>
          <table:table-cell table:style-name="ce35" table:formula="of:=IF([.I179]&lt;&gt;&quot;&quot;;IF([.I179]&lt;[main.$B$25];[.I179];&quot;&quot;);&quot;&quot;)">
            <text:p/>
          </table:table-cell>
          <table:table-cell table:style-name="ce35" table:formula="of:=IF([.J179]&lt;&gt;&quot;&quot;;IF([.J179]&lt;[main.$B$25];[.J179];&quot;&quot;);&quot;&quot;)">
            <text:p/>
          </table:table-cell>
          <table:table-cell table:style-name="ce35" table:formula="of:=IF([.K179]&lt;&gt;&quot;&quot;;IF([.K179]&lt;[main.$B$25];[.K179];&quot;&quot;);&quot;&quot;)">
            <text:p/>
          </table:table-cell>
          <table:table-cell table:style-name="ce42" table:formula="of:=IF([.L179]&lt;&gt;&quot;&quot;;IF([.L179]&lt;[main.$B$25];[.L17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4">
            <text:p>164</text:p>
          </table:table-cell>
          <table:table-cell table:style-name="ce29" table:formula="of:=1/[main.$B$1]*[.B$7]*[.$A180]/[main.$B$2]" office:value-type="float" office:value="0.01025">
            <text:p>0,01025</text:p>
          </table:table-cell>
          <table:table-cell table:style-name="ce29" table:formula="of:=1/[main.$B$1]*[.C$7]*[.$A180]/[main.$B$2]" office:value-type="float" office:value="0.082">
            <text:p>0,082</text:p>
          </table:table-cell>
          <table:table-cell table:style-name="ce29" table:formula="of:=1/[main.$B$1]*[.D$7]*[.$A180]/[main.$B$2]" office:value-type="float" office:value="0.656">
            <text:p>0,656</text:p>
          </table:table-cell>
          <table:table-cell table:style-name="ce29" table:formula="of:=1/[main.$B$1]*[.E$7]*[.$A180]/[main.$B$2]" office:value-type="float" office:value="2.624">
            <text:p>2,624</text:p>
          </table:table-cell>
          <table:table-cell table:style-name="ce29" table:formula="of:=1/[main.$B$1]*[.F$7]*[.$A180]/[main.$B$2]" office:value-type="float" office:value="10.496">
            <text:p>10,496</text:p>
          </table:table-cell>
          <table:table-cell office:value-type="float" office:value="164">
            <text:p>164</text:p>
          </table:table-cell>
          <table:table-cell table:style-name="ce39" table:formula="of:=IF([.B180]=FLOOR([.B180];1);[.B180];&quot;&quot;)">
            <text:p/>
          </table:table-cell>
          <table:table-cell table:style-name="ce35" table:formula="of:=IF([.C180]=FLOOR([.C180];1);[.C180];&quot;&quot;)">
            <text:p/>
          </table:table-cell>
          <table:table-cell table:style-name="ce35" table:formula="of:=IF([.D180]=FLOOR([.D180];1);[.D180];&quot;&quot;)">
            <text:p/>
          </table:table-cell>
          <table:table-cell table:style-name="ce35" table:formula="of:=IF([.E180]=FLOOR([.E180];1);[.E180];&quot;&quot;)">
            <text:p/>
          </table:table-cell>
          <table:table-cell table:style-name="ce42" table:formula="of:=IF([.F180]=FLOOR([.F180];1);[.F180];&quot;&quot;)">
            <text:p/>
          </table:table-cell>
          <table:table-cell office:value-type="float" office:value="164">
            <text:p>164</text:p>
          </table:table-cell>
          <table:table-cell table:style-name="ce39" table:formula="of:=IF([.H180]&lt;&gt;&quot;&quot;;IF([.H180]&lt;[main.$B$25];[.H180];&quot;&quot;);&quot;&quot;)">
            <text:p/>
          </table:table-cell>
          <table:table-cell table:style-name="ce35" table:formula="of:=IF([.I180]&lt;&gt;&quot;&quot;;IF([.I180]&lt;[main.$B$25];[.I180];&quot;&quot;);&quot;&quot;)">
            <text:p/>
          </table:table-cell>
          <table:table-cell table:style-name="ce35" table:formula="of:=IF([.J180]&lt;&gt;&quot;&quot;;IF([.J180]&lt;[main.$B$25];[.J180];&quot;&quot;);&quot;&quot;)">
            <text:p/>
          </table:table-cell>
          <table:table-cell table:style-name="ce35" table:formula="of:=IF([.K180]&lt;&gt;&quot;&quot;;IF([.K180]&lt;[main.$B$25];[.K180];&quot;&quot;);&quot;&quot;)">
            <text:p/>
          </table:table-cell>
          <table:table-cell table:style-name="ce42" table:formula="of:=IF([.L180]&lt;&gt;&quot;&quot;;IF([.L180]&lt;[main.$B$25];[.L18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5">
            <text:p>165</text:p>
          </table:table-cell>
          <table:table-cell table:style-name="ce29" table:formula="of:=1/[main.$B$1]*[.B$7]*[.$A181]/[main.$B$2]" office:value-type="float" office:value="0.0103125">
            <text:p>0,0103125</text:p>
          </table:table-cell>
          <table:table-cell table:style-name="ce29" table:formula="of:=1/[main.$B$1]*[.C$7]*[.$A181]/[main.$B$2]" office:value-type="float" office:value="0.0825">
            <text:p>0,0825</text:p>
          </table:table-cell>
          <table:table-cell table:style-name="ce29" table:formula="of:=1/[main.$B$1]*[.D$7]*[.$A181]/[main.$B$2]" office:value-type="float" office:value="0.66">
            <text:p>0,66</text:p>
          </table:table-cell>
          <table:table-cell table:style-name="ce29" table:formula="of:=1/[main.$B$1]*[.E$7]*[.$A181]/[main.$B$2]" office:value-type="float" office:value="2.64">
            <text:p>2,64</text:p>
          </table:table-cell>
          <table:table-cell table:style-name="ce29" table:formula="of:=1/[main.$B$1]*[.F$7]*[.$A181]/[main.$B$2]" office:value-type="float" office:value="10.56">
            <text:p>10,56</text:p>
          </table:table-cell>
          <table:table-cell office:value-type="float" office:value="165">
            <text:p>165</text:p>
          </table:table-cell>
          <table:table-cell table:style-name="ce39" table:formula="of:=IF([.B181]=FLOOR([.B181];1);[.B181];&quot;&quot;)">
            <text:p/>
          </table:table-cell>
          <table:table-cell table:style-name="ce35" table:formula="of:=IF([.C181]=FLOOR([.C181];1);[.C181];&quot;&quot;)">
            <text:p/>
          </table:table-cell>
          <table:table-cell table:style-name="ce35" table:formula="of:=IF([.D181]=FLOOR([.D181];1);[.D181];&quot;&quot;)">
            <text:p/>
          </table:table-cell>
          <table:table-cell table:style-name="ce35" table:formula="of:=IF([.E181]=FLOOR([.E181];1);[.E181];&quot;&quot;)">
            <text:p/>
          </table:table-cell>
          <table:table-cell table:style-name="ce42" table:formula="of:=IF([.F181]=FLOOR([.F181];1);[.F181];&quot;&quot;)">
            <text:p/>
          </table:table-cell>
          <table:table-cell office:value-type="float" office:value="165">
            <text:p>165</text:p>
          </table:table-cell>
          <table:table-cell table:style-name="ce39" table:formula="of:=IF([.H181]&lt;&gt;&quot;&quot;;IF([.H181]&lt;[main.$B$25];[.H181];&quot;&quot;);&quot;&quot;)">
            <text:p/>
          </table:table-cell>
          <table:table-cell table:style-name="ce35" table:formula="of:=IF([.I181]&lt;&gt;&quot;&quot;;IF([.I181]&lt;[main.$B$25];[.I181];&quot;&quot;);&quot;&quot;)">
            <text:p/>
          </table:table-cell>
          <table:table-cell table:style-name="ce35" table:formula="of:=IF([.J181]&lt;&gt;&quot;&quot;;IF([.J181]&lt;[main.$B$25];[.J181];&quot;&quot;);&quot;&quot;)">
            <text:p/>
          </table:table-cell>
          <table:table-cell table:style-name="ce35" table:formula="of:=IF([.K181]&lt;&gt;&quot;&quot;;IF([.K181]&lt;[main.$B$25];[.K181];&quot;&quot;);&quot;&quot;)">
            <text:p/>
          </table:table-cell>
          <table:table-cell table:style-name="ce42" table:formula="of:=IF([.L181]&lt;&gt;&quot;&quot;;IF([.L181]&lt;[main.$B$25];[.L18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6">
            <text:p>166</text:p>
          </table:table-cell>
          <table:table-cell table:style-name="ce29" table:formula="of:=1/[main.$B$1]*[.B$7]*[.$A182]/[main.$B$2]" office:value-type="float" office:value="0.010375">
            <text:p>0,010375</text:p>
          </table:table-cell>
          <table:table-cell table:style-name="ce29" table:formula="of:=1/[main.$B$1]*[.C$7]*[.$A182]/[main.$B$2]" office:value-type="float" office:value="0.083">
            <text:p>0,083</text:p>
          </table:table-cell>
          <table:table-cell table:style-name="ce29" table:formula="of:=1/[main.$B$1]*[.D$7]*[.$A182]/[main.$B$2]" office:value-type="float" office:value="0.664">
            <text:p>0,664</text:p>
          </table:table-cell>
          <table:table-cell table:style-name="ce29" table:formula="of:=1/[main.$B$1]*[.E$7]*[.$A182]/[main.$B$2]" office:value-type="float" office:value="2.656">
            <text:p>2,656</text:p>
          </table:table-cell>
          <table:table-cell table:style-name="ce29" table:formula="of:=1/[main.$B$1]*[.F$7]*[.$A182]/[main.$B$2]" office:value-type="float" office:value="10.624">
            <text:p>10,624</text:p>
          </table:table-cell>
          <table:table-cell office:value-type="float" office:value="166">
            <text:p>166</text:p>
          </table:table-cell>
          <table:table-cell table:style-name="ce39" table:formula="of:=IF([.B182]=FLOOR([.B182];1);[.B182];&quot;&quot;)">
            <text:p/>
          </table:table-cell>
          <table:table-cell table:style-name="ce35" table:formula="of:=IF([.C182]=FLOOR([.C182];1);[.C182];&quot;&quot;)">
            <text:p/>
          </table:table-cell>
          <table:table-cell table:style-name="ce35" table:formula="of:=IF([.D182]=FLOOR([.D182];1);[.D182];&quot;&quot;)">
            <text:p/>
          </table:table-cell>
          <table:table-cell table:style-name="ce35" table:formula="of:=IF([.E182]=FLOOR([.E182];1);[.E182];&quot;&quot;)">
            <text:p/>
          </table:table-cell>
          <table:table-cell table:style-name="ce42" table:formula="of:=IF([.F182]=FLOOR([.F182];1);[.F182];&quot;&quot;)">
            <text:p/>
          </table:table-cell>
          <table:table-cell office:value-type="float" office:value="166">
            <text:p>166</text:p>
          </table:table-cell>
          <table:table-cell table:style-name="ce39" table:formula="of:=IF([.H182]&lt;&gt;&quot;&quot;;IF([.H182]&lt;[main.$B$25];[.H182];&quot;&quot;);&quot;&quot;)">
            <text:p/>
          </table:table-cell>
          <table:table-cell table:style-name="ce35" table:formula="of:=IF([.I182]&lt;&gt;&quot;&quot;;IF([.I182]&lt;[main.$B$25];[.I182];&quot;&quot;);&quot;&quot;)">
            <text:p/>
          </table:table-cell>
          <table:table-cell table:style-name="ce35" table:formula="of:=IF([.J182]&lt;&gt;&quot;&quot;;IF([.J182]&lt;[main.$B$25];[.J182];&quot;&quot;);&quot;&quot;)">
            <text:p/>
          </table:table-cell>
          <table:table-cell table:style-name="ce35" table:formula="of:=IF([.K182]&lt;&gt;&quot;&quot;;IF([.K182]&lt;[main.$B$25];[.K182];&quot;&quot;);&quot;&quot;)">
            <text:p/>
          </table:table-cell>
          <table:table-cell table:style-name="ce42" table:formula="of:=IF([.L182]&lt;&gt;&quot;&quot;;IF([.L182]&lt;[main.$B$25];[.L18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7">
            <text:p>167</text:p>
          </table:table-cell>
          <table:table-cell table:style-name="ce29" table:formula="of:=1/[main.$B$1]*[.B$7]*[.$A183]/[main.$B$2]" office:value-type="float" office:value="0.0104375">
            <text:p>0,0104375</text:p>
          </table:table-cell>
          <table:table-cell table:style-name="ce29" table:formula="of:=1/[main.$B$1]*[.C$7]*[.$A183]/[main.$B$2]" office:value-type="float" office:value="0.0835">
            <text:p>0,0835</text:p>
          </table:table-cell>
          <table:table-cell table:style-name="ce29" table:formula="of:=1/[main.$B$1]*[.D$7]*[.$A183]/[main.$B$2]" office:value-type="float" office:value="0.668">
            <text:p>0,668</text:p>
          </table:table-cell>
          <table:table-cell table:style-name="ce29" table:formula="of:=1/[main.$B$1]*[.E$7]*[.$A183]/[main.$B$2]" office:value-type="float" office:value="2.672">
            <text:p>2,672</text:p>
          </table:table-cell>
          <table:table-cell table:style-name="ce29" table:formula="of:=1/[main.$B$1]*[.F$7]*[.$A183]/[main.$B$2]" office:value-type="float" office:value="10.688">
            <text:p>10,688</text:p>
          </table:table-cell>
          <table:table-cell office:value-type="float" office:value="167">
            <text:p>167</text:p>
          </table:table-cell>
          <table:table-cell table:style-name="ce39" table:formula="of:=IF([.B183]=FLOOR([.B183];1);[.B183];&quot;&quot;)">
            <text:p/>
          </table:table-cell>
          <table:table-cell table:style-name="ce35" table:formula="of:=IF([.C183]=FLOOR([.C183];1);[.C183];&quot;&quot;)">
            <text:p/>
          </table:table-cell>
          <table:table-cell table:style-name="ce35" table:formula="of:=IF([.D183]=FLOOR([.D183];1);[.D183];&quot;&quot;)">
            <text:p/>
          </table:table-cell>
          <table:table-cell table:style-name="ce35" table:formula="of:=IF([.E183]=FLOOR([.E183];1);[.E183];&quot;&quot;)">
            <text:p/>
          </table:table-cell>
          <table:table-cell table:style-name="ce42" table:formula="of:=IF([.F183]=FLOOR([.F183];1);[.F183];&quot;&quot;)">
            <text:p/>
          </table:table-cell>
          <table:table-cell office:value-type="float" office:value="167">
            <text:p>167</text:p>
          </table:table-cell>
          <table:table-cell table:style-name="ce39" table:formula="of:=IF([.H183]&lt;&gt;&quot;&quot;;IF([.H183]&lt;[main.$B$25];[.H183];&quot;&quot;);&quot;&quot;)">
            <text:p/>
          </table:table-cell>
          <table:table-cell table:style-name="ce35" table:formula="of:=IF([.I183]&lt;&gt;&quot;&quot;;IF([.I183]&lt;[main.$B$25];[.I183];&quot;&quot;);&quot;&quot;)">
            <text:p/>
          </table:table-cell>
          <table:table-cell table:style-name="ce35" table:formula="of:=IF([.J183]&lt;&gt;&quot;&quot;;IF([.J183]&lt;[main.$B$25];[.J183];&quot;&quot;);&quot;&quot;)">
            <text:p/>
          </table:table-cell>
          <table:table-cell table:style-name="ce35" table:formula="of:=IF([.K183]&lt;&gt;&quot;&quot;;IF([.K183]&lt;[main.$B$25];[.K183];&quot;&quot;);&quot;&quot;)">
            <text:p/>
          </table:table-cell>
          <table:table-cell table:style-name="ce42" table:formula="of:=IF([.L183]&lt;&gt;&quot;&quot;;IF([.L183]&lt;[main.$B$25];[.L18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8">
            <text:p>168</text:p>
          </table:table-cell>
          <table:table-cell table:style-name="ce29" table:formula="of:=1/[main.$B$1]*[.B$7]*[.$A184]/[main.$B$2]" office:value-type="float" office:value="0.0105">
            <text:p>0,0105</text:p>
          </table:table-cell>
          <table:table-cell table:style-name="ce29" table:formula="of:=1/[main.$B$1]*[.C$7]*[.$A184]/[main.$B$2]" office:value-type="float" office:value="0.084">
            <text:p>0,084</text:p>
          </table:table-cell>
          <table:table-cell table:style-name="ce29" table:formula="of:=1/[main.$B$1]*[.D$7]*[.$A184]/[main.$B$2]" office:value-type="float" office:value="0.672">
            <text:p>0,672</text:p>
          </table:table-cell>
          <table:table-cell table:style-name="ce29" table:formula="of:=1/[main.$B$1]*[.E$7]*[.$A184]/[main.$B$2]" office:value-type="float" office:value="2.688">
            <text:p>2,688</text:p>
          </table:table-cell>
          <table:table-cell table:style-name="ce29" table:formula="of:=1/[main.$B$1]*[.F$7]*[.$A184]/[main.$B$2]" office:value-type="float" office:value="10.752">
            <text:p>10,752</text:p>
          </table:table-cell>
          <table:table-cell office:value-type="float" office:value="168">
            <text:p>168</text:p>
          </table:table-cell>
          <table:table-cell table:style-name="ce39" table:formula="of:=IF([.B184]=FLOOR([.B184];1);[.B184];&quot;&quot;)">
            <text:p/>
          </table:table-cell>
          <table:table-cell table:style-name="ce35" table:formula="of:=IF([.C184]=FLOOR([.C184];1);[.C184];&quot;&quot;)">
            <text:p/>
          </table:table-cell>
          <table:table-cell table:style-name="ce35" table:formula="of:=IF([.D184]=FLOOR([.D184];1);[.D184];&quot;&quot;)">
            <text:p/>
          </table:table-cell>
          <table:table-cell table:style-name="ce35" table:formula="of:=IF([.E184]=FLOOR([.E184];1);[.E184];&quot;&quot;)">
            <text:p/>
          </table:table-cell>
          <table:table-cell table:style-name="ce42" table:formula="of:=IF([.F184]=FLOOR([.F184];1);[.F184];&quot;&quot;)">
            <text:p/>
          </table:table-cell>
          <table:table-cell office:value-type="float" office:value="168">
            <text:p>168</text:p>
          </table:table-cell>
          <table:table-cell table:style-name="ce39" table:formula="of:=IF([.H184]&lt;&gt;&quot;&quot;;IF([.H184]&lt;[main.$B$25];[.H184];&quot;&quot;);&quot;&quot;)">
            <text:p/>
          </table:table-cell>
          <table:table-cell table:style-name="ce35" table:formula="of:=IF([.I184]&lt;&gt;&quot;&quot;;IF([.I184]&lt;[main.$B$25];[.I184];&quot;&quot;);&quot;&quot;)">
            <text:p/>
          </table:table-cell>
          <table:table-cell table:style-name="ce35" table:formula="of:=IF([.J184]&lt;&gt;&quot;&quot;;IF([.J184]&lt;[main.$B$25];[.J184];&quot;&quot;);&quot;&quot;)">
            <text:p/>
          </table:table-cell>
          <table:table-cell table:style-name="ce35" table:formula="of:=IF([.K184]&lt;&gt;&quot;&quot;;IF([.K184]&lt;[main.$B$25];[.K184];&quot;&quot;);&quot;&quot;)">
            <text:p/>
          </table:table-cell>
          <table:table-cell table:style-name="ce42" table:formula="of:=IF([.L184]&lt;&gt;&quot;&quot;;IF([.L184]&lt;[main.$B$25];[.L18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69">
            <text:p>169</text:p>
          </table:table-cell>
          <table:table-cell table:style-name="ce29" table:formula="of:=1/[main.$B$1]*[.B$7]*[.$A185]/[main.$B$2]" office:value-type="float" office:value="0.0105625">
            <text:p>0,0105625</text:p>
          </table:table-cell>
          <table:table-cell table:style-name="ce29" table:formula="of:=1/[main.$B$1]*[.C$7]*[.$A185]/[main.$B$2]" office:value-type="float" office:value="0.0845">
            <text:p>0,0845</text:p>
          </table:table-cell>
          <table:table-cell table:style-name="ce29" table:formula="of:=1/[main.$B$1]*[.D$7]*[.$A185]/[main.$B$2]" office:value-type="float" office:value="0.676">
            <text:p>0,676</text:p>
          </table:table-cell>
          <table:table-cell table:style-name="ce29" table:formula="of:=1/[main.$B$1]*[.E$7]*[.$A185]/[main.$B$2]" office:value-type="float" office:value="2.704">
            <text:p>2,704</text:p>
          </table:table-cell>
          <table:table-cell table:style-name="ce29" table:formula="of:=1/[main.$B$1]*[.F$7]*[.$A185]/[main.$B$2]" office:value-type="float" office:value="10.816">
            <text:p>10,816</text:p>
          </table:table-cell>
          <table:table-cell office:value-type="float" office:value="169">
            <text:p>169</text:p>
          </table:table-cell>
          <table:table-cell table:style-name="ce39" table:formula="of:=IF([.B185]=FLOOR([.B185];1);[.B185];&quot;&quot;)">
            <text:p/>
          </table:table-cell>
          <table:table-cell table:style-name="ce35" table:formula="of:=IF([.C185]=FLOOR([.C185];1);[.C185];&quot;&quot;)">
            <text:p/>
          </table:table-cell>
          <table:table-cell table:style-name="ce35" table:formula="of:=IF([.D185]=FLOOR([.D185];1);[.D185];&quot;&quot;)">
            <text:p/>
          </table:table-cell>
          <table:table-cell table:style-name="ce35" table:formula="of:=IF([.E185]=FLOOR([.E185];1);[.E185];&quot;&quot;)">
            <text:p/>
          </table:table-cell>
          <table:table-cell table:style-name="ce42" table:formula="of:=IF([.F185]=FLOOR([.F185];1);[.F185];&quot;&quot;)">
            <text:p/>
          </table:table-cell>
          <table:table-cell office:value-type="float" office:value="169">
            <text:p>169</text:p>
          </table:table-cell>
          <table:table-cell table:style-name="ce39" table:formula="of:=IF([.H185]&lt;&gt;&quot;&quot;;IF([.H185]&lt;[main.$B$25];[.H185];&quot;&quot;);&quot;&quot;)">
            <text:p/>
          </table:table-cell>
          <table:table-cell table:style-name="ce35" table:formula="of:=IF([.I185]&lt;&gt;&quot;&quot;;IF([.I185]&lt;[main.$B$25];[.I185];&quot;&quot;);&quot;&quot;)">
            <text:p/>
          </table:table-cell>
          <table:table-cell table:style-name="ce35" table:formula="of:=IF([.J185]&lt;&gt;&quot;&quot;;IF([.J185]&lt;[main.$B$25];[.J185];&quot;&quot;);&quot;&quot;)">
            <text:p/>
          </table:table-cell>
          <table:table-cell table:style-name="ce35" table:formula="of:=IF([.K185]&lt;&gt;&quot;&quot;;IF([.K185]&lt;[main.$B$25];[.K185];&quot;&quot;);&quot;&quot;)">
            <text:p/>
          </table:table-cell>
          <table:table-cell table:style-name="ce42" table:formula="of:=IF([.L185]&lt;&gt;&quot;&quot;;IF([.L185]&lt;[main.$B$25];[.L18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0">
            <text:p>170</text:p>
          </table:table-cell>
          <table:table-cell table:style-name="ce29" table:formula="of:=1/[main.$B$1]*[.B$7]*[.$A186]/[main.$B$2]" office:value-type="float" office:value="0.010625">
            <text:p>0,010625</text:p>
          </table:table-cell>
          <table:table-cell table:style-name="ce29" table:formula="of:=1/[main.$B$1]*[.C$7]*[.$A186]/[main.$B$2]" office:value-type="float" office:value="0.085">
            <text:p>0,085</text:p>
          </table:table-cell>
          <table:table-cell table:style-name="ce29" table:formula="of:=1/[main.$B$1]*[.D$7]*[.$A186]/[main.$B$2]" office:value-type="float" office:value="0.68">
            <text:p>0,68</text:p>
          </table:table-cell>
          <table:table-cell table:style-name="ce29" table:formula="of:=1/[main.$B$1]*[.E$7]*[.$A186]/[main.$B$2]" office:value-type="float" office:value="2.72">
            <text:p>2,72</text:p>
          </table:table-cell>
          <table:table-cell table:style-name="ce29" table:formula="of:=1/[main.$B$1]*[.F$7]*[.$A186]/[main.$B$2]" office:value-type="float" office:value="10.88">
            <text:p>10,88</text:p>
          </table:table-cell>
          <table:table-cell office:value-type="float" office:value="170">
            <text:p>170</text:p>
          </table:table-cell>
          <table:table-cell table:style-name="ce39" table:formula="of:=IF([.B186]=FLOOR([.B186];1);[.B186];&quot;&quot;)">
            <text:p/>
          </table:table-cell>
          <table:table-cell table:style-name="ce35" table:formula="of:=IF([.C186]=FLOOR([.C186];1);[.C186];&quot;&quot;)">
            <text:p/>
          </table:table-cell>
          <table:table-cell table:style-name="ce35" table:formula="of:=IF([.D186]=FLOOR([.D186];1);[.D186];&quot;&quot;)">
            <text:p/>
          </table:table-cell>
          <table:table-cell table:style-name="ce35" table:formula="of:=IF([.E186]=FLOOR([.E186];1);[.E186];&quot;&quot;)">
            <text:p/>
          </table:table-cell>
          <table:table-cell table:style-name="ce42" table:formula="of:=IF([.F186]=FLOOR([.F186];1);[.F186];&quot;&quot;)">
            <text:p/>
          </table:table-cell>
          <table:table-cell office:value-type="float" office:value="170">
            <text:p>170</text:p>
          </table:table-cell>
          <table:table-cell table:style-name="ce39" table:formula="of:=IF([.H186]&lt;&gt;&quot;&quot;;IF([.H186]&lt;[main.$B$25];[.H186];&quot;&quot;);&quot;&quot;)">
            <text:p/>
          </table:table-cell>
          <table:table-cell table:style-name="ce35" table:formula="of:=IF([.I186]&lt;&gt;&quot;&quot;;IF([.I186]&lt;[main.$B$25];[.I186];&quot;&quot;);&quot;&quot;)">
            <text:p/>
          </table:table-cell>
          <table:table-cell table:style-name="ce35" table:formula="of:=IF([.J186]&lt;&gt;&quot;&quot;;IF([.J186]&lt;[main.$B$25];[.J186];&quot;&quot;);&quot;&quot;)">
            <text:p/>
          </table:table-cell>
          <table:table-cell table:style-name="ce35" table:formula="of:=IF([.K186]&lt;&gt;&quot;&quot;;IF([.K186]&lt;[main.$B$25];[.K186];&quot;&quot;);&quot;&quot;)">
            <text:p/>
          </table:table-cell>
          <table:table-cell table:style-name="ce42" table:formula="of:=IF([.L186]&lt;&gt;&quot;&quot;;IF([.L186]&lt;[main.$B$25];[.L18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1">
            <text:p>171</text:p>
          </table:table-cell>
          <table:table-cell table:style-name="ce29" table:formula="of:=1/[main.$B$1]*[.B$7]*[.$A187]/[main.$B$2]" office:value-type="float" office:value="0.0106875">
            <text:p>0,0106875</text:p>
          </table:table-cell>
          <table:table-cell table:style-name="ce29" table:formula="of:=1/[main.$B$1]*[.C$7]*[.$A187]/[main.$B$2]" office:value-type="float" office:value="0.0855">
            <text:p>0,0855</text:p>
          </table:table-cell>
          <table:table-cell table:style-name="ce29" table:formula="of:=1/[main.$B$1]*[.D$7]*[.$A187]/[main.$B$2]" office:value-type="float" office:value="0.684">
            <text:p>0,684</text:p>
          </table:table-cell>
          <table:table-cell table:style-name="ce29" table:formula="of:=1/[main.$B$1]*[.E$7]*[.$A187]/[main.$B$2]" office:value-type="float" office:value="2.736">
            <text:p>2,736</text:p>
          </table:table-cell>
          <table:table-cell table:style-name="ce29" table:formula="of:=1/[main.$B$1]*[.F$7]*[.$A187]/[main.$B$2]" office:value-type="float" office:value="10.944">
            <text:p>10,944</text:p>
          </table:table-cell>
          <table:table-cell office:value-type="float" office:value="171">
            <text:p>171</text:p>
          </table:table-cell>
          <table:table-cell table:style-name="ce39" table:formula="of:=IF([.B187]=FLOOR([.B187];1);[.B187];&quot;&quot;)">
            <text:p/>
          </table:table-cell>
          <table:table-cell table:style-name="ce35" table:formula="of:=IF([.C187]=FLOOR([.C187];1);[.C187];&quot;&quot;)">
            <text:p/>
          </table:table-cell>
          <table:table-cell table:style-name="ce35" table:formula="of:=IF([.D187]=FLOOR([.D187];1);[.D187];&quot;&quot;)">
            <text:p/>
          </table:table-cell>
          <table:table-cell table:style-name="ce35" table:formula="of:=IF([.E187]=FLOOR([.E187];1);[.E187];&quot;&quot;)">
            <text:p/>
          </table:table-cell>
          <table:table-cell table:style-name="ce42" table:formula="of:=IF([.F187]=FLOOR([.F187];1);[.F187];&quot;&quot;)">
            <text:p/>
          </table:table-cell>
          <table:table-cell office:value-type="float" office:value="171">
            <text:p>171</text:p>
          </table:table-cell>
          <table:table-cell table:style-name="ce39" table:formula="of:=IF([.H187]&lt;&gt;&quot;&quot;;IF([.H187]&lt;[main.$B$25];[.H187];&quot;&quot;);&quot;&quot;)">
            <text:p/>
          </table:table-cell>
          <table:table-cell table:style-name="ce35" table:formula="of:=IF([.I187]&lt;&gt;&quot;&quot;;IF([.I187]&lt;[main.$B$25];[.I187];&quot;&quot;);&quot;&quot;)">
            <text:p/>
          </table:table-cell>
          <table:table-cell table:style-name="ce35" table:formula="of:=IF([.J187]&lt;&gt;&quot;&quot;;IF([.J187]&lt;[main.$B$25];[.J187];&quot;&quot;);&quot;&quot;)">
            <text:p/>
          </table:table-cell>
          <table:table-cell table:style-name="ce35" table:formula="of:=IF([.K187]&lt;&gt;&quot;&quot;;IF([.K187]&lt;[main.$B$25];[.K187];&quot;&quot;);&quot;&quot;)">
            <text:p/>
          </table:table-cell>
          <table:table-cell table:style-name="ce42" table:formula="of:=IF([.L187]&lt;&gt;&quot;&quot;;IF([.L187]&lt;[main.$B$25];[.L18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2">
            <text:p>172</text:p>
          </table:table-cell>
          <table:table-cell table:style-name="ce29" table:formula="of:=1/[main.$B$1]*[.B$7]*[.$A188]/[main.$B$2]" office:value-type="float" office:value="0.01075">
            <text:p>0,01075</text:p>
          </table:table-cell>
          <table:table-cell table:style-name="ce29" table:formula="of:=1/[main.$B$1]*[.C$7]*[.$A188]/[main.$B$2]" office:value-type="float" office:value="0.086">
            <text:p>0,086</text:p>
          </table:table-cell>
          <table:table-cell table:style-name="ce29" table:formula="of:=1/[main.$B$1]*[.D$7]*[.$A188]/[main.$B$2]" office:value-type="float" office:value="0.688">
            <text:p>0,688</text:p>
          </table:table-cell>
          <table:table-cell table:style-name="ce29" table:formula="of:=1/[main.$B$1]*[.E$7]*[.$A188]/[main.$B$2]" office:value-type="float" office:value="2.752">
            <text:p>2,752</text:p>
          </table:table-cell>
          <table:table-cell table:style-name="ce29" table:formula="of:=1/[main.$B$1]*[.F$7]*[.$A188]/[main.$B$2]" office:value-type="float" office:value="11.008">
            <text:p>11,008</text:p>
          </table:table-cell>
          <table:table-cell office:value-type="float" office:value="172">
            <text:p>172</text:p>
          </table:table-cell>
          <table:table-cell table:style-name="ce39" table:formula="of:=IF([.B188]=FLOOR([.B188];1);[.B188];&quot;&quot;)">
            <text:p/>
          </table:table-cell>
          <table:table-cell table:style-name="ce35" table:formula="of:=IF([.C188]=FLOOR([.C188];1);[.C188];&quot;&quot;)">
            <text:p/>
          </table:table-cell>
          <table:table-cell table:style-name="ce35" table:formula="of:=IF([.D188]=FLOOR([.D188];1);[.D188];&quot;&quot;)">
            <text:p/>
          </table:table-cell>
          <table:table-cell table:style-name="ce35" table:formula="of:=IF([.E188]=FLOOR([.E188];1);[.E188];&quot;&quot;)">
            <text:p/>
          </table:table-cell>
          <table:table-cell table:style-name="ce42" table:formula="of:=IF([.F188]=FLOOR([.F188];1);[.F188];&quot;&quot;)">
            <text:p/>
          </table:table-cell>
          <table:table-cell office:value-type="float" office:value="172">
            <text:p>172</text:p>
          </table:table-cell>
          <table:table-cell table:style-name="ce39" table:formula="of:=IF([.H188]&lt;&gt;&quot;&quot;;IF([.H188]&lt;[main.$B$25];[.H188];&quot;&quot;);&quot;&quot;)">
            <text:p/>
          </table:table-cell>
          <table:table-cell table:style-name="ce35" table:formula="of:=IF([.I188]&lt;&gt;&quot;&quot;;IF([.I188]&lt;[main.$B$25];[.I188];&quot;&quot;);&quot;&quot;)">
            <text:p/>
          </table:table-cell>
          <table:table-cell table:style-name="ce35" table:formula="of:=IF([.J188]&lt;&gt;&quot;&quot;;IF([.J188]&lt;[main.$B$25];[.J188];&quot;&quot;);&quot;&quot;)">
            <text:p/>
          </table:table-cell>
          <table:table-cell table:style-name="ce35" table:formula="of:=IF([.K188]&lt;&gt;&quot;&quot;;IF([.K188]&lt;[main.$B$25];[.K188];&quot;&quot;);&quot;&quot;)">
            <text:p/>
          </table:table-cell>
          <table:table-cell table:style-name="ce42" table:formula="of:=IF([.L188]&lt;&gt;&quot;&quot;;IF([.L188]&lt;[main.$B$25];[.L18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3">
            <text:p>173</text:p>
          </table:table-cell>
          <table:table-cell table:style-name="ce29" table:formula="of:=1/[main.$B$1]*[.B$7]*[.$A189]/[main.$B$2]" office:value-type="float" office:value="0.0108125">
            <text:p>0,0108125</text:p>
          </table:table-cell>
          <table:table-cell table:style-name="ce29" table:formula="of:=1/[main.$B$1]*[.C$7]*[.$A189]/[main.$B$2]" office:value-type="float" office:value="0.0865">
            <text:p>0,0865</text:p>
          </table:table-cell>
          <table:table-cell table:style-name="ce29" table:formula="of:=1/[main.$B$1]*[.D$7]*[.$A189]/[main.$B$2]" office:value-type="float" office:value="0.692">
            <text:p>0,692</text:p>
          </table:table-cell>
          <table:table-cell table:style-name="ce29" table:formula="of:=1/[main.$B$1]*[.E$7]*[.$A189]/[main.$B$2]" office:value-type="float" office:value="2.768">
            <text:p>2,768</text:p>
          </table:table-cell>
          <table:table-cell table:style-name="ce29" table:formula="of:=1/[main.$B$1]*[.F$7]*[.$A189]/[main.$B$2]" office:value-type="float" office:value="11.072">
            <text:p>11,072</text:p>
          </table:table-cell>
          <table:table-cell office:value-type="float" office:value="173">
            <text:p>173</text:p>
          </table:table-cell>
          <table:table-cell table:style-name="ce39" table:formula="of:=IF([.B189]=FLOOR([.B189];1);[.B189];&quot;&quot;)">
            <text:p/>
          </table:table-cell>
          <table:table-cell table:style-name="ce35" table:formula="of:=IF([.C189]=FLOOR([.C189];1);[.C189];&quot;&quot;)">
            <text:p/>
          </table:table-cell>
          <table:table-cell table:style-name="ce35" table:formula="of:=IF([.D189]=FLOOR([.D189];1);[.D189];&quot;&quot;)">
            <text:p/>
          </table:table-cell>
          <table:table-cell table:style-name="ce35" table:formula="of:=IF([.E189]=FLOOR([.E189];1);[.E189];&quot;&quot;)">
            <text:p/>
          </table:table-cell>
          <table:table-cell table:style-name="ce42" table:formula="of:=IF([.F189]=FLOOR([.F189];1);[.F189];&quot;&quot;)">
            <text:p/>
          </table:table-cell>
          <table:table-cell office:value-type="float" office:value="173">
            <text:p>173</text:p>
          </table:table-cell>
          <table:table-cell table:style-name="ce39" table:formula="of:=IF([.H189]&lt;&gt;&quot;&quot;;IF([.H189]&lt;[main.$B$25];[.H189];&quot;&quot;);&quot;&quot;)">
            <text:p/>
          </table:table-cell>
          <table:table-cell table:style-name="ce35" table:formula="of:=IF([.I189]&lt;&gt;&quot;&quot;;IF([.I189]&lt;[main.$B$25];[.I189];&quot;&quot;);&quot;&quot;)">
            <text:p/>
          </table:table-cell>
          <table:table-cell table:style-name="ce35" table:formula="of:=IF([.J189]&lt;&gt;&quot;&quot;;IF([.J189]&lt;[main.$B$25];[.J189];&quot;&quot;);&quot;&quot;)">
            <text:p/>
          </table:table-cell>
          <table:table-cell table:style-name="ce35" table:formula="of:=IF([.K189]&lt;&gt;&quot;&quot;;IF([.K189]&lt;[main.$B$25];[.K189];&quot;&quot;);&quot;&quot;)">
            <text:p/>
          </table:table-cell>
          <table:table-cell table:style-name="ce42" table:formula="of:=IF([.L189]&lt;&gt;&quot;&quot;;IF([.L189]&lt;[main.$B$25];[.L18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4">
            <text:p>174</text:p>
          </table:table-cell>
          <table:table-cell table:style-name="ce29" table:formula="of:=1/[main.$B$1]*[.B$7]*[.$A190]/[main.$B$2]" office:value-type="float" office:value="0.010875">
            <text:p>0,010875</text:p>
          </table:table-cell>
          <table:table-cell table:style-name="ce29" table:formula="of:=1/[main.$B$1]*[.C$7]*[.$A190]/[main.$B$2]" office:value-type="float" office:value="0.087">
            <text:p>0,087</text:p>
          </table:table-cell>
          <table:table-cell table:style-name="ce29" table:formula="of:=1/[main.$B$1]*[.D$7]*[.$A190]/[main.$B$2]" office:value-type="float" office:value="0.696">
            <text:p>0,696</text:p>
          </table:table-cell>
          <table:table-cell table:style-name="ce29" table:formula="of:=1/[main.$B$1]*[.E$7]*[.$A190]/[main.$B$2]" office:value-type="float" office:value="2.784">
            <text:p>2,784</text:p>
          </table:table-cell>
          <table:table-cell table:style-name="ce29" table:formula="of:=1/[main.$B$1]*[.F$7]*[.$A190]/[main.$B$2]" office:value-type="float" office:value="11.136">
            <text:p>11,136</text:p>
          </table:table-cell>
          <table:table-cell office:value-type="float" office:value="174">
            <text:p>174</text:p>
          </table:table-cell>
          <table:table-cell table:style-name="ce39" table:formula="of:=IF([.B190]=FLOOR([.B190];1);[.B190];&quot;&quot;)">
            <text:p/>
          </table:table-cell>
          <table:table-cell table:style-name="ce35" table:formula="of:=IF([.C190]=FLOOR([.C190];1);[.C190];&quot;&quot;)">
            <text:p/>
          </table:table-cell>
          <table:table-cell table:style-name="ce35" table:formula="of:=IF([.D190]=FLOOR([.D190];1);[.D190];&quot;&quot;)">
            <text:p/>
          </table:table-cell>
          <table:table-cell table:style-name="ce35" table:formula="of:=IF([.E190]=FLOOR([.E190];1);[.E190];&quot;&quot;)">
            <text:p/>
          </table:table-cell>
          <table:table-cell table:style-name="ce42" table:formula="of:=IF([.F190]=FLOOR([.F190];1);[.F190];&quot;&quot;)">
            <text:p/>
          </table:table-cell>
          <table:table-cell office:value-type="float" office:value="174">
            <text:p>174</text:p>
          </table:table-cell>
          <table:table-cell table:style-name="ce39" table:formula="of:=IF([.H190]&lt;&gt;&quot;&quot;;IF([.H190]&lt;[main.$B$25];[.H190];&quot;&quot;);&quot;&quot;)">
            <text:p/>
          </table:table-cell>
          <table:table-cell table:style-name="ce35" table:formula="of:=IF([.I190]&lt;&gt;&quot;&quot;;IF([.I190]&lt;[main.$B$25];[.I190];&quot;&quot;);&quot;&quot;)">
            <text:p/>
          </table:table-cell>
          <table:table-cell table:style-name="ce35" table:formula="of:=IF([.J190]&lt;&gt;&quot;&quot;;IF([.J190]&lt;[main.$B$25];[.J190];&quot;&quot;);&quot;&quot;)">
            <text:p/>
          </table:table-cell>
          <table:table-cell table:style-name="ce35" table:formula="of:=IF([.K190]&lt;&gt;&quot;&quot;;IF([.K190]&lt;[main.$B$25];[.K190];&quot;&quot;);&quot;&quot;)">
            <text:p/>
          </table:table-cell>
          <table:table-cell table:style-name="ce42" table:formula="of:=IF([.L190]&lt;&gt;&quot;&quot;;IF([.L190]&lt;[main.$B$25];[.L19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5">
            <text:p>175</text:p>
          </table:table-cell>
          <table:table-cell table:style-name="ce29" table:formula="of:=1/[main.$B$1]*[.B$7]*[.$A191]/[main.$B$2]" office:value-type="float" office:value="0.0109375">
            <text:p>0,0109375</text:p>
          </table:table-cell>
          <table:table-cell table:style-name="ce29" table:formula="of:=1/[main.$B$1]*[.C$7]*[.$A191]/[main.$B$2]" office:value-type="float" office:value="0.0875">
            <text:p>0,0875</text:p>
          </table:table-cell>
          <table:table-cell table:style-name="ce29" table:formula="of:=1/[main.$B$1]*[.D$7]*[.$A191]/[main.$B$2]" office:value-type="float" office:value="0.7">
            <text:p>0,7</text:p>
          </table:table-cell>
          <table:table-cell table:style-name="ce29" table:formula="of:=1/[main.$B$1]*[.E$7]*[.$A191]/[main.$B$2]" office:value-type="float" office:value="2.8">
            <text:p>2,8</text:p>
          </table:table-cell>
          <table:table-cell table:style-name="ce29" table:formula="of:=1/[main.$B$1]*[.F$7]*[.$A191]/[main.$B$2]" office:value-type="float" office:value="11.2">
            <text:p>11,2</text:p>
          </table:table-cell>
          <table:table-cell office:value-type="float" office:value="175">
            <text:p>175</text:p>
          </table:table-cell>
          <table:table-cell table:style-name="ce39" table:formula="of:=IF([.B191]=FLOOR([.B191];1);[.B191];&quot;&quot;)">
            <text:p/>
          </table:table-cell>
          <table:table-cell table:style-name="ce35" table:formula="of:=IF([.C191]=FLOOR([.C191];1);[.C191];&quot;&quot;)">
            <text:p/>
          </table:table-cell>
          <table:table-cell table:style-name="ce35" table:formula="of:=IF([.D191]=FLOOR([.D191];1);[.D191];&quot;&quot;)">
            <text:p/>
          </table:table-cell>
          <table:table-cell table:style-name="ce35" table:formula="of:=IF([.E191]=FLOOR([.E191];1);[.E191];&quot;&quot;)">
            <text:p/>
          </table:table-cell>
          <table:table-cell table:style-name="ce42" table:formula="of:=IF([.F191]=FLOOR([.F191];1);[.F191];&quot;&quot;)">
            <text:p/>
          </table:table-cell>
          <table:table-cell office:value-type="float" office:value="175">
            <text:p>175</text:p>
          </table:table-cell>
          <table:table-cell table:style-name="ce39" table:formula="of:=IF([.H191]&lt;&gt;&quot;&quot;;IF([.H191]&lt;[main.$B$25];[.H191];&quot;&quot;);&quot;&quot;)">
            <text:p/>
          </table:table-cell>
          <table:table-cell table:style-name="ce35" table:formula="of:=IF([.I191]&lt;&gt;&quot;&quot;;IF([.I191]&lt;[main.$B$25];[.I191];&quot;&quot;);&quot;&quot;)">
            <text:p/>
          </table:table-cell>
          <table:table-cell table:style-name="ce35" table:formula="of:=IF([.J191]&lt;&gt;&quot;&quot;;IF([.J191]&lt;[main.$B$25];[.J191];&quot;&quot;);&quot;&quot;)">
            <text:p/>
          </table:table-cell>
          <table:table-cell table:style-name="ce35" table:formula="of:=IF([.K191]&lt;&gt;&quot;&quot;;IF([.K191]&lt;[main.$B$25];[.K191];&quot;&quot;);&quot;&quot;)">
            <text:p/>
          </table:table-cell>
          <table:table-cell table:style-name="ce42" table:formula="of:=IF([.L191]&lt;&gt;&quot;&quot;;IF([.L191]&lt;[main.$B$25];[.L19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6">
            <text:p>176</text:p>
          </table:table-cell>
          <table:table-cell table:style-name="ce29" table:formula="of:=1/[main.$B$1]*[.B$7]*[.$A192]/[main.$B$2]" office:value-type="float" office:value="0.011">
            <text:p>0,011</text:p>
          </table:table-cell>
          <table:table-cell table:style-name="ce29" table:formula="of:=1/[main.$B$1]*[.C$7]*[.$A192]/[main.$B$2]" office:value-type="float" office:value="0.088">
            <text:p>0,088</text:p>
          </table:table-cell>
          <table:table-cell table:style-name="ce29" table:formula="of:=1/[main.$B$1]*[.D$7]*[.$A192]/[main.$B$2]" office:value-type="float" office:value="0.704">
            <text:p>0,704</text:p>
          </table:table-cell>
          <table:table-cell table:style-name="ce29" table:formula="of:=1/[main.$B$1]*[.E$7]*[.$A192]/[main.$B$2]" office:value-type="float" office:value="2.816">
            <text:p>2,816</text:p>
          </table:table-cell>
          <table:table-cell table:style-name="ce29" table:formula="of:=1/[main.$B$1]*[.F$7]*[.$A192]/[main.$B$2]" office:value-type="float" office:value="11.264">
            <text:p>11,264</text:p>
          </table:table-cell>
          <table:table-cell office:value-type="float" office:value="176">
            <text:p>176</text:p>
          </table:table-cell>
          <table:table-cell table:style-name="ce39" table:formula="of:=IF([.B192]=FLOOR([.B192];1);[.B192];&quot;&quot;)">
            <text:p/>
          </table:table-cell>
          <table:table-cell table:style-name="ce35" table:formula="of:=IF([.C192]=FLOOR([.C192];1);[.C192];&quot;&quot;)">
            <text:p/>
          </table:table-cell>
          <table:table-cell table:style-name="ce35" table:formula="of:=IF([.D192]=FLOOR([.D192];1);[.D192];&quot;&quot;)">
            <text:p/>
          </table:table-cell>
          <table:table-cell table:style-name="ce35" table:formula="of:=IF([.E192]=FLOOR([.E192];1);[.E192];&quot;&quot;)">
            <text:p/>
          </table:table-cell>
          <table:table-cell table:style-name="ce42" table:formula="of:=IF([.F192]=FLOOR([.F192];1);[.F192];&quot;&quot;)">
            <text:p/>
          </table:table-cell>
          <table:table-cell office:value-type="float" office:value="176">
            <text:p>176</text:p>
          </table:table-cell>
          <table:table-cell table:style-name="ce39" table:formula="of:=IF([.H192]&lt;&gt;&quot;&quot;;IF([.H192]&lt;[main.$B$25];[.H192];&quot;&quot;);&quot;&quot;)">
            <text:p/>
          </table:table-cell>
          <table:table-cell table:style-name="ce35" table:formula="of:=IF([.I192]&lt;&gt;&quot;&quot;;IF([.I192]&lt;[main.$B$25];[.I192];&quot;&quot;);&quot;&quot;)">
            <text:p/>
          </table:table-cell>
          <table:table-cell table:style-name="ce35" table:formula="of:=IF([.J192]&lt;&gt;&quot;&quot;;IF([.J192]&lt;[main.$B$25];[.J192];&quot;&quot;);&quot;&quot;)">
            <text:p/>
          </table:table-cell>
          <table:table-cell table:style-name="ce35" table:formula="of:=IF([.K192]&lt;&gt;&quot;&quot;;IF([.K192]&lt;[main.$B$25];[.K192];&quot;&quot;);&quot;&quot;)">
            <text:p/>
          </table:table-cell>
          <table:table-cell table:style-name="ce42" table:formula="of:=IF([.L192]&lt;&gt;&quot;&quot;;IF([.L192]&lt;[main.$B$25];[.L19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7">
            <text:p>177</text:p>
          </table:table-cell>
          <table:table-cell table:style-name="ce29" table:formula="of:=1/[main.$B$1]*[.B$7]*[.$A193]/[main.$B$2]" office:value-type="float" office:value="0.0110625">
            <text:p>0,0110625</text:p>
          </table:table-cell>
          <table:table-cell table:style-name="ce29" table:formula="of:=1/[main.$B$1]*[.C$7]*[.$A193]/[main.$B$2]" office:value-type="float" office:value="0.0885">
            <text:p>0,0885</text:p>
          </table:table-cell>
          <table:table-cell table:style-name="ce29" table:formula="of:=1/[main.$B$1]*[.D$7]*[.$A193]/[main.$B$2]" office:value-type="float" office:value="0.708">
            <text:p>0,708</text:p>
          </table:table-cell>
          <table:table-cell table:style-name="ce29" table:formula="of:=1/[main.$B$1]*[.E$7]*[.$A193]/[main.$B$2]" office:value-type="float" office:value="2.832">
            <text:p>2,832</text:p>
          </table:table-cell>
          <table:table-cell table:style-name="ce29" table:formula="of:=1/[main.$B$1]*[.F$7]*[.$A193]/[main.$B$2]" office:value-type="float" office:value="11.328">
            <text:p>11,328</text:p>
          </table:table-cell>
          <table:table-cell office:value-type="float" office:value="177">
            <text:p>177</text:p>
          </table:table-cell>
          <table:table-cell table:style-name="ce39" table:formula="of:=IF([.B193]=FLOOR([.B193];1);[.B193];&quot;&quot;)">
            <text:p/>
          </table:table-cell>
          <table:table-cell table:style-name="ce35" table:formula="of:=IF([.C193]=FLOOR([.C193];1);[.C193];&quot;&quot;)">
            <text:p/>
          </table:table-cell>
          <table:table-cell table:style-name="ce35" table:formula="of:=IF([.D193]=FLOOR([.D193];1);[.D193];&quot;&quot;)">
            <text:p/>
          </table:table-cell>
          <table:table-cell table:style-name="ce35" table:formula="of:=IF([.E193]=FLOOR([.E193];1);[.E193];&quot;&quot;)">
            <text:p/>
          </table:table-cell>
          <table:table-cell table:style-name="ce42" table:formula="of:=IF([.F193]=FLOOR([.F193];1);[.F193];&quot;&quot;)">
            <text:p/>
          </table:table-cell>
          <table:table-cell office:value-type="float" office:value="177">
            <text:p>177</text:p>
          </table:table-cell>
          <table:table-cell table:style-name="ce39" table:formula="of:=IF([.H193]&lt;&gt;&quot;&quot;;IF([.H193]&lt;[main.$B$25];[.H193];&quot;&quot;);&quot;&quot;)">
            <text:p/>
          </table:table-cell>
          <table:table-cell table:style-name="ce35" table:formula="of:=IF([.I193]&lt;&gt;&quot;&quot;;IF([.I193]&lt;[main.$B$25];[.I193];&quot;&quot;);&quot;&quot;)">
            <text:p/>
          </table:table-cell>
          <table:table-cell table:style-name="ce35" table:formula="of:=IF([.J193]&lt;&gt;&quot;&quot;;IF([.J193]&lt;[main.$B$25];[.J193];&quot;&quot;);&quot;&quot;)">
            <text:p/>
          </table:table-cell>
          <table:table-cell table:style-name="ce35" table:formula="of:=IF([.K193]&lt;&gt;&quot;&quot;;IF([.K193]&lt;[main.$B$25];[.K193];&quot;&quot;);&quot;&quot;)">
            <text:p/>
          </table:table-cell>
          <table:table-cell table:style-name="ce42" table:formula="of:=IF([.L193]&lt;&gt;&quot;&quot;;IF([.L193]&lt;[main.$B$25];[.L19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8">
            <text:p>178</text:p>
          </table:table-cell>
          <table:table-cell table:style-name="ce29" table:formula="of:=1/[main.$B$1]*[.B$7]*[.$A194]/[main.$B$2]" office:value-type="float" office:value="0.011125">
            <text:p>0,011125</text:p>
          </table:table-cell>
          <table:table-cell table:style-name="ce29" table:formula="of:=1/[main.$B$1]*[.C$7]*[.$A194]/[main.$B$2]" office:value-type="float" office:value="0.089">
            <text:p>0,089</text:p>
          </table:table-cell>
          <table:table-cell table:style-name="ce29" table:formula="of:=1/[main.$B$1]*[.D$7]*[.$A194]/[main.$B$2]" office:value-type="float" office:value="0.712">
            <text:p>0,712</text:p>
          </table:table-cell>
          <table:table-cell table:style-name="ce29" table:formula="of:=1/[main.$B$1]*[.E$7]*[.$A194]/[main.$B$2]" office:value-type="float" office:value="2.848">
            <text:p>2,848</text:p>
          </table:table-cell>
          <table:table-cell table:style-name="ce29" table:formula="of:=1/[main.$B$1]*[.F$7]*[.$A194]/[main.$B$2]" office:value-type="float" office:value="11.392">
            <text:p>11,392</text:p>
          </table:table-cell>
          <table:table-cell office:value-type="float" office:value="178">
            <text:p>178</text:p>
          </table:table-cell>
          <table:table-cell table:style-name="ce39" table:formula="of:=IF([.B194]=FLOOR([.B194];1);[.B194];&quot;&quot;)">
            <text:p/>
          </table:table-cell>
          <table:table-cell table:style-name="ce35" table:formula="of:=IF([.C194]=FLOOR([.C194];1);[.C194];&quot;&quot;)">
            <text:p/>
          </table:table-cell>
          <table:table-cell table:style-name="ce35" table:formula="of:=IF([.D194]=FLOOR([.D194];1);[.D194];&quot;&quot;)">
            <text:p/>
          </table:table-cell>
          <table:table-cell table:style-name="ce35" table:formula="of:=IF([.E194]=FLOOR([.E194];1);[.E194];&quot;&quot;)">
            <text:p/>
          </table:table-cell>
          <table:table-cell table:style-name="ce42" table:formula="of:=IF([.F194]=FLOOR([.F194];1);[.F194];&quot;&quot;)">
            <text:p/>
          </table:table-cell>
          <table:table-cell office:value-type="float" office:value="178">
            <text:p>178</text:p>
          </table:table-cell>
          <table:table-cell table:style-name="ce39" table:formula="of:=IF([.H194]&lt;&gt;&quot;&quot;;IF([.H194]&lt;[main.$B$25];[.H194];&quot;&quot;);&quot;&quot;)">
            <text:p/>
          </table:table-cell>
          <table:table-cell table:style-name="ce35" table:formula="of:=IF([.I194]&lt;&gt;&quot;&quot;;IF([.I194]&lt;[main.$B$25];[.I194];&quot;&quot;);&quot;&quot;)">
            <text:p/>
          </table:table-cell>
          <table:table-cell table:style-name="ce35" table:formula="of:=IF([.J194]&lt;&gt;&quot;&quot;;IF([.J194]&lt;[main.$B$25];[.J194];&quot;&quot;);&quot;&quot;)">
            <text:p/>
          </table:table-cell>
          <table:table-cell table:style-name="ce35" table:formula="of:=IF([.K194]&lt;&gt;&quot;&quot;;IF([.K194]&lt;[main.$B$25];[.K194];&quot;&quot;);&quot;&quot;)">
            <text:p/>
          </table:table-cell>
          <table:table-cell table:style-name="ce42" table:formula="of:=IF([.L194]&lt;&gt;&quot;&quot;;IF([.L194]&lt;[main.$B$25];[.L19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79">
            <text:p>179</text:p>
          </table:table-cell>
          <table:table-cell table:style-name="ce29" table:formula="of:=1/[main.$B$1]*[.B$7]*[.$A195]/[main.$B$2]" office:value-type="float" office:value="0.0111875">
            <text:p>0,0111875</text:p>
          </table:table-cell>
          <table:table-cell table:style-name="ce29" table:formula="of:=1/[main.$B$1]*[.C$7]*[.$A195]/[main.$B$2]" office:value-type="float" office:value="0.0895">
            <text:p>0,0895</text:p>
          </table:table-cell>
          <table:table-cell table:style-name="ce29" table:formula="of:=1/[main.$B$1]*[.D$7]*[.$A195]/[main.$B$2]" office:value-type="float" office:value="0.716">
            <text:p>0,716</text:p>
          </table:table-cell>
          <table:table-cell table:style-name="ce29" table:formula="of:=1/[main.$B$1]*[.E$7]*[.$A195]/[main.$B$2]" office:value-type="float" office:value="2.864">
            <text:p>2,864</text:p>
          </table:table-cell>
          <table:table-cell table:style-name="ce29" table:formula="of:=1/[main.$B$1]*[.F$7]*[.$A195]/[main.$B$2]" office:value-type="float" office:value="11.456">
            <text:p>11,456</text:p>
          </table:table-cell>
          <table:table-cell office:value-type="float" office:value="179">
            <text:p>179</text:p>
          </table:table-cell>
          <table:table-cell table:style-name="ce39" table:formula="of:=IF([.B195]=FLOOR([.B195];1);[.B195];&quot;&quot;)">
            <text:p/>
          </table:table-cell>
          <table:table-cell table:style-name="ce35" table:formula="of:=IF([.C195]=FLOOR([.C195];1);[.C195];&quot;&quot;)">
            <text:p/>
          </table:table-cell>
          <table:table-cell table:style-name="ce35" table:formula="of:=IF([.D195]=FLOOR([.D195];1);[.D195];&quot;&quot;)">
            <text:p/>
          </table:table-cell>
          <table:table-cell table:style-name="ce35" table:formula="of:=IF([.E195]=FLOOR([.E195];1);[.E195];&quot;&quot;)">
            <text:p/>
          </table:table-cell>
          <table:table-cell table:style-name="ce42" table:formula="of:=IF([.F195]=FLOOR([.F195];1);[.F195];&quot;&quot;)">
            <text:p/>
          </table:table-cell>
          <table:table-cell office:value-type="float" office:value="179">
            <text:p>179</text:p>
          </table:table-cell>
          <table:table-cell table:style-name="ce39" table:formula="of:=IF([.H195]&lt;&gt;&quot;&quot;;IF([.H195]&lt;[main.$B$25];[.H195];&quot;&quot;);&quot;&quot;)">
            <text:p/>
          </table:table-cell>
          <table:table-cell table:style-name="ce35" table:formula="of:=IF([.I195]&lt;&gt;&quot;&quot;;IF([.I195]&lt;[main.$B$25];[.I195];&quot;&quot;);&quot;&quot;)">
            <text:p/>
          </table:table-cell>
          <table:table-cell table:style-name="ce35" table:formula="of:=IF([.J195]&lt;&gt;&quot;&quot;;IF([.J195]&lt;[main.$B$25];[.J195];&quot;&quot;);&quot;&quot;)">
            <text:p/>
          </table:table-cell>
          <table:table-cell table:style-name="ce35" table:formula="of:=IF([.K195]&lt;&gt;&quot;&quot;;IF([.K195]&lt;[main.$B$25];[.K195];&quot;&quot;);&quot;&quot;)">
            <text:p/>
          </table:table-cell>
          <table:table-cell table:style-name="ce42" table:formula="of:=IF([.L195]&lt;&gt;&quot;&quot;;IF([.L195]&lt;[main.$B$25];[.L19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0">
            <text:p>180</text:p>
          </table:table-cell>
          <table:table-cell table:style-name="ce29" table:formula="of:=1/[main.$B$1]*[.B$7]*[.$A196]/[main.$B$2]" office:value-type="float" office:value="0.01125">
            <text:p>0,01125</text:p>
          </table:table-cell>
          <table:table-cell table:style-name="ce29" table:formula="of:=1/[main.$B$1]*[.C$7]*[.$A196]/[main.$B$2]" office:value-type="float" office:value="0.09">
            <text:p>0,09</text:p>
          </table:table-cell>
          <table:table-cell table:style-name="ce29" table:formula="of:=1/[main.$B$1]*[.D$7]*[.$A196]/[main.$B$2]" office:value-type="float" office:value="0.72">
            <text:p>0,72</text:p>
          </table:table-cell>
          <table:table-cell table:style-name="ce29" table:formula="of:=1/[main.$B$1]*[.E$7]*[.$A196]/[main.$B$2]" office:value-type="float" office:value="2.88">
            <text:p>2,88</text:p>
          </table:table-cell>
          <table:table-cell table:style-name="ce29" table:formula="of:=1/[main.$B$1]*[.F$7]*[.$A196]/[main.$B$2]" office:value-type="float" office:value="11.52">
            <text:p>11,52</text:p>
          </table:table-cell>
          <table:table-cell office:value-type="float" office:value="180">
            <text:p>180</text:p>
          </table:table-cell>
          <table:table-cell table:style-name="ce39" table:formula="of:=IF([.B196]=FLOOR([.B196];1);[.B196];&quot;&quot;)">
            <text:p/>
          </table:table-cell>
          <table:table-cell table:style-name="ce35" table:formula="of:=IF([.C196]=FLOOR([.C196];1);[.C196];&quot;&quot;)">
            <text:p/>
          </table:table-cell>
          <table:table-cell table:style-name="ce35" table:formula="of:=IF([.D196]=FLOOR([.D196];1);[.D196];&quot;&quot;)">
            <text:p/>
          </table:table-cell>
          <table:table-cell table:style-name="ce35" table:formula="of:=IF([.E196]=FLOOR([.E196];1);[.E196];&quot;&quot;)">
            <text:p/>
          </table:table-cell>
          <table:table-cell table:style-name="ce42" table:formula="of:=IF([.F196]=FLOOR([.F196];1);[.F196];&quot;&quot;)">
            <text:p/>
          </table:table-cell>
          <table:table-cell office:value-type="float" office:value="180">
            <text:p>180</text:p>
          </table:table-cell>
          <table:table-cell table:style-name="ce39" table:formula="of:=IF([.H196]&lt;&gt;&quot;&quot;;IF([.H196]&lt;[main.$B$25];[.H196];&quot;&quot;);&quot;&quot;)">
            <text:p/>
          </table:table-cell>
          <table:table-cell table:style-name="ce35" table:formula="of:=IF([.I196]&lt;&gt;&quot;&quot;;IF([.I196]&lt;[main.$B$25];[.I196];&quot;&quot;);&quot;&quot;)">
            <text:p/>
          </table:table-cell>
          <table:table-cell table:style-name="ce35" table:formula="of:=IF([.J196]&lt;&gt;&quot;&quot;;IF([.J196]&lt;[main.$B$25];[.J196];&quot;&quot;);&quot;&quot;)">
            <text:p/>
          </table:table-cell>
          <table:table-cell table:style-name="ce35" table:formula="of:=IF([.K196]&lt;&gt;&quot;&quot;;IF([.K196]&lt;[main.$B$25];[.K196];&quot;&quot;);&quot;&quot;)">
            <text:p/>
          </table:table-cell>
          <table:table-cell table:style-name="ce42" table:formula="of:=IF([.L196]&lt;&gt;&quot;&quot;;IF([.L196]&lt;[main.$B$25];[.L19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1">
            <text:p>181</text:p>
          </table:table-cell>
          <table:table-cell table:style-name="ce29" table:formula="of:=1/[main.$B$1]*[.B$7]*[.$A197]/[main.$B$2]" office:value-type="float" office:value="0.0113125">
            <text:p>0,0113125</text:p>
          </table:table-cell>
          <table:table-cell table:style-name="ce29" table:formula="of:=1/[main.$B$1]*[.C$7]*[.$A197]/[main.$B$2]" office:value-type="float" office:value="0.0905">
            <text:p>0,0905</text:p>
          </table:table-cell>
          <table:table-cell table:style-name="ce29" table:formula="of:=1/[main.$B$1]*[.D$7]*[.$A197]/[main.$B$2]" office:value-type="float" office:value="0.724">
            <text:p>0,724</text:p>
          </table:table-cell>
          <table:table-cell table:style-name="ce29" table:formula="of:=1/[main.$B$1]*[.E$7]*[.$A197]/[main.$B$2]" office:value-type="float" office:value="2.896">
            <text:p>2,896</text:p>
          </table:table-cell>
          <table:table-cell table:style-name="ce29" table:formula="of:=1/[main.$B$1]*[.F$7]*[.$A197]/[main.$B$2]" office:value-type="float" office:value="11.584">
            <text:p>11,584</text:p>
          </table:table-cell>
          <table:table-cell office:value-type="float" office:value="181">
            <text:p>181</text:p>
          </table:table-cell>
          <table:table-cell table:style-name="ce39" table:formula="of:=IF([.B197]=FLOOR([.B197];1);[.B197];&quot;&quot;)">
            <text:p/>
          </table:table-cell>
          <table:table-cell table:style-name="ce35" table:formula="of:=IF([.C197]=FLOOR([.C197];1);[.C197];&quot;&quot;)">
            <text:p/>
          </table:table-cell>
          <table:table-cell table:style-name="ce35" table:formula="of:=IF([.D197]=FLOOR([.D197];1);[.D197];&quot;&quot;)">
            <text:p/>
          </table:table-cell>
          <table:table-cell table:style-name="ce35" table:formula="of:=IF([.E197]=FLOOR([.E197];1);[.E197];&quot;&quot;)">
            <text:p/>
          </table:table-cell>
          <table:table-cell table:style-name="ce42" table:formula="of:=IF([.F197]=FLOOR([.F197];1);[.F197];&quot;&quot;)">
            <text:p/>
          </table:table-cell>
          <table:table-cell office:value-type="float" office:value="181">
            <text:p>181</text:p>
          </table:table-cell>
          <table:table-cell table:style-name="ce39" table:formula="of:=IF([.H197]&lt;&gt;&quot;&quot;;IF([.H197]&lt;[main.$B$25];[.H197];&quot;&quot;);&quot;&quot;)">
            <text:p/>
          </table:table-cell>
          <table:table-cell table:style-name="ce35" table:formula="of:=IF([.I197]&lt;&gt;&quot;&quot;;IF([.I197]&lt;[main.$B$25];[.I197];&quot;&quot;);&quot;&quot;)">
            <text:p/>
          </table:table-cell>
          <table:table-cell table:style-name="ce35" table:formula="of:=IF([.J197]&lt;&gt;&quot;&quot;;IF([.J197]&lt;[main.$B$25];[.J197];&quot;&quot;);&quot;&quot;)">
            <text:p/>
          </table:table-cell>
          <table:table-cell table:style-name="ce35" table:formula="of:=IF([.K197]&lt;&gt;&quot;&quot;;IF([.K197]&lt;[main.$B$25];[.K197];&quot;&quot;);&quot;&quot;)">
            <text:p/>
          </table:table-cell>
          <table:table-cell table:style-name="ce42" table:formula="of:=IF([.L197]&lt;&gt;&quot;&quot;;IF([.L197]&lt;[main.$B$25];[.L19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2">
            <text:p>182</text:p>
          </table:table-cell>
          <table:table-cell table:style-name="ce29" table:formula="of:=1/[main.$B$1]*[.B$7]*[.$A198]/[main.$B$2]" office:value-type="float" office:value="0.011375">
            <text:p>0,011375</text:p>
          </table:table-cell>
          <table:table-cell table:style-name="ce29" table:formula="of:=1/[main.$B$1]*[.C$7]*[.$A198]/[main.$B$2]" office:value-type="float" office:value="0.091">
            <text:p>0,091</text:p>
          </table:table-cell>
          <table:table-cell table:style-name="ce29" table:formula="of:=1/[main.$B$1]*[.D$7]*[.$A198]/[main.$B$2]" office:value-type="float" office:value="0.728">
            <text:p>0,728</text:p>
          </table:table-cell>
          <table:table-cell table:style-name="ce29" table:formula="of:=1/[main.$B$1]*[.E$7]*[.$A198]/[main.$B$2]" office:value-type="float" office:value="2.912">
            <text:p>2,912</text:p>
          </table:table-cell>
          <table:table-cell table:style-name="ce29" table:formula="of:=1/[main.$B$1]*[.F$7]*[.$A198]/[main.$B$2]" office:value-type="float" office:value="11.648">
            <text:p>11,648</text:p>
          </table:table-cell>
          <table:table-cell office:value-type="float" office:value="182">
            <text:p>182</text:p>
          </table:table-cell>
          <table:table-cell table:style-name="ce39" table:formula="of:=IF([.B198]=FLOOR([.B198];1);[.B198];&quot;&quot;)">
            <text:p/>
          </table:table-cell>
          <table:table-cell table:style-name="ce35" table:formula="of:=IF([.C198]=FLOOR([.C198];1);[.C198];&quot;&quot;)">
            <text:p/>
          </table:table-cell>
          <table:table-cell table:style-name="ce35" table:formula="of:=IF([.D198]=FLOOR([.D198];1);[.D198];&quot;&quot;)">
            <text:p/>
          </table:table-cell>
          <table:table-cell table:style-name="ce35" table:formula="of:=IF([.E198]=FLOOR([.E198];1);[.E198];&quot;&quot;)">
            <text:p/>
          </table:table-cell>
          <table:table-cell table:style-name="ce42" table:formula="of:=IF([.F198]=FLOOR([.F198];1);[.F198];&quot;&quot;)">
            <text:p/>
          </table:table-cell>
          <table:table-cell office:value-type="float" office:value="182">
            <text:p>182</text:p>
          </table:table-cell>
          <table:table-cell table:style-name="ce39" table:formula="of:=IF([.H198]&lt;&gt;&quot;&quot;;IF([.H198]&lt;[main.$B$25];[.H198];&quot;&quot;);&quot;&quot;)">
            <text:p/>
          </table:table-cell>
          <table:table-cell table:style-name="ce35" table:formula="of:=IF([.I198]&lt;&gt;&quot;&quot;;IF([.I198]&lt;[main.$B$25];[.I198];&quot;&quot;);&quot;&quot;)">
            <text:p/>
          </table:table-cell>
          <table:table-cell table:style-name="ce35" table:formula="of:=IF([.J198]&lt;&gt;&quot;&quot;;IF([.J198]&lt;[main.$B$25];[.J198];&quot;&quot;);&quot;&quot;)">
            <text:p/>
          </table:table-cell>
          <table:table-cell table:style-name="ce35" table:formula="of:=IF([.K198]&lt;&gt;&quot;&quot;;IF([.K198]&lt;[main.$B$25];[.K198];&quot;&quot;);&quot;&quot;)">
            <text:p/>
          </table:table-cell>
          <table:table-cell table:style-name="ce42" table:formula="of:=IF([.L198]&lt;&gt;&quot;&quot;;IF([.L198]&lt;[main.$B$25];[.L19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3">
            <text:p>183</text:p>
          </table:table-cell>
          <table:table-cell table:style-name="ce29" table:formula="of:=1/[main.$B$1]*[.B$7]*[.$A199]/[main.$B$2]" office:value-type="float" office:value="0.0114375">
            <text:p>0,0114375</text:p>
          </table:table-cell>
          <table:table-cell table:style-name="ce29" table:formula="of:=1/[main.$B$1]*[.C$7]*[.$A199]/[main.$B$2]" office:value-type="float" office:value="0.0915">
            <text:p>0,0915</text:p>
          </table:table-cell>
          <table:table-cell table:style-name="ce29" table:formula="of:=1/[main.$B$1]*[.D$7]*[.$A199]/[main.$B$2]" office:value-type="float" office:value="0.732">
            <text:p>0,732</text:p>
          </table:table-cell>
          <table:table-cell table:style-name="ce29" table:formula="of:=1/[main.$B$1]*[.E$7]*[.$A199]/[main.$B$2]" office:value-type="float" office:value="2.928">
            <text:p>2,928</text:p>
          </table:table-cell>
          <table:table-cell table:style-name="ce29" table:formula="of:=1/[main.$B$1]*[.F$7]*[.$A199]/[main.$B$2]" office:value-type="float" office:value="11.712">
            <text:p>11,712</text:p>
          </table:table-cell>
          <table:table-cell office:value-type="float" office:value="183">
            <text:p>183</text:p>
          </table:table-cell>
          <table:table-cell table:style-name="ce39" table:formula="of:=IF([.B199]=FLOOR([.B199];1);[.B199];&quot;&quot;)">
            <text:p/>
          </table:table-cell>
          <table:table-cell table:style-name="ce35" table:formula="of:=IF([.C199]=FLOOR([.C199];1);[.C199];&quot;&quot;)">
            <text:p/>
          </table:table-cell>
          <table:table-cell table:style-name="ce35" table:formula="of:=IF([.D199]=FLOOR([.D199];1);[.D199];&quot;&quot;)">
            <text:p/>
          </table:table-cell>
          <table:table-cell table:style-name="ce35" table:formula="of:=IF([.E199]=FLOOR([.E199];1);[.E199];&quot;&quot;)">
            <text:p/>
          </table:table-cell>
          <table:table-cell table:style-name="ce42" table:formula="of:=IF([.F199]=FLOOR([.F199];1);[.F199];&quot;&quot;)">
            <text:p/>
          </table:table-cell>
          <table:table-cell office:value-type="float" office:value="183">
            <text:p>183</text:p>
          </table:table-cell>
          <table:table-cell table:style-name="ce39" table:formula="of:=IF([.H199]&lt;&gt;&quot;&quot;;IF([.H199]&lt;[main.$B$25];[.H199];&quot;&quot;);&quot;&quot;)">
            <text:p/>
          </table:table-cell>
          <table:table-cell table:style-name="ce35" table:formula="of:=IF([.I199]&lt;&gt;&quot;&quot;;IF([.I199]&lt;[main.$B$25];[.I199];&quot;&quot;);&quot;&quot;)">
            <text:p/>
          </table:table-cell>
          <table:table-cell table:style-name="ce35" table:formula="of:=IF([.J199]&lt;&gt;&quot;&quot;;IF([.J199]&lt;[main.$B$25];[.J199];&quot;&quot;);&quot;&quot;)">
            <text:p/>
          </table:table-cell>
          <table:table-cell table:style-name="ce35" table:formula="of:=IF([.K199]&lt;&gt;&quot;&quot;;IF([.K199]&lt;[main.$B$25];[.K199];&quot;&quot;);&quot;&quot;)">
            <text:p/>
          </table:table-cell>
          <table:table-cell table:style-name="ce42" table:formula="of:=IF([.L199]&lt;&gt;&quot;&quot;;IF([.L199]&lt;[main.$B$25];[.L19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4">
            <text:p>184</text:p>
          </table:table-cell>
          <table:table-cell table:style-name="ce29" table:formula="of:=1/[main.$B$1]*[.B$7]*[.$A200]/[main.$B$2]" office:value-type="float" office:value="0.0115">
            <text:p>0,0115</text:p>
          </table:table-cell>
          <table:table-cell table:style-name="ce29" table:formula="of:=1/[main.$B$1]*[.C$7]*[.$A200]/[main.$B$2]" office:value-type="float" office:value="0.092">
            <text:p>0,092</text:p>
          </table:table-cell>
          <table:table-cell table:style-name="ce29" table:formula="of:=1/[main.$B$1]*[.D$7]*[.$A200]/[main.$B$2]" office:value-type="float" office:value="0.736">
            <text:p>0,736</text:p>
          </table:table-cell>
          <table:table-cell table:style-name="ce29" table:formula="of:=1/[main.$B$1]*[.E$7]*[.$A200]/[main.$B$2]" office:value-type="float" office:value="2.944">
            <text:p>2,944</text:p>
          </table:table-cell>
          <table:table-cell table:style-name="ce29" table:formula="of:=1/[main.$B$1]*[.F$7]*[.$A200]/[main.$B$2]" office:value-type="float" office:value="11.776">
            <text:p>11,776</text:p>
          </table:table-cell>
          <table:table-cell office:value-type="float" office:value="184">
            <text:p>184</text:p>
          </table:table-cell>
          <table:table-cell table:style-name="ce39" table:formula="of:=IF([.B200]=FLOOR([.B200];1);[.B200];&quot;&quot;)">
            <text:p/>
          </table:table-cell>
          <table:table-cell table:style-name="ce35" table:formula="of:=IF([.C200]=FLOOR([.C200];1);[.C200];&quot;&quot;)">
            <text:p/>
          </table:table-cell>
          <table:table-cell table:style-name="ce35" table:formula="of:=IF([.D200]=FLOOR([.D200];1);[.D200];&quot;&quot;)">
            <text:p/>
          </table:table-cell>
          <table:table-cell table:style-name="ce35" table:formula="of:=IF([.E200]=FLOOR([.E200];1);[.E200];&quot;&quot;)">
            <text:p/>
          </table:table-cell>
          <table:table-cell table:style-name="ce42" table:formula="of:=IF([.F200]=FLOOR([.F200];1);[.F200];&quot;&quot;)">
            <text:p/>
          </table:table-cell>
          <table:table-cell office:value-type="float" office:value="184">
            <text:p>184</text:p>
          </table:table-cell>
          <table:table-cell table:style-name="ce39" table:formula="of:=IF([.H200]&lt;&gt;&quot;&quot;;IF([.H200]&lt;[main.$B$25];[.H200];&quot;&quot;);&quot;&quot;)">
            <text:p/>
          </table:table-cell>
          <table:table-cell table:style-name="ce35" table:formula="of:=IF([.I200]&lt;&gt;&quot;&quot;;IF([.I200]&lt;[main.$B$25];[.I200];&quot;&quot;);&quot;&quot;)">
            <text:p/>
          </table:table-cell>
          <table:table-cell table:style-name="ce35" table:formula="of:=IF([.J200]&lt;&gt;&quot;&quot;;IF([.J200]&lt;[main.$B$25];[.J200];&quot;&quot;);&quot;&quot;)">
            <text:p/>
          </table:table-cell>
          <table:table-cell table:style-name="ce35" table:formula="of:=IF([.K200]&lt;&gt;&quot;&quot;;IF([.K200]&lt;[main.$B$25];[.K200];&quot;&quot;);&quot;&quot;)">
            <text:p/>
          </table:table-cell>
          <table:table-cell table:style-name="ce42" table:formula="of:=IF([.L200]&lt;&gt;&quot;&quot;;IF([.L200]&lt;[main.$B$25];[.L20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5">
            <text:p>185</text:p>
          </table:table-cell>
          <table:table-cell table:style-name="ce29" table:formula="of:=1/[main.$B$1]*[.B$7]*[.$A201]/[main.$B$2]" office:value-type="float" office:value="0.0115625">
            <text:p>0,0115625</text:p>
          </table:table-cell>
          <table:table-cell table:style-name="ce29" table:formula="of:=1/[main.$B$1]*[.C$7]*[.$A201]/[main.$B$2]" office:value-type="float" office:value="0.0925">
            <text:p>0,0925</text:p>
          </table:table-cell>
          <table:table-cell table:style-name="ce29" table:formula="of:=1/[main.$B$1]*[.D$7]*[.$A201]/[main.$B$2]" office:value-type="float" office:value="0.74">
            <text:p>0,74</text:p>
          </table:table-cell>
          <table:table-cell table:style-name="ce29" table:formula="of:=1/[main.$B$1]*[.E$7]*[.$A201]/[main.$B$2]" office:value-type="float" office:value="2.96">
            <text:p>2,96</text:p>
          </table:table-cell>
          <table:table-cell table:style-name="ce29" table:formula="of:=1/[main.$B$1]*[.F$7]*[.$A201]/[main.$B$2]" office:value-type="float" office:value="11.84">
            <text:p>11,84</text:p>
          </table:table-cell>
          <table:table-cell office:value-type="float" office:value="185">
            <text:p>185</text:p>
          </table:table-cell>
          <table:table-cell table:style-name="ce39" table:formula="of:=IF([.B201]=FLOOR([.B201];1);[.B201];&quot;&quot;)">
            <text:p/>
          </table:table-cell>
          <table:table-cell table:style-name="ce35" table:formula="of:=IF([.C201]=FLOOR([.C201];1);[.C201];&quot;&quot;)">
            <text:p/>
          </table:table-cell>
          <table:table-cell table:style-name="ce35" table:formula="of:=IF([.D201]=FLOOR([.D201];1);[.D201];&quot;&quot;)">
            <text:p/>
          </table:table-cell>
          <table:table-cell table:style-name="ce35" table:formula="of:=IF([.E201]=FLOOR([.E201];1);[.E201];&quot;&quot;)">
            <text:p/>
          </table:table-cell>
          <table:table-cell table:style-name="ce42" table:formula="of:=IF([.F201]=FLOOR([.F201];1);[.F201];&quot;&quot;)">
            <text:p/>
          </table:table-cell>
          <table:table-cell office:value-type="float" office:value="185">
            <text:p>185</text:p>
          </table:table-cell>
          <table:table-cell table:style-name="ce39" table:formula="of:=IF([.H201]&lt;&gt;&quot;&quot;;IF([.H201]&lt;[main.$B$25];[.H201];&quot;&quot;);&quot;&quot;)">
            <text:p/>
          </table:table-cell>
          <table:table-cell table:style-name="ce35" table:formula="of:=IF([.I201]&lt;&gt;&quot;&quot;;IF([.I201]&lt;[main.$B$25];[.I201];&quot;&quot;);&quot;&quot;)">
            <text:p/>
          </table:table-cell>
          <table:table-cell table:style-name="ce35" table:formula="of:=IF([.J201]&lt;&gt;&quot;&quot;;IF([.J201]&lt;[main.$B$25];[.J201];&quot;&quot;);&quot;&quot;)">
            <text:p/>
          </table:table-cell>
          <table:table-cell table:style-name="ce35" table:formula="of:=IF([.K201]&lt;&gt;&quot;&quot;;IF([.K201]&lt;[main.$B$25];[.K201];&quot;&quot;);&quot;&quot;)">
            <text:p/>
          </table:table-cell>
          <table:table-cell table:style-name="ce42" table:formula="of:=IF([.L201]&lt;&gt;&quot;&quot;;IF([.L201]&lt;[main.$B$25];[.L20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6">
            <text:p>186</text:p>
          </table:table-cell>
          <table:table-cell table:style-name="ce29" table:formula="of:=1/[main.$B$1]*[.B$7]*[.$A202]/[main.$B$2]" office:value-type="float" office:value="0.011625">
            <text:p>0,011625</text:p>
          </table:table-cell>
          <table:table-cell table:style-name="ce29" table:formula="of:=1/[main.$B$1]*[.C$7]*[.$A202]/[main.$B$2]" office:value-type="float" office:value="0.093">
            <text:p>0,093</text:p>
          </table:table-cell>
          <table:table-cell table:style-name="ce29" table:formula="of:=1/[main.$B$1]*[.D$7]*[.$A202]/[main.$B$2]" office:value-type="float" office:value="0.744">
            <text:p>0,744</text:p>
          </table:table-cell>
          <table:table-cell table:style-name="ce29" table:formula="of:=1/[main.$B$1]*[.E$7]*[.$A202]/[main.$B$2]" office:value-type="float" office:value="2.976">
            <text:p>2,976</text:p>
          </table:table-cell>
          <table:table-cell table:style-name="ce29" table:formula="of:=1/[main.$B$1]*[.F$7]*[.$A202]/[main.$B$2]" office:value-type="float" office:value="11.904">
            <text:p>11,904</text:p>
          </table:table-cell>
          <table:table-cell office:value-type="float" office:value="186">
            <text:p>186</text:p>
          </table:table-cell>
          <table:table-cell table:style-name="ce39" table:formula="of:=IF([.B202]=FLOOR([.B202];1);[.B202];&quot;&quot;)">
            <text:p/>
          </table:table-cell>
          <table:table-cell table:style-name="ce35" table:formula="of:=IF([.C202]=FLOOR([.C202];1);[.C202];&quot;&quot;)">
            <text:p/>
          </table:table-cell>
          <table:table-cell table:style-name="ce35" table:formula="of:=IF([.D202]=FLOOR([.D202];1);[.D202];&quot;&quot;)">
            <text:p/>
          </table:table-cell>
          <table:table-cell table:style-name="ce35" table:formula="of:=IF([.E202]=FLOOR([.E202];1);[.E202];&quot;&quot;)">
            <text:p/>
          </table:table-cell>
          <table:table-cell table:style-name="ce42" table:formula="of:=IF([.F202]=FLOOR([.F202];1);[.F202];&quot;&quot;)">
            <text:p/>
          </table:table-cell>
          <table:table-cell office:value-type="float" office:value="186">
            <text:p>186</text:p>
          </table:table-cell>
          <table:table-cell table:style-name="ce39" table:formula="of:=IF([.H202]&lt;&gt;&quot;&quot;;IF([.H202]&lt;[main.$B$25];[.H202];&quot;&quot;);&quot;&quot;)">
            <text:p/>
          </table:table-cell>
          <table:table-cell table:style-name="ce35" table:formula="of:=IF([.I202]&lt;&gt;&quot;&quot;;IF([.I202]&lt;[main.$B$25];[.I202];&quot;&quot;);&quot;&quot;)">
            <text:p/>
          </table:table-cell>
          <table:table-cell table:style-name="ce35" table:formula="of:=IF([.J202]&lt;&gt;&quot;&quot;;IF([.J202]&lt;[main.$B$25];[.J202];&quot;&quot;);&quot;&quot;)">
            <text:p/>
          </table:table-cell>
          <table:table-cell table:style-name="ce35" table:formula="of:=IF([.K202]&lt;&gt;&quot;&quot;;IF([.K202]&lt;[main.$B$25];[.K202];&quot;&quot;);&quot;&quot;)">
            <text:p/>
          </table:table-cell>
          <table:table-cell table:style-name="ce42" table:formula="of:=IF([.L202]&lt;&gt;&quot;&quot;;IF([.L202]&lt;[main.$B$25];[.L20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7">
            <text:p>187</text:p>
          </table:table-cell>
          <table:table-cell table:style-name="ce29" table:formula="of:=1/[main.$B$1]*[.B$7]*[.$A203]/[main.$B$2]" office:value-type="float" office:value="0.0116875">
            <text:p>0,0116875</text:p>
          </table:table-cell>
          <table:table-cell table:style-name="ce29" table:formula="of:=1/[main.$B$1]*[.C$7]*[.$A203]/[main.$B$2]" office:value-type="float" office:value="0.0935">
            <text:p>0,0935</text:p>
          </table:table-cell>
          <table:table-cell table:style-name="ce29" table:formula="of:=1/[main.$B$1]*[.D$7]*[.$A203]/[main.$B$2]" office:value-type="float" office:value="0.748">
            <text:p>0,748</text:p>
          </table:table-cell>
          <table:table-cell table:style-name="ce29" table:formula="of:=1/[main.$B$1]*[.E$7]*[.$A203]/[main.$B$2]" office:value-type="float" office:value="2.992">
            <text:p>2,992</text:p>
          </table:table-cell>
          <table:table-cell table:style-name="ce29" table:formula="of:=1/[main.$B$1]*[.F$7]*[.$A203]/[main.$B$2]" office:value-type="float" office:value="11.968">
            <text:p>11,968</text:p>
          </table:table-cell>
          <table:table-cell office:value-type="float" office:value="187">
            <text:p>187</text:p>
          </table:table-cell>
          <table:table-cell table:style-name="ce39" table:formula="of:=IF([.B203]=FLOOR([.B203];1);[.B203];&quot;&quot;)">
            <text:p/>
          </table:table-cell>
          <table:table-cell table:style-name="ce35" table:formula="of:=IF([.C203]=FLOOR([.C203];1);[.C203];&quot;&quot;)">
            <text:p/>
          </table:table-cell>
          <table:table-cell table:style-name="ce35" table:formula="of:=IF([.D203]=FLOOR([.D203];1);[.D203];&quot;&quot;)">
            <text:p/>
          </table:table-cell>
          <table:table-cell table:style-name="ce35" table:formula="of:=IF([.E203]=FLOOR([.E203];1);[.E203];&quot;&quot;)">
            <text:p/>
          </table:table-cell>
          <table:table-cell table:style-name="ce42" table:formula="of:=IF([.F203]=FLOOR([.F203];1);[.F203];&quot;&quot;)">
            <text:p/>
          </table:table-cell>
          <table:table-cell office:value-type="float" office:value="187">
            <text:p>187</text:p>
          </table:table-cell>
          <table:table-cell table:style-name="ce39" table:formula="of:=IF([.H203]&lt;&gt;&quot;&quot;;IF([.H203]&lt;[main.$B$25];[.H203];&quot;&quot;);&quot;&quot;)">
            <text:p/>
          </table:table-cell>
          <table:table-cell table:style-name="ce35" table:formula="of:=IF([.I203]&lt;&gt;&quot;&quot;;IF([.I203]&lt;[main.$B$25];[.I203];&quot;&quot;);&quot;&quot;)">
            <text:p/>
          </table:table-cell>
          <table:table-cell table:style-name="ce35" table:formula="of:=IF([.J203]&lt;&gt;&quot;&quot;;IF([.J203]&lt;[main.$B$25];[.J203];&quot;&quot;);&quot;&quot;)">
            <text:p/>
          </table:table-cell>
          <table:table-cell table:style-name="ce35" table:formula="of:=IF([.K203]&lt;&gt;&quot;&quot;;IF([.K203]&lt;[main.$B$25];[.K203];&quot;&quot;);&quot;&quot;)">
            <text:p/>
          </table:table-cell>
          <table:table-cell table:style-name="ce42" table:formula="of:=IF([.L203]&lt;&gt;&quot;&quot;;IF([.L203]&lt;[main.$B$25];[.L20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8">
            <text:p>188</text:p>
          </table:table-cell>
          <table:table-cell table:style-name="ce29" table:formula="of:=1/[main.$B$1]*[.B$7]*[.$A204]/[main.$B$2]" office:value-type="float" office:value="0.01175">
            <text:p>0,01175</text:p>
          </table:table-cell>
          <table:table-cell table:style-name="ce29" table:formula="of:=1/[main.$B$1]*[.C$7]*[.$A204]/[main.$B$2]" office:value-type="float" office:value="0.094">
            <text:p>0,094</text:p>
          </table:table-cell>
          <table:table-cell table:style-name="ce29" table:formula="of:=1/[main.$B$1]*[.D$7]*[.$A204]/[main.$B$2]" office:value-type="float" office:value="0.752">
            <text:p>0,752</text:p>
          </table:table-cell>
          <table:table-cell table:style-name="ce29" table:formula="of:=1/[main.$B$1]*[.E$7]*[.$A204]/[main.$B$2]" office:value-type="float" office:value="3.008">
            <text:p>3,008</text:p>
          </table:table-cell>
          <table:table-cell table:style-name="ce29" table:formula="of:=1/[main.$B$1]*[.F$7]*[.$A204]/[main.$B$2]" office:value-type="float" office:value="12.032">
            <text:p>12,032</text:p>
          </table:table-cell>
          <table:table-cell office:value-type="float" office:value="188">
            <text:p>188</text:p>
          </table:table-cell>
          <table:table-cell table:style-name="ce39" table:formula="of:=IF([.B204]=FLOOR([.B204];1);[.B204];&quot;&quot;)">
            <text:p/>
          </table:table-cell>
          <table:table-cell table:style-name="ce35" table:formula="of:=IF([.C204]=FLOOR([.C204];1);[.C204];&quot;&quot;)">
            <text:p/>
          </table:table-cell>
          <table:table-cell table:style-name="ce35" table:formula="of:=IF([.D204]=FLOOR([.D204];1);[.D204];&quot;&quot;)">
            <text:p/>
          </table:table-cell>
          <table:table-cell table:style-name="ce35" table:formula="of:=IF([.E204]=FLOOR([.E204];1);[.E204];&quot;&quot;)">
            <text:p/>
          </table:table-cell>
          <table:table-cell table:style-name="ce42" table:formula="of:=IF([.F204]=FLOOR([.F204];1);[.F204];&quot;&quot;)">
            <text:p/>
          </table:table-cell>
          <table:table-cell office:value-type="float" office:value="188">
            <text:p>188</text:p>
          </table:table-cell>
          <table:table-cell table:style-name="ce39" table:formula="of:=IF([.H204]&lt;&gt;&quot;&quot;;IF([.H204]&lt;[main.$B$25];[.H204];&quot;&quot;);&quot;&quot;)">
            <text:p/>
          </table:table-cell>
          <table:table-cell table:style-name="ce35" table:formula="of:=IF([.I204]&lt;&gt;&quot;&quot;;IF([.I204]&lt;[main.$B$25];[.I204];&quot;&quot;);&quot;&quot;)">
            <text:p/>
          </table:table-cell>
          <table:table-cell table:style-name="ce35" table:formula="of:=IF([.J204]&lt;&gt;&quot;&quot;;IF([.J204]&lt;[main.$B$25];[.J204];&quot;&quot;);&quot;&quot;)">
            <text:p/>
          </table:table-cell>
          <table:table-cell table:style-name="ce35" table:formula="of:=IF([.K204]&lt;&gt;&quot;&quot;;IF([.K204]&lt;[main.$B$25];[.K204];&quot;&quot;);&quot;&quot;)">
            <text:p/>
          </table:table-cell>
          <table:table-cell table:style-name="ce42" table:formula="of:=IF([.L204]&lt;&gt;&quot;&quot;;IF([.L204]&lt;[main.$B$25];[.L20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89">
            <text:p>189</text:p>
          </table:table-cell>
          <table:table-cell table:style-name="ce29" table:formula="of:=1/[main.$B$1]*[.B$7]*[.$A205]/[main.$B$2]" office:value-type="float" office:value="0.0118125">
            <text:p>0,0118125</text:p>
          </table:table-cell>
          <table:table-cell table:style-name="ce29" table:formula="of:=1/[main.$B$1]*[.C$7]*[.$A205]/[main.$B$2]" office:value-type="float" office:value="0.0945">
            <text:p>0,0945</text:p>
          </table:table-cell>
          <table:table-cell table:style-name="ce29" table:formula="of:=1/[main.$B$1]*[.D$7]*[.$A205]/[main.$B$2]" office:value-type="float" office:value="0.756">
            <text:p>0,756</text:p>
          </table:table-cell>
          <table:table-cell table:style-name="ce29" table:formula="of:=1/[main.$B$1]*[.E$7]*[.$A205]/[main.$B$2]" office:value-type="float" office:value="3.024">
            <text:p>3,024</text:p>
          </table:table-cell>
          <table:table-cell table:style-name="ce29" table:formula="of:=1/[main.$B$1]*[.F$7]*[.$A205]/[main.$B$2]" office:value-type="float" office:value="12.096">
            <text:p>12,096</text:p>
          </table:table-cell>
          <table:table-cell office:value-type="float" office:value="189">
            <text:p>189</text:p>
          </table:table-cell>
          <table:table-cell table:style-name="ce39" table:formula="of:=IF([.B205]=FLOOR([.B205];1);[.B205];&quot;&quot;)">
            <text:p/>
          </table:table-cell>
          <table:table-cell table:style-name="ce35" table:formula="of:=IF([.C205]=FLOOR([.C205];1);[.C205];&quot;&quot;)">
            <text:p/>
          </table:table-cell>
          <table:table-cell table:style-name="ce35" table:formula="of:=IF([.D205]=FLOOR([.D205];1);[.D205];&quot;&quot;)">
            <text:p/>
          </table:table-cell>
          <table:table-cell table:style-name="ce35" table:formula="of:=IF([.E205]=FLOOR([.E205];1);[.E205];&quot;&quot;)">
            <text:p/>
          </table:table-cell>
          <table:table-cell table:style-name="ce42" table:formula="of:=IF([.F205]=FLOOR([.F205];1);[.F205];&quot;&quot;)">
            <text:p/>
          </table:table-cell>
          <table:table-cell office:value-type="float" office:value="189">
            <text:p>189</text:p>
          </table:table-cell>
          <table:table-cell table:style-name="ce39" table:formula="of:=IF([.H205]&lt;&gt;&quot;&quot;;IF([.H205]&lt;[main.$B$25];[.H205];&quot;&quot;);&quot;&quot;)">
            <text:p/>
          </table:table-cell>
          <table:table-cell table:style-name="ce35" table:formula="of:=IF([.I205]&lt;&gt;&quot;&quot;;IF([.I205]&lt;[main.$B$25];[.I205];&quot;&quot;);&quot;&quot;)">
            <text:p/>
          </table:table-cell>
          <table:table-cell table:style-name="ce35" table:formula="of:=IF([.J205]&lt;&gt;&quot;&quot;;IF([.J205]&lt;[main.$B$25];[.J205];&quot;&quot;);&quot;&quot;)">
            <text:p/>
          </table:table-cell>
          <table:table-cell table:style-name="ce35" table:formula="of:=IF([.K205]&lt;&gt;&quot;&quot;;IF([.K205]&lt;[main.$B$25];[.K205];&quot;&quot;);&quot;&quot;)">
            <text:p/>
          </table:table-cell>
          <table:table-cell table:style-name="ce42" table:formula="of:=IF([.L205]&lt;&gt;&quot;&quot;;IF([.L205]&lt;[main.$B$25];[.L20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0">
            <text:p>190</text:p>
          </table:table-cell>
          <table:table-cell table:style-name="ce29" table:formula="of:=1/[main.$B$1]*[.B$7]*[.$A206]/[main.$B$2]" office:value-type="float" office:value="0.011875">
            <text:p>0,011875</text:p>
          </table:table-cell>
          <table:table-cell table:style-name="ce29" table:formula="of:=1/[main.$B$1]*[.C$7]*[.$A206]/[main.$B$2]" office:value-type="float" office:value="0.095">
            <text:p>0,095</text:p>
          </table:table-cell>
          <table:table-cell table:style-name="ce29" table:formula="of:=1/[main.$B$1]*[.D$7]*[.$A206]/[main.$B$2]" office:value-type="float" office:value="0.76">
            <text:p>0,76</text:p>
          </table:table-cell>
          <table:table-cell table:style-name="ce29" table:formula="of:=1/[main.$B$1]*[.E$7]*[.$A206]/[main.$B$2]" office:value-type="float" office:value="3.04">
            <text:p>3,04</text:p>
          </table:table-cell>
          <table:table-cell table:style-name="ce29" table:formula="of:=1/[main.$B$1]*[.F$7]*[.$A206]/[main.$B$2]" office:value-type="float" office:value="12.16">
            <text:p>12,16</text:p>
          </table:table-cell>
          <table:table-cell office:value-type="float" office:value="190">
            <text:p>190</text:p>
          </table:table-cell>
          <table:table-cell table:style-name="ce39" table:formula="of:=IF([.B206]=FLOOR([.B206];1);[.B206];&quot;&quot;)">
            <text:p/>
          </table:table-cell>
          <table:table-cell table:style-name="ce35" table:formula="of:=IF([.C206]=FLOOR([.C206];1);[.C206];&quot;&quot;)">
            <text:p/>
          </table:table-cell>
          <table:table-cell table:style-name="ce35" table:formula="of:=IF([.D206]=FLOOR([.D206];1);[.D206];&quot;&quot;)">
            <text:p/>
          </table:table-cell>
          <table:table-cell table:style-name="ce35" table:formula="of:=IF([.E206]=FLOOR([.E206];1);[.E206];&quot;&quot;)">
            <text:p/>
          </table:table-cell>
          <table:table-cell table:style-name="ce42" table:formula="of:=IF([.F206]=FLOOR([.F206];1);[.F206];&quot;&quot;)">
            <text:p/>
          </table:table-cell>
          <table:table-cell office:value-type="float" office:value="190">
            <text:p>190</text:p>
          </table:table-cell>
          <table:table-cell table:style-name="ce39" table:formula="of:=IF([.H206]&lt;&gt;&quot;&quot;;IF([.H206]&lt;[main.$B$25];[.H206];&quot;&quot;);&quot;&quot;)">
            <text:p/>
          </table:table-cell>
          <table:table-cell table:style-name="ce35" table:formula="of:=IF([.I206]&lt;&gt;&quot;&quot;;IF([.I206]&lt;[main.$B$25];[.I206];&quot;&quot;);&quot;&quot;)">
            <text:p/>
          </table:table-cell>
          <table:table-cell table:style-name="ce35" table:formula="of:=IF([.J206]&lt;&gt;&quot;&quot;;IF([.J206]&lt;[main.$B$25];[.J206];&quot;&quot;);&quot;&quot;)">
            <text:p/>
          </table:table-cell>
          <table:table-cell table:style-name="ce35" table:formula="of:=IF([.K206]&lt;&gt;&quot;&quot;;IF([.K206]&lt;[main.$B$25];[.K206];&quot;&quot;);&quot;&quot;)">
            <text:p/>
          </table:table-cell>
          <table:table-cell table:style-name="ce42" table:formula="of:=IF([.L206]&lt;&gt;&quot;&quot;;IF([.L206]&lt;[main.$B$25];[.L20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1">
            <text:p>191</text:p>
          </table:table-cell>
          <table:table-cell table:style-name="ce29" table:formula="of:=1/[main.$B$1]*[.B$7]*[.$A207]/[main.$B$2]" office:value-type="float" office:value="0.0119375">
            <text:p>0,0119375</text:p>
          </table:table-cell>
          <table:table-cell table:style-name="ce29" table:formula="of:=1/[main.$B$1]*[.C$7]*[.$A207]/[main.$B$2]" office:value-type="float" office:value="0.0955">
            <text:p>0,0955</text:p>
          </table:table-cell>
          <table:table-cell table:style-name="ce29" table:formula="of:=1/[main.$B$1]*[.D$7]*[.$A207]/[main.$B$2]" office:value-type="float" office:value="0.764">
            <text:p>0,764</text:p>
          </table:table-cell>
          <table:table-cell table:style-name="ce29" table:formula="of:=1/[main.$B$1]*[.E$7]*[.$A207]/[main.$B$2]" office:value-type="float" office:value="3.056">
            <text:p>3,056</text:p>
          </table:table-cell>
          <table:table-cell table:style-name="ce29" table:formula="of:=1/[main.$B$1]*[.F$7]*[.$A207]/[main.$B$2]" office:value-type="float" office:value="12.224">
            <text:p>12,224</text:p>
          </table:table-cell>
          <table:table-cell office:value-type="float" office:value="191">
            <text:p>191</text:p>
          </table:table-cell>
          <table:table-cell table:style-name="ce39" table:formula="of:=IF([.B207]=FLOOR([.B207];1);[.B207];&quot;&quot;)">
            <text:p/>
          </table:table-cell>
          <table:table-cell table:style-name="ce35" table:formula="of:=IF([.C207]=FLOOR([.C207];1);[.C207];&quot;&quot;)">
            <text:p/>
          </table:table-cell>
          <table:table-cell table:style-name="ce35" table:formula="of:=IF([.D207]=FLOOR([.D207];1);[.D207];&quot;&quot;)">
            <text:p/>
          </table:table-cell>
          <table:table-cell table:style-name="ce35" table:formula="of:=IF([.E207]=FLOOR([.E207];1);[.E207];&quot;&quot;)">
            <text:p/>
          </table:table-cell>
          <table:table-cell table:style-name="ce42" table:formula="of:=IF([.F207]=FLOOR([.F207];1);[.F207];&quot;&quot;)">
            <text:p/>
          </table:table-cell>
          <table:table-cell office:value-type="float" office:value="191">
            <text:p>191</text:p>
          </table:table-cell>
          <table:table-cell table:style-name="ce39" table:formula="of:=IF([.H207]&lt;&gt;&quot;&quot;;IF([.H207]&lt;[main.$B$25];[.H207];&quot;&quot;);&quot;&quot;)">
            <text:p/>
          </table:table-cell>
          <table:table-cell table:style-name="ce35" table:formula="of:=IF([.I207]&lt;&gt;&quot;&quot;;IF([.I207]&lt;[main.$B$25];[.I207];&quot;&quot;);&quot;&quot;)">
            <text:p/>
          </table:table-cell>
          <table:table-cell table:style-name="ce35" table:formula="of:=IF([.J207]&lt;&gt;&quot;&quot;;IF([.J207]&lt;[main.$B$25];[.J207];&quot;&quot;);&quot;&quot;)">
            <text:p/>
          </table:table-cell>
          <table:table-cell table:style-name="ce35" table:formula="of:=IF([.K207]&lt;&gt;&quot;&quot;;IF([.K207]&lt;[main.$B$25];[.K207];&quot;&quot;);&quot;&quot;)">
            <text:p/>
          </table:table-cell>
          <table:table-cell table:style-name="ce42" table:formula="of:=IF([.L207]&lt;&gt;&quot;&quot;;IF([.L207]&lt;[main.$B$25];[.L20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2">
            <text:p>192</text:p>
          </table:table-cell>
          <table:table-cell table:style-name="ce29" table:formula="of:=1/[main.$B$1]*[.B$7]*[.$A208]/[main.$B$2]" office:value-type="float" office:value="0.012">
            <text:p>0,012</text:p>
          </table:table-cell>
          <table:table-cell table:style-name="ce29" table:formula="of:=1/[main.$B$1]*[.C$7]*[.$A208]/[main.$B$2]" office:value-type="float" office:value="0.096">
            <text:p>0,096</text:p>
          </table:table-cell>
          <table:table-cell table:style-name="ce29" table:formula="of:=1/[main.$B$1]*[.D$7]*[.$A208]/[main.$B$2]" office:value-type="float" office:value="0.768">
            <text:p>0,768</text:p>
          </table:table-cell>
          <table:table-cell table:style-name="ce29" table:formula="of:=1/[main.$B$1]*[.E$7]*[.$A208]/[main.$B$2]" office:value-type="float" office:value="3.072">
            <text:p>3,072</text:p>
          </table:table-cell>
          <table:table-cell table:style-name="ce29" table:formula="of:=1/[main.$B$1]*[.F$7]*[.$A208]/[main.$B$2]" office:value-type="float" office:value="12.288">
            <text:p>12,288</text:p>
          </table:table-cell>
          <table:table-cell office:value-type="float" office:value="192">
            <text:p>192</text:p>
          </table:table-cell>
          <table:table-cell table:style-name="ce39" table:formula="of:=IF([.B208]=FLOOR([.B208];1);[.B208];&quot;&quot;)">
            <text:p/>
          </table:table-cell>
          <table:table-cell table:style-name="ce35" table:formula="of:=IF([.C208]=FLOOR([.C208];1);[.C208];&quot;&quot;)">
            <text:p/>
          </table:table-cell>
          <table:table-cell table:style-name="ce35" table:formula="of:=IF([.D208]=FLOOR([.D208];1);[.D208];&quot;&quot;)">
            <text:p/>
          </table:table-cell>
          <table:table-cell table:style-name="ce35" table:formula="of:=IF([.E208]=FLOOR([.E208];1);[.E208];&quot;&quot;)">
            <text:p/>
          </table:table-cell>
          <table:table-cell table:style-name="ce42" table:formula="of:=IF([.F208]=FLOOR([.F208];1);[.F208];&quot;&quot;)">
            <text:p/>
          </table:table-cell>
          <table:table-cell office:value-type="float" office:value="192">
            <text:p>192</text:p>
          </table:table-cell>
          <table:table-cell table:style-name="ce39" table:formula="of:=IF([.H208]&lt;&gt;&quot;&quot;;IF([.H208]&lt;[main.$B$25];[.H208];&quot;&quot;);&quot;&quot;)">
            <text:p/>
          </table:table-cell>
          <table:table-cell table:style-name="ce35" table:formula="of:=IF([.I208]&lt;&gt;&quot;&quot;;IF([.I208]&lt;[main.$B$25];[.I208];&quot;&quot;);&quot;&quot;)">
            <text:p/>
          </table:table-cell>
          <table:table-cell table:style-name="ce35" table:formula="of:=IF([.J208]&lt;&gt;&quot;&quot;;IF([.J208]&lt;[main.$B$25];[.J208];&quot;&quot;);&quot;&quot;)">
            <text:p/>
          </table:table-cell>
          <table:table-cell table:style-name="ce35" table:formula="of:=IF([.K208]&lt;&gt;&quot;&quot;;IF([.K208]&lt;[main.$B$25];[.K208];&quot;&quot;);&quot;&quot;)">
            <text:p/>
          </table:table-cell>
          <table:table-cell table:style-name="ce42" table:formula="of:=IF([.L208]&lt;&gt;&quot;&quot;;IF([.L208]&lt;[main.$B$25];[.L20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3">
            <text:p>193</text:p>
          </table:table-cell>
          <table:table-cell table:style-name="ce29" table:formula="of:=1/[main.$B$1]*[.B$7]*[.$A209]/[main.$B$2]" office:value-type="float" office:value="0.0120625">
            <text:p>0,0120625</text:p>
          </table:table-cell>
          <table:table-cell table:style-name="ce29" table:formula="of:=1/[main.$B$1]*[.C$7]*[.$A209]/[main.$B$2]" office:value-type="float" office:value="0.0965">
            <text:p>0,0965</text:p>
          </table:table-cell>
          <table:table-cell table:style-name="ce29" table:formula="of:=1/[main.$B$1]*[.D$7]*[.$A209]/[main.$B$2]" office:value-type="float" office:value="0.772">
            <text:p>0,772</text:p>
          </table:table-cell>
          <table:table-cell table:style-name="ce29" table:formula="of:=1/[main.$B$1]*[.E$7]*[.$A209]/[main.$B$2]" office:value-type="float" office:value="3.088">
            <text:p>3,088</text:p>
          </table:table-cell>
          <table:table-cell table:style-name="ce29" table:formula="of:=1/[main.$B$1]*[.F$7]*[.$A209]/[main.$B$2]" office:value-type="float" office:value="12.352">
            <text:p>12,352</text:p>
          </table:table-cell>
          <table:table-cell office:value-type="float" office:value="193">
            <text:p>193</text:p>
          </table:table-cell>
          <table:table-cell table:style-name="ce39" table:formula="of:=IF([.B209]=FLOOR([.B209];1);[.B209];&quot;&quot;)">
            <text:p/>
          </table:table-cell>
          <table:table-cell table:style-name="ce35" table:formula="of:=IF([.C209]=FLOOR([.C209];1);[.C209];&quot;&quot;)">
            <text:p/>
          </table:table-cell>
          <table:table-cell table:style-name="ce35" table:formula="of:=IF([.D209]=FLOOR([.D209];1);[.D209];&quot;&quot;)">
            <text:p/>
          </table:table-cell>
          <table:table-cell table:style-name="ce35" table:formula="of:=IF([.E209]=FLOOR([.E209];1);[.E209];&quot;&quot;)">
            <text:p/>
          </table:table-cell>
          <table:table-cell table:style-name="ce42" table:formula="of:=IF([.F209]=FLOOR([.F209];1);[.F209];&quot;&quot;)">
            <text:p/>
          </table:table-cell>
          <table:table-cell office:value-type="float" office:value="193">
            <text:p>193</text:p>
          </table:table-cell>
          <table:table-cell table:style-name="ce39" table:formula="of:=IF([.H209]&lt;&gt;&quot;&quot;;IF([.H209]&lt;[main.$B$25];[.H209];&quot;&quot;);&quot;&quot;)">
            <text:p/>
          </table:table-cell>
          <table:table-cell table:style-name="ce35" table:formula="of:=IF([.I209]&lt;&gt;&quot;&quot;;IF([.I209]&lt;[main.$B$25];[.I209];&quot;&quot;);&quot;&quot;)">
            <text:p/>
          </table:table-cell>
          <table:table-cell table:style-name="ce35" table:formula="of:=IF([.J209]&lt;&gt;&quot;&quot;;IF([.J209]&lt;[main.$B$25];[.J209];&quot;&quot;);&quot;&quot;)">
            <text:p/>
          </table:table-cell>
          <table:table-cell table:style-name="ce35" table:formula="of:=IF([.K209]&lt;&gt;&quot;&quot;;IF([.K209]&lt;[main.$B$25];[.K209];&quot;&quot;);&quot;&quot;)">
            <text:p/>
          </table:table-cell>
          <table:table-cell table:style-name="ce42" table:formula="of:=IF([.L209]&lt;&gt;&quot;&quot;;IF([.L209]&lt;[main.$B$25];[.L20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4">
            <text:p>194</text:p>
          </table:table-cell>
          <table:table-cell table:style-name="ce29" table:formula="of:=1/[main.$B$1]*[.B$7]*[.$A210]/[main.$B$2]" office:value-type="float" office:value="0.012125">
            <text:p>0,012125</text:p>
          </table:table-cell>
          <table:table-cell table:style-name="ce29" table:formula="of:=1/[main.$B$1]*[.C$7]*[.$A210]/[main.$B$2]" office:value-type="float" office:value="0.097">
            <text:p>0,097</text:p>
          </table:table-cell>
          <table:table-cell table:style-name="ce29" table:formula="of:=1/[main.$B$1]*[.D$7]*[.$A210]/[main.$B$2]" office:value-type="float" office:value="0.776">
            <text:p>0,776</text:p>
          </table:table-cell>
          <table:table-cell table:style-name="ce29" table:formula="of:=1/[main.$B$1]*[.E$7]*[.$A210]/[main.$B$2]" office:value-type="float" office:value="3.104">
            <text:p>3,104</text:p>
          </table:table-cell>
          <table:table-cell table:style-name="ce29" table:formula="of:=1/[main.$B$1]*[.F$7]*[.$A210]/[main.$B$2]" office:value-type="float" office:value="12.416">
            <text:p>12,416</text:p>
          </table:table-cell>
          <table:table-cell office:value-type="float" office:value="194">
            <text:p>194</text:p>
          </table:table-cell>
          <table:table-cell table:style-name="ce39" table:formula="of:=IF([.B210]=FLOOR([.B210];1);[.B210];&quot;&quot;)">
            <text:p/>
          </table:table-cell>
          <table:table-cell table:style-name="ce35" table:formula="of:=IF([.C210]=FLOOR([.C210];1);[.C210];&quot;&quot;)">
            <text:p/>
          </table:table-cell>
          <table:table-cell table:style-name="ce35" table:formula="of:=IF([.D210]=FLOOR([.D210];1);[.D210];&quot;&quot;)">
            <text:p/>
          </table:table-cell>
          <table:table-cell table:style-name="ce35" table:formula="of:=IF([.E210]=FLOOR([.E210];1);[.E210];&quot;&quot;)">
            <text:p/>
          </table:table-cell>
          <table:table-cell table:style-name="ce42" table:formula="of:=IF([.F210]=FLOOR([.F210];1);[.F210];&quot;&quot;)">
            <text:p/>
          </table:table-cell>
          <table:table-cell office:value-type="float" office:value="194">
            <text:p>194</text:p>
          </table:table-cell>
          <table:table-cell table:style-name="ce39" table:formula="of:=IF([.H210]&lt;&gt;&quot;&quot;;IF([.H210]&lt;[main.$B$25];[.H210];&quot;&quot;);&quot;&quot;)">
            <text:p/>
          </table:table-cell>
          <table:table-cell table:style-name="ce35" table:formula="of:=IF([.I210]&lt;&gt;&quot;&quot;;IF([.I210]&lt;[main.$B$25];[.I210];&quot;&quot;);&quot;&quot;)">
            <text:p/>
          </table:table-cell>
          <table:table-cell table:style-name="ce35" table:formula="of:=IF([.J210]&lt;&gt;&quot;&quot;;IF([.J210]&lt;[main.$B$25];[.J210];&quot;&quot;);&quot;&quot;)">
            <text:p/>
          </table:table-cell>
          <table:table-cell table:style-name="ce35" table:formula="of:=IF([.K210]&lt;&gt;&quot;&quot;;IF([.K210]&lt;[main.$B$25];[.K210];&quot;&quot;);&quot;&quot;)">
            <text:p/>
          </table:table-cell>
          <table:table-cell table:style-name="ce42" table:formula="of:=IF([.L210]&lt;&gt;&quot;&quot;;IF([.L210]&lt;[main.$B$25];[.L21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5">
            <text:p>195</text:p>
          </table:table-cell>
          <table:table-cell table:style-name="ce29" table:formula="of:=1/[main.$B$1]*[.B$7]*[.$A211]/[main.$B$2]" office:value-type="float" office:value="0.0121875">
            <text:p>0,0121875</text:p>
          </table:table-cell>
          <table:table-cell table:style-name="ce29" table:formula="of:=1/[main.$B$1]*[.C$7]*[.$A211]/[main.$B$2]" office:value-type="float" office:value="0.0975">
            <text:p>0,0975</text:p>
          </table:table-cell>
          <table:table-cell table:style-name="ce29" table:formula="of:=1/[main.$B$1]*[.D$7]*[.$A211]/[main.$B$2]" office:value-type="float" office:value="0.78">
            <text:p>0,78</text:p>
          </table:table-cell>
          <table:table-cell table:style-name="ce29" table:formula="of:=1/[main.$B$1]*[.E$7]*[.$A211]/[main.$B$2]" office:value-type="float" office:value="3.12">
            <text:p>3,12</text:p>
          </table:table-cell>
          <table:table-cell table:style-name="ce29" table:formula="of:=1/[main.$B$1]*[.F$7]*[.$A211]/[main.$B$2]" office:value-type="float" office:value="12.48">
            <text:p>12,48</text:p>
          </table:table-cell>
          <table:table-cell office:value-type="float" office:value="195">
            <text:p>195</text:p>
          </table:table-cell>
          <table:table-cell table:style-name="ce39" table:formula="of:=IF([.B211]=FLOOR([.B211];1);[.B211];&quot;&quot;)">
            <text:p/>
          </table:table-cell>
          <table:table-cell table:style-name="ce35" table:formula="of:=IF([.C211]=FLOOR([.C211];1);[.C211];&quot;&quot;)">
            <text:p/>
          </table:table-cell>
          <table:table-cell table:style-name="ce35" table:formula="of:=IF([.D211]=FLOOR([.D211];1);[.D211];&quot;&quot;)">
            <text:p/>
          </table:table-cell>
          <table:table-cell table:style-name="ce35" table:formula="of:=IF([.E211]=FLOOR([.E211];1);[.E211];&quot;&quot;)">
            <text:p/>
          </table:table-cell>
          <table:table-cell table:style-name="ce42" table:formula="of:=IF([.F211]=FLOOR([.F211];1);[.F211];&quot;&quot;)">
            <text:p/>
          </table:table-cell>
          <table:table-cell office:value-type="float" office:value="195">
            <text:p>195</text:p>
          </table:table-cell>
          <table:table-cell table:style-name="ce39" table:formula="of:=IF([.H211]&lt;&gt;&quot;&quot;;IF([.H211]&lt;[main.$B$25];[.H211];&quot;&quot;);&quot;&quot;)">
            <text:p/>
          </table:table-cell>
          <table:table-cell table:style-name="ce35" table:formula="of:=IF([.I211]&lt;&gt;&quot;&quot;;IF([.I211]&lt;[main.$B$25];[.I211];&quot;&quot;);&quot;&quot;)">
            <text:p/>
          </table:table-cell>
          <table:table-cell table:style-name="ce35" table:formula="of:=IF([.J211]&lt;&gt;&quot;&quot;;IF([.J211]&lt;[main.$B$25];[.J211];&quot;&quot;);&quot;&quot;)">
            <text:p/>
          </table:table-cell>
          <table:table-cell table:style-name="ce35" table:formula="of:=IF([.K211]&lt;&gt;&quot;&quot;;IF([.K211]&lt;[main.$B$25];[.K211];&quot;&quot;);&quot;&quot;)">
            <text:p/>
          </table:table-cell>
          <table:table-cell table:style-name="ce42" table:formula="of:=IF([.L211]&lt;&gt;&quot;&quot;;IF([.L211]&lt;[main.$B$25];[.L21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6">
            <text:p>196</text:p>
          </table:table-cell>
          <table:table-cell table:style-name="ce29" table:formula="of:=1/[main.$B$1]*[.B$7]*[.$A212]/[main.$B$2]" office:value-type="float" office:value="0.01225">
            <text:p>0,01225</text:p>
          </table:table-cell>
          <table:table-cell table:style-name="ce29" table:formula="of:=1/[main.$B$1]*[.C$7]*[.$A212]/[main.$B$2]" office:value-type="float" office:value="0.098">
            <text:p>0,098</text:p>
          </table:table-cell>
          <table:table-cell table:style-name="ce29" table:formula="of:=1/[main.$B$1]*[.D$7]*[.$A212]/[main.$B$2]" office:value-type="float" office:value="0.784">
            <text:p>0,784</text:p>
          </table:table-cell>
          <table:table-cell table:style-name="ce29" table:formula="of:=1/[main.$B$1]*[.E$7]*[.$A212]/[main.$B$2]" office:value-type="float" office:value="3.136">
            <text:p>3,136</text:p>
          </table:table-cell>
          <table:table-cell table:style-name="ce29" table:formula="of:=1/[main.$B$1]*[.F$7]*[.$A212]/[main.$B$2]" office:value-type="float" office:value="12.544">
            <text:p>12,544</text:p>
          </table:table-cell>
          <table:table-cell office:value-type="float" office:value="196">
            <text:p>196</text:p>
          </table:table-cell>
          <table:table-cell table:style-name="ce39" table:formula="of:=IF([.B212]=FLOOR([.B212];1);[.B212];&quot;&quot;)">
            <text:p/>
          </table:table-cell>
          <table:table-cell table:style-name="ce35" table:formula="of:=IF([.C212]=FLOOR([.C212];1);[.C212];&quot;&quot;)">
            <text:p/>
          </table:table-cell>
          <table:table-cell table:style-name="ce35" table:formula="of:=IF([.D212]=FLOOR([.D212];1);[.D212];&quot;&quot;)">
            <text:p/>
          </table:table-cell>
          <table:table-cell table:style-name="ce35" table:formula="of:=IF([.E212]=FLOOR([.E212];1);[.E212];&quot;&quot;)">
            <text:p/>
          </table:table-cell>
          <table:table-cell table:style-name="ce42" table:formula="of:=IF([.F212]=FLOOR([.F212];1);[.F212];&quot;&quot;)">
            <text:p/>
          </table:table-cell>
          <table:table-cell office:value-type="float" office:value="196">
            <text:p>196</text:p>
          </table:table-cell>
          <table:table-cell table:style-name="ce39" table:formula="of:=IF([.H212]&lt;&gt;&quot;&quot;;IF([.H212]&lt;[main.$B$25];[.H212];&quot;&quot;);&quot;&quot;)">
            <text:p/>
          </table:table-cell>
          <table:table-cell table:style-name="ce35" table:formula="of:=IF([.I212]&lt;&gt;&quot;&quot;;IF([.I212]&lt;[main.$B$25];[.I212];&quot;&quot;);&quot;&quot;)">
            <text:p/>
          </table:table-cell>
          <table:table-cell table:style-name="ce35" table:formula="of:=IF([.J212]&lt;&gt;&quot;&quot;;IF([.J212]&lt;[main.$B$25];[.J212];&quot;&quot;);&quot;&quot;)">
            <text:p/>
          </table:table-cell>
          <table:table-cell table:style-name="ce35" table:formula="of:=IF([.K212]&lt;&gt;&quot;&quot;;IF([.K212]&lt;[main.$B$25];[.K212];&quot;&quot;);&quot;&quot;)">
            <text:p/>
          </table:table-cell>
          <table:table-cell table:style-name="ce42" table:formula="of:=IF([.L212]&lt;&gt;&quot;&quot;;IF([.L212]&lt;[main.$B$25];[.L21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7">
            <text:p>197</text:p>
          </table:table-cell>
          <table:table-cell table:style-name="ce29" table:formula="of:=1/[main.$B$1]*[.B$7]*[.$A213]/[main.$B$2]" office:value-type="float" office:value="0.0123125">
            <text:p>0,0123125</text:p>
          </table:table-cell>
          <table:table-cell table:style-name="ce29" table:formula="of:=1/[main.$B$1]*[.C$7]*[.$A213]/[main.$B$2]" office:value-type="float" office:value="0.0985">
            <text:p>0,0985</text:p>
          </table:table-cell>
          <table:table-cell table:style-name="ce29" table:formula="of:=1/[main.$B$1]*[.D$7]*[.$A213]/[main.$B$2]" office:value-type="float" office:value="0.788">
            <text:p>0,788</text:p>
          </table:table-cell>
          <table:table-cell table:style-name="ce29" table:formula="of:=1/[main.$B$1]*[.E$7]*[.$A213]/[main.$B$2]" office:value-type="float" office:value="3.152">
            <text:p>3,152</text:p>
          </table:table-cell>
          <table:table-cell table:style-name="ce29" table:formula="of:=1/[main.$B$1]*[.F$7]*[.$A213]/[main.$B$2]" office:value-type="float" office:value="12.608">
            <text:p>12,608</text:p>
          </table:table-cell>
          <table:table-cell office:value-type="float" office:value="197">
            <text:p>197</text:p>
          </table:table-cell>
          <table:table-cell table:style-name="ce39" table:formula="of:=IF([.B213]=FLOOR([.B213];1);[.B213];&quot;&quot;)">
            <text:p/>
          </table:table-cell>
          <table:table-cell table:style-name="ce35" table:formula="of:=IF([.C213]=FLOOR([.C213];1);[.C213];&quot;&quot;)">
            <text:p/>
          </table:table-cell>
          <table:table-cell table:style-name="ce35" table:formula="of:=IF([.D213]=FLOOR([.D213];1);[.D213];&quot;&quot;)">
            <text:p/>
          </table:table-cell>
          <table:table-cell table:style-name="ce35" table:formula="of:=IF([.E213]=FLOOR([.E213];1);[.E213];&quot;&quot;)">
            <text:p/>
          </table:table-cell>
          <table:table-cell table:style-name="ce42" table:formula="of:=IF([.F213]=FLOOR([.F213];1);[.F213];&quot;&quot;)">
            <text:p/>
          </table:table-cell>
          <table:table-cell office:value-type="float" office:value="197">
            <text:p>197</text:p>
          </table:table-cell>
          <table:table-cell table:style-name="ce39" table:formula="of:=IF([.H213]&lt;&gt;&quot;&quot;;IF([.H213]&lt;[main.$B$25];[.H213];&quot;&quot;);&quot;&quot;)">
            <text:p/>
          </table:table-cell>
          <table:table-cell table:style-name="ce35" table:formula="of:=IF([.I213]&lt;&gt;&quot;&quot;;IF([.I213]&lt;[main.$B$25];[.I213];&quot;&quot;);&quot;&quot;)">
            <text:p/>
          </table:table-cell>
          <table:table-cell table:style-name="ce35" table:formula="of:=IF([.J213]&lt;&gt;&quot;&quot;;IF([.J213]&lt;[main.$B$25];[.J213];&quot;&quot;);&quot;&quot;)">
            <text:p/>
          </table:table-cell>
          <table:table-cell table:style-name="ce35" table:formula="of:=IF([.K213]&lt;&gt;&quot;&quot;;IF([.K213]&lt;[main.$B$25];[.K213];&quot;&quot;);&quot;&quot;)">
            <text:p/>
          </table:table-cell>
          <table:table-cell table:style-name="ce42" table:formula="of:=IF([.L213]&lt;&gt;&quot;&quot;;IF([.L213]&lt;[main.$B$25];[.L21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8">
            <text:p>198</text:p>
          </table:table-cell>
          <table:table-cell table:style-name="ce29" table:formula="of:=1/[main.$B$1]*[.B$7]*[.$A214]/[main.$B$2]" office:value-type="float" office:value="0.012375">
            <text:p>0,012375</text:p>
          </table:table-cell>
          <table:table-cell table:style-name="ce29" table:formula="of:=1/[main.$B$1]*[.C$7]*[.$A214]/[main.$B$2]" office:value-type="float" office:value="0.099">
            <text:p>0,099</text:p>
          </table:table-cell>
          <table:table-cell table:style-name="ce29" table:formula="of:=1/[main.$B$1]*[.D$7]*[.$A214]/[main.$B$2]" office:value-type="float" office:value="0.792">
            <text:p>0,792</text:p>
          </table:table-cell>
          <table:table-cell table:style-name="ce29" table:formula="of:=1/[main.$B$1]*[.E$7]*[.$A214]/[main.$B$2]" office:value-type="float" office:value="3.168">
            <text:p>3,168</text:p>
          </table:table-cell>
          <table:table-cell table:style-name="ce29" table:formula="of:=1/[main.$B$1]*[.F$7]*[.$A214]/[main.$B$2]" office:value-type="float" office:value="12.672">
            <text:p>12,672</text:p>
          </table:table-cell>
          <table:table-cell office:value-type="float" office:value="198">
            <text:p>198</text:p>
          </table:table-cell>
          <table:table-cell table:style-name="ce39" table:formula="of:=IF([.B214]=FLOOR([.B214];1);[.B214];&quot;&quot;)">
            <text:p/>
          </table:table-cell>
          <table:table-cell table:style-name="ce35" table:formula="of:=IF([.C214]=FLOOR([.C214];1);[.C214];&quot;&quot;)">
            <text:p/>
          </table:table-cell>
          <table:table-cell table:style-name="ce35" table:formula="of:=IF([.D214]=FLOOR([.D214];1);[.D214];&quot;&quot;)">
            <text:p/>
          </table:table-cell>
          <table:table-cell table:style-name="ce35" table:formula="of:=IF([.E214]=FLOOR([.E214];1);[.E214];&quot;&quot;)">
            <text:p/>
          </table:table-cell>
          <table:table-cell table:style-name="ce42" table:formula="of:=IF([.F214]=FLOOR([.F214];1);[.F214];&quot;&quot;)">
            <text:p/>
          </table:table-cell>
          <table:table-cell office:value-type="float" office:value="198">
            <text:p>198</text:p>
          </table:table-cell>
          <table:table-cell table:style-name="ce39" table:formula="of:=IF([.H214]&lt;&gt;&quot;&quot;;IF([.H214]&lt;[main.$B$25];[.H214];&quot;&quot;);&quot;&quot;)">
            <text:p/>
          </table:table-cell>
          <table:table-cell table:style-name="ce35" table:formula="of:=IF([.I214]&lt;&gt;&quot;&quot;;IF([.I214]&lt;[main.$B$25];[.I214];&quot;&quot;);&quot;&quot;)">
            <text:p/>
          </table:table-cell>
          <table:table-cell table:style-name="ce35" table:formula="of:=IF([.J214]&lt;&gt;&quot;&quot;;IF([.J214]&lt;[main.$B$25];[.J214];&quot;&quot;);&quot;&quot;)">
            <text:p/>
          </table:table-cell>
          <table:table-cell table:style-name="ce35" table:formula="of:=IF([.K214]&lt;&gt;&quot;&quot;;IF([.K214]&lt;[main.$B$25];[.K214];&quot;&quot;);&quot;&quot;)">
            <text:p/>
          </table:table-cell>
          <table:table-cell table:style-name="ce42" table:formula="of:=IF([.L214]&lt;&gt;&quot;&quot;;IF([.L214]&lt;[main.$B$25];[.L21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199">
            <text:p>199</text:p>
          </table:table-cell>
          <table:table-cell table:style-name="ce29" table:formula="of:=1/[main.$B$1]*[.B$7]*[.$A215]/[main.$B$2]" office:value-type="float" office:value="0.0124375">
            <text:p>0,0124375</text:p>
          </table:table-cell>
          <table:table-cell table:style-name="ce29" table:formula="of:=1/[main.$B$1]*[.C$7]*[.$A215]/[main.$B$2]" office:value-type="float" office:value="0.0995">
            <text:p>0,0995</text:p>
          </table:table-cell>
          <table:table-cell table:style-name="ce29" table:formula="of:=1/[main.$B$1]*[.D$7]*[.$A215]/[main.$B$2]" office:value-type="float" office:value="0.796">
            <text:p>0,796</text:p>
          </table:table-cell>
          <table:table-cell table:style-name="ce29" table:formula="of:=1/[main.$B$1]*[.E$7]*[.$A215]/[main.$B$2]" office:value-type="float" office:value="3.184">
            <text:p>3,184</text:p>
          </table:table-cell>
          <table:table-cell table:style-name="ce29" table:formula="of:=1/[main.$B$1]*[.F$7]*[.$A215]/[main.$B$2]" office:value-type="float" office:value="12.736">
            <text:p>12,736</text:p>
          </table:table-cell>
          <table:table-cell office:value-type="float" office:value="199">
            <text:p>199</text:p>
          </table:table-cell>
          <table:table-cell table:style-name="ce39" table:formula="of:=IF([.B215]=FLOOR([.B215];1);[.B215];&quot;&quot;)">
            <text:p/>
          </table:table-cell>
          <table:table-cell table:style-name="ce35" table:formula="of:=IF([.C215]=FLOOR([.C215];1);[.C215];&quot;&quot;)">
            <text:p/>
          </table:table-cell>
          <table:table-cell table:style-name="ce35" table:formula="of:=IF([.D215]=FLOOR([.D215];1);[.D215];&quot;&quot;)">
            <text:p/>
          </table:table-cell>
          <table:table-cell table:style-name="ce35" table:formula="of:=IF([.E215]=FLOOR([.E215];1);[.E215];&quot;&quot;)">
            <text:p/>
          </table:table-cell>
          <table:table-cell table:style-name="ce42" table:formula="of:=IF([.F215]=FLOOR([.F215];1);[.F215];&quot;&quot;)">
            <text:p/>
          </table:table-cell>
          <table:table-cell office:value-type="float" office:value="199">
            <text:p>199</text:p>
          </table:table-cell>
          <table:table-cell table:style-name="ce39" table:formula="of:=IF([.H215]&lt;&gt;&quot;&quot;;IF([.H215]&lt;[main.$B$25];[.H215];&quot;&quot;);&quot;&quot;)">
            <text:p/>
          </table:table-cell>
          <table:table-cell table:style-name="ce35" table:formula="of:=IF([.I215]&lt;&gt;&quot;&quot;;IF([.I215]&lt;[main.$B$25];[.I215];&quot;&quot;);&quot;&quot;)">
            <text:p/>
          </table:table-cell>
          <table:table-cell table:style-name="ce35" table:formula="of:=IF([.J215]&lt;&gt;&quot;&quot;;IF([.J215]&lt;[main.$B$25];[.J215];&quot;&quot;);&quot;&quot;)">
            <text:p/>
          </table:table-cell>
          <table:table-cell table:style-name="ce35" table:formula="of:=IF([.K215]&lt;&gt;&quot;&quot;;IF([.K215]&lt;[main.$B$25];[.K215];&quot;&quot;);&quot;&quot;)">
            <text:p/>
          </table:table-cell>
          <table:table-cell table:style-name="ce42" table:formula="of:=IF([.L215]&lt;&gt;&quot;&quot;;IF([.L215]&lt;[main.$B$25];[.L21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0">
            <text:p>200</text:p>
          </table:table-cell>
          <table:table-cell table:style-name="ce29" table:formula="of:=1/[main.$B$1]*[.B$7]*[.$A216]/[main.$B$2]" office:value-type="float" office:value="0.0125">
            <text:p>0,0125</text:p>
          </table:table-cell>
          <table:table-cell table:style-name="ce29" table:formula="of:=1/[main.$B$1]*[.C$7]*[.$A216]/[main.$B$2]" office:value-type="float" office:value="0.1">
            <text:p>0,1</text:p>
          </table:table-cell>
          <table:table-cell table:style-name="ce29" table:formula="of:=1/[main.$B$1]*[.D$7]*[.$A216]/[main.$B$2]" office:value-type="float" office:value="0.8">
            <text:p>0,8</text:p>
          </table:table-cell>
          <table:table-cell table:style-name="ce29" table:formula="of:=1/[main.$B$1]*[.E$7]*[.$A216]/[main.$B$2]" office:value-type="float" office:value="3.2">
            <text:p>3,2</text:p>
          </table:table-cell>
          <table:table-cell table:style-name="ce29" table:formula="of:=1/[main.$B$1]*[.F$7]*[.$A216]/[main.$B$2]" office:value-type="float" office:value="12.8">
            <text:p>12,8</text:p>
          </table:table-cell>
          <table:table-cell office:value-type="float" office:value="200">
            <text:p>200</text:p>
          </table:table-cell>
          <table:table-cell table:style-name="ce39" table:formula="of:=IF([.B216]=FLOOR([.B216];1);[.B216];&quot;&quot;)">
            <text:p/>
          </table:table-cell>
          <table:table-cell table:style-name="ce35" table:formula="of:=IF([.C216]=FLOOR([.C216];1);[.C216];&quot;&quot;)">
            <text:p/>
          </table:table-cell>
          <table:table-cell table:style-name="ce35" table:formula="of:=IF([.D216]=FLOOR([.D216];1);[.D216];&quot;&quot;)">
            <text:p/>
          </table:table-cell>
          <table:table-cell table:style-name="ce35" table:formula="of:=IF([.E216]=FLOOR([.E216];1);[.E216];&quot;&quot;)">
            <text:p/>
          </table:table-cell>
          <table:table-cell table:style-name="ce42" table:formula="of:=IF([.F216]=FLOOR([.F216];1);[.F216];&quot;&quot;)">
            <text:p/>
          </table:table-cell>
          <table:table-cell office:value-type="float" office:value="200">
            <text:p>200</text:p>
          </table:table-cell>
          <table:table-cell table:style-name="ce39" table:formula="of:=IF([.H216]&lt;&gt;&quot;&quot;;IF([.H216]&lt;[main.$B$25];[.H216];&quot;&quot;);&quot;&quot;)">
            <text:p/>
          </table:table-cell>
          <table:table-cell table:style-name="ce35" table:formula="of:=IF([.I216]&lt;&gt;&quot;&quot;;IF([.I216]&lt;[main.$B$25];[.I216];&quot;&quot;);&quot;&quot;)">
            <text:p/>
          </table:table-cell>
          <table:table-cell table:style-name="ce35" table:formula="of:=IF([.J216]&lt;&gt;&quot;&quot;;IF([.J216]&lt;[main.$B$25];[.J216];&quot;&quot;);&quot;&quot;)">
            <text:p/>
          </table:table-cell>
          <table:table-cell table:style-name="ce35" table:formula="of:=IF([.K216]&lt;&gt;&quot;&quot;;IF([.K216]&lt;[main.$B$25];[.K216];&quot;&quot;);&quot;&quot;)">
            <text:p/>
          </table:table-cell>
          <table:table-cell table:style-name="ce42" table:formula="of:=IF([.L216]&lt;&gt;&quot;&quot;;IF([.L216]&lt;[main.$B$25];[.L21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1">
            <text:p>201</text:p>
          </table:table-cell>
          <table:table-cell table:style-name="ce29" table:formula="of:=1/[main.$B$1]*[.B$7]*[.$A217]/[main.$B$2]" office:value-type="float" office:value="0.0125625">
            <text:p>0,0125625</text:p>
          </table:table-cell>
          <table:table-cell table:style-name="ce29" table:formula="of:=1/[main.$B$1]*[.C$7]*[.$A217]/[main.$B$2]" office:value-type="float" office:value="0.1005">
            <text:p>0,1005</text:p>
          </table:table-cell>
          <table:table-cell table:style-name="ce29" table:formula="of:=1/[main.$B$1]*[.D$7]*[.$A217]/[main.$B$2]" office:value-type="float" office:value="0.804">
            <text:p>0,804</text:p>
          </table:table-cell>
          <table:table-cell table:style-name="ce29" table:formula="of:=1/[main.$B$1]*[.E$7]*[.$A217]/[main.$B$2]" office:value-type="float" office:value="3.216">
            <text:p>3,216</text:p>
          </table:table-cell>
          <table:table-cell table:style-name="ce29" table:formula="of:=1/[main.$B$1]*[.F$7]*[.$A217]/[main.$B$2]" office:value-type="float" office:value="12.864">
            <text:p>12,864</text:p>
          </table:table-cell>
          <table:table-cell office:value-type="float" office:value="201">
            <text:p>201</text:p>
          </table:table-cell>
          <table:table-cell table:style-name="ce39" table:formula="of:=IF([.B217]=FLOOR([.B217];1);[.B217];&quot;&quot;)">
            <text:p/>
          </table:table-cell>
          <table:table-cell table:style-name="ce35" table:formula="of:=IF([.C217]=FLOOR([.C217];1);[.C217];&quot;&quot;)">
            <text:p/>
          </table:table-cell>
          <table:table-cell table:style-name="ce35" table:formula="of:=IF([.D217]=FLOOR([.D217];1);[.D217];&quot;&quot;)">
            <text:p/>
          </table:table-cell>
          <table:table-cell table:style-name="ce35" table:formula="of:=IF([.E217]=FLOOR([.E217];1);[.E217];&quot;&quot;)">
            <text:p/>
          </table:table-cell>
          <table:table-cell table:style-name="ce42" table:formula="of:=IF([.F217]=FLOOR([.F217];1);[.F217];&quot;&quot;)">
            <text:p/>
          </table:table-cell>
          <table:table-cell office:value-type="float" office:value="201">
            <text:p>201</text:p>
          </table:table-cell>
          <table:table-cell table:style-name="ce39" table:formula="of:=IF([.H217]&lt;&gt;&quot;&quot;;IF([.H217]&lt;[main.$B$25];[.H217];&quot;&quot;);&quot;&quot;)">
            <text:p/>
          </table:table-cell>
          <table:table-cell table:style-name="ce35" table:formula="of:=IF([.I217]&lt;&gt;&quot;&quot;;IF([.I217]&lt;[main.$B$25];[.I217];&quot;&quot;);&quot;&quot;)">
            <text:p/>
          </table:table-cell>
          <table:table-cell table:style-name="ce35" table:formula="of:=IF([.J217]&lt;&gt;&quot;&quot;;IF([.J217]&lt;[main.$B$25];[.J217];&quot;&quot;);&quot;&quot;)">
            <text:p/>
          </table:table-cell>
          <table:table-cell table:style-name="ce35" table:formula="of:=IF([.K217]&lt;&gt;&quot;&quot;;IF([.K217]&lt;[main.$B$25];[.K217];&quot;&quot;);&quot;&quot;)">
            <text:p/>
          </table:table-cell>
          <table:table-cell table:style-name="ce42" table:formula="of:=IF([.L217]&lt;&gt;&quot;&quot;;IF([.L217]&lt;[main.$B$25];[.L21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2">
            <text:p>202</text:p>
          </table:table-cell>
          <table:table-cell table:style-name="ce29" table:formula="of:=1/[main.$B$1]*[.B$7]*[.$A218]/[main.$B$2]" office:value-type="float" office:value="0.012625">
            <text:p>0,012625</text:p>
          </table:table-cell>
          <table:table-cell table:style-name="ce29" table:formula="of:=1/[main.$B$1]*[.C$7]*[.$A218]/[main.$B$2]" office:value-type="float" office:value="0.101">
            <text:p>0,101</text:p>
          </table:table-cell>
          <table:table-cell table:style-name="ce29" table:formula="of:=1/[main.$B$1]*[.D$7]*[.$A218]/[main.$B$2]" office:value-type="float" office:value="0.808">
            <text:p>0,808</text:p>
          </table:table-cell>
          <table:table-cell table:style-name="ce29" table:formula="of:=1/[main.$B$1]*[.E$7]*[.$A218]/[main.$B$2]" office:value-type="float" office:value="3.232">
            <text:p>3,232</text:p>
          </table:table-cell>
          <table:table-cell table:style-name="ce29" table:formula="of:=1/[main.$B$1]*[.F$7]*[.$A218]/[main.$B$2]" office:value-type="float" office:value="12.928">
            <text:p>12,928</text:p>
          </table:table-cell>
          <table:table-cell office:value-type="float" office:value="202">
            <text:p>202</text:p>
          </table:table-cell>
          <table:table-cell table:style-name="ce39" table:formula="of:=IF([.B218]=FLOOR([.B218];1);[.B218];&quot;&quot;)">
            <text:p/>
          </table:table-cell>
          <table:table-cell table:style-name="ce35" table:formula="of:=IF([.C218]=FLOOR([.C218];1);[.C218];&quot;&quot;)">
            <text:p/>
          </table:table-cell>
          <table:table-cell table:style-name="ce35" table:formula="of:=IF([.D218]=FLOOR([.D218];1);[.D218];&quot;&quot;)">
            <text:p/>
          </table:table-cell>
          <table:table-cell table:style-name="ce35" table:formula="of:=IF([.E218]=FLOOR([.E218];1);[.E218];&quot;&quot;)">
            <text:p/>
          </table:table-cell>
          <table:table-cell table:style-name="ce42" table:formula="of:=IF([.F218]=FLOOR([.F218];1);[.F218];&quot;&quot;)">
            <text:p/>
          </table:table-cell>
          <table:table-cell office:value-type="float" office:value="202">
            <text:p>202</text:p>
          </table:table-cell>
          <table:table-cell table:style-name="ce39" table:formula="of:=IF([.H218]&lt;&gt;&quot;&quot;;IF([.H218]&lt;[main.$B$25];[.H218];&quot;&quot;);&quot;&quot;)">
            <text:p/>
          </table:table-cell>
          <table:table-cell table:style-name="ce35" table:formula="of:=IF([.I218]&lt;&gt;&quot;&quot;;IF([.I218]&lt;[main.$B$25];[.I218];&quot;&quot;);&quot;&quot;)">
            <text:p/>
          </table:table-cell>
          <table:table-cell table:style-name="ce35" table:formula="of:=IF([.J218]&lt;&gt;&quot;&quot;;IF([.J218]&lt;[main.$B$25];[.J218];&quot;&quot;);&quot;&quot;)">
            <text:p/>
          </table:table-cell>
          <table:table-cell table:style-name="ce35" table:formula="of:=IF([.K218]&lt;&gt;&quot;&quot;;IF([.K218]&lt;[main.$B$25];[.K218];&quot;&quot;);&quot;&quot;)">
            <text:p/>
          </table:table-cell>
          <table:table-cell table:style-name="ce42" table:formula="of:=IF([.L218]&lt;&gt;&quot;&quot;;IF([.L218]&lt;[main.$B$25];[.L21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3">
            <text:p>203</text:p>
          </table:table-cell>
          <table:table-cell table:style-name="ce29" table:formula="of:=1/[main.$B$1]*[.B$7]*[.$A219]/[main.$B$2]" office:value-type="float" office:value="0.0126875">
            <text:p>0,0126875</text:p>
          </table:table-cell>
          <table:table-cell table:style-name="ce29" table:formula="of:=1/[main.$B$1]*[.C$7]*[.$A219]/[main.$B$2]" office:value-type="float" office:value="0.1015">
            <text:p>0,1015</text:p>
          </table:table-cell>
          <table:table-cell table:style-name="ce29" table:formula="of:=1/[main.$B$1]*[.D$7]*[.$A219]/[main.$B$2]" office:value-type="float" office:value="0.812">
            <text:p>0,812</text:p>
          </table:table-cell>
          <table:table-cell table:style-name="ce29" table:formula="of:=1/[main.$B$1]*[.E$7]*[.$A219]/[main.$B$2]" office:value-type="float" office:value="3.248">
            <text:p>3,248</text:p>
          </table:table-cell>
          <table:table-cell table:style-name="ce29" table:formula="of:=1/[main.$B$1]*[.F$7]*[.$A219]/[main.$B$2]" office:value-type="float" office:value="12.992">
            <text:p>12,992</text:p>
          </table:table-cell>
          <table:table-cell office:value-type="float" office:value="203">
            <text:p>203</text:p>
          </table:table-cell>
          <table:table-cell table:style-name="ce39" table:formula="of:=IF([.B219]=FLOOR([.B219];1);[.B219];&quot;&quot;)">
            <text:p/>
          </table:table-cell>
          <table:table-cell table:style-name="ce35" table:formula="of:=IF([.C219]=FLOOR([.C219];1);[.C219];&quot;&quot;)">
            <text:p/>
          </table:table-cell>
          <table:table-cell table:style-name="ce35" table:formula="of:=IF([.D219]=FLOOR([.D219];1);[.D219];&quot;&quot;)">
            <text:p/>
          </table:table-cell>
          <table:table-cell table:style-name="ce35" table:formula="of:=IF([.E219]=FLOOR([.E219];1);[.E219];&quot;&quot;)">
            <text:p/>
          </table:table-cell>
          <table:table-cell table:style-name="ce42" table:formula="of:=IF([.F219]=FLOOR([.F219];1);[.F219];&quot;&quot;)">
            <text:p/>
          </table:table-cell>
          <table:table-cell office:value-type="float" office:value="203">
            <text:p>203</text:p>
          </table:table-cell>
          <table:table-cell table:style-name="ce39" table:formula="of:=IF([.H219]&lt;&gt;&quot;&quot;;IF([.H219]&lt;[main.$B$25];[.H219];&quot;&quot;);&quot;&quot;)">
            <text:p/>
          </table:table-cell>
          <table:table-cell table:style-name="ce35" table:formula="of:=IF([.I219]&lt;&gt;&quot;&quot;;IF([.I219]&lt;[main.$B$25];[.I219];&quot;&quot;);&quot;&quot;)">
            <text:p/>
          </table:table-cell>
          <table:table-cell table:style-name="ce35" table:formula="of:=IF([.J219]&lt;&gt;&quot;&quot;;IF([.J219]&lt;[main.$B$25];[.J219];&quot;&quot;);&quot;&quot;)">
            <text:p/>
          </table:table-cell>
          <table:table-cell table:style-name="ce35" table:formula="of:=IF([.K219]&lt;&gt;&quot;&quot;;IF([.K219]&lt;[main.$B$25];[.K219];&quot;&quot;);&quot;&quot;)">
            <text:p/>
          </table:table-cell>
          <table:table-cell table:style-name="ce42" table:formula="of:=IF([.L219]&lt;&gt;&quot;&quot;;IF([.L219]&lt;[main.$B$25];[.L21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4">
            <text:p>204</text:p>
          </table:table-cell>
          <table:table-cell table:style-name="ce29" table:formula="of:=1/[main.$B$1]*[.B$7]*[.$A220]/[main.$B$2]" office:value-type="float" office:value="0.01275">
            <text:p>0,01275</text:p>
          </table:table-cell>
          <table:table-cell table:style-name="ce29" table:formula="of:=1/[main.$B$1]*[.C$7]*[.$A220]/[main.$B$2]" office:value-type="float" office:value="0.102">
            <text:p>0,102</text:p>
          </table:table-cell>
          <table:table-cell table:style-name="ce29" table:formula="of:=1/[main.$B$1]*[.D$7]*[.$A220]/[main.$B$2]" office:value-type="float" office:value="0.816">
            <text:p>0,816</text:p>
          </table:table-cell>
          <table:table-cell table:style-name="ce29" table:formula="of:=1/[main.$B$1]*[.E$7]*[.$A220]/[main.$B$2]" office:value-type="float" office:value="3.264">
            <text:p>3,264</text:p>
          </table:table-cell>
          <table:table-cell table:style-name="ce29" table:formula="of:=1/[main.$B$1]*[.F$7]*[.$A220]/[main.$B$2]" office:value-type="float" office:value="13.056">
            <text:p>13,056</text:p>
          </table:table-cell>
          <table:table-cell office:value-type="float" office:value="204">
            <text:p>204</text:p>
          </table:table-cell>
          <table:table-cell table:style-name="ce39" table:formula="of:=IF([.B220]=FLOOR([.B220];1);[.B220];&quot;&quot;)">
            <text:p/>
          </table:table-cell>
          <table:table-cell table:style-name="ce35" table:formula="of:=IF([.C220]=FLOOR([.C220];1);[.C220];&quot;&quot;)">
            <text:p/>
          </table:table-cell>
          <table:table-cell table:style-name="ce35" table:formula="of:=IF([.D220]=FLOOR([.D220];1);[.D220];&quot;&quot;)">
            <text:p/>
          </table:table-cell>
          <table:table-cell table:style-name="ce35" table:formula="of:=IF([.E220]=FLOOR([.E220];1);[.E220];&quot;&quot;)">
            <text:p/>
          </table:table-cell>
          <table:table-cell table:style-name="ce42" table:formula="of:=IF([.F220]=FLOOR([.F220];1);[.F220];&quot;&quot;)">
            <text:p/>
          </table:table-cell>
          <table:table-cell office:value-type="float" office:value="204">
            <text:p>204</text:p>
          </table:table-cell>
          <table:table-cell table:style-name="ce39" table:formula="of:=IF([.H220]&lt;&gt;&quot;&quot;;IF([.H220]&lt;[main.$B$25];[.H220];&quot;&quot;);&quot;&quot;)">
            <text:p/>
          </table:table-cell>
          <table:table-cell table:style-name="ce35" table:formula="of:=IF([.I220]&lt;&gt;&quot;&quot;;IF([.I220]&lt;[main.$B$25];[.I220];&quot;&quot;);&quot;&quot;)">
            <text:p/>
          </table:table-cell>
          <table:table-cell table:style-name="ce35" table:formula="of:=IF([.J220]&lt;&gt;&quot;&quot;;IF([.J220]&lt;[main.$B$25];[.J220];&quot;&quot;);&quot;&quot;)">
            <text:p/>
          </table:table-cell>
          <table:table-cell table:style-name="ce35" table:formula="of:=IF([.K220]&lt;&gt;&quot;&quot;;IF([.K220]&lt;[main.$B$25];[.K220];&quot;&quot;);&quot;&quot;)">
            <text:p/>
          </table:table-cell>
          <table:table-cell table:style-name="ce42" table:formula="of:=IF([.L220]&lt;&gt;&quot;&quot;;IF([.L220]&lt;[main.$B$25];[.L22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5">
            <text:p>205</text:p>
          </table:table-cell>
          <table:table-cell table:style-name="ce29" table:formula="of:=1/[main.$B$1]*[.B$7]*[.$A221]/[main.$B$2]" office:value-type="float" office:value="0.0128125">
            <text:p>0,0128125</text:p>
          </table:table-cell>
          <table:table-cell table:style-name="ce29" table:formula="of:=1/[main.$B$1]*[.C$7]*[.$A221]/[main.$B$2]" office:value-type="float" office:value="0.1025">
            <text:p>0,1025</text:p>
          </table:table-cell>
          <table:table-cell table:style-name="ce29" table:formula="of:=1/[main.$B$1]*[.D$7]*[.$A221]/[main.$B$2]" office:value-type="float" office:value="0.82">
            <text:p>0,82</text:p>
          </table:table-cell>
          <table:table-cell table:style-name="ce29" table:formula="of:=1/[main.$B$1]*[.E$7]*[.$A221]/[main.$B$2]" office:value-type="float" office:value="3.28">
            <text:p>3,28</text:p>
          </table:table-cell>
          <table:table-cell table:style-name="ce29" table:formula="of:=1/[main.$B$1]*[.F$7]*[.$A221]/[main.$B$2]" office:value-type="float" office:value="13.12">
            <text:p>13,12</text:p>
          </table:table-cell>
          <table:table-cell office:value-type="float" office:value="205">
            <text:p>205</text:p>
          </table:table-cell>
          <table:table-cell table:style-name="ce39" table:formula="of:=IF([.B221]=FLOOR([.B221];1);[.B221];&quot;&quot;)">
            <text:p/>
          </table:table-cell>
          <table:table-cell table:style-name="ce35" table:formula="of:=IF([.C221]=FLOOR([.C221];1);[.C221];&quot;&quot;)">
            <text:p/>
          </table:table-cell>
          <table:table-cell table:style-name="ce35" table:formula="of:=IF([.D221]=FLOOR([.D221];1);[.D221];&quot;&quot;)">
            <text:p/>
          </table:table-cell>
          <table:table-cell table:style-name="ce35" table:formula="of:=IF([.E221]=FLOOR([.E221];1);[.E221];&quot;&quot;)">
            <text:p/>
          </table:table-cell>
          <table:table-cell table:style-name="ce42" table:formula="of:=IF([.F221]=FLOOR([.F221];1);[.F221];&quot;&quot;)">
            <text:p/>
          </table:table-cell>
          <table:table-cell office:value-type="float" office:value="205">
            <text:p>205</text:p>
          </table:table-cell>
          <table:table-cell table:style-name="ce39" table:formula="of:=IF([.H221]&lt;&gt;&quot;&quot;;IF([.H221]&lt;[main.$B$25];[.H221];&quot;&quot;);&quot;&quot;)">
            <text:p/>
          </table:table-cell>
          <table:table-cell table:style-name="ce35" table:formula="of:=IF([.I221]&lt;&gt;&quot;&quot;;IF([.I221]&lt;[main.$B$25];[.I221];&quot;&quot;);&quot;&quot;)">
            <text:p/>
          </table:table-cell>
          <table:table-cell table:style-name="ce35" table:formula="of:=IF([.J221]&lt;&gt;&quot;&quot;;IF([.J221]&lt;[main.$B$25];[.J221];&quot;&quot;);&quot;&quot;)">
            <text:p/>
          </table:table-cell>
          <table:table-cell table:style-name="ce35" table:formula="of:=IF([.K221]&lt;&gt;&quot;&quot;;IF([.K221]&lt;[main.$B$25];[.K221];&quot;&quot;);&quot;&quot;)">
            <text:p/>
          </table:table-cell>
          <table:table-cell table:style-name="ce42" table:formula="of:=IF([.L221]&lt;&gt;&quot;&quot;;IF([.L221]&lt;[main.$B$25];[.L22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6">
            <text:p>206</text:p>
          </table:table-cell>
          <table:table-cell table:style-name="ce29" table:formula="of:=1/[main.$B$1]*[.B$7]*[.$A222]/[main.$B$2]" office:value-type="float" office:value="0.012875">
            <text:p>0,012875</text:p>
          </table:table-cell>
          <table:table-cell table:style-name="ce29" table:formula="of:=1/[main.$B$1]*[.C$7]*[.$A222]/[main.$B$2]" office:value-type="float" office:value="0.103">
            <text:p>0,103</text:p>
          </table:table-cell>
          <table:table-cell table:style-name="ce29" table:formula="of:=1/[main.$B$1]*[.D$7]*[.$A222]/[main.$B$2]" office:value-type="float" office:value="0.824">
            <text:p>0,824</text:p>
          </table:table-cell>
          <table:table-cell table:style-name="ce29" table:formula="of:=1/[main.$B$1]*[.E$7]*[.$A222]/[main.$B$2]" office:value-type="float" office:value="3.296">
            <text:p>3,296</text:p>
          </table:table-cell>
          <table:table-cell table:style-name="ce29" table:formula="of:=1/[main.$B$1]*[.F$7]*[.$A222]/[main.$B$2]" office:value-type="float" office:value="13.184">
            <text:p>13,184</text:p>
          </table:table-cell>
          <table:table-cell office:value-type="float" office:value="206">
            <text:p>206</text:p>
          </table:table-cell>
          <table:table-cell table:style-name="ce39" table:formula="of:=IF([.B222]=FLOOR([.B222];1);[.B222];&quot;&quot;)">
            <text:p/>
          </table:table-cell>
          <table:table-cell table:style-name="ce35" table:formula="of:=IF([.C222]=FLOOR([.C222];1);[.C222];&quot;&quot;)">
            <text:p/>
          </table:table-cell>
          <table:table-cell table:style-name="ce35" table:formula="of:=IF([.D222]=FLOOR([.D222];1);[.D222];&quot;&quot;)">
            <text:p/>
          </table:table-cell>
          <table:table-cell table:style-name="ce35" table:formula="of:=IF([.E222]=FLOOR([.E222];1);[.E222];&quot;&quot;)">
            <text:p/>
          </table:table-cell>
          <table:table-cell table:style-name="ce42" table:formula="of:=IF([.F222]=FLOOR([.F222];1);[.F222];&quot;&quot;)">
            <text:p/>
          </table:table-cell>
          <table:table-cell office:value-type="float" office:value="206">
            <text:p>206</text:p>
          </table:table-cell>
          <table:table-cell table:style-name="ce39" table:formula="of:=IF([.H222]&lt;&gt;&quot;&quot;;IF([.H222]&lt;[main.$B$25];[.H222];&quot;&quot;);&quot;&quot;)">
            <text:p/>
          </table:table-cell>
          <table:table-cell table:style-name="ce35" table:formula="of:=IF([.I222]&lt;&gt;&quot;&quot;;IF([.I222]&lt;[main.$B$25];[.I222];&quot;&quot;);&quot;&quot;)">
            <text:p/>
          </table:table-cell>
          <table:table-cell table:style-name="ce35" table:formula="of:=IF([.J222]&lt;&gt;&quot;&quot;;IF([.J222]&lt;[main.$B$25];[.J222];&quot;&quot;);&quot;&quot;)">
            <text:p/>
          </table:table-cell>
          <table:table-cell table:style-name="ce35" table:formula="of:=IF([.K222]&lt;&gt;&quot;&quot;;IF([.K222]&lt;[main.$B$25];[.K222];&quot;&quot;);&quot;&quot;)">
            <text:p/>
          </table:table-cell>
          <table:table-cell table:style-name="ce42" table:formula="of:=IF([.L222]&lt;&gt;&quot;&quot;;IF([.L222]&lt;[main.$B$25];[.L22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7">
            <text:p>207</text:p>
          </table:table-cell>
          <table:table-cell table:style-name="ce29" table:formula="of:=1/[main.$B$1]*[.B$7]*[.$A223]/[main.$B$2]" office:value-type="float" office:value="0.0129375">
            <text:p>0,0129375</text:p>
          </table:table-cell>
          <table:table-cell table:style-name="ce29" table:formula="of:=1/[main.$B$1]*[.C$7]*[.$A223]/[main.$B$2]" office:value-type="float" office:value="0.1035">
            <text:p>0,1035</text:p>
          </table:table-cell>
          <table:table-cell table:style-name="ce29" table:formula="of:=1/[main.$B$1]*[.D$7]*[.$A223]/[main.$B$2]" office:value-type="float" office:value="0.828">
            <text:p>0,828</text:p>
          </table:table-cell>
          <table:table-cell table:style-name="ce29" table:formula="of:=1/[main.$B$1]*[.E$7]*[.$A223]/[main.$B$2]" office:value-type="float" office:value="3.312">
            <text:p>3,312</text:p>
          </table:table-cell>
          <table:table-cell table:style-name="ce29" table:formula="of:=1/[main.$B$1]*[.F$7]*[.$A223]/[main.$B$2]" office:value-type="float" office:value="13.248">
            <text:p>13,248</text:p>
          </table:table-cell>
          <table:table-cell office:value-type="float" office:value="207">
            <text:p>207</text:p>
          </table:table-cell>
          <table:table-cell table:style-name="ce39" table:formula="of:=IF([.B223]=FLOOR([.B223];1);[.B223];&quot;&quot;)">
            <text:p/>
          </table:table-cell>
          <table:table-cell table:style-name="ce35" table:formula="of:=IF([.C223]=FLOOR([.C223];1);[.C223];&quot;&quot;)">
            <text:p/>
          </table:table-cell>
          <table:table-cell table:style-name="ce35" table:formula="of:=IF([.D223]=FLOOR([.D223];1);[.D223];&quot;&quot;)">
            <text:p/>
          </table:table-cell>
          <table:table-cell table:style-name="ce35" table:formula="of:=IF([.E223]=FLOOR([.E223];1);[.E223];&quot;&quot;)">
            <text:p/>
          </table:table-cell>
          <table:table-cell table:style-name="ce42" table:formula="of:=IF([.F223]=FLOOR([.F223];1);[.F223];&quot;&quot;)">
            <text:p/>
          </table:table-cell>
          <table:table-cell office:value-type="float" office:value="207">
            <text:p>207</text:p>
          </table:table-cell>
          <table:table-cell table:style-name="ce39" table:formula="of:=IF([.H223]&lt;&gt;&quot;&quot;;IF([.H223]&lt;[main.$B$25];[.H223];&quot;&quot;);&quot;&quot;)">
            <text:p/>
          </table:table-cell>
          <table:table-cell table:style-name="ce35" table:formula="of:=IF([.I223]&lt;&gt;&quot;&quot;;IF([.I223]&lt;[main.$B$25];[.I223];&quot;&quot;);&quot;&quot;)">
            <text:p/>
          </table:table-cell>
          <table:table-cell table:style-name="ce35" table:formula="of:=IF([.J223]&lt;&gt;&quot;&quot;;IF([.J223]&lt;[main.$B$25];[.J223];&quot;&quot;);&quot;&quot;)">
            <text:p/>
          </table:table-cell>
          <table:table-cell table:style-name="ce35" table:formula="of:=IF([.K223]&lt;&gt;&quot;&quot;;IF([.K223]&lt;[main.$B$25];[.K223];&quot;&quot;);&quot;&quot;)">
            <text:p/>
          </table:table-cell>
          <table:table-cell table:style-name="ce42" table:formula="of:=IF([.L223]&lt;&gt;&quot;&quot;;IF([.L223]&lt;[main.$B$25];[.L22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8">
            <text:p>208</text:p>
          </table:table-cell>
          <table:table-cell table:style-name="ce29" table:formula="of:=1/[main.$B$1]*[.B$7]*[.$A224]/[main.$B$2]" office:value-type="float" office:value="0.013">
            <text:p>0,013</text:p>
          </table:table-cell>
          <table:table-cell table:style-name="ce29" table:formula="of:=1/[main.$B$1]*[.C$7]*[.$A224]/[main.$B$2]" office:value-type="float" office:value="0.104">
            <text:p>0,104</text:p>
          </table:table-cell>
          <table:table-cell table:style-name="ce29" table:formula="of:=1/[main.$B$1]*[.D$7]*[.$A224]/[main.$B$2]" office:value-type="float" office:value="0.832">
            <text:p>0,832</text:p>
          </table:table-cell>
          <table:table-cell table:style-name="ce29" table:formula="of:=1/[main.$B$1]*[.E$7]*[.$A224]/[main.$B$2]" office:value-type="float" office:value="3.328">
            <text:p>3,328</text:p>
          </table:table-cell>
          <table:table-cell table:style-name="ce29" table:formula="of:=1/[main.$B$1]*[.F$7]*[.$A224]/[main.$B$2]" office:value-type="float" office:value="13.312">
            <text:p>13,312</text:p>
          </table:table-cell>
          <table:table-cell office:value-type="float" office:value="208">
            <text:p>208</text:p>
          </table:table-cell>
          <table:table-cell table:style-name="ce39" table:formula="of:=IF([.B224]=FLOOR([.B224];1);[.B224];&quot;&quot;)">
            <text:p/>
          </table:table-cell>
          <table:table-cell table:style-name="ce35" table:formula="of:=IF([.C224]=FLOOR([.C224];1);[.C224];&quot;&quot;)">
            <text:p/>
          </table:table-cell>
          <table:table-cell table:style-name="ce35" table:formula="of:=IF([.D224]=FLOOR([.D224];1);[.D224];&quot;&quot;)">
            <text:p/>
          </table:table-cell>
          <table:table-cell table:style-name="ce35" table:formula="of:=IF([.E224]=FLOOR([.E224];1);[.E224];&quot;&quot;)">
            <text:p/>
          </table:table-cell>
          <table:table-cell table:style-name="ce42" table:formula="of:=IF([.F224]=FLOOR([.F224];1);[.F224];&quot;&quot;)">
            <text:p/>
          </table:table-cell>
          <table:table-cell office:value-type="float" office:value="208">
            <text:p>208</text:p>
          </table:table-cell>
          <table:table-cell table:style-name="ce39" table:formula="of:=IF([.H224]&lt;&gt;&quot;&quot;;IF([.H224]&lt;[main.$B$25];[.H224];&quot;&quot;);&quot;&quot;)">
            <text:p/>
          </table:table-cell>
          <table:table-cell table:style-name="ce35" table:formula="of:=IF([.I224]&lt;&gt;&quot;&quot;;IF([.I224]&lt;[main.$B$25];[.I224];&quot;&quot;);&quot;&quot;)">
            <text:p/>
          </table:table-cell>
          <table:table-cell table:style-name="ce35" table:formula="of:=IF([.J224]&lt;&gt;&quot;&quot;;IF([.J224]&lt;[main.$B$25];[.J224];&quot;&quot;);&quot;&quot;)">
            <text:p/>
          </table:table-cell>
          <table:table-cell table:style-name="ce35" table:formula="of:=IF([.K224]&lt;&gt;&quot;&quot;;IF([.K224]&lt;[main.$B$25];[.K224];&quot;&quot;);&quot;&quot;)">
            <text:p/>
          </table:table-cell>
          <table:table-cell table:style-name="ce42" table:formula="of:=IF([.L224]&lt;&gt;&quot;&quot;;IF([.L224]&lt;[main.$B$25];[.L22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09">
            <text:p>209</text:p>
          </table:table-cell>
          <table:table-cell table:style-name="ce29" table:formula="of:=1/[main.$B$1]*[.B$7]*[.$A225]/[main.$B$2]" office:value-type="float" office:value="0.0130625">
            <text:p>0,0130625</text:p>
          </table:table-cell>
          <table:table-cell table:style-name="ce29" table:formula="of:=1/[main.$B$1]*[.C$7]*[.$A225]/[main.$B$2]" office:value-type="float" office:value="0.1045">
            <text:p>0,1045</text:p>
          </table:table-cell>
          <table:table-cell table:style-name="ce29" table:formula="of:=1/[main.$B$1]*[.D$7]*[.$A225]/[main.$B$2]" office:value-type="float" office:value="0.836">
            <text:p>0,836</text:p>
          </table:table-cell>
          <table:table-cell table:style-name="ce29" table:formula="of:=1/[main.$B$1]*[.E$7]*[.$A225]/[main.$B$2]" office:value-type="float" office:value="3.344">
            <text:p>3,344</text:p>
          </table:table-cell>
          <table:table-cell table:style-name="ce29" table:formula="of:=1/[main.$B$1]*[.F$7]*[.$A225]/[main.$B$2]" office:value-type="float" office:value="13.376">
            <text:p>13,376</text:p>
          </table:table-cell>
          <table:table-cell office:value-type="float" office:value="209">
            <text:p>209</text:p>
          </table:table-cell>
          <table:table-cell table:style-name="ce39" table:formula="of:=IF([.B225]=FLOOR([.B225];1);[.B225];&quot;&quot;)">
            <text:p/>
          </table:table-cell>
          <table:table-cell table:style-name="ce35" table:formula="of:=IF([.C225]=FLOOR([.C225];1);[.C225];&quot;&quot;)">
            <text:p/>
          </table:table-cell>
          <table:table-cell table:style-name="ce35" table:formula="of:=IF([.D225]=FLOOR([.D225];1);[.D225];&quot;&quot;)">
            <text:p/>
          </table:table-cell>
          <table:table-cell table:style-name="ce35" table:formula="of:=IF([.E225]=FLOOR([.E225];1);[.E225];&quot;&quot;)">
            <text:p/>
          </table:table-cell>
          <table:table-cell table:style-name="ce42" table:formula="of:=IF([.F225]=FLOOR([.F225];1);[.F225];&quot;&quot;)">
            <text:p/>
          </table:table-cell>
          <table:table-cell office:value-type="float" office:value="209">
            <text:p>209</text:p>
          </table:table-cell>
          <table:table-cell table:style-name="ce39" table:formula="of:=IF([.H225]&lt;&gt;&quot;&quot;;IF([.H225]&lt;[main.$B$25];[.H225];&quot;&quot;);&quot;&quot;)">
            <text:p/>
          </table:table-cell>
          <table:table-cell table:style-name="ce35" table:formula="of:=IF([.I225]&lt;&gt;&quot;&quot;;IF([.I225]&lt;[main.$B$25];[.I225];&quot;&quot;);&quot;&quot;)">
            <text:p/>
          </table:table-cell>
          <table:table-cell table:style-name="ce35" table:formula="of:=IF([.J225]&lt;&gt;&quot;&quot;;IF([.J225]&lt;[main.$B$25];[.J225];&quot;&quot;);&quot;&quot;)">
            <text:p/>
          </table:table-cell>
          <table:table-cell table:style-name="ce35" table:formula="of:=IF([.K225]&lt;&gt;&quot;&quot;;IF([.K225]&lt;[main.$B$25];[.K225];&quot;&quot;);&quot;&quot;)">
            <text:p/>
          </table:table-cell>
          <table:table-cell table:style-name="ce42" table:formula="of:=IF([.L225]&lt;&gt;&quot;&quot;;IF([.L225]&lt;[main.$B$25];[.L22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0">
            <text:p>210</text:p>
          </table:table-cell>
          <table:table-cell table:style-name="ce29" table:formula="of:=1/[main.$B$1]*[.B$7]*[.$A226]/[main.$B$2]" office:value-type="float" office:value="0.013125">
            <text:p>0,013125</text:p>
          </table:table-cell>
          <table:table-cell table:style-name="ce29" table:formula="of:=1/[main.$B$1]*[.C$7]*[.$A226]/[main.$B$2]" office:value-type="float" office:value="0.105">
            <text:p>0,105</text:p>
          </table:table-cell>
          <table:table-cell table:style-name="ce29" table:formula="of:=1/[main.$B$1]*[.D$7]*[.$A226]/[main.$B$2]" office:value-type="float" office:value="0.84">
            <text:p>0,84</text:p>
          </table:table-cell>
          <table:table-cell table:style-name="ce29" table:formula="of:=1/[main.$B$1]*[.E$7]*[.$A226]/[main.$B$2]" office:value-type="float" office:value="3.36">
            <text:p>3,36</text:p>
          </table:table-cell>
          <table:table-cell table:style-name="ce29" table:formula="of:=1/[main.$B$1]*[.F$7]*[.$A226]/[main.$B$2]" office:value-type="float" office:value="13.44">
            <text:p>13,44</text:p>
          </table:table-cell>
          <table:table-cell office:value-type="float" office:value="210">
            <text:p>210</text:p>
          </table:table-cell>
          <table:table-cell table:style-name="ce39" table:formula="of:=IF([.B226]=FLOOR([.B226];1);[.B226];&quot;&quot;)">
            <text:p/>
          </table:table-cell>
          <table:table-cell table:style-name="ce35" table:formula="of:=IF([.C226]=FLOOR([.C226];1);[.C226];&quot;&quot;)">
            <text:p/>
          </table:table-cell>
          <table:table-cell table:style-name="ce35" table:formula="of:=IF([.D226]=FLOOR([.D226];1);[.D226];&quot;&quot;)">
            <text:p/>
          </table:table-cell>
          <table:table-cell table:style-name="ce35" table:formula="of:=IF([.E226]=FLOOR([.E226];1);[.E226];&quot;&quot;)">
            <text:p/>
          </table:table-cell>
          <table:table-cell table:style-name="ce42" table:formula="of:=IF([.F226]=FLOOR([.F226];1);[.F226];&quot;&quot;)">
            <text:p/>
          </table:table-cell>
          <table:table-cell office:value-type="float" office:value="210">
            <text:p>210</text:p>
          </table:table-cell>
          <table:table-cell table:style-name="ce39" table:formula="of:=IF([.H226]&lt;&gt;&quot;&quot;;IF([.H226]&lt;[main.$B$25];[.H226];&quot;&quot;);&quot;&quot;)">
            <text:p/>
          </table:table-cell>
          <table:table-cell table:style-name="ce35" table:formula="of:=IF([.I226]&lt;&gt;&quot;&quot;;IF([.I226]&lt;[main.$B$25];[.I226];&quot;&quot;);&quot;&quot;)">
            <text:p/>
          </table:table-cell>
          <table:table-cell table:style-name="ce35" table:formula="of:=IF([.J226]&lt;&gt;&quot;&quot;;IF([.J226]&lt;[main.$B$25];[.J226];&quot;&quot;);&quot;&quot;)">
            <text:p/>
          </table:table-cell>
          <table:table-cell table:style-name="ce35" table:formula="of:=IF([.K226]&lt;&gt;&quot;&quot;;IF([.K226]&lt;[main.$B$25];[.K226];&quot;&quot;);&quot;&quot;)">
            <text:p/>
          </table:table-cell>
          <table:table-cell table:style-name="ce42" table:formula="of:=IF([.L226]&lt;&gt;&quot;&quot;;IF([.L226]&lt;[main.$B$25];[.L22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1">
            <text:p>211</text:p>
          </table:table-cell>
          <table:table-cell table:style-name="ce29" table:formula="of:=1/[main.$B$1]*[.B$7]*[.$A227]/[main.$B$2]" office:value-type="float" office:value="0.0131875">
            <text:p>0,0131875</text:p>
          </table:table-cell>
          <table:table-cell table:style-name="ce29" table:formula="of:=1/[main.$B$1]*[.C$7]*[.$A227]/[main.$B$2]" office:value-type="float" office:value="0.1055">
            <text:p>0,1055</text:p>
          </table:table-cell>
          <table:table-cell table:style-name="ce29" table:formula="of:=1/[main.$B$1]*[.D$7]*[.$A227]/[main.$B$2]" office:value-type="float" office:value="0.844">
            <text:p>0,844</text:p>
          </table:table-cell>
          <table:table-cell table:style-name="ce29" table:formula="of:=1/[main.$B$1]*[.E$7]*[.$A227]/[main.$B$2]" office:value-type="float" office:value="3.376">
            <text:p>3,376</text:p>
          </table:table-cell>
          <table:table-cell table:style-name="ce29" table:formula="of:=1/[main.$B$1]*[.F$7]*[.$A227]/[main.$B$2]" office:value-type="float" office:value="13.504">
            <text:p>13,504</text:p>
          </table:table-cell>
          <table:table-cell office:value-type="float" office:value="211">
            <text:p>211</text:p>
          </table:table-cell>
          <table:table-cell table:style-name="ce39" table:formula="of:=IF([.B227]=FLOOR([.B227];1);[.B227];&quot;&quot;)">
            <text:p/>
          </table:table-cell>
          <table:table-cell table:style-name="ce35" table:formula="of:=IF([.C227]=FLOOR([.C227];1);[.C227];&quot;&quot;)">
            <text:p/>
          </table:table-cell>
          <table:table-cell table:style-name="ce35" table:formula="of:=IF([.D227]=FLOOR([.D227];1);[.D227];&quot;&quot;)">
            <text:p/>
          </table:table-cell>
          <table:table-cell table:style-name="ce35" table:formula="of:=IF([.E227]=FLOOR([.E227];1);[.E227];&quot;&quot;)">
            <text:p/>
          </table:table-cell>
          <table:table-cell table:style-name="ce42" table:formula="of:=IF([.F227]=FLOOR([.F227];1);[.F227];&quot;&quot;)">
            <text:p/>
          </table:table-cell>
          <table:table-cell office:value-type="float" office:value="211">
            <text:p>211</text:p>
          </table:table-cell>
          <table:table-cell table:style-name="ce39" table:formula="of:=IF([.H227]&lt;&gt;&quot;&quot;;IF([.H227]&lt;[main.$B$25];[.H227];&quot;&quot;);&quot;&quot;)">
            <text:p/>
          </table:table-cell>
          <table:table-cell table:style-name="ce35" table:formula="of:=IF([.I227]&lt;&gt;&quot;&quot;;IF([.I227]&lt;[main.$B$25];[.I227];&quot;&quot;);&quot;&quot;)">
            <text:p/>
          </table:table-cell>
          <table:table-cell table:style-name="ce35" table:formula="of:=IF([.J227]&lt;&gt;&quot;&quot;;IF([.J227]&lt;[main.$B$25];[.J227];&quot;&quot;);&quot;&quot;)">
            <text:p/>
          </table:table-cell>
          <table:table-cell table:style-name="ce35" table:formula="of:=IF([.K227]&lt;&gt;&quot;&quot;;IF([.K227]&lt;[main.$B$25];[.K227];&quot;&quot;);&quot;&quot;)">
            <text:p/>
          </table:table-cell>
          <table:table-cell table:style-name="ce42" table:formula="of:=IF([.L227]&lt;&gt;&quot;&quot;;IF([.L227]&lt;[main.$B$25];[.L22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2">
            <text:p>212</text:p>
          </table:table-cell>
          <table:table-cell table:style-name="ce29" table:formula="of:=1/[main.$B$1]*[.B$7]*[.$A228]/[main.$B$2]" office:value-type="float" office:value="0.01325">
            <text:p>0,01325</text:p>
          </table:table-cell>
          <table:table-cell table:style-name="ce29" table:formula="of:=1/[main.$B$1]*[.C$7]*[.$A228]/[main.$B$2]" office:value-type="float" office:value="0.106">
            <text:p>0,106</text:p>
          </table:table-cell>
          <table:table-cell table:style-name="ce29" table:formula="of:=1/[main.$B$1]*[.D$7]*[.$A228]/[main.$B$2]" office:value-type="float" office:value="0.848">
            <text:p>0,848</text:p>
          </table:table-cell>
          <table:table-cell table:style-name="ce29" table:formula="of:=1/[main.$B$1]*[.E$7]*[.$A228]/[main.$B$2]" office:value-type="float" office:value="3.392">
            <text:p>3,392</text:p>
          </table:table-cell>
          <table:table-cell table:style-name="ce29" table:formula="of:=1/[main.$B$1]*[.F$7]*[.$A228]/[main.$B$2]" office:value-type="float" office:value="13.568">
            <text:p>13,568</text:p>
          </table:table-cell>
          <table:table-cell office:value-type="float" office:value="212">
            <text:p>212</text:p>
          </table:table-cell>
          <table:table-cell table:style-name="ce39" table:formula="of:=IF([.B228]=FLOOR([.B228];1);[.B228];&quot;&quot;)">
            <text:p/>
          </table:table-cell>
          <table:table-cell table:style-name="ce35" table:formula="of:=IF([.C228]=FLOOR([.C228];1);[.C228];&quot;&quot;)">
            <text:p/>
          </table:table-cell>
          <table:table-cell table:style-name="ce35" table:formula="of:=IF([.D228]=FLOOR([.D228];1);[.D228];&quot;&quot;)">
            <text:p/>
          </table:table-cell>
          <table:table-cell table:style-name="ce35" table:formula="of:=IF([.E228]=FLOOR([.E228];1);[.E228];&quot;&quot;)">
            <text:p/>
          </table:table-cell>
          <table:table-cell table:style-name="ce42" table:formula="of:=IF([.F228]=FLOOR([.F228];1);[.F228];&quot;&quot;)">
            <text:p/>
          </table:table-cell>
          <table:table-cell office:value-type="float" office:value="212">
            <text:p>212</text:p>
          </table:table-cell>
          <table:table-cell table:style-name="ce39" table:formula="of:=IF([.H228]&lt;&gt;&quot;&quot;;IF([.H228]&lt;[main.$B$25];[.H228];&quot;&quot;);&quot;&quot;)">
            <text:p/>
          </table:table-cell>
          <table:table-cell table:style-name="ce35" table:formula="of:=IF([.I228]&lt;&gt;&quot;&quot;;IF([.I228]&lt;[main.$B$25];[.I228];&quot;&quot;);&quot;&quot;)">
            <text:p/>
          </table:table-cell>
          <table:table-cell table:style-name="ce35" table:formula="of:=IF([.J228]&lt;&gt;&quot;&quot;;IF([.J228]&lt;[main.$B$25];[.J228];&quot;&quot;);&quot;&quot;)">
            <text:p/>
          </table:table-cell>
          <table:table-cell table:style-name="ce35" table:formula="of:=IF([.K228]&lt;&gt;&quot;&quot;;IF([.K228]&lt;[main.$B$25];[.K228];&quot;&quot;);&quot;&quot;)">
            <text:p/>
          </table:table-cell>
          <table:table-cell table:style-name="ce42" table:formula="of:=IF([.L228]&lt;&gt;&quot;&quot;;IF([.L228]&lt;[main.$B$25];[.L22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3">
            <text:p>213</text:p>
          </table:table-cell>
          <table:table-cell table:style-name="ce29" table:formula="of:=1/[main.$B$1]*[.B$7]*[.$A229]/[main.$B$2]" office:value-type="float" office:value="0.0133125">
            <text:p>0,0133125</text:p>
          </table:table-cell>
          <table:table-cell table:style-name="ce29" table:formula="of:=1/[main.$B$1]*[.C$7]*[.$A229]/[main.$B$2]" office:value-type="float" office:value="0.1065">
            <text:p>0,1065</text:p>
          </table:table-cell>
          <table:table-cell table:style-name="ce29" table:formula="of:=1/[main.$B$1]*[.D$7]*[.$A229]/[main.$B$2]" office:value-type="float" office:value="0.852">
            <text:p>0,852</text:p>
          </table:table-cell>
          <table:table-cell table:style-name="ce29" table:formula="of:=1/[main.$B$1]*[.E$7]*[.$A229]/[main.$B$2]" office:value-type="float" office:value="3.408">
            <text:p>3,408</text:p>
          </table:table-cell>
          <table:table-cell table:style-name="ce29" table:formula="of:=1/[main.$B$1]*[.F$7]*[.$A229]/[main.$B$2]" office:value-type="float" office:value="13.632">
            <text:p>13,632</text:p>
          </table:table-cell>
          <table:table-cell office:value-type="float" office:value="213">
            <text:p>213</text:p>
          </table:table-cell>
          <table:table-cell table:style-name="ce39" table:formula="of:=IF([.B229]=FLOOR([.B229];1);[.B229];&quot;&quot;)">
            <text:p/>
          </table:table-cell>
          <table:table-cell table:style-name="ce35" table:formula="of:=IF([.C229]=FLOOR([.C229];1);[.C229];&quot;&quot;)">
            <text:p/>
          </table:table-cell>
          <table:table-cell table:style-name="ce35" table:formula="of:=IF([.D229]=FLOOR([.D229];1);[.D229];&quot;&quot;)">
            <text:p/>
          </table:table-cell>
          <table:table-cell table:style-name="ce35" table:formula="of:=IF([.E229]=FLOOR([.E229];1);[.E229];&quot;&quot;)">
            <text:p/>
          </table:table-cell>
          <table:table-cell table:style-name="ce42" table:formula="of:=IF([.F229]=FLOOR([.F229];1);[.F229];&quot;&quot;)">
            <text:p/>
          </table:table-cell>
          <table:table-cell office:value-type="float" office:value="213">
            <text:p>213</text:p>
          </table:table-cell>
          <table:table-cell table:style-name="ce39" table:formula="of:=IF([.H229]&lt;&gt;&quot;&quot;;IF([.H229]&lt;[main.$B$25];[.H229];&quot;&quot;);&quot;&quot;)">
            <text:p/>
          </table:table-cell>
          <table:table-cell table:style-name="ce35" table:formula="of:=IF([.I229]&lt;&gt;&quot;&quot;;IF([.I229]&lt;[main.$B$25];[.I229];&quot;&quot;);&quot;&quot;)">
            <text:p/>
          </table:table-cell>
          <table:table-cell table:style-name="ce35" table:formula="of:=IF([.J229]&lt;&gt;&quot;&quot;;IF([.J229]&lt;[main.$B$25];[.J229];&quot;&quot;);&quot;&quot;)">
            <text:p/>
          </table:table-cell>
          <table:table-cell table:style-name="ce35" table:formula="of:=IF([.K229]&lt;&gt;&quot;&quot;;IF([.K229]&lt;[main.$B$25];[.K229];&quot;&quot;);&quot;&quot;)">
            <text:p/>
          </table:table-cell>
          <table:table-cell table:style-name="ce42" table:formula="of:=IF([.L229]&lt;&gt;&quot;&quot;;IF([.L229]&lt;[main.$B$25];[.L22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4">
            <text:p>214</text:p>
          </table:table-cell>
          <table:table-cell table:style-name="ce29" table:formula="of:=1/[main.$B$1]*[.B$7]*[.$A230]/[main.$B$2]" office:value-type="float" office:value="0.013375">
            <text:p>0,013375</text:p>
          </table:table-cell>
          <table:table-cell table:style-name="ce29" table:formula="of:=1/[main.$B$1]*[.C$7]*[.$A230]/[main.$B$2]" office:value-type="float" office:value="0.107">
            <text:p>0,107</text:p>
          </table:table-cell>
          <table:table-cell table:style-name="ce29" table:formula="of:=1/[main.$B$1]*[.D$7]*[.$A230]/[main.$B$2]" office:value-type="float" office:value="0.856">
            <text:p>0,856</text:p>
          </table:table-cell>
          <table:table-cell table:style-name="ce29" table:formula="of:=1/[main.$B$1]*[.E$7]*[.$A230]/[main.$B$2]" office:value-type="float" office:value="3.424">
            <text:p>3,424</text:p>
          </table:table-cell>
          <table:table-cell table:style-name="ce29" table:formula="of:=1/[main.$B$1]*[.F$7]*[.$A230]/[main.$B$2]" office:value-type="float" office:value="13.696">
            <text:p>13,696</text:p>
          </table:table-cell>
          <table:table-cell office:value-type="float" office:value="214">
            <text:p>214</text:p>
          </table:table-cell>
          <table:table-cell table:style-name="ce39" table:formula="of:=IF([.B230]=FLOOR([.B230];1);[.B230];&quot;&quot;)">
            <text:p/>
          </table:table-cell>
          <table:table-cell table:style-name="ce35" table:formula="of:=IF([.C230]=FLOOR([.C230];1);[.C230];&quot;&quot;)">
            <text:p/>
          </table:table-cell>
          <table:table-cell table:style-name="ce35" table:formula="of:=IF([.D230]=FLOOR([.D230];1);[.D230];&quot;&quot;)">
            <text:p/>
          </table:table-cell>
          <table:table-cell table:style-name="ce35" table:formula="of:=IF([.E230]=FLOOR([.E230];1);[.E230];&quot;&quot;)">
            <text:p/>
          </table:table-cell>
          <table:table-cell table:style-name="ce42" table:formula="of:=IF([.F230]=FLOOR([.F230];1);[.F230];&quot;&quot;)">
            <text:p/>
          </table:table-cell>
          <table:table-cell office:value-type="float" office:value="214">
            <text:p>214</text:p>
          </table:table-cell>
          <table:table-cell table:style-name="ce39" table:formula="of:=IF([.H230]&lt;&gt;&quot;&quot;;IF([.H230]&lt;[main.$B$25];[.H230];&quot;&quot;);&quot;&quot;)">
            <text:p/>
          </table:table-cell>
          <table:table-cell table:style-name="ce35" table:formula="of:=IF([.I230]&lt;&gt;&quot;&quot;;IF([.I230]&lt;[main.$B$25];[.I230];&quot;&quot;);&quot;&quot;)">
            <text:p/>
          </table:table-cell>
          <table:table-cell table:style-name="ce35" table:formula="of:=IF([.J230]&lt;&gt;&quot;&quot;;IF([.J230]&lt;[main.$B$25];[.J230];&quot;&quot;);&quot;&quot;)">
            <text:p/>
          </table:table-cell>
          <table:table-cell table:style-name="ce35" table:formula="of:=IF([.K230]&lt;&gt;&quot;&quot;;IF([.K230]&lt;[main.$B$25];[.K230];&quot;&quot;);&quot;&quot;)">
            <text:p/>
          </table:table-cell>
          <table:table-cell table:style-name="ce42" table:formula="of:=IF([.L230]&lt;&gt;&quot;&quot;;IF([.L230]&lt;[main.$B$25];[.L23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5">
            <text:p>215</text:p>
          </table:table-cell>
          <table:table-cell table:style-name="ce29" table:formula="of:=1/[main.$B$1]*[.B$7]*[.$A231]/[main.$B$2]" office:value-type="float" office:value="0.0134375">
            <text:p>0,0134375</text:p>
          </table:table-cell>
          <table:table-cell table:style-name="ce29" table:formula="of:=1/[main.$B$1]*[.C$7]*[.$A231]/[main.$B$2]" office:value-type="float" office:value="0.1075">
            <text:p>0,1075</text:p>
          </table:table-cell>
          <table:table-cell table:style-name="ce29" table:formula="of:=1/[main.$B$1]*[.D$7]*[.$A231]/[main.$B$2]" office:value-type="float" office:value="0.86">
            <text:p>0,86</text:p>
          </table:table-cell>
          <table:table-cell table:style-name="ce29" table:formula="of:=1/[main.$B$1]*[.E$7]*[.$A231]/[main.$B$2]" office:value-type="float" office:value="3.44">
            <text:p>3,44</text:p>
          </table:table-cell>
          <table:table-cell table:style-name="ce29" table:formula="of:=1/[main.$B$1]*[.F$7]*[.$A231]/[main.$B$2]" office:value-type="float" office:value="13.76">
            <text:p>13,76</text:p>
          </table:table-cell>
          <table:table-cell office:value-type="float" office:value="215">
            <text:p>215</text:p>
          </table:table-cell>
          <table:table-cell table:style-name="ce39" table:formula="of:=IF([.B231]=FLOOR([.B231];1);[.B231];&quot;&quot;)">
            <text:p/>
          </table:table-cell>
          <table:table-cell table:style-name="ce35" table:formula="of:=IF([.C231]=FLOOR([.C231];1);[.C231];&quot;&quot;)">
            <text:p/>
          </table:table-cell>
          <table:table-cell table:style-name="ce35" table:formula="of:=IF([.D231]=FLOOR([.D231];1);[.D231];&quot;&quot;)">
            <text:p/>
          </table:table-cell>
          <table:table-cell table:style-name="ce35" table:formula="of:=IF([.E231]=FLOOR([.E231];1);[.E231];&quot;&quot;)">
            <text:p/>
          </table:table-cell>
          <table:table-cell table:style-name="ce42" table:formula="of:=IF([.F231]=FLOOR([.F231];1);[.F231];&quot;&quot;)">
            <text:p/>
          </table:table-cell>
          <table:table-cell office:value-type="float" office:value="215">
            <text:p>215</text:p>
          </table:table-cell>
          <table:table-cell table:style-name="ce39" table:formula="of:=IF([.H231]&lt;&gt;&quot;&quot;;IF([.H231]&lt;[main.$B$25];[.H231];&quot;&quot;);&quot;&quot;)">
            <text:p/>
          </table:table-cell>
          <table:table-cell table:style-name="ce35" table:formula="of:=IF([.I231]&lt;&gt;&quot;&quot;;IF([.I231]&lt;[main.$B$25];[.I231];&quot;&quot;);&quot;&quot;)">
            <text:p/>
          </table:table-cell>
          <table:table-cell table:style-name="ce35" table:formula="of:=IF([.J231]&lt;&gt;&quot;&quot;;IF([.J231]&lt;[main.$B$25];[.J231];&quot;&quot;);&quot;&quot;)">
            <text:p/>
          </table:table-cell>
          <table:table-cell table:style-name="ce35" table:formula="of:=IF([.K231]&lt;&gt;&quot;&quot;;IF([.K231]&lt;[main.$B$25];[.K231];&quot;&quot;);&quot;&quot;)">
            <text:p/>
          </table:table-cell>
          <table:table-cell table:style-name="ce42" table:formula="of:=IF([.L231]&lt;&gt;&quot;&quot;;IF([.L231]&lt;[main.$B$25];[.L23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6">
            <text:p>216</text:p>
          </table:table-cell>
          <table:table-cell table:style-name="ce29" table:formula="of:=1/[main.$B$1]*[.B$7]*[.$A232]/[main.$B$2]" office:value-type="float" office:value="0.0135">
            <text:p>0,0135</text:p>
          </table:table-cell>
          <table:table-cell table:style-name="ce29" table:formula="of:=1/[main.$B$1]*[.C$7]*[.$A232]/[main.$B$2]" office:value-type="float" office:value="0.108">
            <text:p>0,108</text:p>
          </table:table-cell>
          <table:table-cell table:style-name="ce29" table:formula="of:=1/[main.$B$1]*[.D$7]*[.$A232]/[main.$B$2]" office:value-type="float" office:value="0.864">
            <text:p>0,864</text:p>
          </table:table-cell>
          <table:table-cell table:style-name="ce29" table:formula="of:=1/[main.$B$1]*[.E$7]*[.$A232]/[main.$B$2]" office:value-type="float" office:value="3.456">
            <text:p>3,456</text:p>
          </table:table-cell>
          <table:table-cell table:style-name="ce29" table:formula="of:=1/[main.$B$1]*[.F$7]*[.$A232]/[main.$B$2]" office:value-type="float" office:value="13.824">
            <text:p>13,824</text:p>
          </table:table-cell>
          <table:table-cell office:value-type="float" office:value="216">
            <text:p>216</text:p>
          </table:table-cell>
          <table:table-cell table:style-name="ce39" table:formula="of:=IF([.B232]=FLOOR([.B232];1);[.B232];&quot;&quot;)">
            <text:p/>
          </table:table-cell>
          <table:table-cell table:style-name="ce35" table:formula="of:=IF([.C232]=FLOOR([.C232];1);[.C232];&quot;&quot;)">
            <text:p/>
          </table:table-cell>
          <table:table-cell table:style-name="ce35" table:formula="of:=IF([.D232]=FLOOR([.D232];1);[.D232];&quot;&quot;)">
            <text:p/>
          </table:table-cell>
          <table:table-cell table:style-name="ce35" table:formula="of:=IF([.E232]=FLOOR([.E232];1);[.E232];&quot;&quot;)">
            <text:p/>
          </table:table-cell>
          <table:table-cell table:style-name="ce42" table:formula="of:=IF([.F232]=FLOOR([.F232];1);[.F232];&quot;&quot;)">
            <text:p/>
          </table:table-cell>
          <table:table-cell office:value-type="float" office:value="216">
            <text:p>216</text:p>
          </table:table-cell>
          <table:table-cell table:style-name="ce39" table:formula="of:=IF([.H232]&lt;&gt;&quot;&quot;;IF([.H232]&lt;[main.$B$25];[.H232];&quot;&quot;);&quot;&quot;)">
            <text:p/>
          </table:table-cell>
          <table:table-cell table:style-name="ce35" table:formula="of:=IF([.I232]&lt;&gt;&quot;&quot;;IF([.I232]&lt;[main.$B$25];[.I232];&quot;&quot;);&quot;&quot;)">
            <text:p/>
          </table:table-cell>
          <table:table-cell table:style-name="ce35" table:formula="of:=IF([.J232]&lt;&gt;&quot;&quot;;IF([.J232]&lt;[main.$B$25];[.J232];&quot;&quot;);&quot;&quot;)">
            <text:p/>
          </table:table-cell>
          <table:table-cell table:style-name="ce35" table:formula="of:=IF([.K232]&lt;&gt;&quot;&quot;;IF([.K232]&lt;[main.$B$25];[.K232];&quot;&quot;);&quot;&quot;)">
            <text:p/>
          </table:table-cell>
          <table:table-cell table:style-name="ce42" table:formula="of:=IF([.L232]&lt;&gt;&quot;&quot;;IF([.L232]&lt;[main.$B$25];[.L23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7">
            <text:p>217</text:p>
          </table:table-cell>
          <table:table-cell table:style-name="ce29" table:formula="of:=1/[main.$B$1]*[.B$7]*[.$A233]/[main.$B$2]" office:value-type="float" office:value="0.0135625">
            <text:p>0,0135625</text:p>
          </table:table-cell>
          <table:table-cell table:style-name="ce29" table:formula="of:=1/[main.$B$1]*[.C$7]*[.$A233]/[main.$B$2]" office:value-type="float" office:value="0.1085">
            <text:p>0,1085</text:p>
          </table:table-cell>
          <table:table-cell table:style-name="ce29" table:formula="of:=1/[main.$B$1]*[.D$7]*[.$A233]/[main.$B$2]" office:value-type="float" office:value="0.868">
            <text:p>0,868</text:p>
          </table:table-cell>
          <table:table-cell table:style-name="ce29" table:formula="of:=1/[main.$B$1]*[.E$7]*[.$A233]/[main.$B$2]" office:value-type="float" office:value="3.472">
            <text:p>3,472</text:p>
          </table:table-cell>
          <table:table-cell table:style-name="ce29" table:formula="of:=1/[main.$B$1]*[.F$7]*[.$A233]/[main.$B$2]" office:value-type="float" office:value="13.888">
            <text:p>13,888</text:p>
          </table:table-cell>
          <table:table-cell office:value-type="float" office:value="217">
            <text:p>217</text:p>
          </table:table-cell>
          <table:table-cell table:style-name="ce39" table:formula="of:=IF([.B233]=FLOOR([.B233];1);[.B233];&quot;&quot;)">
            <text:p/>
          </table:table-cell>
          <table:table-cell table:style-name="ce35" table:formula="of:=IF([.C233]=FLOOR([.C233];1);[.C233];&quot;&quot;)">
            <text:p/>
          </table:table-cell>
          <table:table-cell table:style-name="ce35" table:formula="of:=IF([.D233]=FLOOR([.D233];1);[.D233];&quot;&quot;)">
            <text:p/>
          </table:table-cell>
          <table:table-cell table:style-name="ce35" table:formula="of:=IF([.E233]=FLOOR([.E233];1);[.E233];&quot;&quot;)">
            <text:p/>
          </table:table-cell>
          <table:table-cell table:style-name="ce42" table:formula="of:=IF([.F233]=FLOOR([.F233];1);[.F233];&quot;&quot;)">
            <text:p/>
          </table:table-cell>
          <table:table-cell office:value-type="float" office:value="217">
            <text:p>217</text:p>
          </table:table-cell>
          <table:table-cell table:style-name="ce39" table:formula="of:=IF([.H233]&lt;&gt;&quot;&quot;;IF([.H233]&lt;[main.$B$25];[.H233];&quot;&quot;);&quot;&quot;)">
            <text:p/>
          </table:table-cell>
          <table:table-cell table:style-name="ce35" table:formula="of:=IF([.I233]&lt;&gt;&quot;&quot;;IF([.I233]&lt;[main.$B$25];[.I233];&quot;&quot;);&quot;&quot;)">
            <text:p/>
          </table:table-cell>
          <table:table-cell table:style-name="ce35" table:formula="of:=IF([.J233]&lt;&gt;&quot;&quot;;IF([.J233]&lt;[main.$B$25];[.J233];&quot;&quot;);&quot;&quot;)">
            <text:p/>
          </table:table-cell>
          <table:table-cell table:style-name="ce35" table:formula="of:=IF([.K233]&lt;&gt;&quot;&quot;;IF([.K233]&lt;[main.$B$25];[.K233];&quot;&quot;);&quot;&quot;)">
            <text:p/>
          </table:table-cell>
          <table:table-cell table:style-name="ce42" table:formula="of:=IF([.L233]&lt;&gt;&quot;&quot;;IF([.L233]&lt;[main.$B$25];[.L23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8">
            <text:p>218</text:p>
          </table:table-cell>
          <table:table-cell table:style-name="ce29" table:formula="of:=1/[main.$B$1]*[.B$7]*[.$A234]/[main.$B$2]" office:value-type="float" office:value="0.013625">
            <text:p>0,013625</text:p>
          </table:table-cell>
          <table:table-cell table:style-name="ce29" table:formula="of:=1/[main.$B$1]*[.C$7]*[.$A234]/[main.$B$2]" office:value-type="float" office:value="0.109">
            <text:p>0,109</text:p>
          </table:table-cell>
          <table:table-cell table:style-name="ce29" table:formula="of:=1/[main.$B$1]*[.D$7]*[.$A234]/[main.$B$2]" office:value-type="float" office:value="0.872">
            <text:p>0,872</text:p>
          </table:table-cell>
          <table:table-cell table:style-name="ce29" table:formula="of:=1/[main.$B$1]*[.E$7]*[.$A234]/[main.$B$2]" office:value-type="float" office:value="3.488">
            <text:p>3,488</text:p>
          </table:table-cell>
          <table:table-cell table:style-name="ce29" table:formula="of:=1/[main.$B$1]*[.F$7]*[.$A234]/[main.$B$2]" office:value-type="float" office:value="13.952">
            <text:p>13,952</text:p>
          </table:table-cell>
          <table:table-cell office:value-type="float" office:value="218">
            <text:p>218</text:p>
          </table:table-cell>
          <table:table-cell table:style-name="ce39" table:formula="of:=IF([.B234]=FLOOR([.B234];1);[.B234];&quot;&quot;)">
            <text:p/>
          </table:table-cell>
          <table:table-cell table:style-name="ce35" table:formula="of:=IF([.C234]=FLOOR([.C234];1);[.C234];&quot;&quot;)">
            <text:p/>
          </table:table-cell>
          <table:table-cell table:style-name="ce35" table:formula="of:=IF([.D234]=FLOOR([.D234];1);[.D234];&quot;&quot;)">
            <text:p/>
          </table:table-cell>
          <table:table-cell table:style-name="ce35" table:formula="of:=IF([.E234]=FLOOR([.E234];1);[.E234];&quot;&quot;)">
            <text:p/>
          </table:table-cell>
          <table:table-cell table:style-name="ce42" table:formula="of:=IF([.F234]=FLOOR([.F234];1);[.F234];&quot;&quot;)">
            <text:p/>
          </table:table-cell>
          <table:table-cell office:value-type="float" office:value="218">
            <text:p>218</text:p>
          </table:table-cell>
          <table:table-cell table:style-name="ce39" table:formula="of:=IF([.H234]&lt;&gt;&quot;&quot;;IF([.H234]&lt;[main.$B$25];[.H234];&quot;&quot;);&quot;&quot;)">
            <text:p/>
          </table:table-cell>
          <table:table-cell table:style-name="ce35" table:formula="of:=IF([.I234]&lt;&gt;&quot;&quot;;IF([.I234]&lt;[main.$B$25];[.I234];&quot;&quot;);&quot;&quot;)">
            <text:p/>
          </table:table-cell>
          <table:table-cell table:style-name="ce35" table:formula="of:=IF([.J234]&lt;&gt;&quot;&quot;;IF([.J234]&lt;[main.$B$25];[.J234];&quot;&quot;);&quot;&quot;)">
            <text:p/>
          </table:table-cell>
          <table:table-cell table:style-name="ce35" table:formula="of:=IF([.K234]&lt;&gt;&quot;&quot;;IF([.K234]&lt;[main.$B$25];[.K234];&quot;&quot;);&quot;&quot;)">
            <text:p/>
          </table:table-cell>
          <table:table-cell table:style-name="ce42" table:formula="of:=IF([.L234]&lt;&gt;&quot;&quot;;IF([.L234]&lt;[main.$B$25];[.L23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19">
            <text:p>219</text:p>
          </table:table-cell>
          <table:table-cell table:style-name="ce29" table:formula="of:=1/[main.$B$1]*[.B$7]*[.$A235]/[main.$B$2]" office:value-type="float" office:value="0.0136875">
            <text:p>0,0136875</text:p>
          </table:table-cell>
          <table:table-cell table:style-name="ce29" table:formula="of:=1/[main.$B$1]*[.C$7]*[.$A235]/[main.$B$2]" office:value-type="float" office:value="0.1095">
            <text:p>0,1095</text:p>
          </table:table-cell>
          <table:table-cell table:style-name="ce29" table:formula="of:=1/[main.$B$1]*[.D$7]*[.$A235]/[main.$B$2]" office:value-type="float" office:value="0.876">
            <text:p>0,876</text:p>
          </table:table-cell>
          <table:table-cell table:style-name="ce29" table:formula="of:=1/[main.$B$1]*[.E$7]*[.$A235]/[main.$B$2]" office:value-type="float" office:value="3.504">
            <text:p>3,504</text:p>
          </table:table-cell>
          <table:table-cell table:style-name="ce29" table:formula="of:=1/[main.$B$1]*[.F$7]*[.$A235]/[main.$B$2]" office:value-type="float" office:value="14.016">
            <text:p>14,016</text:p>
          </table:table-cell>
          <table:table-cell office:value-type="float" office:value="219">
            <text:p>219</text:p>
          </table:table-cell>
          <table:table-cell table:style-name="ce39" table:formula="of:=IF([.B235]=FLOOR([.B235];1);[.B235];&quot;&quot;)">
            <text:p/>
          </table:table-cell>
          <table:table-cell table:style-name="ce35" table:formula="of:=IF([.C235]=FLOOR([.C235];1);[.C235];&quot;&quot;)">
            <text:p/>
          </table:table-cell>
          <table:table-cell table:style-name="ce35" table:formula="of:=IF([.D235]=FLOOR([.D235];1);[.D235];&quot;&quot;)">
            <text:p/>
          </table:table-cell>
          <table:table-cell table:style-name="ce35" table:formula="of:=IF([.E235]=FLOOR([.E235];1);[.E235];&quot;&quot;)">
            <text:p/>
          </table:table-cell>
          <table:table-cell table:style-name="ce42" table:formula="of:=IF([.F235]=FLOOR([.F235];1);[.F235];&quot;&quot;)">
            <text:p/>
          </table:table-cell>
          <table:table-cell office:value-type="float" office:value="219">
            <text:p>219</text:p>
          </table:table-cell>
          <table:table-cell table:style-name="ce39" table:formula="of:=IF([.H235]&lt;&gt;&quot;&quot;;IF([.H235]&lt;[main.$B$25];[.H235];&quot;&quot;);&quot;&quot;)">
            <text:p/>
          </table:table-cell>
          <table:table-cell table:style-name="ce35" table:formula="of:=IF([.I235]&lt;&gt;&quot;&quot;;IF([.I235]&lt;[main.$B$25];[.I235];&quot;&quot;);&quot;&quot;)">
            <text:p/>
          </table:table-cell>
          <table:table-cell table:style-name="ce35" table:formula="of:=IF([.J235]&lt;&gt;&quot;&quot;;IF([.J235]&lt;[main.$B$25];[.J235];&quot;&quot;);&quot;&quot;)">
            <text:p/>
          </table:table-cell>
          <table:table-cell table:style-name="ce35" table:formula="of:=IF([.K235]&lt;&gt;&quot;&quot;;IF([.K235]&lt;[main.$B$25];[.K235];&quot;&quot;);&quot;&quot;)">
            <text:p/>
          </table:table-cell>
          <table:table-cell table:style-name="ce42" table:formula="of:=IF([.L235]&lt;&gt;&quot;&quot;;IF([.L235]&lt;[main.$B$25];[.L23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0">
            <text:p>220</text:p>
          </table:table-cell>
          <table:table-cell table:style-name="ce29" table:formula="of:=1/[main.$B$1]*[.B$7]*[.$A236]/[main.$B$2]" office:value-type="float" office:value="0.01375">
            <text:p>0,01375</text:p>
          </table:table-cell>
          <table:table-cell table:style-name="ce29" table:formula="of:=1/[main.$B$1]*[.C$7]*[.$A236]/[main.$B$2]" office:value-type="float" office:value="0.11">
            <text:p>0,11</text:p>
          </table:table-cell>
          <table:table-cell table:style-name="ce29" table:formula="of:=1/[main.$B$1]*[.D$7]*[.$A236]/[main.$B$2]" office:value-type="float" office:value="0.88">
            <text:p>0,88</text:p>
          </table:table-cell>
          <table:table-cell table:style-name="ce29" table:formula="of:=1/[main.$B$1]*[.E$7]*[.$A236]/[main.$B$2]" office:value-type="float" office:value="3.52">
            <text:p>3,52</text:p>
          </table:table-cell>
          <table:table-cell table:style-name="ce29" table:formula="of:=1/[main.$B$1]*[.F$7]*[.$A236]/[main.$B$2]" office:value-type="float" office:value="14.08">
            <text:p>14,08</text:p>
          </table:table-cell>
          <table:table-cell office:value-type="float" office:value="220">
            <text:p>220</text:p>
          </table:table-cell>
          <table:table-cell table:style-name="ce39" table:formula="of:=IF([.B236]=FLOOR([.B236];1);[.B236];&quot;&quot;)">
            <text:p/>
          </table:table-cell>
          <table:table-cell table:style-name="ce35" table:formula="of:=IF([.C236]=FLOOR([.C236];1);[.C236];&quot;&quot;)">
            <text:p/>
          </table:table-cell>
          <table:table-cell table:style-name="ce35" table:formula="of:=IF([.D236]=FLOOR([.D236];1);[.D236];&quot;&quot;)">
            <text:p/>
          </table:table-cell>
          <table:table-cell table:style-name="ce35" table:formula="of:=IF([.E236]=FLOOR([.E236];1);[.E236];&quot;&quot;)">
            <text:p/>
          </table:table-cell>
          <table:table-cell table:style-name="ce42" table:formula="of:=IF([.F236]=FLOOR([.F236];1);[.F236];&quot;&quot;)">
            <text:p/>
          </table:table-cell>
          <table:table-cell office:value-type="float" office:value="220">
            <text:p>220</text:p>
          </table:table-cell>
          <table:table-cell table:style-name="ce39" table:formula="of:=IF([.H236]&lt;&gt;&quot;&quot;;IF([.H236]&lt;[main.$B$25];[.H236];&quot;&quot;);&quot;&quot;)">
            <text:p/>
          </table:table-cell>
          <table:table-cell table:style-name="ce35" table:formula="of:=IF([.I236]&lt;&gt;&quot;&quot;;IF([.I236]&lt;[main.$B$25];[.I236];&quot;&quot;);&quot;&quot;)">
            <text:p/>
          </table:table-cell>
          <table:table-cell table:style-name="ce35" table:formula="of:=IF([.J236]&lt;&gt;&quot;&quot;;IF([.J236]&lt;[main.$B$25];[.J236];&quot;&quot;);&quot;&quot;)">
            <text:p/>
          </table:table-cell>
          <table:table-cell table:style-name="ce35" table:formula="of:=IF([.K236]&lt;&gt;&quot;&quot;;IF([.K236]&lt;[main.$B$25];[.K236];&quot;&quot;);&quot;&quot;)">
            <text:p/>
          </table:table-cell>
          <table:table-cell table:style-name="ce42" table:formula="of:=IF([.L236]&lt;&gt;&quot;&quot;;IF([.L236]&lt;[main.$B$25];[.L23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1">
            <text:p>221</text:p>
          </table:table-cell>
          <table:table-cell table:style-name="ce29" table:formula="of:=1/[main.$B$1]*[.B$7]*[.$A237]/[main.$B$2]" office:value-type="float" office:value="0.0138125">
            <text:p>0,0138125</text:p>
          </table:table-cell>
          <table:table-cell table:style-name="ce29" table:formula="of:=1/[main.$B$1]*[.C$7]*[.$A237]/[main.$B$2]" office:value-type="float" office:value="0.1105">
            <text:p>0,1105</text:p>
          </table:table-cell>
          <table:table-cell table:style-name="ce29" table:formula="of:=1/[main.$B$1]*[.D$7]*[.$A237]/[main.$B$2]" office:value-type="float" office:value="0.884">
            <text:p>0,884</text:p>
          </table:table-cell>
          <table:table-cell table:style-name="ce29" table:formula="of:=1/[main.$B$1]*[.E$7]*[.$A237]/[main.$B$2]" office:value-type="float" office:value="3.536">
            <text:p>3,536</text:p>
          </table:table-cell>
          <table:table-cell table:style-name="ce29" table:formula="of:=1/[main.$B$1]*[.F$7]*[.$A237]/[main.$B$2]" office:value-type="float" office:value="14.144">
            <text:p>14,144</text:p>
          </table:table-cell>
          <table:table-cell office:value-type="float" office:value="221">
            <text:p>221</text:p>
          </table:table-cell>
          <table:table-cell table:style-name="ce39" table:formula="of:=IF([.B237]=FLOOR([.B237];1);[.B237];&quot;&quot;)">
            <text:p/>
          </table:table-cell>
          <table:table-cell table:style-name="ce35" table:formula="of:=IF([.C237]=FLOOR([.C237];1);[.C237];&quot;&quot;)">
            <text:p/>
          </table:table-cell>
          <table:table-cell table:style-name="ce35" table:formula="of:=IF([.D237]=FLOOR([.D237];1);[.D237];&quot;&quot;)">
            <text:p/>
          </table:table-cell>
          <table:table-cell table:style-name="ce35" table:formula="of:=IF([.E237]=FLOOR([.E237];1);[.E237];&quot;&quot;)">
            <text:p/>
          </table:table-cell>
          <table:table-cell table:style-name="ce42" table:formula="of:=IF([.F237]=FLOOR([.F237];1);[.F237];&quot;&quot;)">
            <text:p/>
          </table:table-cell>
          <table:table-cell office:value-type="float" office:value="221">
            <text:p>221</text:p>
          </table:table-cell>
          <table:table-cell table:style-name="ce39" table:formula="of:=IF([.H237]&lt;&gt;&quot;&quot;;IF([.H237]&lt;[main.$B$25];[.H237];&quot;&quot;);&quot;&quot;)">
            <text:p/>
          </table:table-cell>
          <table:table-cell table:style-name="ce35" table:formula="of:=IF([.I237]&lt;&gt;&quot;&quot;;IF([.I237]&lt;[main.$B$25];[.I237];&quot;&quot;);&quot;&quot;)">
            <text:p/>
          </table:table-cell>
          <table:table-cell table:style-name="ce35" table:formula="of:=IF([.J237]&lt;&gt;&quot;&quot;;IF([.J237]&lt;[main.$B$25];[.J237];&quot;&quot;);&quot;&quot;)">
            <text:p/>
          </table:table-cell>
          <table:table-cell table:style-name="ce35" table:formula="of:=IF([.K237]&lt;&gt;&quot;&quot;;IF([.K237]&lt;[main.$B$25];[.K237];&quot;&quot;);&quot;&quot;)">
            <text:p/>
          </table:table-cell>
          <table:table-cell table:style-name="ce42" table:formula="of:=IF([.L237]&lt;&gt;&quot;&quot;;IF([.L237]&lt;[main.$B$25];[.L23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2">
            <text:p>222</text:p>
          </table:table-cell>
          <table:table-cell table:style-name="ce29" table:formula="of:=1/[main.$B$1]*[.B$7]*[.$A238]/[main.$B$2]" office:value-type="float" office:value="0.013875">
            <text:p>0,013875</text:p>
          </table:table-cell>
          <table:table-cell table:style-name="ce29" table:formula="of:=1/[main.$B$1]*[.C$7]*[.$A238]/[main.$B$2]" office:value-type="float" office:value="0.111">
            <text:p>0,111</text:p>
          </table:table-cell>
          <table:table-cell table:style-name="ce29" table:formula="of:=1/[main.$B$1]*[.D$7]*[.$A238]/[main.$B$2]" office:value-type="float" office:value="0.888">
            <text:p>0,888</text:p>
          </table:table-cell>
          <table:table-cell table:style-name="ce29" table:formula="of:=1/[main.$B$1]*[.E$7]*[.$A238]/[main.$B$2]" office:value-type="float" office:value="3.552">
            <text:p>3,552</text:p>
          </table:table-cell>
          <table:table-cell table:style-name="ce29" table:formula="of:=1/[main.$B$1]*[.F$7]*[.$A238]/[main.$B$2]" office:value-type="float" office:value="14.208">
            <text:p>14,208</text:p>
          </table:table-cell>
          <table:table-cell office:value-type="float" office:value="222">
            <text:p>222</text:p>
          </table:table-cell>
          <table:table-cell table:style-name="ce39" table:formula="of:=IF([.B238]=FLOOR([.B238];1);[.B238];&quot;&quot;)">
            <text:p/>
          </table:table-cell>
          <table:table-cell table:style-name="ce35" table:formula="of:=IF([.C238]=FLOOR([.C238];1);[.C238];&quot;&quot;)">
            <text:p/>
          </table:table-cell>
          <table:table-cell table:style-name="ce35" table:formula="of:=IF([.D238]=FLOOR([.D238];1);[.D238];&quot;&quot;)">
            <text:p/>
          </table:table-cell>
          <table:table-cell table:style-name="ce35" table:formula="of:=IF([.E238]=FLOOR([.E238];1);[.E238];&quot;&quot;)">
            <text:p/>
          </table:table-cell>
          <table:table-cell table:style-name="ce42" table:formula="of:=IF([.F238]=FLOOR([.F238];1);[.F238];&quot;&quot;)">
            <text:p/>
          </table:table-cell>
          <table:table-cell office:value-type="float" office:value="222">
            <text:p>222</text:p>
          </table:table-cell>
          <table:table-cell table:style-name="ce39" table:formula="of:=IF([.H238]&lt;&gt;&quot;&quot;;IF([.H238]&lt;[main.$B$25];[.H238];&quot;&quot;);&quot;&quot;)">
            <text:p/>
          </table:table-cell>
          <table:table-cell table:style-name="ce35" table:formula="of:=IF([.I238]&lt;&gt;&quot;&quot;;IF([.I238]&lt;[main.$B$25];[.I238];&quot;&quot;);&quot;&quot;)">
            <text:p/>
          </table:table-cell>
          <table:table-cell table:style-name="ce35" table:formula="of:=IF([.J238]&lt;&gt;&quot;&quot;;IF([.J238]&lt;[main.$B$25];[.J238];&quot;&quot;);&quot;&quot;)">
            <text:p/>
          </table:table-cell>
          <table:table-cell table:style-name="ce35" table:formula="of:=IF([.K238]&lt;&gt;&quot;&quot;;IF([.K238]&lt;[main.$B$25];[.K238];&quot;&quot;);&quot;&quot;)">
            <text:p/>
          </table:table-cell>
          <table:table-cell table:style-name="ce42" table:formula="of:=IF([.L238]&lt;&gt;&quot;&quot;;IF([.L238]&lt;[main.$B$25];[.L23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3">
            <text:p>223</text:p>
          </table:table-cell>
          <table:table-cell table:style-name="ce29" table:formula="of:=1/[main.$B$1]*[.B$7]*[.$A239]/[main.$B$2]" office:value-type="float" office:value="0.0139375">
            <text:p>0,0139375</text:p>
          </table:table-cell>
          <table:table-cell table:style-name="ce29" table:formula="of:=1/[main.$B$1]*[.C$7]*[.$A239]/[main.$B$2]" office:value-type="float" office:value="0.1115">
            <text:p>0,1115</text:p>
          </table:table-cell>
          <table:table-cell table:style-name="ce29" table:formula="of:=1/[main.$B$1]*[.D$7]*[.$A239]/[main.$B$2]" office:value-type="float" office:value="0.892">
            <text:p>0,892</text:p>
          </table:table-cell>
          <table:table-cell table:style-name="ce29" table:formula="of:=1/[main.$B$1]*[.E$7]*[.$A239]/[main.$B$2]" office:value-type="float" office:value="3.568">
            <text:p>3,568</text:p>
          </table:table-cell>
          <table:table-cell table:style-name="ce29" table:formula="of:=1/[main.$B$1]*[.F$7]*[.$A239]/[main.$B$2]" office:value-type="float" office:value="14.272">
            <text:p>14,272</text:p>
          </table:table-cell>
          <table:table-cell office:value-type="float" office:value="223">
            <text:p>223</text:p>
          </table:table-cell>
          <table:table-cell table:style-name="ce39" table:formula="of:=IF([.B239]=FLOOR([.B239];1);[.B239];&quot;&quot;)">
            <text:p/>
          </table:table-cell>
          <table:table-cell table:style-name="ce35" table:formula="of:=IF([.C239]=FLOOR([.C239];1);[.C239];&quot;&quot;)">
            <text:p/>
          </table:table-cell>
          <table:table-cell table:style-name="ce35" table:formula="of:=IF([.D239]=FLOOR([.D239];1);[.D239];&quot;&quot;)">
            <text:p/>
          </table:table-cell>
          <table:table-cell table:style-name="ce35" table:formula="of:=IF([.E239]=FLOOR([.E239];1);[.E239];&quot;&quot;)">
            <text:p/>
          </table:table-cell>
          <table:table-cell table:style-name="ce42" table:formula="of:=IF([.F239]=FLOOR([.F239];1);[.F239];&quot;&quot;)">
            <text:p/>
          </table:table-cell>
          <table:table-cell office:value-type="float" office:value="223">
            <text:p>223</text:p>
          </table:table-cell>
          <table:table-cell table:style-name="ce39" table:formula="of:=IF([.H239]&lt;&gt;&quot;&quot;;IF([.H239]&lt;[main.$B$25];[.H239];&quot;&quot;);&quot;&quot;)">
            <text:p/>
          </table:table-cell>
          <table:table-cell table:style-name="ce35" table:formula="of:=IF([.I239]&lt;&gt;&quot;&quot;;IF([.I239]&lt;[main.$B$25];[.I239];&quot;&quot;);&quot;&quot;)">
            <text:p/>
          </table:table-cell>
          <table:table-cell table:style-name="ce35" table:formula="of:=IF([.J239]&lt;&gt;&quot;&quot;;IF([.J239]&lt;[main.$B$25];[.J239];&quot;&quot;);&quot;&quot;)">
            <text:p/>
          </table:table-cell>
          <table:table-cell table:style-name="ce35" table:formula="of:=IF([.K239]&lt;&gt;&quot;&quot;;IF([.K239]&lt;[main.$B$25];[.K239];&quot;&quot;);&quot;&quot;)">
            <text:p/>
          </table:table-cell>
          <table:table-cell table:style-name="ce42" table:formula="of:=IF([.L239]&lt;&gt;&quot;&quot;;IF([.L239]&lt;[main.$B$25];[.L23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4">
            <text:p>224</text:p>
          </table:table-cell>
          <table:table-cell table:style-name="ce29" table:formula="of:=1/[main.$B$1]*[.B$7]*[.$A240]/[main.$B$2]" office:value-type="float" office:value="0.014">
            <text:p>0,014</text:p>
          </table:table-cell>
          <table:table-cell table:style-name="ce29" table:formula="of:=1/[main.$B$1]*[.C$7]*[.$A240]/[main.$B$2]" office:value-type="float" office:value="0.112">
            <text:p>0,112</text:p>
          </table:table-cell>
          <table:table-cell table:style-name="ce29" table:formula="of:=1/[main.$B$1]*[.D$7]*[.$A240]/[main.$B$2]" office:value-type="float" office:value="0.896">
            <text:p>0,896</text:p>
          </table:table-cell>
          <table:table-cell table:style-name="ce29" table:formula="of:=1/[main.$B$1]*[.E$7]*[.$A240]/[main.$B$2]" office:value-type="float" office:value="3.584">
            <text:p>3,584</text:p>
          </table:table-cell>
          <table:table-cell table:style-name="ce29" table:formula="of:=1/[main.$B$1]*[.F$7]*[.$A240]/[main.$B$2]" office:value-type="float" office:value="14.336">
            <text:p>14,336</text:p>
          </table:table-cell>
          <table:table-cell office:value-type="float" office:value="224">
            <text:p>224</text:p>
          </table:table-cell>
          <table:table-cell table:style-name="ce39" table:formula="of:=IF([.B240]=FLOOR([.B240];1);[.B240];&quot;&quot;)">
            <text:p/>
          </table:table-cell>
          <table:table-cell table:style-name="ce35" table:formula="of:=IF([.C240]=FLOOR([.C240];1);[.C240];&quot;&quot;)">
            <text:p/>
          </table:table-cell>
          <table:table-cell table:style-name="ce35" table:formula="of:=IF([.D240]=FLOOR([.D240];1);[.D240];&quot;&quot;)">
            <text:p/>
          </table:table-cell>
          <table:table-cell table:style-name="ce35" table:formula="of:=IF([.E240]=FLOOR([.E240];1);[.E240];&quot;&quot;)">
            <text:p/>
          </table:table-cell>
          <table:table-cell table:style-name="ce42" table:formula="of:=IF([.F240]=FLOOR([.F240];1);[.F240];&quot;&quot;)">
            <text:p/>
          </table:table-cell>
          <table:table-cell office:value-type="float" office:value="224">
            <text:p>224</text:p>
          </table:table-cell>
          <table:table-cell table:style-name="ce39" table:formula="of:=IF([.H240]&lt;&gt;&quot;&quot;;IF([.H240]&lt;[main.$B$25];[.H240];&quot;&quot;);&quot;&quot;)">
            <text:p/>
          </table:table-cell>
          <table:table-cell table:style-name="ce35" table:formula="of:=IF([.I240]&lt;&gt;&quot;&quot;;IF([.I240]&lt;[main.$B$25];[.I240];&quot;&quot;);&quot;&quot;)">
            <text:p/>
          </table:table-cell>
          <table:table-cell table:style-name="ce35" table:formula="of:=IF([.J240]&lt;&gt;&quot;&quot;;IF([.J240]&lt;[main.$B$25];[.J240];&quot;&quot;);&quot;&quot;)">
            <text:p/>
          </table:table-cell>
          <table:table-cell table:style-name="ce35" table:formula="of:=IF([.K240]&lt;&gt;&quot;&quot;;IF([.K240]&lt;[main.$B$25];[.K240];&quot;&quot;);&quot;&quot;)">
            <text:p/>
          </table:table-cell>
          <table:table-cell table:style-name="ce42" table:formula="of:=IF([.L240]&lt;&gt;&quot;&quot;;IF([.L240]&lt;[main.$B$25];[.L24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5">
            <text:p>225</text:p>
          </table:table-cell>
          <table:table-cell table:style-name="ce29" table:formula="of:=1/[main.$B$1]*[.B$7]*[.$A241]/[main.$B$2]" office:value-type="float" office:value="0.0140625">
            <text:p>0,0140625</text:p>
          </table:table-cell>
          <table:table-cell table:style-name="ce29" table:formula="of:=1/[main.$B$1]*[.C$7]*[.$A241]/[main.$B$2]" office:value-type="float" office:value="0.1125">
            <text:p>0,1125</text:p>
          </table:table-cell>
          <table:table-cell table:style-name="ce29" table:formula="of:=1/[main.$B$1]*[.D$7]*[.$A241]/[main.$B$2]" office:value-type="float" office:value="0.9">
            <text:p>0,9</text:p>
          </table:table-cell>
          <table:table-cell table:style-name="ce29" table:formula="of:=1/[main.$B$1]*[.E$7]*[.$A241]/[main.$B$2]" office:value-type="float" office:value="3.6">
            <text:p>3,6</text:p>
          </table:table-cell>
          <table:table-cell table:style-name="ce29" table:formula="of:=1/[main.$B$1]*[.F$7]*[.$A241]/[main.$B$2]" office:value-type="float" office:value="14.4">
            <text:p>14,4</text:p>
          </table:table-cell>
          <table:table-cell office:value-type="float" office:value="225">
            <text:p>225</text:p>
          </table:table-cell>
          <table:table-cell table:style-name="ce39" table:formula="of:=IF([.B241]=FLOOR([.B241];1);[.B241];&quot;&quot;)">
            <text:p/>
          </table:table-cell>
          <table:table-cell table:style-name="ce35" table:formula="of:=IF([.C241]=FLOOR([.C241];1);[.C241];&quot;&quot;)">
            <text:p/>
          </table:table-cell>
          <table:table-cell table:style-name="ce35" table:formula="of:=IF([.D241]=FLOOR([.D241];1);[.D241];&quot;&quot;)">
            <text:p/>
          </table:table-cell>
          <table:table-cell table:style-name="ce35" table:formula="of:=IF([.E241]=FLOOR([.E241];1);[.E241];&quot;&quot;)">
            <text:p/>
          </table:table-cell>
          <table:table-cell table:style-name="ce42" table:formula="of:=IF([.F241]=FLOOR([.F241];1);[.F241];&quot;&quot;)">
            <text:p/>
          </table:table-cell>
          <table:table-cell office:value-type="float" office:value="225">
            <text:p>225</text:p>
          </table:table-cell>
          <table:table-cell table:style-name="ce39" table:formula="of:=IF([.H241]&lt;&gt;&quot;&quot;;IF([.H241]&lt;[main.$B$25];[.H241];&quot;&quot;);&quot;&quot;)">
            <text:p/>
          </table:table-cell>
          <table:table-cell table:style-name="ce35" table:formula="of:=IF([.I241]&lt;&gt;&quot;&quot;;IF([.I241]&lt;[main.$B$25];[.I241];&quot;&quot;);&quot;&quot;)">
            <text:p/>
          </table:table-cell>
          <table:table-cell table:style-name="ce35" table:formula="of:=IF([.J241]&lt;&gt;&quot;&quot;;IF([.J241]&lt;[main.$B$25];[.J241];&quot;&quot;);&quot;&quot;)">
            <text:p/>
          </table:table-cell>
          <table:table-cell table:style-name="ce35" table:formula="of:=IF([.K241]&lt;&gt;&quot;&quot;;IF([.K241]&lt;[main.$B$25];[.K241];&quot;&quot;);&quot;&quot;)">
            <text:p/>
          </table:table-cell>
          <table:table-cell table:style-name="ce42" table:formula="of:=IF([.L241]&lt;&gt;&quot;&quot;;IF([.L241]&lt;[main.$B$25];[.L24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6">
            <text:p>226</text:p>
          </table:table-cell>
          <table:table-cell table:style-name="ce29" table:formula="of:=1/[main.$B$1]*[.B$7]*[.$A242]/[main.$B$2]" office:value-type="float" office:value="0.014125">
            <text:p>0,014125</text:p>
          </table:table-cell>
          <table:table-cell table:style-name="ce29" table:formula="of:=1/[main.$B$1]*[.C$7]*[.$A242]/[main.$B$2]" office:value-type="float" office:value="0.113">
            <text:p>0,113</text:p>
          </table:table-cell>
          <table:table-cell table:style-name="ce29" table:formula="of:=1/[main.$B$1]*[.D$7]*[.$A242]/[main.$B$2]" office:value-type="float" office:value="0.904">
            <text:p>0,904</text:p>
          </table:table-cell>
          <table:table-cell table:style-name="ce29" table:formula="of:=1/[main.$B$1]*[.E$7]*[.$A242]/[main.$B$2]" office:value-type="float" office:value="3.616">
            <text:p>3,616</text:p>
          </table:table-cell>
          <table:table-cell table:style-name="ce29" table:formula="of:=1/[main.$B$1]*[.F$7]*[.$A242]/[main.$B$2]" office:value-type="float" office:value="14.464">
            <text:p>14,464</text:p>
          </table:table-cell>
          <table:table-cell office:value-type="float" office:value="226">
            <text:p>226</text:p>
          </table:table-cell>
          <table:table-cell table:style-name="ce39" table:formula="of:=IF([.B242]=FLOOR([.B242];1);[.B242];&quot;&quot;)">
            <text:p/>
          </table:table-cell>
          <table:table-cell table:style-name="ce35" table:formula="of:=IF([.C242]=FLOOR([.C242];1);[.C242];&quot;&quot;)">
            <text:p/>
          </table:table-cell>
          <table:table-cell table:style-name="ce35" table:formula="of:=IF([.D242]=FLOOR([.D242];1);[.D242];&quot;&quot;)">
            <text:p/>
          </table:table-cell>
          <table:table-cell table:style-name="ce35" table:formula="of:=IF([.E242]=FLOOR([.E242];1);[.E242];&quot;&quot;)">
            <text:p/>
          </table:table-cell>
          <table:table-cell table:style-name="ce42" table:formula="of:=IF([.F242]=FLOOR([.F242];1);[.F242];&quot;&quot;)">
            <text:p/>
          </table:table-cell>
          <table:table-cell office:value-type="float" office:value="226">
            <text:p>226</text:p>
          </table:table-cell>
          <table:table-cell table:style-name="ce39" table:formula="of:=IF([.H242]&lt;&gt;&quot;&quot;;IF([.H242]&lt;[main.$B$25];[.H242];&quot;&quot;);&quot;&quot;)">
            <text:p/>
          </table:table-cell>
          <table:table-cell table:style-name="ce35" table:formula="of:=IF([.I242]&lt;&gt;&quot;&quot;;IF([.I242]&lt;[main.$B$25];[.I242];&quot;&quot;);&quot;&quot;)">
            <text:p/>
          </table:table-cell>
          <table:table-cell table:style-name="ce35" table:formula="of:=IF([.J242]&lt;&gt;&quot;&quot;;IF([.J242]&lt;[main.$B$25];[.J242];&quot;&quot;);&quot;&quot;)">
            <text:p/>
          </table:table-cell>
          <table:table-cell table:style-name="ce35" table:formula="of:=IF([.K242]&lt;&gt;&quot;&quot;;IF([.K242]&lt;[main.$B$25];[.K242];&quot;&quot;);&quot;&quot;)">
            <text:p/>
          </table:table-cell>
          <table:table-cell table:style-name="ce42" table:formula="of:=IF([.L242]&lt;&gt;&quot;&quot;;IF([.L242]&lt;[main.$B$25];[.L24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7">
            <text:p>227</text:p>
          </table:table-cell>
          <table:table-cell table:style-name="ce29" table:formula="of:=1/[main.$B$1]*[.B$7]*[.$A243]/[main.$B$2]" office:value-type="float" office:value="0.0141875">
            <text:p>0,0141875</text:p>
          </table:table-cell>
          <table:table-cell table:style-name="ce29" table:formula="of:=1/[main.$B$1]*[.C$7]*[.$A243]/[main.$B$2]" office:value-type="float" office:value="0.1135">
            <text:p>0,1135</text:p>
          </table:table-cell>
          <table:table-cell table:style-name="ce29" table:formula="of:=1/[main.$B$1]*[.D$7]*[.$A243]/[main.$B$2]" office:value-type="float" office:value="0.908">
            <text:p>0,908</text:p>
          </table:table-cell>
          <table:table-cell table:style-name="ce29" table:formula="of:=1/[main.$B$1]*[.E$7]*[.$A243]/[main.$B$2]" office:value-type="float" office:value="3.632">
            <text:p>3,632</text:p>
          </table:table-cell>
          <table:table-cell table:style-name="ce29" table:formula="of:=1/[main.$B$1]*[.F$7]*[.$A243]/[main.$B$2]" office:value-type="float" office:value="14.528">
            <text:p>14,528</text:p>
          </table:table-cell>
          <table:table-cell office:value-type="float" office:value="227">
            <text:p>227</text:p>
          </table:table-cell>
          <table:table-cell table:style-name="ce39" table:formula="of:=IF([.B243]=FLOOR([.B243];1);[.B243];&quot;&quot;)">
            <text:p/>
          </table:table-cell>
          <table:table-cell table:style-name="ce35" table:formula="of:=IF([.C243]=FLOOR([.C243];1);[.C243];&quot;&quot;)">
            <text:p/>
          </table:table-cell>
          <table:table-cell table:style-name="ce35" table:formula="of:=IF([.D243]=FLOOR([.D243];1);[.D243];&quot;&quot;)">
            <text:p/>
          </table:table-cell>
          <table:table-cell table:style-name="ce35" table:formula="of:=IF([.E243]=FLOOR([.E243];1);[.E243];&quot;&quot;)">
            <text:p/>
          </table:table-cell>
          <table:table-cell table:style-name="ce42" table:formula="of:=IF([.F243]=FLOOR([.F243];1);[.F243];&quot;&quot;)">
            <text:p/>
          </table:table-cell>
          <table:table-cell office:value-type="float" office:value="227">
            <text:p>227</text:p>
          </table:table-cell>
          <table:table-cell table:style-name="ce39" table:formula="of:=IF([.H243]&lt;&gt;&quot;&quot;;IF([.H243]&lt;[main.$B$25];[.H243];&quot;&quot;);&quot;&quot;)">
            <text:p/>
          </table:table-cell>
          <table:table-cell table:style-name="ce35" table:formula="of:=IF([.I243]&lt;&gt;&quot;&quot;;IF([.I243]&lt;[main.$B$25];[.I243];&quot;&quot;);&quot;&quot;)">
            <text:p/>
          </table:table-cell>
          <table:table-cell table:style-name="ce35" table:formula="of:=IF([.J243]&lt;&gt;&quot;&quot;;IF([.J243]&lt;[main.$B$25];[.J243];&quot;&quot;);&quot;&quot;)">
            <text:p/>
          </table:table-cell>
          <table:table-cell table:style-name="ce35" table:formula="of:=IF([.K243]&lt;&gt;&quot;&quot;;IF([.K243]&lt;[main.$B$25];[.K243];&quot;&quot;);&quot;&quot;)">
            <text:p/>
          </table:table-cell>
          <table:table-cell table:style-name="ce42" table:formula="of:=IF([.L243]&lt;&gt;&quot;&quot;;IF([.L243]&lt;[main.$B$25];[.L24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8">
            <text:p>228</text:p>
          </table:table-cell>
          <table:table-cell table:style-name="ce29" table:formula="of:=1/[main.$B$1]*[.B$7]*[.$A244]/[main.$B$2]" office:value-type="float" office:value="0.01425">
            <text:p>0,01425</text:p>
          </table:table-cell>
          <table:table-cell table:style-name="ce29" table:formula="of:=1/[main.$B$1]*[.C$7]*[.$A244]/[main.$B$2]" office:value-type="float" office:value="0.114">
            <text:p>0,114</text:p>
          </table:table-cell>
          <table:table-cell table:style-name="ce29" table:formula="of:=1/[main.$B$1]*[.D$7]*[.$A244]/[main.$B$2]" office:value-type="float" office:value="0.912">
            <text:p>0,912</text:p>
          </table:table-cell>
          <table:table-cell table:style-name="ce29" table:formula="of:=1/[main.$B$1]*[.E$7]*[.$A244]/[main.$B$2]" office:value-type="float" office:value="3.648">
            <text:p>3,648</text:p>
          </table:table-cell>
          <table:table-cell table:style-name="ce29" table:formula="of:=1/[main.$B$1]*[.F$7]*[.$A244]/[main.$B$2]" office:value-type="float" office:value="14.592">
            <text:p>14,592</text:p>
          </table:table-cell>
          <table:table-cell office:value-type="float" office:value="228">
            <text:p>228</text:p>
          </table:table-cell>
          <table:table-cell table:style-name="ce39" table:formula="of:=IF([.B244]=FLOOR([.B244];1);[.B244];&quot;&quot;)">
            <text:p/>
          </table:table-cell>
          <table:table-cell table:style-name="ce35" table:formula="of:=IF([.C244]=FLOOR([.C244];1);[.C244];&quot;&quot;)">
            <text:p/>
          </table:table-cell>
          <table:table-cell table:style-name="ce35" table:formula="of:=IF([.D244]=FLOOR([.D244];1);[.D244];&quot;&quot;)">
            <text:p/>
          </table:table-cell>
          <table:table-cell table:style-name="ce35" table:formula="of:=IF([.E244]=FLOOR([.E244];1);[.E244];&quot;&quot;)">
            <text:p/>
          </table:table-cell>
          <table:table-cell table:style-name="ce42" table:formula="of:=IF([.F244]=FLOOR([.F244];1);[.F244];&quot;&quot;)">
            <text:p/>
          </table:table-cell>
          <table:table-cell office:value-type="float" office:value="228">
            <text:p>228</text:p>
          </table:table-cell>
          <table:table-cell table:style-name="ce39" table:formula="of:=IF([.H244]&lt;&gt;&quot;&quot;;IF([.H244]&lt;[main.$B$25];[.H244];&quot;&quot;);&quot;&quot;)">
            <text:p/>
          </table:table-cell>
          <table:table-cell table:style-name="ce35" table:formula="of:=IF([.I244]&lt;&gt;&quot;&quot;;IF([.I244]&lt;[main.$B$25];[.I244];&quot;&quot;);&quot;&quot;)">
            <text:p/>
          </table:table-cell>
          <table:table-cell table:style-name="ce35" table:formula="of:=IF([.J244]&lt;&gt;&quot;&quot;;IF([.J244]&lt;[main.$B$25];[.J244];&quot;&quot;);&quot;&quot;)">
            <text:p/>
          </table:table-cell>
          <table:table-cell table:style-name="ce35" table:formula="of:=IF([.K244]&lt;&gt;&quot;&quot;;IF([.K244]&lt;[main.$B$25];[.K244];&quot;&quot;);&quot;&quot;)">
            <text:p/>
          </table:table-cell>
          <table:table-cell table:style-name="ce42" table:formula="of:=IF([.L244]&lt;&gt;&quot;&quot;;IF([.L244]&lt;[main.$B$25];[.L24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29">
            <text:p>229</text:p>
          </table:table-cell>
          <table:table-cell table:style-name="ce29" table:formula="of:=1/[main.$B$1]*[.B$7]*[.$A245]/[main.$B$2]" office:value-type="float" office:value="0.0143125">
            <text:p>0,0143125</text:p>
          </table:table-cell>
          <table:table-cell table:style-name="ce29" table:formula="of:=1/[main.$B$1]*[.C$7]*[.$A245]/[main.$B$2]" office:value-type="float" office:value="0.1145">
            <text:p>0,1145</text:p>
          </table:table-cell>
          <table:table-cell table:style-name="ce29" table:formula="of:=1/[main.$B$1]*[.D$7]*[.$A245]/[main.$B$2]" office:value-type="float" office:value="0.916">
            <text:p>0,916</text:p>
          </table:table-cell>
          <table:table-cell table:style-name="ce29" table:formula="of:=1/[main.$B$1]*[.E$7]*[.$A245]/[main.$B$2]" office:value-type="float" office:value="3.664">
            <text:p>3,664</text:p>
          </table:table-cell>
          <table:table-cell table:style-name="ce29" table:formula="of:=1/[main.$B$1]*[.F$7]*[.$A245]/[main.$B$2]" office:value-type="float" office:value="14.656">
            <text:p>14,656</text:p>
          </table:table-cell>
          <table:table-cell office:value-type="float" office:value="229">
            <text:p>229</text:p>
          </table:table-cell>
          <table:table-cell table:style-name="ce39" table:formula="of:=IF([.B245]=FLOOR([.B245];1);[.B245];&quot;&quot;)">
            <text:p/>
          </table:table-cell>
          <table:table-cell table:style-name="ce35" table:formula="of:=IF([.C245]=FLOOR([.C245];1);[.C245];&quot;&quot;)">
            <text:p/>
          </table:table-cell>
          <table:table-cell table:style-name="ce35" table:formula="of:=IF([.D245]=FLOOR([.D245];1);[.D245];&quot;&quot;)">
            <text:p/>
          </table:table-cell>
          <table:table-cell table:style-name="ce35" table:formula="of:=IF([.E245]=FLOOR([.E245];1);[.E245];&quot;&quot;)">
            <text:p/>
          </table:table-cell>
          <table:table-cell table:style-name="ce42" table:formula="of:=IF([.F245]=FLOOR([.F245];1);[.F245];&quot;&quot;)">
            <text:p/>
          </table:table-cell>
          <table:table-cell office:value-type="float" office:value="229">
            <text:p>229</text:p>
          </table:table-cell>
          <table:table-cell table:style-name="ce39" table:formula="of:=IF([.H245]&lt;&gt;&quot;&quot;;IF([.H245]&lt;[main.$B$25];[.H245];&quot;&quot;);&quot;&quot;)">
            <text:p/>
          </table:table-cell>
          <table:table-cell table:style-name="ce35" table:formula="of:=IF([.I245]&lt;&gt;&quot;&quot;;IF([.I245]&lt;[main.$B$25];[.I245];&quot;&quot;);&quot;&quot;)">
            <text:p/>
          </table:table-cell>
          <table:table-cell table:style-name="ce35" table:formula="of:=IF([.J245]&lt;&gt;&quot;&quot;;IF([.J245]&lt;[main.$B$25];[.J245];&quot;&quot;);&quot;&quot;)">
            <text:p/>
          </table:table-cell>
          <table:table-cell table:style-name="ce35" table:formula="of:=IF([.K245]&lt;&gt;&quot;&quot;;IF([.K245]&lt;[main.$B$25];[.K245];&quot;&quot;);&quot;&quot;)">
            <text:p/>
          </table:table-cell>
          <table:table-cell table:style-name="ce42" table:formula="of:=IF([.L245]&lt;&gt;&quot;&quot;;IF([.L245]&lt;[main.$B$25];[.L24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0">
            <text:p>230</text:p>
          </table:table-cell>
          <table:table-cell table:style-name="ce29" table:formula="of:=1/[main.$B$1]*[.B$7]*[.$A246]/[main.$B$2]" office:value-type="float" office:value="0.014375">
            <text:p>0,014375</text:p>
          </table:table-cell>
          <table:table-cell table:style-name="ce29" table:formula="of:=1/[main.$B$1]*[.C$7]*[.$A246]/[main.$B$2]" office:value-type="float" office:value="0.115">
            <text:p>0,115</text:p>
          </table:table-cell>
          <table:table-cell table:style-name="ce29" table:formula="of:=1/[main.$B$1]*[.D$7]*[.$A246]/[main.$B$2]" office:value-type="float" office:value="0.92">
            <text:p>0,92</text:p>
          </table:table-cell>
          <table:table-cell table:style-name="ce29" table:formula="of:=1/[main.$B$1]*[.E$7]*[.$A246]/[main.$B$2]" office:value-type="float" office:value="3.68">
            <text:p>3,68</text:p>
          </table:table-cell>
          <table:table-cell table:style-name="ce29" table:formula="of:=1/[main.$B$1]*[.F$7]*[.$A246]/[main.$B$2]" office:value-type="float" office:value="14.72">
            <text:p>14,72</text:p>
          </table:table-cell>
          <table:table-cell office:value-type="float" office:value="230">
            <text:p>230</text:p>
          </table:table-cell>
          <table:table-cell table:style-name="ce39" table:formula="of:=IF([.B246]=FLOOR([.B246];1);[.B246];&quot;&quot;)">
            <text:p/>
          </table:table-cell>
          <table:table-cell table:style-name="ce35" table:formula="of:=IF([.C246]=FLOOR([.C246];1);[.C246];&quot;&quot;)">
            <text:p/>
          </table:table-cell>
          <table:table-cell table:style-name="ce35" table:formula="of:=IF([.D246]=FLOOR([.D246];1);[.D246];&quot;&quot;)">
            <text:p/>
          </table:table-cell>
          <table:table-cell table:style-name="ce35" table:formula="of:=IF([.E246]=FLOOR([.E246];1);[.E246];&quot;&quot;)">
            <text:p/>
          </table:table-cell>
          <table:table-cell table:style-name="ce42" table:formula="of:=IF([.F246]=FLOOR([.F246];1);[.F246];&quot;&quot;)">
            <text:p/>
          </table:table-cell>
          <table:table-cell office:value-type="float" office:value="230">
            <text:p>230</text:p>
          </table:table-cell>
          <table:table-cell table:style-name="ce39" table:formula="of:=IF([.H246]&lt;&gt;&quot;&quot;;IF([.H246]&lt;[main.$B$25];[.H246];&quot;&quot;);&quot;&quot;)">
            <text:p/>
          </table:table-cell>
          <table:table-cell table:style-name="ce35" table:formula="of:=IF([.I246]&lt;&gt;&quot;&quot;;IF([.I246]&lt;[main.$B$25];[.I246];&quot;&quot;);&quot;&quot;)">
            <text:p/>
          </table:table-cell>
          <table:table-cell table:style-name="ce35" table:formula="of:=IF([.J246]&lt;&gt;&quot;&quot;;IF([.J246]&lt;[main.$B$25];[.J246];&quot;&quot;);&quot;&quot;)">
            <text:p/>
          </table:table-cell>
          <table:table-cell table:style-name="ce35" table:formula="of:=IF([.K246]&lt;&gt;&quot;&quot;;IF([.K246]&lt;[main.$B$25];[.K246];&quot;&quot;);&quot;&quot;)">
            <text:p/>
          </table:table-cell>
          <table:table-cell table:style-name="ce42" table:formula="of:=IF([.L246]&lt;&gt;&quot;&quot;;IF([.L246]&lt;[main.$B$25];[.L24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1">
            <text:p>231</text:p>
          </table:table-cell>
          <table:table-cell table:style-name="ce29" table:formula="of:=1/[main.$B$1]*[.B$7]*[.$A247]/[main.$B$2]" office:value-type="float" office:value="0.0144375">
            <text:p>0,0144375</text:p>
          </table:table-cell>
          <table:table-cell table:style-name="ce29" table:formula="of:=1/[main.$B$1]*[.C$7]*[.$A247]/[main.$B$2]" office:value-type="float" office:value="0.1155">
            <text:p>0,1155</text:p>
          </table:table-cell>
          <table:table-cell table:style-name="ce29" table:formula="of:=1/[main.$B$1]*[.D$7]*[.$A247]/[main.$B$2]" office:value-type="float" office:value="0.924">
            <text:p>0,924</text:p>
          </table:table-cell>
          <table:table-cell table:style-name="ce29" table:formula="of:=1/[main.$B$1]*[.E$7]*[.$A247]/[main.$B$2]" office:value-type="float" office:value="3.696">
            <text:p>3,696</text:p>
          </table:table-cell>
          <table:table-cell table:style-name="ce29" table:formula="of:=1/[main.$B$1]*[.F$7]*[.$A247]/[main.$B$2]" office:value-type="float" office:value="14.784">
            <text:p>14,784</text:p>
          </table:table-cell>
          <table:table-cell office:value-type="float" office:value="231">
            <text:p>231</text:p>
          </table:table-cell>
          <table:table-cell table:style-name="ce39" table:formula="of:=IF([.B247]=FLOOR([.B247];1);[.B247];&quot;&quot;)">
            <text:p/>
          </table:table-cell>
          <table:table-cell table:style-name="ce35" table:formula="of:=IF([.C247]=FLOOR([.C247];1);[.C247];&quot;&quot;)">
            <text:p/>
          </table:table-cell>
          <table:table-cell table:style-name="ce35" table:formula="of:=IF([.D247]=FLOOR([.D247];1);[.D247];&quot;&quot;)">
            <text:p/>
          </table:table-cell>
          <table:table-cell table:style-name="ce35" table:formula="of:=IF([.E247]=FLOOR([.E247];1);[.E247];&quot;&quot;)">
            <text:p/>
          </table:table-cell>
          <table:table-cell table:style-name="ce42" table:formula="of:=IF([.F247]=FLOOR([.F247];1);[.F247];&quot;&quot;)">
            <text:p/>
          </table:table-cell>
          <table:table-cell office:value-type="float" office:value="231">
            <text:p>231</text:p>
          </table:table-cell>
          <table:table-cell table:style-name="ce39" table:formula="of:=IF([.H247]&lt;&gt;&quot;&quot;;IF([.H247]&lt;[main.$B$25];[.H247];&quot;&quot;);&quot;&quot;)">
            <text:p/>
          </table:table-cell>
          <table:table-cell table:style-name="ce35" table:formula="of:=IF([.I247]&lt;&gt;&quot;&quot;;IF([.I247]&lt;[main.$B$25];[.I247];&quot;&quot;);&quot;&quot;)">
            <text:p/>
          </table:table-cell>
          <table:table-cell table:style-name="ce35" table:formula="of:=IF([.J247]&lt;&gt;&quot;&quot;;IF([.J247]&lt;[main.$B$25];[.J247];&quot;&quot;);&quot;&quot;)">
            <text:p/>
          </table:table-cell>
          <table:table-cell table:style-name="ce35" table:formula="of:=IF([.K247]&lt;&gt;&quot;&quot;;IF([.K247]&lt;[main.$B$25];[.K247];&quot;&quot;);&quot;&quot;)">
            <text:p/>
          </table:table-cell>
          <table:table-cell table:style-name="ce42" table:formula="of:=IF([.L247]&lt;&gt;&quot;&quot;;IF([.L247]&lt;[main.$B$25];[.L24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2">
            <text:p>232</text:p>
          </table:table-cell>
          <table:table-cell table:style-name="ce29" table:formula="of:=1/[main.$B$1]*[.B$7]*[.$A248]/[main.$B$2]" office:value-type="float" office:value="0.0145">
            <text:p>0,0145</text:p>
          </table:table-cell>
          <table:table-cell table:style-name="ce29" table:formula="of:=1/[main.$B$1]*[.C$7]*[.$A248]/[main.$B$2]" office:value-type="float" office:value="0.116">
            <text:p>0,116</text:p>
          </table:table-cell>
          <table:table-cell table:style-name="ce29" table:formula="of:=1/[main.$B$1]*[.D$7]*[.$A248]/[main.$B$2]" office:value-type="float" office:value="0.928">
            <text:p>0,928</text:p>
          </table:table-cell>
          <table:table-cell table:style-name="ce29" table:formula="of:=1/[main.$B$1]*[.E$7]*[.$A248]/[main.$B$2]" office:value-type="float" office:value="3.712">
            <text:p>3,712</text:p>
          </table:table-cell>
          <table:table-cell table:style-name="ce29" table:formula="of:=1/[main.$B$1]*[.F$7]*[.$A248]/[main.$B$2]" office:value-type="float" office:value="14.848">
            <text:p>14,848</text:p>
          </table:table-cell>
          <table:table-cell office:value-type="float" office:value="232">
            <text:p>232</text:p>
          </table:table-cell>
          <table:table-cell table:style-name="ce39" table:formula="of:=IF([.B248]=FLOOR([.B248];1);[.B248];&quot;&quot;)">
            <text:p/>
          </table:table-cell>
          <table:table-cell table:style-name="ce35" table:formula="of:=IF([.C248]=FLOOR([.C248];1);[.C248];&quot;&quot;)">
            <text:p/>
          </table:table-cell>
          <table:table-cell table:style-name="ce35" table:formula="of:=IF([.D248]=FLOOR([.D248];1);[.D248];&quot;&quot;)">
            <text:p/>
          </table:table-cell>
          <table:table-cell table:style-name="ce35" table:formula="of:=IF([.E248]=FLOOR([.E248];1);[.E248];&quot;&quot;)">
            <text:p/>
          </table:table-cell>
          <table:table-cell table:style-name="ce42" table:formula="of:=IF([.F248]=FLOOR([.F248];1);[.F248];&quot;&quot;)">
            <text:p/>
          </table:table-cell>
          <table:table-cell office:value-type="float" office:value="232">
            <text:p>232</text:p>
          </table:table-cell>
          <table:table-cell table:style-name="ce39" table:formula="of:=IF([.H248]&lt;&gt;&quot;&quot;;IF([.H248]&lt;[main.$B$25];[.H248];&quot;&quot;);&quot;&quot;)">
            <text:p/>
          </table:table-cell>
          <table:table-cell table:style-name="ce35" table:formula="of:=IF([.I248]&lt;&gt;&quot;&quot;;IF([.I248]&lt;[main.$B$25];[.I248];&quot;&quot;);&quot;&quot;)">
            <text:p/>
          </table:table-cell>
          <table:table-cell table:style-name="ce35" table:formula="of:=IF([.J248]&lt;&gt;&quot;&quot;;IF([.J248]&lt;[main.$B$25];[.J248];&quot;&quot;);&quot;&quot;)">
            <text:p/>
          </table:table-cell>
          <table:table-cell table:style-name="ce35" table:formula="of:=IF([.K248]&lt;&gt;&quot;&quot;;IF([.K248]&lt;[main.$B$25];[.K248];&quot;&quot;);&quot;&quot;)">
            <text:p/>
          </table:table-cell>
          <table:table-cell table:style-name="ce42" table:formula="of:=IF([.L248]&lt;&gt;&quot;&quot;;IF([.L248]&lt;[main.$B$25];[.L24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3">
            <text:p>233</text:p>
          </table:table-cell>
          <table:table-cell table:style-name="ce29" table:formula="of:=1/[main.$B$1]*[.B$7]*[.$A249]/[main.$B$2]" office:value-type="float" office:value="0.0145625">
            <text:p>0,0145625</text:p>
          </table:table-cell>
          <table:table-cell table:style-name="ce29" table:formula="of:=1/[main.$B$1]*[.C$7]*[.$A249]/[main.$B$2]" office:value-type="float" office:value="0.1165">
            <text:p>0,1165</text:p>
          </table:table-cell>
          <table:table-cell table:style-name="ce29" table:formula="of:=1/[main.$B$1]*[.D$7]*[.$A249]/[main.$B$2]" office:value-type="float" office:value="0.932">
            <text:p>0,932</text:p>
          </table:table-cell>
          <table:table-cell table:style-name="ce29" table:formula="of:=1/[main.$B$1]*[.E$7]*[.$A249]/[main.$B$2]" office:value-type="float" office:value="3.728">
            <text:p>3,728</text:p>
          </table:table-cell>
          <table:table-cell table:style-name="ce29" table:formula="of:=1/[main.$B$1]*[.F$7]*[.$A249]/[main.$B$2]" office:value-type="float" office:value="14.912">
            <text:p>14,912</text:p>
          </table:table-cell>
          <table:table-cell office:value-type="float" office:value="233">
            <text:p>233</text:p>
          </table:table-cell>
          <table:table-cell table:style-name="ce39" table:formula="of:=IF([.B249]=FLOOR([.B249];1);[.B249];&quot;&quot;)">
            <text:p/>
          </table:table-cell>
          <table:table-cell table:style-name="ce35" table:formula="of:=IF([.C249]=FLOOR([.C249];1);[.C249];&quot;&quot;)">
            <text:p/>
          </table:table-cell>
          <table:table-cell table:style-name="ce35" table:formula="of:=IF([.D249]=FLOOR([.D249];1);[.D249];&quot;&quot;)">
            <text:p/>
          </table:table-cell>
          <table:table-cell table:style-name="ce35" table:formula="of:=IF([.E249]=FLOOR([.E249];1);[.E249];&quot;&quot;)">
            <text:p/>
          </table:table-cell>
          <table:table-cell table:style-name="ce42" table:formula="of:=IF([.F249]=FLOOR([.F249];1);[.F249];&quot;&quot;)">
            <text:p/>
          </table:table-cell>
          <table:table-cell office:value-type="float" office:value="233">
            <text:p>233</text:p>
          </table:table-cell>
          <table:table-cell table:style-name="ce39" table:formula="of:=IF([.H249]&lt;&gt;&quot;&quot;;IF([.H249]&lt;[main.$B$25];[.H249];&quot;&quot;);&quot;&quot;)">
            <text:p/>
          </table:table-cell>
          <table:table-cell table:style-name="ce35" table:formula="of:=IF([.I249]&lt;&gt;&quot;&quot;;IF([.I249]&lt;[main.$B$25];[.I249];&quot;&quot;);&quot;&quot;)">
            <text:p/>
          </table:table-cell>
          <table:table-cell table:style-name="ce35" table:formula="of:=IF([.J249]&lt;&gt;&quot;&quot;;IF([.J249]&lt;[main.$B$25];[.J249];&quot;&quot;);&quot;&quot;)">
            <text:p/>
          </table:table-cell>
          <table:table-cell table:style-name="ce35" table:formula="of:=IF([.K249]&lt;&gt;&quot;&quot;;IF([.K249]&lt;[main.$B$25];[.K249];&quot;&quot;);&quot;&quot;)">
            <text:p/>
          </table:table-cell>
          <table:table-cell table:style-name="ce42" table:formula="of:=IF([.L249]&lt;&gt;&quot;&quot;;IF([.L249]&lt;[main.$B$25];[.L24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4">
            <text:p>234</text:p>
          </table:table-cell>
          <table:table-cell table:style-name="ce29" table:formula="of:=1/[main.$B$1]*[.B$7]*[.$A250]/[main.$B$2]" office:value-type="float" office:value="0.014625">
            <text:p>0,014625</text:p>
          </table:table-cell>
          <table:table-cell table:style-name="ce29" table:formula="of:=1/[main.$B$1]*[.C$7]*[.$A250]/[main.$B$2]" office:value-type="float" office:value="0.117">
            <text:p>0,117</text:p>
          </table:table-cell>
          <table:table-cell table:style-name="ce29" table:formula="of:=1/[main.$B$1]*[.D$7]*[.$A250]/[main.$B$2]" office:value-type="float" office:value="0.936">
            <text:p>0,936</text:p>
          </table:table-cell>
          <table:table-cell table:style-name="ce29" table:formula="of:=1/[main.$B$1]*[.E$7]*[.$A250]/[main.$B$2]" office:value-type="float" office:value="3.744">
            <text:p>3,744</text:p>
          </table:table-cell>
          <table:table-cell table:style-name="ce29" table:formula="of:=1/[main.$B$1]*[.F$7]*[.$A250]/[main.$B$2]" office:value-type="float" office:value="14.976">
            <text:p>14,976</text:p>
          </table:table-cell>
          <table:table-cell office:value-type="float" office:value="234">
            <text:p>234</text:p>
          </table:table-cell>
          <table:table-cell table:style-name="ce39" table:formula="of:=IF([.B250]=FLOOR([.B250];1);[.B250];&quot;&quot;)">
            <text:p/>
          </table:table-cell>
          <table:table-cell table:style-name="ce35" table:formula="of:=IF([.C250]=FLOOR([.C250];1);[.C250];&quot;&quot;)">
            <text:p/>
          </table:table-cell>
          <table:table-cell table:style-name="ce35" table:formula="of:=IF([.D250]=FLOOR([.D250];1);[.D250];&quot;&quot;)">
            <text:p/>
          </table:table-cell>
          <table:table-cell table:style-name="ce35" table:formula="of:=IF([.E250]=FLOOR([.E250];1);[.E250];&quot;&quot;)">
            <text:p/>
          </table:table-cell>
          <table:table-cell table:style-name="ce42" table:formula="of:=IF([.F250]=FLOOR([.F250];1);[.F250];&quot;&quot;)">
            <text:p/>
          </table:table-cell>
          <table:table-cell office:value-type="float" office:value="234">
            <text:p>234</text:p>
          </table:table-cell>
          <table:table-cell table:style-name="ce39" table:formula="of:=IF([.H250]&lt;&gt;&quot;&quot;;IF([.H250]&lt;[main.$B$25];[.H250];&quot;&quot;);&quot;&quot;)">
            <text:p/>
          </table:table-cell>
          <table:table-cell table:style-name="ce35" table:formula="of:=IF([.I250]&lt;&gt;&quot;&quot;;IF([.I250]&lt;[main.$B$25];[.I250];&quot;&quot;);&quot;&quot;)">
            <text:p/>
          </table:table-cell>
          <table:table-cell table:style-name="ce35" table:formula="of:=IF([.J250]&lt;&gt;&quot;&quot;;IF([.J250]&lt;[main.$B$25];[.J250];&quot;&quot;);&quot;&quot;)">
            <text:p/>
          </table:table-cell>
          <table:table-cell table:style-name="ce35" table:formula="of:=IF([.K250]&lt;&gt;&quot;&quot;;IF([.K250]&lt;[main.$B$25];[.K250];&quot;&quot;);&quot;&quot;)">
            <text:p/>
          </table:table-cell>
          <table:table-cell table:style-name="ce42" table:formula="of:=IF([.L250]&lt;&gt;&quot;&quot;;IF([.L250]&lt;[main.$B$25];[.L25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5">
            <text:p>235</text:p>
          </table:table-cell>
          <table:table-cell table:style-name="ce29" table:formula="of:=1/[main.$B$1]*[.B$7]*[.$A251]/[main.$B$2]" office:value-type="float" office:value="0.0146875">
            <text:p>0,0146875</text:p>
          </table:table-cell>
          <table:table-cell table:style-name="ce29" table:formula="of:=1/[main.$B$1]*[.C$7]*[.$A251]/[main.$B$2]" office:value-type="float" office:value="0.1175">
            <text:p>0,1175</text:p>
          </table:table-cell>
          <table:table-cell table:style-name="ce29" table:formula="of:=1/[main.$B$1]*[.D$7]*[.$A251]/[main.$B$2]" office:value-type="float" office:value="0.94">
            <text:p>0,94</text:p>
          </table:table-cell>
          <table:table-cell table:style-name="ce29" table:formula="of:=1/[main.$B$1]*[.E$7]*[.$A251]/[main.$B$2]" office:value-type="float" office:value="3.76">
            <text:p>3,76</text:p>
          </table:table-cell>
          <table:table-cell table:style-name="ce29" table:formula="of:=1/[main.$B$1]*[.F$7]*[.$A251]/[main.$B$2]" office:value-type="float" office:value="15.04">
            <text:p>15,04</text:p>
          </table:table-cell>
          <table:table-cell office:value-type="float" office:value="235">
            <text:p>235</text:p>
          </table:table-cell>
          <table:table-cell table:style-name="ce39" table:formula="of:=IF([.B251]=FLOOR([.B251];1);[.B251];&quot;&quot;)">
            <text:p/>
          </table:table-cell>
          <table:table-cell table:style-name="ce35" table:formula="of:=IF([.C251]=FLOOR([.C251];1);[.C251];&quot;&quot;)">
            <text:p/>
          </table:table-cell>
          <table:table-cell table:style-name="ce35" table:formula="of:=IF([.D251]=FLOOR([.D251];1);[.D251];&quot;&quot;)">
            <text:p/>
          </table:table-cell>
          <table:table-cell table:style-name="ce35" table:formula="of:=IF([.E251]=FLOOR([.E251];1);[.E251];&quot;&quot;)">
            <text:p/>
          </table:table-cell>
          <table:table-cell table:style-name="ce42" table:formula="of:=IF([.F251]=FLOOR([.F251];1);[.F251];&quot;&quot;)">
            <text:p/>
          </table:table-cell>
          <table:table-cell office:value-type="float" office:value="235">
            <text:p>235</text:p>
          </table:table-cell>
          <table:table-cell table:style-name="ce39" table:formula="of:=IF([.H251]&lt;&gt;&quot;&quot;;IF([.H251]&lt;[main.$B$25];[.H251];&quot;&quot;);&quot;&quot;)">
            <text:p/>
          </table:table-cell>
          <table:table-cell table:style-name="ce35" table:formula="of:=IF([.I251]&lt;&gt;&quot;&quot;;IF([.I251]&lt;[main.$B$25];[.I251];&quot;&quot;);&quot;&quot;)">
            <text:p/>
          </table:table-cell>
          <table:table-cell table:style-name="ce35" table:formula="of:=IF([.J251]&lt;&gt;&quot;&quot;;IF([.J251]&lt;[main.$B$25];[.J251];&quot;&quot;);&quot;&quot;)">
            <text:p/>
          </table:table-cell>
          <table:table-cell table:style-name="ce35" table:formula="of:=IF([.K251]&lt;&gt;&quot;&quot;;IF([.K251]&lt;[main.$B$25];[.K251];&quot;&quot;);&quot;&quot;)">
            <text:p/>
          </table:table-cell>
          <table:table-cell table:style-name="ce42" table:formula="of:=IF([.L251]&lt;&gt;&quot;&quot;;IF([.L251]&lt;[main.$B$25];[.L25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6">
            <text:p>236</text:p>
          </table:table-cell>
          <table:table-cell table:style-name="ce29" table:formula="of:=1/[main.$B$1]*[.B$7]*[.$A252]/[main.$B$2]" office:value-type="float" office:value="0.01475">
            <text:p>0,01475</text:p>
          </table:table-cell>
          <table:table-cell table:style-name="ce29" table:formula="of:=1/[main.$B$1]*[.C$7]*[.$A252]/[main.$B$2]" office:value-type="float" office:value="0.118">
            <text:p>0,118</text:p>
          </table:table-cell>
          <table:table-cell table:style-name="ce29" table:formula="of:=1/[main.$B$1]*[.D$7]*[.$A252]/[main.$B$2]" office:value-type="float" office:value="0.944">
            <text:p>0,944</text:p>
          </table:table-cell>
          <table:table-cell table:style-name="ce29" table:formula="of:=1/[main.$B$1]*[.E$7]*[.$A252]/[main.$B$2]" office:value-type="float" office:value="3.776">
            <text:p>3,776</text:p>
          </table:table-cell>
          <table:table-cell table:style-name="ce29" table:formula="of:=1/[main.$B$1]*[.F$7]*[.$A252]/[main.$B$2]" office:value-type="float" office:value="15.104">
            <text:p>15,104</text:p>
          </table:table-cell>
          <table:table-cell office:value-type="float" office:value="236">
            <text:p>236</text:p>
          </table:table-cell>
          <table:table-cell table:style-name="ce39" table:formula="of:=IF([.B252]=FLOOR([.B252];1);[.B252];&quot;&quot;)">
            <text:p/>
          </table:table-cell>
          <table:table-cell table:style-name="ce35" table:formula="of:=IF([.C252]=FLOOR([.C252];1);[.C252];&quot;&quot;)">
            <text:p/>
          </table:table-cell>
          <table:table-cell table:style-name="ce35" table:formula="of:=IF([.D252]=FLOOR([.D252];1);[.D252];&quot;&quot;)">
            <text:p/>
          </table:table-cell>
          <table:table-cell table:style-name="ce35" table:formula="of:=IF([.E252]=FLOOR([.E252];1);[.E252];&quot;&quot;)">
            <text:p/>
          </table:table-cell>
          <table:table-cell table:style-name="ce42" table:formula="of:=IF([.F252]=FLOOR([.F252];1);[.F252];&quot;&quot;)">
            <text:p/>
          </table:table-cell>
          <table:table-cell office:value-type="float" office:value="236">
            <text:p>236</text:p>
          </table:table-cell>
          <table:table-cell table:style-name="ce39" table:formula="of:=IF([.H252]&lt;&gt;&quot;&quot;;IF([.H252]&lt;[main.$B$25];[.H252];&quot;&quot;);&quot;&quot;)">
            <text:p/>
          </table:table-cell>
          <table:table-cell table:style-name="ce35" table:formula="of:=IF([.I252]&lt;&gt;&quot;&quot;;IF([.I252]&lt;[main.$B$25];[.I252];&quot;&quot;);&quot;&quot;)">
            <text:p/>
          </table:table-cell>
          <table:table-cell table:style-name="ce35" table:formula="of:=IF([.J252]&lt;&gt;&quot;&quot;;IF([.J252]&lt;[main.$B$25];[.J252];&quot;&quot;);&quot;&quot;)">
            <text:p/>
          </table:table-cell>
          <table:table-cell table:style-name="ce35" table:formula="of:=IF([.K252]&lt;&gt;&quot;&quot;;IF([.K252]&lt;[main.$B$25];[.K252];&quot;&quot;);&quot;&quot;)">
            <text:p/>
          </table:table-cell>
          <table:table-cell table:style-name="ce42" table:formula="of:=IF([.L252]&lt;&gt;&quot;&quot;;IF([.L252]&lt;[main.$B$25];[.L25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7">
            <text:p>237</text:p>
          </table:table-cell>
          <table:table-cell table:style-name="ce29" table:formula="of:=1/[main.$B$1]*[.B$7]*[.$A253]/[main.$B$2]" office:value-type="float" office:value="0.0148125">
            <text:p>0,0148125</text:p>
          </table:table-cell>
          <table:table-cell table:style-name="ce29" table:formula="of:=1/[main.$B$1]*[.C$7]*[.$A253]/[main.$B$2]" office:value-type="float" office:value="0.1185">
            <text:p>0,1185</text:p>
          </table:table-cell>
          <table:table-cell table:style-name="ce29" table:formula="of:=1/[main.$B$1]*[.D$7]*[.$A253]/[main.$B$2]" office:value-type="float" office:value="0.948">
            <text:p>0,948</text:p>
          </table:table-cell>
          <table:table-cell table:style-name="ce29" table:formula="of:=1/[main.$B$1]*[.E$7]*[.$A253]/[main.$B$2]" office:value-type="float" office:value="3.792">
            <text:p>3,792</text:p>
          </table:table-cell>
          <table:table-cell table:style-name="ce29" table:formula="of:=1/[main.$B$1]*[.F$7]*[.$A253]/[main.$B$2]" office:value-type="float" office:value="15.168">
            <text:p>15,168</text:p>
          </table:table-cell>
          <table:table-cell office:value-type="float" office:value="237">
            <text:p>237</text:p>
          </table:table-cell>
          <table:table-cell table:style-name="ce39" table:formula="of:=IF([.B253]=FLOOR([.B253];1);[.B253];&quot;&quot;)">
            <text:p/>
          </table:table-cell>
          <table:table-cell table:style-name="ce35" table:formula="of:=IF([.C253]=FLOOR([.C253];1);[.C253];&quot;&quot;)">
            <text:p/>
          </table:table-cell>
          <table:table-cell table:style-name="ce35" table:formula="of:=IF([.D253]=FLOOR([.D253];1);[.D253];&quot;&quot;)">
            <text:p/>
          </table:table-cell>
          <table:table-cell table:style-name="ce35" table:formula="of:=IF([.E253]=FLOOR([.E253];1);[.E253];&quot;&quot;)">
            <text:p/>
          </table:table-cell>
          <table:table-cell table:style-name="ce42" table:formula="of:=IF([.F253]=FLOOR([.F253];1);[.F253];&quot;&quot;)">
            <text:p/>
          </table:table-cell>
          <table:table-cell office:value-type="float" office:value="237">
            <text:p>237</text:p>
          </table:table-cell>
          <table:table-cell table:style-name="ce39" table:formula="of:=IF([.H253]&lt;&gt;&quot;&quot;;IF([.H253]&lt;[main.$B$25];[.H253];&quot;&quot;);&quot;&quot;)">
            <text:p/>
          </table:table-cell>
          <table:table-cell table:style-name="ce35" table:formula="of:=IF([.I253]&lt;&gt;&quot;&quot;;IF([.I253]&lt;[main.$B$25];[.I253];&quot;&quot;);&quot;&quot;)">
            <text:p/>
          </table:table-cell>
          <table:table-cell table:style-name="ce35" table:formula="of:=IF([.J253]&lt;&gt;&quot;&quot;;IF([.J253]&lt;[main.$B$25];[.J253];&quot;&quot;);&quot;&quot;)">
            <text:p/>
          </table:table-cell>
          <table:table-cell table:style-name="ce35" table:formula="of:=IF([.K253]&lt;&gt;&quot;&quot;;IF([.K253]&lt;[main.$B$25];[.K253];&quot;&quot;);&quot;&quot;)">
            <text:p/>
          </table:table-cell>
          <table:table-cell table:style-name="ce42" table:formula="of:=IF([.L253]&lt;&gt;&quot;&quot;;IF([.L253]&lt;[main.$B$25];[.L25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8">
            <text:p>238</text:p>
          </table:table-cell>
          <table:table-cell table:style-name="ce29" table:formula="of:=1/[main.$B$1]*[.B$7]*[.$A254]/[main.$B$2]" office:value-type="float" office:value="0.014875">
            <text:p>0,014875</text:p>
          </table:table-cell>
          <table:table-cell table:style-name="ce29" table:formula="of:=1/[main.$B$1]*[.C$7]*[.$A254]/[main.$B$2]" office:value-type="float" office:value="0.119">
            <text:p>0,119</text:p>
          </table:table-cell>
          <table:table-cell table:style-name="ce29" table:formula="of:=1/[main.$B$1]*[.D$7]*[.$A254]/[main.$B$2]" office:value-type="float" office:value="0.952">
            <text:p>0,952</text:p>
          </table:table-cell>
          <table:table-cell table:style-name="ce29" table:formula="of:=1/[main.$B$1]*[.E$7]*[.$A254]/[main.$B$2]" office:value-type="float" office:value="3.808">
            <text:p>3,808</text:p>
          </table:table-cell>
          <table:table-cell table:style-name="ce29" table:formula="of:=1/[main.$B$1]*[.F$7]*[.$A254]/[main.$B$2]" office:value-type="float" office:value="15.232">
            <text:p>15,232</text:p>
          </table:table-cell>
          <table:table-cell office:value-type="float" office:value="238">
            <text:p>238</text:p>
          </table:table-cell>
          <table:table-cell table:style-name="ce39" table:formula="of:=IF([.B254]=FLOOR([.B254];1);[.B254];&quot;&quot;)">
            <text:p/>
          </table:table-cell>
          <table:table-cell table:style-name="ce35" table:formula="of:=IF([.C254]=FLOOR([.C254];1);[.C254];&quot;&quot;)">
            <text:p/>
          </table:table-cell>
          <table:table-cell table:style-name="ce35" table:formula="of:=IF([.D254]=FLOOR([.D254];1);[.D254];&quot;&quot;)">
            <text:p/>
          </table:table-cell>
          <table:table-cell table:style-name="ce35" table:formula="of:=IF([.E254]=FLOOR([.E254];1);[.E254];&quot;&quot;)">
            <text:p/>
          </table:table-cell>
          <table:table-cell table:style-name="ce42" table:formula="of:=IF([.F254]=FLOOR([.F254];1);[.F254];&quot;&quot;)">
            <text:p/>
          </table:table-cell>
          <table:table-cell office:value-type="float" office:value="238">
            <text:p>238</text:p>
          </table:table-cell>
          <table:table-cell table:style-name="ce39" table:formula="of:=IF([.H254]&lt;&gt;&quot;&quot;;IF([.H254]&lt;[main.$B$25];[.H254];&quot;&quot;);&quot;&quot;)">
            <text:p/>
          </table:table-cell>
          <table:table-cell table:style-name="ce35" table:formula="of:=IF([.I254]&lt;&gt;&quot;&quot;;IF([.I254]&lt;[main.$B$25];[.I254];&quot;&quot;);&quot;&quot;)">
            <text:p/>
          </table:table-cell>
          <table:table-cell table:style-name="ce35" table:formula="of:=IF([.J254]&lt;&gt;&quot;&quot;;IF([.J254]&lt;[main.$B$25];[.J254];&quot;&quot;);&quot;&quot;)">
            <text:p/>
          </table:table-cell>
          <table:table-cell table:style-name="ce35" table:formula="of:=IF([.K254]&lt;&gt;&quot;&quot;;IF([.K254]&lt;[main.$B$25];[.K254];&quot;&quot;);&quot;&quot;)">
            <text:p/>
          </table:table-cell>
          <table:table-cell table:style-name="ce42" table:formula="of:=IF([.L254]&lt;&gt;&quot;&quot;;IF([.L254]&lt;[main.$B$25];[.L25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39">
            <text:p>239</text:p>
          </table:table-cell>
          <table:table-cell table:style-name="ce29" table:formula="of:=1/[main.$B$1]*[.B$7]*[.$A255]/[main.$B$2]" office:value-type="float" office:value="0.0149375">
            <text:p>0,0149375</text:p>
          </table:table-cell>
          <table:table-cell table:style-name="ce29" table:formula="of:=1/[main.$B$1]*[.C$7]*[.$A255]/[main.$B$2]" office:value-type="float" office:value="0.1195">
            <text:p>0,1195</text:p>
          </table:table-cell>
          <table:table-cell table:style-name="ce29" table:formula="of:=1/[main.$B$1]*[.D$7]*[.$A255]/[main.$B$2]" office:value-type="float" office:value="0.956">
            <text:p>0,956</text:p>
          </table:table-cell>
          <table:table-cell table:style-name="ce29" table:formula="of:=1/[main.$B$1]*[.E$7]*[.$A255]/[main.$B$2]" office:value-type="float" office:value="3.824">
            <text:p>3,824</text:p>
          </table:table-cell>
          <table:table-cell table:style-name="ce29" table:formula="of:=1/[main.$B$1]*[.F$7]*[.$A255]/[main.$B$2]" office:value-type="float" office:value="15.296">
            <text:p>15,296</text:p>
          </table:table-cell>
          <table:table-cell office:value-type="float" office:value="239">
            <text:p>239</text:p>
          </table:table-cell>
          <table:table-cell table:style-name="ce39" table:formula="of:=IF([.B255]=FLOOR([.B255];1);[.B255];&quot;&quot;)">
            <text:p/>
          </table:table-cell>
          <table:table-cell table:style-name="ce35" table:formula="of:=IF([.C255]=FLOOR([.C255];1);[.C255];&quot;&quot;)">
            <text:p/>
          </table:table-cell>
          <table:table-cell table:style-name="ce35" table:formula="of:=IF([.D255]=FLOOR([.D255];1);[.D255];&quot;&quot;)">
            <text:p/>
          </table:table-cell>
          <table:table-cell table:style-name="ce35" table:formula="of:=IF([.E255]=FLOOR([.E255];1);[.E255];&quot;&quot;)">
            <text:p/>
          </table:table-cell>
          <table:table-cell table:style-name="ce42" table:formula="of:=IF([.F255]=FLOOR([.F255];1);[.F255];&quot;&quot;)">
            <text:p/>
          </table:table-cell>
          <table:table-cell office:value-type="float" office:value="239">
            <text:p>239</text:p>
          </table:table-cell>
          <table:table-cell table:style-name="ce39" table:formula="of:=IF([.H255]&lt;&gt;&quot;&quot;;IF([.H255]&lt;[main.$B$25];[.H255];&quot;&quot;);&quot;&quot;)">
            <text:p/>
          </table:table-cell>
          <table:table-cell table:style-name="ce35" table:formula="of:=IF([.I255]&lt;&gt;&quot;&quot;;IF([.I255]&lt;[main.$B$25];[.I255];&quot;&quot;);&quot;&quot;)">
            <text:p/>
          </table:table-cell>
          <table:table-cell table:style-name="ce35" table:formula="of:=IF([.J255]&lt;&gt;&quot;&quot;;IF([.J255]&lt;[main.$B$25];[.J255];&quot;&quot;);&quot;&quot;)">
            <text:p/>
          </table:table-cell>
          <table:table-cell table:style-name="ce35" table:formula="of:=IF([.K255]&lt;&gt;&quot;&quot;;IF([.K255]&lt;[main.$B$25];[.K255];&quot;&quot;);&quot;&quot;)">
            <text:p/>
          </table:table-cell>
          <table:table-cell table:style-name="ce42" table:formula="of:=IF([.L255]&lt;&gt;&quot;&quot;;IF([.L255]&lt;[main.$B$25];[.L25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0">
            <text:p>240</text:p>
          </table:table-cell>
          <table:table-cell table:style-name="ce29" table:formula="of:=1/[main.$B$1]*[.B$7]*[.$A256]/[main.$B$2]" office:value-type="float" office:value="0.015">
            <text:p>0,015</text:p>
          </table:table-cell>
          <table:table-cell table:style-name="ce29" table:formula="of:=1/[main.$B$1]*[.C$7]*[.$A256]/[main.$B$2]" office:value-type="float" office:value="0.12">
            <text:p>0,12</text:p>
          </table:table-cell>
          <table:table-cell table:style-name="ce29" table:formula="of:=1/[main.$B$1]*[.D$7]*[.$A256]/[main.$B$2]" office:value-type="float" office:value="0.96">
            <text:p>0,96</text:p>
          </table:table-cell>
          <table:table-cell table:style-name="ce29" table:formula="of:=1/[main.$B$1]*[.E$7]*[.$A256]/[main.$B$2]" office:value-type="float" office:value="3.84">
            <text:p>3,84</text:p>
          </table:table-cell>
          <table:table-cell table:style-name="ce29" table:formula="of:=1/[main.$B$1]*[.F$7]*[.$A256]/[main.$B$2]" office:value-type="float" office:value="15.36">
            <text:p>15,36</text:p>
          </table:table-cell>
          <table:table-cell office:value-type="float" office:value="240">
            <text:p>240</text:p>
          </table:table-cell>
          <table:table-cell table:style-name="ce39" table:formula="of:=IF([.B256]=FLOOR([.B256];1);[.B256];&quot;&quot;)">
            <text:p/>
          </table:table-cell>
          <table:table-cell table:style-name="ce35" table:formula="of:=IF([.C256]=FLOOR([.C256];1);[.C256];&quot;&quot;)">
            <text:p/>
          </table:table-cell>
          <table:table-cell table:style-name="ce35" table:formula="of:=IF([.D256]=FLOOR([.D256];1);[.D256];&quot;&quot;)">
            <text:p/>
          </table:table-cell>
          <table:table-cell table:style-name="ce35" table:formula="of:=IF([.E256]=FLOOR([.E256];1);[.E256];&quot;&quot;)">
            <text:p/>
          </table:table-cell>
          <table:table-cell table:style-name="ce42" table:formula="of:=IF([.F256]=FLOOR([.F256];1);[.F256];&quot;&quot;)">
            <text:p/>
          </table:table-cell>
          <table:table-cell office:value-type="float" office:value="240">
            <text:p>240</text:p>
          </table:table-cell>
          <table:table-cell table:style-name="ce39" table:formula="of:=IF([.H256]&lt;&gt;&quot;&quot;;IF([.H256]&lt;[main.$B$25];[.H256];&quot;&quot;);&quot;&quot;)">
            <text:p/>
          </table:table-cell>
          <table:table-cell table:style-name="ce35" table:formula="of:=IF([.I256]&lt;&gt;&quot;&quot;;IF([.I256]&lt;[main.$B$25];[.I256];&quot;&quot;);&quot;&quot;)">
            <text:p/>
          </table:table-cell>
          <table:table-cell table:style-name="ce35" table:formula="of:=IF([.J256]&lt;&gt;&quot;&quot;;IF([.J256]&lt;[main.$B$25];[.J256];&quot;&quot;);&quot;&quot;)">
            <text:p/>
          </table:table-cell>
          <table:table-cell table:style-name="ce35" table:formula="of:=IF([.K256]&lt;&gt;&quot;&quot;;IF([.K256]&lt;[main.$B$25];[.K256];&quot;&quot;);&quot;&quot;)">
            <text:p/>
          </table:table-cell>
          <table:table-cell table:style-name="ce42" table:formula="of:=IF([.L256]&lt;&gt;&quot;&quot;;IF([.L256]&lt;[main.$B$25];[.L256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1">
            <text:p>241</text:p>
          </table:table-cell>
          <table:table-cell table:style-name="ce29" table:formula="of:=1/[main.$B$1]*[.B$7]*[.$A257]/[main.$B$2]" office:value-type="float" office:value="0.0150625">
            <text:p>0,0150625</text:p>
          </table:table-cell>
          <table:table-cell table:style-name="ce29" table:formula="of:=1/[main.$B$1]*[.C$7]*[.$A257]/[main.$B$2]" office:value-type="float" office:value="0.1205">
            <text:p>0,1205</text:p>
          </table:table-cell>
          <table:table-cell table:style-name="ce29" table:formula="of:=1/[main.$B$1]*[.D$7]*[.$A257]/[main.$B$2]" office:value-type="float" office:value="0.964">
            <text:p>0,964</text:p>
          </table:table-cell>
          <table:table-cell table:style-name="ce29" table:formula="of:=1/[main.$B$1]*[.E$7]*[.$A257]/[main.$B$2]" office:value-type="float" office:value="3.856">
            <text:p>3,856</text:p>
          </table:table-cell>
          <table:table-cell table:style-name="ce29" table:formula="of:=1/[main.$B$1]*[.F$7]*[.$A257]/[main.$B$2]" office:value-type="float" office:value="15.424">
            <text:p>15,424</text:p>
          </table:table-cell>
          <table:table-cell office:value-type="float" office:value="241">
            <text:p>241</text:p>
          </table:table-cell>
          <table:table-cell table:style-name="ce39" table:formula="of:=IF([.B257]=FLOOR([.B257];1);[.B257];&quot;&quot;)">
            <text:p/>
          </table:table-cell>
          <table:table-cell table:style-name="ce35" table:formula="of:=IF([.C257]=FLOOR([.C257];1);[.C257];&quot;&quot;)">
            <text:p/>
          </table:table-cell>
          <table:table-cell table:style-name="ce35" table:formula="of:=IF([.D257]=FLOOR([.D257];1);[.D257];&quot;&quot;)">
            <text:p/>
          </table:table-cell>
          <table:table-cell table:style-name="ce35" table:formula="of:=IF([.E257]=FLOOR([.E257];1);[.E257];&quot;&quot;)">
            <text:p/>
          </table:table-cell>
          <table:table-cell table:style-name="ce42" table:formula="of:=IF([.F257]=FLOOR([.F257];1);[.F257];&quot;&quot;)">
            <text:p/>
          </table:table-cell>
          <table:table-cell office:value-type="float" office:value="241">
            <text:p>241</text:p>
          </table:table-cell>
          <table:table-cell table:style-name="ce39" table:formula="of:=IF([.H257]&lt;&gt;&quot;&quot;;IF([.H257]&lt;[main.$B$25];[.H257];&quot;&quot;);&quot;&quot;)">
            <text:p/>
          </table:table-cell>
          <table:table-cell table:style-name="ce35" table:formula="of:=IF([.I257]&lt;&gt;&quot;&quot;;IF([.I257]&lt;[main.$B$25];[.I257];&quot;&quot;);&quot;&quot;)">
            <text:p/>
          </table:table-cell>
          <table:table-cell table:style-name="ce35" table:formula="of:=IF([.J257]&lt;&gt;&quot;&quot;;IF([.J257]&lt;[main.$B$25];[.J257];&quot;&quot;);&quot;&quot;)">
            <text:p/>
          </table:table-cell>
          <table:table-cell table:style-name="ce35" table:formula="of:=IF([.K257]&lt;&gt;&quot;&quot;;IF([.K257]&lt;[main.$B$25];[.K257];&quot;&quot;);&quot;&quot;)">
            <text:p/>
          </table:table-cell>
          <table:table-cell table:style-name="ce42" table:formula="of:=IF([.L257]&lt;&gt;&quot;&quot;;IF([.L257]&lt;[main.$B$25];[.L25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2">
            <text:p>242</text:p>
          </table:table-cell>
          <table:table-cell table:style-name="ce29" table:formula="of:=1/[main.$B$1]*[.B$7]*[.$A258]/[main.$B$2]" office:value-type="float" office:value="0.015125">
            <text:p>0,015125</text:p>
          </table:table-cell>
          <table:table-cell table:style-name="ce29" table:formula="of:=1/[main.$B$1]*[.C$7]*[.$A258]/[main.$B$2]" office:value-type="float" office:value="0.121">
            <text:p>0,121</text:p>
          </table:table-cell>
          <table:table-cell table:style-name="ce29" table:formula="of:=1/[main.$B$1]*[.D$7]*[.$A258]/[main.$B$2]" office:value-type="float" office:value="0.968">
            <text:p>0,968</text:p>
          </table:table-cell>
          <table:table-cell table:style-name="ce29" table:formula="of:=1/[main.$B$1]*[.E$7]*[.$A258]/[main.$B$2]" office:value-type="float" office:value="3.872">
            <text:p>3,872</text:p>
          </table:table-cell>
          <table:table-cell table:style-name="ce29" table:formula="of:=1/[main.$B$1]*[.F$7]*[.$A258]/[main.$B$2]" office:value-type="float" office:value="15.488">
            <text:p>15,488</text:p>
          </table:table-cell>
          <table:table-cell office:value-type="float" office:value="242">
            <text:p>242</text:p>
          </table:table-cell>
          <table:table-cell table:style-name="ce39" table:formula="of:=IF([.B258]=FLOOR([.B258];1);[.B258];&quot;&quot;)">
            <text:p/>
          </table:table-cell>
          <table:table-cell table:style-name="ce35" table:formula="of:=IF([.C258]=FLOOR([.C258];1);[.C258];&quot;&quot;)">
            <text:p/>
          </table:table-cell>
          <table:table-cell table:style-name="ce35" table:formula="of:=IF([.D258]=FLOOR([.D258];1);[.D258];&quot;&quot;)">
            <text:p/>
          </table:table-cell>
          <table:table-cell table:style-name="ce35" table:formula="of:=IF([.E258]=FLOOR([.E258];1);[.E258];&quot;&quot;)">
            <text:p/>
          </table:table-cell>
          <table:table-cell table:style-name="ce42" table:formula="of:=IF([.F258]=FLOOR([.F258];1);[.F258];&quot;&quot;)">
            <text:p/>
          </table:table-cell>
          <table:table-cell office:value-type="float" office:value="242">
            <text:p>242</text:p>
          </table:table-cell>
          <table:table-cell table:style-name="ce39" table:formula="of:=IF([.H258]&lt;&gt;&quot;&quot;;IF([.H258]&lt;[main.$B$25];[.H258];&quot;&quot;);&quot;&quot;)">
            <text:p/>
          </table:table-cell>
          <table:table-cell table:style-name="ce35" table:formula="of:=IF([.I258]&lt;&gt;&quot;&quot;;IF([.I258]&lt;[main.$B$25];[.I258];&quot;&quot;);&quot;&quot;)">
            <text:p/>
          </table:table-cell>
          <table:table-cell table:style-name="ce35" table:formula="of:=IF([.J258]&lt;&gt;&quot;&quot;;IF([.J258]&lt;[main.$B$25];[.J258];&quot;&quot;);&quot;&quot;)">
            <text:p/>
          </table:table-cell>
          <table:table-cell table:style-name="ce35" table:formula="of:=IF([.K258]&lt;&gt;&quot;&quot;;IF([.K258]&lt;[main.$B$25];[.K258];&quot;&quot;);&quot;&quot;)">
            <text:p/>
          </table:table-cell>
          <table:table-cell table:style-name="ce42" table:formula="of:=IF([.L258]&lt;&gt;&quot;&quot;;IF([.L258]&lt;[main.$B$25];[.L25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3">
            <text:p>243</text:p>
          </table:table-cell>
          <table:table-cell table:style-name="ce29" table:formula="of:=1/[main.$B$1]*[.B$7]*[.$A259]/[main.$B$2]" office:value-type="float" office:value="0.0151875">
            <text:p>0,0151875</text:p>
          </table:table-cell>
          <table:table-cell table:style-name="ce29" table:formula="of:=1/[main.$B$1]*[.C$7]*[.$A259]/[main.$B$2]" office:value-type="float" office:value="0.1215">
            <text:p>0,1215</text:p>
          </table:table-cell>
          <table:table-cell table:style-name="ce29" table:formula="of:=1/[main.$B$1]*[.D$7]*[.$A259]/[main.$B$2]" office:value-type="float" office:value="0.972">
            <text:p>0,972</text:p>
          </table:table-cell>
          <table:table-cell table:style-name="ce29" table:formula="of:=1/[main.$B$1]*[.E$7]*[.$A259]/[main.$B$2]" office:value-type="float" office:value="3.888">
            <text:p>3,888</text:p>
          </table:table-cell>
          <table:table-cell table:style-name="ce29" table:formula="of:=1/[main.$B$1]*[.F$7]*[.$A259]/[main.$B$2]" office:value-type="float" office:value="15.552">
            <text:p>15,552</text:p>
          </table:table-cell>
          <table:table-cell office:value-type="float" office:value="243">
            <text:p>243</text:p>
          </table:table-cell>
          <table:table-cell table:style-name="ce39" table:formula="of:=IF([.B259]=FLOOR([.B259];1);[.B259];&quot;&quot;)">
            <text:p/>
          </table:table-cell>
          <table:table-cell table:style-name="ce35" table:formula="of:=IF([.C259]=FLOOR([.C259];1);[.C259];&quot;&quot;)">
            <text:p/>
          </table:table-cell>
          <table:table-cell table:style-name="ce35" table:formula="of:=IF([.D259]=FLOOR([.D259];1);[.D259];&quot;&quot;)">
            <text:p/>
          </table:table-cell>
          <table:table-cell table:style-name="ce35" table:formula="of:=IF([.E259]=FLOOR([.E259];1);[.E259];&quot;&quot;)">
            <text:p/>
          </table:table-cell>
          <table:table-cell table:style-name="ce42" table:formula="of:=IF([.F259]=FLOOR([.F259];1);[.F259];&quot;&quot;)">
            <text:p/>
          </table:table-cell>
          <table:table-cell office:value-type="float" office:value="243">
            <text:p>243</text:p>
          </table:table-cell>
          <table:table-cell table:style-name="ce39" table:formula="of:=IF([.H259]&lt;&gt;&quot;&quot;;IF([.H259]&lt;[main.$B$25];[.H259];&quot;&quot;);&quot;&quot;)">
            <text:p/>
          </table:table-cell>
          <table:table-cell table:style-name="ce35" table:formula="of:=IF([.I259]&lt;&gt;&quot;&quot;;IF([.I259]&lt;[main.$B$25];[.I259];&quot;&quot;);&quot;&quot;)">
            <text:p/>
          </table:table-cell>
          <table:table-cell table:style-name="ce35" table:formula="of:=IF([.J259]&lt;&gt;&quot;&quot;;IF([.J259]&lt;[main.$B$25];[.J259];&quot;&quot;);&quot;&quot;)">
            <text:p/>
          </table:table-cell>
          <table:table-cell table:style-name="ce35" table:formula="of:=IF([.K259]&lt;&gt;&quot;&quot;;IF([.K259]&lt;[main.$B$25];[.K259];&quot;&quot;);&quot;&quot;)">
            <text:p/>
          </table:table-cell>
          <table:table-cell table:style-name="ce42" table:formula="of:=IF([.L259]&lt;&gt;&quot;&quot;;IF([.L259]&lt;[main.$B$25];[.L25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4">
            <text:p>244</text:p>
          </table:table-cell>
          <table:table-cell table:style-name="ce29" table:formula="of:=1/[main.$B$1]*[.B$7]*[.$A260]/[main.$B$2]" office:value-type="float" office:value="0.01525">
            <text:p>0,01525</text:p>
          </table:table-cell>
          <table:table-cell table:style-name="ce29" table:formula="of:=1/[main.$B$1]*[.C$7]*[.$A260]/[main.$B$2]" office:value-type="float" office:value="0.122">
            <text:p>0,122</text:p>
          </table:table-cell>
          <table:table-cell table:style-name="ce29" table:formula="of:=1/[main.$B$1]*[.D$7]*[.$A260]/[main.$B$2]" office:value-type="float" office:value="0.976">
            <text:p>0,976</text:p>
          </table:table-cell>
          <table:table-cell table:style-name="ce29" table:formula="of:=1/[main.$B$1]*[.E$7]*[.$A260]/[main.$B$2]" office:value-type="float" office:value="3.904">
            <text:p>3,904</text:p>
          </table:table-cell>
          <table:table-cell table:style-name="ce29" table:formula="of:=1/[main.$B$1]*[.F$7]*[.$A260]/[main.$B$2]" office:value-type="float" office:value="15.616">
            <text:p>15,616</text:p>
          </table:table-cell>
          <table:table-cell office:value-type="float" office:value="244">
            <text:p>244</text:p>
          </table:table-cell>
          <table:table-cell table:style-name="ce39" table:formula="of:=IF([.B260]=FLOOR([.B260];1);[.B260];&quot;&quot;)">
            <text:p/>
          </table:table-cell>
          <table:table-cell table:style-name="ce35" table:formula="of:=IF([.C260]=FLOOR([.C260];1);[.C260];&quot;&quot;)">
            <text:p/>
          </table:table-cell>
          <table:table-cell table:style-name="ce35" table:formula="of:=IF([.D260]=FLOOR([.D260];1);[.D260];&quot;&quot;)">
            <text:p/>
          </table:table-cell>
          <table:table-cell table:style-name="ce35" table:formula="of:=IF([.E260]=FLOOR([.E260];1);[.E260];&quot;&quot;)">
            <text:p/>
          </table:table-cell>
          <table:table-cell table:style-name="ce42" table:formula="of:=IF([.F260]=FLOOR([.F260];1);[.F260];&quot;&quot;)">
            <text:p/>
          </table:table-cell>
          <table:table-cell office:value-type="float" office:value="244">
            <text:p>244</text:p>
          </table:table-cell>
          <table:table-cell table:style-name="ce39" table:formula="of:=IF([.H260]&lt;&gt;&quot;&quot;;IF([.H260]&lt;[main.$B$25];[.H260];&quot;&quot;);&quot;&quot;)">
            <text:p/>
          </table:table-cell>
          <table:table-cell table:style-name="ce35" table:formula="of:=IF([.I260]&lt;&gt;&quot;&quot;;IF([.I260]&lt;[main.$B$25];[.I260];&quot;&quot;);&quot;&quot;)">
            <text:p/>
          </table:table-cell>
          <table:table-cell table:style-name="ce35" table:formula="of:=IF([.J260]&lt;&gt;&quot;&quot;;IF([.J260]&lt;[main.$B$25];[.J260];&quot;&quot;);&quot;&quot;)">
            <text:p/>
          </table:table-cell>
          <table:table-cell table:style-name="ce35" table:formula="of:=IF([.K260]&lt;&gt;&quot;&quot;;IF([.K260]&lt;[main.$B$25];[.K260];&quot;&quot;);&quot;&quot;)">
            <text:p/>
          </table:table-cell>
          <table:table-cell table:style-name="ce42" table:formula="of:=IF([.L260]&lt;&gt;&quot;&quot;;IF([.L260]&lt;[main.$B$25];[.L26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5">
            <text:p>245</text:p>
          </table:table-cell>
          <table:table-cell table:style-name="ce29" table:formula="of:=1/[main.$B$1]*[.B$7]*[.$A261]/[main.$B$2]" office:value-type="float" office:value="0.0153125">
            <text:p>0,0153125</text:p>
          </table:table-cell>
          <table:table-cell table:style-name="ce29" table:formula="of:=1/[main.$B$1]*[.C$7]*[.$A261]/[main.$B$2]" office:value-type="float" office:value="0.1225">
            <text:p>0,1225</text:p>
          </table:table-cell>
          <table:table-cell table:style-name="ce29" table:formula="of:=1/[main.$B$1]*[.D$7]*[.$A261]/[main.$B$2]" office:value-type="float" office:value="0.98">
            <text:p>0,98</text:p>
          </table:table-cell>
          <table:table-cell table:style-name="ce29" table:formula="of:=1/[main.$B$1]*[.E$7]*[.$A261]/[main.$B$2]" office:value-type="float" office:value="3.92">
            <text:p>3,92</text:p>
          </table:table-cell>
          <table:table-cell table:style-name="ce29" table:formula="of:=1/[main.$B$1]*[.F$7]*[.$A261]/[main.$B$2]" office:value-type="float" office:value="15.68">
            <text:p>15,68</text:p>
          </table:table-cell>
          <table:table-cell office:value-type="float" office:value="245">
            <text:p>245</text:p>
          </table:table-cell>
          <table:table-cell table:style-name="ce39" table:formula="of:=IF([.B261]=FLOOR([.B261];1);[.B261];&quot;&quot;)">
            <text:p/>
          </table:table-cell>
          <table:table-cell table:style-name="ce35" table:formula="of:=IF([.C261]=FLOOR([.C261];1);[.C261];&quot;&quot;)">
            <text:p/>
          </table:table-cell>
          <table:table-cell table:style-name="ce35" table:formula="of:=IF([.D261]=FLOOR([.D261];1);[.D261];&quot;&quot;)">
            <text:p/>
          </table:table-cell>
          <table:table-cell table:style-name="ce35" table:formula="of:=IF([.E261]=FLOOR([.E261];1);[.E261];&quot;&quot;)">
            <text:p/>
          </table:table-cell>
          <table:table-cell table:style-name="ce42" table:formula="of:=IF([.F261]=FLOOR([.F261];1);[.F261];&quot;&quot;)">
            <text:p/>
          </table:table-cell>
          <table:table-cell office:value-type="float" office:value="245">
            <text:p>245</text:p>
          </table:table-cell>
          <table:table-cell table:style-name="ce39" table:formula="of:=IF([.H261]&lt;&gt;&quot;&quot;;IF([.H261]&lt;[main.$B$25];[.H261];&quot;&quot;);&quot;&quot;)">
            <text:p/>
          </table:table-cell>
          <table:table-cell table:style-name="ce35" table:formula="of:=IF([.I261]&lt;&gt;&quot;&quot;;IF([.I261]&lt;[main.$B$25];[.I261];&quot;&quot;);&quot;&quot;)">
            <text:p/>
          </table:table-cell>
          <table:table-cell table:style-name="ce35" table:formula="of:=IF([.J261]&lt;&gt;&quot;&quot;;IF([.J261]&lt;[main.$B$25];[.J261];&quot;&quot;);&quot;&quot;)">
            <text:p/>
          </table:table-cell>
          <table:table-cell table:style-name="ce35" table:formula="of:=IF([.K261]&lt;&gt;&quot;&quot;;IF([.K261]&lt;[main.$B$25];[.K261];&quot;&quot;);&quot;&quot;)">
            <text:p/>
          </table:table-cell>
          <table:table-cell table:style-name="ce42" table:formula="of:=IF([.L261]&lt;&gt;&quot;&quot;;IF([.L261]&lt;[main.$B$25];[.L261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6">
            <text:p>246</text:p>
          </table:table-cell>
          <table:table-cell table:style-name="ce29" table:formula="of:=1/[main.$B$1]*[.B$7]*[.$A262]/[main.$B$2]" office:value-type="float" office:value="0.015375">
            <text:p>0,015375</text:p>
          </table:table-cell>
          <table:table-cell table:style-name="ce29" table:formula="of:=1/[main.$B$1]*[.C$7]*[.$A262]/[main.$B$2]" office:value-type="float" office:value="0.123">
            <text:p>0,123</text:p>
          </table:table-cell>
          <table:table-cell table:style-name="ce29" table:formula="of:=1/[main.$B$1]*[.D$7]*[.$A262]/[main.$B$2]" office:value-type="float" office:value="0.984">
            <text:p>0,984</text:p>
          </table:table-cell>
          <table:table-cell table:style-name="ce29" table:formula="of:=1/[main.$B$1]*[.E$7]*[.$A262]/[main.$B$2]" office:value-type="float" office:value="3.936">
            <text:p>3,936</text:p>
          </table:table-cell>
          <table:table-cell table:style-name="ce29" table:formula="of:=1/[main.$B$1]*[.F$7]*[.$A262]/[main.$B$2]" office:value-type="float" office:value="15.744">
            <text:p>15,744</text:p>
          </table:table-cell>
          <table:table-cell office:value-type="float" office:value="246">
            <text:p>246</text:p>
          </table:table-cell>
          <table:table-cell table:style-name="ce39" table:formula="of:=IF([.B262]=FLOOR([.B262];1);[.B262];&quot;&quot;)">
            <text:p/>
          </table:table-cell>
          <table:table-cell table:style-name="ce35" table:formula="of:=IF([.C262]=FLOOR([.C262];1);[.C262];&quot;&quot;)">
            <text:p/>
          </table:table-cell>
          <table:table-cell table:style-name="ce35" table:formula="of:=IF([.D262]=FLOOR([.D262];1);[.D262];&quot;&quot;)">
            <text:p/>
          </table:table-cell>
          <table:table-cell table:style-name="ce35" table:formula="of:=IF([.E262]=FLOOR([.E262];1);[.E262];&quot;&quot;)">
            <text:p/>
          </table:table-cell>
          <table:table-cell table:style-name="ce42" table:formula="of:=IF([.F262]=FLOOR([.F262];1);[.F262];&quot;&quot;)">
            <text:p/>
          </table:table-cell>
          <table:table-cell office:value-type="float" office:value="246">
            <text:p>246</text:p>
          </table:table-cell>
          <table:table-cell table:style-name="ce39" table:formula="of:=IF([.H262]&lt;&gt;&quot;&quot;;IF([.H262]&lt;[main.$B$25];[.H262];&quot;&quot;);&quot;&quot;)">
            <text:p/>
          </table:table-cell>
          <table:table-cell table:style-name="ce35" table:formula="of:=IF([.I262]&lt;&gt;&quot;&quot;;IF([.I262]&lt;[main.$B$25];[.I262];&quot;&quot;);&quot;&quot;)">
            <text:p/>
          </table:table-cell>
          <table:table-cell table:style-name="ce35" table:formula="of:=IF([.J262]&lt;&gt;&quot;&quot;;IF([.J262]&lt;[main.$B$25];[.J262];&quot;&quot;);&quot;&quot;)">
            <text:p/>
          </table:table-cell>
          <table:table-cell table:style-name="ce35" table:formula="of:=IF([.K262]&lt;&gt;&quot;&quot;;IF([.K262]&lt;[main.$B$25];[.K262];&quot;&quot;);&quot;&quot;)">
            <text:p/>
          </table:table-cell>
          <table:table-cell table:style-name="ce42" table:formula="of:=IF([.L262]&lt;&gt;&quot;&quot;;IF([.L262]&lt;[main.$B$25];[.L262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7">
            <text:p>247</text:p>
          </table:table-cell>
          <table:table-cell table:style-name="ce29" table:formula="of:=1/[main.$B$1]*[.B$7]*[.$A263]/[main.$B$2]" office:value-type="float" office:value="0.0154375">
            <text:p>0,0154375</text:p>
          </table:table-cell>
          <table:table-cell table:style-name="ce29" table:formula="of:=1/[main.$B$1]*[.C$7]*[.$A263]/[main.$B$2]" office:value-type="float" office:value="0.1235">
            <text:p>0,1235</text:p>
          </table:table-cell>
          <table:table-cell table:style-name="ce29" table:formula="of:=1/[main.$B$1]*[.D$7]*[.$A263]/[main.$B$2]" office:value-type="float" office:value="0.988">
            <text:p>0,988</text:p>
          </table:table-cell>
          <table:table-cell table:style-name="ce29" table:formula="of:=1/[main.$B$1]*[.E$7]*[.$A263]/[main.$B$2]" office:value-type="float" office:value="3.952">
            <text:p>3,952</text:p>
          </table:table-cell>
          <table:table-cell table:style-name="ce29" table:formula="of:=1/[main.$B$1]*[.F$7]*[.$A263]/[main.$B$2]" office:value-type="float" office:value="15.808">
            <text:p>15,808</text:p>
          </table:table-cell>
          <table:table-cell office:value-type="float" office:value="247">
            <text:p>247</text:p>
          </table:table-cell>
          <table:table-cell table:style-name="ce39" table:formula="of:=IF([.B263]=FLOOR([.B263];1);[.B263];&quot;&quot;)">
            <text:p/>
          </table:table-cell>
          <table:table-cell table:style-name="ce35" table:formula="of:=IF([.C263]=FLOOR([.C263];1);[.C263];&quot;&quot;)">
            <text:p/>
          </table:table-cell>
          <table:table-cell table:style-name="ce35" table:formula="of:=IF([.D263]=FLOOR([.D263];1);[.D263];&quot;&quot;)">
            <text:p/>
          </table:table-cell>
          <table:table-cell table:style-name="ce35" table:formula="of:=IF([.E263]=FLOOR([.E263];1);[.E263];&quot;&quot;)">
            <text:p/>
          </table:table-cell>
          <table:table-cell table:style-name="ce42" table:formula="of:=IF([.F263]=FLOOR([.F263];1);[.F263];&quot;&quot;)">
            <text:p/>
          </table:table-cell>
          <table:table-cell office:value-type="float" office:value="247">
            <text:p>247</text:p>
          </table:table-cell>
          <table:table-cell table:style-name="ce39" table:formula="of:=IF([.H263]&lt;&gt;&quot;&quot;;IF([.H263]&lt;[main.$B$25];[.H263];&quot;&quot;);&quot;&quot;)">
            <text:p/>
          </table:table-cell>
          <table:table-cell table:style-name="ce35" table:formula="of:=IF([.I263]&lt;&gt;&quot;&quot;;IF([.I263]&lt;[main.$B$25];[.I263];&quot;&quot;);&quot;&quot;)">
            <text:p/>
          </table:table-cell>
          <table:table-cell table:style-name="ce35" table:formula="of:=IF([.J263]&lt;&gt;&quot;&quot;;IF([.J263]&lt;[main.$B$25];[.J263];&quot;&quot;);&quot;&quot;)">
            <text:p/>
          </table:table-cell>
          <table:table-cell table:style-name="ce35" table:formula="of:=IF([.K263]&lt;&gt;&quot;&quot;;IF([.K263]&lt;[main.$B$25];[.K263];&quot;&quot;);&quot;&quot;)">
            <text:p/>
          </table:table-cell>
          <table:table-cell table:style-name="ce42" table:formula="of:=IF([.L263]&lt;&gt;&quot;&quot;;IF([.L263]&lt;[main.$B$25];[.L263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8">
            <text:p>248</text:p>
          </table:table-cell>
          <table:table-cell table:style-name="ce29" table:formula="of:=1/[main.$B$1]*[.B$7]*[.$A264]/[main.$B$2]" office:value-type="float" office:value="0.0155">
            <text:p>0,0155</text:p>
          </table:table-cell>
          <table:table-cell table:style-name="ce29" table:formula="of:=1/[main.$B$1]*[.C$7]*[.$A264]/[main.$B$2]" office:value-type="float" office:value="0.124">
            <text:p>0,124</text:p>
          </table:table-cell>
          <table:table-cell table:style-name="ce29" table:formula="of:=1/[main.$B$1]*[.D$7]*[.$A264]/[main.$B$2]" office:value-type="float" office:value="0.992">
            <text:p>0,992</text:p>
          </table:table-cell>
          <table:table-cell table:style-name="ce29" table:formula="of:=1/[main.$B$1]*[.E$7]*[.$A264]/[main.$B$2]" office:value-type="float" office:value="3.968">
            <text:p>3,968</text:p>
          </table:table-cell>
          <table:table-cell table:style-name="ce29" table:formula="of:=1/[main.$B$1]*[.F$7]*[.$A264]/[main.$B$2]" office:value-type="float" office:value="15.872">
            <text:p>15,872</text:p>
          </table:table-cell>
          <table:table-cell office:value-type="float" office:value="248">
            <text:p>248</text:p>
          </table:table-cell>
          <table:table-cell table:style-name="ce39" table:formula="of:=IF([.B264]=FLOOR([.B264];1);[.B264];&quot;&quot;)">
            <text:p/>
          </table:table-cell>
          <table:table-cell table:style-name="ce35" table:formula="of:=IF([.C264]=FLOOR([.C264];1);[.C264];&quot;&quot;)">
            <text:p/>
          </table:table-cell>
          <table:table-cell table:style-name="ce35" table:formula="of:=IF([.D264]=FLOOR([.D264];1);[.D264];&quot;&quot;)">
            <text:p/>
          </table:table-cell>
          <table:table-cell table:style-name="ce35" table:formula="of:=IF([.E264]=FLOOR([.E264];1);[.E264];&quot;&quot;)">
            <text:p/>
          </table:table-cell>
          <table:table-cell table:style-name="ce42" table:formula="of:=IF([.F264]=FLOOR([.F264];1);[.F264];&quot;&quot;)">
            <text:p/>
          </table:table-cell>
          <table:table-cell office:value-type="float" office:value="248">
            <text:p>248</text:p>
          </table:table-cell>
          <table:table-cell table:style-name="ce39" table:formula="of:=IF([.H264]&lt;&gt;&quot;&quot;;IF([.H264]&lt;[main.$B$25];[.H264];&quot;&quot;);&quot;&quot;)">
            <text:p/>
          </table:table-cell>
          <table:table-cell table:style-name="ce35" table:formula="of:=IF([.I264]&lt;&gt;&quot;&quot;;IF([.I264]&lt;[main.$B$25];[.I264];&quot;&quot;);&quot;&quot;)">
            <text:p/>
          </table:table-cell>
          <table:table-cell table:style-name="ce35" table:formula="of:=IF([.J264]&lt;&gt;&quot;&quot;;IF([.J264]&lt;[main.$B$25];[.J264];&quot;&quot;);&quot;&quot;)">
            <text:p/>
          </table:table-cell>
          <table:table-cell table:style-name="ce35" table:formula="of:=IF([.K264]&lt;&gt;&quot;&quot;;IF([.K264]&lt;[main.$B$25];[.K264];&quot;&quot;);&quot;&quot;)">
            <text:p/>
          </table:table-cell>
          <table:table-cell table:style-name="ce42" table:formula="of:=IF([.L264]&lt;&gt;&quot;&quot;;IF([.L264]&lt;[main.$B$25];[.L264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49">
            <text:p>249</text:p>
          </table:table-cell>
          <table:table-cell table:style-name="ce29" table:formula="of:=1/[main.$B$1]*[.B$7]*[.$A265]/[main.$B$2]" office:value-type="float" office:value="0.0155625">
            <text:p>0,0155625</text:p>
          </table:table-cell>
          <table:table-cell table:style-name="ce29" table:formula="of:=1/[main.$B$1]*[.C$7]*[.$A265]/[main.$B$2]" office:value-type="float" office:value="0.1245">
            <text:p>0,1245</text:p>
          </table:table-cell>
          <table:table-cell table:style-name="ce29" table:formula="of:=1/[main.$B$1]*[.D$7]*[.$A265]/[main.$B$2]" office:value-type="float" office:value="0.996">
            <text:p>0,996</text:p>
          </table:table-cell>
          <table:table-cell table:style-name="ce29" table:formula="of:=1/[main.$B$1]*[.E$7]*[.$A265]/[main.$B$2]" office:value-type="float" office:value="3.984">
            <text:p>3,984</text:p>
          </table:table-cell>
          <table:table-cell table:style-name="ce29" table:formula="of:=1/[main.$B$1]*[.F$7]*[.$A265]/[main.$B$2]" office:value-type="float" office:value="15.936">
            <text:p>15,936</text:p>
          </table:table-cell>
          <table:table-cell office:value-type="float" office:value="249">
            <text:p>249</text:p>
          </table:table-cell>
          <table:table-cell table:style-name="ce39" table:formula="of:=IF([.B265]=FLOOR([.B265];1);[.B265];&quot;&quot;)">
            <text:p/>
          </table:table-cell>
          <table:table-cell table:style-name="ce35" table:formula="of:=IF([.C265]=FLOOR([.C265];1);[.C265];&quot;&quot;)">
            <text:p/>
          </table:table-cell>
          <table:table-cell table:style-name="ce35" table:formula="of:=IF([.D265]=FLOOR([.D265];1);[.D265];&quot;&quot;)">
            <text:p/>
          </table:table-cell>
          <table:table-cell table:style-name="ce35" table:formula="of:=IF([.E265]=FLOOR([.E265];1);[.E265];&quot;&quot;)">
            <text:p/>
          </table:table-cell>
          <table:table-cell table:style-name="ce42" table:formula="of:=IF([.F265]=FLOOR([.F265];1);[.F265];&quot;&quot;)">
            <text:p/>
          </table:table-cell>
          <table:table-cell office:value-type="float" office:value="249">
            <text:p>249</text:p>
          </table:table-cell>
          <table:table-cell table:style-name="ce39" table:formula="of:=IF([.H265]&lt;&gt;&quot;&quot;;IF([.H265]&lt;[main.$B$25];[.H265];&quot;&quot;);&quot;&quot;)">
            <text:p/>
          </table:table-cell>
          <table:table-cell table:style-name="ce35" table:formula="of:=IF([.I265]&lt;&gt;&quot;&quot;;IF([.I265]&lt;[main.$B$25];[.I265];&quot;&quot;);&quot;&quot;)">
            <text:p/>
          </table:table-cell>
          <table:table-cell table:style-name="ce35" table:formula="of:=IF([.J265]&lt;&gt;&quot;&quot;;IF([.J265]&lt;[main.$B$25];[.J265];&quot;&quot;);&quot;&quot;)">
            <text:p/>
          </table:table-cell>
          <table:table-cell table:style-name="ce35" table:formula="of:=IF([.K265]&lt;&gt;&quot;&quot;;IF([.K265]&lt;[main.$B$25];[.K265];&quot;&quot;);&quot;&quot;)">
            <text:p/>
          </table:table-cell>
          <table:table-cell table:style-name="ce42" table:formula="of:=IF([.L265]&lt;&gt;&quot;&quot;;IF([.L265]&lt;[main.$B$25];[.L265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0">
            <text:p>250</text:p>
          </table:table-cell>
          <table:table-cell table:style-name="ce29" table:formula="of:=1/[main.$B$1]*[.B$7]*[.$A266]/[main.$B$2]" office:value-type="float" office:value="0.015625">
            <text:p>0,015625</text:p>
          </table:table-cell>
          <table:table-cell table:style-name="ce29" table:formula="of:=1/[main.$B$1]*[.C$7]*[.$A266]/[main.$B$2]" office:value-type="float" office:value="0.125">
            <text:p>0,125</text:p>
          </table:table-cell>
          <table:table-cell table:style-name="ce29" table:formula="of:=1/[main.$B$1]*[.D$7]*[.$A266]/[main.$B$2]" office:value-type="float" office:value="1">
            <text:p>1</text:p>
          </table:table-cell>
          <table:table-cell table:style-name="ce29" table:formula="of:=1/[main.$B$1]*[.E$7]*[.$A266]/[main.$B$2]" office:value-type="float" office:value="4">
            <text:p>4</text:p>
          </table:table-cell>
          <table:table-cell table:style-name="ce29" table:formula="of:=1/[main.$B$1]*[.F$7]*[.$A266]/[main.$B$2]" office:value-type="float" office:value="16">
            <text:p>16</text:p>
          </table:table-cell>
          <table:table-cell office:value-type="float" office:value="250">
            <text:p>250</text:p>
          </table:table-cell>
          <table:table-cell table:style-name="ce39" table:formula="of:=IF([.B266]=FLOOR([.B266];1);[.B266];&quot;&quot;)">
            <text:p/>
          </table:table-cell>
          <table:table-cell table:style-name="ce35" table:formula="of:=IF([.C266]=FLOOR([.C266];1);[.C266];&quot;&quot;)">
            <text:p/>
          </table:table-cell>
          <table:table-cell table:style-name="ce35" table:formula="of:=IF([.D266]=FLOOR([.D266];1);[.D266];&quot;&quot;)" office:value-type="float" office:value="1">
            <text:p>1</text:p>
          </table:table-cell>
          <table:table-cell table:style-name="ce35" table:formula="of:=IF([.E266]=FLOOR([.E266];1);[.E266];&quot;&quot;)" office:value-type="float" office:value="4">
            <text:p>4</text:p>
          </table:table-cell>
          <table:table-cell table:style-name="ce42" table:formula="of:=IF([.F266]=FLOOR([.F266];1);[.F266];&quot;&quot;)" office:value-type="float" office:value="16">
            <text:p>16</text:p>
          </table:table-cell>
          <table:table-cell office:value-type="float" office:value="250">
            <text:p>250</text:p>
          </table:table-cell>
          <table:table-cell table:style-name="ce39" table:formula="of:=IF([.H266]&lt;&gt;&quot;&quot;;IF([.H266]&lt;[main.$B$25];[.H266];&quot;&quot;);&quot;&quot;)">
            <text:p/>
          </table:table-cell>
          <table:table-cell table:style-name="ce35" table:formula="of:=IF([.I266]&lt;&gt;&quot;&quot;;IF([.I266]&lt;[main.$B$25];[.I266];&quot;&quot;);&quot;&quot;)">
            <text:p/>
          </table:table-cell>
          <table:table-cell table:style-name="ce35" table:formula="of:=IF([.J266]&lt;&gt;&quot;&quot;;IF([.J266]&lt;[main.$B$25];[.J266];&quot;&quot;);&quot;&quot;)" office:value-type="float" office:value="1">
            <text:p>1</text:p>
          </table:table-cell>
          <table:table-cell table:style-name="ce35" table:formula="of:=IF([.K266]&lt;&gt;&quot;&quot;;IF([.K266]&lt;[main.$B$25];[.K266];&quot;&quot;);&quot;&quot;)" office:value-type="float" office:value="4">
            <text:p>4</text:p>
          </table:table-cell>
          <table:table-cell table:style-name="ce42" table:formula="of:=IF([.L266]&lt;&gt;&quot;&quot;;IF([.L266]&lt;[main.$B$25];[.L266];&quot;&quot;);&quot;&quot;)" office:value-type="float" office:value="16">
            <text:p>16</text:p>
          </table:table-cell>
          <table:table-cell table:number-columns-repeated="1006"/>
        </table:table-row>
        <table:table-row table:style-name="ro3">
          <table:table-cell office:value-type="float" office:value="251">
            <text:p>251</text:p>
          </table:table-cell>
          <table:table-cell table:style-name="ce29" table:formula="of:=1/[main.$B$1]*[.B$7]*[.$A267]/[main.$B$2]" office:value-type="float" office:value="0.0156875">
            <text:p>0,0156875</text:p>
          </table:table-cell>
          <table:table-cell table:style-name="ce29" table:formula="of:=1/[main.$B$1]*[.C$7]*[.$A267]/[main.$B$2]" office:value-type="float" office:value="0.1255">
            <text:p>0,1255</text:p>
          </table:table-cell>
          <table:table-cell table:style-name="ce29" table:formula="of:=1/[main.$B$1]*[.D$7]*[.$A267]/[main.$B$2]" office:value-type="float" office:value="1.004">
            <text:p>1,004</text:p>
          </table:table-cell>
          <table:table-cell table:style-name="ce29" table:formula="of:=1/[main.$B$1]*[.E$7]*[.$A267]/[main.$B$2]" office:value-type="float" office:value="4.016">
            <text:p>4,016</text:p>
          </table:table-cell>
          <table:table-cell table:style-name="ce29" table:formula="of:=1/[main.$B$1]*[.F$7]*[.$A267]/[main.$B$2]" office:value-type="float" office:value="16.064">
            <text:p>16,064</text:p>
          </table:table-cell>
          <table:table-cell office:value-type="float" office:value="251">
            <text:p>251</text:p>
          </table:table-cell>
          <table:table-cell table:style-name="ce39" table:formula="of:=IF([.B267]=FLOOR([.B267];1);[.B267];&quot;&quot;)">
            <text:p/>
          </table:table-cell>
          <table:table-cell table:style-name="ce35" table:formula="of:=IF([.C267]=FLOOR([.C267];1);[.C267];&quot;&quot;)">
            <text:p/>
          </table:table-cell>
          <table:table-cell table:style-name="ce35" table:formula="of:=IF([.D267]=FLOOR([.D267];1);[.D267];&quot;&quot;)">
            <text:p/>
          </table:table-cell>
          <table:table-cell table:style-name="ce35" table:formula="of:=IF([.E267]=FLOOR([.E267];1);[.E267];&quot;&quot;)">
            <text:p/>
          </table:table-cell>
          <table:table-cell table:style-name="ce42" table:formula="of:=IF([.F267]=FLOOR([.F267];1);[.F267];&quot;&quot;)">
            <text:p/>
          </table:table-cell>
          <table:table-cell office:value-type="float" office:value="251">
            <text:p>251</text:p>
          </table:table-cell>
          <table:table-cell table:style-name="ce39" table:formula="of:=IF([.H267]&lt;&gt;&quot;&quot;;IF([.H267]&lt;[main.$B$25];[.H267];&quot;&quot;);&quot;&quot;)">
            <text:p/>
          </table:table-cell>
          <table:table-cell table:style-name="ce35" table:formula="of:=IF([.I267]&lt;&gt;&quot;&quot;;IF([.I267]&lt;[main.$B$25];[.I267];&quot;&quot;);&quot;&quot;)">
            <text:p/>
          </table:table-cell>
          <table:table-cell table:style-name="ce35" table:formula="of:=IF([.J267]&lt;&gt;&quot;&quot;;IF([.J267]&lt;[main.$B$25];[.J267];&quot;&quot;);&quot;&quot;)">
            <text:p/>
          </table:table-cell>
          <table:table-cell table:style-name="ce35" table:formula="of:=IF([.K267]&lt;&gt;&quot;&quot;;IF([.K267]&lt;[main.$B$25];[.K267];&quot;&quot;);&quot;&quot;)">
            <text:p/>
          </table:table-cell>
          <table:table-cell table:style-name="ce42" table:formula="of:=IF([.L267]&lt;&gt;&quot;&quot;;IF([.L267]&lt;[main.$B$25];[.L267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2">
            <text:p>252</text:p>
          </table:table-cell>
          <table:table-cell table:style-name="ce29" table:formula="of:=1/[main.$B$1]*[.B$7]*[.$A268]/[main.$B$2]" office:value-type="float" office:value="0.01575">
            <text:p>0,01575</text:p>
          </table:table-cell>
          <table:table-cell table:style-name="ce29" table:formula="of:=1/[main.$B$1]*[.C$7]*[.$A268]/[main.$B$2]" office:value-type="float" office:value="0.126">
            <text:p>0,126</text:p>
          </table:table-cell>
          <table:table-cell table:style-name="ce29" table:formula="of:=1/[main.$B$1]*[.D$7]*[.$A268]/[main.$B$2]" office:value-type="float" office:value="1.008">
            <text:p>1,008</text:p>
          </table:table-cell>
          <table:table-cell table:style-name="ce29" table:formula="of:=1/[main.$B$1]*[.E$7]*[.$A268]/[main.$B$2]" office:value-type="float" office:value="4.032">
            <text:p>4,032</text:p>
          </table:table-cell>
          <table:table-cell table:style-name="ce29" table:formula="of:=1/[main.$B$1]*[.F$7]*[.$A268]/[main.$B$2]" office:value-type="float" office:value="16.128">
            <text:p>16,128</text:p>
          </table:table-cell>
          <table:table-cell office:value-type="float" office:value="252">
            <text:p>252</text:p>
          </table:table-cell>
          <table:table-cell table:style-name="ce39" table:formula="of:=IF([.B268]=FLOOR([.B268];1);[.B268];&quot;&quot;)">
            <text:p/>
          </table:table-cell>
          <table:table-cell table:style-name="ce35" table:formula="of:=IF([.C268]=FLOOR([.C268];1);[.C268];&quot;&quot;)">
            <text:p/>
          </table:table-cell>
          <table:table-cell table:style-name="ce35" table:formula="of:=IF([.D268]=FLOOR([.D268];1);[.D268];&quot;&quot;)">
            <text:p/>
          </table:table-cell>
          <table:table-cell table:style-name="ce35" table:formula="of:=IF([.E268]=FLOOR([.E268];1);[.E268];&quot;&quot;)">
            <text:p/>
          </table:table-cell>
          <table:table-cell table:style-name="ce42" table:formula="of:=IF([.F268]=FLOOR([.F268];1);[.F268];&quot;&quot;)">
            <text:p/>
          </table:table-cell>
          <table:table-cell office:value-type="float" office:value="252">
            <text:p>252</text:p>
          </table:table-cell>
          <table:table-cell table:style-name="ce39" table:formula="of:=IF([.H268]&lt;&gt;&quot;&quot;;IF([.H268]&lt;[main.$B$25];[.H268];&quot;&quot;);&quot;&quot;)">
            <text:p/>
          </table:table-cell>
          <table:table-cell table:style-name="ce35" table:formula="of:=IF([.I268]&lt;&gt;&quot;&quot;;IF([.I268]&lt;[main.$B$25];[.I268];&quot;&quot;);&quot;&quot;)">
            <text:p/>
          </table:table-cell>
          <table:table-cell table:style-name="ce35" table:formula="of:=IF([.J268]&lt;&gt;&quot;&quot;;IF([.J268]&lt;[main.$B$25];[.J268];&quot;&quot;);&quot;&quot;)">
            <text:p/>
          </table:table-cell>
          <table:table-cell table:style-name="ce35" table:formula="of:=IF([.K268]&lt;&gt;&quot;&quot;;IF([.K268]&lt;[main.$B$25];[.K268];&quot;&quot;);&quot;&quot;)">
            <text:p/>
          </table:table-cell>
          <table:table-cell table:style-name="ce42" table:formula="of:=IF([.L268]&lt;&gt;&quot;&quot;;IF([.L268]&lt;[main.$B$25];[.L268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3">
            <text:p>253</text:p>
          </table:table-cell>
          <table:table-cell table:style-name="ce29" table:formula="of:=1/[main.$B$1]*[.B$7]*[.$A269]/[main.$B$2]" office:value-type="float" office:value="0.0158125">
            <text:p>0,0158125</text:p>
          </table:table-cell>
          <table:table-cell table:style-name="ce29" table:formula="of:=1/[main.$B$1]*[.C$7]*[.$A269]/[main.$B$2]" office:value-type="float" office:value="0.1265">
            <text:p>0,1265</text:p>
          </table:table-cell>
          <table:table-cell table:style-name="ce29" table:formula="of:=1/[main.$B$1]*[.D$7]*[.$A269]/[main.$B$2]" office:value-type="float" office:value="1.012">
            <text:p>1,012</text:p>
          </table:table-cell>
          <table:table-cell table:style-name="ce29" table:formula="of:=1/[main.$B$1]*[.E$7]*[.$A269]/[main.$B$2]" office:value-type="float" office:value="4.048">
            <text:p>4,048</text:p>
          </table:table-cell>
          <table:table-cell table:style-name="ce29" table:formula="of:=1/[main.$B$1]*[.F$7]*[.$A269]/[main.$B$2]" office:value-type="float" office:value="16.192">
            <text:p>16,192</text:p>
          </table:table-cell>
          <table:table-cell office:value-type="float" office:value="253">
            <text:p>253</text:p>
          </table:table-cell>
          <table:table-cell table:style-name="ce39" table:formula="of:=IF([.B269]=FLOOR([.B269];1);[.B269];&quot;&quot;)">
            <text:p/>
          </table:table-cell>
          <table:table-cell table:style-name="ce35" table:formula="of:=IF([.C269]=FLOOR([.C269];1);[.C269];&quot;&quot;)">
            <text:p/>
          </table:table-cell>
          <table:table-cell table:style-name="ce35" table:formula="of:=IF([.D269]=FLOOR([.D269];1);[.D269];&quot;&quot;)">
            <text:p/>
          </table:table-cell>
          <table:table-cell table:style-name="ce35" table:formula="of:=IF([.E269]=FLOOR([.E269];1);[.E269];&quot;&quot;)">
            <text:p/>
          </table:table-cell>
          <table:table-cell table:style-name="ce42" table:formula="of:=IF([.F269]=FLOOR([.F269];1);[.F269];&quot;&quot;)">
            <text:p/>
          </table:table-cell>
          <table:table-cell office:value-type="float" office:value="253">
            <text:p>253</text:p>
          </table:table-cell>
          <table:table-cell table:style-name="ce39" table:formula="of:=IF([.H269]&lt;&gt;&quot;&quot;;IF([.H269]&lt;[main.$B$25];[.H269];&quot;&quot;);&quot;&quot;)">
            <text:p/>
          </table:table-cell>
          <table:table-cell table:style-name="ce35" table:formula="of:=IF([.I269]&lt;&gt;&quot;&quot;;IF([.I269]&lt;[main.$B$25];[.I269];&quot;&quot;);&quot;&quot;)">
            <text:p/>
          </table:table-cell>
          <table:table-cell table:style-name="ce35" table:formula="of:=IF([.J269]&lt;&gt;&quot;&quot;;IF([.J269]&lt;[main.$B$25];[.J269];&quot;&quot;);&quot;&quot;)">
            <text:p/>
          </table:table-cell>
          <table:table-cell table:style-name="ce35" table:formula="of:=IF([.K269]&lt;&gt;&quot;&quot;;IF([.K269]&lt;[main.$B$25];[.K269];&quot;&quot;);&quot;&quot;)">
            <text:p/>
          </table:table-cell>
          <table:table-cell table:style-name="ce42" table:formula="of:=IF([.L269]&lt;&gt;&quot;&quot;;IF([.L269]&lt;[main.$B$25];[.L269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4">
            <text:p>254</text:p>
          </table:table-cell>
          <table:table-cell table:style-name="ce29" table:formula="of:=1/[main.$B$1]*[.B$7]*[.$A270]/[main.$B$2]" office:value-type="float" office:value="0.015875">
            <text:p>0,015875</text:p>
          </table:table-cell>
          <table:table-cell table:style-name="ce29" table:formula="of:=1/[main.$B$1]*[.C$7]*[.$A270]/[main.$B$2]" office:value-type="float" office:value="0.127">
            <text:p>0,127</text:p>
          </table:table-cell>
          <table:table-cell table:style-name="ce29" table:formula="of:=1/[main.$B$1]*[.D$7]*[.$A270]/[main.$B$2]" office:value-type="float" office:value="1.016">
            <text:p>1,016</text:p>
          </table:table-cell>
          <table:table-cell table:style-name="ce29" table:formula="of:=1/[main.$B$1]*[.E$7]*[.$A270]/[main.$B$2]" office:value-type="float" office:value="4.064">
            <text:p>4,064</text:p>
          </table:table-cell>
          <table:table-cell table:style-name="ce29" table:formula="of:=1/[main.$B$1]*[.F$7]*[.$A270]/[main.$B$2]" office:value-type="float" office:value="16.256">
            <text:p>16,256</text:p>
          </table:table-cell>
          <table:table-cell office:value-type="float" office:value="254">
            <text:p>254</text:p>
          </table:table-cell>
          <table:table-cell table:style-name="ce39" table:formula="of:=IF([.B270]=FLOOR([.B270];1);[.B270];&quot;&quot;)">
            <text:p/>
          </table:table-cell>
          <table:table-cell table:style-name="ce35" table:formula="of:=IF([.C270]=FLOOR([.C270];1);[.C270];&quot;&quot;)">
            <text:p/>
          </table:table-cell>
          <table:table-cell table:style-name="ce35" table:formula="of:=IF([.D270]=FLOOR([.D270];1);[.D270];&quot;&quot;)">
            <text:p/>
          </table:table-cell>
          <table:table-cell table:style-name="ce35" table:formula="of:=IF([.E270]=FLOOR([.E270];1);[.E270];&quot;&quot;)">
            <text:p/>
          </table:table-cell>
          <table:table-cell table:style-name="ce42" table:formula="of:=IF([.F270]=FLOOR([.F270];1);[.F270];&quot;&quot;)">
            <text:p/>
          </table:table-cell>
          <table:table-cell office:value-type="float" office:value="254">
            <text:p>254</text:p>
          </table:table-cell>
          <table:table-cell table:style-name="ce39" table:formula="of:=IF([.H270]&lt;&gt;&quot;&quot;;IF([.H270]&lt;[main.$B$25];[.H270];&quot;&quot;);&quot;&quot;)">
            <text:p/>
          </table:table-cell>
          <table:table-cell table:style-name="ce35" table:formula="of:=IF([.I270]&lt;&gt;&quot;&quot;;IF([.I270]&lt;[main.$B$25];[.I270];&quot;&quot;);&quot;&quot;)">
            <text:p/>
          </table:table-cell>
          <table:table-cell table:style-name="ce35" table:formula="of:=IF([.J270]&lt;&gt;&quot;&quot;;IF([.J270]&lt;[main.$B$25];[.J270];&quot;&quot;);&quot;&quot;)">
            <text:p/>
          </table:table-cell>
          <table:table-cell table:style-name="ce35" table:formula="of:=IF([.K270]&lt;&gt;&quot;&quot;;IF([.K270]&lt;[main.$B$25];[.K270];&quot;&quot;);&quot;&quot;)">
            <text:p/>
          </table:table-cell>
          <table:table-cell table:style-name="ce42" table:formula="of:=IF([.L270]&lt;&gt;&quot;&quot;;IF([.L270]&lt;[main.$B$25];[.L270];&quot;&quot;);&quot;&quot;)">
            <text:p/>
          </table:table-cell>
          <table:table-cell table:number-columns-repeated="1006"/>
        </table:table-row>
        <table:table-row table:style-name="ro3">
          <table:table-cell office:value-type="float" office:value="255">
            <text:p>255</text:p>
          </table:table-cell>
          <table:table-cell table:style-name="ce29" table:formula="of:=1/[main.$B$1]*[.B$7]*[.$A271]/[main.$B$2]" office:value-type="float" office:value="0.0159375">
            <text:p>0,0159375</text:p>
          </table:table-cell>
          <table:table-cell table:style-name="ce29" table:formula="of:=1/[main.$B$1]*[.C$7]*[.$A271]/[main.$B$2]" office:value-type="float" office:value="0.1275">
            <text:p>0,1275</text:p>
          </table:table-cell>
          <table:table-cell table:style-name="ce29" table:formula="of:=1/[main.$B$1]*[.D$7]*[.$A271]/[main.$B$2]" office:value-type="float" office:value="1.02">
            <text:p>1,02</text:p>
          </table:table-cell>
          <table:table-cell table:style-name="ce29" table:formula="of:=1/[main.$B$1]*[.E$7]*[.$A271]/[main.$B$2]" office:value-type="float" office:value="4.08">
            <text:p>4,08</text:p>
          </table:table-cell>
          <table:table-cell table:style-name="ce29" table:formula="of:=1/[main.$B$1]*[.F$7]*[.$A271]/[main.$B$2]" office:value-type="float" office:value="16.32">
            <text:p>16,32</text:p>
          </table:table-cell>
          <table:table-cell office:value-type="float" office:value="255">
            <text:p>255</text:p>
          </table:table-cell>
          <table:table-cell table:style-name="ce5" table:formula="of:=IF([.B271]=FLOOR([.B271];1);[.B271];&quot;&quot;)">
            <text:p/>
          </table:table-cell>
          <table:table-cell table:style-name="ce13" table:formula="of:=IF([.C271]=FLOOR([.C271];1);[.C271];&quot;&quot;)">
            <text:p/>
          </table:table-cell>
          <table:table-cell table:style-name="ce13" table:formula="of:=IF([.D271]=FLOOR([.D271];1);[.D271];&quot;&quot;)">
            <text:p/>
          </table:table-cell>
          <table:table-cell table:style-name="ce13" table:formula="of:=IF([.E271]=FLOOR([.E271];1);[.E271];&quot;&quot;)">
            <text:p/>
          </table:table-cell>
          <table:table-cell table:style-name="ce43" table:formula="of:=IF([.F271]=FLOOR([.F271];1);[.F271];&quot;&quot;)">
            <text:p/>
          </table:table-cell>
          <table:table-cell office:value-type="float" office:value="255">
            <text:p>255</text:p>
          </table:table-cell>
          <table:table-cell table:style-name="ce5" table:formula="of:=IF([.H271]&lt;&gt;&quot;&quot;;IF([.H271]&lt;[main.$B$25];[.H271];&quot;&quot;);&quot;&quot;)">
            <text:p/>
          </table:table-cell>
          <table:table-cell table:style-name="ce13" table:formula="of:=IF([.I271]&lt;&gt;&quot;&quot;;IF([.I271]&lt;[main.$B$25];[.I271];&quot;&quot;);&quot;&quot;)">
            <text:p/>
          </table:table-cell>
          <table:table-cell table:style-name="ce13" table:formula="of:=IF([.J271]&lt;&gt;&quot;&quot;;IF([.J271]&lt;[main.$B$25];[.J271];&quot;&quot;);&quot;&quot;)">
            <text:p/>
          </table:table-cell>
          <table:table-cell table:style-name="ce13" table:formula="of:=IF([.K271]&lt;&gt;&quot;&quot;;IF([.K271]&lt;[main.$B$25];[.K271];&quot;&quot;);&quot;&quot;)">
            <text:p/>
          </table:table-cell>
          <table:table-cell table:style-name="ce43" table:formula="of:=IF([.L271]&lt;&gt;&quot;&quot;;IF([.L271]&lt;[main.$B$25];[.L271];&quot;&quot;);&quot;&quot;)">
            <text:p/>
          </table:table-cell>
          <table:table-cell table:number-columns-repeated="1006"/>
        </table:table-row>
        <table:table-row table:style-name="ro1" table:number-rows-repeated="22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2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7:main.C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3" number:min-integer-digits="0"/>
    </number:number-style>
    <number:number-style style:name="N112">
      <number:number number:decimal-places="3" number:min-integer-digits="0" number:decimal-replacement=""/>
    </number:number-style>
    <number:number-style style:name="N113">
      <number:number number:decimal-places="3" number:min-integer-digits="1" number:decimal-replacement=""/>
    </number:number-style>
    <number:number-style style:name="N116P0" style:volatile="true">
      <number:scientific-number number:decimal-places="0" number:min-integer-digits="5" number:grouping="true" number:min-exponent-digits="1"/>
    </number:number-style>
    <number:number-style style:name="N116P1" style:volatile="true">
      <number:number number:decimal-places="0" number:min-integer-digits="3" number:grouping="true"/>
    </number:number-style>
    <number:number-style style:name="N116" number:title="ENG custom">
      <number:scientific-number number:decimal-places="0" number:min-integer-digits="5" number:grouping="true" number:min-exponent-digits="1"/>
      <style:map style:condition="value()&lt;1" style:apply-style-name="N116P0"/>
      <style:map style:condition="value()&lt;1000" style:apply-style-name="N116P1"/>
    </number:number-style>
    <number:number-style style:name="N117">
      <number:scientific-number number:decimal-places="0" number:min-integer-digits="6" number:grouping="true" number:min-exponent-digits="2"/>
    </number:number-style>
    <number:number-style style:name="N118">
      <number:number number:decimal-places="9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_20_GREEN" style:display-name="BOLD GREEN" style:family="table-cell" style:parent-style-name="Default">
      <style:text-properties fo:color="#00ae00" fo:font-weight="bold"/>
    </style:style>
    <style:style style:name="BOLD_20_GREEN_20_14" style:display-name="BOLD GREEN 14" style:family="table-cell" style:parent-style-name="BOLD_20_GREEN">
      <style:text-properties fo:font-size="14pt"/>
    </style:style>
    <style:style style:name="BOLD_20_RED" style:display-name="BOLD RED" style:family="table-cell" style:parent-style-name="Default">
      <style:text-properties fo:color="#ff0000" fo:font-weight="bold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8T23:01:54</meta:creation-date>
    <meta:editing-duration>PT00H00M00S</meta:editing-duration>
    <meta:editing-cycles>1</meta:editing-cycles>
    <meta:generator>LibreOffice/3.5$Linux_X86_64 LibreOffice_project/350m1$Build-2</meta:generator>
    <meta:document-statistic meta:table-count="2" meta:cell-count="4756" meta:object-count="0"/>
  </office:meta>
</office:document-meta>
</file>